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4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0.4717in"/>
    </style:style>
    <style:style style:name="co42" style:family="table-column">
      <style:table-column-properties fo:break-before="auto" style:column-width="0.7008in"/>
    </style:style>
    <style:style style:name="co64" style:family="table-column">
      <style:table-column-properties fo:break-before="auto" style:column-width="0.5366in"/>
    </style:style>
    <style:style style:name="co65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1.5425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3.0165in"/>
    </style:style>
    <style:style style:name="co16" style:family="table-column">
      <style:table-column-properties fo:break-before="auto" style:column-width="2.3508in"/>
    </style:style>
    <style:style style:name="co17" style:family="table-column">
      <style:table-column-properties fo:break-before="auto" style:column-width="2.1209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1.5638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1.3346in"/>
    </style:style>
    <style:style style:name="co22" style:family="table-column">
      <style:table-column-properties fo:break-before="auto" style:column-width="1.1811in"/>
    </style:style>
    <style:style style:name="co23" style:family="table-column">
      <style:table-column-properties fo:break-before="auto" style:column-width="1.061in"/>
    </style:style>
    <style:style style:name="co24" style:family="table-column">
      <style:table-column-properties fo:break-before="auto" style:column-width="1.3453in"/>
    </style:style>
    <style:style style:name="co25" style:family="table-column">
      <style:table-column-properties fo:break-before="auto" style:column-width="2.0665in"/>
    </style:style>
    <style:style style:name="co26" style:family="table-column">
      <style:table-column-properties fo:break-before="auto" style:column-width="2.0339in"/>
    </style:style>
    <style:style style:name="co27" style:family="table-column">
      <style:table-column-properties fo:break-before="auto" style:column-width="1.9138in"/>
    </style:style>
    <style:style style:name="co28" style:family="table-column">
      <style:table-column-properties fo:break-before="auto" style:column-width="2.198in"/>
    </style:style>
    <style:style style:name="co29" style:family="table-column">
      <style:table-column-properties fo:break-before="auto" style:column-width="0.9193in"/>
    </style:style>
    <style:style style:name="co30" style:family="table-column">
      <style:table-column-properties fo:break-before="auto" style:column-width="0.9957in"/>
    </style:style>
    <style:style style:name="co31" style:family="table-column">
      <style:table-column-properties fo:break-before="auto" style:column-width="1.6291in"/>
    </style:style>
    <style:style style:name="co32" style:family="table-column">
      <style:table-column-properties fo:break-before="auto" style:column-width="1.5311in"/>
    </style:style>
    <style:style style:name="co33" style:family="table-column">
      <style:table-column-properties fo:break-before="auto" style:column-width="0.9634in"/>
    </style:style>
    <style:style style:name="co34" style:family="table-column">
      <style:table-column-properties fo:break-before="auto" style:column-width="0.8102in"/>
    </style:style>
    <style:style style:name="co35" style:family="table-column">
      <style:table-column-properties fo:break-before="auto" style:column-width="0.8972in"/>
    </style:style>
    <style:style style:name="co36" style:family="table-column">
      <style:table-column-properties fo:break-before="auto" style:column-width="1.4327in"/>
    </style:style>
    <style:style style:name="co37" style:family="table-column">
      <style:table-column-properties fo:break-before="auto" style:column-width="1.1598in"/>
    </style:style>
    <style:style style:name="co38" style:family="table-column">
      <style:table-column-properties fo:break-before="auto" style:column-width="0.6244in"/>
    </style:style>
    <style:style style:name="co39" style:family="table-column">
      <style:table-column-properties fo:break-before="auto" style:column-width="0.7772in"/>
    </style:style>
    <style:style style:name="co40" style:family="table-column">
      <style:table-column-properties fo:break-before="auto" style:column-width="0.7555in"/>
    </style:style>
    <style:style style:name="co41" style:family="table-column">
      <style:table-column-properties fo:break-before="auto" style:column-width="0.7228in"/>
    </style:style>
    <style:style style:name="co43" style:family="table-column">
      <style:table-column-properties fo:break-before="auto" style:column-width="1.6626in"/>
    </style:style>
    <style:style style:name="co44" style:family="table-column">
      <style:table-column-properties fo:break-before="auto" style:column-width="0.6028in"/>
    </style:style>
    <style:style style:name="co45" style:family="table-column">
      <style:table-column-properties fo:break-before="auto" style:column-width="1.0173in"/>
    </style:style>
    <style:style style:name="co46" style:family="table-column">
      <style:table-column-properties fo:break-before="auto" style:column-width="1.2146in"/>
    </style:style>
    <style:style style:name="co47" style:family="table-column">
      <style:table-column-properties fo:break-before="auto" style:column-width="0.6681in"/>
    </style:style>
    <style:style style:name="co48" style:family="table-column">
      <style:table-column-properties fo:break-before="auto" style:column-width="1.072in"/>
    </style:style>
    <style:style style:name="co49" style:family="table-column">
      <style:table-column-properties fo:break-before="auto" style:column-width="0.9307in"/>
    </style:style>
    <style:style style:name="co50" style:family="table-column">
      <style:table-column-properties fo:break-before="auto" style:column-width="0.4929in"/>
    </style:style>
    <style:style style:name="co51" style:family="table-column">
      <style:table-column-properties fo:break-before="auto" style:column-width="1.9028in"/>
    </style:style>
    <style:style style:name="co52" style:family="table-column">
      <style:table-column-properties fo:break-before="auto" style:column-width="1.1161in"/>
    </style:style>
    <style:style style:name="co53" style:family="table-column">
      <style:table-column-properties fo:break-before="auto" style:column-width="1.0835in"/>
    </style:style>
    <style:style style:name="co54" style:family="table-column">
      <style:table-column-properties fo:break-before="auto" style:column-width="0.9409in"/>
    </style:style>
    <style:style style:name="co55" style:family="table-column">
      <style:table-column-properties fo:break-before="auto" style:column-width="0.7118in"/>
    </style:style>
    <style:style style:name="co56" style:family="table-column">
      <style:table-column-properties fo:break-before="auto" style:column-width="0.5043in"/>
    </style:style>
    <style:style style:name="co57" style:family="table-column">
      <style:table-column-properties fo:break-before="auto" style:column-width="1.1484in"/>
    </style:style>
    <style:style style:name="co58" style:family="table-column">
      <style:table-column-properties fo:break-before="auto" style:column-width="1.0508in"/>
    </style:style>
    <style:style style:name="co59" style:family="table-column">
      <style:table-column-properties fo:break-before="auto" style:column-width="1.1709in"/>
    </style:style>
    <style:style style:name="co60" style:family="table-column">
      <style:table-column-properties fo:break-before="auto" style:column-width="0.88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138in solid #000000"/>
    </style:style>
    <style:style style:name="ce11" style:family="table-cell" style:parent-style-name="Default" style:data-style-name="N119">
      <style:table-cell-properties fo:border="0.0138in solid #000000"/>
    </style:style>
    <style:style style:name="ce13" style:family="table-cell" style:parent-style-name="Default">
      <style:table-cell-properties fo:background-color="#ff0000" fo:border="0.0138in solid #000000"/>
    </style:style>
    <style:style style:name="ce14" style:family="table-cell" style:parent-style-name="Default" style:data-style-name="N119">
      <style:table-cell-properties fo:background-color="#ff0000" fo:border="0.0138in solid #000000"/>
    </style:style>
    <style:style style:name="ce18" style:family="table-cell" style:parent-style-name="Default" style:data-style-name="N1"/>
    <style:style style:name="ce2" style:family="table-cell" style:parent-style-name="Default" style:data-style-name="N119"/>
    <style:style style:name="ce3" style:family="table-cell" style:parent-style-name="Default">
      <style:table-cell-properties fo:background-color="#ff0000"/>
    </style:style>
    <style:style style:name="ce9" style:family="table-cell" style:parent-style-name="Default" style:data-style-name="N119">
      <style:table-cell-properties fo:background-color="#ff0000"/>
    </style:style>
    <style:style style:name="ce12" style:family="table-cell" style:parent-style-name="Default" style:data-style-name="N119">
      <style:table-cell-properties fo:background-color="transparent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Default" style:data-style-name="N119">
      <style:table-cell-properties fo:border="0.0008in solid #000000"/>
    </style:style>
    <style:style style:name="ce17" style:family="table-cell" style:parent-style-name="Default">
      <style:table-cell-properties fo:background-color="transparent" fo:border="0.0138in solid #000000"/>
    </style:style>
    <style:style style:name="ce19" style:family="table-cell" style:parent-style-name="Default" style:data-style-name="N2">
      <style:table-cell-properties fo:border="0.0008in solid #000000"/>
    </style:style>
    <style:style style:name="ce20" style:family="table-cell" style:parent-style-name="Default" style:data-style-name="N119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Timer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number-columns-repeated="9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949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MeanNN</text:p>
          </table:table-cell>
          <table:table-cell office:value-type="string">
            <text:p>NumericalBayesE4</text:p>
          </table:table-cell>
          <table:table-cell office:value-type="string">
            <text:p>NNClassifier</text:p>
          </table:table-cell>
          <table:table-cell office:value-type="string">
            <text:p>Ssrf</text:p>
          </table:table-cell>
          <table:table-cell office:value-type="string">
            <text:p>ImbSVM</text:p>
          </table:table-cell>
          <table:table-cell office:value-type="string">
            <text:p>B_RF_SVM</text:p>
          </table:table-cell>
          <table:table-cell table:style-name="ce2" office:value-type="string">
            <text:p>RF_lg_1000</text:p>
          </table:table-cell>
          <table:table-cell table:style-name="ce2" office:value-type="string">
            <text:p>RF_05_30</text:p>
          </table:table-cell>
          <table:table-cell office:value-type="string">
            <text:p>RF_05_100</text:p>
          </table:table-cell>
          <table:table-cell table:style-name="ce2" office:value-type="string">
            <text:p>RF_05_3k</text:p>
          </table:table-cell>
          <table:table-cell table:style-name="ce2" office:value-type="string">
            <text:p>RF_05_300</text:p>
          </table:table-cell>
          <table:table-cell table:style-name="ce2" office:value-type="string">
            <text:p>RF_05_1k</text:p>
          </table:table-cell>
          <table:table-cell table:style-name="ce2" office:value-type="string">
            <text:p>RF_075_1k</text:p>
          </table:table-cell>
          <table:table-cell table:style-name="ce2" office:value-type="string">
            <text:p>ResRF_300</text:p>
          </table:table-cell>
          <table:table-cell table:style-name="ce3" office:value-type="string">
            <text:p>SSVM_10n10k_001_seps_c10</text:p>
          </table:table-cell>
          <table:table-cell office:value-type="string">
            <text:p>MQSVM_10n10000_001_seps_c10</text:p>
          </table:table-cell>
          <table:table-cell office:value-type="string">
            <text:p>SSVM_10n10000_001_seps_g</text:p>
          </table:table-cell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2" office:value-type="string">
            <text:p>SLSVMsgd100kcd100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 table:style-name="ce2" office:value-type="string">
            <text:p>mqk2nn_1m</text:p>
          </table:table-cell>
          <table:table-cell table:style-name="ce9" office:value-type="string">
            <text:p>mqk2nn</text:p>
          </table:table-cell>
          <table:table-cell table:style-name="ce2" office:value-type="string">
            <text:p>SmartDT</text:p>
          </table:table-cell>
          <table:table-cell office:value-type="string">
            <text:p>DecisionTree-z0_50</text:p>
          </table:table-cell>
          <table:table-cell office:value-type="string">
            <text:p>DecisionTree3-z0.25_50</text:p>
          </table:table-cell>
          <table:table-cell office:value-type="string">
            <text:p>DecisionTree3-z0.5_50</text:p>
          </table:table-cell>
          <table:table-cell office:value-type="string">
            <text:p>DecisionTree3-z1_50</text:p>
          </table:table-cell>
          <table:table-cell office:value-type="string">
            <text:p>DecisionTree3-z2_50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4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2]" office:value-type="float" office:value="2.945">
            <text:p>2.95</text:p>
          </table:table-cell>
          <table:table-cell office:value-type="float" office:value="0.437">
            <text:p>0.44</text:p>
          </table:table-cell>
          <table:table-cell/>
          <table:table-cell table:formula="of:=[AveRuns.GG2]" office:value-type="float" office:value="0.1682">
            <text:p>0.17</text:p>
          </table:table-cell>
          <table:table-cell table:formula="of:=[AveRuns.IT2]" office:value-type="float" office:value="0.0124">
            <text:p>0.01</text:p>
          </table:table-cell>
          <table:table-cell table:formula="of:=[AveRuns.FR2]" office:value-type="float" office:value="0.0178666666666667">
            <text:p>0.02</text:p>
          </table:table-cell>
          <table:table-cell table:formula="of:=[AveRuns.IE2]" office:value-type="float" office:value="0.493">
            <text:p>0.49</text:p>
          </table:table-cell>
          <table:table-cell table:formula="of:=[AveRuns.HP2]" office:value-type="float" office:value="0.0572">
            <text:p>0.06</text:p>
          </table:table-cell>
          <table:table-cell table:formula="of:=[AveRuns.AT2]" office:value-type="float" office:value="0.2436">
            <text:p>0.24</text:p>
          </table:table-cell>
          <table:table-cell table:formula="of:=[AveRuns.BI2]" office:value-type="float" office:value="0.29">
            <text:p>0.29</text:p>
          </table:table-cell>
          <table:table-cell table:formula="of:=[AveRuns.JI2]" office:value-type="float" office:value="0.0468">
            <text:p>0.05</text:p>
          </table:table-cell>
          <table:table-cell office:value-type="float" office:value="0.718">
            <text:p>0.72</text:p>
          </table:table-cell>
          <table:table-cell office:value-type="float" office:value="0.296">
            <text:p>0.3</text:p>
          </table:table-cell>
          <table:table-cell office:value-type="float" office:value="4.01">
            <text:p>4.01</text:p>
          </table:table-cell>
          <table:table-cell office:value-type="float" office:value="7.239">
            <text:p>7.24</text:p>
          </table:table-cell>
          <table:table-cell office:value-type="float" office:value="2.387">
            <text:p>2.39</text:p>
          </table:table-cell>
          <table:table-cell office:value-type="float" office:value="2.777">
            <text:p>2.78</text:p>
          </table:table-cell>
          <table:table-cell office:value-type="float" office:value="3.12">
            <text:p>3.12</text:p>
          </table:table-cell>
          <table:table-cell office:value-type="float" office:value="4.165">
            <text:p>4.17</text:p>
          </table:table-cell>
          <table:table-cell office:value-type="float" office:value="9.547">
            <text:p>9.55</text:p>
          </table:table-cell>
          <table:table-cell office:value-type="float" office:value="18.174">
            <text:p>18.17</text:p>
          </table:table-cell>
          <table:table-cell office:value-type="float" office:value="170.104">
            <text:p>170.1</text:p>
          </table:table-cell>
          <table:table-cell office:value-type="float" office:value="85.894">
            <text:p>85.89</text:p>
          </table:table-cell>
          <table:table-cell office:value-type="float" office:value="4.836">
            <text:p>4.84</text:p>
          </table:table-cell>
          <table:table-cell office:value-type="float" office:value="0.032">
            <text:p>0.03</text:p>
          </table:table-cell>
          <table:table-cell table:style-name="ce2" table:number-columns-repeated="5"/>
          <table:table-cell office:value-type="float" office:value="14.664">
            <text:p>14.66</text:p>
          </table:table-cell>
          <table:table-cell office:value-type="float" office:value="15.884">
            <text:p>15.88</text:p>
          </table:table-cell>
          <table:table-cell office:value-type="float" office:value="43.118">
            <text:p>43.12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0.07">
            <text:p>0.07</text:p>
          </table:table-cell>
          <table:table-cell office:value-type="float" office:value="0.29">
            <text:p>0.29</text:p>
          </table:table-cell>
          <table:table-cell table:style-name="ce2"/>
          <table:table-cell table:formula="of:=[AveRuns.DG3]" office:value-type="float" office:value="1169.3124">
            <text:p>1169.31</text:p>
          </table:table-cell>
          <table:table-cell office:value-type="float" office:value="1586.149">
            <text:p>1586.15</text:p>
          </table:table-cell>
          <table:table-cell/>
          <table:table-cell table:formula="of:=[AveRuns.GG3]" office:value-type="float" office:value="27.4996">
            <text:p>27.5</text:p>
          </table:table-cell>
          <table:table-cell table:formula="of:=[AveRuns.IT3]" office:value-type="float" office:value="1.1546">
            <text:p>1.15</text:p>
          </table:table-cell>
          <table:table-cell table:formula="of:=[AveRuns.FR3]" office:value-type="float" office:value="3.84373333333333">
            <text:p>3.84</text:p>
          </table:table-cell>
          <table:table-cell table:formula="of:=[AveRuns.IE3]" office:value-type="float" office:value="116.0156">
            <text:p>116.02</text:p>
          </table:table-cell>
          <table:table-cell table:formula="of:=[AveRuns.HP3]" office:value-type="float" office:value="13.0305333333333">
            <text:p>13.03</text:p>
          </table:table-cell>
          <table:table-cell table:formula="of:=[AveRuns.AT3]" office:value-type="float" office:value="60.781">
            <text:p>60.78</text:p>
          </table:table-cell>
          <table:table-cell table:formula="of:=[AveRuns.BI3]" office:value-type="float" office:value="175.288">
            <text:p>175.29</text:p>
          </table:table-cell>
          <table:table-cell table:formula="of:=[AveRuns.JI3]" office:value-type="float" office:value="11.3354">
            <text:p>11.34</text:p>
          </table:table-cell>
          <table:table-cell office:value-type="float" office:value="1142.7">
            <text:p>1142.7</text:p>
          </table:table-cell>
          <table:table-cell office:value-type="float" office:value="1011.762">
            <text:p>1011.76</text:p>
          </table:table-cell>
          <table:table-cell office:value-type="float" office:value="25387.672">
            <text:p>25387.67</text:p>
          </table:table-cell>
          <table:table-cell office:value-type="float" office:value="847.534">
            <text:p>847.53</text:p>
          </table:table-cell>
          <table:table-cell office:value-type="float" office:value="5716.233">
            <text:p>5716.23</text:p>
          </table:table-cell>
          <table:table-cell office:value-type="float" office:value="2232.73">
            <text:p>2232.73</text:p>
          </table:table-cell>
          <table:table-cell office:value-type="float" office:value="1330.311">
            <text:p>1330.31</text:p>
          </table:table-cell>
          <table:table-cell office:value-type="float" office:value="516.301">
            <text:p>516.3</text:p>
          </table:table-cell>
          <table:table-cell office:value-type="float" office:value="1408.205">
            <text:p>1408.21</text:p>
          </table:table-cell>
          <table:table-cell office:value-type="float" office:value="2255.351">
            <text:p>2255.35</text:p>
          </table:table-cell>
          <table:table-cell office:value-type="float" office:value="17166.331">
            <text:p>17166.33</text:p>
          </table:table-cell>
          <table:table-cell office:value-type="float" office:value="5865.105">
            <text:p>5865.11</text:p>
          </table:table-cell>
          <table:table-cell office:value-type="float" office:value="454.928">
            <text:p>454.93</text:p>
          </table:table-cell>
          <table:table-cell office:value-type="float" office:value="15.99">
            <text:p>15.99</text:p>
          </table:table-cell>
          <table:table-cell table:style-name="ce2" table:number-columns-repeated="5"/>
          <table:table-cell office:value-type="float" office:value="838.211">
            <text:p>838.21</text:p>
          </table:table-cell>
          <table:table-cell office:value-type="float" office:value="1046.197">
            <text:p>1046.2</text:p>
          </table:table-cell>
          <table:table-cell office:value-type="float" office:value="1098.835">
            <text:p>1098.84</text:p>
          </table:table-cell>
          <table:table-cell office:value-type="float" office:value="5.412">
            <text:p>5.41</text:p>
          </table:table-cell>
          <table:table-cell office:value-type="float" office:value="3.978">
            <text:p>3.98</text:p>
          </table:table-cell>
          <table:table-cell table:number-columns-repeated="94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office:value-type="float" office:value="0.14">
            <text:p>0.14</text:p>
          </table:table-cell>
          <table:table-cell office:value-type="float" office:value="0.44">
            <text:p>0.44</text:p>
          </table:table-cell>
          <table:table-cell table:style-name="ce2"/>
          <table:table-cell table:formula="of:=[AveRuns.DG4]" office:value-type="float" office:value="1375.1092">
            <text:p>1375.11</text:p>
          </table:table-cell>
          <table:table-cell office:value-type="float" office:value="2880.966">
            <text:p>2880.97</text:p>
          </table:table-cell>
          <table:table-cell/>
          <table:table-cell table:formula="of:=[AveRuns.GG4]" office:value-type="float" office:value="17.0194">
            <text:p>17.02</text:p>
          </table:table-cell>
          <table:table-cell table:formula="of:=[AveRuns.IT4]" office:value-type="float" office:value="1.3384">
            <text:p>1.34</text:p>
          </table:table-cell>
          <table:table-cell table:formula="of:=[AveRuns.FR4]" office:value-type="float" office:value="4.43046666666667">
            <text:p>4.43</text:p>
          </table:table-cell>
          <table:table-cell table:formula="of:=[AveRuns.IE4]" office:value-type="float" office:value="128.4712">
            <text:p>128.47</text:p>
          </table:table-cell>
          <table:table-cell table:formula="of:=[AveRuns.HP4]" office:value-type="float" office:value="15.2516666666667">
            <text:p>15.25</text:p>
          </table:table-cell>
          <table:table-cell table:formula="of:=[AveRuns.AT4]" office:value-type="float" office:value="74.2242">
            <text:p>74.22</text:p>
          </table:table-cell>
          <table:table-cell table:formula="of:=[AveRuns.BI4]" office:value-type="float" office:value="304.8864">
            <text:p>304.89</text:p>
          </table:table-cell>
          <table:table-cell table:formula="of:=[AveRuns.JI4]" office:value-type="float" office:value="12.9386">
            <text:p>12.94</text:p>
          </table:table-cell>
          <table:table-cell office:value-type="float" office:value="4699.412">
            <text:p>4699.41</text:p>
          </table:table-cell>
          <table:table-cell office:value-type="float" office:value="1738.749">
            <text:p>1738.75</text:p>
          </table:table-cell>
          <table:table-cell office:value-type="float" office:value="19319.198">
            <text:p>19319.2</text:p>
          </table:table-cell>
          <table:table-cell office:value-type="float" office:value="10036.677">
            <text:p>10036.68</text:p>
          </table:table-cell>
          <table:table-cell office:value-type="float" office:value="4210.109">
            <text:p>4210.11</text:p>
          </table:table-cell>
          <table:table-cell office:value-type="float" office:value="17817.465">
            <text:p>17817.47</text:p>
          </table:table-cell>
          <table:table-cell office:value-type="float" office:value="10806.536">
            <text:p>10806.54</text:p>
          </table:table-cell>
          <table:table-cell office:value-type="float" office:value="3688.618">
            <text:p>3688.62</text:p>
          </table:table-cell>
          <table:table-cell office:value-type="float" office:value="8686.687">
            <text:p>8686.69</text:p>
          </table:table-cell>
          <table:table-cell office:value-type="float" office:value="17273.454">
            <text:p>17273.45</text:p>
          </table:table-cell>
          <table:table-cell office:value-type="float" office:value="109653.332">
            <text:p>109653.33</text:p>
          </table:table-cell>
          <table:table-cell office:value-type="float" office:value="53135.725">
            <text:p>53135.73</text:p>
          </table:table-cell>
          <table:table-cell office:value-type="float" office:value="4329.113">
            <text:p>4329.11</text:p>
          </table:table-cell>
          <table:table-cell office:value-type="float" office:value="41.605">
            <text:p>41.61</text:p>
          </table:table-cell>
          <table:table-cell table:style-name="ce2" table:number-columns-repeated="5"/>
          <table:table-cell office:value-type="float" office:value="11484.507">
            <text:p>11484.51</text:p>
          </table:table-cell>
          <table:table-cell office:value-type="float" office:value="10511.705">
            <text:p>10511.71</text:p>
          </table:table-cell>
          <table:table-cell office:value-type="float" office:value="11170.262">
            <text:p>11170.26</text:p>
          </table:table-cell>
          <table:table-cell office:value-type="float" office:value="3.121">
            <text:p>3.12</text:p>
          </table:table-cell>
          <table:table-cell office:value-type="float" office:value="2.621">
            <text:p>2.62</text:p>
          </table:table-cell>
          <table:table-cell table:number-columns-repeated="94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style-name="ce2"/>
          <table:table-cell table:formula="of:=[AveRuns.DG5]" office:value-type="float" office:value="114.3762">
            <text:p>114.38</text:p>
          </table:table-cell>
          <table:table-cell office:value-type="float" office:value="64.818">
            <text:p>64.82</text:p>
          </table:table-cell>
          <table:table-cell/>
          <table:table-cell table:formula="of:=[AveRuns.GG5]" office:value-type="float" office:value="3.9404">
            <text:p>3.94</text:p>
          </table:table-cell>
          <table:table-cell table:formula="of:=[AveRuns.IT5]" office:value-type="float" office:value="0.1184">
            <text:p>0.12</text:p>
          </table:table-cell>
          <table:table-cell table:formula="of:=[AveRuns.FR5]" office:value-type="float" office:value="0.388066666666667">
            <text:p>0.39</text:p>
          </table:table-cell>
          <table:table-cell table:formula="of:=[AveRuns.IE5]" office:value-type="float" office:value="11.519">
            <text:p>11.52</text:p>
          </table:table-cell>
          <table:table-cell table:formula="of:=[AveRuns.HP5]" office:value-type="float" office:value="1.30166666666667">
            <text:p>1.3</text:p>
          </table:table-cell>
          <table:table-cell table:formula="of:=[AveRuns.AT5]" office:value-type="float" office:value="6.00846666666667">
            <text:p>6.01</text:p>
          </table:table-cell>
          <table:table-cell table:formula="of:=[AveRuns.BI5]" office:value-type="float" office:value="8.582">
            <text:p>8.58</text:p>
          </table:table-cell>
          <table:table-cell table:formula="of:=[AveRuns.JI5]" office:value-type="float" office:value="1.1822">
            <text:p>1.18</text:p>
          </table:table-cell>
          <table:table-cell office:value-type="float" office:value="54.955">
            <text:p>54.96</text:p>
          </table:table-cell>
          <table:table-cell office:value-type="float" office:value="9.47">
            <text:p>9.47</text:p>
          </table:table-cell>
          <table:table-cell office:value-type="float" office:value="270.817">
            <text:p>270.82</text:p>
          </table:table-cell>
          <table:table-cell office:value-type="float" office:value="4.961">
            <text:p>4.96</text:p>
          </table:table-cell>
          <table:table-cell office:value-type="float" office:value="16.38">
            <text:p>16.38</text:p>
          </table:table-cell>
          <table:table-cell office:value-type="float" office:value="8.923">
            <text:p>8.92</text:p>
          </table:table-cell>
          <table:table-cell office:value-type="float" office:value="53.274">
            <text:p>53.27</text:p>
          </table:table-cell>
          <table:table-cell office:value-type="float" office:value="2.73">
            <text:p>2.73</text:p>
          </table:table-cell>
          <table:table-cell office:value-type="float" office:value="6.786">
            <text:p>6.79</text:p>
          </table:table-cell>
          <table:table-cell office:value-type="float" office:value="11.872">
            <text:p>11.87</text:p>
          </table:table-cell>
          <table:table-cell office:value-type="float" office:value="24.819">
            <text:p>24.82</text:p>
          </table:table-cell>
          <table:table-cell office:value-type="float" office:value="57.528">
            <text:p>57.53</text:p>
          </table:table-cell>
          <table:table-cell office:value-type="float" office:value="2.24">
            <text:p>2.24</text:p>
          </table:table-cell>
          <table:table-cell office:value-type="float" office:value="0.483">
            <text:p>0.48</text:p>
          </table:table-cell>
          <table:table-cell table:style-name="ce2" table:number-columns-repeated="5"/>
          <table:table-cell office:value-type="float" office:value="10.375">
            <text:p>10.38</text:p>
          </table:table-cell>
          <table:table-cell office:value-type="float" office:value="8.689">
            <text:p>8.69</text:p>
          </table:table-cell>
          <table:table-cell office:value-type="float" office:value="22.214">
            <text:p>22.2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0.01">
            <text:p>0.01</text:p>
          </table:table-cell>
          <table:table-cell table:style-name="ce2"/>
          <table:table-cell table:formula="of:=[AveRuns.DG6]" office:value-type="float" office:value="149.6514">
            <text:p>149.65</text:p>
          </table:table-cell>
          <table:table-cell office:value-type="float" office:value="14.648">
            <text:p>14.65</text:p>
          </table:table-cell>
          <table:table-cell/>
          <table:table-cell table:formula="of:=[AveRuns.GG6]" office:value-type="float" office:value="2.5518">
            <text:p>2.55</text:p>
          </table:table-cell>
          <table:table-cell table:formula="of:=[AveRuns.IT6]" office:value-type="float" office:value="0.0902">
            <text:p>0.09</text:p>
          </table:table-cell>
          <table:table-cell table:formula="of:=[AveRuns.FR6]" office:value-type="float" office:value="0.306066666666667">
            <text:p>0.31</text:p>
          </table:table-cell>
          <table:table-cell table:formula="of:=[AveRuns.IE6]" office:value-type="float" office:value="8.917">
            <text:p>8.92</text:p>
          </table:table-cell>
          <table:table-cell table:formula="of:=[AveRuns.HP6]" office:value-type="float" office:value="1.02126666666667">
            <text:p>1.02</text:p>
          </table:table-cell>
          <table:table-cell table:formula="of:=[AveRuns.AT6]" office:value-type="float" office:value="4.69166666666667">
            <text:p>4.69</text:p>
          </table:table-cell>
          <table:table-cell table:formula="of:=[AveRuns.BI6]" office:value-type="float" office:value="14.6338">
            <text:p>14.63</text:p>
          </table:table-cell>
          <table:table-cell table:formula="of:=[AveRuns.JI6]" office:value-type="float" office:value="0.883">
            <text:p>0.88</text:p>
          </table:table-cell>
          <table:table-cell office:value-type="float" office:value="14.989">
            <text:p>14.99</text:p>
          </table:table-cell>
          <table:table-cell office:value-type="float" office:value="5.788">
            <text:p>5.79</text:p>
          </table:table-cell>
          <table:table-cell office:value-type="float" office:value="157.638">
            <text:p>157.64</text:p>
          </table:table-cell>
          <table:table-cell office:value-type="float" office:value="18.19">
            <text:p>18.19</text:p>
          </table:table-cell>
          <table:table-cell office:value-type="float" office:value="107.624">
            <text:p>107.62</text:p>
          </table:table-cell>
          <table:table-cell office:value-type="float" office:value="28.875">
            <text:p>28.88</text:p>
          </table:table-cell>
          <table:table-cell office:value-type="float" office:value="94.459">
            <text:p>94.46</text:p>
          </table:table-cell>
          <table:table-cell office:value-type="float" office:value="7.519">
            <text:p>7.52</text:p>
          </table:table-cell>
          <table:table-cell office:value-type="float" office:value="22.23">
            <text:p>22.23</text:p>
          </table:table-cell>
          <table:table-cell office:value-type="float" office:value="34.867">
            <text:p>34.87</text:p>
          </table:table-cell>
          <table:table-cell office:value-type="float" office:value="79.155">
            <text:p>79.16</text:p>
          </table:table-cell>
          <table:table-cell office:value-type="float" office:value="139.25">
            <text:p>139.25</text:p>
          </table:table-cell>
          <table:table-cell office:value-type="float" office:value="7.113">
            <text:p>7.11</text:p>
          </table:table-cell>
          <table:table-cell office:value-type="float" office:value="1.404">
            <text:p>1.4</text:p>
          </table:table-cell>
          <table:table-cell table:style-name="ce2" table:number-columns-repeated="5"/>
          <table:table-cell office:value-type="float" office:value="36.149">
            <text:p>36.15</text:p>
          </table:table-cell>
          <table:table-cell office:value-type="float" office:value="31.06">
            <text:p>31.06</text:p>
          </table:table-cell>
          <table:table-cell office:value-type="float" office:value="67.642">
            <text:p>67.64</text:p>
          </table:table-cell>
          <table:table-cell office:value-type="float" office:value="0.02">
            <text:p>0.02</text:p>
          </table:table-cell>
          <table:table-cell office:value-type="float" office:value="0.031">
            <text:p>0.03</text:p>
          </table:table-cell>
          <table:table-cell table:number-columns-repeated="94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formula="of:=[AveRuns.DG7]" office:value-type="float" office:value="1550.735">
            <text:p>1550.74</text:p>
          </table:table-cell>
          <table:table-cell office:value-type="float" office:value="3.479">
            <text:p>3.48</text:p>
          </table:table-cell>
          <table:table-cell/>
          <table:table-cell table:formula="of:=[AveRuns.GG7]" office:value-type="float" office:value="0.7676">
            <text:p>0.77</text:p>
          </table:table-cell>
          <table:table-cell table:formula="of:=[AveRuns.IT7]" office:value-type="float" office:value="0.0188">
            <text:p>0.02</text:p>
          </table:table-cell>
          <table:table-cell table:formula="of:=[AveRuns.FR7]" office:value-type="float" office:value="0.078">
            <text:p>0.08</text:p>
          </table:table-cell>
          <table:table-cell table:formula="of:=[AveRuns.IE7]" office:value-type="float" office:value="2.2964">
            <text:p>2.3</text:p>
          </table:table-cell>
          <table:table-cell table:formula="of:=[AveRuns.HP7]" office:value-type="float" office:value="0.2658">
            <text:p>0.27</text:p>
          </table:table-cell>
          <table:table-cell table:formula="of:=[AveRuns.AT7]" office:value-type="float" office:value="1.19433333333333">
            <text:p>1.19</text:p>
          </table:table-cell>
          <table:table-cell table:formula="of:=[AveRuns.BI7]" office:value-type="float" office:value="2.2264">
            <text:p>2.23</text:p>
          </table:table-cell>
          <table:table-cell table:formula="of:=[AveRuns.JI7]" office:value-type="float" office:value="0.2184">
            <text:p>0.22</text:p>
          </table:table-cell>
          <table:table-cell office:value-type="float" office:value="3.385">
            <text:p>3.39</text:p>
          </table:table-cell>
          <table:table-cell office:value-type="float" office:value="1.233">
            <text:p>1.23</text:p>
          </table:table-cell>
          <table:table-cell office:value-type="float" office:value="29.858">
            <text:p>29.86</text:p>
          </table:table-cell>
          <table:table-cell office:value-type="float" office:value="110.979">
            <text:p>110.98</text:p>
          </table:table-cell>
          <table:table-cell office:value-type="float" office:value="14.305">
            <text:p>14.31</text:p>
          </table:table-cell>
          <table:table-cell office:value-type="float" office:value="106.969">
            <text:p>106.97</text:p>
          </table:table-cell>
          <table:table-cell office:value-type="float" office:value="81.978">
            <text:p>81.98</text:p>
          </table:table-cell>
          <table:table-cell office:value-type="float" office:value="56.395">
            <text:p>56.4</text:p>
          </table:table-cell>
          <table:table-cell office:value-type="float" office:value="151.273">
            <text:p>151.27</text:p>
          </table:table-cell>
          <table:table-cell office:value-type="float" office:value="285.463">
            <text:p>285.46</text:p>
          </table:table-cell>
          <table:table-cell office:value-type="float" office:value="528.497">
            <text:p>528.5</text:p>
          </table:table-cell>
          <table:table-cell office:value-type="float" office:value="1147.308">
            <text:p>1147.31</text:p>
          </table:table-cell>
          <table:table-cell office:value-type="float" office:value="50.222">
            <text:p>50.22</text:p>
          </table:table-cell>
          <table:table-cell office:value-type="float" office:value="0.125">
            <text:p>0.13</text:p>
          </table:table-cell>
          <table:table-cell table:style-name="ce2" table:number-columns-repeated="5"/>
          <table:table-cell office:value-type="float" office:value="123.983">
            <text:p>123.98</text:p>
          </table:table-cell>
          <table:table-cell office:value-type="float" office:value="109.294">
            <text:p>109.29</text:p>
          </table:table-cell>
          <table:table-cell office:value-type="float" office:value="183.456">
            <text:p>183.4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number-columns-repeated="94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formula="of:=[AveRuns.DG8]" office:value-type="float" office:value="226.3858">
            <text:p>226.39</text:p>
          </table:table-cell>
          <table:table-cell office:value-type="float" office:value="19.609">
            <text:p>19.61</text:p>
          </table:table-cell>
          <table:table-cell/>
          <table:table-cell table:formula="of:=[AveRuns.GG8]" office:value-type="float" office:value="2.0188">
            <text:p>2.02</text:p>
          </table:table-cell>
          <table:table-cell table:formula="of:=[AveRuns.IT8]" office:value-type="float" office:value="0.075">
            <text:p>0.08</text:p>
          </table:table-cell>
          <table:table-cell table:formula="of:=[AveRuns.FR8]" office:value-type="float" office:value="0.239133333333333">
            <text:p>0.24</text:p>
          </table:table-cell>
          <table:table-cell table:formula="of:=[AveRuns.IE8]" office:value-type="float" office:value="7.1512">
            <text:p>7.15</text:p>
          </table:table-cell>
          <table:table-cell table:formula="of:=[AveRuns.HP8]" office:value-type="float" office:value="0.7996">
            <text:p>0.8</text:p>
          </table:table-cell>
          <table:table-cell table:formula="of:=[AveRuns.AT8]" office:value-type="float" office:value="3.68093333333333">
            <text:p>3.68</text:p>
          </table:table-cell>
          <table:table-cell table:formula="of:=[AveRuns.BI8]" office:value-type="float" office:value="13.199">
            <text:p>13.2</text:p>
          </table:table-cell>
          <table:table-cell table:formula="of:=[AveRuns.JI8]" office:value-type="float" office:value="0.6428">
            <text:p>0.64</text:p>
          </table:table-cell>
          <table:table-cell office:value-type="float" office:value="19.149">
            <text:p>19.15</text:p>
          </table:table-cell>
          <table:table-cell office:value-type="float" office:value="4.087">
            <text:p>4.09</text:p>
          </table:table-cell>
          <table:table-cell office:value-type="float" office:value="50.561">
            <text:p>50.56</text:p>
          </table:table-cell>
          <table:table-cell office:value-type="float" office:value="20.905">
            <text:p>20.91</text:p>
          </table:table-cell>
          <table:table-cell office:value-type="float" office:value="1.747">
            <text:p>1.75</text:p>
          </table:table-cell>
          <table:table-cell office:value-type="float" office:value="30.609">
            <text:p>30.61</text:p>
          </table:table-cell>
          <table:table-cell office:value-type="float" office:value="21.669">
            <text:p>21.67</text:p>
          </table:table-cell>
          <table:table-cell office:value-type="float" office:value="8.252">
            <text:p>8.25</text:p>
          </table:table-cell>
          <table:table-cell office:value-type="float" office:value="24.337">
            <text:p>24.34</text:p>
          </table:table-cell>
          <table:table-cell office:value-type="float" office:value="46.223">
            <text:p>46.22</text:p>
          </table:table-cell>
          <table:table-cell office:value-type="float" office:value="83.881">
            <text:p>83.88</text:p>
          </table:table-cell>
          <table:table-cell office:value-type="float" office:value="154.098">
            <text:p>154.1</text:p>
          </table:table-cell>
          <table:table-cell office:value-type="float" office:value="8.163">
            <text:p>8.16</text:p>
          </table:table-cell>
          <table:table-cell office:value-type="float" office:value="0.921">
            <text:p>0.92</text:p>
          </table:table-cell>
          <table:table-cell table:style-name="ce2" table:number-columns-repeated="5"/>
          <table:table-cell office:value-type="float" office:value="40.588">
            <text:p>40.59</text:p>
          </table:table-cell>
          <table:table-cell office:value-type="float" office:value="35.193">
            <text:p>35.19</text:p>
          </table:table-cell>
          <table:table-cell office:value-type="float" office:value="73.881">
            <text:p>73.8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table:style-name="ce2"/>
          <table:table-cell table:formula="of:=[AveRuns.DG9]" office:value-type="float" office:value="18853.1462">
            <text:p>18853.15</text:p>
          </table:table-cell>
          <table:table-cell office:value-type="float" office:value="58961.539">
            <text:p>58961.54</text:p>
          </table:table-cell>
          <table:table-cell/>
          <table:table-cell table:formula="of:=[AveRuns.GG9]" office:value-type="float" office:value="96.374">
            <text:p>96.37</text:p>
          </table:table-cell>
          <table:table-cell table:formula="of:=[AveRuns.IT9]" office:value-type="float" office:value="3.5164">
            <text:p>3.52</text:p>
          </table:table-cell>
          <table:table-cell table:formula="of:=[AveRuns.FR9]" office:value-type="float" office:value="11.8924">
            <text:p>11.89</text:p>
          </table:table-cell>
          <table:table-cell table:formula="of:=[AveRuns.IE9]" office:value-type="float" office:value="351.3124">
            <text:p>351.31</text:p>
          </table:table-cell>
          <table:table-cell table:formula="of:=[AveRuns.HP9]" office:value-type="float" office:value="39.5975333333333">
            <text:p>39.6</text:p>
          </table:table-cell>
          <table:table-cell table:formula="of:=[AveRuns.AT9]" office:value-type="float" office:value="187.360333333333">
            <text:p>187.36</text:p>
          </table:table-cell>
          <table:table-cell table:formula="of:=[AveRuns.BI9]" office:value-type="float" office:value="631.795">
            <text:p>631.8</text:p>
          </table:table-cell>
          <table:table-cell table:formula="of:=[AveRuns.JI9]" office:value-type="float" office:value="35.5806">
            <text:p>35.58</text:p>
          </table:table-cell>
          <table:table-cell office:value-type="float" office:value="48374.553">
            <text:p>48374.55</text:p>
          </table:table-cell>
          <table:table-cell office:value-type="float" office:value="15549.954">
            <text:p>15549.95</text:p>
          </table:table-cell>
          <table:table-cell office:value-type="float" office:value="321119.388">
            <text:p>321119.39</text:p>
          </table:table-cell>
          <table:table-cell office:value-type="float" office:value="2491.014">
            <text:p>2491.01</text:p>
          </table:table-cell>
          <table:table-cell office:value-type="float" office:value="31973.82">
            <text:p>31973.82</text:p>
          </table:table-cell>
          <table:table-cell office:value-type="float" office:value="10759.338">
            <text:p>10759.34</text:p>
          </table:table-cell>
          <table:table-cell office:value-type="float" office:value="26859.258">
            <text:p>26859.26</text:p>
          </table:table-cell>
          <table:table-cell office:value-type="float" office:value="1656.897">
            <text:p>1656.9</text:p>
          </table:table-cell>
          <table:table-cell office:value-type="float" office:value="3015.303">
            <text:p>3015.3</text:p>
          </table:table-cell>
          <table:table-cell office:value-type="float" office:value="4879.616">
            <text:p>4879.62</text:p>
          </table:table-cell>
          <table:table-cell office:value-type="float" office:value="32141.785">
            <text:p>32141.79</text:p>
          </table:table-cell>
          <table:table-cell office:value-type="float" office:value="20971.673">
            <text:p>20971.67</text:p>
          </table:table-cell>
          <table:table-cell office:value-type="float" office:value="1608.986">
            <text:p>1608.99</text:p>
          </table:table-cell>
          <table:table-cell office:value-type="float" office:value="26.208">
            <text:p>26.21</text:p>
          </table:table-cell>
          <table:table-cell table:style-name="ce2" table:number-columns-repeated="5"/>
          <table:table-cell office:value-type="float" office:value="2113.177">
            <text:p>2113.18</text:p>
          </table:table-cell>
          <table:table-cell office:value-type="float" office:value="1762.15">
            <text:p>1762.15</text:p>
          </table:table-cell>
          <table:table-cell office:value-type="float" office:value="1075.701">
            <text:p>1075.7</text:p>
          </table:table-cell>
          <table:table-cell office:value-type="float" office:value="3.371">
            <text:p>3.37</text:p>
          </table:table-cell>
          <table:table-cell office:value-type="float" office:value="1.575">
            <text:p>1.58</text:p>
          </table:table-cell>
          <table:table-cell table:number-columns-repeated="94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10]" office:value-type="float" office:value="1094.2294">
            <text:p>1094.23</text:p>
          </table:table-cell>
          <table:table-cell office:value-type="float" office:value="30.623">
            <text:p>30.62</text:p>
          </table:table-cell>
          <table:table-cell/>
          <table:table-cell table:formula="of:=[AveRuns.GG10]" office:value-type="float" office:value="3.3918">
            <text:p>3.39</text:p>
          </table:table-cell>
          <table:table-cell table:formula="of:=[AveRuns.IT10]" office:value-type="float" office:value="0.078">
            <text:p>0.08</text:p>
          </table:table-cell>
          <table:table-cell table:formula="of:=[AveRuns.FR10]" office:value-type="float" office:value="0.250666666666667">
            <text:p>0.25</text:p>
          </table:table-cell>
          <table:table-cell table:formula="of:=[AveRuns.IE10]" office:value-type="float" office:value="7.3348">
            <text:p>7.33</text:p>
          </table:table-cell>
          <table:table-cell table:formula="of:=[AveRuns.HP10]" office:value-type="float" office:value="0.840133333333333">
            <text:p>0.84</text:p>
          </table:table-cell>
          <table:table-cell table:formula="of:=[AveRuns.AT10]" office:value-type="float" office:value="3.82813333333333">
            <text:p>3.83</text:p>
          </table:table-cell>
          <table:table-cell table:formula="of:=[AveRuns.BI10]" office:value-type="float" office:value="14.4782">
            <text:p>14.48</text:p>
          </table:table-cell>
          <table:table-cell table:formula="of:=[AveRuns.JI10]" office:value-type="float" office:value="0.7772">
            <text:p>0.78</text:p>
          </table:table-cell>
          <table:table-cell office:value-type="float" office:value="25.881">
            <text:p>25.88</text:p>
          </table:table-cell>
          <table:table-cell office:value-type="float" office:value="16.738">
            <text:p>16.74</text:p>
          </table:table-cell>
          <table:table-cell office:value-type="float" office:value="241.254">
            <text:p>241.25</text:p>
          </table:table-cell>
          <table:table-cell office:value-type="float" office:value="8.58">
            <text:p>8.58</text:p>
          </table:table-cell>
          <table:table-cell office:value-type="float" office:value="0.749">
            <text:p>0.75</text:p>
          </table:table-cell>
          <table:table-cell office:value-type="float" office:value="15.35">
            <text:p>15.35</text:p>
          </table:table-cell>
          <table:table-cell office:value-type="float" office:value="35.802">
            <text:p>35.8</text:p>
          </table:table-cell>
          <table:table-cell office:value-type="float" office:value="3.432">
            <text:p>3.43</text:p>
          </table:table-cell>
          <table:table-cell office:value-type="float" office:value="4.259">
            <text:p>4.26</text:p>
          </table:table-cell>
          <table:table-cell office:value-type="float" office:value="6.521">
            <text:p>6.52</text:p>
          </table:table-cell>
          <table:table-cell office:value-type="float" office:value="67.564">
            <text:p>67.56</text:p>
          </table:table-cell>
          <table:table-cell office:value-type="float" office:value="72.511">
            <text:p>72.51</text:p>
          </table:table-cell>
          <table:table-cell office:value-type="float" office:value="3.205">
            <text:p>3.21</text:p>
          </table:table-cell>
          <table:table-cell office:value-type="float" office:value="0.593">
            <text:p>0.59</text:p>
          </table:table-cell>
          <table:table-cell table:style-name="ce2" table:number-columns-repeated="5"/>
          <table:table-cell office:value-type="float" office:value="18.181">
            <text:p>18.18</text:p>
          </table:table-cell>
          <table:table-cell office:value-type="float" office:value="14.196">
            <text:p>14.2</text:p>
          </table:table-cell>
          <table:table-cell office:value-type="float" office:value="28.813">
            <text:p>28.81</text:p>
          </table:table-cell>
          <table:table-cell office:value-type="float" office:value="0.01">
            <text:p>0.01</text:p>
          </table:table-cell>
          <table:table-cell office:value-type="float" office:value="0.016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table:style-name="ce2"/>
          <table:table-cell table:formula="of:=[AveRuns.DG11]" office:value-type="float" office:value="1480.1992">
            <text:p>1480.2</text:p>
          </table:table-cell>
          <table:table-cell office:value-type="float" office:value="19695.774">
            <text:p>19695.77</text:p>
          </table:table-cell>
          <table:table-cell/>
          <table:table-cell table:formula="of:=[AveRuns.GG11]" office:value-type="float" office:value="26.5762">
            <text:p>26.58</text:p>
          </table:table-cell>
          <table:table-cell table:formula="of:=[AveRuns.IT11]" office:value-type="float" office:value="1.02">
            <text:p>1.02</text:p>
          </table:table-cell>
          <table:table-cell table:formula="of:=[AveRuns.FR11]" office:value-type="float" office:value="3.42666666666667">
            <text:p>3.43</text:p>
          </table:table-cell>
          <table:table-cell table:formula="of:=[AveRuns.IE11]" office:value-type="float" office:value="99.6092">
            <text:p>99.61</text:p>
          </table:table-cell>
          <table:table-cell table:formula="of:=[AveRuns.HP11]" office:value-type="float" office:value="11.4513333333333">
            <text:p>11.45</text:p>
          </table:table-cell>
          <table:table-cell table:formula="of:=[AveRuns.AT11]" office:value-type="float" office:value="54.0050666666667">
            <text:p>54.01</text:p>
          </table:table-cell>
          <table:table-cell table:formula="of:=[AveRuns.BI11]" office:value-type="float" office:value="319.4364">
            <text:p>319.44</text:p>
          </table:table-cell>
          <table:table-cell table:formula="of:=[AveRuns.JI11]" office:value-type="float" office:value="10.1152">
            <text:p>10.12</text:p>
          </table:table-cell>
          <table:table-cell office:value-type="float" office:value="12979.846">
            <text:p>12979.85</text:p>
          </table:table-cell>
          <table:table-cell office:value-type="float" office:value="710.949">
            <text:p>710.95</text:p>
          </table:table-cell>
          <table:table-cell office:value-type="float" office:value="10288.751">
            <text:p>10288.75</text:p>
          </table:table-cell>
          <table:table-cell office:value-type="float" office:value="39.811">
            <text:p>39.81</text:p>
          </table:table-cell>
          <table:table-cell office:value-type="float" office:value="442.37">
            <text:p>442.37</text:p>
          </table:table-cell>
          <table:table-cell office:value-type="float" office:value="787.93">
            <text:p>787.93</text:p>
          </table:table-cell>
          <table:table-cell office:value-type="float" office:value="1121.75">
            <text:p>1121.75</text:p>
          </table:table-cell>
          <table:table-cell office:value-type="float" office:value="12.62">
            <text:p>12.62</text:p>
          </table:table-cell>
          <table:table-cell office:value-type="float" office:value="18.033">
            <text:p>18.03</text:p>
          </table:table-cell>
          <table:table-cell office:value-type="float" office:value="33.431">
            <text:p>33.43</text:p>
          </table:table-cell>
          <table:table-cell office:value-type="float" office:value="283.374">
            <text:p>283.37</text:p>
          </table:table-cell>
          <table:table-cell office:value-type="float" office:value="236.613">
            <text:p>236.61</text:p>
          </table:table-cell>
          <table:table-cell office:value-type="float" office:value="13.852">
            <text:p>13.85</text:p>
          </table:table-cell>
          <table:table-cell office:value-type="float" office:value="15.241">
            <text:p>15.24</text:p>
          </table:table-cell>
          <table:table-cell table:style-name="ce2" table:number-columns-repeated="5"/>
          <table:table-cell office:value-type="float" office:value="77.531">
            <text:p>77.53</text:p>
          </table:table-cell>
          <table:table-cell office:value-type="float" office:value="54.553">
            <text:p>54.55</text:p>
          </table:table-cell>
          <table:table-cell office:value-type="float" office:value="114.02">
            <text:p>114.02</text:p>
          </table:table-cell>
          <table:table-cell office:value-type="float" office:value="1.64">
            <text:p>1.64</text:p>
          </table:table-cell>
          <table:table-cell office:value-type="float" office:value="1.107">
            <text:p>1.11</text:p>
          </table:table-cell>
          <table:table-cell table:number-columns-repeated="94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style-name="ce2"/>
          <table:table-cell table:formula="of:=[AveRuns.DG12]" office:value-type="float" office:value="3.588">
            <text:p>3.59</text:p>
          </table:table-cell>
          <table:table-cell office:value-type="float" office:value="0.608">
            <text:p>0.61</text:p>
          </table:table-cell>
          <table:table-cell/>
          <table:table-cell table:formula="of:=[AveRuns.GG12]" office:value-type="float" office:value="0.2402">
            <text:p>0.24</text:p>
          </table:table-cell>
          <table:table-cell table:formula="of:=[AveRuns.IT12]" office:value-type="float" office:value="0.0126">
            <text:p>0.01</text:p>
          </table:table-cell>
          <table:table-cell table:formula="of:=[AveRuns.FR12]" office:value-type="float" office:value="0.024">
            <text:p>0.02</text:p>
          </table:table-cell>
          <table:table-cell table:formula="of:=[AveRuns.IE12]" office:value-type="float" office:value="0.6926">
            <text:p>0.69</text:p>
          </table:table-cell>
          <table:table-cell table:formula="of:=[AveRuns.HP12]" office:value-type="float" office:value="0.0807333333333333">
            <text:p>0.08</text:p>
          </table:table-cell>
          <table:table-cell table:formula="of:=[AveRuns.AT12]" office:value-type="float" office:value="0.366466666666667">
            <text:p>0.37</text:p>
          </table:table-cell>
          <table:table-cell table:formula="of:=[AveRuns.BI12]" office:value-type="float" office:value="1.6388">
            <text:p>1.64</text:p>
          </table:table-cell>
          <table:table-cell table:formula="of:=[AveRuns.JI12]" office:value-type="float" office:value="0.078">
            <text:p>0.08</text:p>
          </table:table-cell>
          <table:table-cell office:value-type="float" office:value="1.061">
            <text:p>1.06</text:p>
          </table:table-cell>
          <table:table-cell office:value-type="float" office:value="0.437">
            <text:p>0.44</text:p>
          </table:table-cell>
          <table:table-cell office:value-type="float" office:value="8.502">
            <text:p>8.5</text:p>
          </table:table-cell>
          <table:table-cell office:value-type="float" office:value="15.07">
            <text:p>15.07</text:p>
          </table:table-cell>
          <table:table-cell office:value-type="float" office:value="0.983">
            <text:p>0.98</text:p>
          </table:table-cell>
          <table:table-cell office:value-type="float" office:value="15.615">
            <text:p>15.62</text:p>
          </table:table-cell>
          <table:table-cell office:value-type="float" office:value="17.593">
            <text:p>17.59</text:p>
          </table:table-cell>
          <table:table-cell office:value-type="float" office:value="5.772">
            <text:p>5.77</text:p>
          </table:table-cell>
          <table:table-cell office:value-type="float" office:value="8.066">
            <text:p>8.07</text:p>
          </table:table-cell>
          <table:table-cell office:value-type="float" office:value="14.695">
            <text:p>14.7</text:p>
          </table:table-cell>
          <table:table-cell office:value-type="float" office:value="129.855">
            <text:p>129.86</text:p>
          </table:table-cell>
          <table:table-cell office:value-type="float" office:value="121.806">
            <text:p>121.81</text:p>
          </table:table-cell>
          <table:table-cell office:value-type="float" office:value="6.093">
            <text:p>6.09</text:p>
          </table:table-cell>
          <table:table-cell office:value-type="float" office:value="0.063">
            <text:p>0.06</text:p>
          </table:table-cell>
          <table:table-cell table:style-name="ce2" table:number-columns-repeated="5"/>
          <table:table-cell office:value-type="float" office:value="33.537">
            <text:p>33.54</text:p>
          </table:table-cell>
          <table:table-cell office:value-type="float" office:value="25.647">
            <text:p>25.65</text:p>
          </table:table-cell>
          <table:table-cell office:value-type="float" office:value="53.976">
            <text:p>53.98</text:p>
          </table:table-cell>
          <table:table-cell office:value-type="float" office:value="0.01">
            <text:p>0.01</text:p>
          </table:table-cell>
          <table:table-cell office:value-type="float" office:value="0.015">
            <text:p>0.02</text:p>
          </table:table-cell>
          <table:table-cell table:number-columns-repeated="94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office:value-type="float" office:value="0.05">
            <text:p>0.05</text:p>
          </table:table-cell>
          <table:table-cell office:value-type="float" office:value="0.12">
            <text:p>0.12</text:p>
          </table:table-cell>
          <table:table-cell table:style-name="ce2"/>
          <table:table-cell table:formula="of:=[AveRuns.DG13]" office:value-type="float" office:value="6561.1724">
            <text:p>6561.17</text:p>
          </table:table-cell>
          <table:table-cell office:value-type="float" office:value="1706.161">
            <text:p>1706.16</text:p>
          </table:table-cell>
          <table:table-cell/>
          <table:table-cell table:formula="of:=[AveRuns.GG13]" office:value-type="float" office:value="34.4384">
            <text:p>34.44</text:p>
          </table:table-cell>
          <table:table-cell table:formula="of:=[AveRuns.IT13]" office:value-type="float" office:value="1.4414">
            <text:p>1.44</text:p>
          </table:table-cell>
          <table:table-cell table:formula="of:=[AveRuns.FR13]" office:value-type="float" office:value="4.79853333333333">
            <text:p>4.8</text:p>
          </table:table-cell>
          <table:table-cell table:formula="of:=[AveRuns.IE13]" office:value-type="float" office:value="142.0088">
            <text:p>142.01</text:p>
          </table:table-cell>
          <table:table-cell table:formula="of:=[AveRuns.HP13]" office:value-type="float" office:value="15.9970666666667">
            <text:p>16</text:p>
          </table:table-cell>
          <table:table-cell table:formula="of:=[AveRuns.AT13]" office:value-type="float" office:value="74.6354666666667">
            <text:p>74.64</text:p>
          </table:table-cell>
          <table:table-cell table:formula="of:=[AveRuns.BI13]" office:value-type="float" office:value="356.2566">
            <text:p>356.26</text:p>
          </table:table-cell>
          <table:table-cell table:formula="of:=[AveRuns.JI13]" office:value-type="float" office:value="14.1958">
            <text:p>14.2</text:p>
          </table:table-cell>
          <table:table-cell office:value-type="float" office:value="3180.746">
            <text:p>3180.75</text:p>
          </table:table-cell>
          <table:table-cell office:value-type="float" office:value="502.054">
            <text:p>502.05</text:p>
          </table:table-cell>
          <table:table-cell office:value-type="float" office:value="11343.47">
            <text:p>11343.47</text:p>
          </table:table-cell>
          <table:table-cell office:value-type="float" office:value="316.198">
            <text:p>316.2</text:p>
          </table:table-cell>
          <table:table-cell office:value-type="float" office:value="1648.237">
            <text:p>1648.24</text:p>
          </table:table-cell>
          <table:table-cell office:value-type="float" office:value="1750.786">
            <text:p>1750.79</text:p>
          </table:table-cell>
          <table:table-cell office:value-type="float" office:value="4564.705">
            <text:p>4564.71</text:p>
          </table:table-cell>
          <table:table-cell office:value-type="float" office:value="131.604">
            <text:p>131.6</text:p>
          </table:table-cell>
          <table:table-cell office:value-type="float" office:value="181.896">
            <text:p>181.9</text:p>
          </table:table-cell>
          <table:table-cell office:value-type="float" office:value="334.637">
            <text:p>334.64</text:p>
          </table:table-cell>
          <table:table-cell office:value-type="float" office:value="3063.871">
            <text:p>3063.87</text:p>
          </table:table-cell>
          <table:table-cell office:value-type="float" office:value="1797.881">
            <text:p>1797.88</text:p>
          </table:table-cell>
          <table:table-cell office:value-type="float" office:value="145.615">
            <text:p>145.62</text:p>
          </table:table-cell>
          <table:table-cell office:value-type="float" office:value="15.647">
            <text:p>15.65</text:p>
          </table:table-cell>
          <table:table-cell table:style-name="ce2" table:number-columns-repeated="5"/>
          <table:table-cell office:value-type="float" office:value="398.717">
            <text:p>398.72</text:p>
          </table:table-cell>
          <table:table-cell office:value-type="float" office:value="314.482">
            <text:p>314.48</text:p>
          </table:table-cell>
          <table:table-cell office:value-type="float" office:value="439.219">
            <text:p>439.22</text:p>
          </table:table-cell>
          <table:table-cell office:value-type="float" office:value="1">
            <text:p>1</text:p>
          </table:table-cell>
          <table:table-cell office:value-type="float" office:value="0.78">
            <text:p>0.78</text:p>
          </table:table-cell>
          <table:table-cell table:number-columns-repeated="94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2"/>
          <table:table-cell table:formula="of:=[AveRuns.DG14]" office:value-type="float" office:value="3065.715">
            <text:p>3065.72</text:p>
          </table:table-cell>
          <table:table-cell office:value-type="float" office:value="0.812">
            <text:p>0.81</text:p>
          </table:table-cell>
          <table:table-cell/>
          <table:table-cell table:formula="of:=[AveRuns.GG14]" office:value-type="float" office:value="0.4742">
            <text:p>0.47</text:p>
          </table:table-cell>
          <table:table-cell table:formula="of:=[AveRuns.IT14]" office:value-type="float" office:value="0.0156">
            <text:p>0.02</text:p>
          </table:table-cell>
          <table:table-cell table:formula="of:=[AveRuns.FR14]" office:value-type="float" office:value="0.0487333333333333">
            <text:p>0.05</text:p>
          </table:table-cell>
          <table:table-cell table:formula="of:=[AveRuns.IE14]" office:value-type="float" office:value="1.407">
            <text:p>1.41</text:p>
          </table:table-cell>
          <table:table-cell table:formula="of:=[AveRuns.HP14]" office:value-type="float" office:value="0.163133333333333">
            <text:p>0.16</text:p>
          </table:table-cell>
          <table:table-cell table:formula="of:=[AveRuns.AT14]" office:value-type="float" office:value="0.707666666666667">
            <text:p>0.71</text:p>
          </table:table-cell>
          <table:table-cell table:formula="of:=[AveRuns.BI14]" office:value-type="float" office:value="2.4014">
            <text:p>2.4</text:p>
          </table:table-cell>
          <table:table-cell table:formula="of:=[AveRuns.JI14]" office:value-type="float" office:value="0.1402">
            <text:p>0.14</text:p>
          </table:table-cell>
          <table:table-cell office:value-type="float" office:value="1.529">
            <text:p>1.53</text:p>
          </table:table-cell>
          <table:table-cell office:value-type="float" office:value="0.655">
            <text:p>0.66</text:p>
          </table:table-cell>
          <table:table-cell office:value-type="float" office:value="7.737">
            <text:p>7.74</text:p>
          </table:table-cell>
          <table:table-cell office:value-type="float" office:value="26.661">
            <text:p>26.66</text:p>
          </table:table-cell>
          <table:table-cell office:value-type="float" office:value="6.224">
            <text:p>6.22</text:p>
          </table:table-cell>
          <table:table-cell office:value-type="float" office:value="26.567">
            <text:p>26.57</text:p>
          </table:table-cell>
          <table:table-cell office:value-type="float" office:value="30.592">
            <text:p>30.59</text:p>
          </table:table-cell>
          <table:table-cell office:value-type="float" office:value="12.495">
            <text:p>12.5</text:p>
          </table:table-cell>
          <table:table-cell office:value-type="float" office:value="16.396">
            <text:p>16.4</text:p>
          </table:table-cell>
          <table:table-cell office:value-type="float" office:value="29.92">
            <text:p>29.92</text:p>
          </table:table-cell>
          <table:table-cell office:value-type="float" office:value="259.756">
            <text:p>259.76</text:p>
          </table:table-cell>
          <table:table-cell office:value-type="float" office:value="263.472">
            <text:p>263.47</text:p>
          </table:table-cell>
          <table:table-cell office:value-type="float" office:value="12.761">
            <text:p>12.76</text:p>
          </table:table-cell>
          <table:table-cell office:value-type="float" office:value="0.078">
            <text:p>0.08</text:p>
          </table:table-cell>
          <table:table-cell table:style-name="ce2" table:number-columns-repeated="5"/>
          <table:table-cell office:value-type="float" office:value="38.699">
            <text:p>38.7</text:p>
          </table:table-cell>
          <table:table-cell office:value-type="float" office:value="29.391">
            <text:p>29.39</text:p>
          </table:table-cell>
          <table:table-cell office:value-type="float" office:value="69.311">
            <text:p>69.31</text:p>
          </table:table-cell>
          <table:table-cell table:number-columns-repeated="2" office:value-type="float" office:value="0">
            <text:p>0</text:p>
          </table:table-cell>
          <table:table-cell table:number-columns-repeated="94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18">
            <text:p>0.18</text:p>
          </table:table-cell>
          <table:table-cell office:value-type="float" office:value="0.7">
            <text:p>0.7</text:p>
          </table:table-cell>
          <table:table-cell table:style-name="ce2"/>
          <table:table-cell table:formula="of:=[AveRuns.DG15]" office:value-type="float" office:value="4017.7358">
            <text:p>4017.74</text:p>
          </table:table-cell>
          <table:table-cell office:value-type="float" office:value="227.901">
            <text:p>227.9</text:p>
          </table:table-cell>
          <table:table-cell/>
          <table:table-cell table:formula="of:=[AveRuns.GG15]" office:value-type="float" office:value="11.7252">
            <text:p>11.73</text:p>
          </table:table-cell>
          <table:table-cell table:formula="of:=[AveRuns.IT15]" office:value-type="float" office:value="0.4962">
            <text:p>0.5</text:p>
          </table:table-cell>
          <table:table-cell table:formula="of:=[AveRuns.FR15]" office:value-type="float" office:value="1.68286666666667">
            <text:p>1.68</text:p>
          </table:table-cell>
          <table:table-cell table:formula="of:=[AveRuns.IE15]" office:value-type="float" office:value="52.5472">
            <text:p>52.55</text:p>
          </table:table-cell>
          <table:table-cell table:formula="of:=[AveRuns.HP15]" office:value-type="float" office:value="5.96593333333333">
            <text:p>5.97</text:p>
          </table:table-cell>
          <table:table-cell table:formula="of:=[AveRuns.AT15]" office:value-type="float" office:value="24.1418666666667">
            <text:p>24.14</text:p>
          </table:table-cell>
          <table:table-cell table:formula="of:=[AveRuns.BI15]" office:value-type="float" office:value="211.6292">
            <text:p>211.63</text:p>
          </table:table-cell>
          <table:table-cell table:formula="of:=[AveRuns.JI15]" office:value-type="float" office:value="5.045">
            <text:p>5.05</text:p>
          </table:table-cell>
          <table:table-cell office:value-type="float" office:value="420.531">
            <text:p>420.53</text:p>
          </table:table-cell>
          <table:table-cell office:value-type="float" office:value="122.436">
            <text:p>122.44</text:p>
          </table:table-cell>
          <table:table-cell office:value-type="float" office:value="1089.478">
            <text:p>1089.48</text:p>
          </table:table-cell>
          <table:table-cell office:value-type="float" office:value="5764.092">
            <text:p>5764.09</text:p>
          </table:table-cell>
          <table:table-cell office:value-type="float" office:value="658.993">
            <text:p>658.99</text:p>
          </table:table-cell>
          <table:table-cell office:value-type="float" office:value="3879.788">
            <text:p>3879.79</text:p>
          </table:table-cell>
          <table:table-cell office:value-type="float" office:value="3875.499">
            <text:p>3875.5</text:p>
          </table:table-cell>
          <table:table-cell office:value-type="float" office:value="1838.233">
            <text:p>1838.23</text:p>
          </table:table-cell>
          <table:table-cell office:value-type="float" office:value="2724.016">
            <text:p>2724.02</text:p>
          </table:table-cell>
          <table:table-cell office:value-type="float" office:value="5680.86">
            <text:p>5680.86</text:p>
          </table:table-cell>
          <table:table-cell office:value-type="float" office:value="46911.867">
            <text:p>46911.87</text:p>
          </table:table-cell>
          <table:table-cell office:value-type="float" office:value="18119.975">
            <text:p>18119.98</text:p>
          </table:table-cell>
          <table:table-cell office:value-type="float" office:value="2013.402">
            <text:p>2013.4</text:p>
          </table:table-cell>
          <table:table-cell office:value-type="float" office:value="43.353">
            <text:p>43.35</text:p>
          </table:table-cell>
          <table:table-cell table:style-name="ce2" table:number-columns-repeated="5"/>
          <table:table-cell office:value-type="float" office:value="10121.43">
            <text:p>10121.43</text:p>
          </table:table-cell>
          <table:table-cell office:value-type="float" office:value="8812.628">
            <text:p>8812.63</text:p>
          </table:table-cell>
          <table:table-cell office:value-type="float" office:value="16061.837">
            <text:p>16061.84</text:p>
          </table:table-cell>
          <table:table-cell office:value-type="float" office:value="1.334">
            <text:p>1.33</text:p>
          </table:table-cell>
          <table:table-cell office:value-type="float" office:value="1.357">
            <text:p>1.36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09">
            <text:p>0.09</text:p>
          </table:table-cell>
          <table:table-cell office:value-type="float" office:value="0.28">
            <text:p>0.28</text:p>
          </table:table-cell>
          <table:table-cell table:style-name="ce2"/>
          <table:table-cell table:formula="of:=[AveRuns.DG16]" office:value-type="float" office:value="5258.6352">
            <text:p>5258.64</text:p>
          </table:table-cell>
          <table:table-cell office:value-type="float" office:value="8890.798">
            <text:p>8890.8</text:p>
          </table:table-cell>
          <table:table-cell/>
          <table:table-cell table:formula="of:=[AveRuns.GG16]" office:value-type="float" office:value="56.3844">
            <text:p>56.38</text:p>
          </table:table-cell>
          <table:table-cell table:formula="of:=[AveRuns.IT16]" office:value-type="float" office:value="3.9372">
            <text:p>3.94</text:p>
          </table:table-cell>
          <table:table-cell table:formula="of:=[AveRuns.FR16]" office:value-type="float" office:value="13.2568666666667">
            <text:p>13.26</text:p>
          </table:table-cell>
          <table:table-cell table:formula="of:=[AveRuns.IE16]" office:value-type="float" office:value="389.4406">
            <text:p>389.44</text:p>
          </table:table-cell>
          <table:table-cell table:formula="of:=[AveRuns.HP16]" office:value-type="float" office:value="44.6183333333333">
            <text:p>44.62</text:p>
          </table:table-cell>
          <table:table-cell table:formula="of:=[AveRuns.AT16]" office:value-type="float" office:value="200.29">
            <text:p>200.29</text:p>
          </table:table-cell>
          <table:table-cell table:formula="of:=[AveRuns.BI16]" office:value-type="float" office:value="1541.1072">
            <text:p>1541.11</text:p>
          </table:table-cell>
          <table:table-cell table:formula="of:=[AveRuns.JI16]" office:value-type="float" office:value="38.8908">
            <text:p>38.89</text:p>
          </table:table-cell>
          <table:table-cell office:value-type="float" office:value="7672.014">
            <text:p>7672.01</text:p>
          </table:table-cell>
          <table:table-cell office:value-type="float" office:value="2319.781">
            <text:p>2319.78</text:p>
          </table:table-cell>
          <table:table-cell office:value-type="float" office:value="25751.858">
            <text:p>25751.86</text:p>
          </table:table-cell>
          <table:table-cell office:value-type="float" office:value="304.138">
            <text:p>304.14</text:p>
          </table:table-cell>
          <table:table-cell office:value-type="float" office:value="5532.528">
            <text:p>5532.53</text:p>
          </table:table-cell>
          <table:table-cell office:value-type="float" office:value="6069.456">
            <text:p>6069.46</text:p>
          </table:table-cell>
          <table:table-cell office:value-type="float" office:value="4799.396">
            <text:p>4799.4</text:p>
          </table:table-cell>
          <table:table-cell office:value-type="float" office:value="93.304">
            <text:p>93.3</text:p>
          </table:table-cell>
          <table:table-cell office:value-type="float" office:value="138.715">
            <text:p>138.72</text:p>
          </table:table-cell>
          <table:table-cell office:value-type="float" office:value="270.462">
            <text:p>270.46</text:p>
          </table:table-cell>
          <table:table-cell office:value-type="float" office:value="2118.201">
            <text:p>2118.2</text:p>
          </table:table-cell>
          <table:table-cell office:value-type="float" office:value="893.236">
            <text:p>893.24</text:p>
          </table:table-cell>
          <table:table-cell office:value-type="float" office:value="104.001">
            <text:p>104</text:p>
          </table:table-cell>
          <table:table-cell office:value-type="float" office:value="123.958">
            <text:p>123.96</text:p>
          </table:table-cell>
          <table:table-cell table:style-name="ce2" table:number-columns-repeated="5"/>
          <table:table-cell office:value-type="float" office:value="539.234">
            <text:p>539.23</text:p>
          </table:table-cell>
          <table:table-cell office:value-type="float" office:value="452.213">
            <text:p>452.21</text:p>
          </table:table-cell>
          <table:table-cell office:value-type="float" office:value="768.691">
            <text:p>768.69</text:p>
          </table:table-cell>
          <table:table-cell office:value-type="float" office:value="10.564">
            <text:p>10.56</text:p>
          </table:table-cell>
          <table:table-cell office:value-type="float" office:value="10.702">
            <text:p>10.7</text:p>
          </table:table-cell>
          <table:table-cell/>
          <table:table-cell table:style-name="ce1" table:number-columns-repeated="947"/>
        </table:table-row>
        <table:table-row table:style-name="ro1">
          <table:table-cell table:style-name="ce1" table:number-columns-repeated="4"/>
          <table:table-cell/>
          <table:table-cell table:style-name="ce2" table:number-columns-repeated="2"/>
          <table:table-cell table:number-columns-repeated="25"/>
          <table:table-cell table:style-name="ce2" table:number-columns-repeated="10"/>
          <table:table-cell/>
          <table:table-cell table:style-name="ce1" table:number-columns-repeated="947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AP2]; 1)" office:value-type="float" office:value="4">
            <text:p>4</text:p>
          </table:table-cell>
          <table:table-cell table:formula="of:=RANK([.F2]; [.$E2:.$AV2]; 1)" office:value-type="float" office:value="1">
            <text:p>1</text:p>
          </table:table-cell>
          <table:table-cell/>
          <table:table-cell table:formula="of:=RANK([.H2]; [.$E2:.$AP2]; 1)" office:value-type="float" office:value="19">
            <text:p>19</text:p>
          </table:table-cell>
          <table:table-cell table:number-columns-repeated="2"/>
          <table:table-cell table:formula="of:=RANK([.K2]; [.$E2:.$AP2]; 1)" office:value-type="float" office:value="10">
            <text:p>10</text:p>
          </table:table-cell>
          <table:table-cell table:formula="of:=RANK([.L2]; [.$E2:.$AP2]; 1)" office:value-type="float" office:value="5">
            <text:p>5</text:p>
          </table:table-cell>
          <table:table-cell table:formula="of:=RANK([.M2]; [.$E2:.$AP2]; 1)" office:value-type="float" office:value="6">
            <text:p>6</text:p>
          </table:table-cell>
          <table:table-cell table:formula="of:=RANK([.N2]; [.$E2:.$AP2]; 1)" office:value-type="float" office:value="15">
            <text:p>15</text:p>
          </table:table-cell>
          <table:table-cell table:formula="of:=RANK([.O2]; [.$E2:.$AP2]; 1)" office:value-type="float" office:value="9">
            <text:p>9</text:p>
          </table:table-cell>
          <table:table-cell table:formula="of:=RANK([.P2]; [.$E2:.$AP2]; 1)" office:value-type="float" office:value="11">
            <text:p>11</text:p>
          </table:table-cell>
          <table:table-cell table:formula="of:=RANK([.Q2]; [.$E2:.$AP2]; 1)" office:value-type="float" office:value="12">
            <text:p>12</text:p>
          </table:table-cell>
          <table:table-cell table:formula="of:=RANK([.R2]; [.$E2:.$AP2]; 1)" office:value-type="float" office:value="8">
            <text:p>8</text:p>
          </table:table-cell>
          <table:table-cell table:formula="of:=RANK([.S2]; [.$E2:.$AP2]; 1)" office:value-type="float" office:value="16">
            <text:p>16</text:p>
          </table:table-cell>
          <table:table-cell table:formula="of:=RANK([.T2]; [.$E2:.$AP2]; 1)" office:value-type="float" office:value="13">
            <text:p>13</text:p>
          </table:table-cell>
          <table:table-cell table:formula="of:=RANK([.U2]; [.$E2:.$AP2]; 1)" office:value-type="float" office:value="21">
            <text:p>21</text:p>
          </table:table-cell>
          <table:table-cell table:formula="of:=RANK([.V2]; [.$E2:.$AP2]; 1)" office:value-type="float" office:value="24">
            <text:p>24</text:p>
          </table:table-cell>
          <table:table-cell table:formula="of:=RANK([.W2]; [.$E2:.$AP2]; 1)" office:value-type="float" office:value="17">
            <text:p>17</text:p>
          </table:table-cell>
          <table:table-cell table:formula="of:=RANK([.X2]; [.$E2:.$AP2]; 1)" office:value-type="float" office:value="18">
            <text:p>18</text:p>
          </table:table-cell>
          <table:table-cell table:formula="of:=RANK([.Y2]; [.$E2:.$AP2]; 1)" office:value-type="float" office:value="20">
            <text:p>20</text:p>
          </table:table-cell>
          <table:table-cell table:formula="of:=RANK([.Z2]; [.$E2:.$AP2]; 1)" office:value-type="float" office:value="22">
            <text:p>22</text:p>
          </table:table-cell>
          <table:table-cell table:formula="of:=RANK([.AA2]; [.$E2:.$AP2]; 1)" office:value-type="float" office:value="25">
            <text:p>25</text:p>
          </table:table-cell>
          <table:table-cell table:formula="of:=RANK([.AB2]; [.$E2:.$AP2]; 1)" office:value-type="float" office:value="28">
            <text:p>28</text:p>
          </table:table-cell>
          <table:table-cell table:formula="of:=RANK([.AC2]; [.$E2:.$AP2]; 1)" office:value-type="float" office:value="31">
            <text:p>31</text:p>
          </table:table-cell>
          <table:table-cell table:formula="of:=RANK([.AD2]; [.$E2:.$AP2]; 1)" office:value-type="float" office:value="30">
            <text:p>30</text:p>
          </table:table-cell>
          <table:table-cell table:formula="of:=RANK([.AE2]; [.$E2:.$AP2]; 1)" office:value-type="float" office:value="23">
            <text:p>23</text:p>
          </table:table-cell>
          <table:table-cell table:formula="of:=RANK([.AF2]; [.$E2:.$AP2]; 1)" office:value-type="float" office:value="7">
            <text:p>7</text:p>
          </table:table-cell>
          <table:table-cell table:number-columns-repeated="8"/>
          <table:table-cell table:formula="of:=RANK([.AO2]; [.$E2:.$AP2]; 1)" office:value-type="float" office:value="1">
            <text:p>1</text:p>
          </table:table-cell>
          <table:table-cell table:formula="of:=RANK([.AP2]; [.$E2:.$AP2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]; [.$E3:.$AP3]; 1)" office:value-type="float" office:value="1">
            <text:p>1</text:p>
          </table:table-cell>
          <table:table-cell table:formula="of:=RANK([.F3]; [.$E3:.$AV3]; 1)" office:value-type="float" office:value="2">
            <text:p>2</text:p>
          </table:table-cell>
          <table:table-cell/>
          <table:table-cell table:formula="of:=RANK([.H3]; [.$E3:.$AP3]; 1)" office:value-type="float" office:value="22">
            <text:p>22</text:p>
          </table:table-cell>
          <table:table-cell table:number-columns-repeated="2"/>
          <table:table-cell table:formula="of:=RANK([.K3]; [.$E3:.$AP3]; 1)" office:value-type="float" office:value="10">
            <text:p>10</text:p>
          </table:table-cell>
          <table:table-cell table:formula="of:=RANK([.L3]; [.$E3:.$AP3]; 1)" office:value-type="float" office:value="3">
            <text:p>3</text:p>
          </table:table-cell>
          <table:table-cell table:formula="of:=RANK([.M3]; [.$E3:.$AP3]; 1)" office:value-type="float" office:value="4">
            <text:p>4</text:p>
          </table:table-cell>
          <table:table-cell table:formula="of:=RANK([.N3]; [.$E3:.$AP3]; 1)" office:value-type="float" office:value="12">
            <text:p>12</text:p>
          </table:table-cell>
          <table:table-cell table:formula="of:=RANK([.O3]; [.$E3:.$AP3]; 1)" office:value-type="float" office:value="8">
            <text:p>8</text:p>
          </table:table-cell>
          <table:table-cell table:formula="of:=RANK([.P3]; [.$E3:.$AP3]; 1)" office:value-type="float" office:value="11">
            <text:p>11</text:p>
          </table:table-cell>
          <table:table-cell table:formula="of:=RANK([.Q3]; [.$E3:.$AP3]; 1)" office:value-type="float" office:value="13">
            <text:p>13</text:p>
          </table:table-cell>
          <table:table-cell table:formula="of:=RANK([.R3]; [.$E3:.$AP3]; 1)" office:value-type="float" office:value="7">
            <text:p>7</text:p>
          </table:table-cell>
          <table:table-cell table:formula="of:=RANK([.S3]; [.$E3:.$AP3]; 1)" office:value-type="float" office:value="21">
            <text:p>21</text:p>
          </table:table-cell>
          <table:table-cell table:formula="of:=RANK([.T3]; [.$E3:.$AP3]; 1)" office:value-type="float" office:value="18">
            <text:p>18</text:p>
          </table:table-cell>
          <table:table-cell table:formula="of:=RANK([.U3]; [.$E3:.$AP3]; 1)" office:value-type="float" office:value="31">
            <text:p>31</text:p>
          </table:table-cell>
          <table:table-cell table:formula="of:=RANK([.V3]; [.$E3:.$AP3]; 1)" office:value-type="float" office:value="17">
            <text:p>17</text:p>
          </table:table-cell>
          <table:table-cell table:formula="of:=RANK([.W3]; [.$E3:.$AP3]; 1)" office:value-type="float" office:value="28">
            <text:p>28</text:p>
          </table:table-cell>
          <table:table-cell table:formula="of:=RANK([.X3]; [.$E3:.$AP3]; 1)" office:value-type="float" office:value="26">
            <text:p>26</text:p>
          </table:table-cell>
          <table:table-cell table:formula="of:=RANK([.Y3]; [.$E3:.$AP3]; 1)" office:value-type="float" office:value="23">
            <text:p>23</text:p>
          </table:table-cell>
          <table:table-cell table:formula="of:=RANK([.Z3]; [.$E3:.$AP3]; 1)" office:value-type="float" office:value="15">
            <text:p>15</text:p>
          </table:table-cell>
          <table:table-cell table:formula="of:=RANK([.AA3]; [.$E3:.$AP3]; 1)" office:value-type="float" office:value="24">
            <text:p>24</text:p>
          </table:table-cell>
          <table:table-cell table:formula="of:=RANK([.AB3]; [.$E3:.$AP3]; 1)" office:value-type="float" office:value="27">
            <text:p>27</text:p>
          </table:table-cell>
          <table:table-cell table:formula="of:=RANK([.AC3]; [.$E3:.$AP3]; 1)" office:value-type="float" office:value="30">
            <text:p>30</text:p>
          </table:table-cell>
          <table:table-cell table:formula="of:=RANK([.AD3]; [.$E3:.$AP3]; 1)" office:value-type="float" office:value="29">
            <text:p>29</text:p>
          </table:table-cell>
          <table:table-cell table:formula="of:=RANK([.AE3]; [.$E3:.$AP3]; 1)" office:value-type="float" office:value="14">
            <text:p>14</text:p>
          </table:table-cell>
          <table:table-cell table:formula="of:=RANK([.AF3]; [.$E3:.$AP3]; 1)" office:value-type="float" office:value="9">
            <text:p>9</text:p>
          </table:table-cell>
          <table:table-cell table:number-columns-repeated="8"/>
          <table:table-cell table:formula="of:=RANK([.AO3]; [.$E3:.$AP3]; 1)" office:value-type="float" office:value="6">
            <text:p>6</text:p>
          </table:table-cell>
          <table:table-cell table:formula="of:=RANK([.AP3]; [.$E3:.$AP3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4]; [.$E4:.$AP4]; 1)" office:value-type="float" office:value="1">
            <text:p>1</text:p>
          </table:table-cell>
          <table:table-cell table:formula="of:=RANK([.F4]; [.$E4:.$AV4]; 1)" office:value-type="float" office:value="2">
            <text:p>2</text:p>
          </table:table-cell>
          <table:table-cell/>
          <table:table-cell table:formula="of:=RANK([.H4]; [.$E4:.$AP4]; 1)" office:value-type="float" office:value="14">
            <text:p>14</text:p>
          </table:table-cell>
          <table:table-cell table:number-columns-repeated="2"/>
          <table:table-cell table:formula="of:=RANK([.K4]; [.$E4:.$AP4]; 1)" office:value-type="float" office:value="9">
            <text:p>9</text:p>
          </table:table-cell>
          <table:table-cell table:formula="of:=RANK([.L4]; [.$E4:.$AP4]; 1)" office:value-type="float" office:value="3">
            <text:p>3</text:p>
          </table:table-cell>
          <table:table-cell table:formula="of:=RANK([.M4]; [.$E4:.$AP4]; 1)" office:value-type="float" office:value="6">
            <text:p>6</text:p>
          </table:table-cell>
          <table:table-cell table:formula="of:=RANK([.N4]; [.$E4:.$AP4]; 1)" office:value-type="float" office:value="12">
            <text:p>12</text:p>
          </table:table-cell>
          <table:table-cell table:formula="of:=RANK([.O4]; [.$E4:.$AP4]; 1)" office:value-type="float" office:value="8">
            <text:p>8</text:p>
          </table:table-cell>
          <table:table-cell table:formula="of:=RANK([.P4]; [.$E4:.$AP4]; 1)" office:value-type="float" office:value="11">
            <text:p>11</text:p>
          </table:table-cell>
          <table:table-cell table:formula="of:=RANK([.Q4]; [.$E4:.$AP4]; 1)" office:value-type="float" office:value="13">
            <text:p>13</text:p>
          </table:table-cell>
          <table:table-cell table:formula="of:=RANK([.R4]; [.$E4:.$AP4]; 1)" office:value-type="float" office:value="7">
            <text:p>7</text:p>
          </table:table-cell>
          <table:table-cell table:formula="of:=RANK([.S4]; [.$E4:.$AP4]; 1)" office:value-type="float" office:value="20">
            <text:p>20</text:p>
          </table:table-cell>
          <table:table-cell table:formula="of:=RANK([.T4]; [.$E4:.$AP4]; 1)" office:value-type="float" office:value="15">
            <text:p>15</text:p>
          </table:table-cell>
          <table:table-cell table:formula="of:=RANK([.U4]; [.$E4:.$AP4]; 1)" office:value-type="float" office:value="29">
            <text:p>29</text:p>
          </table:table-cell>
          <table:table-cell table:formula="of:=RANK([.V4]; [.$E4:.$AP4]; 1)" office:value-type="float" office:value="22">
            <text:p>22</text:p>
          </table:table-cell>
          <table:table-cell table:formula="of:=RANK([.W4]; [.$E4:.$AP4]; 1)" office:value-type="float" office:value="18">
            <text:p>18</text:p>
          </table:table-cell>
          <table:table-cell table:formula="of:=RANK([.X4]; [.$E4:.$AP4]; 1)" office:value-type="float" office:value="28">
            <text:p>28</text:p>
          </table:table-cell>
          <table:table-cell table:formula="of:=RANK([.Y4]; [.$E4:.$AP4]; 1)" office:value-type="float" office:value="24">
            <text:p>24</text:p>
          </table:table-cell>
          <table:table-cell table:formula="of:=RANK([.Z4]; [.$E4:.$AP4]; 1)" office:value-type="float" office:value="17">
            <text:p>17</text:p>
          </table:table-cell>
          <table:table-cell table:formula="of:=RANK([.AA4]; [.$E4:.$AP4]; 1)" office:value-type="float" office:value="21">
            <text:p>21</text:p>
          </table:table-cell>
          <table:table-cell table:formula="of:=RANK([.AB4]; [.$E4:.$AP4]; 1)" office:value-type="float" office:value="27">
            <text:p>27</text:p>
          </table:table-cell>
          <table:table-cell table:formula="of:=RANK([.AC4]; [.$E4:.$AP4]; 1)" office:value-type="float" office:value="31">
            <text:p>31</text:p>
          </table:table-cell>
          <table:table-cell table:formula="of:=RANK([.AD4]; [.$E4:.$AP4]; 1)" office:value-type="float" office:value="30">
            <text:p>30</text:p>
          </table:table-cell>
          <table:table-cell table:formula="of:=RANK([.AE4]; [.$E4:.$AP4]; 1)" office:value-type="float" office:value="19">
            <text:p>19</text:p>
          </table:table-cell>
          <table:table-cell table:formula="of:=RANK([.AF4]; [.$E4:.$AP4]; 1)" office:value-type="float" office:value="10">
            <text:p>10</text:p>
          </table:table-cell>
          <table:table-cell table:number-columns-repeated="8"/>
          <table:table-cell table:formula="of:=RANK([.AO4]; [.$E4:.$AP4]; 1)" office:value-type="float" office:value="5">
            <text:p>5</text:p>
          </table:table-cell>
          <table:table-cell table:formula="of:=RANK([.AP4]; [.$E4:.$AP4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5]; [.$E5:.$AP5]; 1)" office:value-type="float" office:value="1">
            <text:p>1</text:p>
          </table:table-cell>
          <table:table-cell table:formula="of:=RANK([.F5]; [.$E5:.$AV5]; 1)" office:value-type="float" office:value="2">
            <text:p>2</text:p>
          </table:table-cell>
          <table:table-cell/>
          <table:table-cell table:formula="of:=RANK([.H5]; [.$E5:.$AP5]; 1)" office:value-type="float" office:value="30">
            <text:p>30</text:p>
          </table:table-cell>
          <table:table-cell table:number-columns-repeated="2"/>
          <table:table-cell table:formula="of:=RANK([.K5]; [.$E5:.$AP5]; 1)" office:value-type="float" office:value="12">
            <text:p>12</text:p>
          </table:table-cell>
          <table:table-cell table:formula="of:=RANK([.L5]; [.$E5:.$AP5]; 1)" office:value-type="float" office:value="5">
            <text:p>5</text:p>
          </table:table-cell>
          <table:table-cell table:formula="of:=RANK([.M5]; [.$E5:.$AP5]; 1)" office:value-type="float" office:value="6">
            <text:p>6</text:p>
          </table:table-cell>
          <table:table-cell table:formula="of:=RANK([.N5]; [.$E5:.$AP5]; 1)" office:value-type="float" office:value="21">
            <text:p>21</text:p>
          </table:table-cell>
          <table:table-cell table:formula="of:=RANK([.O5]; [.$E5:.$AP5]; 1)" office:value-type="float" office:value="9">
            <text:p>9</text:p>
          </table:table-cell>
          <table:table-cell table:formula="of:=RANK([.P5]; [.$E5:.$AP5]; 1)" office:value-type="float" office:value="14">
            <text:p>14</text:p>
          </table:table-cell>
          <table:table-cell table:formula="of:=RANK([.Q5]; [.$E5:.$AP5]; 1)" office:value-type="float" office:value="16">
            <text:p>16</text:p>
          </table:table-cell>
          <table:table-cell table:formula="of:=RANK([.R5]; [.$E5:.$AP5]; 1)" office:value-type="float" office:value="8">
            <text:p>8</text:p>
          </table:table-cell>
          <table:table-cell table:formula="of:=RANK([.S5]; [.$E5:.$AP5]; 1)" office:value-type="float" office:value="27">
            <text:p>27</text:p>
          </table:table-cell>
          <table:table-cell table:formula="of:=RANK([.T5]; [.$E5:.$AP5]; 1)" office:value-type="float" office:value="19">
            <text:p>19</text:p>
          </table:table-cell>
          <table:table-cell table:formula="of:=RANK([.U5]; [.$E5:.$AP5]; 1)" office:value-type="float" office:value="31">
            <text:p>31</text:p>
          </table:table-cell>
          <table:table-cell table:formula="of:=RANK([.V5]; [.$E5:.$AP5]; 1)" office:value-type="float" office:value="13">
            <text:p>13</text:p>
          </table:table-cell>
          <table:table-cell table:formula="of:=RANK([.W5]; [.$E5:.$AP5]; 1)" office:value-type="float" office:value="23">
            <text:p>23</text:p>
          </table:table-cell>
          <table:table-cell table:formula="of:=RANK([.X5]; [.$E5:.$AP5]; 1)" office:value-type="float" office:value="18">
            <text:p>18</text:p>
          </table:table-cell>
          <table:table-cell table:formula="of:=RANK([.Y5]; [.$E5:.$AP5]; 1)" office:value-type="float" office:value="26">
            <text:p>26</text:p>
          </table:table-cell>
          <table:table-cell table:formula="of:=RANK([.Z5]; [.$E5:.$AP5]; 1)" office:value-type="float" office:value="11">
            <text:p>11</text:p>
          </table:table-cell>
          <table:table-cell table:formula="of:=RANK([.AA5]; [.$E5:.$AP5]; 1)" office:value-type="float" office:value="15">
            <text:p>15</text:p>
          </table:table-cell>
          <table:table-cell table:formula="of:=RANK([.AB5]; [.$E5:.$AP5]; 1)" office:value-type="float" office:value="22">
            <text:p>22</text:p>
          </table:table-cell>
          <table:table-cell table:formula="of:=RANK([.AC5]; [.$E5:.$AP5]; 1)" office:value-type="float" office:value="25">
            <text:p>25</text:p>
          </table:table-cell>
          <table:table-cell table:formula="of:=RANK([.AD5]; [.$E5:.$AP5]; 1)" office:value-type="float" office:value="28">
            <text:p>28</text:p>
          </table:table-cell>
          <table:table-cell table:formula="of:=RANK([.AE5]; [.$E5:.$AP5]; 1)" office:value-type="float" office:value="10">
            <text:p>10</text:p>
          </table:table-cell>
          <table:table-cell table:formula="of:=RANK([.AF5]; [.$E5:.$AP5]; 1)" office:value-type="float" office:value="7">
            <text:p>7</text:p>
          </table:table-cell>
          <table:table-cell table:number-columns-repeated="8"/>
          <table:table-cell table:formula="of:=RANK([.AO5]; [.$E5:.$AP5]; 1)" office:value-type="float" office:value="2">
            <text:p>2</text:p>
          </table:table-cell>
          <table:table-cell table:formula="of:=RANK([.AP5]; [.$E5:.$AP5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6]; [.$E6:.$AP6]; 1)" office:value-type="float" office:value="1">
            <text:p>1</text:p>
          </table:table-cell>
          <table:table-cell table:formula="of:=RANK([.F6]; [.$E6:.$AV6]; 1)" office:value-type="float" office:value="1">
            <text:p>1</text:p>
          </table:table-cell>
          <table:table-cell/>
          <table:table-cell table:formula="of:=RANK([.H6]; [.$E6:.$AP6]; 1)" office:value-type="float" office:value="30">
            <text:p>30</text:p>
          </table:table-cell>
          <table:table-cell table:number-columns-repeated="2"/>
          <table:table-cell table:formula="of:=RANK([.K6]; [.$E6:.$AP6]; 1)" office:value-type="float" office:value="10">
            <text:p>10</text:p>
          </table:table-cell>
          <table:table-cell table:formula="of:=RANK([.L6]; [.$E6:.$AP6]; 1)" office:value-type="float" office:value="5">
            <text:p>5</text:p>
          </table:table-cell>
          <table:table-cell table:formula="of:=RANK([.M6]; [.$E6:.$AP6]; 1)" office:value-type="float" office:value="6">
            <text:p>6</text:p>
          </table:table-cell>
          <table:table-cell table:formula="of:=RANK([.N6]; [.$E6:.$AP6]; 1)" office:value-type="float" office:value="15">
            <text:p>15</text:p>
          </table:table-cell>
          <table:table-cell table:formula="of:=RANK([.O6]; [.$E6:.$AP6]; 1)" office:value-type="float" office:value="8">
            <text:p>8</text:p>
          </table:table-cell>
          <table:table-cell table:formula="of:=RANK([.P6]; [.$E6:.$AP6]; 1)" office:value-type="float" office:value="11">
            <text:p>11</text:p>
          </table:table-cell>
          <table:table-cell table:formula="of:=RANK([.Q6]; [.$E6:.$AP6]; 1)" office:value-type="float" office:value="16">
            <text:p>16</text:p>
          </table:table-cell>
          <table:table-cell table:formula="of:=RANK([.R6]; [.$E6:.$AP6]; 1)" office:value-type="float" office:value="7">
            <text:p>7</text:p>
          </table:table-cell>
          <table:table-cell table:formula="of:=RANK([.S6]; [.$E6:.$AP6]; 1)" office:value-type="float" office:value="18">
            <text:p>18</text:p>
          </table:table-cell>
          <table:table-cell table:formula="of:=RANK([.T6]; [.$E6:.$AP6]; 1)" office:value-type="float" office:value="12">
            <text:p>12</text:p>
          </table:table-cell>
          <table:table-cell table:formula="of:=RANK([.U6]; [.$E6:.$AP6]; 1)" office:value-type="float" office:value="31">
            <text:p>31</text:p>
          </table:table-cell>
          <table:table-cell table:formula="of:=RANK([.V6]; [.$E6:.$AP6]; 1)" office:value-type="float" office:value="19">
            <text:p>19</text:p>
          </table:table-cell>
          <table:table-cell table:formula="of:=RANK([.W6]; [.$E6:.$AP6]; 1)" office:value-type="float" office:value="28">
            <text:p>28</text:p>
          </table:table-cell>
          <table:table-cell table:formula="of:=RANK([.X6]; [.$E6:.$AP6]; 1)" office:value-type="float" office:value="21">
            <text:p>21</text:p>
          </table:table-cell>
          <table:table-cell table:formula="of:=RANK([.Y6]; [.$E6:.$AP6]; 1)" office:value-type="float" office:value="27">
            <text:p>27</text:p>
          </table:table-cell>
          <table:table-cell table:formula="of:=RANK([.Z6]; [.$E6:.$AP6]; 1)" office:value-type="float" office:value="14">
            <text:p>14</text:p>
          </table:table-cell>
          <table:table-cell table:formula="of:=RANK([.AA6]; [.$E6:.$AP6]; 1)" office:value-type="float" office:value="20">
            <text:p>20</text:p>
          </table:table-cell>
          <table:table-cell table:formula="of:=RANK([.AB6]; [.$E6:.$AP6]; 1)" office:value-type="float" office:value="23">
            <text:p>23</text:p>
          </table:table-cell>
          <table:table-cell table:formula="of:=RANK([.AC6]; [.$E6:.$AP6]; 1)" office:value-type="float" office:value="26">
            <text:p>26</text:p>
          </table:table-cell>
          <table:table-cell table:formula="of:=RANK([.AD6]; [.$E6:.$AP6]; 1)" office:value-type="float" office:value="29">
            <text:p>29</text:p>
          </table:table-cell>
          <table:table-cell table:formula="of:=RANK([.AE6]; [.$E6:.$AP6]; 1)" office:value-type="float" office:value="13">
            <text:p>13</text:p>
          </table:table-cell>
          <table:table-cell table:formula="of:=RANK([.AF6]; [.$E6:.$AP6]; 1)" office:value-type="float" office:value="9">
            <text:p>9</text:p>
          </table:table-cell>
          <table:table-cell table:number-columns-repeated="8"/>
          <table:table-cell table:formula="of:=RANK([.AO6]; [.$E6:.$AP6]; 1)" office:value-type="float" office:value="3">
            <text:p>3</text:p>
          </table:table-cell>
          <table:table-cell table:formula="of:=RANK([.AP6]; [.$E6:.$AP6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7]; [.$E7:.$AP7]; 1)" office:value-type="float" office:value="1">
            <text:p>1</text:p>
          </table:table-cell>
          <table:table-cell table:formula="of:=RANK([.F7]; [.$E7:.$AV7]; 1)" office:value-type="float" office:value="1">
            <text:p>1</text:p>
          </table:table-cell>
          <table:table-cell/>
          <table:table-cell table:formula="of:=RANK([.H7]; [.$E7:.$AP7]; 1)" office:value-type="float" office:value="31">
            <text:p>31</text:p>
          </table:table-cell>
          <table:table-cell table:number-columns-repeated="2"/>
          <table:table-cell table:formula="of:=RANK([.K7]; [.$E7:.$AP7]; 1)" office:value-type="float" office:value="10">
            <text:p>10</text:p>
          </table:table-cell>
          <table:table-cell table:formula="of:=RANK([.L7]; [.$E7:.$AP7]; 1)" office:value-type="float" office:value="5">
            <text:p>5</text:p>
          </table:table-cell>
          <table:table-cell table:formula="of:=RANK([.M7]; [.$E7:.$AP7]; 1)" office:value-type="float" office:value="6">
            <text:p>6</text:p>
          </table:table-cell>
          <table:table-cell table:formula="of:=RANK([.N7]; [.$E7:.$AP7]; 1)" office:value-type="float" office:value="14">
            <text:p>14</text:p>
          </table:table-cell>
          <table:table-cell table:formula="of:=RANK([.O7]; [.$E7:.$AP7]; 1)" office:value-type="float" office:value="9">
            <text:p>9</text:p>
          </table:table-cell>
          <table:table-cell table:formula="of:=RANK([.P7]; [.$E7:.$AP7]; 1)" office:value-type="float" office:value="11">
            <text:p>11</text:p>
          </table:table-cell>
          <table:table-cell table:formula="of:=RANK([.Q7]; [.$E7:.$AP7]; 1)" office:value-type="float" office:value="13">
            <text:p>13</text:p>
          </table:table-cell>
          <table:table-cell table:formula="of:=RANK([.R7]; [.$E7:.$AP7]; 1)" office:value-type="float" office:value="8">
            <text:p>8</text:p>
          </table:table-cell>
          <table:table-cell table:formula="of:=RANK([.S7]; [.$E7:.$AP7]; 1)" office:value-type="float" office:value="15">
            <text:p>15</text:p>
          </table:table-cell>
          <table:table-cell table:formula="of:=RANK([.T7]; [.$E7:.$AP7]; 1)" office:value-type="float" office:value="12">
            <text:p>12</text:p>
          </table:table-cell>
          <table:table-cell table:formula="of:=RANK([.U7]; [.$E7:.$AP7]; 1)" office:value-type="float" office:value="18">
            <text:p>18</text:p>
          </table:table-cell>
          <table:table-cell table:formula="of:=RANK([.V7]; [.$E7:.$AP7]; 1)" office:value-type="float" office:value="24">
            <text:p>24</text:p>
          </table:table-cell>
          <table:table-cell table:formula="of:=RANK([.W7]; [.$E7:.$AP7]; 1)" office:value-type="float" office:value="17">
            <text:p>17</text:p>
          </table:table-cell>
          <table:table-cell table:formula="of:=RANK([.X7]; [.$E7:.$AP7]; 1)" office:value-type="float" office:value="22">
            <text:p>22</text:p>
          </table:table-cell>
          <table:table-cell table:formula="of:=RANK([.Y7]; [.$E7:.$AP7]; 1)" office:value-type="float" office:value="21">
            <text:p>21</text:p>
          </table:table-cell>
          <table:table-cell table:formula="of:=RANK([.Z7]; [.$E7:.$AP7]; 1)" office:value-type="float" office:value="20">
            <text:p>20</text:p>
          </table:table-cell>
          <table:table-cell table:formula="of:=RANK([.AA7]; [.$E7:.$AP7]; 1)" office:value-type="float" office:value="26">
            <text:p>26</text:p>
          </table:table-cell>
          <table:table-cell table:formula="of:=RANK([.AB7]; [.$E7:.$AP7]; 1)" office:value-type="float" office:value="28">
            <text:p>28</text:p>
          </table:table-cell>
          <table:table-cell table:formula="of:=RANK([.AC7]; [.$E7:.$AP7]; 1)" office:value-type="float" office:value="29">
            <text:p>29</text:p>
          </table:table-cell>
          <table:table-cell table:formula="of:=RANK([.AD7]; [.$E7:.$AP7]; 1)" office:value-type="float" office:value="30">
            <text:p>30</text:p>
          </table:table-cell>
          <table:table-cell table:formula="of:=RANK([.AE7]; [.$E7:.$AP7]; 1)" office:value-type="float" office:value="19">
            <text:p>19</text:p>
          </table:table-cell>
          <table:table-cell table:formula="of:=RANK([.AF7]; [.$E7:.$AP7]; 1)" office:value-type="float" office:value="7">
            <text:p>7</text:p>
          </table:table-cell>
          <table:table-cell table:number-columns-repeated="8"/>
          <table:table-cell table:formula="of:=RANK([.AO7]; [.$E7:.$AP7]; 1)" office:value-type="float" office:value="4">
            <text:p>4</text:p>
          </table:table-cell>
          <table:table-cell table:formula="of:=RANK([.AP7]; [.$E7:.$AP7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8]; [.$E8:.$AP8]; 1)" office:value-type="float" office:value="1">
            <text:p>1</text:p>
          </table:table-cell>
          <table:table-cell table:formula="of:=RANK([.F8]; [.$E8:.$AV8]; 1)" office:value-type="float" office:value="1">
            <text:p>1</text:p>
          </table:table-cell>
          <table:table-cell/>
          <table:table-cell table:formula="of:=RANK([.H8]; [.$E8:.$AP8]; 1)" office:value-type="float" office:value="31">
            <text:p>31</text:p>
          </table:table-cell>
          <table:table-cell table:number-columns-repeated="2"/>
          <table:table-cell table:formula="of:=RANK([.K8]; [.$E8:.$AP8]; 1)" office:value-type="float" office:value="11">
            <text:p>11</text:p>
          </table:table-cell>
          <table:table-cell table:formula="of:=RANK([.L8]; [.$E8:.$AP8]; 1)" office:value-type="float" office:value="5">
            <text:p>5</text:p>
          </table:table-cell>
          <table:table-cell table:formula="of:=RANK([.M8]; [.$E8:.$AP8]; 1)" office:value-type="float" office:value="6">
            <text:p>6</text:p>
          </table:table-cell>
          <table:table-cell table:formula="of:=RANK([.N8]; [.$E8:.$AP8]; 1)" office:value-type="float" office:value="14">
            <text:p>14</text:p>
          </table:table-cell>
          <table:table-cell table:formula="of:=RANK([.O8]; [.$E8:.$AP8]; 1)" office:value-type="float" office:value="8">
            <text:p>8</text:p>
          </table:table-cell>
          <table:table-cell table:formula="of:=RANK([.P8]; [.$E8:.$AP8]; 1)" office:value-type="float" office:value="12">
            <text:p>12</text:p>
          </table:table-cell>
          <table:table-cell table:formula="of:=RANK([.Q8]; [.$E8:.$AP8]; 1)" office:value-type="float" office:value="17">
            <text:p>17</text:p>
          </table:table-cell>
          <table:table-cell table:formula="of:=RANK([.R8]; [.$E8:.$AP8]; 1)" office:value-type="float" office:value="7">
            <text:p>7</text:p>
          </table:table-cell>
          <table:table-cell table:formula="of:=RANK([.S8]; [.$E8:.$AP8]; 1)" office:value-type="float" office:value="18">
            <text:p>18</text:p>
          </table:table-cell>
          <table:table-cell table:formula="of:=RANK([.T8]; [.$E8:.$AP8]; 1)" office:value-type="float" office:value="13">
            <text:p>13</text:p>
          </table:table-cell>
          <table:table-cell table:formula="of:=RANK([.U8]; [.$E8:.$AP8]; 1)" office:value-type="float" office:value="27">
            <text:p>27</text:p>
          </table:table-cell>
          <table:table-cell table:formula="of:=RANK([.V8]; [.$E8:.$AP8]; 1)" office:value-type="float" office:value="20">
            <text:p>20</text:p>
          </table:table-cell>
          <table:table-cell table:formula="of:=RANK([.W8]; [.$E8:.$AP8]; 1)" office:value-type="float" office:value="10">
            <text:p>10</text:p>
          </table:table-cell>
          <table:table-cell table:formula="of:=RANK([.X8]; [.$E8:.$AP8]; 1)" office:value-type="float" office:value="23">
            <text:p>23</text:p>
          </table:table-cell>
          <table:table-cell table:formula="of:=RANK([.Y8]; [.$E8:.$AP8]; 1)" office:value-type="float" office:value="21">
            <text:p>21</text:p>
          </table:table-cell>
          <table:table-cell table:formula="of:=RANK([.Z8]; [.$E8:.$AP8]; 1)" office:value-type="float" office:value="16">
            <text:p>16</text:p>
          </table:table-cell>
          <table:table-cell table:formula="of:=RANK([.AA8]; [.$E8:.$AP8]; 1)" office:value-type="float" office:value="22">
            <text:p>22</text:p>
          </table:table-cell>
          <table:table-cell table:formula="of:=RANK([.AB8]; [.$E8:.$AP8]; 1)" office:value-type="float" office:value="26">
            <text:p>26</text:p>
          </table:table-cell>
          <table:table-cell table:formula="of:=RANK([.AC8]; [.$E8:.$AP8]; 1)" office:value-type="float" office:value="29">
            <text:p>29</text:p>
          </table:table-cell>
          <table:table-cell table:formula="of:=RANK([.AD8]; [.$E8:.$AP8]; 1)" office:value-type="float" office:value="30">
            <text:p>30</text:p>
          </table:table-cell>
          <table:table-cell table:formula="of:=RANK([.AE8]; [.$E8:.$AP8]; 1)" office:value-type="float" office:value="15">
            <text:p>15</text:p>
          </table:table-cell>
          <table:table-cell table:formula="of:=RANK([.AF8]; [.$E8:.$AP8]; 1)" office:value-type="float" office:value="9">
            <text:p>9</text:p>
          </table:table-cell>
          <table:table-cell table:number-columns-repeated="8"/>
          <table:table-cell table:formula="of:=RANK([.AO8]; [.$E8:.$AP8]; 1)" office:value-type="float" office:value="3">
            <text:p>3</text:p>
          </table:table-cell>
          <table:table-cell table:formula="of:=RANK([.AP8]; [.$E8:.$AP8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9]; [.$E9:.$AP9]; 1)" office:value-type="float" office:value="1">
            <text:p>1</text:p>
          </table:table-cell>
          <table:table-cell table:formula="of:=RANK([.F9]; [.$E9:.$AV9]; 1)" office:value-type="float" office:value="2">
            <text:p>2</text:p>
          </table:table-cell>
          <table:table-cell/>
          <table:table-cell table:formula="of:=RANK([.H9]; [.$E9:.$AP9]; 1)" office:value-type="float" office:value="24">
            <text:p>24</text:p>
          </table:table-cell>
          <table:table-cell table:number-columns-repeated="2"/>
          <table:table-cell table:formula="of:=RANK([.K9]; [.$E9:.$AP9]; 1)" office:value-type="float" office:value="10">
            <text:p>10</text:p>
          </table:table-cell>
          <table:table-cell table:formula="of:=RANK([.L9]; [.$E9:.$AP9]; 1)" office:value-type="float" office:value="5">
            <text:p>5</text:p>
          </table:table-cell>
          <table:table-cell table:formula="of:=RANK([.M9]; [.$E9:.$AP9]; 1)" office:value-type="float" office:value="6">
            <text:p>6</text:p>
          </table:table-cell>
          <table:table-cell table:formula="of:=RANK([.N9]; [.$E9:.$AP9]; 1)" office:value-type="float" office:value="12">
            <text:p>12</text:p>
          </table:table-cell>
          <table:table-cell table:formula="of:=RANK([.O9]; [.$E9:.$AP9]; 1)" office:value-type="float" office:value="9">
            <text:p>9</text:p>
          </table:table-cell>
          <table:table-cell table:formula="of:=RANK([.P9]; [.$E9:.$AP9]; 1)" office:value-type="float" office:value="11">
            <text:p>11</text:p>
          </table:table-cell>
          <table:table-cell table:formula="of:=RANK([.Q9]; [.$E9:.$AP9]; 1)" office:value-type="float" office:value="13">
            <text:p>13</text:p>
          </table:table-cell>
          <table:table-cell table:formula="of:=RANK([.R9]; [.$E9:.$AP9]; 1)" office:value-type="float" office:value="8">
            <text:p>8</text:p>
          </table:table-cell>
          <table:table-cell table:formula="of:=RANK([.S9]; [.$E9:.$AP9]; 1)" office:value-type="float" office:value="29">
            <text:p>29</text:p>
          </table:table-cell>
          <table:table-cell table:formula="of:=RANK([.T9]; [.$E9:.$AP9]; 1)" office:value-type="float" office:value="23">
            <text:p>23</text:p>
          </table:table-cell>
          <table:table-cell table:formula="of:=RANK([.U9]; [.$E9:.$AP9]; 1)" office:value-type="float" office:value="31">
            <text:p>31</text:p>
          </table:table-cell>
          <table:table-cell table:formula="of:=RANK([.V9]; [.$E9:.$AP9]; 1)" office:value-type="float" office:value="19">
            <text:p>19</text:p>
          </table:table-cell>
          <table:table-cell table:formula="of:=RANK([.W9]; [.$E9:.$AP9]; 1)" office:value-type="float" office:value="27">
            <text:p>27</text:p>
          </table:table-cell>
          <table:table-cell table:formula="of:=RANK([.X9]; [.$E9:.$AP9]; 1)" office:value-type="float" office:value="22">
            <text:p>22</text:p>
          </table:table-cell>
          <table:table-cell table:formula="of:=RANK([.Y9]; [.$E9:.$AP9]; 1)" office:value-type="float" office:value="26">
            <text:p>26</text:p>
          </table:table-cell>
          <table:table-cell table:formula="of:=RANK([.Z9]; [.$E9:.$AP9]; 1)" office:value-type="float" office:value="16">
            <text:p>16</text:p>
          </table:table-cell>
          <table:table-cell table:formula="of:=RANK([.AA9]; [.$E9:.$AP9]; 1)" office:value-type="float" office:value="20">
            <text:p>20</text:p>
          </table:table-cell>
          <table:table-cell table:formula="of:=RANK([.AB9]; [.$E9:.$AP9]; 1)" office:value-type="float" office:value="21">
            <text:p>21</text:p>
          </table:table-cell>
          <table:table-cell table:formula="of:=RANK([.AC9]; [.$E9:.$AP9]; 1)" office:value-type="float" office:value="28">
            <text:p>28</text:p>
          </table:table-cell>
          <table:table-cell table:formula="of:=RANK([.AD9]; [.$E9:.$AP9]; 1)" office:value-type="float" office:value="25">
            <text:p>25</text:p>
          </table:table-cell>
          <table:table-cell table:formula="of:=RANK([.AE9]; [.$E9:.$AP9]; 1)" office:value-type="float" office:value="15">
            <text:p>15</text:p>
          </table:table-cell>
          <table:table-cell table:formula="of:=RANK([.AF9]; [.$E9:.$AP9]; 1)" office:value-type="float" office:value="7">
            <text:p>7</text:p>
          </table:table-cell>
          <table:table-cell table:number-columns-repeated="8"/>
          <table:table-cell table:formula="of:=RANK([.AO9]; [.$E9:.$AP9]; 1)" office:value-type="float" office:value="4">
            <text:p>4</text:p>
          </table:table-cell>
          <table:table-cell table:formula="of:=RANK([.AP9]; [.$E9:.$AP9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0]; [.$E10:.$AP10]; 1)" office:value-type="float" office:value="2">
            <text:p>2</text:p>
          </table:table-cell>
          <table:table-cell table:formula="of:=RANK([.F10]; [.$E10:.$AV10]; 1)" office:value-type="float" office:value="1">
            <text:p>1</text:p>
          </table:table-cell>
          <table:table-cell/>
          <table:table-cell table:formula="of:=RANK([.H10]; [.$E10:.$AP10]; 1)" office:value-type="float" office:value="31">
            <text:p>31</text:p>
          </table:table-cell>
          <table:table-cell table:number-columns-repeated="2"/>
          <table:table-cell table:formula="of:=RANK([.K10]; [.$E10:.$AP10]; 1)" office:value-type="float" office:value="12">
            <text:p>12</text:p>
          </table:table-cell>
          <table:table-cell table:formula="of:=RANK([.L10]; [.$E10:.$AP10]; 1)" office:value-type="float" office:value="5">
            <text:p>5</text:p>
          </table:table-cell>
          <table:table-cell table:formula="of:=RANK([.M10]; [.$E10:.$AP10]; 1)" office:value-type="float" office:value="6">
            <text:p>6</text:p>
          </table:table-cell>
          <table:table-cell table:formula="of:=RANK([.N10]; [.$E10:.$AP10]; 1)" office:value-type="float" office:value="17">
            <text:p>17</text:p>
          </table:table-cell>
          <table:table-cell table:formula="of:=RANK([.O10]; [.$E10:.$AP10]; 1)" office:value-type="float" office:value="10">
            <text:p>10</text:p>
          </table:table-cell>
          <table:table-cell table:formula="of:=RANK([.P10]; [.$E10:.$AP10]; 1)" office:value-type="float" office:value="14">
            <text:p>14</text:p>
          </table:table-cell>
          <table:table-cell table:formula="of:=RANK([.Q10]; [.$E10:.$AP10]; 1)" office:value-type="float" office:value="20">
            <text:p>20</text:p>
          </table:table-cell>
          <table:table-cell table:formula="of:=RANK([.R10]; [.$E10:.$AP10]; 1)" office:value-type="float" office:value="9">
            <text:p>9</text:p>
          </table:table-cell>
          <table:table-cell table:formula="of:=RANK([.S10]; [.$E10:.$AP10]; 1)" office:value-type="float" office:value="24">
            <text:p>24</text:p>
          </table:table-cell>
          <table:table-cell table:formula="of:=RANK([.T10]; [.$E10:.$AP10]; 1)" office:value-type="float" office:value="22">
            <text:p>22</text:p>
          </table:table-cell>
          <table:table-cell table:formula="of:=RANK([.U10]; [.$E10:.$AP10]; 1)" office:value-type="float" office:value="30">
            <text:p>30</text:p>
          </table:table-cell>
          <table:table-cell table:formula="of:=RANK([.V10]; [.$E10:.$AP10]; 1)" office:value-type="float" office:value="18">
            <text:p>18</text:p>
          </table:table-cell>
          <table:table-cell table:formula="of:=RANK([.W10]; [.$E10:.$AP10]; 1)" office:value-type="float" office:value="8">
            <text:p>8</text:p>
          </table:table-cell>
          <table:table-cell table:formula="of:=RANK([.X10]; [.$E10:.$AP10]; 1)" office:value-type="float" office:value="21">
            <text:p>21</text:p>
          </table:table-cell>
          <table:table-cell table:formula="of:=RANK([.Y10]; [.$E10:.$AP10]; 1)" office:value-type="float" office:value="27">
            <text:p>27</text:p>
          </table:table-cell>
          <table:table-cell table:formula="of:=RANK([.Z10]; [.$E10:.$AP10]; 1)" office:value-type="float" office:value="13">
            <text:p>13</text:p>
          </table:table-cell>
          <table:table-cell table:formula="of:=RANK([.AA10]; [.$E10:.$AP10]; 1)" office:value-type="float" office:value="15">
            <text:p>15</text:p>
          </table:table-cell>
          <table:table-cell table:formula="of:=RANK([.AB10]; [.$E10:.$AP10]; 1)" office:value-type="float" office:value="16">
            <text:p>16</text:p>
          </table:table-cell>
          <table:table-cell table:formula="of:=RANK([.AC10]; [.$E10:.$AP10]; 1)" office:value-type="float" office:value="28">
            <text:p>28</text:p>
          </table:table-cell>
          <table:table-cell table:formula="of:=RANK([.AD10]; [.$E10:.$AP10]; 1)" office:value-type="float" office:value="29">
            <text:p>29</text:p>
          </table:table-cell>
          <table:table-cell table:formula="of:=RANK([.AE10]; [.$E10:.$AP10]; 1)" office:value-type="float" office:value="11">
            <text:p>11</text:p>
          </table:table-cell>
          <table:table-cell table:formula="of:=RANK([.AF10]; [.$E10:.$AP10]; 1)" office:value-type="float" office:value="7">
            <text:p>7</text:p>
          </table:table-cell>
          <table:table-cell table:number-columns-repeated="8"/>
          <table:table-cell table:formula="of:=RANK([.AO10]; [.$E10:.$AP10]; 1)" office:value-type="float" office:value="2">
            <text:p>2</text:p>
          </table:table-cell>
          <table:table-cell table:formula="of:=RANK([.AP10]; [.$E10:.$AP10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1]; [.$E11:.$AP11]; 1)" office:value-type="float" office:value="1">
            <text:p>1</text:p>
          </table:table-cell>
          <table:table-cell table:formula="of:=RANK([.F11]; [.$E11:.$AV11]; 1)" office:value-type="float" office:value="2">
            <text:p>2</text:p>
          </table:table-cell>
          <table:table-cell/>
          <table:table-cell table:formula="of:=RANK([.H11]; [.$E11:.$AP11]; 1)" office:value-type="float" office:value="28">
            <text:p>28</text:p>
          </table:table-cell>
          <table:table-cell table:number-columns-repeated="2"/>
          <table:table-cell table:formula="of:=RANK([.K11]; [.$E11:.$AP11]; 1)" office:value-type="float" office:value="13">
            <text:p>13</text:p>
          </table:table-cell>
          <table:table-cell table:formula="of:=RANK([.L11]; [.$E11:.$AP11]; 1)" office:value-type="float" office:value="3">
            <text:p>3</text:p>
          </table:table-cell>
          <table:table-cell table:formula="of:=RANK([.M11]; [.$E11:.$AP11]; 1)" office:value-type="float" office:value="6">
            <text:p>6</text:p>
          </table:table-cell>
          <table:table-cell table:formula="of:=RANK([.N11]; [.$E11:.$AP11]; 1)" office:value-type="float" office:value="19">
            <text:p>19</text:p>
          </table:table-cell>
          <table:table-cell table:formula="of:=RANK([.O11]; [.$E11:.$AP11]; 1)" office:value-type="float" office:value="8">
            <text:p>8</text:p>
          </table:table-cell>
          <table:table-cell table:formula="of:=RANK([.P11]; [.$E11:.$AP11]; 1)" office:value-type="float" office:value="16">
            <text:p>16</text:p>
          </table:table-cell>
          <table:table-cell table:formula="of:=RANK([.Q11]; [.$E11:.$AP11]; 1)" office:value-type="float" office:value="23">
            <text:p>23</text:p>
          </table:table-cell>
          <table:table-cell table:formula="of:=RANK([.R11]; [.$E11:.$AP11]; 1)" office:value-type="float" office:value="7">
            <text:p>7</text:p>
          </table:table-cell>
          <table:table-cell table:formula="of:=RANK([.S11]; [.$E11:.$AP11]; 1)" office:value-type="float" office:value="30">
            <text:p>30</text:p>
          </table:table-cell>
          <table:table-cell table:formula="of:=RANK([.T11]; [.$E11:.$AP11]; 1)" office:value-type="float" office:value="25">
            <text:p>25</text:p>
          </table:table-cell>
          <table:table-cell table:formula="of:=RANK([.U11]; [.$E11:.$AP11]; 1)" office:value-type="float" office:value="29">
            <text:p>29</text:p>
          </table:table-cell>
          <table:table-cell table:formula="of:=RANK([.V11]; [.$E11:.$AP11]; 1)" office:value-type="float" office:value="15">
            <text:p>15</text:p>
          </table:table-cell>
          <table:table-cell table:formula="of:=RANK([.W11]; [.$E11:.$AP11]; 1)" office:value-type="float" office:value="24">
            <text:p>24</text:p>
          </table:table-cell>
          <table:table-cell table:formula="of:=RANK([.X11]; [.$E11:.$AP11]; 1)" office:value-type="float" office:value="26">
            <text:p>26</text:p>
          </table:table-cell>
          <table:table-cell table:formula="of:=RANK([.Y11]; [.$E11:.$AP11]; 1)" office:value-type="float" office:value="27">
            <text:p>27</text:p>
          </table:table-cell>
          <table:table-cell table:formula="of:=RANK([.Z11]; [.$E11:.$AP11]; 1)" office:value-type="float" office:value="9">
            <text:p>9</text:p>
          </table:table-cell>
          <table:table-cell table:formula="of:=RANK([.AA11]; [.$E11:.$AP11]; 1)" office:value-type="float" office:value="12">
            <text:p>12</text:p>
          </table:table-cell>
          <table:table-cell table:formula="of:=RANK([.AB11]; [.$E11:.$AP11]; 1)" office:value-type="float" office:value="14">
            <text:p>14</text:p>
          </table:table-cell>
          <table:table-cell table:formula="of:=RANK([.AC11]; [.$E11:.$AP11]; 1)" office:value-type="float" office:value="22">
            <text:p>22</text:p>
          </table:table-cell>
          <table:table-cell table:formula="of:=RANK([.AD11]; [.$E11:.$AP11]; 1)" office:value-type="float" office:value="21">
            <text:p>21</text:p>
          </table:table-cell>
          <table:table-cell table:formula="of:=RANK([.AE11]; [.$E11:.$AP11]; 1)" office:value-type="float" office:value="10">
            <text:p>10</text:p>
          </table:table-cell>
          <table:table-cell table:formula="of:=RANK([.AF11]; [.$E11:.$AP11]; 1)" office:value-type="float" office:value="11">
            <text:p>11</text:p>
          </table:table-cell>
          <table:table-cell table:number-columns-repeated="8"/>
          <table:table-cell table:formula="of:=RANK([.AO11]; [.$E11:.$AP11]; 1)" office:value-type="float" office:value="5">
            <text:p>5</text:p>
          </table:table-cell>
          <table:table-cell table:formula="of:=RANK([.AP11]; [.$E11:.$AP11]; 1)" office:value-type="float" office:value="4">
            <text:p>4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2]; [.$E12:.$AP12]; 1)" office:value-type="float" office:value="1">
            <text:p>1</text:p>
          </table:table-cell>
          <table:table-cell table:formula="of:=RANK([.F12]; [.$E12:.$AV12]; 1)" office:value-type="float" office:value="1">
            <text:p>1</text:p>
          </table:table-cell>
          <table:table-cell/>
          <table:table-cell table:formula="of:=RANK([.H12]; [.$E12:.$AP12]; 1)" office:value-type="float" office:value="18">
            <text:p>18</text:p>
          </table:table-cell>
          <table:table-cell table:number-columns-repeated="2"/>
          <table:table-cell table:formula="of:=RANK([.K12]; [.$E12:.$AP12]; 1)" office:value-type="float" office:value="10">
            <text:p>10</text:p>
          </table:table-cell>
          <table:table-cell table:formula="of:=RANK([.L12]; [.$E12:.$AP12]; 1)" office:value-type="float" office:value="4">
            <text:p>4</text:p>
          </table:table-cell>
          <table:table-cell table:formula="of:=RANK([.M12]; [.$E12:.$AP12]; 1)" office:value-type="float" office:value="6">
            <text:p>6</text:p>
          </table:table-cell>
          <table:table-cell table:formula="of:=RANK([.N12]; [.$E12:.$AP12]; 1)" office:value-type="float" office:value="14">
            <text:p>14</text:p>
          </table:table-cell>
          <table:table-cell table:formula="of:=RANK([.O12]; [.$E12:.$AP12]; 1)" office:value-type="float" office:value="9">
            <text:p>9</text:p>
          </table:table-cell>
          <table:table-cell table:formula="of:=RANK([.P12]; [.$E12:.$AP12]; 1)" office:value-type="float" office:value="11">
            <text:p>11</text:p>
          </table:table-cell>
          <table:table-cell table:formula="of:=RANK([.Q12]; [.$E12:.$AP12]; 1)" office:value-type="float" office:value="17">
            <text:p>17</text:p>
          </table:table-cell>
          <table:table-cell table:formula="of:=RANK([.R12]; [.$E12:.$AP12]; 1)" office:value-type="float" office:value="8">
            <text:p>8</text:p>
          </table:table-cell>
          <table:table-cell table:formula="of:=RANK([.S12]; [.$E12:.$AP12]; 1)" office:value-type="float" office:value="16">
            <text:p>16</text:p>
          </table:table-cell>
          <table:table-cell table:formula="of:=RANK([.T12]; [.$E12:.$AP12]; 1)" office:value-type="float" office:value="12">
            <text:p>12</text:p>
          </table:table-cell>
          <table:table-cell table:formula="of:=RANK([.U12]; [.$E12:.$AP12]; 1)" office:value-type="float" office:value="22">
            <text:p>22</text:p>
          </table:table-cell>
          <table:table-cell table:formula="of:=RANK([.V12]; [.$E12:.$AP12]; 1)" office:value-type="float" office:value="24">
            <text:p>24</text:p>
          </table:table-cell>
          <table:table-cell table:formula="of:=RANK([.W12]; [.$E12:.$AP12]; 1)" office:value-type="float" office:value="15">
            <text:p>15</text:p>
          </table:table-cell>
          <table:table-cell table:formula="of:=RANK([.X12]; [.$E12:.$AP12]; 1)" office:value-type="float" office:value="25">
            <text:p>25</text:p>
          </table:table-cell>
          <table:table-cell table:formula="of:=RANK([.Y12]; [.$E12:.$AP12]; 1)" office:value-type="float" office:value="26">
            <text:p>26</text:p>
          </table:table-cell>
          <table:table-cell table:formula="of:=RANK([.Z12]; [.$E12:.$AP12]; 1)" office:value-type="float" office:value="19">
            <text:p>19</text:p>
          </table:table-cell>
          <table:table-cell table:formula="of:=RANK([.AA12]; [.$E12:.$AP12]; 1)" office:value-type="float" office:value="21">
            <text:p>21</text:p>
          </table:table-cell>
          <table:table-cell table:formula="of:=RANK([.AB12]; [.$E12:.$AP12]; 1)" office:value-type="float" office:value="23">
            <text:p>23</text:p>
          </table:table-cell>
          <table:table-cell table:formula="of:=RANK([.AC12]; [.$E12:.$AP12]; 1)" office:value-type="float" office:value="31">
            <text:p>31</text:p>
          </table:table-cell>
          <table:table-cell table:formula="of:=RANK([.AD12]; [.$E12:.$AP12]; 1)" office:value-type="float" office:value="30">
            <text:p>30</text:p>
          </table:table-cell>
          <table:table-cell table:formula="of:=RANK([.AE12]; [.$E12:.$AP12]; 1)" office:value-type="float" office:value="20">
            <text:p>20</text:p>
          </table:table-cell>
          <table:table-cell table:formula="of:=RANK([.AF12]; [.$E12:.$AP12]; 1)" office:value-type="float" office:value="7">
            <text:p>7</text:p>
          </table:table-cell>
          <table:table-cell table:number-columns-repeated="8"/>
          <table:table-cell table:formula="of:=RANK([.AO12]; [.$E12:.$AP12]; 1)" office:value-type="float" office:value="3">
            <text:p>3</text:p>
          </table:table-cell>
          <table:table-cell table:formula="of:=RANK([.AP12]; [.$E12:.$AP12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3]; [.$E13:.$AP13]; 1)" office:value-type="float" office:value="1">
            <text:p>1</text:p>
          </table:table-cell>
          <table:table-cell table:formula="of:=RANK([.F13]; [.$E13:.$AV13]; 1)" office:value-type="float" office:value="2">
            <text:p>2</text:p>
          </table:table-cell>
          <table:table-cell/>
          <table:table-cell table:formula="of:=RANK([.H13]; [.$E13:.$AP13]; 1)" office:value-type="float" office:value="30">
            <text:p>30</text:p>
          </table:table-cell>
          <table:table-cell table:number-columns-repeated="2"/>
          <table:table-cell table:formula="of:=RANK([.K13]; [.$E13:.$AP13]; 1)" office:value-type="float" office:value="10">
            <text:p>10</text:p>
          </table:table-cell>
          <table:table-cell table:formula="of:=RANK([.L13]; [.$E13:.$AP13]; 1)" office:value-type="float" office:value="5">
            <text:p>5</text:p>
          </table:table-cell>
          <table:table-cell table:formula="of:=RANK([.M13]; [.$E13:.$AP13]; 1)" office:value-type="float" office:value="6">
            <text:p>6</text:p>
          </table:table-cell>
          <table:table-cell table:formula="of:=RANK([.N13]; [.$E13:.$AP13]; 1)" office:value-type="float" office:value="13">
            <text:p>13</text:p>
          </table:table-cell>
          <table:table-cell table:formula="of:=RANK([.O13]; [.$E13:.$AP13]; 1)" office:value-type="float" office:value="9">
            <text:p>9</text:p>
          </table:table-cell>
          <table:table-cell table:formula="of:=RANK([.P13]; [.$E13:.$AP13]; 1)" office:value-type="float" office:value="11">
            <text:p>11</text:p>
          </table:table-cell>
          <table:table-cell table:formula="of:=RANK([.Q13]; [.$E13:.$AP13]; 1)" office:value-type="float" office:value="19">
            <text:p>19</text:p>
          </table:table-cell>
          <table:table-cell table:formula="of:=RANK([.R13]; [.$E13:.$AP13]; 1)" office:value-type="float" office:value="7">
            <text:p>7</text:p>
          </table:table-cell>
          <table:table-cell table:formula="of:=RANK([.S13]; [.$E13:.$AP13]; 1)" office:value-type="float" office:value="28">
            <text:p>28</text:p>
          </table:table-cell>
          <table:table-cell table:formula="of:=RANK([.T13]; [.$E13:.$AP13]; 1)" office:value-type="float" office:value="22">
            <text:p>22</text:p>
          </table:table-cell>
          <table:table-cell table:formula="of:=RANK([.U13]; [.$E13:.$AP13]; 1)" office:value-type="float" office:value="31">
            <text:p>31</text:p>
          </table:table-cell>
          <table:table-cell table:formula="of:=RANK([.V13]; [.$E13:.$AP13]; 1)" office:value-type="float" office:value="17">
            <text:p>17</text:p>
          </table:table-cell>
          <table:table-cell table:formula="of:=RANK([.W13]; [.$E13:.$AP13]; 1)" office:value-type="float" office:value="23">
            <text:p>23</text:p>
          </table:table-cell>
          <table:table-cell table:formula="of:=RANK([.X13]; [.$E13:.$AP13]; 1)" office:value-type="float" office:value="25">
            <text:p>25</text:p>
          </table:table-cell>
          <table:table-cell table:formula="of:=RANK([.Y13]; [.$E13:.$AP13]; 1)" office:value-type="float" office:value="29">
            <text:p>29</text:p>
          </table:table-cell>
          <table:table-cell table:formula="of:=RANK([.Z13]; [.$E13:.$AP13]; 1)" office:value-type="float" office:value="12">
            <text:p>12</text:p>
          </table:table-cell>
          <table:table-cell table:formula="of:=RANK([.AA13]; [.$E13:.$AP13]; 1)" office:value-type="float" office:value="15">
            <text:p>15</text:p>
          </table:table-cell>
          <table:table-cell table:formula="of:=RANK([.AB13]; [.$E13:.$AP13]; 1)" office:value-type="float" office:value="18">
            <text:p>18</text:p>
          </table:table-cell>
          <table:table-cell table:formula="of:=RANK([.AC13]; [.$E13:.$AP13]; 1)" office:value-type="float" office:value="27">
            <text:p>27</text:p>
          </table:table-cell>
          <table:table-cell table:formula="of:=RANK([.AD13]; [.$E13:.$AP13]; 1)" office:value-type="float" office:value="26">
            <text:p>26</text:p>
          </table:table-cell>
          <table:table-cell table:formula="of:=RANK([.AE13]; [.$E13:.$AP13]; 1)" office:value-type="float" office:value="14">
            <text:p>14</text:p>
          </table:table-cell>
          <table:table-cell table:formula="of:=RANK([.AF13]; [.$E13:.$AP13]; 1)" office:value-type="float" office:value="8">
            <text:p>8</text:p>
          </table:table-cell>
          <table:table-cell table:number-columns-repeated="8"/>
          <table:table-cell table:formula="of:=RANK([.AO13]; [.$E13:.$AP13]; 1)" office:value-type="float" office:value="4">
            <text:p>4</text:p>
          </table:table-cell>
          <table:table-cell table:formula="of:=RANK([.AP13]; [.$E13:.$AP13]; 1)" office:value-type="float" office:value="3">
            <text:p>3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4]; [.$E14:.$AP14]; 1)" office:value-type="float" office:value="4">
            <text:p>4</text:p>
          </table:table-cell>
          <table:table-cell table:formula="of:=RANK([.F14]; [.$E14:.$AV14]; 1)" office:value-type="float" office:value="1">
            <text:p>1</text:p>
          </table:table-cell>
          <table:table-cell/>
          <table:table-cell table:formula="of:=RANK([.H14]; [.$E14:.$AP14]; 1)" office:value-type="float" office:value="31">
            <text:p>31</text:p>
          </table:table-cell>
          <table:table-cell table:number-columns-repeated="2"/>
          <table:table-cell table:formula="of:=RANK([.K14]; [.$E14:.$AP14]; 1)" office:value-type="float" office:value="10">
            <text:p>10</text:p>
          </table:table-cell>
          <table:table-cell table:formula="of:=RANK([.L14]; [.$E14:.$AP14]; 1)" office:value-type="float" office:value="5">
            <text:p>5</text:p>
          </table:table-cell>
          <table:table-cell table:formula="of:=RANK([.M14]; [.$E14:.$AP14]; 1)" office:value-type="float" office:value="6">
            <text:p>6</text:p>
          </table:table-cell>
          <table:table-cell table:formula="of:=RANK([.N14]; [.$E14:.$AP14]; 1)" office:value-type="float" office:value="14">
            <text:p>14</text:p>
          </table:table-cell>
          <table:table-cell table:formula="of:=RANK([.O14]; [.$E14:.$AP14]; 1)" office:value-type="float" office:value="9">
            <text:p>9</text:p>
          </table:table-cell>
          <table:table-cell table:formula="of:=RANK([.P14]; [.$E14:.$AP14]; 1)" office:value-type="float" office:value="12">
            <text:p>12</text:p>
          </table:table-cell>
          <table:table-cell table:formula="of:=RANK([.Q14]; [.$E14:.$AP14]; 1)" office:value-type="float" office:value="16">
            <text:p>16</text:p>
          </table:table-cell>
          <table:table-cell table:formula="of:=RANK([.R14]; [.$E14:.$AP14]; 1)" office:value-type="float" office:value="8">
            <text:p>8</text:p>
          </table:table-cell>
          <table:table-cell table:formula="of:=RANK([.S14]; [.$E14:.$AP14]; 1)" office:value-type="float" office:value="15">
            <text:p>15</text:p>
          </table:table-cell>
          <table:table-cell table:formula="of:=RANK([.T14]; [.$E14:.$AP14]; 1)" office:value-type="float" office:value="11">
            <text:p>11</text:p>
          </table:table-cell>
          <table:table-cell table:formula="of:=RANK([.U14]; [.$E14:.$AP14]; 1)" office:value-type="float" office:value="18">
            <text:p>18</text:p>
          </table:table-cell>
          <table:table-cell table:formula="of:=RANK([.V14]; [.$E14:.$AP14]; 1)" office:value-type="float" office:value="23">
            <text:p>23</text:p>
          </table:table-cell>
          <table:table-cell table:formula="of:=RANK([.W14]; [.$E14:.$AP14]; 1)" office:value-type="float" office:value="17">
            <text:p>17</text:p>
          </table:table-cell>
          <table:table-cell table:formula="of:=RANK([.X14]; [.$E14:.$AP14]; 1)" office:value-type="float" office:value="22">
            <text:p>22</text:p>
          </table:table-cell>
          <table:table-cell table:formula="of:=RANK([.Y14]; [.$E14:.$AP14]; 1)" office:value-type="float" office:value="26">
            <text:p>26</text:p>
          </table:table-cell>
          <table:table-cell table:formula="of:=RANK([.Z14]; [.$E14:.$AP14]; 1)" office:value-type="float" office:value="19">
            <text:p>19</text:p>
          </table:table-cell>
          <table:table-cell table:formula="of:=RANK([.AA14]; [.$E14:.$AP14]; 1)" office:value-type="float" office:value="21">
            <text:p>21</text:p>
          </table:table-cell>
          <table:table-cell table:formula="of:=RANK([.AB14]; [.$E14:.$AP14]; 1)" office:value-type="float" office:value="25">
            <text:p>25</text:p>
          </table:table-cell>
          <table:table-cell table:formula="of:=RANK([.AC14]; [.$E14:.$AP14]; 1)" office:value-type="float" office:value="29">
            <text:p>29</text:p>
          </table:table-cell>
          <table:table-cell table:formula="of:=RANK([.AD14]; [.$E14:.$AP14]; 1)" office:value-type="float" office:value="30">
            <text:p>30</text:p>
          </table:table-cell>
          <table:table-cell table:formula="of:=RANK([.AE14]; [.$E14:.$AP14]; 1)" office:value-type="float" office:value="20">
            <text:p>20</text:p>
          </table:table-cell>
          <table:table-cell table:formula="of:=RANK([.AF14]; [.$E14:.$AP14]; 1)" office:value-type="float" office:value="7">
            <text:p>7</text:p>
          </table:table-cell>
          <table:table-cell table:number-columns-repeated="8"/>
          <table:table-cell table:formula="of:=RANK([.AO14]; [.$E14:.$AP14]; 1)" office:value-type="float" office:value="1">
            <text:p>1</text:p>
          </table:table-cell>
          <table:table-cell table:formula="of:=RANK([.AP14]; [.$E14:.$AP14]; 1)" office:value-type="float" office:value="1">
            <text:p>1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5]; [.$E15:.$AP15]; 1)" office:value-type="float" office:value="1">
            <text:p>1</text:p>
          </table:table-cell>
          <table:table-cell table:formula="of:=RANK([.F15]; [.$E15:.$AV15]; 1)" office:value-type="float" office:value="3">
            <text:p>3</text:p>
          </table:table-cell>
          <table:table-cell/>
          <table:table-cell table:formula="of:=RANK([.H15]; [.$E15:.$AP15]; 1)" office:value-type="float" office:value="24">
            <text:p>24</text:p>
          </table:table-cell>
          <table:table-cell table:number-columns-repeated="2"/>
          <table:table-cell table:formula="of:=RANK([.K15]; [.$E15:.$AP15]; 1)" office:value-type="float" office:value="9">
            <text:p>9</text:p>
          </table:table-cell>
          <table:table-cell table:formula="of:=RANK([.L15]; [.$E15:.$AP15]; 1)" office:value-type="float" office:value="2">
            <text:p>2</text:p>
          </table:table-cell>
          <table:table-cell table:formula="of:=RANK([.M15]; [.$E15:.$AP15]; 1)" office:value-type="float" office:value="6">
            <text:p>6</text:p>
          </table:table-cell>
          <table:table-cell table:formula="of:=RANK([.N15]; [.$E15:.$AP15]; 1)" office:value-type="float" office:value="12">
            <text:p>12</text:p>
          </table:table-cell>
          <table:table-cell table:formula="of:=RANK([.O15]; [.$E15:.$AP15]; 1)" office:value-type="float" office:value="8">
            <text:p>8</text:p>
          </table:table-cell>
          <table:table-cell table:formula="of:=RANK([.P15]; [.$E15:.$AP15]; 1)" office:value-type="float" office:value="10">
            <text:p>10</text:p>
          </table:table-cell>
          <table:table-cell table:formula="of:=RANK([.Q15]; [.$E15:.$AP15]; 1)" office:value-type="float" office:value="14">
            <text:p>14</text:p>
          </table:table-cell>
          <table:table-cell table:formula="of:=RANK([.R15]; [.$E15:.$AP15]; 1)" office:value-type="float" office:value="7">
            <text:p>7</text:p>
          </table:table-cell>
          <table:table-cell table:formula="of:=RANK([.S15]; [.$E15:.$AP15]; 1)" office:value-type="float" office:value="16">
            <text:p>16</text:p>
          </table:table-cell>
          <table:table-cell table:formula="of:=RANK([.T15]; [.$E15:.$AP15]; 1)" office:value-type="float" office:value="13">
            <text:p>13</text:p>
          </table:table-cell>
          <table:table-cell table:formula="of:=RANK([.U15]; [.$E15:.$AP15]; 1)" office:value-type="float" office:value="18">
            <text:p>18</text:p>
          </table:table-cell>
          <table:table-cell table:formula="of:=RANK([.V15]; [.$E15:.$AP15]; 1)" office:value-type="float" office:value="26">
            <text:p>26</text:p>
          </table:table-cell>
          <table:table-cell table:formula="of:=RANK([.W15]; [.$E15:.$AP15]; 1)" office:value-type="float" office:value="17">
            <text:p>17</text:p>
          </table:table-cell>
          <table:table-cell table:formula="of:=RANK([.X15]; [.$E15:.$AP15]; 1)" office:value-type="float" office:value="23">
            <text:p>23</text:p>
          </table:table-cell>
          <table:table-cell table:formula="of:=RANK([.Y15]; [.$E15:.$AP15]; 1)" office:value-type="float" office:value="22">
            <text:p>22</text:p>
          </table:table-cell>
          <table:table-cell table:formula="of:=RANK([.Z15]; [.$E15:.$AP15]; 1)" office:value-type="float" office:value="19">
            <text:p>19</text:p>
          </table:table-cell>
          <table:table-cell table:formula="of:=RANK([.AA15]; [.$E15:.$AP15]; 1)" office:value-type="float" office:value="21">
            <text:p>21</text:p>
          </table:table-cell>
          <table:table-cell table:formula="of:=RANK([.AB15]; [.$E15:.$AP15]; 1)" office:value-type="float" office:value="25">
            <text:p>25</text:p>
          </table:table-cell>
          <table:table-cell table:formula="of:=RANK([.AC15]; [.$E15:.$AP15]; 1)" office:value-type="float" office:value="31">
            <text:p>31</text:p>
          </table:table-cell>
          <table:table-cell table:formula="of:=RANK([.AD15]; [.$E15:.$AP15]; 1)" office:value-type="float" office:value="30">
            <text:p>30</text:p>
          </table:table-cell>
          <table:table-cell table:formula="of:=RANK([.AE15]; [.$E15:.$AP15]; 1)" office:value-type="float" office:value="20">
            <text:p>20</text:p>
          </table:table-cell>
          <table:table-cell table:formula="of:=RANK([.AF15]; [.$E15:.$AP15]; 1)" office:value-type="float" office:value="11">
            <text:p>11</text:p>
          </table:table-cell>
          <table:table-cell table:number-columns-repeated="8"/>
          <table:table-cell table:formula="of:=RANK([.AO15]; [.$E15:.$AP15]; 1)" office:value-type="float" office:value="4">
            <text:p>4</text:p>
          </table:table-cell>
          <table:table-cell table:formula="of:=RANK([.AP15]; [.$E15:.$AP15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16]; [.$E16:.$AP16]; 1)" office:value-type="float" office:value="1">
            <text:p>1</text:p>
          </table:table-cell>
          <table:table-cell table:formula="of:=RANK([.F16]; [.$E16:.$AV16]; 1)" office:value-type="float" office:value="2">
            <text:p>2</text:p>
          </table:table-cell>
          <table:table-cell/>
          <table:table-cell table:formula="of:=RANK([.H16]; [.$E16:.$AP16]; 1)" office:value-type="float" office:value="26">
            <text:p>26</text:p>
          </table:table-cell>
          <table:table-cell table:number-columns-repeated="2"/>
          <table:table-cell table:formula="of:=RANK([.K16]; [.$E16:.$AP16]; 1)" office:value-type="float" office:value="9">
            <text:p>9</text:p>
          </table:table-cell>
          <table:table-cell table:formula="of:=RANK([.L16]; [.$E16:.$AP16]; 1)" office:value-type="float" office:value="3">
            <text:p>3</text:p>
          </table:table-cell>
          <table:table-cell table:formula="of:=RANK([.M16]; [.$E16:.$AP16]; 1)" office:value-type="float" office:value="6">
            <text:p>6</text:p>
          </table:table-cell>
          <table:table-cell table:formula="of:=RANK([.N16]; [.$E16:.$AP16]; 1)" office:value-type="float" office:value="17">
            <text:p>17</text:p>
          </table:table-cell>
          <table:table-cell table:formula="of:=RANK([.O16]; [.$E16:.$AP16]; 1)" office:value-type="float" office:value="8">
            <text:p>8</text:p>
          </table:table-cell>
          <table:table-cell table:formula="of:=RANK([.P16]; [.$E16:.$AP16]; 1)" office:value-type="float" office:value="14">
            <text:p>14</text:p>
          </table:table-cell>
          <table:table-cell table:formula="of:=RANK([.Q16]; [.$E16:.$AP16]; 1)" office:value-type="float" office:value="22">
            <text:p>22</text:p>
          </table:table-cell>
          <table:table-cell table:formula="of:=RANK([.R16]; [.$E16:.$AP16]; 1)" office:value-type="float" office:value="7">
            <text:p>7</text:p>
          </table:table-cell>
          <table:table-cell table:formula="of:=RANK([.S16]; [.$E16:.$AP16]; 1)" office:value-type="float" office:value="29">
            <text:p>29</text:p>
          </table:table-cell>
          <table:table-cell table:formula="of:=RANK([.T16]; [.$E16:.$AP16]; 1)" office:value-type="float" office:value="24">
            <text:p>24</text:p>
          </table:table-cell>
          <table:table-cell table:formula="of:=RANK([.U16]; [.$E16:.$AP16]; 1)" office:value-type="float" office:value="31">
            <text:p>31</text:p>
          </table:table-cell>
          <table:table-cell table:formula="of:=RANK([.V16]; [.$E16:.$AP16]; 1)" office:value-type="float" office:value="16">
            <text:p>16</text:p>
          </table:table-cell>
          <table:table-cell table:formula="of:=RANK([.W16]; [.$E16:.$AP16]; 1)" office:value-type="float" office:value="27">
            <text:p>27</text:p>
          </table:table-cell>
          <table:table-cell table:formula="of:=RANK([.X16]; [.$E16:.$AP16]; 1)" office:value-type="float" office:value="28">
            <text:p>28</text:p>
          </table:table-cell>
          <table:table-cell table:formula="of:=RANK([.Y16]; [.$E16:.$AP16]; 1)" office:value-type="float" office:value="25">
            <text:p>25</text:p>
          </table:table-cell>
          <table:table-cell table:formula="of:=RANK([.Z16]; [.$E16:.$AP16]; 1)" office:value-type="float" office:value="10">
            <text:p>10</text:p>
          </table:table-cell>
          <table:table-cell table:formula="of:=RANK([.AA16]; [.$E16:.$AP16]; 1)" office:value-type="float" office:value="13">
            <text:p>13</text:p>
          </table:table-cell>
          <table:table-cell table:formula="of:=RANK([.AB16]; [.$E16:.$AP16]; 1)" office:value-type="float" office:value="15">
            <text:p>15</text:p>
          </table:table-cell>
          <table:table-cell table:formula="of:=RANK([.AC16]; [.$E16:.$AP16]; 1)" office:value-type="float" office:value="23">
            <text:p>23</text:p>
          </table:table-cell>
          <table:table-cell table:formula="of:=RANK([.AD16]; [.$E16:.$AP16]; 1)" office:value-type="float" office:value="21">
            <text:p>21</text:p>
          </table:table-cell>
          <table:table-cell table:formula="of:=RANK([.AE16]; [.$E16:.$AP16]; 1)" office:value-type="float" office:value="11">
            <text:p>11</text:p>
          </table:table-cell>
          <table:table-cell table:formula="of:=RANK([.AF16]; [.$E16:.$AP16]; 1)" office:value-type="float" office:value="12">
            <text:p>12</text:p>
          </table:table-cell>
          <table:table-cell table:number-columns-repeated="8"/>
          <table:table-cell table:formula="of:=RANK([.AO16]; [.$E16:.$AP16]; 1)" office:value-type="float" office:value="4">
            <text:p>4</text:p>
          </table:table-cell>
          <table:table-cell table:formula="of:=RANK([.AP16]; [.$E16:.$AP16]; 1)" office:value-type="float" office:value="5">
            <text:p>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AVERAGE([.E18:.E29])" office:value-type="float" office:value="1.33333333333333">
            <text:p>1.33</text:p>
          </table:table-cell>
          <table:table-cell table:formula="of:=AVERAGE([.F18:.F29])" office:value-type="float" office:value="1.5">
            <text:p>1.5</text:p>
          </table:table-cell>
          <table:table-cell/>
          <table:table-cell table:formula="of:=AVERAGE([.H18:.H29])" office:value-type="float" office:value="25.6666666666667">
            <text:p>25.67</text:p>
          </table:table-cell>
          <table:table-cell table:number-columns-repeated="2"/>
          <table:table-cell table:formula="of:=AVERAGE([.K18:.K29])" office:value-type="float" office:value="10.5833333333333">
            <text:p>10.58</text:p>
          </table:table-cell>
          <table:table-cell table:formula="of:=AVERAGE([.L18:.L29])" office:value-type="float" office:value="4.41666666666667">
            <text:p>4.42</text:p>
          </table:table-cell>
          <table:table-cell table:formula="of:=AVERAGE([.M18:.M29])" office:value-type="float" office:value="5.83333333333333">
            <text:p>5.83</text:p>
          </table:table-cell>
          <table:table-cell table:formula="of:=AVERAGE([.N18:.N29])" office:value-type="float" office:value="14.8333333333333">
            <text:p>14.83</text:p>
          </table:table-cell>
          <table:table-cell table:formula="of:=AVERAGE([.O18:.O29])" office:value-type="float" office:value="8.66666666666667">
            <text:p>8.67</text:p>
          </table:table-cell>
          <table:table-cell table:formula="of:=AVERAGE([.P18:.P29])" office:value-type="float" office:value="12">
            <text:p>12</text:p>
          </table:table-cell>
          <table:table-cell table:formula="of:=AVERAGE([.Q18:.Q29])" office:value-type="float" office:value="16">
            <text:p>16</text:p>
          </table:table-cell>
          <table:table-cell table:formula="of:=AVERAGE([.R18:.R29])" office:value-type="float" office:value="7.58333333333333">
            <text:p>7.58</text:p>
          </table:table-cell>
          <table:table-cell table:formula="of:=AVERAGE([.S18:.S29])" office:value-type="float" office:value="21.8333333333333">
            <text:p>21.83</text:p>
          </table:table-cell>
          <table:table-cell table:formula="of:=AVERAGE([.T18:.T29])" office:value-type="float" office:value="17.1666666666667">
            <text:p>17.17</text:p>
          </table:table-cell>
          <table:table-cell table:formula="of:=AVERAGE([.U18:.U29])" office:value-type="float" office:value="27.5833333333333">
            <text:p>27.58</text:p>
          </table:table-cell>
          <table:table-cell table:formula="of:=AVERAGE([.V18:.V29])" office:value-type="float" office:value="19.3333333333333">
            <text:p>19.33</text:p>
          </table:table-cell>
          <table:table-cell table:formula="of:=AVERAGE([.W18:.W29])" office:value-type="float" office:value="19.8333333333333">
            <text:p>19.83</text:p>
          </table:table-cell>
          <table:table-cell table:formula="of:=AVERAGE([.X18:.X29])" office:value-type="float" office:value="22.9166666666667">
            <text:p>22.92</text:p>
          </table:table-cell>
          <table:table-cell table:formula="of:=AVERAGE([.Y18:.Y29])" office:value-type="float" office:value="24.75">
            <text:p>24.75</text:p>
          </table:table-cell>
          <table:table-cell table:formula="of:=AVERAGE([.Z18:.Z29])" office:value-type="float" office:value="15.3333333333333">
            <text:p>15.33</text:p>
          </table:table-cell>
          <table:table-cell table:formula="of:=AVERAGE([.AA18:.AA29])" office:value-type="float" office:value="19.6666666666667">
            <text:p>19.67</text:p>
          </table:table-cell>
          <table:table-cell table:formula="of:=AVERAGE([.AB18:.AB29])" office:value-type="float" office:value="22.75">
            <text:p>22.75</text:p>
          </table:table-cell>
          <table:table-cell table:formula="of:=AVERAGE([.AC18:.AC29])" office:value-type="float" office:value="28.0833333333333">
            <text:p>28.08</text:p>
          </table:table-cell>
          <table:table-cell table:formula="of:=AVERAGE([.AD18:.AD29])" office:value-type="float" office:value="28.0833333333333">
            <text:p>28.08</text:p>
          </table:table-cell>
          <table:table-cell table:formula="of:=AVERAGE([.AE18:.AE29])" office:value-type="float" office:value="15.25">
            <text:p>15.25</text:p>
          </table:table-cell>
          <table:table-cell table:formula="of:=AVERAGE([.AF18:.AF29])" office:value-type="float" office:value="8.16666666666667">
            <text:p>8.17</text:p>
          </table:table-cell>
          <table:table-cell table:number-columns-repeated="8"/>
          <table:table-cell table:formula="of:=AVERAGE([.AO18:.AO29])" office:value-type="float" office:value="3.5">
            <text:p>3.5</text:p>
          </table:table-cell>
          <table:table-cell table:formula="of:=AVERAGE([.AP18:.AP29])" office:value-type="float" office:value="3.5">
            <text:p>3.5</text:p>
          </table:table-cell>
          <table:table-cell table:number-columns-repeated="948"/>
        </table:table-row>
        <table:table-row table:style-name="ro1">
          <table:table-cell table:number-columns-repeated="4"/>
          <table:table-cell table:formula="of:=RANK([.E33]; [.$E33:.$AP33]; 1)" office:value-type="float" office:value="1">
            <text:p>1</text:p>
          </table:table-cell>
          <table:table-cell table:formula="of:=RANK([.F33]; [.$E33:.$AV33]; 1)" office:value-type="float" office:value="2">
            <text:p>2</text:p>
          </table:table-cell>
          <table:table-cell/>
          <table:table-cell table:formula="of:=RANK([.H33]; [.$E33:.$AP33]; 1)" office:value-type="float" office:value="24">
            <text:p>24</text:p>
          </table:table-cell>
          <table:table-cell table:number-columns-repeated="2"/>
          <table:table-cell table:formula="of:=RANK([.K33]; [.$E33:.$AP33]; 1)" office:value-type="float" office:value="10">
            <text:p>10</text:p>
          </table:table-cell>
          <table:table-cell table:formula="of:=RANK([.L33]; [.$E33:.$AP33]; 1)" office:value-type="float" office:value="5">
            <text:p>5</text:p>
          </table:table-cell>
          <table:table-cell table:formula="of:=RANK([.M33]; [.$E33:.$AP33]; 1)" office:value-type="float" office:value="6">
            <text:p>6</text:p>
          </table:table-cell>
          <table:table-cell table:formula="of:=RANK([.N33]; [.$E33:.$AP33]; 1)" office:value-type="float" office:value="12">
            <text:p>12</text:p>
          </table:table-cell>
          <table:table-cell table:formula="of:=RANK([.O33]; [.$E33:.$AP33]; 1)" office:value-type="float" office:value="9">
            <text:p>9</text:p>
          </table:table-cell>
          <table:table-cell table:formula="of:=RANK([.P33]; [.$E33:.$AP33]; 1)" office:value-type="float" office:value="11">
            <text:p>11</text:p>
          </table:table-cell>
          <table:table-cell table:formula="of:=RANK([.Q33]; [.$E33:.$AP33]; 1)" office:value-type="float" office:value="15">
            <text:p>15</text:p>
          </table:table-cell>
          <table:table-cell table:formula="of:=RANK([.R33]; [.$E33:.$AP33]; 1)" office:value-type="float" office:value="7">
            <text:p>7</text:p>
          </table:table-cell>
          <table:table-cell table:formula="of:=RANK([.S33]; [.$E33:.$AP33]; 1)" office:value-type="float" office:value="20">
            <text:p>20</text:p>
          </table:table-cell>
          <table:table-cell table:formula="of:=RANK([.T33]; [.$E33:.$AP33]; 1)" office:value-type="float" office:value="16">
            <text:p>16</text:p>
          </table:table-cell>
          <table:table-cell table:formula="of:=RANK([.U33]; [.$E33:.$AP33]; 1)" office:value-type="float" office:value="25">
            <text:p>25</text:p>
          </table:table-cell>
          <table:table-cell table:formula="of:=RANK([.V33]; [.$E33:.$AP33]; 1)" office:value-type="float" office:value="17">
            <text:p>17</text:p>
          </table:table-cell>
          <table:table-cell table:formula="of:=RANK([.W33]; [.$E33:.$AP33]; 1)" office:value-type="float" office:value="19">
            <text:p>19</text:p>
          </table:table-cell>
          <table:table-cell table:formula="of:=RANK([.X33]; [.$E33:.$AP33]; 1)" office:value-type="float" office:value="22">
            <text:p>22</text:p>
          </table:table-cell>
          <table:table-cell table:formula="of:=RANK([.Y33]; [.$E33:.$AP33]; 1)" office:value-type="float" office:value="23">
            <text:p>23</text:p>
          </table:table-cell>
          <table:table-cell table:formula="of:=RANK([.Z33]; [.$E33:.$AP33]; 1)" office:value-type="float" office:value="14">
            <text:p>14</text:p>
          </table:table-cell>
          <table:table-cell table:formula="of:=RANK([.AA33]; [.$E33:.$AP33]; 1)" office:value-type="float" office:value="18">
            <text:p>18</text:p>
          </table:table-cell>
          <table:table-cell table:formula="of:=RANK([.AB33]; [.$E33:.$AP33]; 1)" office:value-type="float" office:value="21">
            <text:p>21</text:p>
          </table:table-cell>
          <table:table-cell table:formula="of:=RANK([.AC33]; [.$E33:.$AP33]; 1)" office:value-type="float" office:value="26">
            <text:p>26</text:p>
          </table:table-cell>
          <table:table-cell table:formula="of:=RANK([.AD33]; [.$E33:.$AP33]; 1)" office:value-type="float" office:value="26">
            <text:p>26</text:p>
          </table:table-cell>
          <table:table-cell table:formula="of:=RANK([.AE33]; [.$E33:.$AP33]; 1)" office:value-type="float" office:value="13">
            <text:p>13</text:p>
          </table:table-cell>
          <table:table-cell table:formula="of:=RANK([.AF33]; [.$E33:.$AP33]; 1)" office:value-type="float" office:value="8">
            <text:p>8</text:p>
          </table:table-cell>
          <table:table-cell table:number-columns-repeated="8"/>
          <table:table-cell table:formula="of:=RANK([.AO33]; [.$E33:.$AP33]; 1)" office:value-type="float" office:value="3">
            <text:p>3</text:p>
          </table:table-cell>
          <table:table-cell table:formula="of:=RANK([.AP33]; [.$E33:.$AP33]; 1)" office:value-type="float" office:value="3">
            <text:p>3</text:p>
          </table:table-cell>
          <table:table-cell table:number-columns-repeated="948"/>
        </table:table-row>
      </table:table>
      <table:table table:name="AveAcc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2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34" table:default-cell-style-name="ce2"/>
        <table:table-column table:style-name="co41" table:default-cell-style-name="Default"/>
        <table:table-column table:style-name="co29" table:default-cell-style-name="Default"/>
        <table:table-column table:style-name="co14" table:default-cell-style-name="Default"/>
        <table:table-column table:style-name="co41" table:number-columns-repeated="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4" table:default-cell-style-name="ce2"/>
        <table:table-column table:style-name="co11" table:default-cell-style-name="ce2"/>
        <table:table-column table:style-name="co14" table:default-cell-style-name="ce2"/>
        <table:table-column table:style-name="co13" table:number-columns-repeated="5" table:default-cell-style-name="ce2"/>
        <table:table-column table:style-name="co45" table:default-cell-style-name="Default"/>
        <table:table-column table:style-name="co46" table:default-cell-style-name="Default"/>
        <table:table-column table:style-name="co9" table:default-cell-style-name="ce2"/>
        <table:table-column table:style-name="co25" table:default-cell-style-name="ce2"/>
        <table:table-column table:style-name="co14" table:default-cell-style-name="ce2"/>
        <table:table-column table:style-name="co47" table:default-cell-style-name="Default"/>
        <table:table-column table:style-name="co46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6" table:number-columns-repeated="2" table:default-cell-style-name="ce2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st</text:p>
          </table:table-cell>
          <table:table-cell table:style-name="ce3" office:value-type="string">
            <text:p>sMeanNN</text:p>
          </table:table-cell>
          <table:table-cell table:style-name="ce3" office:value-type="string">
            <text:p>NumericalBayesE</text:p>
          </table:table-cell>
          <table:table-cell table:style-name="ce3" office:value-type="string">
            <text:p>SSVM_10n10k_001_seps_c10</text:p>
          </table:table-cell>
          <table:table-cell office:value-type="string">
            <text:p>SSVM_10n10k_001_seps_r20</text:p>
          </table:table-cell>
          <table:table-cell table:style-name="Default" office:value-type="string">
            <text:p>SSVM_10n10k_001_seps_g</text:p>
          </table:table-cell>
          <table:table-cell office:value-type="string">
            <text:p>MQSVM_10n10k_001_seps_c10</text:p>
          </table:table-cell>
          <table:table-cell/>
          <table:table-cell table:style-name="ce2" office:value-type="string">
            <text:p>SLSVM100k</text:p>
          </table:table-cell>
          <table:table-cell table:style-name="ce2" office:value-type="string">
            <text:p>SLSVMcd100</text:p>
          </table:table-cell>
          <table:table-cell table:style-name="ce2" office:value-type="string">
            <text:p>mqLSVMsgd100kcd100</text:p>
          </table:table-cell>
          <table:table-cell table:style-name="ce9" office:value-type="string">
            <text:p>SLSVMsgd100kcd100</text:p>
          </table:table-cell>
          <table:table-cell table:style-name="ce2" office:value-type="string">
            <text:p>mqk2nn_l436</text:p>
          </table:table-cell>
          <table:table-cell table:style-name="ce2" office:value-type="string">
            <text:p>mqk2nn_el</text:p>
          </table:table-cell>
          <table:table-cell table:style-name="ce2" office:value-type="string">
            <text:p>mqk2nn_1m</text:p>
          </table:table-cell>
          <table:table-cell table:style-name="ce2" office:value-type="string">
            <text:p>mqk2nn_cap183_1m</text:p>
          </table:table-cell>
          <table:table-cell table:style-name="ce2" office:value-type="string">
            <text:p>mqk2nn_cap183</text:p>
          </table:table-cell>
          <table:table-cell table:style-name="ce2" office:value-type="string">
            <text:p>ave100kmq_5</text:p>
          </table:table-cell>
          <table:table-cell table:style-name="ce9" office:value-type="string">
            <text:p>mqk2nn</text:p>
          </table:table-cell>
          <table:table-cell table:style-name="ce2" office:value-type="string">
            <text:p>mqk2nn_b</text:p>
          </table:table-cell>
          <table:table-cell table:style-name="ce2" office:value-type="string">
            <text:p>mqk2nn3</text:p>
          </table:table-cell>
          <table:table-cell table:style-name="ce2" office:value-type="string">
            <text:p>mqk2nn9</text:p>
          </table:table-cell>
          <table:table-cell table:style-name="ce2" office:value-type="string">
            <text:p>mqk2nn17</text:p>
          </table:table-cell>
          <table:table-cell table:style-name="ce2" office:value-type="string">
            <text:p>mqk2nncv</text:p>
          </table:table-cell>
          <table:table-cell/>
          <table:table-cell office:value-type="string">
            <text:p>DT_zcv_50</text:p>
          </table:table-cell>
          <table:table-cell office:value-type="string">
            <text:p>DT-z0_50</text:p>
          </table:table-cell>
          <table:table-cell office:value-type="string">
            <text:p>DT-z0.25_50</text:p>
          </table:table-cell>
          <table:table-cell office:value-type="string">
            <text:p>DT-z0.5_50</text:p>
          </table:table-cell>
          <table:table-cell table:style-name="ce3" office:value-type="string">
            <text:p>DT-z1_50</text:p>
          </table:table-cell>
          <table:table-cell office:value-type="string">
            <text:p>DT-z2_50</text:p>
          </table:table-cell>
          <table:table-cell/>
          <table:table-cell office:value-type="string">
            <text:p>B_RF_SVM</text:p>
          </table:table-cell>
          <table:table-cell/>
          <table:table-cell table:style-name="Default" office:value-type="string">
            <text:p>Bag_1k</text:p>
          </table:table-cell>
          <table:table-cell office:value-type="string">
            <text:p>RF_lg_1000</text:p>
          </table:table-cell>
          <table:table-cell office:value-type="string">
            <text:p>RF_075_1k</text:p>
          </table:table-cell>
          <table:table-cell office:value-type="string">
            <text:p>RF_05_30</text:p>
          </table:table-cell>
          <table:table-cell table:style-name="ce12" office:value-type="string">
            <text:p>RF_05_100</text:p>
          </table:table-cell>
          <table:table-cell table:style-name="ce9" office:value-type="string">
            <text:p>RF_05_300</text:p>
          </table:table-cell>
          <table:table-cell office:value-type="string">
            <text:p>RF_05_1k</text:p>
          </table:table-cell>
          <table:table-cell office:value-type="string">
            <text:p>RF_05_3k</text:p>
          </table:table-cell>
          <table:table-cell office:value-type="string">
            <text:p>RaceLSVM</text:p>
          </table:table-cell>
          <table:table-cell/>
          <table:table-cell table:style-name="Default" office:value-type="string">
            <text:p>Eval Copy RF</text:p>
          </table:table-cell>
          <table:table-cell table:style-name="Default" office:value-type="string">
            <text:p>Eval Copy SVM</text:p>
          </table:table-cell>
          <table:table-cell office:value-type="string">
            <text:p>ImbRF_300</text:p>
          </table:table-cell>
          <table:table-cell table:style-name="ce2" office:value-type="string">
            <text:p>ImbSVM</text:p>
          </table:table-cell>
          <table:table-cell/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/>
          <table:table-cell table:style-name="ce3" office:value-type="string">
            <text:p>Ssrf</text:p>
          </table:table-cell>
          <table:table-cell table:style-name="ce1" office:value-type="string">
            <text:p>SWKNN_oddlg</text:p>
          </table:table-cell>
          <table:table-cell table:style-name="ce3" office:value-type="string">
            <text:p>SKNN_oddlg</text:p>
          </table:table-cell>
          <table:table-cell office:value-type="string">
            <text:p>S1NN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MAX([.$F2:.$BI2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0.966666666666667">
            <text:p>0.967</text:p>
          </table:table-cell>
          <table:table-cell office:value-type="float" office:value="0.966666666666667">
            <text:p>0.97</text:p>
          </table:table-cell>
          <table:table-cell/>
          <table:table-cell office:value-type="float" office:value="0.966666666666667">
            <text:p>0.97</text:p>
          </table:table-cell>
          <table:table-cell table:number-columns-repeated="2"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0.866666666666667">
            <text:p>0.867</text:p>
          </table:table-cell>
          <table:table-cell table:number-columns-repeated="2" office:value-type="float" office:value="0.966666666666667">
            <text:p>0.97</text:p>
          </table:table-cell>
          <table:table-cell table:number-columns-repeated="3" office:value-type="float" office:value="0.866666666666667">
            <text:p>0.87</text:p>
          </table:table-cell>
          <table:table-cell/>
          <table:table-cell table:formula="of:=[AveRuns.LX2]" office:value-type="float" office:value="1">
            <text:p>1</text:p>
          </table:table-cell>
          <table:table-cell/>
          <table:table-cell table:formula="of:=[AveRuns.J2]" office:value-type="float" office:value="0.986666666666667">
            <text:p>0.987</text:p>
          </table:table-cell>
          <table:table-cell table:formula="of:=[AveRuns.FY2]" office:value-type="float" office:value="1">
            <text:p>1.000</text:p>
          </table:table-cell>
          <table:table-cell table:formula="of:=[AveRuns.BA2]" office:value-type="float" office:value="1">
            <text:p>1.000</text:p>
          </table:table-cell>
          <table:table-cell table:formula="of:=[AveRuns.IL2]" office:value-type="float" office:value="0.98">
            <text:p>0.980</text:p>
          </table:table-cell>
          <table:table-cell table:formula="of:=[AveRuns.EZ2]" office:value-type="float" office:value="0.995555555555555">
            <text:p>0.996</text:p>
          </table:table-cell>
          <table:table-cell table:formula="of:=[AveRuns.GX2]" office:value-type="float" office:value="1">
            <text:p>1.000</text:p>
          </table:table-cell>
          <table:table-cell table:formula="of:=[AveRuns.AB2]" office:value-type="float" office:value="1">
            <text:p>1.000</text:p>
          </table:table-cell>
          <table:table-cell table:formula="of:=[AveRuns.HW2]" office:value-type="float" office:value="1">
            <text:p>1.000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2]"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formula="of:=[AveRuns.CR2]" office:value-type="float" office:value="0.946666666666667">
            <text:p>0.947</text:p>
          </table:table-cell>
          <table:table-cell table:number-columns-repeated="3" office:value-type="float" office:value="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MAX([.$F3:.$BI3])" office:value-type="float" office:value="0.979271791499192">
            <text:p>0.98</text:p>
          </table:table-cell>
          <table:table-cell office:value-type="float" office:value="0.893664129702263">
            <text:p>0.89</text:p>
          </table:table-cell>
          <table:table-cell office:value-type="float" office:value="0.901432016184812">
            <text:p>0.9</text:p>
          </table:table-cell>
          <table:table-cell office:value-type="float" office:value="0.977579835620795">
            <text:p>0.98</text:p>
          </table:table-cell>
          <table:table-cell office:value-type="float" office:value="0.959846117575331">
            <text:p>0.96</text:p>
          </table:table-cell>
          <table:table-cell office:value-type="float" office:value="0.979271791499192">
            <text:p>0.979</text:p>
          </table:table-cell>
          <table:table-cell office:value-type="float" office:value="0.96866913617072">
            <text:p>0.97</text:p>
          </table:table-cell>
          <table:table-cell/>
          <table:table-cell office:value-type="float" office:value="0.963047184832037">
            <text:p>0.96</text:p>
          </table:table-cell>
          <table:table-cell office:value-type="float" office:value="0.953151447084315">
            <text:p>0.95</text:p>
          </table:table-cell>
          <table:table-cell office:value-type="float" office:value="0.961427422787259">
            <text:p>0.96</text:p>
          </table:table-cell>
          <table:table-cell office:value-type="float" office:value="0.962557224868897">
            <text:p>0.96</text:p>
          </table:table-cell>
          <table:table-cell office:value-type="float" office:value="0.961504575192499">
            <text:p>0.96</text:p>
          </table:table-cell>
          <table:table-cell office:value-type="float" office:value="0.962016424764767">
            <text:p>0.96</text:p>
          </table:table-cell>
          <table:table-cell office:value-type="float" office:value="0.966511970367046">
            <text:p>0.97</text:p>
          </table:table-cell>
          <table:table-cell office:value-type="float" office:value="0.965949683558353">
            <text:p>0.97</text:p>
          </table:table-cell>
          <table:table-cell office:value-type="float" office:value="0.955900222674281">
            <text:p>0.96</text:p>
          </table:table-cell>
          <table:table-cell office:value-type="float" office:value="0.959764533333878">
            <text:p>0.96</text:p>
          </table:table-cell>
          <table:table-cell office:value-type="float" office:value="0.963673769893487">
            <text:p>0.96</text:p>
          </table:table-cell>
          <table:table-cell office:value-type="float" office:value="0.95923781264723">
            <text:p>0.96</text:p>
          </table:table-cell>
          <table:table-cell office:value-type="float" office:value="0.962057029347263">
            <text:p>0.96</text:p>
          </table:table-cell>
          <table:table-cell office:value-type="float" office:value="0.963143296022231">
            <text:p>0.96</text:p>
          </table:table-cell>
          <table:table-cell office:value-type="float" office:value="0.96648343031616">
            <text:p>0.97</text:p>
          </table:table-cell>
          <table:table-cell office:value-type="float" office:value="0.964794123967636">
            <text:p>0.96</text:p>
          </table:table-cell>
          <table:table-cell/>
          <table:table-cell office:value-type="float" office:value="0.875887524350984">
            <text:p>0.876</text:p>
          </table:table-cell>
          <table:table-cell office:value-type="float" office:value="0.872994576059976">
            <text:p>0.87</text:p>
          </table:table-cell>
          <table:table-cell office:value-type="float" office:value="0.875887524350987">
            <text:p>0.88</text:p>
          </table:table-cell>
          <table:table-cell office:value-type="float" office:value="0.875446457691949">
            <text:p>0.88</text:p>
          </table:table-cell>
          <table:table-cell office:value-type="float" office:value="0.840630054020506">
            <text:p>0.84</text:p>
          </table:table-cell>
          <table:table-cell office:value-type="float" office:value="0.767055884856837">
            <text:p>0.77</text:p>
          </table:table-cell>
          <table:table-cell/>
          <table:table-cell table:formula="of:=[AveRuns.LX3]" office:value-type="float" office:value="0.977579835620795">
            <text:p>0.98</text:p>
          </table:table-cell>
          <table:table-cell/>
          <table:table-cell table:formula="of:=[AveRuns.J3]" office:value-type="float" office:value="0.932913310445123">
            <text:p>0.933</text:p>
          </table:table-cell>
          <table:table-cell table:formula="of:=[AveRuns.FY3]" office:value-type="float" office:value="0.971978575518663">
            <text:p>0.972</text:p>
          </table:table-cell>
          <table:table-cell table:formula="of:=[AveRuns.BA3]" office:value-type="float" office:value="0.965859313202406">
            <text:p>0.966</text:p>
          </table:table-cell>
          <table:table-cell table:formula="of:=[AveRuns.IL3]" office:value-type="float" office:value="0.964176488460751">
            <text:p>0.964</text:p>
          </table:table-cell>
          <table:table-cell table:formula="of:=[AveRuns.EZ3]" office:value-type="float" office:value="0.96969576609865">
            <text:p>0.970</text:p>
          </table:table-cell>
          <table:table-cell table:formula="of:=[AveRuns.GX3]" office:value-type="float" office:value="0.972621336995859">
            <text:p>0.973</text:p>
          </table:table-cell>
          <table:table-cell table:formula="of:=[AveRuns.AB3]" office:value-type="float" office:value="0.972844653373315">
            <text:p>0.973</text:p>
          </table:table-cell>
          <table:table-cell table:formula="of:=[AveRuns.HW3]" office:value-type="float" office:value="0.973031040921568">
            <text:p>0.973</text:p>
          </table:table-cell>
          <table:table-cell table:style-name="ce2" office:value-type="float" office:value="0.911745865405858">
            <text:p>0.912</text:p>
          </table:table-cell>
          <table:table-cell table:style-name="ce2"/>
          <table:table-cell table:number-columns-repeated="2"/>
          <table:table-cell table:formula="of:=[AveRuns.JA3]" office:value-type="float" office:value="0.972140435324753">
            <text:p>0.972</text:p>
          </table:table-cell>
          <table:table-cell office:value-type="float" office:value="0.974776770378347">
            <text:p>0.97</text:p>
          </table:table-cell>
          <table:table-cell/>
          <table:table-cell office:value-type="float" office:value="0.960309498812182">
            <text:p>0.96</text:p>
          </table:table-cell>
          <table:table-cell office:value-type="float" office:value="0.958670230812441">
            <text:p>0.96</text:p>
          </table:table-cell>
          <table:table-cell office:value-type="float" office:value="0.963684548587635">
            <text:p>0.96</text:p>
          </table:table-cell>
          <table:table-cell/>
          <table:table-cell table:formula="of:=[AveRuns.CR3]" office:value-type="float" office:value="0.972367108770944">
            <text:p>0.972</text:p>
          </table:table-cell>
          <table:table-cell office:value-type="float" office:value="0.977006832462116">
            <text:p>0.98</text:p>
          </table:table-cell>
          <table:table-cell office:value-type="float" office:value="0.977553280549548">
            <text:p>0.98</text:p>
          </table:table-cell>
          <table:table-cell office:value-type="float" office:value="0.978740327319776">
            <text:p>0.98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MAX([.$F4:.$BI4])" office:value-type="float" office:value="0.963703703703701">
            <text:p>0.96</text:p>
          </table:table-cell>
          <table:table-cell office:value-type="float" office:value="0.829444444444443">
            <text:p>0.83</text:p>
          </table:table-cell>
          <table:table-cell office:value-type="float" office:value="0.963518518518515">
            <text:p>0.96</text:p>
          </table:table-cell>
          <table:table-cell office:value-type="float" office:value="0.944999999999997">
            <text:p>0.94</text:p>
          </table:table-cell>
          <table:table-cell office:value-type="float" office:value="0.917777777777775">
            <text:p>0.92</text:p>
          </table:table-cell>
          <table:table-cell office:value-type="float" office:value="0.944999999999997">
            <text:p>0.945</text:p>
          </table:table-cell>
          <table:table-cell office:value-type="float" office:value="0.927407407407405">
            <text:p>0.93</text:p>
          </table:table-cell>
          <table:table-cell/>
          <table:table-cell office:value-type="float" office:value="0.936111111111109">
            <text:p>0.94</text:p>
          </table:table-cell>
          <table:table-cell office:value-type="float" office:value="0.891111111111109">
            <text:p>0.89</text:p>
          </table:table-cell>
          <table:table-cell office:value-type="float" office:value="0.857777777777776">
            <text:p>0.86</text:p>
          </table:table-cell>
          <table:table-cell office:value-type="float" office:value="0.936111111111109">
            <text:p>0.94</text:p>
          </table:table-cell>
          <table:table-cell office:value-type="float" office:value="0.963518518518515">
            <text:p>0.96</text:p>
          </table:table-cell>
          <table:table-cell office:value-type="float" office:value="0.945370370370368">
            <text:p>0.95</text:p>
          </table:table-cell>
          <table:table-cell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63703703703701">
            <text:p>0.96</text:p>
          </table:table-cell>
          <table:table-cell office:value-type="float" office:value="0.950185185185183">
            <text:p>0.95</text:p>
          </table:table-cell>
          <table:table-cell office:value-type="float" office:value="0.963518518518515">
            <text:p>0.96</text:p>
          </table:table-cell>
          <table:table-cell table:number-columns-repeated="3" office:value-type="float" office:value="0.954444444444442">
            <text:p>0.95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/>
          <table:table-cell office:value-type="float" office:value="0.880740740740739">
            <text:p>0.881</text:p>
          </table:table-cell>
          <table:table-cell table:number-columns-repeated="2" office:value-type="float" office:value="0.880740740740741">
            <text:p>0.88</text:p>
          </table:table-cell>
          <table:table-cell office:value-type="float" office:value="0.862777777777778">
            <text:p>0.86</text:p>
          </table:table-cell>
          <table:table-cell office:value-type="float" office:value="0.723703703703704">
            <text:p>0.72</text:p>
          </table:table-cell>
          <table:table-cell office:value-type="float" office:value="0.607777777777778">
            <text:p>0.61</text:p>
          </table:table-cell>
          <table:table-cell/>
          <table:table-cell table:formula="of:=[AveRuns.LX4]" office:value-type="float" office:value="0.944999999999997">
            <text:p>0.94</text:p>
          </table:table-cell>
          <table:table-cell/>
          <table:table-cell table:formula="of:=[AveRuns.J4]" office:value-type="float" office:value="0.889111111111111">
            <text:p>0.889</text:p>
          </table:table-cell>
          <table:table-cell table:formula="of:=[AveRuns.FY4]" office:value-type="float" office:value="0.926518518518516">
            <text:p>0.927</text:p>
          </table:table-cell>
          <table:table-cell table:formula="of:=[AveRuns.BA4]" office:value-type="float" office:value="0.911481481481479">
            <text:p>0.911</text:p>
          </table:table-cell>
          <table:table-cell table:formula="of:=[AveRuns.IL4]" office:value-type="float" office:value="0.917629629629627">
            <text:p>0.918</text:p>
          </table:table-cell>
          <table:table-cell table:formula="of:=[AveRuns.EZ4]" office:value-type="float" office:value="0.93096296296296">
            <text:p>0.931</text:p>
          </table:table-cell>
          <table:table-cell table:formula="of:=[AveRuns.GX4]" office:value-type="float" office:value="0.931827160493825">
            <text:p>0.932</text:p>
          </table:table-cell>
          <table:table-cell table:formula="of:=[AveRuns.AB4]" office:value-type="float" office:value="0.933320987654319">
            <text:p>0.933</text:p>
          </table:table-cell>
          <table:table-cell table:formula="of:=[AveRuns.HW4]" office:value-type="float" office:value="0.931185185185183">
            <text:p>0.931</text:p>
          </table:table-cell>
          <table:table-cell table:style-name="ce2" office:value-type="float" office:value="0.926666666666667">
            <text:p>0.927</text:p>
          </table:table-cell>
          <table:table-cell table:style-name="ce2"/>
          <table:table-cell table:number-columns-repeated="2"/>
          <table:table-cell table:formula="of:=[AveRuns.JA4]" office:value-type="float" office:value="0.932185185185183">
            <text:p>0.932</text:p>
          </table:table-cell>
          <table:table-cell office:value-type="float" office:value="0.936296296296294">
            <text:p>0.94</text:p>
          </table:table-cell>
          <table:table-cell/>
          <table:table-cell office:value-type="float" office:value="0.949814814814812">
            <text:p>0.95</text:p>
          </table:table-cell>
          <table:table-cell office:value-type="float" office:value="0.908518518518516">
            <text:p>0.91</text:p>
          </table:table-cell>
          <table:table-cell office:value-type="float" office:value="0.954629629629627">
            <text:p>0.95</text:p>
          </table:table-cell>
          <table:table-cell/>
          <table:table-cell table:formula="of:=[AveRuns.CR4]" office:value-type="float" office:value="0.927703703703701">
            <text:p>0.928</text:p>
          </table:table-cell>
          <table:table-cell office:value-type="float" office:value="0.827037037037035">
            <text:p>0.83</text:p>
          </table:table-cell>
          <table:table-cell office:value-type="float" office:value="0.813333333333332">
            <text:p>0.81</text:p>
          </table:table-cell>
          <table:table-cell office:value-type="float" office:value="0.835740740740739">
            <text:p>0.84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MAX([.$F5:.$BI5])" office:value-type="float" office:value="1">
            <text:p>1</text:p>
          </table:table-cell>
          <table:table-cell office:value-type="float" office:value="0.851842922961536">
            <text:p>0.85</text:p>
          </table:table-cell>
          <table:table-cell office:value-type="float" office:value="0.922238294224796">
            <text:p>0.92</text:p>
          </table:table-cell>
          <table:table-cell office:value-type="float" office:value="1">
            <text:p>1</text:p>
          </table:table-cell>
          <table:table-cell office:value-type="float" office:value="0.983660130718955">
            <text:p>0.98</text:p>
          </table:table-cell>
          <table:table-cell office:value-type="float" office:value="1">
            <text:p>1.000</text:p>
          </table:table-cell>
          <table:table-cell office:value-type="float" office:value="1">
            <text:p>1</text:p>
          </table:table-cell>
          <table:table-cell/>
          <table:table-cell office:value-type="float" office:value="0.979561770063218">
            <text:p>0.98</text:p>
          </table:table-cell>
          <table:table-cell office:value-type="float" office:value="0.5">
            <text:p>0.5</text:p>
          </table:table-cell>
          <table:table-cell office:value-type="float" office:value="0.986097717775636">
            <text:p>0.99</text:p>
          </table:table-cell>
          <table:table-cell office:value-type="float" office:value="0.983660130718955">
            <text:p>0.98</text:p>
          </table:table-cell>
          <table:table-cell table:number-columns-repeated="2" office:value-type="float" office:value="0.989365691631845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79561770063218">
            <text:p>0.98</text:p>
          </table:table-cell>
          <table:table-cell office:value-type="float" office:value="0.983660130718955">
            <text:p>0.98</text:p>
          </table:table-cell>
          <table:table-cell table:number-columns-repeated="3" office:value-type="float" office:value="0.989365691631845">
            <text:p>0.99</text:p>
          </table:table-cell>
          <table:table-cell table:number-columns-repeated="3" office:value-type="float" office:value="0.993464052287583">
            <text:p>0.99</text:p>
          </table:table-cell>
          <table:table-cell/>
          <table:table-cell office:value-type="float" office:value="0.993464052287583">
            <text:p>0.993</text:p>
          </table:table-cell>
          <table:table-cell office:value-type="float" office:value="0.996732026143791">
            <text:p>1</text:p>
          </table:table-cell>
          <table:table-cell table:number-columns-repeated="2" office:value-type="float" office:value="0.993464052287582">
            <text:p>0.99</text:p>
          </table:table-cell>
          <table:table-cell office:value-type="float" office:value="0.980392156862745">
            <text:p>0.98</text:p>
          </table:table-cell>
          <table:table-cell office:value-type="float" office:value="0.927997428479589">
            <text:p>0.93</text:p>
          </table:table-cell>
          <table:table-cell/>
          <table:table-cell table:formula="of:=[AveRuns.LX5]" office:value-type="float" office:value="1">
            <text:p>1</text:p>
          </table:table-cell>
          <table:table-cell/>
          <table:table-cell table:formula="of:=[AveRuns.J5]" office:value-type="float" office:value="0.996732026143791">
            <text:p>0.997</text:p>
          </table:table-cell>
          <table:table-cell table:formula="of:=[AveRuns.FY5]" office:value-type="float" office:value="0.996732026143791">
            <text:p>0.997</text:p>
          </table:table-cell>
          <table:table-cell table:formula="of:=[AveRuns.BA5]" office:value-type="float" office:value="0.996732026143791">
            <text:p>0.997</text:p>
          </table:table-cell>
          <table:table-cell table:formula="of:=[AveRuns.IL5]" office:value-type="float" office:value="0.998039215686275">
            <text:p>0.998</text:p>
          </table:table-cell>
          <table:table-cell table:formula="of:=[AveRuns.EZ5]" office:value-type="float" office:value="0.996732026143791">
            <text:p>0.997</text:p>
          </table:table-cell>
          <table:table-cell table:formula="of:=[AveRuns.GX5]" office:value-type="float" office:value="0.996732026143791">
            <text:p>0.997</text:p>
          </table:table-cell>
          <table:table-cell table:formula="of:=[AveRuns.AB5]" office:value-type="float" office:value="0.996732026143791">
            <text:p>0.997</text:p>
          </table:table-cell>
          <table:table-cell table:formula="of:=[AveRuns.HW5]" office:value-type="float" office:value="0.996732026143791">
            <text:p>0.997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5]" office:value-type="float" office:value="0.996732026143791">
            <text:p>0.997</text:p>
          </table:table-cell>
          <table:table-cell office:value-type="float" office:value="1">
            <text:p>1</text:p>
          </table:table-cell>
          <table:table-cell/>
          <table:table-cell office:value-type="float" office:value="0.983660130718955">
            <text:p>0.98</text:p>
          </table:table-cell>
          <table:table-cell office:value-type="float" office:value="0.993464052287583">
            <text:p>0.99</text:p>
          </table:table-cell>
          <table:table-cell office:value-type="float" office:value="1">
            <text:p>1</text:p>
          </table:table-cell>
          <table:table-cell/>
          <table:table-cell table:formula="of:=[AveRuns.CR5]" office:value-type="float" office:value="0.996732026143791">
            <text:p>0.997</text:p>
          </table:table-cell>
          <table:table-cell table:number-columns-repeated="2" office:value-type="float" office:value="0.986928104575165">
            <text:p>0.99</text:p>
          </table:table-cell>
          <table:table-cell office:value-type="float" office:value="0.996732026143791">
            <text:p>1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MAX([.$F6:.$BI6])" office:value-type="float" office:value="0.993055555555555">
            <text:p>0.99</text:p>
          </table:table-cell>
          <table:table-cell office:value-type="float" office:value="0.925710594315245">
            <text:p>0.93</text:p>
          </table:table-cell>
          <table:table-cell office:value-type="float" office:value="0.942021963824289">
            <text:p>0.94</text:p>
          </table:table-cell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office:value-type="float" office:value="0.969799741602066">
            <text:p>0.970</text:p>
          </table:table-cell>
          <table:table-cell office:value-type="float" office:value="0.960594315245477">
            <text:p>0.96</text:p>
          </table:table-cell>
          <table:table-cell/>
          <table:table-cell office:value-type="float" office:value="0.969799741602066">
            <text:p>0.97</text:p>
          </table:table-cell>
          <table:table-cell office:value-type="float" office:value="0.967538759689922">
            <text:p>0.97</text:p>
          </table:table-cell>
          <table:table-cell office:value-type="float" office:value="0.98142764857881">
            <text:p>0.98</text:p>
          </table:table-cell>
          <table:table-cell office:value-type="float" office:value="0.974483204134366">
            <text:p>0.97</text:p>
          </table:table-cell>
          <table:table-cell table:number-columns-repeated="3" office:value-type="float" office:value="0.98611111111111">
            <text:p>0.99</text:p>
          </table:table-cell>
          <table:table-cell table:number-columns-repeated="2" office:value-type="float" office:value="0.993055555555555">
            <text:p>0.99</text:p>
          </table:table-cell>
          <table:table-cell office:value-type="float" office:value="0.972222222222221">
            <text:p>0.97</text:p>
          </table:table-cell>
          <table:table-cell table:number-columns-repeated="6" office:value-type="float" office:value="0.98611111111111">
            <text:p>0.99</text:p>
          </table:table-cell>
          <table:table-cell/>
          <table:table-cell office:value-type="float" office:value="0.888727390180878">
            <text:p>0.889</text:p>
          </table:table-cell>
          <table:table-cell office:value-type="float" office:value="0.881782945736434">
            <text:p>0.88</text:p>
          </table:table-cell>
          <table:table-cell office:value-type="float" office:value="0.888727390180879">
            <text:p>0.89</text:p>
          </table:table-cell>
          <table:table-cell office:value-type="float" office:value="0.911821705426357">
            <text:p>0.91</text:p>
          </table:table-cell>
          <table:table-cell table:number-columns-repeated="2" office:value-type="float" office:value="0.895671834625323">
            <text:p>0.9</text:p>
          </table:table-cell>
          <table:table-cell/>
          <table:table-cell table:formula="of:=[AveRuns.LX6]" office:value-type="float" office:value="0.98142764857881">
            <text:p>0.98</text:p>
          </table:table-cell>
          <table:table-cell/>
          <table:table-cell table:formula="of:=[AveRuns.J6]" office:value-type="float" office:value="0.948934108527132">
            <text:p>0.949</text:p>
          </table:table-cell>
          <table:table-cell table:formula="of:=[AveRuns.FY6]" office:value-type="float" office:value="0.960529715762273">
            <text:p>0.961</text:p>
          </table:table-cell>
          <table:table-cell table:formula="of:=[AveRuns.BA6]" office:value-type="float" office:value="0.974483204134366">
            <text:p>0.974</text:p>
          </table:table-cell>
          <table:table-cell table:formula="of:=[AveRuns.IL6]" office:value-type="float" office:value="0.955878552971576">
            <text:p>0.956</text:p>
          </table:table-cell>
          <table:table-cell table:formula="of:=[AveRuns.EZ6]" office:value-type="float" office:value="0.96006675279931">
            <text:p>0.960</text:p>
          </table:table-cell>
          <table:table-cell table:formula="of:=[AveRuns.GX6]" office:value-type="float" office:value="0.959754521963824">
            <text:p>0.960</text:p>
          </table:table-cell>
          <table:table-cell table:formula="of:=[AveRuns.AB6]" office:value-type="float" office:value="0.962855297157622">
            <text:p>0.963</text:p>
          </table:table-cell>
          <table:table-cell table:formula="of:=[AveRuns.HW6]" office:value-type="float" office:value="0.965180878552971">
            <text:p>0.965</text:p>
          </table:table-cell>
          <table:table-cell table:style-name="ce2" office:value-type="float" office:value="0.755813953488372">
            <text:p>0.756</text:p>
          </table:table-cell>
          <table:table-cell table:style-name="ce2"/>
          <table:table-cell table:number-columns-repeated="2"/>
          <table:table-cell table:formula="of:=[AveRuns.JA6]" office:value-type="float" office:value="0.965213178294573">
            <text:p>0.965</text:p>
          </table:table-cell>
          <table:table-cell office:value-type="float" office:value="0.98611111111111">
            <text:p>0.99</text:p>
          </table:table-cell>
          <table:table-cell/>
          <table:table-cell office:value-type="float" office:value="0.98142764857881">
            <text:p>0.98</text:p>
          </table:table-cell>
          <table:table-cell table:number-columns-repeated="2" office:value-type="float" office:value="0.98611111111111">
            <text:p>0.99</text:p>
          </table:table-cell>
          <table:table-cell/>
          <table:table-cell table:formula="of:=[AveRuns.CR6]" office:value-type="float" office:value="0.910465116279069">
            <text:p>0.910</text:p>
          </table:table-cell>
          <table:table-cell table:number-columns-repeated="2" office:value-type="float" office:value="0.955910852713177">
            <text:p>0.96</text:p>
          </table:table-cell>
          <table:table-cell office:value-type="float" office:value="0.930394056847545">
            <text:p>0.93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MAX([.$F7:.$BI7])" office:value-type="float" office:value="0.861607142857143">
            <text:p>0.86</text:p>
          </table:table-cell>
          <table:table-cell office:value-type="float" office:value="0.680555555555556">
            <text:p>0.68</text:p>
          </table:table-cell>
          <table:table-cell office:value-type="float" office:value="0.232142857142857">
            <text:p>0.23</text:p>
          </table:table-cell>
          <table:table-cell office:value-type="float" office:value="0.628472222222222">
            <text:p>0.63</text:p>
          </table:table-cell>
          <table:table-cell office:value-type="float" office:value="0.64781746031746">
            <text:p>0.65</text:p>
          </table:table-cell>
          <table:table-cell office:value-type="float" office:value="0.628472222222222">
            <text:p>0.628</text:p>
          </table:table-cell>
          <table:table-cell office:value-type="float" office:value="0.715277777777778">
            <text:p>0.72</text:p>
          </table:table-cell>
          <table:table-cell/>
          <table:table-cell office:value-type="float" office:value="0.722222222222222">
            <text:p>0.72</text:p>
          </table:table-cell>
          <table:table-cell office:value-type="float" office:value="0.321428571428571">
            <text:p>0.32</text:p>
          </table:table-cell>
          <table:table-cell office:value-type="float" office:value="0.638888888888889">
            <text:p>0.64</text:p>
          </table:table-cell>
          <table:table-cell office:value-type="float" office:value="0.665674603174603">
            <text:p>0.67</text:p>
          </table:table-cell>
          <table:table-cell office:value-type="float" office:value="0.71875">
            <text:p>0.72</text:p>
          </table:table-cell>
          <table:table-cell table:number-columns-repeated="2" office:value-type="float" office:value="0.706845238095238">
            <text:p>0.71</text:p>
          </table:table-cell>
          <table:table-cell office:value-type="float" office:value="0.729662698412699">
            <text:p>0.73</text:p>
          </table:table-cell>
          <table:table-cell office:value-type="float" office:value="0.861607142857143">
            <text:p>0.86</text:p>
          </table:table-cell>
          <table:table-cell office:value-type="float" office:value="0.714285714285714">
            <text:p>0.71</text:p>
          </table:table-cell>
          <table:table-cell office:value-type="float" office:value="0.717261904761905">
            <text:p>0.72</text:p>
          </table:table-cell>
          <table:table-cell office:value-type="float" office:value="0.706845238095238">
            <text:p>0.71</text:p>
          </table:table-cell>
          <table:table-cell office:value-type="float" office:value="0.71875">
            <text:p>0.72</text:p>
          </table:table-cell>
          <table:table-cell office:value-type="float" office:value="0.717261904761905">
            <text:p>0.72</text:p>
          </table:table-cell>
          <table:table-cell office:value-type="float" office:value="0.738095238095238">
            <text:p>0.74</text:p>
          </table:table-cell>
          <table:table-cell office:value-type="float" office:value="0.67906746031746">
            <text:p>0.68</text:p>
          </table:table-cell>
          <table:table-cell/>
          <table:table-cell office:value-type="float" office:value="0.583333333333333">
            <text:p>0.583</text:p>
          </table:table-cell>
          <table:table-cell table:number-columns-repeated="4" office:value-type="float" office:value="0.583333333333333">
            <text:p>0.58</text:p>
          </table:table-cell>
          <table:table-cell office:value-type="float" office:value="0.333333333333333">
            <text:p>0.33</text:p>
          </table:table-cell>
          <table:table-cell/>
          <table:table-cell table:formula="of:=[AveRuns.LX7]" office:value-type="float" office:value="0.791666666666667">
            <text:p>0.79</text:p>
          </table:table-cell>
          <table:table-cell/>
          <table:table-cell table:formula="of:=[AveRuns.J7]" office:value-type="float" office:value="0.583333333333333">
            <text:p>0.583</text:p>
          </table:table-cell>
          <table:table-cell table:formula="of:=[AveRuns.FY7]" office:value-type="float" office:value="0.786805555555556">
            <text:p>0.787</text:p>
          </table:table-cell>
          <table:table-cell table:formula="of:=[AveRuns.BA7]" office:value-type="float" office:value="0.744444444444444">
            <text:p>0.744</text:p>
          </table:table-cell>
          <table:table-cell table:formula="of:=[AveRuns.IL7]" office:value-type="float" office:value="0.772519841269841">
            <text:p>0.773</text:p>
          </table:table-cell>
          <table:table-cell table:formula="of:=[AveRuns.EZ7]" office:value-type="float" office:value="0.797982804232804">
            <text:p>0.798</text:p>
          </table:table-cell>
          <table:table-cell table:formula="of:=[AveRuns.GX7]" office:value-type="float" office:value="0.801488095238095">
            <text:p>0.801</text:p>
          </table:table-cell>
          <table:table-cell table:formula="of:=[AveRuns.AB7]" office:value-type="float" office:value="0.787731481481482">
            <text:p>0.788</text:p>
          </table:table-cell>
          <table:table-cell table:formula="of:=[AveRuns.HW7]" office:value-type="float" office:value="0.783333333333333">
            <text:p>0.78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7]" office:value-type="float" office:value="0.845337301587301">
            <text:p>0.845</text:p>
          </table:table-cell>
          <table:table-cell office:value-type="float" office:value="0.628472222222222">
            <text:p>0.63</text:p>
          </table:table-cell>
          <table:table-cell/>
          <table:table-cell office:value-type="float" office:value="0.618055555555556">
            <text:p>0.62</text:p>
          </table:table-cell>
          <table:table-cell office:value-type="float" office:value="0.722718253968254">
            <text:p>0.72</text:p>
          </table:table-cell>
          <table:table-cell office:value-type="float" office:value="0.708333333333333">
            <text:p>0.71</text:p>
          </table:table-cell>
          <table:table-cell/>
          <table:table-cell table:formula="of:=[AveRuns.CR7]" office:value-type="float" office:value="0.583333333333333">
            <text:p>0.583</text:p>
          </table:table-cell>
          <table:table-cell table:number-columns-repeated="2" office:value-type="float" office:value="0.767361111111111">
            <text:p>0.77</text:p>
          </table:table-cell>
          <table:table-cell office:value-type="float" office:value="0.645833333333333">
            <text:p>0.65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MAX([.$F8:.$BI8])" office:value-type="float" office:value="0.961538461538462">
            <text:p>0.96</text:p>
          </table:table-cell>
          <table:table-cell office:value-type="float" office:value="0.662393162393162">
            <text:p>0.66</text:p>
          </table:table-cell>
          <table:table-cell office:value-type="float" office:value="0.914102564102563">
            <text:p>0.91</text:p>
          </table:table-cell>
          <table:table-cell office:value-type="float" office:value="0.942307692307692">
            <text:p>0.94</text:p>
          </table:table-cell>
          <table:table-cell office:value-type="float" office:value="0.873504273504273">
            <text:p>0.87</text:p>
          </table:table-cell>
          <table:table-cell office:value-type="float" office:value="0.961538461538461">
            <text:p>0.962</text:p>
          </table:table-cell>
          <table:table-cell office:value-type="float" office:value="0.95042735042735">
            <text:p>0.95</text:p>
          </table:table-cell>
          <table:table-cell/>
          <table:table-cell office:value-type="float" office:value="0.807692307692307">
            <text:p>0.81</text:p>
          </table:table-cell>
          <table:table-cell office:value-type="float" office:value="0.5">
            <text:p>0.5</text:p>
          </table:table-cell>
          <table:table-cell office:value-type="float" office:value="0.873504273504273">
            <text:p>0.87</text:p>
          </table:table-cell>
          <table:table-cell office:value-type="float" office:value="0.854273504273504">
            <text:p>0.85</text:p>
          </table:table-cell>
          <table:table-cell office:value-type="float" office:value="0.846153846153846">
            <text:p>0.85</text:p>
          </table:table-cell>
          <table:table-cell office:value-type="float" office:value="0.865384615384615">
            <text:p>0.87</text:p>
          </table:table-cell>
          <table:table-cell table:number-columns-repeated="2"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table:number-columns-repeated="3" office:value-type="float" office:value="0.846153846153846">
            <text:p>0.85</text:p>
          </table:table-cell>
          <table:table-cell office:value-type="float" office:value="0.884615384615384">
            <text:p>0.88</text:p>
          </table:table-cell>
          <table:table-cell office:value-type="float" office:value="0.846153846153846">
            <text:p>0.85</text:p>
          </table:table-cell>
          <table:table-cell office:value-type="float" office:value="0.826923076923077">
            <text:p>0.83</text:p>
          </table:table-cell>
          <table:table-cell office:value-type="float" office:value="0.846153846153846">
            <text:p>0.85</text:p>
          </table:table-cell>
          <table:table-cell/>
          <table:table-cell office:value-type="float" office:value="0.942307692307692">
            <text:p>0.942</text:p>
          </table:table-cell>
          <table:table-cell office:value-type="float" office:value="0.95042735042735">
            <text:p>0.95</text:p>
          </table:table-cell>
          <table:table-cell table:number-columns-repeated="2" office:value-type="float" office:value="0.961538461538462">
            <text:p>0.96</text:p>
          </table:table-cell>
          <table:table-cell office:value-type="float" office:value="0.95042735042735">
            <text:p>0.95</text:p>
          </table:table-cell>
          <table:table-cell office:value-type="float" office:value="0.788461538461538">
            <text:p>0.79</text:p>
          </table:table-cell>
          <table:table-cell/>
          <table:table-cell table:formula="of:=[AveRuns.LX8]" office:value-type="float" office:value="0.961538461538461">
            <text:p>0.96</text:p>
          </table:table-cell>
          <table:table-cell/>
          <table:table-cell table:formula="of:=[AveRuns.J8]" office:value-type="float" office:value="0.95042735042735">
            <text:p>0.950</text:p>
          </table:table-cell>
          <table:table-cell table:formula="of:=[AveRuns.FY8]" office:value-type="float" office:value="0.961538461538461">
            <text:p>0.962</text:p>
          </table:table-cell>
          <table:table-cell table:formula="of:=[AveRuns.BA8]" office:value-type="float" office:value="0.952649572649572">
            <text:p>0.953</text:p>
          </table:table-cell>
          <table:table-cell table:formula="of:=[AveRuns.IL8]" office:value-type="float" office:value="0.961538461538461">
            <text:p>0.962</text:p>
          </table:table-cell>
          <table:table-cell table:formula="of:=[AveRuns.EZ8]" office:value-type="float" office:value="0.961538461538461">
            <text:p>0.962</text:p>
          </table:table-cell>
          <table:table-cell table:formula="of:=[AveRuns.GX8]" office:value-type="float" office:value="0.961538461538461">
            <text:p>0.962</text:p>
          </table:table-cell>
          <table:table-cell table:formula="of:=[AveRuns.AB8]" office:value-type="float" office:value="0.961538461538461">
            <text:p>0.962</text:p>
          </table:table-cell>
          <table:table-cell table:formula="of:=[AveRuns.HW8]" office:value-type="float" office:value="0.961538461538461">
            <text:p>0.962</text:p>
          </table:table-cell>
          <table:table-cell table:style-name="ce2" office:value-type="float" office:value="0.788461538461538">
            <text:p>0.788</text:p>
          </table:table-cell>
          <table:table-cell table:style-name="ce2"/>
          <table:table-cell table:number-columns-repeated="2"/>
          <table:table-cell table:formula="of:=[AveRuns.JA8]" office:value-type="float" office:value="0.954871794871795">
            <text:p>0.955</text:p>
          </table:table-cell>
          <table:table-cell office:value-type="float" office:value="0.961538461538461">
            <text:p>0.96</text:p>
          </table:table-cell>
          <table:table-cell/>
          <table:table-cell office:value-type="float" office:value="0.873504273504273">
            <text:p>0.87</text:p>
          </table:table-cell>
          <table:table-cell table:number-columns-repeated="2" office:value-type="float" office:value="0.884615384615384">
            <text:p>0.88</text:p>
          </table:table-cell>
          <table:table-cell/>
          <table:table-cell table:formula="of:=[AveRuns.CR8]" office:value-type="float" office:value="0.935897435897435">
            <text:p>0.936</text:p>
          </table:table-cell>
          <table:table-cell office:value-type="float" office:value="0.796581196581196">
            <text:p>0.8</text:p>
          </table:table-cell>
          <table:table-cell office:value-type="float" office:value="0.777350427350427">
            <text:p>0.78</text:p>
          </table:table-cell>
          <table:table-cell office:value-type="float" office:value="0.815811965811965">
            <text:p>0.82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MAX([.$F9:.$BI9])" office:value-type="float" office:value="0.978088033346433">
            <text:p>0.98</text:p>
          </table:table-cell>
          <table:table-cell office:value-type="float" office:value="0.563685258020951">
            <text:p>0.56</text:p>
          </table:table-cell>
          <table:table-cell office:value-type="float" office:value="0.569158879873563">
            <text:p>0.57</text:p>
          </table:table-cell>
          <table:table-cell office:value-type="float" office:value="0.978088033346433">
            <text:p>0.98</text:p>
          </table:table-cell>
          <table:table-cell office:value-type="float" office:value="0.825576711782962">
            <text:p>0.83</text:p>
          </table:table-cell>
          <table:table-cell office:value-type="float" office:value="0.976820242829015">
            <text:p>0.977</text:p>
          </table:table-cell>
          <table:table-cell office:value-type="float" office:value="0.975183483273309">
            <text:p>0.98</text:p>
          </table:table-cell>
          <table:table-cell/>
          <table:table-cell office:value-type="float" office:value="0.800377670584898">
            <text:p>0.8</text:p>
          </table:table-cell>
          <table:table-cell office:value-type="float" office:value="0.795626487894613">
            <text:p>0.8</text:p>
          </table:table-cell>
          <table:table-cell office:value-type="float" office:value="0.841550474882929">
            <text:p>0.84</text:p>
          </table:table-cell>
          <table:table-cell office:value-type="float" office:value="0.825311605592533">
            <text:p>0.83</text:p>
          </table:table-cell>
          <table:table-cell office:value-type="float" office:value="0.846785813651731">
            <text:p>0.85</text:p>
          </table:table-cell>
          <table:table-cell office:value-type="float" office:value="0.847050106339367">
            <text:p>0.85</text:p>
          </table:table-cell>
          <table:table-cell office:value-type="float" office:value="0.917668782972196">
            <text:p>0.92</text:p>
          </table:table-cell>
          <table:table-cell office:value-type="float" office:value="0.841462234388398">
            <text:p>0.84</text:p>
          </table:table-cell>
          <table:table-cell office:value-type="float" office:value="0.816659327201373">
            <text:p>0.82</text:p>
          </table:table-cell>
          <table:table-cell office:value-type="float" office:value="0.752837011419352">
            <text:p>0.75</text:p>
          </table:table-cell>
          <table:table-cell office:value-type="float" office:value="0.867881327377802">
            <text:p>0.87</text:p>
          </table:table-cell>
          <table:table-cell office:value-type="float" office:value="0.847778279873761">
            <text:p>0.85</text:p>
          </table:table-cell>
          <table:table-cell office:value-type="float" office:value="0.859023845618697">
            <text:p>0.86</text:p>
          </table:table-cell>
          <table:table-cell office:value-type="float" office:value="0.875169086748759">
            <text:p>0.88</text:p>
          </table:table-cell>
          <table:table-cell office:value-type="float" office:value="0.881659066067943">
            <text:p>0.88</text:p>
          </table:table-cell>
          <table:table-cell office:value-type="float" office:value="0.882947633661079">
            <text:p>0.88</text:p>
          </table:table-cell>
          <table:table-cell/>
          <table:table-cell office:value-type="float" office:value="0.864516680645738">
            <text:p>0.865</text:p>
          </table:table-cell>
          <table:table-cell office:value-type="float" office:value="0.868574909519262">
            <text:p>0.87</text:p>
          </table:table-cell>
          <table:table-cell office:value-type="float" office:value="0.864516680645727">
            <text:p>0.86</text:p>
          </table:table-cell>
          <table:table-cell office:value-type="float" office:value="0.855806538080065">
            <text:p>0.86</text:p>
          </table:table-cell>
          <table:table-cell office:value-type="float" office:value="0.811608418144187">
            <text:p>0.81</text:p>
          </table:table-cell>
          <table:table-cell office:value-type="float" office:value="0.70334928888502">
            <text:p>0.7</text:p>
          </table:table-cell>
          <table:table-cell/>
          <table:table-cell table:formula="of:=[AveRuns.LX9]" office:value-type="float" office:value="0.978088033346433">
            <text:p>0.98</text:p>
          </table:table-cell>
          <table:table-cell/>
          <table:table-cell table:formula="of:=[AveRuns.J9]" office:value-type="float" office:value="0.933437976150865">
            <text:p>0.933</text:p>
          </table:table-cell>
          <table:table-cell table:formula="of:=[AveRuns.FY9]" office:value-type="float" office:value="0.963959466221502">
            <text:p>0.964</text:p>
          </table:table-cell>
          <table:table-cell table:formula="of:=[AveRuns.BA9]" office:value-type="float" office:value="0.960221676507976">
            <text:p>0.960</text:p>
          </table:table-cell>
          <table:table-cell table:formula="of:=[AveRuns.IL9]" office:value-type="float" office:value="0.95433472684709">
            <text:p>0.954</text:p>
          </table:table-cell>
          <table:table-cell table:formula="of:=[AveRuns.EZ9]" office:value-type="float" office:value="0.961215002999335">
            <text:p>0.961</text:p>
          </table:table-cell>
          <table:table-cell table:formula="of:=[AveRuns.GX9]" office:value-type="float" office:value="0.963378323251259">
            <text:p>0.963</text:p>
          </table:table-cell>
          <table:table-cell table:formula="of:=[AveRuns.AB9]" office:value-type="float" office:value="0.963377624335696">
            <text:p>0.963</text:p>
          </table:table-cell>
          <table:table-cell table:formula="of:=[AveRuns.HW9]" office:value-type="float" office:value="0.963859987997851">
            <text:p>0.964</text:p>
          </table:table-cell>
          <table:table-cell table:style-name="ce2" office:value-type="float" office:value="0.580994103278233">
            <text:p>0.581</text:p>
          </table:table-cell>
          <table:table-cell table:style-name="ce2"/>
          <table:table-cell table:number-columns-repeated="2"/>
          <table:table-cell table:formula="of:=[AveRuns.JA9]" office:value-type="float" office:value="0.963414750616467">
            <text:p>0.963</text:p>
          </table:table-cell>
          <table:table-cell office:value-type="float" office:value="0.975648960948727">
            <text:p>0.98</text:p>
          </table:table-cell>
          <table:table-cell/>
          <table:table-cell office:value-type="float" office:value="0.789931871210266">
            <text:p>0.79</text:p>
          </table:table-cell>
          <table:table-cell office:value-type="float" office:value="0.837738325742587">
            <text:p>0.84</text:p>
          </table:table-cell>
          <table:table-cell office:value-type="float" office:value="0.881391595413102">
            <text:p>0.88</text:p>
          </table:table-cell>
          <table:table-cell/>
          <table:table-cell table:formula="of:=[AveRuns.CR9]" office:value-type="float" office:value="0.96279897363917">
            <text:p>0.963</text:p>
          </table:table-cell>
          <table:table-cell office:value-type="float" office:value="0.952032000736848">
            <text:p>0.95</text:p>
          </table:table-cell>
          <table:table-cell office:value-type="float" office:value="0.945275889673786">
            <text:p>0.95</text:p>
          </table:table-cell>
          <table:table-cell office:value-type="float" office:value="0.956840690474372">
            <text:p>0.96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MAX([.$F10:.$BI10])" office:value-type="float" office:value="0.775027502750277">
            <text:p>0.78</text:p>
          </table:table-cell>
          <table:table-cell office:value-type="float" office:value="0.775027502750277">
            <text:p>0.78</text:p>
          </table:table-cell>
          <table:table-cell office:value-type="float" office:value="0.749633296663001">
            <text:p>0.75</text:p>
          </table:table-cell>
          <table:table-cell office:value-type="float" office:value="0.695544554455447">
            <text:p>0.7</text:p>
          </table:table-cell>
          <table:table-cell office:value-type="float" office:value="0.709112577924461">
            <text:p>0.71</text:p>
          </table:table-cell>
          <table:table-cell office:value-type="float" office:value="0.686285295196188">
            <text:p>0.686</text:p>
          </table:table-cell>
          <table:table-cell office:value-type="float" office:value="0.714704803813716">
            <text:p>0.71</text:p>
          </table:table-cell>
          <table:table-cell/>
          <table:table-cell office:value-type="float" office:value="0.664099743307665">
            <text:p>0.66</text:p>
          </table:table-cell>
          <table:table-cell office:value-type="float" office:value="0.500000000000001">
            <text:p>0.5</text:p>
          </table:table-cell>
          <table:table-cell table:number-columns-repeated="2" office:value-type="float" office:value="0.709112577924461">
            <text:p>0.71</text:p>
          </table:table-cell>
          <table:table-cell table:number-columns-repeated="2" office:value-type="float" office:value="0.699853318665201">
            <text:p>0.7</text:p>
          </table:table-cell>
          <table:table-cell office:value-type="float" office:value="0.723322332233225">
            <text:p>0.72</text:p>
          </table:table-cell>
          <table:table-cell office:value-type="float" office:value="0.704803813714706">
            <text:p>0.7</text:p>
          </table:table-cell>
          <table:table-cell office:value-type="float" office:value="0.713421342134215">
            <text:p>0.71</text:p>
          </table:table-cell>
          <table:table-cell office:value-type="float" office:value="0.690594059405942">
            <text:p>0.69</text:p>
          </table:table-cell>
          <table:table-cell office:value-type="float" office:value="0.691235790245693">
            <text:p>0.69</text:p>
          </table:table-cell>
          <table:table-cell table:number-columns-repeated="2" office:value-type="float" office:value="0.709112577924461">
            <text:p>0.71</text:p>
          </table:table-cell>
          <table:table-cell office:value-type="float" office:value="0.695544554455447">
            <text:p>0.7</text:p>
          </table:table-cell>
          <table:table-cell table:number-columns-repeated="2" office:value-type="float" office:value="0.709754308764211">
            <text:p>0.71</text:p>
          </table:table-cell>
          <table:table-cell/>
          <table:table-cell office:value-type="float" office:value="0.689310597726441">
            <text:p>0.689</text:p>
          </table:table-cell>
          <table:table-cell office:value-type="float" office:value="0.658965896589659">
            <text:p>0.66</text:p>
          </table:table-cell>
          <table:table-cell office:value-type="float" office:value="0.668225155848918">
            <text:p>0.67</text:p>
          </table:table-cell>
          <table:table-cell office:value-type="float" office:value="0.683076640997433">
            <text:p>0.68</text:p>
          </table:table-cell>
          <table:table-cell office:value-type="float" office:value="0.689310597726439">
            <text:p>0.69</text:p>
          </table:table-cell>
          <table:table-cell office:value-type="float" office:value="0.5">
            <text:p>0.5</text:p>
          </table:table-cell>
          <table:table-cell/>
          <table:table-cell table:formula="of:=[AveRuns.LX10]" office:value-type="float" office:value="0.700110011001102">
            <text:p>0.7</text:p>
          </table:table-cell>
          <table:table-cell/>
          <table:table-cell table:formula="of:=[AveRuns.J10]" office:value-type="float" office:value="0.726824349101577">
            <text:p>0.727</text:p>
          </table:table-cell>
          <table:table-cell table:formula="of:=[AveRuns.FY10]" office:value-type="float" office:value="0.722680601393474">
            <text:p>0.723</text:p>
          </table:table-cell>
          <table:table-cell table:formula="of:=[AveRuns.BA10]" office:value-type="float" office:value="0.735258525852587">
            <text:p>0.735</text:p>
          </table:table-cell>
          <table:table-cell table:formula="of:=[AveRuns.IL10]" office:value-type="float" office:value="0.707260726072609">
            <text:p>0.707</text:p>
          </table:table-cell>
          <table:table-cell table:formula="of:=[AveRuns.EZ10]" office:value-type="float" office:value="0.714454223200099">
            <text:p>0.714</text:p>
          </table:table-cell>
          <table:table-cell table:formula="of:=[AveRuns.GX10]" office:value-type="float" office:value="0.717956240068453">
            <text:p>0.718</text:p>
          </table:table-cell>
          <table:table-cell table:formula="of:=[AveRuns.AB10]" office:value-type="float" office:value="0.722619484170641">
            <text:p>0.723</text:p>
          </table:table-cell>
          <table:table-cell table:formula="of:=[AveRuns.HW10]" office:value-type="float" office:value="0.723322332233225">
            <text:p>0.723</text:p>
          </table:table-cell>
          <table:table-cell table:style-name="ce2" office:value-type="float" office:value="0.654473780711404">
            <text:p>0.654</text:p>
          </table:table-cell>
          <table:table-cell table:style-name="ce2"/>
          <table:table-cell table:number-columns-repeated="2"/>
          <table:table-cell table:formula="of:=[AveRuns.JA10]" office:value-type="float" office:value="0.725797579757977">
            <text:p>0.726</text:p>
          </table:table-cell>
          <table:table-cell office:value-type="float" office:value="0.75779244591126">
            <text:p>0.76</text:p>
          </table:table-cell>
          <table:table-cell/>
          <table:table-cell office:value-type="float" office:value="0.690594059405942">
            <text:p>0.69</text:p>
          </table:table-cell>
          <table:table-cell office:value-type="float" office:value="0.709112577924461">
            <text:p>0.71</text:p>
          </table:table-cell>
          <table:table-cell office:value-type="float" office:value="0.690594059405942">
            <text:p>0.69</text:p>
          </table:table-cell>
          <table:table-cell/>
          <table:table-cell table:formula="of:=[AveRuns.CR10]" office:value-type="float" office:value="0.715364869820317">
            <text:p>0.715</text:p>
          </table:table-cell>
          <table:table-cell table:number-columns-repeated="2" office:value-type="float" office:value="0.70847084708471">
            <text:p>0.71</text:p>
          </table:table-cell>
          <table:table-cell office:value-type="float" office:value="0.63916391639164">
            <text:p>0.64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MAX([.$F11:.$BI11])" office:value-type="float" office:value="0.920181284990669">
            <text:p>0.92</text:p>
          </table:table-cell>
          <table:table-cell office:value-type="float" office:value="0.807932699428301">
            <text:p>0.81</text:p>
          </table:table-cell>
          <table:table-cell office:value-type="float" office:value="0.500000000000004">
            <text:p>0.5</text:p>
          </table:table-cell>
          <table:table-cell office:value-type="float" office:value="0.901226339642762">
            <text:p>0.9</text:p>
          </table:table-cell>
          <table:table-cell office:value-type="float" office:value="0.897160757131432">
            <text:p>0.9</text:p>
          </table:table-cell>
          <table:table-cell office:value-type="float" office:value="0.8994860629758">
            <text:p>0.899</text:p>
          </table:table-cell>
          <table:table-cell office:value-type="float" office:value="0.892480523712195">
            <text:p>0.89</text:p>
          </table:table-cell>
          <table:table-cell/>
          <table:table-cell office:value-type="float" office:value="0.562946177315675">
            <text:p>0.56</text:p>
          </table:table-cell>
          <table:table-cell office:value-type="float" office:value="0.891717764151782">
            <text:p>0.89</text:p>
          </table:table-cell>
          <table:table-cell office:value-type="float" office:value="0.89543529132972">
            <text:p>0.9</text:p>
          </table:table-cell>
          <table:table-cell office:value-type="float" office:value="0.890821706804112">
            <text:p>0.89</text:p>
          </table:table-cell>
          <table:table-cell office:value-type="float" office:value="0.88634142006576">
            <text:p>0.89</text:p>
          </table:table-cell>
          <table:table-cell office:value-type="float" office:value="0.887237477413431">
            <text:p>0.89</text:p>
          </table:table-cell>
          <table:table-cell office:value-type="float" office:value="0.890473651470719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6274771172132">
            <text:p>0.89</text:p>
          </table:table-cell>
          <table:table-cell office:value-type="float" office:value="0.88682277318641">
            <text:p>0.89</text:p>
          </table:table-cell>
          <table:table-cell office:value-type="float" office:value="0.88861488788175">
            <text:p>0.89</text:p>
          </table:table-cell>
          <table:table-cell office:value-type="float" office:value="0.889510945229421">
            <text:p>0.89</text:p>
          </table:table-cell>
          <table:table-cell office:value-type="float" office:value="0.890955004591369">
            <text:p>0.89</text:p>
          </table:table-cell>
          <table:table-cell office:value-type="float" office:value="0.89226576616606">
            <text:p>0.89</text:p>
          </table:table-cell>
          <table:table-cell office:value-type="float" office:value="0.893643176634379">
            <text:p>0.89</text:p>
          </table:table-cell>
          <table:table-cell office:value-type="float" office:value="0.890473651470719">
            <text:p>0.89</text:p>
          </table:table-cell>
          <table:table-cell/>
          <table:table-cell office:value-type="float" office:value="0.889777540803934">
            <text:p>0.890</text:p>
          </table:table-cell>
          <table:table-cell office:value-type="float" office:value="0.884334547824284">
            <text:p>0.88</text:p>
          </table:table-cell>
          <table:table-cell office:value-type="float" office:value="0.890258893924583">
            <text:p>0.89</text:p>
          </table:table-cell>
          <table:table-cell office:value-type="float" office:value="0.889777540803934">
            <text:p>0.89</text:p>
          </table:table-cell>
          <table:table-cell office:value-type="float" office:value="0.861614680529637">
            <text:p>0.86</text:p>
          </table:table-cell>
          <table:table-cell office:value-type="float" office:value="0.844952457122545">
            <text:p>0.84</text:p>
          </table:table-cell>
          <table:table-cell/>
          <table:table-cell table:formula="of:=[AveRuns.LX11]" office:value-type="float" office:value="0.898538167599751">
            <text:p>0.9</text:p>
          </table:table-cell>
          <table:table-cell/>
          <table:table-cell table:formula="of:=[AveRuns.J11]" office:value-type="float" office:value="0.910689001451465">
            <text:p>0.911</text:p>
          </table:table-cell>
          <table:table-cell table:formula="of:=[AveRuns.FY11]" office:value-type="float" office:value="0.914535383157084">
            <text:p>0.915</text:p>
          </table:table-cell>
          <table:table-cell table:formula="of:=[AveRuns.BA11]" office:value-type="float" office:value="0.910426849136527">
            <text:p>0.910</text:p>
          </table:table-cell>
          <table:table-cell table:formula="of:=[AveRuns.IL11]" office:value-type="float" office:value="0.91336384371575">
            <text:p>0.913</text:p>
          </table:table-cell>
          <table:table-cell table:formula="of:=[AveRuns.EZ11]" office:value-type="float" office:value="0.914360614947126">
            <text:p>0.914</text:p>
          </table:table-cell>
          <table:table-cell table:formula="of:=[AveRuns.GX11]" office:value-type="float" office:value="0.914484532519723">
            <text:p>0.914</text:p>
          </table:table-cell>
          <table:table-cell table:formula="of:=[AveRuns.AB11]" office:value-type="float" office:value="0.91487948892641">
            <text:p>0.915</text:p>
          </table:table-cell>
          <table:table-cell table:formula="of:=[AveRuns.HW11]" office:value-type="float" office:value="0.915278888592672">
            <text:p>0.915</text:p>
          </table:table-cell>
          <table:table-cell table:style-name="ce2" office:value-type="float" office:value="0.5">
            <text:p>0.500</text:p>
          </table:table-cell>
          <table:table-cell table:style-name="ce2"/>
          <table:table-cell table:number-columns-repeated="2"/>
          <table:table-cell table:formula="of:=[AveRuns.JA11]" office:value-type="float" office:value="0.920181284990669">
            <text:p>0.920</text:p>
          </table:table-cell>
          <table:table-cell office:value-type="float" office:value="0.903699754139637">
            <text:p>0.9</text:p>
          </table:table-cell>
          <table:table-cell/>
          <table:table-cell office:value-type="float" office:value="0.831992950028141">
            <text:p>0.83</text:p>
          </table:table-cell>
          <table:table-cell office:value-type="float" office:value="0.887652181640452">
            <text:p>0.89</text:p>
          </table:table-cell>
          <table:table-cell office:value-type="float" office:value="0.890473651470719">
            <text:p>0.89</text:p>
          </table:table-cell>
          <table:table-cell/>
          <table:table-cell table:formula="of:=[AveRuns.CR11]" office:value-type="float" office:value="0.914369501466276">
            <text:p>0.914</text:p>
          </table:table-cell>
          <table:table-cell table:number-columns-repeated="2" office:value-type="float" office:value="0.870908498474481">
            <text:p>0.87</text:p>
          </table:table-cell>
          <table:table-cell office:value-type="float" office:value="0.86656150952338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MAX([.$F12:.$BI12])" office:value-type="float" office:value="0.783720930232559">
            <text:p>0.78</text:p>
          </table:table-cell>
          <table:table-cell office:value-type="float" office:value="0.699612403100778">
            <text:p>0.7</text:p>
          </table:table-cell>
          <table:table-cell office:value-type="float" office:value="0.711240310077522">
            <text:p>0.71</text:p>
          </table:table-cell>
          <table:table-cell office:value-type="float" office:value="0.744573643410854">
            <text:p>0.74</text:p>
          </table:table-cell>
          <table:table-cell office:value-type="float" office:value="0.729844961240311">
            <text:p>0.73</text:p>
          </table:table-cell>
          <table:table-cell office:value-type="float" office:value="0.744767441860467">
            <text:p>0.745</text:p>
          </table:table-cell>
          <table:table-cell office:value-type="float" office:value="0.764922480620156">
            <text:p>0.76</text:p>
          </table:table-cell>
          <table:table-cell/>
          <table:table-cell office:value-type="float" office:value="0.729844961240311">
            <text:p>0.73</text:p>
          </table:table-cell>
          <table:table-cell office:value-type="float" office:value="0.727131782945738">
            <text:p>0.73</text:p>
          </table:table-cell>
          <table:table-cell office:value-type="float" office:value="0.730038759689924">
            <text:p>0.73</text:p>
          </table:table-cell>
          <table:table-cell office:value-type="float" office:value="0.729844961240311">
            <text:p>0.73</text:p>
          </table:table-cell>
          <table:table-cell office:value-type="float" office:value="0.76201550387597">
            <text:p>0.76</text:p>
          </table:table-cell>
          <table:table-cell office:value-type="float" office:value="0.722868217054266">
            <text:p>0.72</text:p>
          </table:table-cell>
          <table:table-cell office:value-type="float" office:value="0.683720930232561">
            <text:p>0.68</text:p>
          </table:table-cell>
          <table:table-cell office:value-type="float" office:value="0.728682170542638">
            <text:p>0.73</text:p>
          </table:table-cell>
          <table:table-cell office:value-type="float" office:value="0.722868217054266">
            <text:p>0.72</text:p>
          </table:table-cell>
          <table:table-cell office:value-type="float" office:value="0.73449612403101">
            <text:p>0.73</text:p>
          </table:table-cell>
          <table:table-cell office:value-type="float" office:value="0.731589147286823">
            <text:p>0.73</text:p>
          </table:table-cell>
          <table:table-cell office:value-type="float" office:value="0.764922480620156">
            <text:p>0.76</text:p>
          </table:table-cell>
          <table:table-cell office:value-type="float" office:value="0.731589147286823">
            <text:p>0.73</text:p>
          </table:table-cell>
          <table:table-cell office:value-type="float" office:value="0.738759689922482">
            <text:p>0.74</text:p>
          </table:table-cell>
          <table:table-cell office:value-type="float" office:value="0.686627906976747">
            <text:p>0.69</text:p>
          </table:table-cell>
          <table:table-cell office:value-type="float" office:value="0.731589147286823">
            <text:p>0.73</text:p>
          </table:table-cell>
          <table:table-cell/>
          <table:table-cell office:value-type="float" office:value="0.729844961240311">
            <text:p>0.730</text:p>
          </table:table-cell>
          <table:table-cell table:number-columns-repeated="2" office:value-type="float" office:value="0.751744186046512">
            <text:p>0.75</text:p>
          </table:table-cell>
          <table:table-cell table:number-columns-repeated="3" office:value-type="float" office:value="0.72984496124031">
            <text:p>0.73</text:p>
          </table:table-cell>
          <table:table-cell/>
          <table:table-cell table:formula="of:=[AveRuns.LX12]" office:value-type="float" office:value="0.767751937984497">
            <text:p>0.77</text:p>
          </table:table-cell>
          <table:table-cell/>
          <table:table-cell table:formula="of:=[AveRuns.J12]" office:value-type="float" office:value="0.778488372093023">
            <text:p>0.778</text:p>
          </table:table-cell>
          <table:table-cell table:formula="of:=[AveRuns.FY12]" office:value-type="float" office:value="0.770077519379846">
            <text:p>0.770</text:p>
          </table:table-cell>
          <table:table-cell table:formula="of:=[AveRuns.BA12]" office:value-type="float" office:value="0.783139534883722">
            <text:p>0.783</text:p>
          </table:table-cell>
          <table:table-cell table:formula="of:=[AveRuns.IL12]" office:value-type="float" office:value="0.759031007751939">
            <text:p>0.759</text:p>
          </table:table-cell>
          <table:table-cell table:formula="of:=[AveRuns.EZ12]" office:value-type="float" office:value="0.759715762273903">
            <text:p>0.760</text:p>
          </table:table-cell>
          <table:table-cell table:formula="of:=[AveRuns.GX12]" office:value-type="float" office:value="0.763604651162792">
            <text:p>0.764</text:p>
          </table:table-cell>
          <table:table-cell table:formula="of:=[AveRuns.AB12]" office:value-type="float" office:value="0.776847545219639">
            <text:p>0.777</text:p>
          </table:table-cell>
          <table:table-cell table:formula="of:=[AveRuns.HW12]" office:value-type="float" office:value="0.775891472868217">
            <text:p>0.776</text:p>
          </table:table-cell>
          <table:table-cell table:style-name="ce2" office:value-type="float" office:value="0.487015503875969">
            <text:p>0.487</text:p>
          </table:table-cell>
          <table:table-cell table:style-name="ce2"/>
          <table:table-cell table:number-columns-repeated="2"/>
          <table:table-cell table:formula="of:=[AveRuns.JA12]" office:value-type="float" office:value="0.762829457364342">
            <text:p>0.763</text:p>
          </table:table-cell>
          <table:table-cell office:value-type="float" office:value="0.772093023255815">
            <text:p>0.77</text:p>
          </table:table-cell>
          <table:table-cell/>
          <table:table-cell office:value-type="float" office:value="0.770542635658915">
            <text:p>0.77</text:p>
          </table:table-cell>
          <table:table-cell office:value-type="float" office:value="0.783527131782946">
            <text:p>0.78</text:p>
          </table:table-cell>
          <table:table-cell office:value-type="float" office:value="0.783720930232559">
            <text:p>0.78</text:p>
          </table:table-cell>
          <table:table-cell/>
          <table:table-cell table:formula="of:=[AveRuns.CR12]" office:value-type="float" office:value="0.747364341085272">
            <text:p>0.747</text:p>
          </table:table-cell>
          <table:table-cell office:value-type="float" office:value="0.713953488372095">
            <text:p>0.71</text:p>
          </table:table-cell>
          <table:table-cell office:value-type="float" office:value="0.711046511627909">
            <text:p>0.71</text:p>
          </table:table-cell>
          <table:table-cell office:value-type="float" office:value="0.700968992248064">
            <text:p>0.7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MAX([.$F13:.$BI13])" office:value-type="float" office:value="0.901423242094938">
            <text:p>0.9</text:p>
          </table:table-cell>
          <table:table-cell office:value-type="float" office:value="0.779854320778367">
            <text:p>0.78</text:p>
          </table:table-cell>
          <table:table-cell office:value-type="float" office:value="0.805771057998413">
            <text:p>0.81</text:p>
          </table:table-cell>
          <table:table-cell office:value-type="float" office:value="0.88258418234479">
            <text:p>0.88</text:p>
          </table:table-cell>
          <table:table-cell office:value-type="float" office:value="0.80490472482507">
            <text:p>0.8</text:p>
          </table:table-cell>
          <table:table-cell office:value-type="float" office:value="0.895955095381684">
            <text:p>0.896</text:p>
          </table:table-cell>
          <table:table-cell office:value-type="float" office:value="0.885695729127038">
            <text:p>0.89</text:p>
          </table:table-cell>
          <table:table-cell/>
          <table:table-cell office:value-type="float" office:value="0.734994702299697">
            <text:p>0.73</text:p>
          </table:table-cell>
          <table:table-cell office:value-type="float" office:value="0.481553135958334">
            <text:p>0.48</text:p>
          </table:table-cell>
          <table:table-cell office:value-type="float" office:value="0.816417182878873">
            <text:p>0.82</text:p>
          </table:table-cell>
          <table:table-cell office:value-type="float" office:value="0.80490472482507">
            <text:p>0.8</text:p>
          </table:table-cell>
          <table:table-cell office:value-type="float" office:value="0.812066137455508">
            <text:p>0.81</text:p>
          </table:table-cell>
          <table:table-cell office:value-type="float" office:value="0.819338968662558">
            <text:p>0.82</text:p>
          </table:table-cell>
          <table:table-cell office:value-type="float" office:value="0.85638218925398">
            <text:p>0.86</text:p>
          </table:table-cell>
          <table:table-cell office:value-type="float" office:value="0.851222957503707">
            <text:p>0.85</text:p>
          </table:table-cell>
          <table:table-cell office:value-type="float" office:value="0.811413096585243">
            <text:p>0.81</text:p>
          </table:table-cell>
          <table:table-cell office:value-type="float" office:value="0.802538788539294">
            <text:p>0.8</text:p>
          </table:table-cell>
          <table:table-cell office:value-type="float" office:value="0.822247976417796">
            <text:p>0.82</text:p>
          </table:table-cell>
          <table:table-cell office:value-type="float" office:value="0.817540581821336">
            <text:p>0.82</text:p>
          </table:table-cell>
          <table:table-cell office:value-type="float" office:value="0.811376885931236">
            <text:p>0.81</text:p>
          </table:table-cell>
          <table:table-cell office:value-type="float" office:value="0.815462747991095">
            <text:p>0.82</text:p>
          </table:table-cell>
          <table:table-cell office:value-type="float" office:value="0.816123087880807">
            <text:p>0.82</text:p>
          </table:table-cell>
          <table:table-cell office:value-type="float" office:value="0.818928434125056">
            <text:p>0.82</text:p>
          </table:table-cell>
          <table:table-cell/>
          <table:table-cell office:value-type="float" office:value="0.823764396432702">
            <text:p>0.824</text:p>
          </table:table-cell>
          <table:table-cell office:value-type="float" office:value="0.823632186442882">
            <text:p>0.82</text:p>
          </table:table-cell>
          <table:table-cell office:value-type="float" office:value="0.83265082532689">
            <text:p>0.83</text:p>
          </table:table-cell>
          <table:table-cell office:value-type="float" office:value="0.830842666033357">
            <text:p>0.83</text:p>
          </table:table-cell>
          <table:table-cell office:value-type="float" office:value="0.8237643964327">
            <text:p>0.82</text:p>
          </table:table-cell>
          <table:table-cell office:value-type="float" office:value="0.706495373189707">
            <text:p>0.71</text:p>
          </table:table-cell>
          <table:table-cell/>
          <table:table-cell table:formula="of:=[AveRuns.LX13]" office:value-type="float" office:value="0.892976623194978">
            <text:p>0.89</text:p>
          </table:table-cell>
          <table:table-cell/>
          <table:table-cell table:formula="of:=[AveRuns.J13]" office:value-type="float" office:value="0.881429387744064">
            <text:p>0.881</text:p>
          </table:table-cell>
          <table:table-cell table:formula="of:=[AveRuns.FY13]" office:value-type="float" office:value="0.890691380521416">
            <text:p>0.891</text:p>
          </table:table-cell>
          <table:table-cell table:formula="of:=[AveRuns.BA13]" office:value-type="float" office:value="0.895525580838941">
            <text:p>0.896</text:p>
          </table:table-cell>
          <table:table-cell table:formula="of:=[AveRuns.IL13]" office:value-type="float" office:value="0.885143009050384">
            <text:p>0.885</text:p>
          </table:table-cell>
          <table:table-cell table:formula="of:=[AveRuns.EZ13]" office:value-type="float" office:value="0.890550418915204">
            <text:p>0.891</text:p>
          </table:table-cell>
          <table:table-cell table:formula="of:=[AveRuns.GX13]" office:value-type="float" office:value="0.89196268788259">
            <text:p>0.892</text:p>
          </table:table-cell>
          <table:table-cell table:formula="of:=[AveRuns.AB13]" office:value-type="float" office:value="0.893242373091299">
            <text:p>0.893</text:p>
          </table:table-cell>
          <table:table-cell table:formula="of:=[AveRuns.HW13]" office:value-type="float" office:value="0.893405366400283">
            <text:p>0.893</text:p>
          </table:table-cell>
          <table:table-cell table:style-name="ce2" office:value-type="float" office:value="0.166666666666667">
            <text:p>0.167</text:p>
          </table:table-cell>
          <table:table-cell table:style-name="ce2"/>
          <table:table-cell table:number-columns-repeated="2"/>
          <table:table-cell table:formula="of:=[AveRuns.JA13]" office:value-type="float" office:value="0.901423242094938">
            <text:p>0.901</text:p>
          </table:table-cell>
          <table:table-cell office:value-type="float" office:value="0.887809489635864">
            <text:p>0.89</text:p>
          </table:table-cell>
          <table:table-cell/>
          <table:table-cell office:value-type="float" office:value="0.825070429817204">
            <text:p>0.83</text:p>
          </table:table-cell>
          <table:table-cell office:value-type="float" office:value="0.826865582150874">
            <text:p>0.83</text:p>
          </table:table-cell>
          <table:table-cell office:value-type="float" office:value="0.858744880570838">
            <text:p>0.86</text:p>
          </table:table-cell>
          <table:table-cell/>
          <table:table-cell table:formula="of:=[AveRuns.CR13]" office:value-type="float" office:value="0.854381689114833">
            <text:p>0.854</text:p>
          </table:table-cell>
          <table:table-cell office:value-type="float" office:value="0.878792384428317">
            <text:p>0.88</text:p>
          </table:table-cell>
          <table:table-cell office:value-type="float" office:value="0.87701281032391">
            <text:p>0.88</text:p>
          </table:table-cell>
          <table:table-cell office:value-type="float" office:value="0.872721835367627">
            <text:p>0.87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MAX([.$F14:.$BI14])" office:value-type="float" office:value="0.991111111111111">
            <text:p>0.99</text:p>
          </table:table-cell>
          <table:table-cell office:value-type="float" office:value="0.866666666666667">
            <text:p>0.87</text:p>
          </table:table-cell>
          <table:table-cell table:number-columns-repeated="2" office:value-type="float" office:value="0.911111111111112">
            <text:p>0.91</text:p>
          </table:table-cell>
          <table:table-cell office:value-type="float" office:value="0.977777777777778">
            <text:p>0.98</text:p>
          </table:table-cell>
          <table:table-cell office:value-type="float" office:value="0.977777777777778">
            <text:p>0.978</text:p>
          </table:table-cell>
          <table:table-cell office:value-type="float" office:value="0.972222222222223">
            <text:p>0.97</text:p>
          </table:table-cell>
          <table:table-cell/>
          <table:table-cell office:value-type="float" office:value="0.955555555555556">
            <text:p>0.96</text:p>
          </table:table-cell>
          <table:table-cell office:value-type="float" office:value="0.866666666666667">
            <text:p>0.87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table:number-columns-repeated="6" office:value-type="float" office:value="0.955555555555556">
            <text:p>0.96</text:p>
          </table:table-cell>
          <table:table-cell/>
          <table:table-cell office:value-type="float" office:value="0.9">
            <text:p>0.900</text:p>
          </table:table-cell>
          <table:table-cell table:number-columns-repeated="3" office:value-type="float" office:value="0.9">
            <text:p>0.9</text:p>
          </table:table-cell>
          <table:table-cell office:value-type="float" office:value="0.877777777777778">
            <text:p>0.88</text:p>
          </table:table-cell>
          <table:table-cell office:value-type="float" office:value="0.855555555555556">
            <text:p>0.86</text:p>
          </table:table-cell>
          <table:table-cell/>
          <table:table-cell table:formula="of:=[AveRuns.LX14]" office:value-type="float" office:value="0.982222222222222">
            <text:p>0.98</text:p>
          </table:table-cell>
          <table:table-cell/>
          <table:table-cell table:formula="of:=[AveRuns.J14]" office:value-type="float" office:value="0.9">
            <text:p>0.900</text:p>
          </table:table-cell>
          <table:table-cell table:formula="of:=[AveRuns.FY14]" office:value-type="float" office:value="0.982222222222222">
            <text:p>0.982</text:p>
          </table:table-cell>
          <table:table-cell table:formula="of:=[AveRuns.BA14]" office:value-type="float" office:value="0.991111111111111">
            <text:p>0.991</text:p>
          </table:table-cell>
          <table:table-cell table:formula="of:=[AveRuns.IL14]" office:value-type="float" office:value="0.986666666666667">
            <text:p>0.987</text:p>
          </table:table-cell>
          <table:table-cell table:formula="of:=[AveRuns.EZ14]" office:value-type="float" office:value="0.986666666666667">
            <text:p>0.987</text:p>
          </table:table-cell>
          <table:table-cell table:formula="of:=[AveRuns.GX14]" office:value-type="float" office:value="0.985185185185185">
            <text:p>0.985</text:p>
          </table:table-cell>
          <table:table-cell table:formula="of:=[AveRuns.AB14]" office:value-type="float" office:value="0.985185185185185">
            <text:p>0.985</text:p>
          </table:table-cell>
          <table:table-cell table:formula="of:=[AveRuns.HW14]" office:value-type="float" office:value="0.982222222222222">
            <text:p>0.982</text:p>
          </table:table-cell>
          <table:table-cell table:style-name="ce2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AveRuns.JA14]" office:value-type="float" office:value="0.977777777777778">
            <text:p>0.978</text:p>
          </table:table-cell>
          <table:table-cell office:value-type="float" office:value="0.866666666666667">
            <text:p>0.87</text:p>
          </table:table-cell>
          <table:table-cell/>
          <table:table-cell office:value-type="float" office:value="0.977777777777778">
            <text:p>0.98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/>
          <table:table-cell table:formula="of:=[AveRuns.CR14]" office:value-type="float" office:value="0.982222222222222">
            <text:p>0.982</text:p>
          </table:table-cell>
          <table:table-cell table:number-columns-repeated="2" office:value-type="float" office:value="0.844444444444445">
            <text:p>0.84</text:p>
          </table:table-cell>
          <table:table-cell office:value-type="float" office:value="0.888888888888889">
            <text:p>0.89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MAX([.$F15:.$BI15])" office:value-type="float" office:value="0.850279106858053">
            <text:p>0.85</text:p>
          </table:table-cell>
          <table:table-cell office:value-type="float" office:value="0.69078947368421">
            <text:p>0.69</text:p>
          </table:table-cell>
          <table:table-cell office:value-type="float" office:value="0.710925039872408">
            <text:p>0.71</text:p>
          </table:table-cell>
          <table:table-cell office:value-type="float" office:value="0.842503987240828">
            <text:p>0.84</text:p>
          </table:table-cell>
          <table:table-cell office:value-type="float" office:value="0.723684210526315">
            <text:p>0.72</text:p>
          </table:table-cell>
          <table:table-cell office:value-type="float" office:value="0.842503987240828">
            <text:p>0.843</text:p>
          </table:table-cell>
          <table:table-cell office:value-type="float" office:value="0.491228070175438">
            <text:p>0.49</text:p>
          </table:table-cell>
          <table:table-cell/>
          <table:table-cell office:value-type="float" office:value="0.780502392344496">
            <text:p>0.78</text:p>
          </table:table-cell>
          <table:table-cell office:value-type="float" office:value="0.786283891547049">
            <text:p>0.79</text:p>
          </table:table-cell>
          <table:table-cell office:value-type="float" office:value="0.614832535885168">
            <text:p>0.61</text:p>
          </table:table-cell>
          <table:table-cell office:value-type="float" office:value="0.811004784688994">
            <text:p>0.81</text:p>
          </table:table-cell>
          <table:table-cell office:value-type="float" office:value="0.841507177033491">
            <text:p>0.84</text:p>
          </table:table-cell>
          <table:table-cell office:value-type="float" office:value="0.83273524720893">
            <text:p>0.83</text:p>
          </table:table-cell>
          <table:table-cell office:value-type="float" office:value="0.850279106858053">
            <text:p>0.85</text:p>
          </table:table-cell>
          <table:table-cell office:value-type="float" office:value="0.830143540669855">
            <text:p>0.83</text:p>
          </table:table-cell>
          <table:table-cell office:value-type="float" office:value="0.846690590111642">
            <text:p>0.85</text:p>
          </table:table-cell>
          <table:table-cell office:value-type="float" office:value="0.821371610845294">
            <text:p>0.82</text:p>
          </table:table-cell>
          <table:table-cell office:value-type="float" office:value="0.841507177033491">
            <text:p>0.84</text:p>
          </table:table-cell>
          <table:table-cell office:value-type="float" office:value="0.844098883572567">
            <text:p>0.84</text:p>
          </table:table-cell>
          <table:table-cell office:value-type="float" office:value="0.847687400318978">
            <text:p>0.85</text:p>
          </table:table-cell>
          <table:table-cell office:value-type="float" office:value="0.841507177033491">
            <text:p>0.84</text:p>
          </table:table-cell>
          <table:table-cell office:value-type="float" office:value="0.846690590111642">
            <text:p>0.85</text:p>
          </table:table-cell>
          <table:table-cell office:value-type="float" office:value="0.835326953748005">
            <text:p>0.84</text:p>
          </table:table-cell>
          <table:table-cell/>
          <table:table-cell office:value-type="float" office:value="0.591108452950558">
            <text:p>0.591</text:p>
          </table:table-cell>
          <table:table-cell table:number-columns-repeated="2" office:value-type="float" office:value="0.591108452950558">
            <text:p>0.59</text:p>
          </table:table-cell>
          <table:table-cell office:value-type="float" office:value="0.626196172248804">
            <text:p>0.63</text:p>
          </table:table-cell>
          <table:table-cell office:value-type="float" office:value="0.602472089314195">
            <text:p>0.6</text:p>
          </table:table-cell>
          <table:table-cell office:value-type="float" office:value="0.5">
            <text:p>0.5</text:p>
          </table:table-cell>
          <table:table-cell/>
          <table:table-cell table:formula="of:=[AveRuns.LX15]" office:value-type="float" office:value="0.842503987240828">
            <text:p>0.84</text:p>
          </table:table-cell>
          <table:table-cell/>
          <table:table-cell table:formula="of:=[AveRuns.J15]" office:value-type="float" office:value="0.748245614035088">
            <text:p>0.748</text:p>
          </table:table-cell>
          <table:table-cell table:formula="of:=[AveRuns.FY15]" office:value-type="float" office:value="0.743301435406698">
            <text:p>0.743</text:p>
          </table:table-cell>
          <table:table-cell table:formula="of:=[AveRuns.BA15]" office:value-type="float" office:value="0.758373205741626">
            <text:p>0.758</text:p>
          </table:table-cell>
          <table:table-cell table:formula="of:=[AveRuns.IL15]" office:value-type="float" office:value="0.749481658692184">
            <text:p>0.749</text:p>
          </table:table-cell>
          <table:table-cell table:formula="of:=[AveRuns.EZ15]" office:value-type="float" office:value="0.749827219564061">
            <text:p>0.750</text:p>
          </table:table-cell>
          <table:table-cell table:formula="of:=[AveRuns.GX15]" office:value-type="float" office:value="0.750837320574162">
            <text:p>0.751</text:p>
          </table:table-cell>
          <table:table-cell table:formula="of:=[AveRuns.AB15]" office:value-type="float" office:value="0.7703216374269">
            <text:p>0.770</text:p>
          </table:table-cell>
          <table:table-cell table:formula="of:=[AveRuns.HW15]" office:value-type="float" office:value="0.779346092503987">
            <text:p>0.779</text:p>
          </table:table-cell>
          <table:table-cell table:style-name="ce12" office:value-type="float" office:value="0.5">
            <text:p>0.500</text:p>
          </table:table-cell>
          <table:table-cell table:style-name="ce12" table:number-columns-repeated="3"/>
          <table:table-cell table:formula="of:=[AveRuns.JA15]" office:value-type="float" office:value="0.773564593301435">
            <text:p>0.774</text:p>
          </table:table-cell>
          <table:table-cell office:value-type="float" office:value="0.850279106858053">
            <text:p>0.85</text:p>
          </table:table-cell>
          <table:table-cell/>
          <table:table-cell office:value-type="float" office:value="0.768141945773524">
            <text:p>0.77</text:p>
          </table:table-cell>
          <table:table-cell office:value-type="float" office:value="0.80023923444976">
            <text:p>0.8</text:p>
          </table:table-cell>
          <table:table-cell office:value-type="float" office:value="0.841507177033491">
            <text:p>0.84</text:p>
          </table:table-cell>
          <table:table-cell/>
          <table:table-cell table:formula="of:=[AveRuns.CR15]" office:value-type="float" office:value="0.764154704944178">
            <text:p>0.764</text:p>
          </table:table-cell>
          <table:table-cell office:value-type="float" office:value="0.801236044657096">
            <text:p>0.8</text:p>
          </table:table-cell>
          <table:table-cell office:value-type="float" office:value="0.810007974481658">
            <text:p>0.81</text:p>
          </table:table-cell>
          <table:table-cell office:value-type="float" office:value="0.836323763955341">
            <text:p>0.84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MAX([.$F16:.$BI16])" office:value-type="float" office:value="0.850592469545957">
            <text:p>0.85</text:p>
          </table:table-cell>
          <table:table-cell office:value-type="float" office:value="0.597320044296788">
            <text:p>0.6</text:p>
          </table:table-cell>
          <table:table-cell office:value-type="float" office:value="0.62563122923588">
            <text:p>0.63</text:p>
          </table:table-cell>
          <table:table-cell office:value-type="float" office:value="0.603925802879291">
            <text:p>0.6</text:p>
          </table:table-cell>
          <table:table-cell office:value-type="float" office:value="0.633947951273532">
            <text:p>0.63</text:p>
          </table:table-cell>
          <table:table-cell office:value-type="float" office:value="0.610509413067552">
            <text:p>0.611</text:p>
          </table:table-cell>
          <table:table-cell office:value-type="float" office:value="0.588864894795127">
            <text:p>0.59</text:p>
          </table:table-cell>
          <table:table-cell/>
          <table:table-cell office:value-type="float" office:value="0.547940199335548">
            <text:p>0.55</text:p>
          </table:table-cell>
          <table:table-cell office:value-type="float" office:value="0.630620155038759">
            <text:p>0.63</text:p>
          </table:table-cell>
          <table:table-cell office:value-type="float" office:value="0.575681063122923">
            <text:p>0.58</text:p>
          </table:table-cell>
          <table:table-cell office:value-type="float" office:value="0.633947951273532">
            <text:p>0.63</text:p>
          </table:table-cell>
          <table:table-cell office:value-type="float" office:value="0.574047619047619">
            <text:p>0.57</text:p>
          </table:table-cell>
          <table:table-cell office:value-type="float" office:value="0.570703211517165">
            <text:p>0.57</text:p>
          </table:table-cell>
          <table:table-cell office:value-type="float" office:value="0.567425249169435">
            <text:p>0.57</text:p>
          </table:table-cell>
          <table:table-cell office:value-type="float" office:value="0.564042081949058">
            <text:p>0.56</text:p>
          </table:table-cell>
          <table:table-cell office:value-type="float" office:value="0.570714285714285">
            <text:p>0.57</text:p>
          </table:table-cell>
          <table:table-cell office:value-type="float" office:value="0.559036544850498">
            <text:p>0.56</text:p>
          </table:table-cell>
          <table:table-cell office:value-type="float" office:value="0.580714285714286">
            <text:p>0.58</text:p>
          </table:table-cell>
          <table:table-cell office:value-type="float" office:value="0.559075304540421">
            <text:p>0.56</text:p>
          </table:table-cell>
          <table:table-cell office:value-type="float" office:value="0.56735326688815">
            <text:p>0.57</text:p>
          </table:table-cell>
          <table:table-cell office:value-type="float" office:value="0.577336655592469">
            <text:p>0.58</text:p>
          </table:table-cell>
          <table:table-cell office:value-type="float" office:value="0.567397563676633">
            <text:p>0.57</text:p>
          </table:table-cell>
          <table:table-cell office:value-type="float" office:value="0.564086378737541">
            <text:p>0.56</text:p>
          </table:table-cell>
          <table:table-cell/>
          <table:table-cell office:value-type="float" office:value="0.787109634551495">
            <text:p>0.787</text:p>
          </table:table-cell>
          <table:table-cell office:value-type="float" office:value="0.75546511627907">
            <text:p>0.76</text:p>
          </table:table-cell>
          <table:table-cell office:value-type="float" office:value="0.763787375415282">
            <text:p>0.76</text:p>
          </table:table-cell>
          <table:table-cell office:value-type="float" office:value="0.7837430786268">
            <text:p>0.78</text:p>
          </table:table-cell>
          <table:table-cell office:value-type="float" office:value="0.800431893687708">
            <text:p>0.8</text:p>
          </table:table-cell>
          <table:table-cell office:value-type="float" office:value="0.77874861572536">
            <text:p>0.78</text:p>
          </table:table-cell>
          <table:table-cell/>
          <table:table-cell table:formula="of:=[AveRuns.LX16]" office:value-type="float" office:value="0.74435326688815">
            <text:p>0.74</text:p>
          </table:table-cell>
          <table:table-cell/>
          <table:table-cell table:formula="of:=[AveRuns.J16]" office:value-type="float" office:value="0.845960132890366">
            <text:p>0.846</text:p>
          </table:table-cell>
          <table:table-cell table:formula="of:=[AveRuns.FY16]" office:value-type="float" office:value="0.660853820598006">
            <text:p>0.661</text:p>
          </table:table-cell>
          <table:table-cell table:formula="of:=[AveRuns.BA16]" office:value-type="float" office:value="0.850592469545957">
            <text:p>0.851</text:p>
          </table:table-cell>
          <table:table-cell table:formula="of:=[AveRuns.IL16]" office:value-type="float" office:value="0.689755260243632">
            <text:p>0.690</text:p>
          </table:table-cell>
          <table:table-cell table:formula="of:=[AveRuns.EZ16]" office:value-type="float" office:value="0.72450092284976">
            <text:p>0.725</text:p>
          </table:table-cell>
          <table:table-cell table:formula="of:=[AveRuns.GX16]" office:value-type="float" office:value="0.736698781838317">
            <text:p>0.737</text:p>
          </table:table-cell>
          <table:table-cell table:formula="of:=[AveRuns.AB16]" office:value-type="float" office:value="0.744449981543005">
            <text:p>0.744</text:p>
          </table:table-cell>
          <table:table-cell table:formula="of:=[AveRuns.HW16]" office:value-type="float" office:value="0.747335548172757">
            <text:p>0.747</text:p>
          </table:table-cell>
          <table:table-cell table:style-name="ce12" office:value-type="float" office:value="0.546306755260244">
            <text:p>0.546</text:p>
          </table:table-cell>
          <table:table-cell table:style-name="ce12" table:number-columns-repeated="3"/>
          <table:table-cell table:formula="of:=[AveRuns.JA16]" office:value-type="float" office:value="0.741694352159468">
            <text:p>0.742</text:p>
          </table:table-cell>
          <table:table-cell office:value-type="float" office:value="0.595609080841639">
            <text:p>0.6</text:p>
          </table:table-cell>
          <table:table-cell/>
          <table:table-cell office:value-type="float" office:value="0.570769656699889">
            <text:p>0.57</text:p>
          </table:table-cell>
          <table:table-cell office:value-type="float" office:value="0.544097452934662">
            <text:p>0.54</text:p>
          </table:table-cell>
          <table:table-cell office:value-type="float" office:value="0.562364341085271">
            <text:p>0.56</text:p>
          </table:table-cell>
          <table:table-cell/>
          <table:table-cell table:formula="of:=[AveRuns.CR16]" office:value-type="float" office:value="0.727692137320044">
            <text:p>0.728</text:p>
          </table:table-cell>
          <table:table-cell office:value-type="float" office:value="0.519047619047619">
            <text:p>0.52</text:p>
          </table:table-cell>
          <table:table-cell office:value-type="float" office:value="0.545437430786268">
            <text:p>0.55</text:p>
          </table:table-cell>
          <table:table-cell office:value-type="float" office:value="0.519086378737541">
            <text:p>0.52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2"/>
          <table:table-cell table:style-name="ce12"/>
          <table:table-cell table:style-name="ce2"/>
          <table:table-cell/>
          <table:table-cell table:style-name="Default"/>
          <table:table-cell table:number-columns-repeated="27"/>
          <table:table-cell table:style-name="ce2"/>
          <table:table-cell table:number-columns-repeated="8"/>
          <table:table-cell table:style-name="ce12" table:number-columns-repeated="4"/>
          <table:table-cell/>
          <table:table-cell table:style-name="ce2" table:number-columns-repeated="5"/>
          <table:table-cell/>
          <table:table-cell table:style-name="Default"/>
          <table:table-cell table:style-name="ce2" table:number-columns-repeated="2"/>
          <table:table-cell table:style-name="ce12"/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2"/>
          <table:table-cell table:style-name="ce12"/>
          <table:table-cell table:style-name="ce2"/>
          <table:table-cell/>
          <table:table-cell table:style-name="Default"/>
          <table:table-cell table:number-columns-repeated="27"/>
          <table:table-cell table:style-name="ce2"/>
          <table:table-cell table:formula="of:=[AveRuns.L17]" office:value-type="float" office:value="0.00456766229798482">
            <text:p>0.005</text:p>
          </table:table-cell>
          <table:table-cell table:formula="of:=[AveRuns.GA17]" office:value-type="float" office:value="0.00758168748813403">
            <text:p>0.008</text:p>
          </table:table-cell>
          <table:table-cell table:formula="of:=[AveRuns.BC17]" office:value-type="float" office:value="0.00777185099980772">
            <text:p>0.008</text:p>
          </table:table-cell>
          <table:table-cell table:formula="of:=[AveRuns.IN17]" office:value-type="float" office:value="0.0153965416376017">
            <text:p>0.015</text:p>
          </table:table-cell>
          <table:table-cell table:formula="of:=[AveRuns.FB17]" office:value-type="float" office:value="0.00950792111542438">
            <text:p>0.010</text:p>
          </table:table-cell>
          <table:table-cell table:formula="of:=[AveRuns.GZ17]" office:value-type="float" office:value="0.00779413177325689">
            <text:p>0.008</text:p>
          </table:table-cell>
          <table:table-cell table:formula="of:=[AveRuns.AD17]" office:value-type="float" office:value="0.00597588653041962">
            <text:p>0.006</text:p>
          </table:table-cell>
          <table:table-cell table:formula="of:=[AveRuns.HY17]" office:value-type="float" office:value="0.00493322857642701">
            <text:p>0.005</text:p>
          </table:table-cell>
          <table:table-cell table:style-name="ce12" table:number-columns-repeated="4"/>
          <table:table-cell table:formula="of:=[AveRuns.JC17]" office:value-type="float" office:value="0.00817025703300935">
            <text:p>0.008</text:p>
          </table:table-cell>
          <table:table-cell table:style-name="ce2" table:number-columns-repeated="5"/>
          <table:table-cell/>
          <table:table-cell table:formula="of:=[AveRuns.CT17]" office:value-type="float" office:value="0.0126634472945106">
            <text:p>0.013</text:p>
          </table:table-cell>
          <table:table-cell table:style-name="ce2" table:number-columns-repeated="2"/>
          <table:table-cell table:style-name="ce12"/>
          <table:table-cell/>
          <table:table-cell table:style-name="ce1" table:number-columns-repeated="907"/>
        </table:table-row>
        <table:table-row table:style-name="ro1">
          <table:table-cell table:number-columns-repeated="9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[.F2]/[.$E2]" office:value-type="float" office:value="1">
            <text:p>1.000</text:p>
          </table:table-cell>
          <table:table-cell table:style-name="ce2" table:formula="of:=[.G2]/[.$E2]" office:value-type="float" office:value="0.9">
            <text:p>0.900</text:p>
          </table:table-cell>
          <table:table-cell table:style-name="ce2" table:formula="of:=[.H2]/[.$E2]" office:value-type="float" office:value="1">
            <text:p>1.000</text:p>
          </table:table-cell>
          <table:table-cell table:style-name="ce2" table:formula="of:=[.I2]/[.$E2]" office:value-type="float" office:value="0.966666666666667">
            <text:p>0.967</text:p>
          </table:table-cell>
          <table:table-cell table:formula="of:=[.J2]/[.$E2]" office:value-type="float" office:value="0.966666666666667">
            <text:p>0.967</text:p>
          </table:table-cell>
          <table:table-cell table:style-name="ce2" table:formula="of:=[.K2]/[.$E2]" office:value-type="float" office:value="0.966666666666667">
            <text:p>0.967</text:p>
          </table:table-cell>
          <table:table-cell table:style-name="ce2"/>
          <table:table-cell table:style-name="ce2" table:formula="of:=[.M2]/[.$E2]" office:value-type="float" office:value="0.966666666666667">
            <text:p>0.967</text:p>
          </table:table-cell>
          <table:table-cell table:style-name="ce2" table:formula="of:=[.N2]/[.$E2]" office:value-type="float" office:value="1">
            <text:p>1.000</text:p>
          </table:table-cell>
          <table:table-cell table:style-name="ce2" table:formula="of:=[.O2]/[.$E2]" office:value-type="float" office:value="1">
            <text:p>1.000</text:p>
          </table:table-cell>
          <table:table-cell table:style-name="ce2" table:formula="of:=[.P2]/[.$E2]" office:value-type="float" office:value="0.966666666666667">
            <text:p>0.967</text:p>
          </table:table-cell>
          <table:table-cell table:style-name="ce2" table:formula="of:=[.Q2]/[.$E2]" office:value-type="float" office:value="1">
            <text:p>1.000</text:p>
          </table:table-cell>
          <table:table-cell table:style-name="ce2" table:formula="of:=[.R2]/[.$E2]" office:value-type="float" office:value="1">
            <text:p>1.000</text:p>
          </table:table-cell>
          <table:table-cell table:style-name="ce2" table:formula="of:=[.S2]/[.$E2]" office:value-type="float" office:value="1">
            <text:p>1.000</text:p>
          </table:table-cell>
          <table:table-cell table:style-name="ce2" table:formula="of:=[.T2]/[.$E2]" office:value-type="float" office:value="1">
            <text:p>1.000</text:p>
          </table:table-cell>
          <table:table-cell table:style-name="ce2" table:formula="of:=[.U2]/[.$E2]" office:value-type="float" office:value="1">
            <text:p>1.000</text:p>
          </table:table-cell>
          <table:table-cell table:style-name="ce2" table:formula="of:=[.V2]/[.$E2]" office:value-type="float" office:value="1">
            <text:p>1.000</text:p>
          </table:table-cell>
          <table:table-cell table:style-name="ce2" table:formula="of:=[.W2]/[.$E2]" office:value-type="float" office:value="1">
            <text:p>1.000</text:p>
          </table:table-cell>
          <table:table-cell table:style-name="ce2" table:formula="of:=[.X2]/[.$E2]" office:value-type="float" office:value="1">
            <text:p>1.000</text:p>
          </table:table-cell>
          <table:table-cell table:style-name="ce2" table:formula="of:=[.Y2]/[.$E2]" office:value-type="float" office:value="1">
            <text:p>1.000</text:p>
          </table:table-cell>
          <table:table-cell table:style-name="ce2" table:formula="of:=[.Z2]/[.$E2]" office:value-type="float" office:value="1">
            <text:p>1.000</text:p>
          </table:table-cell>
          <table:table-cell table:style-name="ce2" table:formula="of:=[.AA2]/[.$E2]" office:value-type="float" office:value="1">
            <text:p>1.000</text:p>
          </table:table-cell>
          <table:table-cell table:style-name="ce2" table:formula="of:=[.AB2]/[.$E2]" office:value-type="float" office:value="1">
            <text:p>1.000</text:p>
          </table:table-cell>
          <table:table-cell table:style-name="ce2"/>
          <table:table-cell table:formula="of:=[.AD2]/[.$E2]" office:value-type="float" office:value="0.866666666666667">
            <text:p>0.867</text:p>
          </table:table-cell>
          <table:table-cell table:style-name="ce2" table:formula="of:=[.AE2]/[.$E2]" office:value-type="float" office:value="0.966666666666667">
            <text:p>0.967</text:p>
          </table:table-cell>
          <table:table-cell table:style-name="ce2" table:formula="of:=[.AF2]/[.$E2]" office:value-type="float" office:value="0.966666666666667">
            <text:p>0.967</text:p>
          </table:table-cell>
          <table:table-cell table:style-name="ce2" table:formula="of:=[.AG2]/[.$E2]" office:value-type="float" office:value="0.866666666666667">
            <text:p>0.867</text:p>
          </table:table-cell>
          <table:table-cell table:style-name="ce2" table:formula="of:=[.AH2]/[.$E2]" office:value-type="float" office:value="0.866666666666667">
            <text:p>0.867</text:p>
          </table:table-cell>
          <table:table-cell table:style-name="ce2" table:formula="of:=[.AI2]/[.$E2]" office:value-type="float" office:value="0.866666666666667">
            <text:p>0.867</text:p>
          </table:table-cell>
          <table:table-cell/>
          <table:table-cell table:style-name="ce2" table:formula="of:=[.AK2]/[.$E2]" office:value-type="float" office:value="1">
            <text:p>1.000</text:p>
          </table:table-cell>
          <table:table-cell table:style-name="ce2"/>
          <table:table-cell table:formula="of:=[.AM2]/[.$E2]" office:value-type="float" office:value="0.986666666666667">
            <text:p>0.987</text:p>
          </table:table-cell>
          <table:table-cell table:formula="of:=[.AN2]/[.$E2]" office:value-type="float" office:value="1">
            <text:p>1.000</text:p>
          </table:table-cell>
          <table:table-cell table:formula="of:=[.AO2]/[.$E2]" office:value-type="float" office:value="1">
            <text:p>1.000</text:p>
          </table:table-cell>
          <table:table-cell table:formula="of:=[.AP2]/[.$E2]" office:value-type="float" office:value="0.98">
            <text:p>0.980</text:p>
          </table:table-cell>
          <table:table-cell table:formula="of:=[.AQ2]/[.$E2]" office:value-type="float" office:value="0.995555555555555">
            <text:p>0.996</text:p>
          </table:table-cell>
          <table:table-cell table:formula="of:=[.AR2]/[.$E2]" office:value-type="float" office:value="1">
            <text:p>1.000</text:p>
          </table:table-cell>
          <table:table-cell table:formula="of:=[.AS2]/[.$E2]" office:value-type="float" office:value="1">
            <text:p>1.000</text:p>
          </table:table-cell>
          <table:table-cell table:formula="of:=[.AT2]/[.$E2]" office:value-type="float" office:value="1">
            <text:p>1.000</text:p>
          </table:table-cell>
          <table:table-cell table:style-name="ce2" table:formula="of:=[.AU2]/[.$E2]" office:value-type="float" office:value="0.333333333333333">
            <text:p>0.333</text:p>
          </table:table-cell>
          <table:table-cell table:style-name="ce2"/>
          <table:table-cell table:number-columns-repeated="2"/>
          <table:table-cell table:formula="of:=[.AY2]/[.$E2]" office:value-type="float" office:value="1">
            <text:p>1.000</text:p>
          </table:table-cell>
          <table:table-cell table:style-name="ce2" table:formula="of:=[.AZ2]/[.$E2]" office:value-type="float" office:value="1">
            <text:p>1.000</text:p>
          </table:table-cell>
          <table:table-cell table:style-name="ce2"/>
          <table:table-cell table:style-name="ce2" table:formula="of:=[.BB2]/[.$E2]" office:value-type="float" office:value="1">
            <text:p>1.000</text:p>
          </table:table-cell>
          <table:table-cell table:style-name="ce2" table:formula="of:=[.BC2]/[.$E2]" office:value-type="float" office:value="1">
            <text:p>1.000</text:p>
          </table:table-cell>
          <table:table-cell table:style-name="ce2" table:formula="of:=[.BD2]/[.$E2]" office:value-type="float" office:value="1">
            <text:p>1.000</text:p>
          </table:table-cell>
          <table:table-cell/>
          <table:table-cell table:formula="of:=[.BF2]/[.$E2]" office:value-type="float" office:value="0.946666666666667">
            <text:p>0.947</text:p>
          </table:table-cell>
          <table:table-cell table:style-name="ce2" table:formula="of:=[.BG2]/[.$E2]" office:value-type="float" office:value="1">
            <text:p>1.000</text:p>
          </table:table-cell>
          <table:table-cell table:style-name="ce2" table:formula="of:=[.BH2]/[.$E2]" office:value-type="float" office:value="1">
            <text:p>1.000</text:p>
          </table:table-cell>
          <table:table-cell table:style-name="ce2" table:formula="of:=[.BI2]/[.$E2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3]/[.$E3]" office:value-type="float" office:value="0.912580284104916">
            <text:p>0.913</text:p>
          </table:table-cell>
          <table:table-cell table:style-name="ce2" table:formula="of:=[.G3]/[.$E3]" office:value-type="float" office:value="0.920512593143102">
            <text:p>0.921</text:p>
          </table:table-cell>
          <table:table-cell table:style-name="ce2" table:formula="of:=[.H3]/[.$E3]" office:value-type="float" office:value="0.998272230556333">
            <text:p>0.998</text:p>
          </table:table-cell>
          <table:table-cell table:style-name="ce2" table:formula="of:=[.I3]/[.$E3]" office:value-type="float" office:value="0.98016314358027">
            <text:p>0.980</text:p>
          </table:table-cell>
          <table:table-cell table:formula="of:=[.J3]/[.$E3]" office:value-type="float" office:value="1">
            <text:p>1.000</text:p>
          </table:table-cell>
          <table:table-cell table:style-name="ce2" table:formula="of:=[.K3]/[.$E3]" office:value-type="float" office:value="0.989172918672312">
            <text:p>0.989</text:p>
          </table:table-cell>
          <table:table-cell table:style-name="ce2"/>
          <table:table-cell table:style-name="ce2" table:formula="of:=[.M3]/[.$E3]" office:value-type="float" office:value="0.983431967704986">
            <text:p>0.983</text:p>
          </table:table-cell>
          <table:table-cell table:style-name="ce2" table:formula="of:=[.N3]/[.$E3]" office:value-type="float" office:value="0.973326767255402">
            <text:p>0.973</text:p>
          </table:table-cell>
          <table:table-cell table:style-name="ce2" table:formula="of:=[.O3]/[.$E3]" office:value-type="float" office:value="0.981777920219049">
            <text:p>0.982</text:p>
          </table:table-cell>
          <table:table-cell table:style-name="ce2" table:formula="of:=[.P3]/[.$E3]" office:value-type="float" office:value="0.982931636778073">
            <text:p>0.983</text:p>
          </table:table-cell>
          <table:table-cell table:style-name="ce2" table:formula="of:=[.Q3]/[.$E3]" office:value-type="float" office:value="0.981856705706296">
            <text:p>0.982</text:p>
          </table:table-cell>
          <table:table-cell table:style-name="ce2" table:formula="of:=[.R3]/[.$E3]" office:value-type="float" office:value="0.982379389578854">
            <text:p>0.982</text:p>
          </table:table-cell>
          <table:table-cell table:style-name="ce2" table:formula="of:=[.S3]/[.$E3]" office:value-type="float" office:value="0.9869700922227">
            <text:p>0.987</text:p>
          </table:table-cell>
          <table:table-cell table:style-name="ce2" table:formula="of:=[.T3]/[.$E3]" office:value-type="float" office:value="0.986395903510665">
            <text:p>0.986</text:p>
          </table:table-cell>
          <table:table-cell table:style-name="ce2" table:formula="of:=[.U3]/[.$E3]" office:value-type="float" office:value="0.976133726072993">
            <text:p>0.976</text:p>
          </table:table-cell>
          <table:table-cell table:style-name="ce2" table:formula="of:=[.V3]/[.$E3]" office:value-type="float" office:value="0.980079832448303">
            <text:p>0.980</text:p>
          </table:table-cell>
          <table:table-cell table:style-name="ce2" table:formula="of:=[.W3]/[.$E3]" office:value-type="float" office:value="0.984071815668431">
            <text:p>0.984</text:p>
          </table:table-cell>
          <table:table-cell table:style-name="ce2" table:formula="of:=[.X3]/[.$E3]" office:value-type="float" office:value="0.979541962685056">
            <text:p>0.980</text:p>
          </table:table-cell>
          <table:table-cell table:style-name="ce2" table:formula="of:=[.Y3]/[.$E3]" office:value-type="float" office:value="0.982420853636992">
            <text:p>0.982</text:p>
          </table:table-cell>
          <table:table-cell table:style-name="ce2" table:formula="of:=[.Z3]/[.$E3]" office:value-type="float" office:value="0.983530113277061">
            <text:p>0.984</text:p>
          </table:table-cell>
          <table:table-cell table:style-name="ce2" table:formula="of:=[.AA3]/[.$E3]" office:value-type="float" office:value="0.98694094806565">
            <text:p>0.987</text:p>
          </table:table-cell>
          <table:table-cell table:style-name="ce2" table:formula="of:=[.AB3]/[.$E3]" office:value-type="float" office:value="0.985215884234354">
            <text:p>0.985</text:p>
          </table:table-cell>
          <table:table-cell table:style-name="ce2"/>
          <table:table-cell table:formula="of:=[.AD3]/[.$E3]" office:value-type="float" office:value="0.894427402029079">
            <text:p>0.894</text:p>
          </table:table-cell>
          <table:table-cell table:style-name="ce2" table:formula="of:=[.AE3]/[.$E3]" office:value-type="float" office:value="0.891473218812406">
            <text:p>0.891</text:p>
          </table:table-cell>
          <table:table-cell table:style-name="ce2" table:formula="of:=[.AF3]/[.$E3]" office:value-type="float" office:value="0.894427402029082">
            <text:p>0.894</text:p>
          </table:table-cell>
          <table:table-cell table:style-name="ce2" table:formula="of:=[.AG3]/[.$E3]" office:value-type="float" office:value="0.893976999328966">
            <text:p>0.894</text:p>
          </table:table-cell>
          <table:table-cell table:style-name="ce2" table:formula="of:=[.AH3]/[.$E3]" office:value-type="float" office:value="0.858423638174611">
            <text:p>0.858</text:p>
          </table:table-cell>
          <table:table-cell table:style-name="ce2" table:formula="of:=[.AI3]/[.$E3]" office:value-type="float" office:value="0.783292127390427">
            <text:p>0.783</text:p>
          </table:table-cell>
          <table:table-cell/>
          <table:table-cell table:style-name="ce2" table:formula="of:=[.AK3]/[.$E3]" office:value-type="float" office:value="0.998272230556333">
            <text:p>0.998</text:p>
          </table:table-cell>
          <table:table-cell table:style-name="ce2"/>
          <table:table-cell table:formula="of:=[.AM3]/[.$E3]" office:value-type="float" office:value="0.952660250753167">
            <text:p>0.953</text:p>
          </table:table-cell>
          <table:table-cell table:formula="of:=[.AN3]/[.$E3]" office:value-type="float" office:value="0.992552408796169">
            <text:p>0.993</text:p>
          </table:table-cell>
          <table:table-cell table:formula="of:=[.AO3]/[.$E3]" office:value-type="float" office:value="0.986303620288855">
            <text:p>0.986</text:p>
          </table:table-cell>
          <table:table-cell table:formula="of:=[.AP3]/[.$E3]" office:value-type="float" office:value="0.984585175260352">
            <text:p>0.985</text:p>
          </table:table-cell>
          <table:table-cell table:formula="of:=[.AQ3]/[.$E3]" office:value-type="float" office:value="0.990221279236603">
            <text:p>0.990</text:p>
          </table:table-cell>
          <table:table-cell table:formula="of:=[.AR3]/[.$E3]" office:value-type="float" office:value="0.993208775580932">
            <text:p>0.993</text:p>
          </table:table-cell>
          <table:table-cell table:formula="of:=[.AS3]/[.$E3]" office:value-type="float" office:value="0.993436818887597">
            <text:p>0.993</text:p>
          </table:table-cell>
          <table:table-cell table:formula="of:=[.AT3]/[.$E3]" office:value-type="float" office:value="0.993627151693944">
            <text:p>0.994</text:p>
          </table:table-cell>
          <table:table-cell table:style-name="ce2" table:formula="of:=[.AU3]/[.$E3]" office:value-type="float" office:value="0.93104475521555">
            <text:p>0.931</text:p>
          </table:table-cell>
          <table:table-cell table:style-name="ce2"/>
          <table:table-cell table:number-columns-repeated="2"/>
          <table:table-cell table:formula="of:=[.AY3]/[.$E3]" office:value-type="float" office:value="0.992717694682575">
            <text:p>0.993</text:p>
          </table:table-cell>
          <table:table-cell table:style-name="ce2" table:formula="of:=[.AZ3]/[.$E3]" office:value-type="float" office:value="0.995409832939266">
            <text:p>0.995</text:p>
          </table:table-cell>
          <table:table-cell table:style-name="ce2"/>
          <table:table-cell table:style-name="ce2" table:formula="of:=[.BB3]/[.$E3]" office:value-type="float" office:value="0.980636333190012">
            <text:p>0.981</text:p>
          </table:table-cell>
          <table:table-cell table:style-name="ce2" table:formula="of:=[.BC3]/[.$E3]" office:value-type="float" office:value="0.978962366867311">
            <text:p>0.979</text:p>
          </table:table-cell>
          <table:table-cell table:style-name="ce2" table:formula="of:=[.BD3]/[.$E3]" office:value-type="float" office:value="0.984082822514785">
            <text:p>0.984</text:p>
          </table:table-cell>
          <table:table-cell/>
          <table:table-cell table:formula="of:=[.BF3]/[.$E3]" office:value-type="float" office:value="0.992949166116919">
            <text:p>0.993</text:p>
          </table:table-cell>
          <table:table-cell table:style-name="ce2" table:formula="of:=[.BG3]/[.$E3]" office:value-type="float" office:value="0.997687098661743">
            <text:p>0.998</text:p>
          </table:table-cell>
          <table:table-cell table:style-name="ce2" table:formula="of:=[.BH3]/[.$E3]" office:value-type="float" office:value="0.99824511339491">
            <text:p>0.998</text:p>
          </table:table-cell>
          <table:table-cell table:style-name="ce2" table:formula="of:=[.BI3]/[.$E3]" office:value-type="float" office:value="0.999457286338656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4]/[.$E4]" office:value-type="float" office:value="0.860684089162184">
            <text:p>0.861</text:p>
          </table:table-cell>
          <table:table-cell table:style-name="ce2" table:formula="of:=[.G4]/[.$E4]" office:value-type="float" office:value="0.999807840122982">
            <text:p>1.000</text:p>
          </table:table-cell>
          <table:table-cell table:style-name="ce2" table:formula="of:=[.H4]/[.$E4]" office:value-type="float" office:value="0.980591852421214">
            <text:p>0.981</text:p>
          </table:table-cell>
          <table:table-cell table:style-name="ce2" table:formula="of:=[.I4]/[.$E4]" office:value-type="float" office:value="0.952344350499615">
            <text:p>0.952</text:p>
          </table:table-cell>
          <table:table-cell table:formula="of:=[.J4]/[.$E4]" office:value-type="float" office:value="0.980591852421214">
            <text:p>0.981</text:p>
          </table:table-cell>
          <table:table-cell table:style-name="ce2" table:formula="of:=[.K4]/[.$E4]" office:value-type="float" office:value="0.962336664104535">
            <text:p>0.962</text:p>
          </table:table-cell>
          <table:table-cell table:style-name="ce2"/>
          <table:table-cell table:style-name="ce2" table:formula="of:=[.M4]/[.$E4]" office:value-type="float" office:value="0.971368178324367">
            <text:p>0.971</text:p>
          </table:table-cell>
          <table:table-cell table:style-name="ce2" table:formula="of:=[.N4]/[.$E4]" office:value-type="float" office:value="0.92467332820907">
            <text:p>0.925</text:p>
          </table:table-cell>
          <table:table-cell table:style-name="ce2" table:formula="of:=[.O4]/[.$E4]" office:value-type="float" office:value="0.890084550345888">
            <text:p>0.890</text:p>
          </table:table-cell>
          <table:table-cell table:style-name="ce2" table:formula="of:=[.P4]/[.$E4]" office:value-type="float" office:value="0.971368178324367">
            <text:p>0.971</text:p>
          </table:table-cell>
          <table:table-cell table:style-name="ce2" table:formula="of:=[.Q4]/[.$E4]" office:value-type="float" office:value="0.999807840122982">
            <text:p>1.000</text:p>
          </table:table-cell>
          <table:table-cell table:style-name="ce2" table:formula="of:=[.R4]/[.$E4]" office:value-type="float" office:value="0.98097617217525">
            <text:p>0.981</text:p>
          </table:table-cell>
          <table:table-cell table:style-name="ce2" table:formula="of:=[.S4]/[.$E4]" office:value-type="float" office:value="0.990392006149116">
            <text:p>0.990</text:p>
          </table:table-cell>
          <table:table-cell table:style-name="ce2" table:formula="of:=[.T4]/[.$E4]" office:value-type="float" office:value="0.999807840122982">
            <text:p>1.000</text:p>
          </table:table-cell>
          <table:table-cell table:style-name="ce2" table:formula="of:=[.U4]/[.$E4]" office:value-type="float" office:value="1">
            <text:p>1.000</text:p>
          </table:table-cell>
          <table:table-cell table:style-name="ce2" table:formula="of:=[.V4]/[.$E4]" office:value-type="float" office:value="0.98597232897771">
            <text:p>0.986</text:p>
          </table:table-cell>
          <table:table-cell table:style-name="ce2" table:formula="of:=[.W4]/[.$E4]" office:value-type="float" office:value="0.999807840122982">
            <text:p>1.000</text:p>
          </table:table-cell>
          <table:table-cell table:style-name="ce2" table:formula="of:=[.X4]/[.$E4]" office:value-type="float" office:value="0.990392006149116">
            <text:p>0.990</text:p>
          </table:table-cell>
          <table:table-cell table:style-name="ce2" table:formula="of:=[.Y4]/[.$E4]" office:value-type="float" office:value="0.990392006149116">
            <text:p>0.990</text:p>
          </table:table-cell>
          <table:table-cell table:style-name="ce2" table:formula="of:=[.Z4]/[.$E4]" office:value-type="float" office:value="0.990392006149116">
            <text:p>0.990</text:p>
          </table:table-cell>
          <table:table-cell table:style-name="ce2" table:formula="of:=[.AA4]/[.$E4]" office:value-type="float" office:value="0.999807840122982">
            <text:p>1.000</text:p>
          </table:table-cell>
          <table:table-cell table:style-name="ce2" table:formula="of:=[.AB4]/[.$E4]" office:value-type="float" office:value="0.990392006149116">
            <text:p>0.990</text:p>
          </table:table-cell>
          <table:table-cell table:style-name="ce2"/>
          <table:table-cell table:formula="of:=[.AD4]/[.$E4]" office:value-type="float" office:value="0.913912375096081">
            <text:p>0.914</text:p>
          </table:table-cell>
          <table:table-cell table:style-name="ce2" table:formula="of:=[.AE4]/[.$E4]" office:value-type="float" office:value="0.913912375096083">
            <text:p>0.914</text:p>
          </table:table-cell>
          <table:table-cell table:style-name="ce2" table:formula="of:=[.AF4]/[.$E4]" office:value-type="float" office:value="0.913912375096083">
            <text:p>0.914</text:p>
          </table:table-cell>
          <table:table-cell table:style-name="ce2" table:formula="of:=[.AG4]/[.$E4]" office:value-type="float" office:value="0.895272867025368">
            <text:p>0.895</text:p>
          </table:table-cell>
          <table:table-cell table:style-name="ce2" table:formula="of:=[.AH4]/[.$E4]" office:value-type="float" office:value="0.750960799385091">
            <text:p>0.751</text:p>
          </table:table-cell>
          <table:table-cell table:style-name="ce2" table:formula="of:=[.AI4]/[.$E4]" office:value-type="float" office:value="0.630668716372024">
            <text:p>0.631</text:p>
          </table:table-cell>
          <table:table-cell/>
          <table:table-cell table:style-name="ce2" table:formula="of:=[.AK4]/[.$E4]" office:value-type="float" office:value="0.980591852421214">
            <text:p>0.981</text:p>
          </table:table-cell>
          <table:table-cell table:style-name="ce2"/>
          <table:table-cell table:formula="of:=[.AM4]/[.$E4]" office:value-type="float" office:value="0.922598001537281">
            <text:p>0.923</text:p>
          </table:table-cell>
          <table:table-cell table:formula="of:=[.AN4]/[.$E4]" office:value-type="float" office:value="0.96141429669485">
            <text:p>0.961</text:p>
          </table:table-cell>
          <table:table-cell table:formula="of:=[.AO4]/[.$E4]" office:value-type="float" office:value="0.945810914681015">
            <text:p>0.946</text:p>
          </table:table-cell>
          <table:table-cell table:formula="of:=[.AP4]/[.$E4]" office:value-type="float" office:value="0.952190622598002">
            <text:p>0.952</text:p>
          </table:table-cell>
          <table:table-cell table:formula="of:=[.AQ4]/[.$E4]" office:value-type="float" office:value="0.966026133743275">
            <text:p>0.966</text:p>
          </table:table-cell>
          <table:table-cell table:formula="of:=[.AR4]/[.$E4]" office:value-type="float" office:value="0.966922879836024">
            <text:p>0.967</text:p>
          </table:table-cell>
          <table:table-cell table:formula="of:=[.AS4]/[.$E4]" office:value-type="float" office:value="0.968472969510633">
            <text:p>0.968</text:p>
          </table:table-cell>
          <table:table-cell table:formula="of:=[.AT4]/[.$E4]" office:value-type="float" office:value="0.966256725595696">
            <text:p>0.966</text:p>
          </table:table-cell>
          <table:table-cell table:style-name="ce2" table:formula="of:=[.AU4]/[.$E4]" office:value-type="float" office:value="0.961568024596467">
            <text:p>0.962</text:p>
          </table:table-cell>
          <table:table-cell table:style-name="ce2"/>
          <table:table-cell table:number-columns-repeated="2"/>
          <table:table-cell table:formula="of:=[.AY4]/[.$E4]" office:value-type="float" office:value="0.967294388931591">
            <text:p>0.967</text:p>
          </table:table-cell>
          <table:table-cell table:style-name="ce2" table:formula="of:=[.AZ4]/[.$E4]" office:value-type="float" office:value="0.971560338201384">
            <text:p>0.972</text:p>
          </table:table-cell>
          <table:table-cell table:style-name="ce2"/>
          <table:table-cell table:style-name="ce2" table:formula="of:=[.BB4]/[.$E4]" office:value-type="float" office:value="0.985588009223674">
            <text:p>0.986</text:p>
          </table:table-cell>
          <table:table-cell table:style-name="ce2" table:formula="of:=[.BC4]/[.$E4]" office:value-type="float" office:value="0.942736356648732">
            <text:p>0.943</text:p>
          </table:table-cell>
          <table:table-cell table:style-name="ce2" table:formula="of:=[.BD4]/[.$E4]" office:value-type="float" office:value="0.990584166026134">
            <text:p>0.991</text:p>
          </table:table-cell>
          <table:table-cell/>
          <table:table-cell table:formula="of:=[.BF4]/[.$E4]" office:value-type="float" office:value="0.962644119907763">
            <text:p>0.963</text:p>
          </table:table-cell>
          <table:table-cell table:style-name="ce2" table:formula="of:=[.BG4]/[.$E4]" office:value-type="float" office:value="0.858186010760953">
            <text:p>0.858</text:p>
          </table:table-cell>
          <table:table-cell table:style-name="ce2" table:formula="of:=[.BH4]/[.$E4]" office:value-type="float" office:value="0.843966179861646">
            <text:p>0.844</text:p>
          </table:table-cell>
          <table:table-cell table:style-name="ce2" table:formula="of:=[.BI4]/[.$E4]" office:value-type="float" office:value="0.867217524980785">
            <text:p>0.86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5]/[.$E5]" office:value-type="float" office:value="0.851842922961536">
            <text:p>0.852</text:p>
          </table:table-cell>
          <table:table-cell table:style-name="ce2" table:formula="of:=[.G5]/[.$E5]" office:value-type="float" office:value="0.922238294224796">
            <text:p>0.922</text:p>
          </table:table-cell>
          <table:table-cell table:style-name="ce2" table:formula="of:=[.H5]/[.$E5]" office:value-type="float" office:value="1">
            <text:p>1.000</text:p>
          </table:table-cell>
          <table:table-cell table:style-name="ce2" table:formula="of:=[.I5]/[.$E5]" office:value-type="float" office:value="0.983660130718955">
            <text:p>0.984</text:p>
          </table:table-cell>
          <table:table-cell table:formula="of:=[.J5]/[.$E5]" office:value-type="float" office:value="1">
            <text:p>1.000</text:p>
          </table:table-cell>
          <table:table-cell table:style-name="ce2" table:formula="of:=[.K5]/[.$E5]" office:value-type="float" office:value="1">
            <text:p>1.000</text:p>
          </table:table-cell>
          <table:table-cell table:style-name="ce2"/>
          <table:table-cell table:style-name="ce2" table:formula="of:=[.M5]/[.$E5]" office:value-type="float" office:value="0.979561770063218">
            <text:p>0.980</text:p>
          </table:table-cell>
          <table:table-cell table:style-name="ce2" table:formula="of:=[.N5]/[.$E5]" office:value-type="float" office:value="0.5">
            <text:p>0.500</text:p>
          </table:table-cell>
          <table:table-cell table:style-name="ce2" table:formula="of:=[.O5]/[.$E5]" office:value-type="float" office:value="0.986097717775636">
            <text:p>0.986</text:p>
          </table:table-cell>
          <table:table-cell table:style-name="ce2" table:formula="of:=[.P5]/[.$E5]" office:value-type="float" office:value="0.983660130718955">
            <text:p>0.984</text:p>
          </table:table-cell>
          <table:table-cell table:style-name="ce2" table:formula="of:=[.Q5]/[.$E5]" office:value-type="float" office:value="0.989365691631845">
            <text:p>0.989</text:p>
          </table:table-cell>
          <table:table-cell table:style-name="ce2" table:formula="of:=[.R5]/[.$E5]" office:value-type="float" office:value="0.989365691631845">
            <text:p>0.989</text:p>
          </table:table-cell>
          <table:table-cell table:style-name="ce2" table:formula="of:=[.S5]/[.$E5]" office:value-type="float" office:value="1">
            <text:p>1.000</text:p>
          </table:table-cell>
          <table:table-cell table:style-name="ce2" table:formula="of:=[.T5]/[.$E5]" office:value-type="float" office:value="0.979561770063218">
            <text:p>0.980</text:p>
          </table:table-cell>
          <table:table-cell table:style-name="ce2" table:formula="of:=[.U5]/[.$E5]" office:value-type="float" office:value="0.979561770063218">
            <text:p>0.980</text:p>
          </table:table-cell>
          <table:table-cell table:style-name="ce2" table:formula="of:=[.V5]/[.$E5]" office:value-type="float" office:value="0.983660130718955">
            <text:p>0.984</text:p>
          </table:table-cell>
          <table:table-cell table:style-name="ce2" table:formula="of:=[.W5]/[.$E5]" office:value-type="float" office:value="0.989365691631845">
            <text:p>0.989</text:p>
          </table:table-cell>
          <table:table-cell table:style-name="ce2" table:formula="of:=[.X5]/[.$E5]" office:value-type="float" office:value="0.989365691631845">
            <text:p>0.989</text:p>
          </table:table-cell>
          <table:table-cell table:style-name="ce2" table:formula="of:=[.Y5]/[.$E5]" office:value-type="float" office:value="0.989365691631845">
            <text:p>0.989</text:p>
          </table:table-cell>
          <table:table-cell table:style-name="ce2" table:formula="of:=[.Z5]/[.$E5]" office:value-type="float" office:value="0.993464052287583">
            <text:p>0.993</text:p>
          </table:table-cell>
          <table:table-cell table:style-name="ce2" table:formula="of:=[.AA5]/[.$E5]" office:value-type="float" office:value="0.993464052287583">
            <text:p>0.993</text:p>
          </table:table-cell>
          <table:table-cell table:style-name="ce2" table:formula="of:=[.AB5]/[.$E5]" office:value-type="float" office:value="0.993464052287583">
            <text:p>0.993</text:p>
          </table:table-cell>
          <table:table-cell table:style-name="ce2"/>
          <table:table-cell table:formula="of:=[.AD5]/[.$E5]" office:value-type="float" office:value="0.993464052287583">
            <text:p>0.993</text:p>
          </table:table-cell>
          <table:table-cell table:style-name="ce2" table:formula="of:=[.AE5]/[.$E5]" office:value-type="float" office:value="0.996732026143791">
            <text:p>0.997</text:p>
          </table:table-cell>
          <table:table-cell table:style-name="ce2" table:formula="of:=[.AF5]/[.$E5]" office:value-type="float" office:value="0.993464052287582">
            <text:p>0.993</text:p>
          </table:table-cell>
          <table:table-cell table:style-name="ce2" table:formula="of:=[.AG5]/[.$E5]" office:value-type="float" office:value="0.993464052287582">
            <text:p>0.993</text:p>
          </table:table-cell>
          <table:table-cell table:style-name="ce2" table:formula="of:=[.AH5]/[.$E5]" office:value-type="float" office:value="0.980392156862745">
            <text:p>0.980</text:p>
          </table:table-cell>
          <table:table-cell table:style-name="ce2" table:formula="of:=[.AI5]/[.$E5]" office:value-type="float" office:value="0.927997428479589">
            <text:p>0.928</text:p>
          </table:table-cell>
          <table:table-cell/>
          <table:table-cell table:style-name="ce2" table:formula="of:=[.AK5]/[.$E5]" office:value-type="float" office:value="1">
            <text:p>1.000</text:p>
          </table:table-cell>
          <table:table-cell table:style-name="ce2"/>
          <table:table-cell table:formula="of:=[.AM5]/[.$E5]" office:value-type="float" office:value="0.996732026143791">
            <text:p>0.997</text:p>
          </table:table-cell>
          <table:table-cell table:formula="of:=[.AN5]/[.$E5]" office:value-type="float" office:value="0.996732026143791">
            <text:p>0.997</text:p>
          </table:table-cell>
          <table:table-cell table:formula="of:=[.AO5]/[.$E5]" office:value-type="float" office:value="0.996732026143791">
            <text:p>0.997</text:p>
          </table:table-cell>
          <table:table-cell table:formula="of:=[.AP5]/[.$E5]" office:value-type="float" office:value="0.998039215686275">
            <text:p>0.998</text:p>
          </table:table-cell>
          <table:table-cell table:formula="of:=[.AQ5]/[.$E5]" office:value-type="float" office:value="0.996732026143791">
            <text:p>0.997</text:p>
          </table:table-cell>
          <table:table-cell table:formula="of:=[.AR5]/[.$E5]" office:value-type="float" office:value="0.996732026143791">
            <text:p>0.997</text:p>
          </table:table-cell>
          <table:table-cell table:formula="of:=[.AS5]/[.$E5]" office:value-type="float" office:value="0.996732026143791">
            <text:p>0.997</text:p>
          </table:table-cell>
          <table:table-cell table:formula="of:=[.AT5]/[.$E5]" office:value-type="float" office:value="0.996732026143791">
            <text:p>0.997</text:p>
          </table:table-cell>
          <table:table-cell table:style-name="ce2" table:formula="of:=[.AU5]/[.$E5]" office:value-type="float" office:value="0.5">
            <text:p>0.500</text:p>
          </table:table-cell>
          <table:table-cell table:style-name="ce2"/>
          <table:table-cell table:number-columns-repeated="2"/>
          <table:table-cell table:formula="of:=[.AY5]/[.$E5]" office:value-type="float" office:value="0.996732026143791">
            <text:p>0.997</text:p>
          </table:table-cell>
          <table:table-cell table:style-name="ce2" table:formula="of:=[.AZ5]/[.$E5]" office:value-type="float" office:value="1">
            <text:p>1.000</text:p>
          </table:table-cell>
          <table:table-cell table:style-name="ce2"/>
          <table:table-cell table:style-name="ce2" table:formula="of:=[.BB5]/[.$E5]" office:value-type="float" office:value="0.983660130718955">
            <text:p>0.984</text:p>
          </table:table-cell>
          <table:table-cell table:style-name="ce2" table:formula="of:=[.BC5]/[.$E5]" office:value-type="float" office:value="0.993464052287583">
            <text:p>0.993</text:p>
          </table:table-cell>
          <table:table-cell table:style-name="ce2" table:formula="of:=[.BD5]/[.$E5]" office:value-type="float" office:value="1">
            <text:p>1.000</text:p>
          </table:table-cell>
          <table:table-cell/>
          <table:table-cell table:formula="of:=[.BF5]/[.$E5]" office:value-type="float" office:value="0.996732026143791">
            <text:p>0.997</text:p>
          </table:table-cell>
          <table:table-cell table:style-name="ce2" table:formula="of:=[.BG5]/[.$E5]" office:value-type="float" office:value="0.986928104575165">
            <text:p>0.987</text:p>
          </table:table-cell>
          <table:table-cell table:style-name="ce2" table:formula="of:=[.BH5]/[.$E5]" office:value-type="float" office:value="0.986928104575165">
            <text:p>0.987</text:p>
          </table:table-cell>
          <table:table-cell table:style-name="ce2" table:formula="of:=[.BI5]/[.$E5]" office:value-type="float" office:value="0.996732026143791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6]/[.$E6]" office:value-type="float" office:value="0.932184094974793">
            <text:p>0.932</text:p>
          </table:table-cell>
          <table:table-cell table:style-name="ce2" table:formula="of:=[.G6]/[.$E6]" office:value-type="float" office:value="0.948609530004879">
            <text:p>0.949</text:p>
          </table:table-cell>
          <table:table-cell table:style-name="ce2" table:formula="of:=[.H6]/[.$E6]" office:value-type="float" office:value="0.988290778988453">
            <text:p>0.988</text:p>
          </table:table-cell>
          <table:table-cell table:style-name="ce2" table:formula="of:=[.I6]/[.$E6]" office:value-type="float" office:value="0.981297771995446">
            <text:p>0.981</text:p>
          </table:table-cell>
          <table:table-cell table:formula="of:=[.J6]/[.$E6]" office:value-type="float" office:value="0.976581557976906">
            <text:p>0.977</text:p>
          </table:table-cell>
          <table:table-cell table:style-name="ce2" table:formula="of:=[.K6]/[.$E6]" office:value-type="float" office:value="0.967311758009432">
            <text:p>0.967</text:p>
          </table:table-cell>
          <table:table-cell table:style-name="ce2"/>
          <table:table-cell table:style-name="ce2" table:formula="of:=[.M6]/[.$E6]" office:value-type="float" office:value="0.976581557976906">
            <text:p>0.977</text:p>
          </table:table-cell>
          <table:table-cell table:style-name="ce2" table:formula="of:=[.N6]/[.$E6]" office:value-type="float" office:value="0.97430476500244">
            <text:p>0.974</text:p>
          </table:table-cell>
          <table:table-cell table:style-name="ce2" table:formula="of:=[.O6]/[.$E6]" office:value-type="float" office:value="0.988290778988453">
            <text:p>0.988</text:p>
          </table:table-cell>
          <table:table-cell table:style-name="ce2" table:formula="of:=[.P6]/[.$E6]" office:value-type="float" office:value="0.981297771995446">
            <text:p>0.981</text:p>
          </table:table-cell>
          <table:table-cell table:style-name="ce2" table:formula="of:=[.Q6]/[.$E6]" office:value-type="float" office:value="0.993006993006992">
            <text:p>0.993</text:p>
          </table:table-cell>
          <table:table-cell table:style-name="ce2" table:formula="of:=[.R6]/[.$E6]" office:value-type="float" office:value="0.993006993006992">
            <text:p>0.993</text:p>
          </table:table-cell>
          <table:table-cell table:style-name="ce2" table:formula="of:=[.S6]/[.$E6]" office:value-type="float" office:value="0.993006993006992">
            <text:p>0.993</text:p>
          </table:table-cell>
          <table:table-cell table:style-name="ce2" table:formula="of:=[.T6]/[.$E6]" office:value-type="float" office:value="1">
            <text:p>1.000</text:p>
          </table:table-cell>
          <table:table-cell table:style-name="ce2" table:formula="of:=[.U6]/[.$E6]" office:value-type="float" office:value="1">
            <text:p>1.000</text:p>
          </table:table-cell>
          <table:table-cell table:style-name="ce2" table:formula="of:=[.V6]/[.$E6]" office:value-type="float" office:value="0.979020979020978">
            <text:p>0.979</text:p>
          </table:table-cell>
          <table:table-cell table:style-name="ce2" table:formula="of:=[.W6]/[.$E6]" office:value-type="float" office:value="0.993006993006992">
            <text:p>0.993</text:p>
          </table:table-cell>
          <table:table-cell table:style-name="ce2" table:formula="of:=[.X6]/[.$E6]" office:value-type="float" office:value="0.993006993006992">
            <text:p>0.993</text:p>
          </table:table-cell>
          <table:table-cell table:style-name="ce2" table:formula="of:=[.Y6]/[.$E6]" office:value-type="float" office:value="0.993006993006992">
            <text:p>0.993</text:p>
          </table:table-cell>
          <table:table-cell table:style-name="ce2" table:formula="of:=[.Z6]/[.$E6]" office:value-type="float" office:value="0.993006993006992">
            <text:p>0.993</text:p>
          </table:table-cell>
          <table:table-cell table:style-name="ce2" table:formula="of:=[.AA6]/[.$E6]" office:value-type="float" office:value="0.993006993006992">
            <text:p>0.993</text:p>
          </table:table-cell>
          <table:table-cell table:style-name="ce2" table:formula="of:=[.AB6]/[.$E6]" office:value-type="float" office:value="0.993006993006992">
            <text:p>0.993</text:p>
          </table:table-cell>
          <table:table-cell table:style-name="ce2"/>
          <table:table-cell table:formula="of:=[.AD6]/[.$E6]" office:value-type="float" office:value="0.89494226703529">
            <text:p>0.895</text:p>
          </table:table-cell>
          <table:table-cell table:style-name="ce2" table:formula="of:=[.AE6]/[.$E6]" office:value-type="float" office:value="0.887949260042284">
            <text:p>0.888</text:p>
          </table:table-cell>
          <table:table-cell table:style-name="ce2" table:formula="of:=[.AF6]/[.$E6]" office:value-type="float" office:value="0.894942267035291">
            <text:p>0.895</text:p>
          </table:table-cell>
          <table:table-cell table:style-name="ce2" table:formula="of:=[.AG6]/[.$E6]" office:value-type="float" office:value="0.91819808098878">
            <text:p>0.918</text:p>
          </table:table-cell>
          <table:table-cell table:style-name="ce2" table:formula="of:=[.AH6]/[.$E6]" office:value-type="float" office:value="0.901935274028298">
            <text:p>0.902</text:p>
          </table:table-cell>
          <table:table-cell table:style-name="ce2" table:formula="of:=[.AI6]/[.$E6]" office:value-type="float" office:value="0.901935274028298">
            <text:p>0.902</text:p>
          </table:table-cell>
          <table:table-cell/>
          <table:table-cell table:style-name="ce2" table:formula="of:=[.AK6]/[.$E6]" office:value-type="float" office:value="0.988290778988453">
            <text:p>0.988</text:p>
          </table:table-cell>
          <table:table-cell table:style-name="ce2"/>
          <table:table-cell table:formula="of:=[.AM6]/[.$E6]" office:value-type="float" office:value="0.955570011383965">
            <text:p>0.956</text:p>
          </table:table-cell>
          <table:table-cell table:formula="of:=[.AN6]/[.$E6]" office:value-type="float" office:value="0.96724670678159">
            <text:p>0.967</text:p>
          </table:table-cell>
          <table:table-cell table:formula="of:=[.AO6]/[.$E6]" office:value-type="float" office:value="0.981297771995446">
            <text:p>0.981</text:p>
          </table:table-cell>
          <table:table-cell table:formula="of:=[.AP6]/[.$E6]" office:value-type="float" office:value="0.962563018376972">
            <text:p>0.963</text:p>
          </table:table-cell>
          <table:table-cell table:formula="of:=[.AQ6]/[.$E6]" office:value-type="float" office:value="0.96678050631539">
            <text:p>0.967</text:p>
          </table:table-cell>
          <table:table-cell table:formula="of:=[.AR6]/[.$E6]" office:value-type="float" office:value="0.966466092047487">
            <text:p>0.966</text:p>
          </table:table-cell>
          <table:table-cell table:formula="of:=[.AS6]/[.$E6]" office:value-type="float" office:value="0.9695885509839">
            <text:p>0.970</text:p>
          </table:table-cell>
          <table:table-cell table:formula="of:=[.AT6]/[.$E6]" office:value-type="float" office:value="0.971930395186209">
            <text:p>0.972</text:p>
          </table:table-cell>
          <table:table-cell table:style-name="ce2" table:formula="of:=[.AU6]/[.$E6]" office:value-type="float" office:value="0.761099365750529">
            <text:p>0.761</text:p>
          </table:table-cell>
          <table:table-cell table:style-name="ce2"/>
          <table:table-cell table:number-columns-repeated="2"/>
          <table:table-cell table:formula="of:=[.AY6]/[.$E6]" office:value-type="float" office:value="0.97196292080013">
            <text:p>0.972</text:p>
          </table:table-cell>
          <table:table-cell table:style-name="ce2" table:formula="of:=[.AZ6]/[.$E6]" office:value-type="float" office:value="0.993006993006992">
            <text:p>0.993</text:p>
          </table:table-cell>
          <table:table-cell table:style-name="ce2"/>
          <table:table-cell table:style-name="ce2" table:formula="of:=[.BB6]/[.$E6]" office:value-type="float" office:value="0.988290778988453">
            <text:p>0.988</text:p>
          </table:table-cell>
          <table:table-cell table:style-name="ce2" table:formula="of:=[.BC6]/[.$E6]" office:value-type="float" office:value="0.993006993006992">
            <text:p>0.993</text:p>
          </table:table-cell>
          <table:table-cell table:style-name="ce2" table:formula="of:=[.BD6]/[.$E6]" office:value-type="float" office:value="0.993006993006992">
            <text:p>0.993</text:p>
          </table:table-cell>
          <table:table-cell/>
          <table:table-cell table:formula="of:=[.BF6]/[.$E6]" office:value-type="float" office:value="0.916832005204098">
            <text:p>0.917</text:p>
          </table:table-cell>
          <table:table-cell table:style-name="ce2" table:formula="of:=[.BG6]/[.$E6]" office:value-type="float" office:value="0.962595543990892">
            <text:p>0.963</text:p>
          </table:table-cell>
          <table:table-cell table:style-name="ce2" table:formula="of:=[.BH6]/[.$E6]" office:value-type="float" office:value="0.962595543990892">
            <text:p>0.963</text:p>
          </table:table-cell>
          <table:table-cell table:style-name="ce2" table:formula="of:=[.BI6]/[.$E6]" office:value-type="float" office:value="0.936900308993332">
            <text:p>0.93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7]/[.$E7]" office:value-type="float" office:value="0.789867587795049">
            <text:p>0.790</text:p>
          </table:table-cell>
          <table:table-cell table:style-name="ce2" table:formula="of:=[.G7]/[.$E7]" office:value-type="float" office:value="0.269430051813471">
            <text:p>0.269</text:p>
          </table:table-cell>
          <table:table-cell table:style-name="ce2" table:formula="of:=[.H7]/[.$E7]" office:value-type="float" office:value="0.729418537708693">
            <text:p>0.729</text:p>
          </table:table-cell>
          <table:table-cell table:style-name="ce2" table:formula="of:=[.I7]/[.$E7]" office:value-type="float" office:value="0.751871042026482">
            <text:p>0.752</text:p>
          </table:table-cell>
          <table:table-cell table:formula="of:=[.J7]/[.$E7]" office:value-type="float" office:value="0.729418537708693">
            <text:p>0.729</text:p>
          </table:table-cell>
          <table:table-cell table:style-name="ce2" table:formula="of:=[.K7]/[.$E7]" office:value-type="float" office:value="0.830166954519286">
            <text:p>0.830</text:p>
          </table:table-cell>
          <table:table-cell table:style-name="ce2"/>
          <table:table-cell table:style-name="ce2" table:formula="of:=[.M7]/[.$E7]" office:value-type="float" office:value="0.838226827864133">
            <text:p>0.838</text:p>
          </table:table-cell>
          <table:table-cell table:style-name="ce2" table:formula="of:=[.N7]/[.$E7]" office:value-type="float" office:value="0.373056994818652">
            <text:p>0.373</text:p>
          </table:table-cell>
          <table:table-cell table:style-name="ce2" table:formula="of:=[.O7]/[.$E7]" office:value-type="float" office:value="0.741508347725964">
            <text:p>0.742</text:p>
          </table:table-cell>
          <table:table-cell table:style-name="ce2" table:formula="of:=[.P7]/[.$E7]" office:value-type="float" office:value="0.772596430627518">
            <text:p>0.773</text:p>
          </table:table-cell>
          <table:table-cell table:style-name="ce2" table:formula="of:=[.Q7]/[.$E7]" office:value-type="float" office:value="0.83419689119171">
            <text:p>0.834</text:p>
          </table:table-cell>
          <table:table-cell table:style-name="ce2" table:formula="of:=[.R7]/[.$E7]" office:value-type="float" office:value="0.820379965457685">
            <text:p>0.820</text:p>
          </table:table-cell>
          <table:table-cell table:style-name="ce2" table:formula="of:=[.S7]/[.$E7]" office:value-type="float" office:value="0.820379965457685">
            <text:p>0.820</text:p>
          </table:table-cell>
          <table:table-cell table:style-name="ce2" table:formula="of:=[.T7]/[.$E7]" office:value-type="float" office:value="0.846862406447899">
            <text:p>0.847</text:p>
          </table:table-cell>
          <table:table-cell table:style-name="ce2" table:formula="of:=[.U7]/[.$E7]" office:value-type="float" office:value="1">
            <text:p>1.000</text:p>
          </table:table-cell>
          <table:table-cell table:style-name="ce2" table:formula="of:=[.V7]/[.$E7]" office:value-type="float" office:value="0.82901554404145">
            <text:p>0.829</text:p>
          </table:table-cell>
          <table:table-cell table:style-name="ce2" table:formula="of:=[.W7]/[.$E7]" office:value-type="float" office:value="0.832469775474957">
            <text:p>0.832</text:p>
          </table:table-cell>
          <table:table-cell table:style-name="ce2" table:formula="of:=[.X7]/[.$E7]" office:value-type="float" office:value="0.820379965457685">
            <text:p>0.820</text:p>
          </table:table-cell>
          <table:table-cell table:style-name="ce2" table:formula="of:=[.Y7]/[.$E7]" office:value-type="float" office:value="0.83419689119171">
            <text:p>0.834</text:p>
          </table:table-cell>
          <table:table-cell table:style-name="ce2" table:formula="of:=[.Z7]/[.$E7]" office:value-type="float" office:value="0.832469775474957">
            <text:p>0.832</text:p>
          </table:table-cell>
          <table:table-cell table:style-name="ce2" table:formula="of:=[.AA7]/[.$E7]" office:value-type="float" office:value="0.856649395509499">
            <text:p>0.857</text:p>
          </table:table-cell>
          <table:table-cell table:style-name="ce2" table:formula="of:=[.AB7]/[.$E7]" office:value-type="float" office:value="0.788140472078295">
            <text:p>0.788</text:p>
          </table:table-cell>
          <table:table-cell table:style-name="ce2"/>
          <table:table-cell table:formula="of:=[.AD7]/[.$E7]" office:value-type="float" office:value="0.677029360967184">
            <text:p>0.677</text:p>
          </table:table-cell>
          <table:table-cell table:style-name="ce2" table:formula="of:=[.AE7]/[.$E7]" office:value-type="float" office:value="0.677029360967184">
            <text:p>0.677</text:p>
          </table:table-cell>
          <table:table-cell table:style-name="ce2" table:formula="of:=[.AF7]/[.$E7]" office:value-type="float" office:value="0.677029360967184">
            <text:p>0.677</text:p>
          </table:table-cell>
          <table:table-cell table:style-name="ce2" table:formula="of:=[.AG7]/[.$E7]" office:value-type="float" office:value="0.677029360967184">
            <text:p>0.677</text:p>
          </table:table-cell>
          <table:table-cell table:style-name="ce2" table:formula="of:=[.AH7]/[.$E7]" office:value-type="float" office:value="0.677029360967184">
            <text:p>0.677</text:p>
          </table:table-cell>
          <table:table-cell table:style-name="ce2" table:formula="of:=[.AI7]/[.$E7]" office:value-type="float" office:value="0.386873920552677">
            <text:p>0.387</text:p>
          </table:table-cell>
          <table:table-cell/>
          <table:table-cell table:style-name="ce2" table:formula="of:=[.AK7]/[.$E7]" office:value-type="float" office:value="0.918825561312608">
            <text:p>0.919</text:p>
          </table:table-cell>
          <table:table-cell table:style-name="ce2"/>
          <table:table-cell table:formula="of:=[.AM7]/[.$E7]" office:value-type="float" office:value="0.677029360967184">
            <text:p>0.677</text:p>
          </table:table-cell>
          <table:table-cell table:formula="of:=[.AN7]/[.$E7]" office:value-type="float" office:value="0.913183649971215">
            <text:p>0.913</text:p>
          </table:table-cell>
          <table:table-cell table:formula="of:=[.AO7]/[.$E7]" office:value-type="float" office:value="0.864018422567645">
            <text:p>0.864</text:p>
          </table:table-cell>
          <table:table-cell table:formula="of:=[.AP7]/[.$E7]" office:value-type="float" office:value="0.896603339090385">
            <text:p>0.897</text:p>
          </table:table-cell>
          <table:table-cell table:formula="of:=[.AQ7]/[.$E7]" office:value-type="float" office:value="0.926156208021493">
            <text:p>0.926</text:p>
          </table:table-cell>
          <table:table-cell table:formula="of:=[.AR7]/[.$E7]" office:value-type="float" office:value="0.930224525043178">
            <text:p>0.930</text:p>
          </table:table-cell>
          <table:table-cell table:formula="of:=[.AS7]/[.$E7]" office:value-type="float" office:value="0.914258299750528">
            <text:p>0.914</text:p>
          </table:table-cell>
          <table:table-cell table:formula="of:=[.AT7]/[.$E7]" office:value-type="float" office:value="0.909153713298791">
            <text:p>0.909</text:p>
          </table:table-cell>
          <table:table-cell table:style-name="ce2" table:formula="of:=[.AU7]/[.$E7]" office:value-type="float" office:value="0.193436960276339">
            <text:p>0.193</text:p>
          </table:table-cell>
          <table:table-cell table:style-name="ce2"/>
          <table:table-cell table:number-columns-repeated="2"/>
          <table:table-cell table:formula="of:=[.AY7]/[.$E7]" office:value-type="float" office:value="0.9811168681635">
            <text:p>0.981</text:p>
          </table:table-cell>
          <table:table-cell table:style-name="ce2" table:formula="of:=[.AZ7]/[.$E7]" office:value-type="float" office:value="0.729418537708693">
            <text:p>0.729</text:p>
          </table:table-cell>
          <table:table-cell table:style-name="ce2"/>
          <table:table-cell table:style-name="ce2" table:formula="of:=[.BB7]/[.$E7]" office:value-type="float" office:value="0.717328727691422">
            <text:p>0.717</text:p>
          </table:table-cell>
          <table:table-cell table:style-name="ce2" table:formula="of:=[.BC7]/[.$E7]" office:value-type="float" office:value="0.838802533103051">
            <text:p>0.839</text:p>
          </table:table-cell>
          <table:table-cell table:style-name="ce2" table:formula="of:=[.BD7]/[.$E7]" office:value-type="float" office:value="0.822107081174438">
            <text:p>0.822</text:p>
          </table:table-cell>
          <table:table-cell/>
          <table:table-cell table:formula="of:=[.BF7]/[.$E7]" office:value-type="float" office:value="0.677029360967184">
            <text:p>0.677</text:p>
          </table:table-cell>
          <table:table-cell table:style-name="ce2" table:formula="of:=[.BG7]/[.$E7]" office:value-type="float" office:value="0.890616004605642">
            <text:p>0.891</text:p>
          </table:table-cell>
          <table:table-cell table:style-name="ce2" table:formula="of:=[.BH7]/[.$E7]" office:value-type="float" office:value="0.890616004605642">
            <text:p>0.891</text:p>
          </table:table-cell>
          <table:table-cell table:style-name="ce2" table:formula="of:=[.BI7]/[.$E7]" office:value-type="float" office:value="0.749568221070811">
            <text:p>0.75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8]/[.$E8]" office:value-type="float" office:value="0.688888888888888">
            <text:p>0.689</text:p>
          </table:table-cell>
          <table:table-cell table:style-name="ce2" table:formula="of:=[.G8]/[.$E8]" office:value-type="float" office:value="0.950666666666665">
            <text:p>0.951</text:p>
          </table:table-cell>
          <table:table-cell table:style-name="ce2" table:formula="of:=[.H8]/[.$E8]" office:value-type="float" office:value="0.979999999999999">
            <text:p>0.980</text:p>
          </table:table-cell>
          <table:table-cell table:style-name="ce2" table:formula="of:=[.I8]/[.$E8]" office:value-type="float" office:value="0.908444444444443">
            <text:p>0.908</text:p>
          </table:table-cell>
          <table:table-cell table:formula="of:=[.J8]/[.$E8]" office:value-type="float" office:value="0.999999999999999">
            <text:p>1.000</text:p>
          </table:table-cell>
          <table:table-cell table:style-name="ce2" table:formula="of:=[.K8]/[.$E8]" office:value-type="float" office:value="0.988444444444443">
            <text:p>0.988</text:p>
          </table:table-cell>
          <table:table-cell table:style-name="ce2"/>
          <table:table-cell table:style-name="ce2" table:formula="of:=[.M8]/[.$E8]" office:value-type="float" office:value="0.839999999999999">
            <text:p>0.840</text:p>
          </table:table-cell>
          <table:table-cell table:style-name="ce2" table:formula="of:=[.N8]/[.$E8]" office:value-type="float" office:value="0.52">
            <text:p>0.520</text:p>
          </table:table-cell>
          <table:table-cell table:style-name="ce2" table:formula="of:=[.O8]/[.$E8]" office:value-type="float" office:value="0.908444444444443">
            <text:p>0.908</text:p>
          </table:table-cell>
          <table:table-cell table:style-name="ce2" table:formula="of:=[.P8]/[.$E8]" office:value-type="float" office:value="0.888444444444444">
            <text:p>0.888</text:p>
          </table:table-cell>
          <table:table-cell table:style-name="ce2" table:formula="of:=[.Q8]/[.$E8]" office:value-type="float" office:value="0.879999999999999">
            <text:p>0.880</text:p>
          </table:table-cell>
          <table:table-cell table:style-name="ce2" table:formula="of:=[.R8]/[.$E8]" office:value-type="float" office:value="0.899999999999999">
            <text:p>0.900</text:p>
          </table:table-cell>
          <table:table-cell table:style-name="ce2" table:formula="of:=[.S8]/[.$E8]" office:value-type="float" office:value="0.879999999999999">
            <text:p>0.880</text:p>
          </table:table-cell>
          <table:table-cell table:style-name="ce2" table:formula="of:=[.T8]/[.$E8]" office:value-type="float" office:value="0.879999999999999">
            <text:p>0.880</text:p>
          </table:table-cell>
          <table:table-cell table:style-name="ce2" table:formula="of:=[.U8]/[.$E8]" office:value-type="float" office:value="0.86">
            <text:p>0.860</text:p>
          </table:table-cell>
          <table:table-cell table:style-name="ce2" table:formula="of:=[.V8]/[.$E8]" office:value-type="float" office:value="0.879999999999999">
            <text:p>0.880</text:p>
          </table:table-cell>
          <table:table-cell table:style-name="ce2" table:formula="of:=[.W8]/[.$E8]" office:value-type="float" office:value="0.879999999999999">
            <text:p>0.880</text:p>
          </table:table-cell>
          <table:table-cell table:style-name="ce2" table:formula="of:=[.X8]/[.$E8]" office:value-type="float" office:value="0.879999999999999">
            <text:p>0.880</text:p>
          </table:table-cell>
          <table:table-cell table:style-name="ce2" table:formula="of:=[.Y8]/[.$E8]" office:value-type="float" office:value="0.919999999999999">
            <text:p>0.920</text:p>
          </table:table-cell>
          <table:table-cell table:style-name="ce2" table:formula="of:=[.Z8]/[.$E8]" office:value-type="float" office:value="0.879999999999999">
            <text:p>0.880</text:p>
          </table:table-cell>
          <table:table-cell table:style-name="ce2" table:formula="of:=[.AA8]/[.$E8]" office:value-type="float" office:value="0.86">
            <text:p>0.860</text:p>
          </table:table-cell>
          <table:table-cell table:style-name="ce2" table:formula="of:=[.AB8]/[.$E8]" office:value-type="float" office:value="0.879999999999999">
            <text:p>0.880</text:p>
          </table:table-cell>
          <table:table-cell table:style-name="ce2"/>
          <table:table-cell table:formula="of:=[.AD8]/[.$E8]" office:value-type="float" office:value="0.979999999999999">
            <text:p>0.980</text:p>
          </table:table-cell>
          <table:table-cell table:style-name="ce2" table:formula="of:=[.AE8]/[.$E8]" office:value-type="float" office:value="0.988444444444443">
            <text:p>0.988</text:p>
          </table:table-cell>
          <table:table-cell table:style-name="ce2" table:formula="of:=[.AF8]/[.$E8]" office:value-type="float" office:value="1">
            <text:p>1.000</text:p>
          </table:table-cell>
          <table:table-cell table:style-name="ce2" table:formula="of:=[.AG8]/[.$E8]" office:value-type="float" office:value="1">
            <text:p>1.000</text:p>
          </table:table-cell>
          <table:table-cell table:style-name="ce2" table:formula="of:=[.AH8]/[.$E8]" office:value-type="float" office:value="0.988444444444443">
            <text:p>0.988</text:p>
          </table:table-cell>
          <table:table-cell table:style-name="ce2" table:formula="of:=[.AI8]/[.$E8]" office:value-type="float" office:value="0.819999999999999">
            <text:p>0.820</text:p>
          </table:table-cell>
          <table:table-cell/>
          <table:table-cell table:style-name="ce2" table:formula="of:=[.AK8]/[.$E8]" office:value-type="float" office:value="0.999999999999999">
            <text:p>1.000</text:p>
          </table:table-cell>
          <table:table-cell table:style-name="ce2"/>
          <table:table-cell table:formula="of:=[.AM8]/[.$E8]" office:value-type="float" office:value="0.988444444444443">
            <text:p>0.988</text:p>
          </table:table-cell>
          <table:table-cell table:formula="of:=[.AN8]/[.$E8]" office:value-type="float" office:value="0.999999999999999">
            <text:p>1.000</text:p>
          </table:table-cell>
          <table:table-cell table:formula="of:=[.AO8]/[.$E8]" office:value-type="float" office:value="0.990755555555555">
            <text:p>0.991</text:p>
          </table:table-cell>
          <table:table-cell table:formula="of:=[.AP8]/[.$E8]" office:value-type="float" office:value="0.999999999999999">
            <text:p>1.000</text:p>
          </table:table-cell>
          <table:table-cell table:formula="of:=[.AQ8]/[.$E8]" office:value-type="float" office:value="0.999999999999999">
            <text:p>1.000</text:p>
          </table:table-cell>
          <table:table-cell table:formula="of:=[.AR8]/[.$E8]" office:value-type="float" office:value="0.999999999999999">
            <text:p>1.000</text:p>
          </table:table-cell>
          <table:table-cell table:formula="of:=[.AS8]/[.$E8]" office:value-type="float" office:value="0.999999999999999">
            <text:p>1.000</text:p>
          </table:table-cell>
          <table:table-cell table:formula="of:=[.AT8]/[.$E8]" office:value-type="float" office:value="0.999999999999999">
            <text:p>1.000</text:p>
          </table:table-cell>
          <table:table-cell table:style-name="ce2" table:formula="of:=[.AU8]/[.$E8]" office:value-type="float" office:value="0.819999999999999">
            <text:p>0.820</text:p>
          </table:table-cell>
          <table:table-cell table:style-name="ce2"/>
          <table:table-cell table:number-columns-repeated="2"/>
          <table:table-cell table:formula="of:=[.AY8]/[.$E8]" office:value-type="float" office:value="0.993066666666666">
            <text:p>0.993</text:p>
          </table:table-cell>
          <table:table-cell table:style-name="ce2" table:formula="of:=[.AZ8]/[.$E8]" office:value-type="float" office:value="0.999999999999999">
            <text:p>1.000</text:p>
          </table:table-cell>
          <table:table-cell table:style-name="ce2"/>
          <table:table-cell table:style-name="ce2" table:formula="of:=[.BB8]/[.$E8]" office:value-type="float" office:value="0.908444444444443">
            <text:p>0.908</text:p>
          </table:table-cell>
          <table:table-cell table:style-name="ce2" table:formula="of:=[.BC8]/[.$E8]" office:value-type="float" office:value="0.919999999999999">
            <text:p>0.920</text:p>
          </table:table-cell>
          <table:table-cell table:style-name="ce2" table:formula="of:=[.BD8]/[.$E8]" office:value-type="float" office:value="0.919999999999999">
            <text:p>0.920</text:p>
          </table:table-cell>
          <table:table-cell/>
          <table:table-cell table:formula="of:=[.BF8]/[.$E8]" office:value-type="float" office:value="0.973333333333332">
            <text:p>0.973</text:p>
          </table:table-cell>
          <table:table-cell table:style-name="ce2" table:formula="of:=[.BG8]/[.$E8]" office:value-type="float" office:value="0.828444444444443">
            <text:p>0.828</text:p>
          </table:table-cell>
          <table:table-cell table:style-name="ce2" table:formula="of:=[.BH8]/[.$E8]" office:value-type="float" office:value="0.808444444444444">
            <text:p>0.808</text:p>
          </table:table-cell>
          <table:table-cell table:style-name="ce2" table:formula="of:=[.BI8]/[.$E8]" office:value-type="float" office:value="0.848444444444443">
            <text:p>0.84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9]/[.$E9]" office:value-type="float" office:value="0.576313418427538">
            <text:p>0.576</text:p>
          </table:table-cell>
          <table:table-cell table:style-name="ce2" table:formula="of:=[.G9]/[.$E9]" office:value-type="float" office:value="0.581909665049516">
            <text:p>0.582</text:p>
          </table:table-cell>
          <table:table-cell table:style-name="ce2" table:formula="of:=[.H9]/[.$E9]" office:value-type="float" office:value="1">
            <text:p>1.000</text:p>
          </table:table-cell>
          <table:table-cell table:style-name="ce2" table:formula="of:=[.I9]/[.$E9]" office:value-type="float" office:value="0.844071989060465">
            <text:p>0.844</text:p>
          </table:table-cell>
          <table:table-cell table:formula="of:=[.J9]/[.$E9]" office:value-type="float" office:value="0.998703807352514">
            <text:p>0.999</text:p>
          </table:table-cell>
          <table:table-cell table:style-name="ce2" table:formula="of:=[.K9]/[.$E9]" office:value-type="float" office:value="0.99703037970602">
            <text:p>0.997</text:p>
          </table:table-cell>
          <table:table-cell table:style-name="ce2"/>
          <table:table-cell table:style-name="ce2" table:formula="of:=[.M9]/[.$E9]" office:value-type="float" office:value="0.81830841733794">
            <text:p>0.818</text:p>
          </table:table-cell>
          <table:table-cell table:style-name="ce2" table:formula="of:=[.N9]/[.$E9]" office:value-type="float" office:value="0.813450794579762">
            <text:p>0.813</text:p>
          </table:table-cell>
          <table:table-cell table:style-name="ce2" table:formula="of:=[.O9]/[.$E9]" office:value-type="float" office:value="0.86040361009596">
            <text:p>0.860</text:p>
          </table:table-cell>
          <table:table-cell table:style-name="ce2" table:formula="of:=[.P9]/[.$E9]" office:value-type="float" office:value="0.843800943733878">
            <text:p>0.844</text:p>
          </table:table-cell>
          <table:table-cell table:style-name="ce2" table:formula="of:=[.Q9]/[.$E9]" office:value-type="float" office:value="0.865756235412201">
            <text:p>0.866</text:p>
          </table:table-cell>
          <table:table-cell table:style-name="ce2" table:formula="of:=[.R9]/[.$E9]" office:value-type="float" office:value="0.866026449011208">
            <text:p>0.866</text:p>
          </table:table-cell>
          <table:table-cell table:style-name="ce2" table:formula="of:=[.S9]/[.$E9]" office:value-type="float" office:value="0.938227185780488">
            <text:p>0.938</text:p>
          </table:table-cell>
          <table:table-cell table:style-name="ce2" table:formula="of:=[.T9]/[.$E9]" office:value-type="float" office:value="0.860313392762221">
            <text:p>0.860</text:p>
          </table:table-cell>
          <table:table-cell table:style-name="ce2" table:formula="of:=[.U9]/[.$E9]" office:value-type="float" office:value="0.834954829584462">
            <text:p>0.835</text:p>
          </table:table-cell>
          <table:table-cell table:style-name="ce2" table:formula="of:=[.V9]/[.$E9]" office:value-type="float" office:value="0.769702711568399">
            <text:p>0.770</text:p>
          </table:table-cell>
          <table:table-cell table:style-name="ce2" table:formula="of:=[.W9]/[.$E9]" office:value-type="float" office:value="0.887324348922285">
            <text:p>0.887</text:p>
          </table:table-cell>
          <table:table-cell table:style-name="ce2" table:formula="of:=[.X9]/[.$E9]" office:value-type="float" office:value="0.866770935713394">
            <text:p>0.867</text:p>
          </table:table-cell>
          <table:table-cell table:style-name="ce2" table:formula="of:=[.Y9]/[.$E9]" office:value-type="float" office:value="0.878268434263152">
            <text:p>0.878</text:p>
          </table:table-cell>
          <table:table-cell table:style-name="ce2" table:formula="of:=[.Z9]/[.$E9]" office:value-type="float" office:value="0.894775374926583">
            <text:p>0.895</text:p>
          </table:table-cell>
          <table:table-cell table:style-name="ce2" table:formula="of:=[.AA9]/[.$E9]" office:value-type="float" office:value="0.901410748326439">
            <text:p>0.901</text:p>
          </table:table-cell>
          <table:table-cell table:style-name="ce2" table:formula="of:=[.AB9]/[.$E9]" office:value-type="float" office:value="0.902728183515506">
            <text:p>0.903</text:p>
          </table:table-cell>
          <table:table-cell table:style-name="ce2"/>
          <table:table-cell table:formula="of:=[.AD9]/[.$E9]" office:value-type="float" office:value="0.883884324489564">
            <text:p>0.884</text:p>
          </table:table-cell>
          <table:table-cell table:style-name="ce2" table:formula="of:=[.AE9]/[.$E9]" office:value-type="float" office:value="0.888033469285497">
            <text:p>0.888</text:p>
          </table:table-cell>
          <table:table-cell table:style-name="ce2" table:formula="of:=[.AF9]/[.$E9]" office:value-type="float" office:value="0.883884324489553">
            <text:p>0.884</text:p>
          </table:table-cell>
          <table:table-cell table:style-name="ce2" table:formula="of:=[.AG9]/[.$E9]" office:value-type="float" office:value="0.87497904984279">
            <text:p>0.875</text:p>
          </table:table-cell>
          <table:table-cell table:style-name="ce2" table:formula="of:=[.AH9]/[.$E9]" office:value-type="float" office:value="0.829790765732352">
            <text:p>0.830</text:p>
          </table:table-cell>
          <table:table-cell table:style-name="ce2" table:formula="of:=[.AI9]/[.$E9]" office:value-type="float" office:value="0.719106322647235">
            <text:p>0.719</text:p>
          </table:table-cell>
          <table:table-cell/>
          <table:table-cell table:style-name="ce2" table:formula="of:=[.AK9]/[.$E9]" office:value-type="float" office:value="1">
            <text:p>1.000</text:p>
          </table:table-cell>
          <table:table-cell table:style-name="ce2"/>
          <table:table-cell table:formula="of:=[.AM9]/[.$E9]" office:value-type="float" office:value="0.954349653943927">
            <text:p>0.954</text:p>
          </table:table-cell>
          <table:table-cell table:formula="of:=[.AN9]/[.$E9]" office:value-type="float" office:value="0.985554912601689">
            <text:p>0.986</text:p>
          </table:table-cell>
          <table:table-cell table:formula="of:=[.AO9]/[.$E9]" office:value-type="float" office:value="0.981733385718534">
            <text:p>0.982</text:p>
          </table:table-cell>
          <table:table-cell table:formula="of:=[.AP9]/[.$E9]" office:value-type="float" office:value="0.975714551564368">
            <text:p>0.976</text:p>
          </table:table-cell>
          <table:table-cell table:formula="of:=[.AQ9]/[.$E9]" office:value-type="float" office:value="0.982748965561547">
            <text:p>0.983</text:p>
          </table:table-cell>
          <table:table-cell table:formula="of:=[.AR9]/[.$E9]" office:value-type="float" office:value="0.984960750368403">
            <text:p>0.985</text:p>
          </table:table-cell>
          <table:table-cell table:formula="of:=[.AS9]/[.$E9]" office:value-type="float" office:value="0.984960035795135">
            <text:p>0.985</text:p>
          </table:table-cell>
          <table:table-cell table:formula="of:=[.AT9]/[.$E9]" office:value-type="float" office:value="0.985453205781588">
            <text:p>0.985</text:p>
          </table:table-cell>
          <table:table-cell table:style-name="ce2" table:formula="of:=[.AU9]/[.$E9]" office:value-type="float" office:value="0.594010031275424">
            <text:p>0.594</text:p>
          </table:table-cell>
          <table:table-cell table:style-name="ce2"/>
          <table:table-cell table:number-columns-repeated="2"/>
          <table:table-cell table:formula="of:=[.AY9]/[.$E9]" office:value-type="float" office:value="0.984997993810677">
            <text:p>0.985</text:p>
          </table:table-cell>
          <table:table-cell table:style-name="ce2" table:formula="of:=[.AZ9]/[.$E9]" office:value-type="float" office:value="0.997506285411385">
            <text:p>0.998</text:p>
          </table:table-cell>
          <table:table-cell table:style-name="ce2"/>
          <table:table-cell table:style-name="ce2" table:formula="of:=[.BB9]/[.$E9]" office:value-type="float" office:value="0.807628602210366">
            <text:p>0.808</text:p>
          </table:table-cell>
          <table:table-cell table:style-name="ce2" table:formula="of:=[.BC9]/[.$E9]" office:value-type="float" office:value="0.85650605792236">
            <text:p>0.857</text:p>
          </table:table-cell>
          <table:table-cell table:style-name="ce2" table:formula="of:=[.BD9]/[.$E9]" office:value-type="float" office:value="0.901137285564681">
            <text:p>0.901</text:p>
          </table:table-cell>
          <table:table-cell/>
          <table:table-cell table:formula="of:=[.BF9]/[.$E9]" office:value-type="float" office:value="0.984368421669619">
            <text:p>0.984</text:p>
          </table:table-cell>
          <table:table-cell table:style-name="ce2" table:formula="of:=[.BG9]/[.$E9]" office:value-type="float" office:value="0.973360237809641">
            <text:p>0.973</text:p>
          </table:table-cell>
          <table:table-cell table:style-name="ce2" table:formula="of:=[.BH9]/[.$E9]" office:value-type="float" office:value="0.966452770554422">
            <text:p>0.966</text:p>
          </table:table-cell>
          <table:table-cell table:style-name="ce2" table:formula="of:=[.BI9]/[.$E9]" office:value-type="float" office:value="0.978276655937231">
            <text:p>0.97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0]/[.$E10]" office:value-type="float" office:value="1">
            <text:p>1.000</text:p>
          </table:table-cell>
          <table:table-cell table:style-name="ce2" table:formula="of:=[.G10]/[.$E10]" office:value-type="float" office:value="0.967234445233025">
            <text:p>0.967</text:p>
          </table:table-cell>
          <table:table-cell table:style-name="ce2" table:formula="of:=[.H10]/[.$E10]" office:value-type="float" office:value="0.897444996451383">
            <text:p>0.897</text:p>
          </table:table-cell>
          <table:table-cell table:style-name="ce2" table:formula="of:=[.I10]/[.$E10]" office:value-type="float" office:value="0.914951502247457">
            <text:p>0.915</text:p>
          </table:table-cell>
          <table:table-cell table:formula="of:=[.J10]/[.$E10]" office:value-type="float" office:value="0.885497989117577">
            <text:p>0.885</text:p>
          </table:table-cell>
          <table:table-cell table:style-name="ce2" table:formula="of:=[.K10]/[.$E10]" office:value-type="float" office:value="0.92216702152827">
            <text:p>0.922</text:p>
          </table:table-cell>
          <table:table-cell table:style-name="ce2"/>
          <table:table-cell table:style-name="ce2" table:formula="of:=[.M10]/[.$E10]" office:value-type="float" office:value="0.856872486396971">
            <text:p>0.857</text:p>
          </table:table-cell>
          <table:table-cell table:style-name="ce2" table:formula="of:=[.N10]/[.$E10]" office:value-type="float" office:value="0.64513839602555">
            <text:p>0.645</text:p>
          </table:table-cell>
          <table:table-cell table:style-name="ce2" table:formula="of:=[.O10]/[.$E10]" office:value-type="float" office:value="0.914951502247457">
            <text:p>0.915</text:p>
          </table:table-cell>
          <table:table-cell table:style-name="ce2" table:formula="of:=[.P10]/[.$E10]" office:value-type="float" office:value="0.914951502247457">
            <text:p>0.915</text:p>
          </table:table-cell>
          <table:table-cell table:style-name="ce2" table:formula="of:=[.Q10]/[.$E10]" office:value-type="float" office:value="0.903004494913649">
            <text:p>0.903</text:p>
          </table:table-cell>
          <table:table-cell table:style-name="ce2" table:formula="of:=[.R10]/[.$E10]" office:value-type="float" office:value="0.903004494913649">
            <text:p>0.903</text:p>
          </table:table-cell>
          <table:table-cell table:style-name="ce2" table:formula="of:=[.S10]/[.$E10]" office:value-type="float" office:value="0.933286018452803">
            <text:p>0.933</text:p>
          </table:table-cell>
          <table:table-cell table:style-name="ce2" table:formula="of:=[.T10]/[.$E10]" office:value-type="float" office:value="0.90939200378519">
            <text:p>0.909</text:p>
          </table:table-cell>
          <table:table-cell table:style-name="ce2" table:formula="of:=[.U10]/[.$E10]" office:value-type="float" office:value="0.920511000709723">
            <text:p>0.921</text:p>
          </table:table-cell>
          <table:table-cell table:style-name="ce2" table:formula="of:=[.V10]/[.$E10]" office:value-type="float" office:value="0.891057487579843">
            <text:p>0.891</text:p>
          </table:table-cell>
          <table:table-cell table:style-name="ce2" table:formula="of:=[.W10]/[.$E10]" office:value-type="float" office:value="0.891885497989117">
            <text:p>0.892</text:p>
          </table:table-cell>
          <table:table-cell table:style-name="ce2" table:formula="of:=[.X10]/[.$E10]" office:value-type="float" office:value="0.914951502247457">
            <text:p>0.915</text:p>
          </table:table-cell>
          <table:table-cell table:style-name="ce2" table:formula="of:=[.Y10]/[.$E10]" office:value-type="float" office:value="0.914951502247457">
            <text:p>0.915</text:p>
          </table:table-cell>
          <table:table-cell table:style-name="ce2" table:formula="of:=[.Z10]/[.$E10]" office:value-type="float" office:value="0.897444996451383">
            <text:p>0.897</text:p>
          </table:table-cell>
          <table:table-cell table:style-name="ce2" table:formula="of:=[.AA10]/[.$E10]" office:value-type="float" office:value="0.91577951265673">
            <text:p>0.916</text:p>
          </table:table-cell>
          <table:table-cell table:style-name="ce2" table:formula="of:=[.AB10]/[.$E10]" office:value-type="float" office:value="0.91577951265673">
            <text:p>0.916</text:p>
          </table:table-cell>
          <table:table-cell table:style-name="ce2"/>
          <table:table-cell table:formula="of:=[.AD10]/[.$E10]" office:value-type="float" office:value="0.889401466761296">
            <text:p>0.889</text:p>
          </table:table-cell>
          <table:table-cell table:style-name="ce2" table:formula="of:=[.AE10]/[.$E10]" office:value-type="float" office:value="0.85024840312278">
            <text:p>0.850</text:p>
          </table:table-cell>
          <table:table-cell table:style-name="ce2" table:formula="of:=[.AF10]/[.$E10]" office:value-type="float" office:value="0.862195410456586">
            <text:p>0.862</text:p>
          </table:table-cell>
          <table:table-cell table:style-name="ce2" table:formula="of:=[.AG10]/[.$E10]" office:value-type="float" office:value="0.881357937071206">
            <text:p>0.881</text:p>
          </table:table-cell>
          <table:table-cell table:style-name="ce2" table:formula="of:=[.AH10]/[.$E10]" office:value-type="float" office:value="0.889401466761294">
            <text:p>0.889</text:p>
          </table:table-cell>
          <table:table-cell table:style-name="ce2" table:formula="of:=[.AI10]/[.$E10]" office:value-type="float" office:value="0.645138396025548">
            <text:p>0.645</text:p>
          </table:table-cell>
          <table:table-cell/>
          <table:table-cell table:style-name="ce2" table:formula="of:=[.AK10]/[.$E10]" office:value-type="float" office:value="0.903335699077359">
            <text:p>0.903</text:p>
          </table:table-cell>
          <table:table-cell table:style-name="ce2"/>
          <table:table-cell table:formula="of:=[.AM10]/[.$E10]" office:value-type="float" office:value="0.937804589543409">
            <text:p>0.938</text:p>
          </table:table-cell>
          <table:table-cell table:formula="of:=[.AN10]/[.$E10]" office:value-type="float" office:value="0.932458008043529">
            <text:p>0.932</text:p>
          </table:table-cell>
          <table:table-cell table:formula="of:=[.AO10]/[.$E10]" office:value-type="float" office:value="0.948687012065294">
            <text:p>0.949</text:p>
          </table:table-cell>
          <table:table-cell table:formula="of:=[.AP10]/[.$E10]" office:value-type="float" office:value="0.912562100780695">
            <text:p>0.913</text:p>
          </table:table-cell>
          <table:table-cell table:formula="of:=[.AQ10]/[.$E10]" office:value-type="float" office:value="0.921843703177983">
            <text:p>0.922</text:p>
          </table:table-cell>
          <table:table-cell table:formula="of:=[.AR10]/[.$E10]" office:value-type="float" office:value="0.926362274268591">
            <text:p>0.926</text:p>
          </table:table-cell>
          <table:table-cell table:formula="of:=[.AS10]/[.$E10]" office:value-type="float" office:value="0.932379149909313">
            <text:p>0.932</text:p>
          </table:table-cell>
          <table:table-cell table:formula="of:=[.AT10]/[.$E10]" office:value-type="float" office:value="0.933286018452803">
            <text:p>0.933</text:p>
          </table:table-cell>
          <table:table-cell table:style-name="ce2" table:formula="of:=[.AU10]/[.$E10]" office:value-type="float" office:value="0.844452330257863">
            <text:p>0.844</text:p>
          </table:table-cell>
          <table:table-cell table:style-name="ce2"/>
          <table:table-cell table:number-columns-repeated="2"/>
          <table:table-cell table:formula="of:=[.AY10]/[.$E10]" office:value-type="float" office:value="0.936479772888573">
            <text:p>0.936</text:p>
          </table:table-cell>
          <table:table-cell table:style-name="ce2" table:formula="of:=[.AZ10]/[.$E10]" office:value-type="float" office:value="0.977762006150935">
            <text:p>0.978</text:p>
          </table:table-cell>
          <table:table-cell table:style-name="ce2"/>
          <table:table-cell table:style-name="ce2" table:formula="of:=[.BB10]/[.$E10]" office:value-type="float" office:value="0.891057487579843">
            <text:p>0.891</text:p>
          </table:table-cell>
          <table:table-cell table:style-name="ce2" table:formula="of:=[.BC10]/[.$E10]" office:value-type="float" office:value="0.914951502247457">
            <text:p>0.915</text:p>
          </table:table-cell>
          <table:table-cell table:style-name="ce2" table:formula="of:=[.BD10]/[.$E10]" office:value-type="float" office:value="0.891057487579843">
            <text:p>0.891</text:p>
          </table:table-cell>
          <table:table-cell/>
          <table:table-cell table:formula="of:=[.BF10]/[.$E10]" office:value-type="float" office:value="0.923018689377809">
            <text:p>0.923</text:p>
          </table:table-cell>
          <table:table-cell table:style-name="ce2" table:formula="of:=[.BG10]/[.$E10]" office:value-type="float" office:value="0.914123491838183">
            <text:p>0.914</text:p>
          </table:table-cell>
          <table:table-cell table:style-name="ce2" table:formula="of:=[.BH10]/[.$E10]" office:value-type="float" office:value="0.914123491838183">
            <text:p>0.914</text:p>
          </table:table-cell>
          <table:table-cell table:style-name="ce2" table:formula="of:=[.BI10]/[.$E10]" office:value-type="float" office:value="0.824698367636621">
            <text:p>0.825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1]/[.$E11]" office:value-type="float" office:value="0.878014704935553">
            <text:p>0.878</text:p>
          </table:table-cell>
          <table:table-cell table:style-name="ce2" table:formula="of:=[.G11]/[.$E11]" office:value-type="float" office:value="0.543371190172678">
            <text:p>0.543</text:p>
          </table:table-cell>
          <table:table-cell table:style-name="ce2" table:formula="of:=[.H11]/[.$E11]" office:value-type="float" office:value="0.979400857573299">
            <text:p>0.979</text:p>
          </table:table-cell>
          <table:table-cell table:style-name="ce2" table:formula="of:=[.I11]/[.$E11]" office:value-type="float" office:value="0.974982616757446">
            <text:p>0.975</text:p>
          </table:table-cell>
          <table:table-cell table:formula="of:=[.J11]/[.$E11]" office:value-type="float" office:value="0.977509625165786">
            <text:p>0.978</text:p>
          </table:table-cell>
          <table:table-cell table:style-name="ce2" table:formula="of:=[.K11]/[.$E11]" office:value-type="float" office:value="0.969896408750853">
            <text:p>0.970</text:p>
          </table:table-cell>
          <table:table-cell table:style-name="ce2"/>
          <table:table-cell table:style-name="ce2" table:formula="of:=[.M11]/[.$E11]" office:value-type="float" office:value="0.61177746874235">
            <text:p>0.612</text:p>
          </table:table-cell>
          <table:table-cell table:style-name="ce2" table:formula="of:=[.N11]/[.$E11]" office:value-type="float" office:value="0.969067485610538">
            <text:p>0.969</text:p>
          </table:table-cell>
          <table:table-cell table:style-name="ce2" table:formula="of:=[.O11]/[.$E11]" office:value-type="float" office:value="0.973107479944889">
            <text:p>0.973</text:p>
          </table:table-cell>
          <table:table-cell table:style-name="ce2" table:formula="of:=[.P11]/[.$E11]" office:value-type="float" office:value="0.968093702115606">
            <text:p>0.968</text:p>
          </table:table-cell>
          <table:table-cell table:style-name="ce2" table:formula="of:=[.Q11]/[.$E11]" office:value-type="float" office:value="0.963224784640939">
            <text:p>0.963</text:p>
          </table:table-cell>
          <table:table-cell table:style-name="ce2" table:formula="of:=[.R11]/[.$E11]" office:value-type="float" office:value="0.964198568135873">
            <text:p>0.964</text:p>
          </table:table-cell>
          <table:table-cell table:style-name="ce2" table:formula="of:=[.S11]/[.$E11]" office:value-type="float" office:value="0.967715455634102">
            <text:p>0.968</text:p>
          </table:table-cell>
          <table:table-cell table:style-name="ce2" table:formula="of:=[.T11]/[.$E11]" office:value-type="float" office:value="0.965695458466927">
            <text:p>0.966</text:p>
          </table:table-cell>
          <table:table-cell table:style-name="ce2" table:formula="of:=[.U11]/[.$E11]" office:value-type="float" office:value="0.96315235446363">
            <text:p>0.963</text:p>
          </table:table-cell>
          <table:table-cell table:style-name="ce2" table:formula="of:=[.V11]/[.$E11]" office:value-type="float" office:value="0.963747891477061">
            <text:p>0.964</text:p>
          </table:table-cell>
          <table:table-cell table:style-name="ce2" table:formula="of:=[.W11]/[.$E11]" office:value-type="float" office:value="0.965695458466927">
            <text:p>0.966</text:p>
          </table:table-cell>
          <table:table-cell table:style-name="ce2" table:formula="of:=[.X11]/[.$E11]" office:value-type="float" office:value="0.96666924196186">
            <text:p>0.967</text:p>
          </table:table-cell>
          <table:table-cell table:style-name="ce2" table:formula="of:=[.Y11]/[.$E11]" office:value-type="float" office:value="0.968238562470224">
            <text:p>0.968</text:p>
          </table:table-cell>
          <table:table-cell table:style-name="ce2" table:formula="of:=[.Z11]/[.$E11]" office:value-type="float" office:value="0.969663022623969">
            <text:p>0.970</text:p>
          </table:table-cell>
          <table:table-cell table:style-name="ce2" table:formula="of:=[.AA11]/[.$E11]" office:value-type="float" office:value="0.971159912955022">
            <text:p>0.971</text:p>
          </table:table-cell>
          <table:table-cell table:style-name="ce2" table:formula="of:=[.AB11]/[.$E11]" office:value-type="float" office:value="0.967715455634102">
            <text:p>0.968</text:p>
          </table:table-cell>
          <table:table-cell table:style-name="ce2"/>
          <table:table-cell table:formula="of:=[.AD11]/[.$E11]" office:value-type="float" office:value="0.966958962671096">
            <text:p>0.967</text:p>
          </table:table-cell>
          <table:table-cell table:style-name="ce2" table:formula="of:=[.AE11]/[.$E11]" office:value-type="float" office:value="0.961043831524188">
            <text:p>0.961</text:p>
          </table:table-cell>
          <table:table-cell table:style-name="ce2" table:formula="of:=[.AF11]/[.$E11]" office:value-type="float" office:value="0.967482069507217">
            <text:p>0.967</text:p>
          </table:table-cell>
          <table:table-cell table:style-name="ce2" table:formula="of:=[.AG11]/[.$E11]" office:value-type="float" office:value="0.966958962671096">
            <text:p>0.967</text:p>
          </table:table-cell>
          <table:table-cell table:style-name="ce2" table:formula="of:=[.AH11]/[.$E11]" office:value-type="float" office:value="0.936353188859273">
            <text:p>0.936</text:p>
          </table:table-cell>
          <table:table-cell table:style-name="ce2" table:formula="of:=[.AI11]/[.$E11]" office:value-type="float" office:value="0.918245644532004">
            <text:p>0.918</text:p>
          </table:table-cell>
          <table:table-cell/>
          <table:table-cell table:style-name="ce2" table:formula="of:=[.AK11]/[.$E11]" office:value-type="float" office:value="0.9764795070885">
            <text:p>0.976</text:p>
          </table:table-cell>
          <table:table-cell table:style-name="ce2"/>
          <table:table-cell table:formula="of:=[.AM11]/[.$E11]" office:value-type="float" office:value="0.989684333191692">
            <text:p>0.990</text:p>
          </table:table-cell>
          <table:table-cell table:formula="of:=[.AN11]/[.$E11]" office:value-type="float" office:value="0.993864359202174">
            <text:p>0.994</text:p>
          </table:table-cell>
          <table:table-cell table:formula="of:=[.AO11]/[.$E11]" office:value-type="float" office:value="0.989399441160943">
            <text:p>0.989</text:p>
          </table:table-cell>
          <table:table-cell table:formula="of:=[.AP11]/[.$E11]" office:value-type="float" office:value="0.99259119764103">
            <text:p>0.993</text:p>
          </table:table-cell>
          <table:table-cell table:formula="of:=[.AQ11]/[.$E11]" office:value-type="float" office:value="0.993674431181674">
            <text:p>0.994</text:p>
          </table:table-cell>
          <table:table-cell table:formula="of:=[.AR11]/[.$E11]" office:value-type="float" office:value="0.993809097659486">
            <text:p>0.994</text:p>
          </table:table-cell>
          <table:table-cell table:formula="of:=[.AS11]/[.$E11]" office:value-type="float" office:value="0.994238313525021">
            <text:p>0.994</text:p>
          </table:table-cell>
          <table:table-cell table:formula="of:=[.AT11]/[.$E11]" office:value-type="float" office:value="0.994672358069044">
            <text:p>0.995</text:p>
          </table:table-cell>
          <table:table-cell table:style-name="ce2" table:formula="of:=[.AU11]/[.$E11]" office:value-type="float" office:value="0.543371190172673">
            <text:p>0.543</text:p>
          </table:table-cell>
          <table:table-cell table:style-name="ce2"/>
          <table:table-cell table:number-columns-repeated="2"/>
          <table:table-cell table:formula="of:=[.AY11]/[.$E11]" office:value-type="float" office:value="1">
            <text:p>1.000</text:p>
          </table:table-cell>
          <table:table-cell table:style-name="ce2" table:formula="of:=[.AZ11]/[.$E11]" office:value-type="float" office:value="0.982088821931214">
            <text:p>0.982</text:p>
          </table:table-cell>
          <table:table-cell table:style-name="ce2"/>
          <table:table-cell table:style-name="ce2" table:formula="of:=[.BB11]/[.$E11]" office:value-type="float" office:value="0.904161998944129">
            <text:p>0.904</text:p>
          </table:table-cell>
          <table:table-cell table:style-name="ce2" table:formula="of:=[.BC11]/[.$E11]" office:value-type="float" office:value="0.964649244794685">
            <text:p>0.965</text:p>
          </table:table-cell>
          <table:table-cell table:style-name="ce2" table:formula="of:=[.BD11]/[.$E11]" office:value-type="float" office:value="0.967715455634102">
            <text:p>0.968</text:p>
          </table:table-cell>
          <table:table-cell/>
          <table:table-cell table:formula="of:=[.BF11]/[.$E11]" office:value-type="float" office:value="0.993684088538649">
            <text:p>0.994</text:p>
          </table:table-cell>
          <table:table-cell table:style-name="ce2" table:formula="of:=[.BG11]/[.$E11]" office:value-type="float" office:value="0.946453174695149">
            <text:p>0.946</text:p>
          </table:table-cell>
          <table:table-cell table:style-name="ce2" table:formula="of:=[.BH11]/[.$E11]" office:value-type="float" office:value="0.946453174695149">
            <text:p>0.946</text:p>
          </table:table-cell>
          <table:table-cell table:style-name="ce2" table:formula="of:=[.BI11]/[.$E11]" office:value-type="float" office:value="0.941729117575103">
            <text:p>0.94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2]/[.$E12]" office:value-type="float" office:value="0.892680514342238">
            <text:p>0.893</text:p>
          </table:table-cell>
          <table:table-cell table:style-name="ce2" table:formula="of:=[.G12]/[.$E12]" office:value-type="float" office:value="0.907517309594463">
            <text:p>0.908</text:p>
          </table:table-cell>
          <table:table-cell table:style-name="ce2" table:formula="of:=[.H12]/[.$E12]" office:value-type="float" office:value="0.950049455984175">
            <text:p>0.950</text:p>
          </table:table-cell>
          <table:table-cell table:style-name="ce2" table:formula="of:=[.I12]/[.$E12]" office:value-type="float" office:value="0.931256181998022">
            <text:p>0.931</text:p>
          </table:table-cell>
          <table:table-cell table:formula="of:=[.J12]/[.$E12]" office:value-type="float" office:value="0.950296735905046">
            <text:p>0.950</text:p>
          </table:table-cell>
          <table:table-cell table:style-name="ce2" table:formula="of:=[.K12]/[.$E12]" office:value-type="float" office:value="0.976013847675569">
            <text:p>0.976</text:p>
          </table:table-cell>
          <table:table-cell table:style-name="ce2"/>
          <table:table-cell table:style-name="ce2" table:formula="of:=[.M12]/[.$E12]" office:value-type="float" office:value="0.931256181998022">
            <text:p>0.931</text:p>
          </table:table-cell>
          <table:table-cell table:style-name="ce2" table:formula="of:=[.N12]/[.$E12]" office:value-type="float" office:value="0.927794263105837">
            <text:p>0.928</text:p>
          </table:table-cell>
          <table:table-cell table:style-name="ce2" table:formula="of:=[.O12]/[.$E12]" office:value-type="float" office:value="0.931503461918893">
            <text:p>0.932</text:p>
          </table:table-cell>
          <table:table-cell table:style-name="ce2" table:formula="of:=[.P12]/[.$E12]" office:value-type="float" office:value="0.931256181998022">
            <text:p>0.931</text:p>
          </table:table-cell>
          <table:table-cell table:style-name="ce2" table:formula="of:=[.Q12]/[.$E12]" office:value-type="float" office:value="0.972304648862512">
            <text:p>0.972</text:p>
          </table:table-cell>
          <table:table-cell table:style-name="ce2" table:formula="of:=[.R12]/[.$E12]" office:value-type="float" office:value="0.922354104846689">
            <text:p>0.922</text:p>
          </table:table-cell>
          <table:table-cell table:style-name="ce2" table:formula="of:=[.S12]/[.$E12]" office:value-type="float" office:value="0.872403560830863">
            <text:p>0.872</text:p>
          </table:table-cell>
          <table:table-cell table:style-name="ce2" table:formula="of:=[.T12]/[.$E12]" office:value-type="float" office:value="0.929772502472801">
            <text:p>0.930</text:p>
          </table:table-cell>
          <table:table-cell table:style-name="ce2" table:formula="of:=[.U12]/[.$E12]" office:value-type="float" office:value="0.922354104846689">
            <text:p>0.922</text:p>
          </table:table-cell>
          <table:table-cell table:style-name="ce2" table:formula="of:=[.V12]/[.$E12]" office:value-type="float" office:value="0.937190900098914">
            <text:p>0.937</text:p>
          </table:table-cell>
          <table:table-cell table:style-name="ce2" table:formula="of:=[.W12]/[.$E12]" office:value-type="float" office:value="0.933481701285856">
            <text:p>0.933</text:p>
          </table:table-cell>
          <table:table-cell table:style-name="ce2" table:formula="of:=[.X12]/[.$E12]" office:value-type="float" office:value="0.976013847675569">
            <text:p>0.976</text:p>
          </table:table-cell>
          <table:table-cell table:style-name="ce2" table:formula="of:=[.Y12]/[.$E12]" office:value-type="float" office:value="0.933481701285856">
            <text:p>0.933</text:p>
          </table:table-cell>
          <table:table-cell table:style-name="ce2" table:formula="of:=[.Z12]/[.$E12]" office:value-type="float" office:value="0.942631058358062">
            <text:p>0.943</text:p>
          </table:table-cell>
          <table:table-cell table:style-name="ce2" table:formula="of:=[.AA12]/[.$E12]" office:value-type="float" office:value="0.87611275964392">
            <text:p>0.876</text:p>
          </table:table-cell>
          <table:table-cell table:style-name="ce2" table:formula="of:=[.AB12]/[.$E12]" office:value-type="float" office:value="0.933481701285856">
            <text:p>0.933</text:p>
          </table:table-cell>
          <table:table-cell table:style-name="ce2"/>
          <table:table-cell table:formula="of:=[.AD12]/[.$E12]" office:value-type="float" office:value="0.931256181998022">
            <text:p>0.931</text:p>
          </table:table-cell>
          <table:table-cell table:style-name="ce2" table:formula="of:=[.AE12]/[.$E12]" office:value-type="float" office:value="0.959198813056379">
            <text:p>0.959</text:p>
          </table:table-cell>
          <table:table-cell table:style-name="ce2" table:formula="of:=[.AF12]/[.$E12]" office:value-type="float" office:value="0.959198813056379">
            <text:p>0.959</text:p>
          </table:table-cell>
          <table:table-cell table:style-name="ce2" table:formula="of:=[.AG12]/[.$E12]" office:value-type="float" office:value="0.931256181998021">
            <text:p>0.931</text:p>
          </table:table-cell>
          <table:table-cell table:style-name="ce2" table:formula="of:=[.AH12]/[.$E12]" office:value-type="float" office:value="0.931256181998021">
            <text:p>0.931</text:p>
          </table:table-cell>
          <table:table-cell table:style-name="ce2" table:formula="of:=[.AI12]/[.$E12]" office:value-type="float" office:value="0.931256181998021">
            <text:p>0.931</text:p>
          </table:table-cell>
          <table:table-cell/>
          <table:table-cell table:style-name="ce2" table:formula="of:=[.AK12]/[.$E12]" office:value-type="float" office:value="0.979624134520277">
            <text:p>0.980</text:p>
          </table:table-cell>
          <table:table-cell table:style-name="ce2"/>
          <table:table-cell table:formula="of:=[.AM12]/[.$E12]" office:value-type="float" office:value="0.993323442136497">
            <text:p>0.993</text:p>
          </table:table-cell>
          <table:table-cell table:formula="of:=[.AN12]/[.$E12]" office:value-type="float" office:value="0.982591493570722">
            <text:p>0.983</text:p>
          </table:table-cell>
          <table:table-cell table:formula="of:=[.AO12]/[.$E12]" office:value-type="float" office:value="0.999258160237389">
            <text:p>0.999</text:p>
          </table:table-cell>
          <table:table-cell table:formula="of:=[.AP12]/[.$E12]" office:value-type="float" office:value="0.968496538081108">
            <text:p>0.968</text:p>
          </table:table-cell>
          <table:table-cell table:formula="of:=[.AQ12]/[.$E12]" office:value-type="float" office:value="0.969370260468184">
            <text:p>0.969</text:p>
          </table:table-cell>
          <table:table-cell table:formula="of:=[.AR12]/[.$E12]" office:value-type="float" office:value="0.97433234421365">
            <text:p>0.974</text:p>
          </table:table-cell>
          <table:table-cell table:formula="of:=[.AS12]/[.$E12]" office:value-type="float" office:value="0.991229805473129">
            <text:p>0.991</text:p>
          </table:table-cell>
          <table:table-cell table:formula="of:=[.AT12]/[.$E12]" office:value-type="float" office:value="0.990009891196834">
            <text:p>0.990</text:p>
          </table:table-cell>
          <table:table-cell table:style-name="ce2" table:formula="of:=[.AU12]/[.$E12]" office:value-type="float" office:value="0.621414441147378">
            <text:p>0.621</text:p>
          </table:table-cell>
          <table:table-cell table:style-name="ce2"/>
          <table:table-cell table:number-columns-repeated="2"/>
          <table:table-cell table:formula="of:=[.AY12]/[.$E12]" office:value-type="float" office:value="0.973343224530168">
            <text:p>0.973</text:p>
          </table:table-cell>
          <table:table-cell table:style-name="ce2" table:formula="of:=[.AZ12]/[.$E12]" office:value-type="float" office:value="0.985163204747775">
            <text:p>0.985</text:p>
          </table:table-cell>
          <table:table-cell table:style-name="ce2"/>
          <table:table-cell table:style-name="ce2" table:formula="of:=[.BB12]/[.$E12]" office:value-type="float" office:value="0.98318496538081">
            <text:p>0.983</text:p>
          </table:table-cell>
          <table:table-cell table:style-name="ce2" table:formula="of:=[.BC12]/[.$E12]" office:value-type="float" office:value="0.999752720079129">
            <text:p>1.000</text:p>
          </table:table-cell>
          <table:table-cell table:style-name="ce2" table:formula="of:=[.BD12]/[.$E12]" office:value-type="float" office:value="1">
            <text:p>1.000</text:p>
          </table:table-cell>
          <table:table-cell/>
          <table:table-cell table:formula="of:=[.BF12]/[.$E12]" office:value-type="float" office:value="0.953610286844709">
            <text:p>0.954</text:p>
          </table:table-cell>
          <table:table-cell table:style-name="ce2" table:formula="of:=[.BG12]/[.$E12]" office:value-type="float" office:value="0.910979228486648">
            <text:p>0.911</text:p>
          </table:table-cell>
          <table:table-cell table:style-name="ce2" table:formula="of:=[.BH12]/[.$E12]" office:value-type="float" office:value="0.907270029673592">
            <text:p>0.907</text:p>
          </table:table-cell>
          <table:table-cell table:style-name="ce2" table:formula="of:=[.BI12]/[.$E12]" office:value-type="float" office:value="0.89441147378833">
            <text:p>0.89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3]/[.$E13]" office:value-type="float" office:value="0.865136690913315">
            <text:p>0.865</text:p>
          </table:table-cell>
          <table:table-cell table:style-name="ce2" table:formula="of:=[.G13]/[.$E13]" office:value-type="float" office:value="0.893887599487421">
            <text:p>0.894</text:p>
          </table:table-cell>
          <table:table-cell table:style-name="ce2" table:formula="of:=[.H13]/[.$E13]" office:value-type="float" office:value="0.979100761029452">
            <text:p>0.979</text:p>
          </table:table-cell>
          <table:table-cell table:style-name="ce2" table:formula="of:=[.I13]/[.$E13]" office:value-type="float" office:value="0.892926526893675">
            <text:p>0.893</text:p>
          </table:table-cell>
          <table:table-cell table:formula="of:=[.J13]/[.$E13]" office:value-type="float" office:value="0.993933874280248">
            <text:p>0.994</text:p>
          </table:table-cell>
          <table:table-cell table:style-name="ce2" table:formula="of:=[.K13]/[.$E13]" office:value-type="float" office:value="0.98255257659948">
            <text:p>0.983</text:p>
          </table:table-cell>
          <table:table-cell table:style-name="ce2"/>
          <table:table-cell table:style-name="ce2" table:formula="of:=[.M13]/[.$E13]" office:value-type="float" office:value="0.815371368272627">
            <text:p>0.815</text:p>
          </table:table-cell>
          <table:table-cell table:style-name="ce2" table:formula="of:=[.N13]/[.$E13]" office:value-type="float" office:value="0.534214244175897">
            <text:p>0.534</text:p>
          </table:table-cell>
          <table:table-cell table:style-name="ce2" table:formula="of:=[.O13]/[.$E13]" office:value-type="float" office:value="0.905697950478281">
            <text:p>0.906</text:p>
          </table:table-cell>
          <table:table-cell table:style-name="ce2" table:formula="of:=[.P13]/[.$E13]" office:value-type="float" office:value="0.892926526893675">
            <text:p>0.893</text:p>
          </table:table-cell>
          <table:table-cell table:style-name="ce2" table:formula="of:=[.Q13]/[.$E13]" office:value-type="float" office:value="0.900871088666672">
            <text:p>0.901</text:p>
          </table:table-cell>
          <table:table-cell table:style-name="ce2" table:formula="of:=[.R13]/[.$E13]" office:value-type="float" office:value="0.908939253394872">
            <text:p>0.909</text:p>
          </table:table-cell>
          <table:table-cell table:style-name="ce2" table:formula="of:=[.S13]/[.$E13]" office:value-type="float" office:value="0.950033401916417">
            <text:p>0.950</text:p>
          </table:table-cell>
          <table:table-cell table:style-name="ce2" table:formula="of:=[.T13]/[.$E13]" office:value-type="float" office:value="0.94430997311034">
            <text:p>0.944</text:p>
          </table:table-cell>
          <table:table-cell table:style-name="ce2" table:formula="of:=[.U13]/[.$E13]" office:value-type="float" office:value="0.900146633338954">
            <text:p>0.900</text:p>
          </table:table-cell>
          <table:table-cell table:style-name="ce2" table:formula="of:=[.V13]/[.$E13]" office:value-type="float" office:value="0.890301859395334">
            <text:p>0.890</text:p>
          </table:table-cell>
          <table:table-cell table:style-name="ce2" table:formula="of:=[.W13]/[.$E13]" office:value-type="float" office:value="0.912166380918761">
            <text:p>0.912</text:p>
          </table:table-cell>
          <table:table-cell table:style-name="ce2" table:formula="of:=[.X13]/[.$E13]" office:value-type="float" office:value="0.906944200730108">
            <text:p>0.907</text:p>
          </table:table-cell>
          <table:table-cell table:style-name="ce2" table:formula="of:=[.Y13]/[.$E13]" office:value-type="float" office:value="0.900106462803831">
            <text:p>0.900</text:p>
          </table:table-cell>
          <table:table-cell table:style-name="ce2" table:formula="of:=[.Z13]/[.$E13]" office:value-type="float" office:value="0.904639141648857">
            <text:p>0.905</text:p>
          </table:table-cell>
          <table:table-cell table:style-name="ce2" table:formula="of:=[.AA13]/[.$E13]" office:value-type="float" office:value="0.905371694193406">
            <text:p>0.905</text:p>
          </table:table-cell>
          <table:table-cell table:style-name="ce2" table:formula="of:=[.AB13]/[.$E13]" office:value-type="float" office:value="0.908483824115561">
            <text:p>0.908</text:p>
          </table:table-cell>
          <table:table-cell table:style-name="ce2"/>
          <table:table-cell table:formula="of:=[.AD13]/[.$E13]" office:value-type="float" office:value="0.913848631768408">
            <text:p>0.914</text:p>
          </table:table-cell>
          <table:table-cell table:style-name="ce2" table:formula="of:=[.AE13]/[.$E13]" office:value-type="float" office:value="0.913701963717657">
            <text:p>0.914</text:p>
          </table:table-cell>
          <table:table-cell table:style-name="ce2" table:formula="of:=[.AF13]/[.$E13]" office:value-type="float" office:value="0.923706852057399">
            <text:p>0.924</text:p>
          </table:table-cell>
          <table:table-cell table:style-name="ce2" table:formula="of:=[.AG13]/[.$E13]" office:value-type="float" office:value="0.921700958256247">
            <text:p>0.922</text:p>
          </table:table-cell>
          <table:table-cell table:style-name="ce2" table:formula="of:=[.AH13]/[.$E13]" office:value-type="float" office:value="0.913848631768406">
            <text:p>0.914</text:p>
          </table:table-cell>
          <table:table-cell table:style-name="ce2" table:formula="of:=[.AI13]/[.$E13]" office:value-type="float" office:value="0.78375544383323">
            <text:p>0.784</text:p>
          </table:table-cell>
          <table:table-cell/>
          <table:table-cell table:style-name="ce2" table:formula="of:=[.AK13]/[.$E13]" office:value-type="float" office:value="0.990629685917206">
            <text:p>0.991</text:p>
          </table:table-cell>
          <table:table-cell table:style-name="ce2"/>
          <table:table-cell table:formula="of:=[.AM13]/[.$E13]" office:value-type="float" office:value="0.977819681790756">
            <text:p>0.978</text:p>
          </table:table-cell>
          <table:table-cell table:formula="of:=[.AN13]/[.$E13]" office:value-type="float" office:value="0.988094536425996">
            <text:p>0.988</text:p>
          </table:table-cell>
          <table:table-cell table:formula="of:=[.AO13]/[.$E13]" office:value-type="float" office:value="0.993457389403128">
            <text:p>0.993</text:p>
          </table:table-cell>
          <table:table-cell table:formula="of:=[.AP13]/[.$E13]" office:value-type="float" office:value="0.981939412825968">
            <text:p>0.982</text:p>
          </table:table-cell>
          <table:table-cell table:formula="of:=[.AQ13]/[.$E13]" office:value-type="float" office:value="0.987938159710121">
            <text:p>0.988</text:p>
          </table:table-cell>
          <table:table-cell table:formula="of:=[.AR13]/[.$E13]" office:value-type="float" office:value="0.989504869887355">
            <text:p>0.990</text:p>
          </table:table-cell>
          <table:table-cell table:formula="of:=[.AS13]/[.$E13]" office:value-type="float" office:value="0.990924497370818">
            <text:p>0.991</text:p>
          </table:table-cell>
          <table:table-cell table:formula="of:=[.AT13]/[.$E13]" office:value-type="float" office:value="0.991105315105897">
            <text:p>0.991</text:p>
          </table:table-cell>
          <table:table-cell table:style-name="ce2" table:formula="of:=[.AU13]/[.$E13]" office:value-type="float" office:value="0.184892799390582">
            <text:p>0.185</text:p>
          </table:table-cell>
          <table:table-cell table:style-name="ce2"/>
          <table:table-cell table:number-columns-repeated="2"/>
          <table:table-cell table:formula="of:=[.AY13]/[.$E13]" office:value-type="float" office:value="1">
            <text:p>1.000</text:p>
          </table:table-cell>
          <table:table-cell table:style-name="ce2" table:formula="of:=[.AZ13]/[.$E13]" office:value-type="float" office:value="0.984897491185788">
            <text:p>0.985</text:p>
          </table:table-cell>
          <table:table-cell table:style-name="ce2"/>
          <table:table-cell table:style-name="ce2" table:formula="of:=[.BB13]/[.$E13]" office:value-type="float" office:value="0.915297488779757">
            <text:p>0.915</text:p>
          </table:table-cell>
          <table:table-cell table:style-name="ce2" table:formula="of:=[.BC13]/[.$E13]" office:value-type="float" office:value="0.917288953221586">
            <text:p>0.917</text:p>
          </table:table-cell>
          <table:table-cell table:style-name="ce2" table:formula="of:=[.BD13]/[.$E13]" office:value-type="float" office:value="0.952654469586435">
            <text:p>0.953</text:p>
          </table:table-cell>
          <table:table-cell/>
          <table:table-cell table:formula="of:=[.BF13]/[.$E13]" office:value-type="float" office:value="0.947814133490968">
            <text:p>0.948</text:p>
          </table:table-cell>
          <table:table-cell table:style-name="ce2" table:formula="of:=[.BG13]/[.$E13]" office:value-type="float" office:value="0.974894304240452">
            <text:p>0.975</text:p>
          </table:table-cell>
          <table:table-cell table:style-name="ce2" table:formula="of:=[.BH13]/[.$E13]" office:value-type="float" office:value="0.972920121613131">
            <text:p>0.973</text:p>
          </table:table-cell>
          <table:table-cell table:style-name="ce2" table:formula="of:=[.BI13]/[.$E13]" office:value-type="float" office:value="0.968159899382439">
            <text:p>0.968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4]/[.$E14]" office:value-type="float" office:value="0.874439461883408">
            <text:p>0.874</text:p>
          </table:table-cell>
          <table:table-cell table:style-name="ce2" table:formula="of:=[.G14]/[.$E14]" office:value-type="float" office:value="0.919282511210763">
            <text:p>0.919</text:p>
          </table:table-cell>
          <table:table-cell table:style-name="ce2" table:formula="of:=[.H14]/[.$E14]" office:value-type="float" office:value="0.919282511210763">
            <text:p>0.919</text:p>
          </table:table-cell>
          <table:table-cell table:style-name="ce2" table:formula="of:=[.I14]/[.$E14]" office:value-type="float" office:value="0.986547085201794">
            <text:p>0.987</text:p>
          </table:table-cell>
          <table:table-cell table:formula="of:=[.J14]/[.$E14]" office:value-type="float" office:value="0.986547085201794">
            <text:p>0.987</text:p>
          </table:table-cell>
          <table:table-cell table:style-name="ce2" table:formula="of:=[.K14]/[.$E14]" office:value-type="float" office:value="0.980941704035875">
            <text:p>0.981</text:p>
          </table:table-cell>
          <table:table-cell table:style-name="ce2"/>
          <table:table-cell table:style-name="ce2" table:formula="of:=[.M14]/[.$E14]" office:value-type="float" office:value="0.964125560538117">
            <text:p>0.964</text:p>
          </table:table-cell>
          <table:table-cell table:style-name="ce2" table:formula="of:=[.N14]/[.$E14]" office:value-type="float" office:value="0.874439461883408">
            <text:p>0.874</text:p>
          </table:table-cell>
          <table:table-cell table:style-name="ce2" table:formula="of:=[.O14]/[.$E14]" office:value-type="float" office:value="0.94170403587444">
            <text:p>0.942</text:p>
          </table:table-cell>
          <table:table-cell table:style-name="ce2" table:formula="of:=[.P14]/[.$E14]" office:value-type="float" office:value="0.964125560538117">
            <text:p>0.964</text:p>
          </table:table-cell>
          <table:table-cell table:style-name="ce2" table:formula="of:=[.Q14]/[.$E14]" office:value-type="float" office:value="0.964125560538117">
            <text:p>0.964</text:p>
          </table:table-cell>
          <table:table-cell table:style-name="ce2" table:formula="of:=[.R14]/[.$E14]" office:value-type="float" office:value="0.964125560538117">
            <text:p>0.964</text:p>
          </table:table-cell>
          <table:table-cell table:style-name="ce2" table:formula="of:=[.S14]/[.$E14]" office:value-type="float" office:value="0.964125560538117">
            <text:p>0.964</text:p>
          </table:table-cell>
          <table:table-cell table:style-name="ce2" table:formula="of:=[.T14]/[.$E14]" office:value-type="float" office:value="0.964125560538117">
            <text:p>0.964</text:p>
          </table:table-cell>
          <table:table-cell table:style-name="ce2" table:formula="of:=[.U14]/[.$E14]" office:value-type="float" office:value="0.964125560538117">
            <text:p>0.964</text:p>
          </table:table-cell>
          <table:table-cell table:style-name="ce2" table:formula="of:=[.V14]/[.$E14]" office:value-type="float" office:value="0.94170403587444">
            <text:p>0.942</text:p>
          </table:table-cell>
          <table:table-cell table:style-name="ce2" table:formula="of:=[.W14]/[.$E14]" office:value-type="float" office:value="0.964125560538117">
            <text:p>0.964</text:p>
          </table:table-cell>
          <table:table-cell table:style-name="ce2" table:formula="of:=[.X14]/[.$E14]" office:value-type="float" office:value="0.964125560538117">
            <text:p>0.964</text:p>
          </table:table-cell>
          <table:table-cell table:style-name="ce2" table:formula="of:=[.Y14]/[.$E14]" office:value-type="float" office:value="0.964125560538117">
            <text:p>0.964</text:p>
          </table:table-cell>
          <table:table-cell table:style-name="ce2" table:formula="of:=[.Z14]/[.$E14]" office:value-type="float" office:value="0.964125560538117">
            <text:p>0.964</text:p>
          </table:table-cell>
          <table:table-cell table:style-name="ce2" table:formula="of:=[.AA14]/[.$E14]" office:value-type="float" office:value="0.964125560538117">
            <text:p>0.964</text:p>
          </table:table-cell>
          <table:table-cell table:style-name="ce2" table:formula="of:=[.AB14]/[.$E14]" office:value-type="float" office:value="0.964125560538117">
            <text:p>0.964</text:p>
          </table:table-cell>
          <table:table-cell table:style-name="ce2"/>
          <table:table-cell table:formula="of:=[.AD14]/[.$E14]" office:value-type="float" office:value="0.908071748878924">
            <text:p>0.908</text:p>
          </table:table-cell>
          <table:table-cell table:style-name="ce2" table:formula="of:=[.AE14]/[.$E14]" office:value-type="float" office:value="0.908071748878924">
            <text:p>0.908</text:p>
          </table:table-cell>
          <table:table-cell table:style-name="ce2" table:formula="of:=[.AF14]/[.$E14]" office:value-type="float" office:value="0.908071748878924">
            <text:p>0.908</text:p>
          </table:table-cell>
          <table:table-cell table:style-name="ce2" table:formula="of:=[.AG14]/[.$E14]" office:value-type="float" office:value="0.908071748878924">
            <text:p>0.908</text:p>
          </table:table-cell>
          <table:table-cell table:style-name="ce2" table:formula="of:=[.AH14]/[.$E14]" office:value-type="float" office:value="0.885650224215247">
            <text:p>0.886</text:p>
          </table:table-cell>
          <table:table-cell table:style-name="ce2" table:formula="of:=[.AI14]/[.$E14]" office:value-type="float" office:value="0.86322869955157">
            <text:p>0.863</text:p>
          </table:table-cell>
          <table:table-cell/>
          <table:table-cell table:style-name="ce2" table:formula="of:=[.AK14]/[.$E14]" office:value-type="float" office:value="0.991031390134529">
            <text:p>0.991</text:p>
          </table:table-cell>
          <table:table-cell table:style-name="ce2"/>
          <table:table-cell table:formula="of:=[.AM14]/[.$E14]" office:value-type="float" office:value="0.908071748878924">
            <text:p>0.908</text:p>
          </table:table-cell>
          <table:table-cell table:formula="of:=[.AN14]/[.$E14]" office:value-type="float" office:value="0.991031390134529">
            <text:p>0.991</text:p>
          </table:table-cell>
          <table:table-cell table:formula="of:=[.AO14]/[.$E14]" office:value-type="float" office:value="1">
            <text:p>1.000</text:p>
          </table:table-cell>
          <table:table-cell table:formula="of:=[.AP14]/[.$E14]" office:value-type="float" office:value="0.995515695067265">
            <text:p>0.996</text:p>
          </table:table-cell>
          <table:table-cell table:formula="of:=[.AQ14]/[.$E14]" office:value-type="float" office:value="0.995515695067265">
            <text:p>0.996</text:p>
          </table:table-cell>
          <table:table-cell table:formula="of:=[.AR14]/[.$E14]" office:value-type="float" office:value="0.994020926756353">
            <text:p>0.994</text:p>
          </table:table-cell>
          <table:table-cell table:formula="of:=[.AS14]/[.$E14]" office:value-type="float" office:value="0.994020926756353">
            <text:p>0.994</text:p>
          </table:table-cell>
          <table:table-cell table:formula="of:=[.AT14]/[.$E14]" office:value-type="float" office:value="0.991031390134529">
            <text:p>0.991</text:p>
          </table:table-cell>
          <table:table-cell table:style-name="ce2" table:formula="of:=[.AU14]/[.$E14]" office:value-type="float" office:value="0.336322869955157">
            <text:p>0.336</text:p>
          </table:table-cell>
          <table:table-cell table:style-name="ce2"/>
          <table:table-cell table:number-columns-repeated="2"/>
          <table:table-cell table:formula="of:=[.AY14]/[.$E14]" office:value-type="float" office:value="0.986547085201794">
            <text:p>0.987</text:p>
          </table:table-cell>
          <table:table-cell table:style-name="ce2" table:formula="of:=[.AZ14]/[.$E14]" office:value-type="float" office:value="0.874439461883408">
            <text:p>0.874</text:p>
          </table:table-cell>
          <table:table-cell table:style-name="ce2"/>
          <table:table-cell table:style-name="ce2" table:formula="of:=[.BB14]/[.$E14]" office:value-type="float" office:value="0.986547085201794">
            <text:p>0.987</text:p>
          </table:table-cell>
          <table:table-cell table:style-name="ce2" table:formula="of:=[.BC14]/[.$E14]" office:value-type="float" office:value="0.94170403587444">
            <text:p>0.942</text:p>
          </table:table-cell>
          <table:table-cell table:style-name="ce2" table:formula="of:=[.BD14]/[.$E14]" office:value-type="float" office:value="0.964125560538117">
            <text:p>0.964</text:p>
          </table:table-cell>
          <table:table-cell/>
          <table:table-cell table:formula="of:=[.BF14]/[.$E14]" office:value-type="float" office:value="0.991031390134529">
            <text:p>0.991</text:p>
          </table:table-cell>
          <table:table-cell table:style-name="ce2" table:formula="of:=[.BG14]/[.$E14]" office:value-type="float" office:value="0.852017937219732">
            <text:p>0.852</text:p>
          </table:table-cell>
          <table:table-cell table:style-name="ce2" table:formula="of:=[.BH14]/[.$E14]" office:value-type="float" office:value="0.852017937219732">
            <text:p>0.852</text:p>
          </table:table-cell>
          <table:table-cell table:style-name="ce2" table:formula="of:=[.BI14]/[.$E14]" office:value-type="float" office:value="0.896860986547085">
            <text:p>0.8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5]/[.$E15]" office:value-type="float" office:value="0.812426729191091">
            <text:p>0.812</text:p>
          </table:table-cell>
          <table:table-cell table:style-name="ce2" table:formula="of:=[.G15]/[.$E15]" office:value-type="float" office:value="0.836107854630716">
            <text:p>0.836</text:p>
          </table:table-cell>
          <table:table-cell table:style-name="ce2" table:formula="of:=[.H15]/[.$E15]" office:value-type="float" office:value="0.990855803048066">
            <text:p>0.991</text:p>
          </table:table-cell>
          <table:table-cell table:style-name="ce2" table:formula="of:=[.I15]/[.$E15]" office:value-type="float" office:value="0.851113716295428">
            <text:p>0.851</text:p>
          </table:table-cell>
          <table:table-cell table:formula="of:=[.J15]/[.$E15]" office:value-type="float" office:value="0.990855803048066">
            <text:p>0.991</text:p>
          </table:table-cell>
          <table:table-cell table:style-name="ce2" table:formula="of:=[.K15]/[.$E15]" office:value-type="float" office:value="0.577725674091442">
            <text:p>0.578</text:p>
          </table:table-cell>
          <table:table-cell table:style-name="ce2"/>
          <table:table-cell table:style-name="ce2" table:formula="of:=[.M15]/[.$E15]" office:value-type="float" office:value="0.917936694021101">
            <text:p>0.918</text:p>
          </table:table-cell>
          <table:table-cell table:style-name="ce2" table:formula="of:=[.N15]/[.$E15]" office:value-type="float" office:value="0.924736225087926">
            <text:p>0.925</text:p>
          </table:table-cell>
          <table:table-cell table:style-name="ce2" table:formula="of:=[.O15]/[.$E15]" office:value-type="float" office:value="0.723094958968349">
            <text:p>0.723</text:p>
          </table:table-cell>
          <table:table-cell table:style-name="ce2" table:formula="of:=[.P15]/[.$E15]" office:value-type="float" office:value="0.953810082063306">
            <text:p>0.954</text:p>
          </table:table-cell>
          <table:table-cell table:style-name="ce2" table:formula="of:=[.Q15]/[.$E15]" office:value-type="float" office:value="0.989683470105509">
            <text:p>0.990</text:p>
          </table:table-cell>
          <table:table-cell table:style-name="ce2" table:formula="of:=[.R15]/[.$E15]" office:value-type="float" office:value="0.97936694021102">
            <text:p>0.979</text:p>
          </table:table-cell>
          <table:table-cell table:style-name="ce2" table:formula="of:=[.S15]/[.$E15]" office:value-type="float" office:value="1">
            <text:p>1.000</text:p>
          </table:table-cell>
          <table:table-cell table:style-name="ce2" table:formula="of:=[.T15]/[.$E15]" office:value-type="float" office:value="0.976318874560375">
            <text:p>0.976</text:p>
          </table:table-cell>
          <table:table-cell table:style-name="ce2" table:formula="of:=[.U15]/[.$E15]" office:value-type="float" office:value="0.9957796014068">
            <text:p>0.996</text:p>
          </table:table-cell>
          <table:table-cell table:style-name="ce2" table:formula="of:=[.V15]/[.$E15]" office:value-type="float" office:value="0.966002344665885">
            <text:p>0.966</text:p>
          </table:table-cell>
          <table:table-cell table:style-name="ce2" table:formula="of:=[.W15]/[.$E15]" office:value-type="float" office:value="0.989683470105509">
            <text:p>0.990</text:p>
          </table:table-cell>
          <table:table-cell table:style-name="ce2" table:formula="of:=[.X15]/[.$E15]" office:value-type="float" office:value="0.992731535756155">
            <text:p>0.993</text:p>
          </table:table-cell>
          <table:table-cell table:style-name="ce2" table:formula="of:=[.Y15]/[.$E15]" office:value-type="float" office:value="0.996951934349355">
            <text:p>0.997</text:p>
          </table:table-cell>
          <table:table-cell table:style-name="ce2" table:formula="of:=[.Z15]/[.$E15]" office:value-type="float" office:value="0.989683470105509">
            <text:p>0.990</text:p>
          </table:table-cell>
          <table:table-cell table:style-name="ce2" table:formula="of:=[.AA15]/[.$E15]" office:value-type="float" office:value="0.9957796014068">
            <text:p>0.996</text:p>
          </table:table-cell>
          <table:table-cell table:style-name="ce2" table:formula="of:=[.AB15]/[.$E15]" office:value-type="float" office:value="0.982415005861664">
            <text:p>0.982</text:p>
          </table:table-cell>
          <table:table-cell table:style-name="ce2"/>
          <table:table-cell table:formula="of:=[.AD15]/[.$E15]" office:value-type="float" office:value="0.695193434935522">
            <text:p>0.695</text:p>
          </table:table-cell>
          <table:table-cell table:style-name="ce2" table:formula="of:=[.AE15]/[.$E15]" office:value-type="float" office:value="0.695193434935522">
            <text:p>0.695</text:p>
          </table:table-cell>
          <table:table-cell table:style-name="ce2" table:formula="of:=[.AF15]/[.$E15]" office:value-type="float" office:value="0.695193434935522">
            <text:p>0.695</text:p>
          </table:table-cell>
          <table:table-cell table:style-name="ce2" table:formula="of:=[.AG15]/[.$E15]" office:value-type="float" office:value="0.736459554513483">
            <text:p>0.736</text:p>
          </table:table-cell>
          <table:table-cell table:style-name="ce2" table:formula="of:=[.AH15]/[.$E15]" office:value-type="float" office:value="0.708558030480658">
            <text:p>0.709</text:p>
          </table:table-cell>
          <table:table-cell table:style-name="ce2" table:formula="of:=[.AI15]/[.$E15]" office:value-type="float" office:value="0.588042203985933">
            <text:p>0.588</text:p>
          </table:table-cell>
          <table:table-cell/>
          <table:table-cell table:style-name="ce2" table:formula="of:=[.AK15]/[.$E15]" office:value-type="float" office:value="0.990855803048066">
            <text:p>0.991</text:p>
          </table:table-cell>
          <table:table-cell table:style-name="ce2"/>
          <table:table-cell table:formula="of:=[.AM15]/[.$E15]" office:value-type="float" office:value="0.880000000000001">
            <text:p>0.880</text:p>
          </table:table-cell>
          <table:table-cell table:formula="of:=[.AN15]/[.$E15]" office:value-type="float" office:value="0.874185228604925">
            <text:p>0.874</text:p>
          </table:table-cell>
          <table:table-cell table:formula="of:=[.AO15]/[.$E15]" office:value-type="float" office:value="0.891910902696366">
            <text:p>0.892</text:p>
          </table:table-cell>
          <table:table-cell table:formula="of:=[.AP15]/[.$E15]" office:value-type="float" office:value="0.881453692848769">
            <text:p>0.881</text:p>
          </table:table-cell>
          <table:table-cell table:formula="of:=[.AQ15]/[.$E15]" office:value-type="float" office:value="0.881860101602189">
            <text:p>0.882</text:p>
          </table:table-cell>
          <table:table-cell table:formula="of:=[.AR15]/[.$E15]" office:value-type="float" office:value="0.883048065650645">
            <text:p>0.883</text:p>
          </table:table-cell>
          <table:table-cell table:formula="of:=[.AS15]/[.$E15]" office:value-type="float" office:value="0.905963266901134">
            <text:p>0.906</text:p>
          </table:table-cell>
          <table:table-cell table:formula="of:=[.AT15]/[.$E15]" office:value-type="float" office:value="0.916576787807738">
            <text:p>0.917</text:p>
          </table:table-cell>
          <table:table-cell table:style-name="ce2" table:formula="of:=[.AU15]/[.$E15]" office:value-type="float" office:value="0.588042203985933">
            <text:p>0.588</text:p>
          </table:table-cell>
          <table:table-cell table:style-name="ce2"/>
          <table:table-cell table:number-columns-repeated="2"/>
          <table:table-cell table:formula="of:=[.AY15]/[.$E15]" office:value-type="float" office:value="0.909777256740915">
            <text:p>0.910</text:p>
          </table:table-cell>
          <table:table-cell table:style-name="ce2" table:formula="of:=[.AZ15]/[.$E15]" office:value-type="float" office:value="1">
            <text:p>1.000</text:p>
          </table:table-cell>
          <table:table-cell table:style-name="ce2"/>
          <table:table-cell table:style-name="ce2" table:formula="of:=[.BB15]/[.$E15]" office:value-type="float" office:value="0.903399765533412">
            <text:p>0.903</text:p>
          </table:table-cell>
          <table:table-cell table:style-name="ce2" table:formula="of:=[.BC15]/[.$E15]" office:value-type="float" office:value="0.941148886283705">
            <text:p>0.941</text:p>
          </table:table-cell>
          <table:table-cell table:style-name="ce2" table:formula="of:=[.BD15]/[.$E15]" office:value-type="float" office:value="0.989683470105509">
            <text:p>0.990</text:p>
          </table:table-cell>
          <table:table-cell/>
          <table:table-cell table:formula="of:=[.BF15]/[.$E15]" office:value-type="float" office:value="0.898710433763189">
            <text:p>0.899</text:p>
          </table:table-cell>
          <table:table-cell table:style-name="ce2" table:formula="of:=[.BG15]/[.$E15]" office:value-type="float" office:value="0.94232121922626">
            <text:p>0.942</text:p>
          </table:table-cell>
          <table:table-cell table:style-name="ce2" table:formula="of:=[.BH15]/[.$E15]" office:value-type="float" office:value="0.952637749120751">
            <text:p>0.953</text:p>
          </table:table-cell>
          <table:table-cell table:style-name="ce2" table:formula="of:=[.BI15]/[.$E15]" office:value-type="float" office:value="0.98358733880422">
            <text:p>0.984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[.F16]/[.$E16]" office:value-type="float" office:value="0.702239986459832">
            <text:p>0.702</text:p>
          </table:table-cell>
          <table:table-cell table:style-name="ce2" table:formula="of:=[.G16]/[.$E16]" office:value-type="float" office:value="0.735524063091975">
            <text:p>0.736</text:p>
          </table:table-cell>
          <table:table-cell table:style-name="ce2" table:formula="of:=[.H16]/[.$E16]" office:value-type="float" office:value="0.710006054017459">
            <text:p>0.710</text:p>
          </table:table-cell>
          <table:table-cell table:style-name="ce2" table:formula="of:=[.I16]/[.$E16]" office:value-type="float" office:value="0.745301626773078">
            <text:p>0.745</text:p>
          </table:table-cell>
          <table:table-cell table:formula="of:=[.J16]/[.$E16]" office:value-type="float" office:value="0.717746082790316">
            <text:p>0.718</text:p>
          </table:table-cell>
          <table:table-cell table:style-name="ce2" table:formula="of:=[.K16]/[.$E16]" office:value-type="float" office:value="0.692299680373917">
            <text:p>0.692</text:p>
          </table:table-cell>
          <table:table-cell table:style-name="ce2"/>
          <table:table-cell table:style-name="ce2" table:formula="of:=[.M16]/[.$E16]" office:value-type="float" office:value="0.644186515815307">
            <text:p>0.644</text:p>
          </table:table-cell>
          <table:table-cell table:style-name="ce2" table:formula="of:=[.N16]/[.$E16]" office:value-type="float" office:value="0.741389299361398">
            <text:p>0.741</text:p>
          </table:table-cell>
          <table:table-cell table:style-name="ce2" table:formula="of:=[.O16]/[.$E16]" office:value-type="float" office:value="0.676800093739625">
            <text:p>0.677</text:p>
          </table:table-cell>
          <table:table-cell table:style-name="ce2" table:formula="of:=[.P16]/[.$E16]" office:value-type="float" office:value="0.745301626773078">
            <text:p>0.745</text:p>
          </table:table-cell>
          <table:table-cell table:style-name="ce2" table:formula="of:=[.Q16]/[.$E16]" office:value-type="float" office:value="0.674879733362844">
            <text:p>0.675</text:p>
          </table:table-cell>
          <table:table-cell table:style-name="ce2" table:formula="of:=[.R16]/[.$E16]" office:value-type="float" office:value="0.670947876862587">
            <text:p>0.671</text:p>
          </table:table-cell>
          <table:table-cell table:style-name="ce2" table:formula="of:=[.S16]/[.$E16]" office:value-type="float" office:value="0.66709413671664">
            <text:p>0.667</text:p>
          </table:table-cell>
          <table:table-cell table:style-name="ce2" table:formula="of:=[.T16]/[.$E16]" office:value-type="float" office:value="0.663116712343034">
            <text:p>0.663</text:p>
          </table:table-cell>
          <table:table-cell table:style-name="ce2" table:formula="of:=[.U16]/[.$E16]" office:value-type="float" office:value="0.670960896254971">
            <text:p>0.671</text:p>
          </table:table-cell>
          <table:table-cell table:style-name="ce2" table:formula="of:=[.V16]/[.$E16]" office:value-type="float" office:value="0.657231946985034">
            <text:p>0.657</text:p>
          </table:table-cell>
          <table:table-cell table:style-name="ce2" table:formula="of:=[.W16]/[.$E16]" office:value-type="float" office:value="0.682717407578589">
            <text:p>0.683</text:p>
          </table:table-cell>
          <table:table-cell table:style-name="ce2" table:formula="of:=[.X16]/[.$E16]" office:value-type="float" office:value="0.657277514858382">
            <text:p>0.657</text:p>
          </table:table-cell>
          <table:table-cell table:style-name="ce2" table:formula="of:=[.Y16]/[.$E16]" office:value-type="float" office:value="0.667009510666137">
            <text:p>0.667</text:p>
          </table:table-cell>
          <table:table-cell table:style-name="ce2" table:formula="of:=[.Z16]/[.$E16]" office:value-type="float" office:value="0.678746492901176">
            <text:p>0.679</text:p>
          </table:table-cell>
          <table:table-cell table:style-name="ce2" table:formula="of:=[.AA16]/[.$E16]" office:value-type="float" office:value="0.667061588235677">
            <text:p>0.667</text:p>
          </table:table-cell>
          <table:table-cell table:style-name="ce2" table:formula="of:=[.AB16]/[.$E16]" office:value-type="float" office:value="0.663168789912575">
            <text:p>0.663</text:p>
          </table:table-cell>
          <table:table-cell table:style-name="ce2"/>
          <table:table-cell table:formula="of:=[.AD16]/[.$E16]" office:value-type="float" office:value="0.925366333153232">
            <text:p>0.925</text:p>
          </table:table-cell>
          <table:table-cell table:style-name="ce2" table:formula="of:=[.AE16]/[.$E16]" office:value-type="float" office:value="0.888163419413217">
            <text:p>0.888</text:p>
          </table:table-cell>
          <table:table-cell table:style-name="ce2" table:formula="of:=[.AF16]/[.$E16]" office:value-type="float" office:value="0.897947492790511">
            <text:p>0.898</text:p>
          </table:table-cell>
          <table:table-cell table:style-name="ce2" table:formula="of:=[.AG16]/[.$E16]" office:value-type="float" office:value="0.921408437868206">
            <text:p>0.921</text:p>
          </table:table-cell>
          <table:table-cell table:style-name="ce2" table:formula="of:=[.AH16]/[.$E16]" office:value-type="float" office:value="0.941028662192336">
            <text:p>0.941</text:p>
          </table:table-cell>
          <table:table-cell table:style-name="ce2" table:formula="of:=[.AI16]/[.$E16]" office:value-type="float" office:value="0.915536691902589">
            <text:p>0.916</text:p>
          </table:table-cell>
          <table:table-cell/>
          <table:table-cell table:style-name="ce2" table:formula="of:=[.AK16]/[.$E16]" office:value-type="float" office:value="0.875099761094149">
            <text:p>0.875</text:p>
          </table:table-cell>
          <table:table-cell table:style-name="ce2"/>
          <table:table-cell table:formula="of:=[.AM16]/[.$E16]" office:value-type="float" office:value="0.994553988165373">
            <text:p>0.995</text:p>
          </table:table-cell>
          <table:table-cell table:formula="of:=[.AN16]/[.$E16]" office:value-type="float" office:value="0.776933542511571">
            <text:p>0.777</text:p>
          </table:table-cell>
          <table:table-cell table:formula="of:=[.AO16]/[.$E16]" office:value-type="float" office:value="1">
            <text:p>1.000</text:p>
          </table:table-cell>
          <table:table-cell table:formula="of:=[.AP16]/[.$E16]" office:value-type="float" office:value="0.810911552757833">
            <text:p>0.811</text:p>
          </table:table-cell>
          <table:table-cell table:formula="of:=[.AQ16]/[.$E16]" office:value-type="float" office:value="0.851760330345383">
            <text:p>0.852</text:p>
          </table:table-cell>
          <table:table-cell table:formula="of:=[.AR16]/[.$E16]" office:value-type="float" office:value="0.866100757077667">
            <text:p>0.866</text:p>
          </table:table-cell>
          <table:table-cell table:formula="of:=[.AS16]/[.$E16]" office:value-type="float" office:value="0.875213463787645">
            <text:p>0.875</text:p>
          </table:table-cell>
          <table:table-cell table:formula="of:=[.AT16]/[.$E16]" office:value-type="float" office:value="0.878605883463419">
            <text:p>0.879</text:p>
          </table:table-cell>
          <table:table-cell table:style-name="ce2" table:formula="of:=[.AU16]/[.$E16]" office:value-type="float" office:value="0.642266155438527">
            <text:p>0.642</text:p>
          </table:table-cell>
          <table:table-cell table:style-name="ce2"/>
          <table:table-cell table:number-columns-repeated="2"/>
          <table:table-cell table:formula="of:=[.AY16]/[.$E16]" office:value-type="float" office:value="0.871973804982522">
            <text:p>0.872</text:p>
          </table:table-cell>
          <table:table-cell table:style-name="ce2" table:formula="of:=[.AZ16]/[.$E16]" office:value-type="float" office:value="0.700228490336356">
            <text:p>0.700</text:p>
          </table:table-cell>
          <table:table-cell table:style-name="ce2"/>
          <table:table-cell table:style-name="ce2" table:formula="of:=[.BB16]/[.$E16]" office:value-type="float" office:value="0.671025993216897">
            <text:p>0.671</text:p>
          </table:table-cell>
          <table:table-cell table:style-name="ce2" table:formula="of:=[.BC16]/[.$E16]" office:value-type="float" office:value="0.639668786657727">
            <text:p>0.640</text:p>
          </table:table-cell>
          <table:table-cell table:style-name="ce2" table:formula="of:=[.BD16]/[.$E16]" office:value-type="float" office:value="0.661144274396714">
            <text:p>0.661</text:p>
          </table:table-cell>
          <table:table-cell/>
          <table:table-cell table:formula="of:=[.BF16]/[.$E16]" office:value-type="float" office:value="0.855512085250981">
            <text:p>0.856</text:p>
          </table:table-cell>
          <table:table-cell table:style-name="ce2" table:formula="of:=[.BG16]/[.$E16]" office:value-type="float" office:value="0.610218921082953">
            <text:p>0.610</text:p>
          </table:table-cell>
          <table:table-cell table:style-name="ce2" table:formula="of:=[.BH16]/[.$E16]" office:value-type="float" office:value="0.641244133136307">
            <text:p>0.641</text:p>
          </table:table-cell>
          <table:table-cell table:style-name="ce2" table:formula="of:=[.BI16]/[.$E16]" office:value-type="float" office:value="0.6102644889563">
            <text:p>0.61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842486624936023">
            <text:p>0.842</text:p>
          </table:table-cell>
          <table:table-cell table:style-name="ce2" table:formula="of:=AVERAGE([.G20:.G34])" office:value-type="float" office:value="0.81973997429643">
            <text:p>0.820</text:p>
          </table:table-cell>
          <table:table-cell table:style-name="ce2" table:formula="of:=AVERAGE([.H20:.H34])" office:value-type="float" office:value="0.940180922599286">
            <text:p>0.940</text:p>
          </table:table-cell>
          <table:table-cell table:style-name="ce2" table:formula="of:=AVERAGE([.I20:.I34])" office:value-type="float" office:value="0.911039919677283">
            <text:p>0.911</text:p>
          </table:table-cell>
          <table:table-cell table:formula="of:=AVERAGE([.J20:.J34])" office:value-type="float" office:value="0.943623307842321">
            <text:p>0.944</text:p>
          </table:table-cell>
          <table:table-cell table:style-name="ce2" table:formula="of:=AVERAGE([.K20:.K34])" office:value-type="float" office:value="0.920181779945207">
            <text:p>0.920</text:p>
          </table:table-cell>
          <table:table-cell table:style-name="ce2"/>
          <table:table-cell table:style-name="ce2" table:formula="of:=AVERAGE([.M20:.M34])" office:value-type="float" office:value="0.874378110781514">
            <text:p>0.874</text:p>
          </table:table-cell>
          <table:table-cell table:style-name="ce2" table:formula="of:=AVERAGE([.N20:.N34])" office:value-type="float" office:value="0.779706135007725">
            <text:p>0.780</text:p>
          </table:table-cell>
          <table:table-cell table:style-name="ce2" table:formula="of:=AVERAGE([.O20:.O34])" office:value-type="float" office:value="0.894897790184488">
            <text:p>0.895</text:p>
          </table:table-cell>
          <table:table-cell table:style-name="ce2" table:formula="of:=AVERAGE([.P20:.P34])" office:value-type="float" office:value="0.917415425727907">
            <text:p>0.917</text:p>
          </table:table-cell>
          <table:table-cell table:style-name="ce2" table:formula="of:=AVERAGE([.Q20:.Q34])" office:value-type="float" office:value="0.927472275877485">
            <text:p>0.927</text:p>
          </table:table-cell>
          <table:table-cell table:style-name="ce2" table:formula="of:=AVERAGE([.R20:.R34])" office:value-type="float" office:value="0.923004763984309">
            <text:p>0.923</text:p>
          </table:table-cell>
          <table:table-cell table:style-name="ce2" table:formula="of:=AVERAGE([.S20:.S34])" office:value-type="float" office:value="0.930908958447061">
            <text:p>0.931</text:p>
          </table:table-cell>
          <table:table-cell table:style-name="ce2" table:formula="of:=AVERAGE([.T20:.T34])" office:value-type="float" office:value="0.927044826545584">
            <text:p>0.927</text:p>
          </table:table-cell>
          <table:table-cell table:style-name="ce2" table:formula="of:=AVERAGE([.U20:.U34])" office:value-type="float" office:value="0.932512031818637">
            <text:p>0.933</text:p>
          </table:table-cell>
          <table:table-cell table:style-name="ce2" table:formula="of:=AVERAGE([.V20:.V34])" office:value-type="float" office:value="0.91031253285682">
            <text:p>0.910</text:p>
          </table:table-cell>
          <table:table-cell table:style-name="ce2" table:formula="of:=AVERAGE([.W20:.W34])" office:value-type="float" office:value="0.927053462780691">
            <text:p>0.927</text:p>
          </table:table-cell>
          <table:table-cell table:style-name="ce2" table:formula="of:=AVERAGE([.X20:.X34])" office:value-type="float" office:value="0.926544730560782">
            <text:p>0.927</text:p>
          </table:table-cell>
          <table:table-cell table:style-name="ce2" table:formula="of:=AVERAGE([.Y20:.Y34])" office:value-type="float" office:value="0.928834406949385">
            <text:p>0.929</text:p>
          </table:table-cell>
          <table:table-cell table:style-name="ce2" table:formula="of:=AVERAGE([.Z20:.Z34])" office:value-type="float" office:value="0.927638137183291">
            <text:p>0.928</text:p>
          </table:table-cell>
          <table:table-cell table:style-name="ce2" table:formula="of:=AVERAGE([.AA20:.AA34])" office:value-type="float" office:value="0.925778040463255">
            <text:p>0.926</text:p>
          </table:table-cell>
          <table:table-cell table:style-name="ce2" table:formula="of:=AVERAGE([.AB20:.AB34])" office:value-type="float" office:value="0.924541162751763">
            <text:p>0.925</text:p>
          </table:table-cell>
          <table:table-cell table:style-name="ce2"/>
          <table:table-cell table:formula="of:=AVERAGE([.AD20:.AD34])" office:value-type="float" office:value="0.888961547249197">
            <text:p>0.889</text:p>
          </table:table-cell>
          <table:table-cell table:style-name="ce2" table:formula="of:=AVERAGE([.AE20:.AE34])" office:value-type="float" office:value="0.892390829073801">
            <text:p>0.892</text:p>
          </table:table-cell>
          <table:table-cell table:style-name="ce2" table:formula="of:=AVERAGE([.AF20:.AF34])" office:value-type="float" office:value="0.895874818016932">
            <text:p>0.896</text:p>
          </table:table-cell>
          <table:table-cell table:style-name="ce2" table:formula="of:=AVERAGE([.AG20:.AG34])" office:value-type="float" office:value="0.892453390557635">
            <text:p>0.892</text:p>
          </table:table-cell>
          <table:table-cell table:style-name="ce2" table:formula="of:=AVERAGE([.AH20:.AH34])" office:value-type="float" office:value="0.870649299502442">
            <text:p>0.871</text:p>
          </table:table-cell>
          <table:table-cell table:style-name="ce2" table:formula="of:=AVERAGE([.AI20:.AI34])" office:value-type="float" office:value="0.778782914531054">
            <text:p>0.779</text:p>
          </table:table-cell>
          <table:table-cell/>
          <table:table-cell table:style-name="ce2" table:formula="of:=AVERAGE([.AK20:.AK34])" office:value-type="float" office:value="0.97286909361058">
            <text:p>0.973</text:p>
          </table:table-cell>
          <table:table-cell table:style-name="ce2"/>
          <table:table-cell table:formula="of:=AVERAGE([.AM20:.AM34])" office:value-type="float" office:value="0.941020546636472">
            <text:p>0.941</text:p>
          </table:table-cell>
          <table:table-cell table:formula="of:=AVERAGE([.AN20:.AN34])" office:value-type="float" office:value="0.957056170632183">
            <text:p>0.957</text:p>
          </table:table-cell>
          <table:table-cell table:formula="of:=AVERAGE([.AO20:.AO34])" office:value-type="float" office:value="0.971290973500931">
            <text:p>0.971</text:p>
          </table:table-cell>
          <table:table-cell table:formula="of:=AVERAGE([.AP20:.AP34])" office:value-type="float" office:value="0.952877740838601">
            <text:p>0.953</text:p>
          </table:table-cell>
          <table:table-cell table:formula="of:=AVERAGE([.AQ20:.AQ34])" office:value-type="float" office:value="0.961745557075363">
            <text:p>0.962</text:p>
          </table:table-cell>
          <table:table-cell table:formula="of:=AVERAGE([.AR20:.AR34])" office:value-type="float" office:value="0.964379558968904">
            <text:p>0.964</text:p>
          </table:table-cell>
          <table:table-cell table:formula="of:=AVERAGE([.AS20:.AS34])" office:value-type="float" office:value="0.967427874986333">
            <text:p>0.967</text:p>
          </table:table-cell>
          <table:table-cell table:formula="of:=AVERAGE([.AT20:.AT34])" office:value-type="float" office:value="0.967896057462019">
            <text:p>0.968</text:p>
          </table:table-cell>
          <table:table-cell table:style-name="ce2" table:formula="of:=AVERAGE([.AU20:.AU34])" office:value-type="float" office:value="0.590350297386384">
            <text:p>0.590</text:p>
          </table:table-cell>
          <table:table-cell table:style-name="ce2"/>
          <table:table-cell table:number-columns-repeated="2"/>
          <table:table-cell table:formula="of:=AVERAGE([.AY20:.AY34])" office:value-type="float" office:value="0.971067313569527">
            <text:p>0.971</text:p>
          </table:table-cell>
          <table:table-cell table:style-name="ce2" table:formula="of:=AVERAGE([.AZ20:.AZ34])" office:value-type="float" office:value="0.946098764233546">
            <text:p>0.946</text:p>
          </table:table-cell>
          <table:table-cell table:style-name="ce2"/>
          <table:table-cell table:style-name="ce2" table:formula="of:=AVERAGE([.BB20:.BB34])" office:value-type="float" office:value="0.908416787406931">
            <text:p>0.908</text:p>
          </table:table-cell>
          <table:table-cell table:style-name="ce2" table:formula="of:=AVERAGE([.BC20:.BC34])" office:value-type="float" office:value="0.922842832599651">
            <text:p>0.923</text:p>
          </table:table-cell>
          <table:table-cell table:style-name="ce2" table:formula="of:=AVERAGE([.BD20:.BD34])" office:value-type="float" office:value="0.93581993774185">
            <text:p>0.936</text:p>
          </table:table-cell>
          <table:table-cell/>
          <table:table-cell table:formula="of:=AVERAGE([.BF20:.BF34])" office:value-type="float" office:value="0.934262413827347">
            <text:p>0.934</text:p>
          </table:table-cell>
          <table:table-cell table:style-name="ce2" table:formula="of:=AVERAGE([.BG20:.BG34])" office:value-type="float" office:value="0.909921714775857">
            <text:p>0.910</text:p>
          </table:table-cell>
          <table:table-cell table:style-name="ce2" table:formula="of:=AVERAGE([.BH20:.BH34])" office:value-type="float" office:value="0.909594319914931">
            <text:p>0.910</text:p>
          </table:table-cell>
          <table:table-cell table:style-name="ce2" table:formula="of:=AVERAGE([.BI20:.BI34])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18" table:formula="of:=RANK([.F35]; [.$F35:.$BI35])" office:value-type="float" office:value="43">
            <text:p>43</text:p>
          </table:table-cell>
          <table:table-cell table:style-name="ce18" table:formula="of:=RANK([.G35]; [.$F35:.$BS35])" office:value-type="float" office:value="44">
            <text:p>44</text:p>
          </table:table-cell>
          <table:table-cell table:style-name="ce18" table:formula="of:=RANK([.H35]; [.$F35:.$BI35])" office:value-type="float" office:value="13">
            <text:p>13</text:p>
          </table:table-cell>
          <table:table-cell table:style-name="ce18" table:formula="of:=RANK([.I35]; [.$F35:.$BI35])" office:value-type="float" office:value="30">
            <text:p>30</text:p>
          </table:table-cell>
          <table:table-cell table:style-name="ce18" table:formula="of:=RANK([.J35]; [.$F35:.$BI35])" office:value-type="float" office:value="11">
            <text:p>11</text:p>
          </table:table-cell>
          <table:table-cell table:style-name="ce18" table:formula="of:=RANK([.K35]; [.$F35:.$BI35])" office:value-type="float" office:value="28">
            <text:p>28</text:p>
          </table:table-cell>
          <table:table-cell table:style-name="ce18"/>
          <table:table-cell table:style-name="ce18" table:formula="of:=RANK([.M35]; [.$F35:.$BI35])" office:value-type="float" office:value="41">
            <text:p>41</text:p>
          </table:table-cell>
          <table:table-cell table:style-name="ce18" table:formula="of:=RANK([.N35]; [.$F35:.$BI35])" office:value-type="float" office:value="45">
            <text:p>45</text:p>
          </table:table-cell>
          <table:table-cell table:style-name="ce18" table:formula="of:=RANK([.O35]; [.$F35:.$BI35])" office:value-type="float" office:value="37">
            <text:p>37</text:p>
          </table:table-cell>
          <table:table-cell table:style-name="ce18" table:formula="of:=RANK([.P35]; [.$F35:.$BI35])" office:value-type="float" office:value="29">
            <text:p>29</text:p>
          </table:table-cell>
          <table:table-cell table:style-name="ce18" table:formula="of:=RANK([.Q35]; [.$F35:.$BI35])" office:value-type="float" office:value="20">
            <text:p>20</text:p>
          </table:table-cell>
          <table:table-cell table:style-name="ce18" table:formula="of:=RANK([.R35]; [.$F35:.$BI35])" office:value-type="float" office:value="26">
            <text:p>26</text:p>
          </table:table-cell>
          <table:table-cell table:style-name="ce18" table:formula="of:=RANK([.S35]; [.$F35:.$BI35])" office:value-type="float" office:value="17">
            <text:p>17</text:p>
          </table:table-cell>
          <table:table-cell table:style-name="ce18" table:formula="of:=RANK([.T35]; [.$F35:.$BI35])" office:value-type="float" office:value="22">
            <text:p>22</text:p>
          </table:table-cell>
          <table:table-cell table:style-name="ce18" table:formula="of:=RANK([.U35]; [.$F35:.$BI35])" office:value-type="float" office:value="16">
            <text:p>16</text:p>
          </table:table-cell>
          <table:table-cell table:style-name="ce18" table:formula="of:=RANK([.V35]; [.$F35:.$BI35])" office:value-type="float" office:value="31">
            <text:p>31</text:p>
          </table:table-cell>
          <table:table-cell table:style-name="ce18" table:formula="of:=RANK([.W35]; [.$F35:.$BI35])" office:value-type="float" office:value="21">
            <text:p>21</text:p>
          </table:table-cell>
          <table:table-cell table:style-name="ce18" table:formula="of:=RANK([.X35]; [.$F35:.$BI35])" office:value-type="float" office:value="23">
            <text:p>23</text:p>
          </table:table-cell>
          <table:table-cell table:style-name="ce18" table:formula="of:=RANK([.Y35]; [.$F35:.$BI35])" office:value-type="float" office:value="18">
            <text:p>18</text:p>
          </table:table-cell>
          <table:table-cell table:style-name="ce18" table:formula="of:=RANK([.Z35]; [.$F35:.$BI35])" office:value-type="float" office:value="19">
            <text:p>19</text:p>
          </table:table-cell>
          <table:table-cell table:style-name="ce18" table:formula="of:=RANK([.AA35]; [.$F35:.$BI35])" office:value-type="float" office:value="24">
            <text:p>24</text:p>
          </table:table-cell>
          <table:table-cell table:style-name="ce18" table:formula="of:=RANK([.AB35]; [.$F35:.$BI35])" office:value-type="float" office:value="25">
            <text:p>25</text:p>
          </table:table-cell>
          <table:table-cell table:style-name="ce18"/>
          <table:table-cell table:style-name="ce18" table:formula="of:=RANK([.AD35]; [.$F35:.$BI35])" office:value-type="float" office:value="40">
            <text:p>40</text:p>
          </table:table-cell>
          <table:table-cell table:style-name="ce18" table:formula="of:=RANK([.AE35]; [.$F35:.$BI35])" office:value-type="float" office:value="39">
            <text:p>39</text:p>
          </table:table-cell>
          <table:table-cell table:style-name="ce18" table:formula="of:=RANK([.AF35]; [.$F35:.$BI35])" office:value-type="float" office:value="36">
            <text:p>36</text:p>
          </table:table-cell>
          <table:table-cell table:style-name="ce18" table:formula="of:=RANK([.AG35]; [.$F35:.$BI35])" office:value-type="float" office:value="38">
            <text:p>38</text:p>
          </table:table-cell>
          <table:table-cell table:style-name="ce18" table:formula="of:=RANK([.AH35]; [.$F35:.$BI35])" office:value-type="float" office:value="42">
            <text:p>42</text:p>
          </table:table-cell>
          <table:table-cell table:style-name="ce18" table:formula="of:=RANK([.AI35]; [.$F35:.$BI35])" office:value-type="float" office:value="46">
            <text:p>46</text:p>
          </table:table-cell>
          <table:table-cell/>
          <table:table-cell table:style-name="ce18" table:formula="of:=RANK([.AK35]; [.$F35:.$BI35])" office:value-type="float" office:value="1">
            <text:p>1</text:p>
          </table:table-cell>
          <table:table-cell table:style-name="ce18"/>
          <table:table-cell table:style-name="ce18" table:formula="of:=RANK([.AM35]; [.$F35:.$BI35])" office:value-type="float" office:value="12">
            <text:p>12</text:p>
          </table:table-cell>
          <table:table-cell table:style-name="ce18" table:formula="of:=RANK([.AN35]; [.$F35:.$BI35])" office:value-type="float" office:value="8">
            <text:p>8</text:p>
          </table:table-cell>
          <table:table-cell table:style-name="ce18" table:formula="of:=RANK([.AO35]; [.$F35:.$BI35])" office:value-type="float" office:value="2">
            <text:p>2</text:p>
          </table:table-cell>
          <table:table-cell table:style-name="ce18" table:formula="of:=RANK([.AP35]; [.$F35:.$BI35])" office:value-type="float" office:value="9">
            <text:p>9</text:p>
          </table:table-cell>
          <table:table-cell table:style-name="ce18" table:formula="of:=RANK([.AQ35]; [.$F35:.$BI35])" office:value-type="float" office:value="7">
            <text:p>7</text:p>
          </table:table-cell>
          <table:table-cell table:style-name="ce18" table:formula="of:=RANK([.AR35]; [.$F35:.$BI35])" office:value-type="float" office:value="6">
            <text:p>6</text:p>
          </table:table-cell>
          <table:table-cell table:style-name="ce18" table:formula="of:=RANK([.AS35]; [.$F35:.$BI35])" office:value-type="float" office:value="5">
            <text:p>5</text:p>
          </table:table-cell>
          <table:table-cell table:style-name="ce18" table:formula="of:=RANK([.AT35]; [.$F35:.$BI35])" office:value-type="float" office:value="4">
            <text:p>4</text:p>
          </table:table-cell>
          <table:table-cell table:style-name="ce18" table:formula="of:=RANK([.AU35]; [.$F35:.$BI35])" office:value-type="float" office:value="47">
            <text:p>47</text:p>
          </table:table-cell>
          <table:table-cell table:style-name="ce18" table:number-columns-repeated="3"/>
          <table:table-cell table:style-name="ce18" table:formula="of:=RANK([.AY35]; [.$F35:.$BI35])" office:value-type="float" office:value="3">
            <text:p>3</text:p>
          </table:table-cell>
          <table:table-cell table:style-name="ce18" table:formula="of:=RANK([.AZ35]; [.$F35:.$BI35])" office:value-type="float" office:value="10">
            <text:p>10</text:p>
          </table:table-cell>
          <table:table-cell table:style-name="ce18"/>
          <table:table-cell table:style-name="ce18" table:formula="of:=RANK([.BB35]; [.$F35:.$BI35])" office:value-type="float" office:value="34">
            <text:p>34</text:p>
          </table:table-cell>
          <table:table-cell table:style-name="ce18" table:formula="of:=RANK([.BC35]; [.$F35:.$BI35])" office:value-type="float" office:value="27">
            <text:p>27</text:p>
          </table:table-cell>
          <table:table-cell table:style-name="ce18" table:formula="of:=RANK([.BD35]; [.$F35:.$BI35])" office:value-type="float" office:value="14">
            <text:p>14</text:p>
          </table:table-cell>
          <table:table-cell table:style-name="ce18"/>
          <table:table-cell table:style-name="ce18" table:formula="of:=RANK([.BF35]; [.$F35:.$BI35])" office:value-type="float" office:value="15">
            <text:p>15</text:p>
          </table:table-cell>
          <table:table-cell table:style-name="ce18" table:formula="of:=RANK([.BG35]; [.$F35:.$BI35])" office:value-type="float" office:value="32">
            <text:p>32</text:p>
          </table:table-cell>
          <table:table-cell table:style-name="ce18" table:formula="of:=RANK([.BH35]; [.$F35:.$BI35])" office:value-type="float" office:value="33">
            <text:p>33</text:p>
          </table:table-cell>
          <table:table-cell table:style-name="ce18" table:formula="of:=RANK([.BI35]; [.$F35:.$BI35])" office:value-type="float" office:value="35">
            <text:p>35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BI2])" office:value-type="float" office:value="1">
            <text:p>1</text:p>
          </table:table-cell>
          <table:table-cell table:formula="of:=RANK([.G2]; [.$F2:.$BS2])" office:value-type="float" office:value="42">
            <text:p>42</text:p>
          </table:table-cell>
          <table:table-cell table:formula="of:=RANK([.H2]; [.$F2:.$BI2])" office:value-type="float" office:value="1">
            <text:p>1</text:p>
          </table:table-cell>
          <table:table-cell table:formula="of:=RANK([.I2]; [.$F2:.$BI2])" office:value-type="float" office:value="34">
            <text:p>34</text:p>
          </table:table-cell>
          <table:table-cell table:style-name="Default" table:formula="of:=RANK([.J2]; [.$F2:.$BI2])" office:value-type="float" office:value="34">
            <text:p>34</text:p>
          </table:table-cell>
          <table:table-cell table:formula="of:=RANK([.K2]; [.$F2:.$BI2])" office:value-type="float" office:value="34">
            <text:p>34</text:p>
          </table:table-cell>
          <table:table-cell/>
          <table:table-cell table:formula="of:=RANK([.M2]; [.$F2:.$BI2])" office:value-type="float" office:value="34">
            <text:p>34</text:p>
          </table:table-cell>
          <table:table-cell table:formula="of:=RANK([.N2]; [.$F2:.$BI2])" office:value-type="float" office:value="1">
            <text:p>1</text:p>
          </table:table-cell>
          <table:table-cell table:formula="of:=RANK([.O2]; [.$F2:.$BI2])" office:value-type="float" office:value="1">
            <text:p>1</text:p>
          </table:table-cell>
          <table:table-cell table:formula="of:=RANK([.P2]; [.$F2:.$BI2])" office:value-type="float" office:value="34">
            <text:p>34</text:p>
          </table:table-cell>
          <table:table-cell table:formula="of:=RANK([.Q2]; [.$F2:.$BI2])" office:value-type="float" office:value="1">
            <text:p>1</text:p>
          </table:table-cell>
          <table:table-cell table:formula="of:=RANK([.R2]; [.$F2:.$BI2])" office:value-type="float" office:value="1">
            <text:p>1</text:p>
          </table:table-cell>
          <table:table-cell table:formula="of:=RANK([.S2]; [.$F2:.$BI2])" office:value-type="float" office:value="1">
            <text:p>1</text:p>
          </table:table-cell>
          <table:table-cell table:formula="of:=RANK([.T2]; [.$F2:.$BI2])" office:value-type="float" office:value="1">
            <text:p>1</text:p>
          </table:table-cell>
          <table:table-cell table:formula="of:=RANK([.U2]; [.$F2:.$BI2])" office:value-type="float" office:value="1">
            <text:p>1</text:p>
          </table:table-cell>
          <table:table-cell table:formula="of:=RANK([.V2]; [.$F2:.$BI2])" office:value-type="float" office:value="1">
            <text:p>1</text:p>
          </table:table-cell>
          <table:table-cell table:formula="of:=RANK([.W2]; [.$F2:.$BI2])" office:value-type="float" office:value="1">
            <text:p>1</text:p>
          </table:table-cell>
          <table:table-cell table:formula="of:=RANK([.X2]; [.$F2:.$BI2])" office:value-type="float" office:value="1">
            <text:p>1</text:p>
          </table:table-cell>
          <table:table-cell table:formula="of:=RANK([.Y2]; [.$F2:.$BI2])" office:value-type="float" office:value="1">
            <text:p>1</text:p>
          </table:table-cell>
          <table:table-cell table:formula="of:=RANK([.Z2]; [.$F2:.$BI2])" office:value-type="float" office:value="1">
            <text:p>1</text:p>
          </table:table-cell>
          <table:table-cell table:formula="of:=RANK([.AA2]; [.$F2:.$BI2])" office:value-type="float" office:value="1">
            <text:p>1</text:p>
          </table:table-cell>
          <table:table-cell table:formula="of:=RANK([.AB2]; [.$F2:.$BI2])" office:value-type="float" office:value="1">
            <text:p>1</text:p>
          </table:table-cell>
          <table:table-cell/>
          <table:table-cell table:style-name="Default" table:formula="of:=RANK([.AD2]; [.$F2:.$BI2])" office:value-type="float" office:value="43">
            <text:p>43</text:p>
          </table:table-cell>
          <table:table-cell table:formula="of:=RANK([.AE2]; [.$F2:.$BI2])" office:value-type="float" office:value="34">
            <text:p>34</text:p>
          </table:table-cell>
          <table:table-cell table:formula="of:=RANK([.AF2]; [.$F2:.$BI2])" office:value-type="float" office:value="34">
            <text:p>34</text:p>
          </table:table-cell>
          <table:table-cell table:formula="of:=RANK([.AG2]; [.$F2:.$BI2])" office:value-type="float" office:value="43">
            <text:p>43</text:p>
          </table:table-cell>
          <table:table-cell table:formula="of:=RANK([.AH2]; [.$F2:.$BI2])" office:value-type="float" office:value="43">
            <text:p>43</text:p>
          </table:table-cell>
          <table:table-cell table:formula="of:=RANK([.AI2]; [.$F2:.$BI2])" office:value-type="float" office:value="43">
            <text:p>43</text:p>
          </table:table-cell>
          <table:table-cell/>
          <table:table-cell table:formula="of:=RANK([.AK2]; [.$F2:.$BI2])" office:value-type="float" office:value="1">
            <text:p>1</text:p>
          </table:table-cell>
          <table:table-cell/>
          <table:table-cell table:style-name="Default" table:formula="of:=RANK([.AM2]; [.$F2:.$BI2])" office:value-type="float" office:value="32">
            <text:p>32</text:p>
          </table:table-cell>
          <table:table-cell table:style-name="Default" table:formula="of:=RANK([.AN2]; [.$F2:.$BI2])" office:value-type="float" office:value="1">
            <text:p>1</text:p>
          </table:table-cell>
          <table:table-cell table:style-name="Default" table:formula="of:=RANK([.AO2]; [.$F2:.$BI2])" office:value-type="float" office:value="1">
            <text:p>1</text:p>
          </table:table-cell>
          <table:table-cell table:style-name="Default" table:formula="of:=RANK([.AP2]; [.$F2:.$BI2])" office:value-type="float" office:value="33">
            <text:p>33</text:p>
          </table:table-cell>
          <table:table-cell table:style-name="Default" table:formula="of:=RANK([.AQ2]; [.$F2:.$BI2])" office:value-type="float" office:value="31">
            <text:p>31</text:p>
          </table:table-cell>
          <table:table-cell table:style-name="Default" table:formula="of:=RANK([.AR2]; [.$F2:.$BI2])" office:value-type="float" office:value="1">
            <text:p>1</text:p>
          </table:table-cell>
          <table:table-cell table:style-name="Default" table:formula="of:=RANK([.AS2]; [.$F2:.$BI2])" office:value-type="float" office:value="1">
            <text:p>1</text:p>
          </table:table-cell>
          <table:table-cell table:style-name="Default" table:formula="of:=RANK([.AT2]; [.$F2:.$BI2])" office:value-type="float" office:value="1">
            <text:p>1</text:p>
          </table:table-cell>
          <table:table-cell table:formula="of:=RANK([.AU2]; [.$F2:.$BI2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2]; [.$F2:.$BI2])" office:value-type="float" office:value="1">
            <text:p>1</text:p>
          </table:table-cell>
          <table:table-cell table:formula="of:=RANK([.AZ2]; [.$F2:.$BI2])" office:value-type="float" office:value="1">
            <text:p>1</text:p>
          </table:table-cell>
          <table:table-cell/>
          <table:table-cell table:formula="of:=RANK([.BB2]; [.$F2:.$BI2])" office:value-type="float" office:value="1">
            <text:p>1</text:p>
          </table:table-cell>
          <table:table-cell table:formula="of:=RANK([.BC2]; [.$F2:.$BI2])" office:value-type="float" office:value="1">
            <text:p>1</text:p>
          </table:table-cell>
          <table:table-cell table:formula="of:=RANK([.BD2]; [.$F2:.$BI2])" office:value-type="float" office:value="1">
            <text:p>1</text:p>
          </table:table-cell>
          <table:table-cell table:style-name="Default"/>
          <table:table-cell table:style-name="Default" table:formula="of:=RANK([.BF2]; [.$F2:.$BI2])" office:value-type="float" office:value="41">
            <text:p>41</text:p>
          </table:table-cell>
          <table:table-cell table:formula="of:=RANK([.BG2]; [.$F2:.$BI2])" office:value-type="float" office:value="1">
            <text:p>1</text:p>
          </table:table-cell>
          <table:table-cell table:formula="of:=RANK([.BH2]; [.$F2:.$BI2])" office:value-type="float" office:value="1">
            <text:p>1</text:p>
          </table:table-cell>
          <table:table-cell table:formula="of:=RANK([.BI2]; [.$F2:.$BI2]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BI3])" office:value-type="float" office:value="41">
            <text:p>41</text:p>
          </table:table-cell>
          <table:table-cell table:formula="of:=RANK([.G3]; [.$F3:.$BS3])" office:value-type="float" office:value="40">
            <text:p>40</text:p>
          </table:table-cell>
          <table:table-cell table:formula="of:=RANK([.H3]; [.$F3:.$BI3])" office:value-type="float" office:value="3">
            <text:p>3</text:p>
          </table:table-cell>
          <table:table-cell table:formula="of:=RANK([.I3]; [.$F3:.$BI3])" office:value-type="float" office:value="32">
            <text:p>32</text:p>
          </table:table-cell>
          <table:table-cell table:style-name="Default" table:formula="of:=RANK([.J3]; [.$F3:.$BI3])" office:value-type="float" office:value="1">
            <text:p>1</text:p>
          </table:table-cell>
          <table:table-cell table:formula="of:=RANK([.K3]; [.$F3:.$BI3])" office:value-type="float" office:value="15">
            <text:p>15</text:p>
          </table:table-cell>
          <table:table-cell/>
          <table:table-cell table:formula="of:=RANK([.M3]; [.$F3:.$BI3])" office:value-type="float" office:value="25">
            <text:p>25</text:p>
          </table:table-cell>
          <table:table-cell table:formula="of:=RANK([.N3]; [.$F3:.$BI3])" office:value-type="float" office:value="37">
            <text:p>37</text:p>
          </table:table-cell>
          <table:table-cell table:formula="of:=RANK([.O3]; [.$F3:.$BI3])" office:value-type="float" office:value="30">
            <text:p>30</text:p>
          </table:table-cell>
          <table:table-cell table:formula="of:=RANK([.P3]; [.$F3:.$BI3])" office:value-type="float" office:value="26">
            <text:p>26</text:p>
          </table:table-cell>
          <table:table-cell table:formula="of:=RANK([.Q3]; [.$F3:.$BI3])" office:value-type="float" office:value="29">
            <text:p>29</text:p>
          </table:table-cell>
          <table:table-cell table:formula="of:=RANK([.R3]; [.$F3:.$BI3])" office:value-type="float" office:value="28">
            <text:p>28</text:p>
          </table:table-cell>
          <table:table-cell table:formula="of:=RANK([.S3]; [.$F3:.$BI3])" office:value-type="float" office:value="16">
            <text:p>16</text:p>
          </table:table-cell>
          <table:table-cell table:formula="of:=RANK([.T3]; [.$F3:.$BI3])" office:value-type="float" office:value="18">
            <text:p>18</text:p>
          </table:table-cell>
          <table:table-cell table:formula="of:=RANK([.U3]; [.$F3:.$BI3])" office:value-type="float" office:value="36">
            <text:p>36</text:p>
          </table:table-cell>
          <table:table-cell table:formula="of:=RANK([.V3]; [.$F3:.$BI3])" office:value-type="float" office:value="33">
            <text:p>33</text:p>
          </table:table-cell>
          <table:table-cell table:formula="of:=RANK([.W3]; [.$F3:.$BI3])" office:value-type="float" office:value="23">
            <text:p>23</text:p>
          </table:table-cell>
          <table:table-cell table:formula="of:=RANK([.X3]; [.$F3:.$BI3])" office:value-type="float" office:value="34">
            <text:p>34</text:p>
          </table:table-cell>
          <table:table-cell table:formula="of:=RANK([.Y3]; [.$F3:.$BI3])" office:value-type="float" office:value="27">
            <text:p>27</text:p>
          </table:table-cell>
          <table:table-cell table:formula="of:=RANK([.Z3]; [.$F3:.$BI3])" office:value-type="float" office:value="24">
            <text:p>24</text:p>
          </table:table-cell>
          <table:table-cell table:formula="of:=RANK([.AA3]; [.$F3:.$BI3])" office:value-type="float" office:value="17">
            <text:p>17</text:p>
          </table:table-cell>
          <table:table-cell table:formula="of:=RANK([.AB3]; [.$F3:.$BI3])" office:value-type="float" office:value="20">
            <text:p>20</text:p>
          </table:table-cell>
          <table:table-cell/>
          <table:table-cell table:style-name="Default" table:formula="of:=RANK([.AD3]; [.$F3:.$BI3])" office:value-type="float" office:value="43">
            <text:p>43</text:p>
          </table:table-cell>
          <table:table-cell table:formula="of:=RANK([.AE3]; [.$F3:.$BI3])" office:value-type="float" office:value="45">
            <text:p>45</text:p>
          </table:table-cell>
          <table:table-cell table:formula="of:=RANK([.AF3]; [.$F3:.$BI3])" office:value-type="float" office:value="42">
            <text:p>42</text:p>
          </table:table-cell>
          <table:table-cell table:formula="of:=RANK([.AG3]; [.$F3:.$BI3])" office:value-type="float" office:value="44">
            <text:p>44</text:p>
          </table:table-cell>
          <table:table-cell table:formula="of:=RANK([.AH3]; [.$F3:.$BI3])" office:value-type="float" office:value="46">
            <text:p>46</text:p>
          </table:table-cell>
          <table:table-cell table:formula="of:=RANK([.AI3]; [.$F3:.$BI3])" office:value-type="float" office:value="47">
            <text:p>47</text:p>
          </table:table-cell>
          <table:table-cell/>
          <table:table-cell table:formula="of:=RANK([.AK3]; [.$F3:.$BI3])" office:value-type="float" office:value="4">
            <text:p>4</text:p>
          </table:table-cell>
          <table:table-cell/>
          <table:table-cell table:style-name="Default" table:formula="of:=RANK([.AM3]; [.$F3:.$BI3])" office:value-type="float" office:value="38">
            <text:p>38</text:p>
          </table:table-cell>
          <table:table-cell table:style-name="Default" table:formula="of:=RANK([.AN3]; [.$F3:.$BI3])" office:value-type="float" office:value="13">
            <text:p>13</text:p>
          </table:table-cell>
          <table:table-cell table:style-name="Default" table:formula="of:=RANK([.AO3]; [.$F3:.$BI3])" office:value-type="float" office:value="19">
            <text:p>19</text:p>
          </table:table-cell>
          <table:table-cell table:style-name="Default" table:formula="of:=RANK([.AP3]; [.$F3:.$BI3])" office:value-type="float" office:value="21">
            <text:p>21</text:p>
          </table:table-cell>
          <table:table-cell table:style-name="Default" table:formula="of:=RANK([.AQ3]; [.$F3:.$BI3])" office:value-type="float" office:value="14">
            <text:p>14</text:p>
          </table:table-cell>
          <table:table-cell table:style-name="Default" table:formula="of:=RANK([.AR3]; [.$F3:.$BI3])" office:value-type="float" office:value="10">
            <text:p>10</text:p>
          </table:table-cell>
          <table:table-cell table:style-name="Default" table:formula="of:=RANK([.AS3]; [.$F3:.$BI3])" office:value-type="float" office:value="9">
            <text:p>9</text:p>
          </table:table-cell>
          <table:table-cell table:style-name="Default" table:formula="of:=RANK([.AT3]; [.$F3:.$BI3])" office:value-type="float" office:value="8">
            <text:p>8</text:p>
          </table:table-cell>
          <table:table-cell table:formula="of:=RANK([.AU3]; [.$F3:.$BI3])" office:value-type="float" office:value="39">
            <text:p>39</text:p>
          </table:table-cell>
          <table:table-cell/>
          <table:table-cell table:style-name="Default" table:number-columns-repeated="2"/>
          <table:table-cell table:style-name="Default" table:formula="of:=RANK([.AY3]; [.$F3:.$BI3])" office:value-type="float" office:value="12">
            <text:p>12</text:p>
          </table:table-cell>
          <table:table-cell table:formula="of:=RANK([.AZ3]; [.$F3:.$BI3])" office:value-type="float" office:value="7">
            <text:p>7</text:p>
          </table:table-cell>
          <table:table-cell/>
          <table:table-cell table:formula="of:=RANK([.BB3]; [.$F3:.$BI3])" office:value-type="float" office:value="31">
            <text:p>31</text:p>
          </table:table-cell>
          <table:table-cell table:formula="of:=RANK([.BC3]; [.$F3:.$BI3])" office:value-type="float" office:value="35">
            <text:p>35</text:p>
          </table:table-cell>
          <table:table-cell table:formula="of:=RANK([.BD3]; [.$F3:.$BI3])" office:value-type="float" office:value="22">
            <text:p>22</text:p>
          </table:table-cell>
          <table:table-cell table:style-name="Default"/>
          <table:table-cell table:style-name="Default" table:formula="of:=RANK([.BF3]; [.$F3:.$BI3])" office:value-type="float" office:value="11">
            <text:p>11</text:p>
          </table:table-cell>
          <table:table-cell table:formula="of:=RANK([.BG3]; [.$F3:.$BI3])" office:value-type="float" office:value="6">
            <text:p>6</text:p>
          </table:table-cell>
          <table:table-cell table:formula="of:=RANK([.BH3]; [.$F3:.$BI3])" office:value-type="float" office:value="5">
            <text:p>5</text:p>
          </table:table-cell>
          <table:table-cell table:formula="of:=RANK([.BI3]; [.$F3:.$BI3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BI4])" office:value-type="float" office:value="43">
            <text:p>43</text:p>
          </table:table-cell>
          <table:table-cell table:formula="of:=RANK([.G4]; [.$F4:.$BS4])" office:value-type="float" office:value="2">
            <text:p>2</text:p>
          </table:table-cell>
          <table:table-cell table:formula="of:=RANK([.H4]; [.$F4:.$BI4])" office:value-type="float" office:value="16">
            <text:p>16</text:p>
          </table:table-cell>
          <table:table-cell table:formula="of:=RANK([.I4]; [.$F4:.$BI4])" office:value-type="float" office:value="31">
            <text:p>31</text:p>
          </table:table-cell>
          <table:table-cell table:style-name="Default" table:formula="of:=RANK([.J4]; [.$F4:.$BI4])" office:value-type="float" office:value="16">
            <text:p>16</text:p>
          </table:table-cell>
          <table:table-cell table:formula="of:=RANK([.K4]; [.$F4:.$BI4])" office:value-type="float" office:value="28">
            <text:p>28</text:p>
          </table:table-cell>
          <table:table-cell/>
          <table:table-cell table:formula="of:=RANK([.M4]; [.$F4:.$BI4])" office:value-type="float" office:value="20">
            <text:p>20</text:p>
          </table:table-cell>
          <table:table-cell table:formula="of:=RANK([.N4]; [.$F4:.$BI4])" office:value-type="float" office:value="35">
            <text:p>35</text:p>
          </table:table-cell>
          <table:table-cell table:formula="of:=RANK([.O4]; [.$F4:.$BI4])" office:value-type="float" office:value="41">
            <text:p>41</text:p>
          </table:table-cell>
          <table:table-cell table:formula="of:=RANK([.P4]; [.$F4:.$BI4])" office:value-type="float" office:value="20">
            <text:p>20</text:p>
          </table:table-cell>
          <table:table-cell table:formula="of:=RANK([.Q4]; [.$F4:.$BI4])" office:value-type="float" office:value="2">
            <text:p>2</text:p>
          </table:table-cell>
          <table:table-cell table:formula="of:=RANK([.R4]; [.$F4:.$BI4])" office:value-type="float" office:value="15">
            <text:p>15</text:p>
          </table:table-cell>
          <table:table-cell table:formula="of:=RANK([.S4]; [.$F4:.$BI4])" office:value-type="float" office:value="8">
            <text:p>8</text:p>
          </table:table-cell>
          <table:table-cell table:formula="of:=RANK([.T4]; [.$F4:.$BI4])" office:value-type="float" office:value="2">
            <text:p>2</text:p>
          </table:table-cell>
          <table:table-cell table:formula="of:=RANK([.U4]; [.$F4:.$BI4])" office:value-type="float" office:value="1">
            <text:p>1</text:p>
          </table:table-cell>
          <table:table-cell table:formula="of:=RANK([.V4]; [.$F4:.$BI4])" office:value-type="float" office:value="13">
            <text:p>13</text:p>
          </table:table-cell>
          <table:table-cell table:formula="of:=RANK([.W4]; [.$F4:.$BI4])" office:value-type="float" office:value="2">
            <text:p>2</text:p>
          </table:table-cell>
          <table:table-cell table:formula="of:=RANK([.X4]; [.$F4:.$BI4])" office:value-type="float" office:value="8">
            <text:p>8</text:p>
          </table:table-cell>
          <table:table-cell table:formula="of:=RANK([.Y4]; [.$F4:.$BI4])" office:value-type="float" office:value="8">
            <text:p>8</text:p>
          </table:table-cell>
          <table:table-cell table:formula="of:=RANK([.Z4]; [.$F4:.$BI4])" office:value-type="float" office:value="8">
            <text:p>8</text:p>
          </table:table-cell>
          <table:table-cell table:formula="of:=RANK([.AA4]; [.$F4:.$BI4])" office:value-type="float" office:value="2">
            <text:p>2</text:p>
          </table:table-cell>
          <table:table-cell table:formula="of:=RANK([.AB4]; [.$F4:.$BI4])" office:value-type="float" office:value="8">
            <text:p>8</text:p>
          </table:table-cell>
          <table:table-cell/>
          <table:table-cell table:style-name="Default" table:formula="of:=RANK([.AD4]; [.$F4:.$BI4])" office:value-type="float" office:value="39">
            <text:p>39</text:p>
          </table:table-cell>
          <table:table-cell table:formula="of:=RANK([.AE4]; [.$F4:.$BI4])" office:value-type="float" office:value="37">
            <text:p>37</text:p>
          </table:table-cell>
          <table:table-cell table:formula="of:=RANK([.AF4]; [.$F4:.$BI4])" office:value-type="float" office:value="37">
            <text:p>37</text:p>
          </table:table-cell>
          <table:table-cell table:formula="of:=RANK([.AG4]; [.$F4:.$BI4])" office:value-type="float" office:value="40">
            <text:p>40</text:p>
          </table:table-cell>
          <table:table-cell table:formula="of:=RANK([.AH4]; [.$F4:.$BI4])" office:value-type="float" office:value="46">
            <text:p>46</text:p>
          </table:table-cell>
          <table:table-cell table:formula="of:=RANK([.AI4]; [.$F4:.$BI4])" office:value-type="float" office:value="47">
            <text:p>47</text:p>
          </table:table-cell>
          <table:table-cell/>
          <table:table-cell table:formula="of:=RANK([.AK4]; [.$F4:.$BI4])" office:value-type="float" office:value="16">
            <text:p>16</text:p>
          </table:table-cell>
          <table:table-cell/>
          <table:table-cell table:style-name="Default" table:formula="of:=RANK([.AM4]; [.$F4:.$BI4])" office:value-type="float" office:value="36">
            <text:p>36</text:p>
          </table:table-cell>
          <table:table-cell table:style-name="Default" table:formula="of:=RANK([.AN4]; [.$F4:.$BI4])" office:value-type="float" office:value="30">
            <text:p>30</text:p>
          </table:table-cell>
          <table:table-cell table:style-name="Default" table:formula="of:=RANK([.AO4]; [.$F4:.$BI4])" office:value-type="float" office:value="33">
            <text:p>33</text:p>
          </table:table-cell>
          <table:table-cell table:style-name="Default" table:formula="of:=RANK([.AP4]; [.$F4:.$BI4])" office:value-type="float" office:value="32">
            <text:p>32</text:p>
          </table:table-cell>
          <table:table-cell table:style-name="Default" table:formula="of:=RANK([.AQ4]; [.$F4:.$BI4])" office:value-type="float" office:value="26">
            <text:p>26</text:p>
          </table:table-cell>
          <table:table-cell table:style-name="Default" table:formula="of:=RANK([.AR4]; [.$F4:.$BI4])" office:value-type="float" office:value="24">
            <text:p>24</text:p>
          </table:table-cell>
          <table:table-cell table:style-name="Default" table:formula="of:=RANK([.AS4]; [.$F4:.$BI4])" office:value-type="float" office:value="22">
            <text:p>22</text:p>
          </table:table-cell>
          <table:table-cell table:style-name="Default" table:formula="of:=RANK([.AT4]; [.$F4:.$BI4])" office:value-type="float" office:value="25">
            <text:p>25</text:p>
          </table:table-cell>
          <table:table-cell table:formula="of:=RANK([.AU4]; [.$F4:.$BI4])" office:value-type="float" office:value="29">
            <text:p>29</text:p>
          </table:table-cell>
          <table:table-cell/>
          <table:table-cell table:style-name="Default" table:number-columns-repeated="2"/>
          <table:table-cell table:style-name="Default" table:formula="of:=RANK([.AY4]; [.$F4:.$BI4])" office:value-type="float" office:value="23">
            <text:p>23</text:p>
          </table:table-cell>
          <table:table-cell table:formula="of:=RANK([.AZ4]; [.$F4:.$BI4])" office:value-type="float" office:value="19">
            <text:p>19</text:p>
          </table:table-cell>
          <table:table-cell/>
          <table:table-cell table:formula="of:=RANK([.BB4]; [.$F4:.$BI4])" office:value-type="float" office:value="14">
            <text:p>14</text:p>
          </table:table-cell>
          <table:table-cell table:formula="of:=RANK([.BC4]; [.$F4:.$BI4])" office:value-type="float" office:value="34">
            <text:p>34</text:p>
          </table:table-cell>
          <table:table-cell table:formula="of:=RANK([.BD4]; [.$F4:.$BI4])" office:value-type="float" office:value="7">
            <text:p>7</text:p>
          </table:table-cell>
          <table:table-cell table:style-name="Default"/>
          <table:table-cell table:style-name="Default" table:formula="of:=RANK([.BF4]; [.$F4:.$BI4])" office:value-type="float" office:value="27">
            <text:p>27</text:p>
          </table:table-cell>
          <table:table-cell table:formula="of:=RANK([.BG4]; [.$F4:.$BI4])" office:value-type="float" office:value="44">
            <text:p>44</text:p>
          </table:table-cell>
          <table:table-cell table:formula="of:=RANK([.BH4]; [.$F4:.$BI4])" office:value-type="float" office:value="45">
            <text:p>45</text:p>
          </table:table-cell>
          <table:table-cell table:formula="of:=RANK([.BI4]; [.$F4:.$BI4])" office:value-type="float" office:value="42">
            <text:p>4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BI5])" office:value-type="float" office:value="45">
            <text:p>45</text:p>
          </table:table-cell>
          <table:table-cell table:formula="of:=RANK([.G5]; [.$F5:.$BS5])" office:value-type="float" office:value="44">
            <text:p>44</text:p>
          </table:table-cell>
          <table:table-cell table:formula="of:=RANK([.H5]; [.$F5:.$BI5])" office:value-type="float" office:value="1">
            <text:p>1</text:p>
          </table:table-cell>
          <table:table-cell table:formula="of:=RANK([.I5]; [.$F5:.$BI5])" office:value-type="float" office:value="35">
            <text:p>35</text:p>
          </table:table-cell>
          <table:table-cell table:style-name="Default" table:formula="of:=RANK([.J5]; [.$F5:.$BI5])" office:value-type="float" office:value="1">
            <text:p>1</text:p>
          </table:table-cell>
          <table:table-cell table:formula="of:=RANK([.K5]; [.$F5:.$BI5])" office:value-type="float" office:value="1">
            <text:p>1</text:p>
          </table:table-cell>
          <table:table-cell/>
          <table:table-cell table:formula="of:=RANK([.M5]; [.$F5:.$BI5])" office:value-type="float" office:value="40">
            <text:p>40</text:p>
          </table:table-cell>
          <table:table-cell table:formula="of:=RANK([.N5]; [.$F5:.$BI5])" office:value-type="float" office:value="46">
            <text:p>46</text:p>
          </table:table-cell>
          <table:table-cell table:formula="of:=RANK([.O5]; [.$F5:.$BI5])" office:value-type="float" office:value="34">
            <text:p>34</text:p>
          </table:table-cell>
          <table:table-cell table:formula="of:=RANK([.P5]; [.$F5:.$BI5])" office:value-type="float" office:value="35">
            <text:p>35</text:p>
          </table:table-cell>
          <table:table-cell table:formula="of:=RANK([.Q5]; [.$F5:.$BI5])" office:value-type="float" office:value="27">
            <text:p>27</text:p>
          </table:table-cell>
          <table:table-cell table:formula="of:=RANK([.R5]; [.$F5:.$BI5])" office:value-type="float" office:value="27">
            <text:p>27</text:p>
          </table:table-cell>
          <table:table-cell table:formula="of:=RANK([.S5]; [.$F5:.$BI5])" office:value-type="float" office:value="1">
            <text:p>1</text:p>
          </table:table-cell>
          <table:table-cell table:formula="of:=RANK([.T5]; [.$F5:.$BI5])" office:value-type="float" office:value="40">
            <text:p>40</text:p>
          </table:table-cell>
          <table:table-cell table:formula="of:=RANK([.U5]; [.$F5:.$BI5])" office:value-type="float" office:value="40">
            <text:p>40</text:p>
          </table:table-cell>
          <table:table-cell table:formula="of:=RANK([.V5]; [.$F5:.$BI5])" office:value-type="float" office:value="35">
            <text:p>35</text:p>
          </table:table-cell>
          <table:table-cell table:formula="of:=RANK([.W5]; [.$F5:.$BI5])" office:value-type="float" office:value="27">
            <text:p>27</text:p>
          </table:table-cell>
          <table:table-cell table:formula="of:=RANK([.X5]; [.$F5:.$BI5])" office:value-type="float" office:value="27">
            <text:p>27</text:p>
          </table:table-cell>
          <table:table-cell table:formula="of:=RANK([.Y5]; [.$F5:.$BI5])" office:value-type="float" office:value="27">
            <text:p>27</text:p>
          </table:table-cell>
          <table:table-cell table:formula="of:=RANK([.Z5]; [.$F5:.$BI5])" office:value-type="float" office:value="20">
            <text:p>20</text:p>
          </table:table-cell>
          <table:table-cell table:formula="of:=RANK([.AA5]; [.$F5:.$BI5])" office:value-type="float" office:value="20">
            <text:p>20</text:p>
          </table:table-cell>
          <table:table-cell table:formula="of:=RANK([.AB5]; [.$F5:.$BI5])" office:value-type="float" office:value="20">
            <text:p>20</text:p>
          </table:table-cell>
          <table:table-cell/>
          <table:table-cell table:style-name="Default" table:formula="of:=RANK([.AD5]; [.$F5:.$BI5])" office:value-type="float" office:value="20">
            <text:p>20</text:p>
          </table:table-cell>
          <table:table-cell table:formula="of:=RANK([.AE5]; [.$F5:.$BI5])" office:value-type="float" office:value="9">
            <text:p>9</text:p>
          </table:table-cell>
          <table:table-cell table:formula="of:=RANK([.AF5]; [.$F5:.$BI5])" office:value-type="float" office:value="25">
            <text:p>25</text:p>
          </table:table-cell>
          <table:table-cell table:formula="of:=RANK([.AG5]; [.$F5:.$BI5])" office:value-type="float" office:value="25">
            <text:p>25</text:p>
          </table:table-cell>
          <table:table-cell table:formula="of:=RANK([.AH5]; [.$F5:.$BI5])" office:value-type="float" office:value="39">
            <text:p>39</text:p>
          </table:table-cell>
          <table:table-cell table:formula="of:=RANK([.AI5]; [.$F5:.$BI5])" office:value-type="float" office:value="43">
            <text:p>43</text:p>
          </table:table-cell>
          <table:table-cell/>
          <table:table-cell table:formula="of:=RANK([.AK5]; [.$F5:.$BI5])" office:value-type="float" office:value="1">
            <text:p>1</text:p>
          </table:table-cell>
          <table:table-cell/>
          <table:table-cell table:style-name="Default" table:formula="of:=RANK([.AM5]; [.$F5:.$BI5])" office:value-type="float" office:value="9">
            <text:p>9</text:p>
          </table:table-cell>
          <table:table-cell table:style-name="Default" table:formula="of:=RANK([.AN5]; [.$F5:.$BI5])" office:value-type="float" office:value="9">
            <text:p>9</text:p>
          </table:table-cell>
          <table:table-cell table:style-name="Default" table:formula="of:=RANK([.AO5]; [.$F5:.$BI5])" office:value-type="float" office:value="9">
            <text:p>9</text:p>
          </table:table-cell>
          <table:table-cell table:style-name="Default" table:formula="of:=RANK([.AP5]; [.$F5:.$BI5])" office:value-type="float" office:value="8">
            <text:p>8</text:p>
          </table:table-cell>
          <table:table-cell table:style-name="Default" table:formula="of:=RANK([.AQ5]; [.$F5:.$BI5])" office:value-type="float" office:value="17">
            <text:p>17</text:p>
          </table:table-cell>
          <table:table-cell table:style-name="Default" table:formula="of:=RANK([.AR5]; [.$F5:.$BI5])" office:value-type="float" office:value="17">
            <text:p>17</text:p>
          </table:table-cell>
          <table:table-cell table:style-name="Default" table:formula="of:=RANK([.AS5]; [.$F5:.$BI5])" office:value-type="float" office:value="17">
            <text:p>17</text:p>
          </table:table-cell>
          <table:table-cell table:style-name="Default" table:formula="of:=RANK([.AT5]; [.$F5:.$BI5])" office:value-type="float" office:value="9">
            <text:p>9</text:p>
          </table:table-cell>
          <table:table-cell table:formula="of:=RANK([.AU5]; [.$F5:.$BI5])" office:value-type="float" office:value="46">
            <text:p>46</text:p>
          </table:table-cell>
          <table:table-cell/>
          <table:table-cell table:style-name="Default" table:number-columns-repeated="2"/>
          <table:table-cell table:style-name="Default" table:formula="of:=RANK([.AY5]; [.$F5:.$BI5])" office:value-type="float" office:value="9">
            <text:p>9</text:p>
          </table:table-cell>
          <table:table-cell table:formula="of:=RANK([.AZ5]; [.$F5:.$BI5])" office:value-type="float" office:value="1">
            <text:p>1</text:p>
          </table:table-cell>
          <table:table-cell/>
          <table:table-cell table:formula="of:=RANK([.BB5]; [.$F5:.$BI5])" office:value-type="float" office:value="35">
            <text:p>35</text:p>
          </table:table-cell>
          <table:table-cell table:formula="of:=RANK([.BC5]; [.$F5:.$BI5])" office:value-type="float" office:value="20">
            <text:p>20</text:p>
          </table:table-cell>
          <table:table-cell table:formula="of:=RANK([.BD5]; [.$F5:.$BI5])" office:value-type="float" office:value="1">
            <text:p>1</text:p>
          </table:table-cell>
          <table:table-cell table:style-name="Default"/>
          <table:table-cell table:style-name="Default" table:formula="of:=RANK([.BF5]; [.$F5:.$BI5])" office:value-type="float" office:value="9">
            <text:p>9</text:p>
          </table:table-cell>
          <table:table-cell table:formula="of:=RANK([.BG5]; [.$F5:.$BI5])" office:value-type="float" office:value="32">
            <text:p>32</text:p>
          </table:table-cell>
          <table:table-cell table:formula="of:=RANK([.BH5]; [.$F5:.$BI5])" office:value-type="float" office:value="32">
            <text:p>32</text:p>
          </table:table-cell>
          <table:table-cell table:formula="of:=RANK([.BI5]; [.$F5:.$BI5])" office:value-type="float" office:value="9">
            <text:p>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BI6])" office:value-type="float" office:value="39">
            <text:p>39</text:p>
          </table:table-cell>
          <table:table-cell table:formula="of:=RANK([.G6]; [.$F6:.$BS6])" office:value-type="float" office:value="37">
            <text:p>37</text:p>
          </table:table-cell>
          <table:table-cell table:formula="of:=RANK([.H6]; [.$F6:.$BI6])" office:value-type="float" office:value="15">
            <text:p>15</text:p>
          </table:table-cell>
          <table:table-cell table:formula="of:=RANK([.I6]; [.$F6:.$BI6])" office:value-type="float" office:value="19">
            <text:p>19</text:p>
          </table:table-cell>
          <table:table-cell table:style-name="Default" table:formula="of:=RANK([.J6]; [.$F6:.$BI6])" office:value-type="float" office:value="23">
            <text:p>23</text:p>
          </table:table-cell>
          <table:table-cell table:formula="of:=RANK([.K6]; [.$F6:.$BI6])" office:value-type="float" office:value="29">
            <text:p>29</text:p>
          </table:table-cell>
          <table:table-cell/>
          <table:table-cell table:formula="of:=RANK([.M6]; [.$F6:.$BI6])" office:value-type="float" office:value="23">
            <text:p>23</text:p>
          </table:table-cell>
          <table:table-cell table:formula="of:=RANK([.N6]; [.$F6:.$BI6])" office:value-type="float" office:value="25">
            <text:p>25</text:p>
          </table:table-cell>
          <table:table-cell table:formula="of:=RANK([.O6]; [.$F6:.$BI6])" office:value-type="float" office:value="15">
            <text:p>15</text:p>
          </table:table-cell>
          <table:table-cell table:formula="of:=RANK([.P6]; [.$F6:.$BI6])" office:value-type="float" office:value="19">
            <text:p>19</text:p>
          </table:table-cell>
          <table:table-cell table:formula="of:=RANK([.Q6]; [.$F6:.$BI6])" office:value-type="float" office:value="3">
            <text:p>3</text:p>
          </table:table-cell>
          <table:table-cell table:formula="of:=RANK([.R6]; [.$F6:.$BI6])" office:value-type="float" office:value="3">
            <text:p>3</text:p>
          </table:table-cell>
          <table:table-cell table:formula="of:=RANK([.S6]; [.$F6:.$BI6])" office:value-type="float" office:value="3">
            <text:p>3</text:p>
          </table:table-cell>
          <table:table-cell table:formula="of:=RANK([.T6]; [.$F6:.$BI6])" office:value-type="float" office:value="1">
            <text:p>1</text:p>
          </table:table-cell>
          <table:table-cell table:formula="of:=RANK([.U6]; [.$F6:.$BI6])" office:value-type="float" office:value="1">
            <text:p>1</text:p>
          </table:table-cell>
          <table:table-cell table:formula="of:=RANK([.V6]; [.$F6:.$BI6])" office:value-type="float" office:value="22">
            <text:p>22</text:p>
          </table:table-cell>
          <table:table-cell table:formula="of:=RANK([.W6]; [.$F6:.$BI6])" office:value-type="float" office:value="3">
            <text:p>3</text:p>
          </table:table-cell>
          <table:table-cell table:formula="of:=RANK([.X6]; [.$F6:.$BI6])" office:value-type="float" office:value="3">
            <text:p>3</text:p>
          </table:table-cell>
          <table:table-cell table:formula="of:=RANK([.Y6]; [.$F6:.$BI6])" office:value-type="float" office:value="3">
            <text:p>3</text:p>
          </table:table-cell>
          <table:table-cell table:formula="of:=RANK([.Z6]; [.$F6:.$BI6])" office:value-type="float" office:value="3">
            <text:p>3</text:p>
          </table:table-cell>
          <table:table-cell table:formula="of:=RANK([.AA6]; [.$F6:.$BI6])" office:value-type="float" office:value="3">
            <text:p>3</text:p>
          </table:table-cell>
          <table:table-cell table:formula="of:=RANK([.AB6]; [.$F6:.$BI6])" office:value-type="float" office:value="3">
            <text:p>3</text:p>
          </table:table-cell>
          <table:table-cell/>
          <table:table-cell table:style-name="Default" table:formula="of:=RANK([.AD6]; [.$F6:.$BI6])" office:value-type="float" office:value="45">
            <text:p>45</text:p>
          </table:table-cell>
          <table:table-cell table:formula="of:=RANK([.AE6]; [.$F6:.$BI6])" office:value-type="float" office:value="46">
            <text:p>46</text:p>
          </table:table-cell>
          <table:table-cell table:formula="of:=RANK([.AF6]; [.$F6:.$BI6])" office:value-type="float" office:value="44">
            <text:p>44</text:p>
          </table:table-cell>
          <table:table-cell table:formula="of:=RANK([.AG6]; [.$F6:.$BI6])" office:value-type="float" office:value="40">
            <text:p>40</text:p>
          </table:table-cell>
          <table:table-cell table:formula="of:=RANK([.AH6]; [.$F6:.$BI6])" office:value-type="float" office:value="42">
            <text:p>42</text:p>
          </table:table-cell>
          <table:table-cell table:formula="of:=RANK([.AI6]; [.$F6:.$BI6])" office:value-type="float" office:value="42">
            <text:p>42</text:p>
          </table:table-cell>
          <table:table-cell/>
          <table:table-cell table:formula="of:=RANK([.AK6]; [.$F6:.$BI6])" office:value-type="float" office:value="15">
            <text:p>15</text:p>
          </table:table-cell>
          <table:table-cell/>
          <table:table-cell table:style-name="Default" table:formula="of:=RANK([.AM6]; [.$F6:.$BI6])" office:value-type="float" office:value="36">
            <text:p>36</text:p>
          </table:table-cell>
          <table:table-cell table:style-name="Default" table:formula="of:=RANK([.AN6]; [.$F6:.$BI6])" office:value-type="float" office:value="30">
            <text:p>30</text:p>
          </table:table-cell>
          <table:table-cell table:style-name="Default" table:formula="of:=RANK([.AO6]; [.$F6:.$BI6])" office:value-type="float" office:value="21">
            <text:p>21</text:p>
          </table:table-cell>
          <table:table-cell table:style-name="Default" table:formula="of:=RANK([.AP6]; [.$F6:.$BI6])" office:value-type="float" office:value="35">
            <text:p>35</text:p>
          </table:table-cell>
          <table:table-cell table:style-name="Default" table:formula="of:=RANK([.AQ6]; [.$F6:.$BI6])" office:value-type="float" office:value="31">
            <text:p>31</text:p>
          </table:table-cell>
          <table:table-cell table:style-name="Default" table:formula="of:=RANK([.AR6]; [.$F6:.$BI6])" office:value-type="float" office:value="32">
            <text:p>32</text:p>
          </table:table-cell>
          <table:table-cell table:style-name="Default" table:formula="of:=RANK([.AS6]; [.$F6:.$BI6])" office:value-type="float" office:value="28">
            <text:p>28</text:p>
          </table:table-cell>
          <table:table-cell table:style-name="Default" table:formula="of:=RANK([.AT6]; [.$F6:.$BI6])" office:value-type="float" office:value="27">
            <text:p>27</text:p>
          </table:table-cell>
          <table:table-cell table:formula="of:=RANK([.AU6]; [.$F6:.$BI6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6]; [.$F6:.$BI6])" office:value-type="float" office:value="26">
            <text:p>26</text:p>
          </table:table-cell>
          <table:table-cell table:formula="of:=RANK([.AZ6]; [.$F6:.$BI6])" office:value-type="float" office:value="3">
            <text:p>3</text:p>
          </table:table-cell>
          <table:table-cell/>
          <table:table-cell table:formula="of:=RANK([.BB6]; [.$F6:.$BI6])" office:value-type="float" office:value="15">
            <text:p>15</text:p>
          </table:table-cell>
          <table:table-cell table:formula="of:=RANK([.BC6]; [.$F6:.$BI6])" office:value-type="float" office:value="3">
            <text:p>3</text:p>
          </table:table-cell>
          <table:table-cell table:formula="of:=RANK([.BD6]; [.$F6:.$BI6])" office:value-type="float" office:value="3">
            <text:p>3</text:p>
          </table:table-cell>
          <table:table-cell table:style-name="Default"/>
          <table:table-cell table:style-name="Default" table:formula="of:=RANK([.BF6]; [.$F6:.$BI6])" office:value-type="float" office:value="41">
            <text:p>41</text:p>
          </table:table-cell>
          <table:table-cell table:formula="of:=RANK([.BG6]; [.$F6:.$BI6])" office:value-type="float" office:value="33">
            <text:p>33</text:p>
          </table:table-cell>
          <table:table-cell table:formula="of:=RANK([.BH6]; [.$F6:.$BI6])" office:value-type="float" office:value="33">
            <text:p>33</text:p>
          </table:table-cell>
          <table:table-cell table:formula="of:=RANK([.BI6]; [.$F6:.$BI6])" office:value-type="float" office:value="38">
            <text:p>38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BI7])" office:value-type="float" office:value="27">
            <text:p>27</text:p>
          </table:table-cell>
          <table:table-cell table:formula="of:=RANK([.G7]; [.$F7:.$BS7])" office:value-type="float" office:value="46">
            <text:p>46</text:p>
          </table:table-cell>
          <table:table-cell table:formula="of:=RANK([.H7]; [.$F7:.$BI7])" office:value-type="float" office:value="33">
            <text:p>33</text:p>
          </table:table-cell>
          <table:table-cell table:formula="of:=RANK([.I7]; [.$F7:.$BI7])" office:value-type="float" office:value="30">
            <text:p>30</text:p>
          </table:table-cell>
          <table:table-cell table:style-name="Default" table:formula="of:=RANK([.J7]; [.$F7:.$BI7])" office:value-type="float" office:value="33">
            <text:p>33</text:p>
          </table:table-cell>
          <table:table-cell table:formula="of:=RANK([.K7]; [.$F7:.$BI7])" office:value-type="float" office:value="21">
            <text:p>21</text:p>
          </table:table-cell>
          <table:table-cell/>
          <table:table-cell table:formula="of:=RANK([.M7]; [.$F7:.$BI7])" office:value-type="float" office:value="16">
            <text:p>16</text:p>
          </table:table-cell>
          <table:table-cell table:formula="of:=RANK([.N7]; [.$F7:.$BI7])" office:value-type="float" office:value="45">
            <text:p>45</text:p>
          </table:table-cell>
          <table:table-cell table:formula="of:=RANK([.O7]; [.$F7:.$BI7])" office:value-type="float" office:value="32">
            <text:p>32</text:p>
          </table:table-cell>
          <table:table-cell table:formula="of:=RANK([.P7]; [.$F7:.$BI7])" office:value-type="float" office:value="29">
            <text:p>29</text:p>
          </table:table-cell>
          <table:table-cell table:formula="of:=RANK([.Q7]; [.$F7:.$BI7])" office:value-type="float" office:value="17">
            <text:p>17</text:p>
          </table:table-cell>
          <table:table-cell table:formula="of:=RANK([.R7]; [.$F7:.$BI7])" office:value-type="float" office:value="24">
            <text:p>24</text:p>
          </table:table-cell>
          <table:table-cell table:formula="of:=RANK([.S7]; [.$F7:.$BI7])" office:value-type="float" office:value="24">
            <text:p>24</text:p>
          </table:table-cell>
          <table:table-cell table:formula="of:=RANK([.T7]; [.$F7:.$BI7])" office:value-type="float" office:value="14">
            <text:p>14</text:p>
          </table:table-cell>
          <table:table-cell table:formula="of:=RANK([.U7]; [.$F7:.$BI7])" office:value-type="float" office:value="1">
            <text:p>1</text:p>
          </table:table-cell>
          <table:table-cell table:formula="of:=RANK([.V7]; [.$F7:.$BI7])" office:value-type="float" office:value="22">
            <text:p>22</text:p>
          </table:table-cell>
          <table:table-cell table:formula="of:=RANK([.W7]; [.$F7:.$BI7])" office:value-type="float" office:value="19">
            <text:p>19</text:p>
          </table:table-cell>
          <table:table-cell table:formula="of:=RANK([.X7]; [.$F7:.$BI7])" office:value-type="float" office:value="24">
            <text:p>24</text:p>
          </table:table-cell>
          <table:table-cell table:formula="of:=RANK([.Y7]; [.$F7:.$BI7])" office:value-type="float" office:value="17">
            <text:p>17</text:p>
          </table:table-cell>
          <table:table-cell table:formula="of:=RANK([.Z7]; [.$F7:.$BI7])" office:value-type="float" office:value="19">
            <text:p>19</text:p>
          </table:table-cell>
          <table:table-cell table:formula="of:=RANK([.AA7]; [.$F7:.$BI7])" office:value-type="float" office:value="13">
            <text:p>13</text:p>
          </table:table-cell>
          <table:table-cell table:formula="of:=RANK([.AB7]; [.$F7:.$BI7])" office:value-type="float" office:value="28">
            <text:p>28</text:p>
          </table:table-cell>
          <table:table-cell/>
          <table:table-cell table:style-name="Default" table:formula="of:=RANK([.AD7]; [.$F7:.$BI7])" office:value-type="float" office:value="37">
            <text:p>37</text:p>
          </table:table-cell>
          <table:table-cell table:formula="of:=RANK([.AE7]; [.$F7:.$BI7])" office:value-type="float" office:value="37">
            <text:p>37</text:p>
          </table:table-cell>
          <table:table-cell table:formula="of:=RANK([.AF7]; [.$F7:.$BI7])" office:value-type="float" office:value="37">
            <text:p>37</text:p>
          </table:table-cell>
          <table:table-cell table:formula="of:=RANK([.AG7]; [.$F7:.$BI7])" office:value-type="float" office:value="37">
            <text:p>37</text:p>
          </table:table-cell>
          <table:table-cell table:formula="of:=RANK([.AH7]; [.$F7:.$BI7])" office:value-type="float" office:value="37">
            <text:p>37</text:p>
          </table:table-cell>
          <table:table-cell table:formula="of:=RANK([.AI7]; [.$F7:.$BI7])" office:value-type="float" office:value="44">
            <text:p>44</text:p>
          </table:table-cell>
          <table:table-cell/>
          <table:table-cell table:formula="of:=RANK([.AK7]; [.$F7:.$BI7])" office:value-type="float" office:value="5">
            <text:p>5</text:p>
          </table:table-cell>
          <table:table-cell/>
          <table:table-cell table:style-name="Default" table:formula="of:=RANK([.AM7]; [.$F7:.$BI7])" office:value-type="float" office:value="37">
            <text:p>37</text:p>
          </table:table-cell>
          <table:table-cell table:style-name="Default" table:formula="of:=RANK([.AN7]; [.$F7:.$BI7])" office:value-type="float" office:value="7">
            <text:p>7</text:p>
          </table:table-cell>
          <table:table-cell table:style-name="Default" table:formula="of:=RANK([.AO7]; [.$F7:.$BI7])" office:value-type="float" office:value="12">
            <text:p>12</text:p>
          </table:table-cell>
          <table:table-cell table:style-name="Default" table:formula="of:=RANK([.AP7]; [.$F7:.$BI7])" office:value-type="float" office:value="9">
            <text:p>9</text:p>
          </table:table-cell>
          <table:table-cell table:style-name="Default" table:formula="of:=RANK([.AQ7]; [.$F7:.$BI7])" office:value-type="float" office:value="4">
            <text:p>4</text:p>
          </table:table-cell>
          <table:table-cell table:style-name="Default" table:formula="of:=RANK([.AR7]; [.$F7:.$BI7])" office:value-type="float" office:value="3">
            <text:p>3</text:p>
          </table:table-cell>
          <table:table-cell table:style-name="Default" table:formula="of:=RANK([.AS7]; [.$F7:.$BI7])" office:value-type="float" office:value="6">
            <text:p>6</text:p>
          </table:table-cell>
          <table:table-cell table:style-name="Default" table:formula="of:=RANK([.AT7]; [.$F7:.$BI7])" office:value-type="float" office:value="8">
            <text:p>8</text:p>
          </table:table-cell>
          <table:table-cell table:formula="of:=RANK([.AU7]; [.$F7:.$BI7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7]; [.$F7:.$BI7])" office:value-type="float" office:value="2">
            <text:p>2</text:p>
          </table:table-cell>
          <table:table-cell table:formula="of:=RANK([.AZ7]; [.$F7:.$BI7])" office:value-type="float" office:value="33">
            <text:p>33</text:p>
          </table:table-cell>
          <table:table-cell/>
          <table:table-cell table:formula="of:=RANK([.BB7]; [.$F7:.$BI7])" office:value-type="float" office:value="36">
            <text:p>36</text:p>
          </table:table-cell>
          <table:table-cell table:formula="of:=RANK([.BC7]; [.$F7:.$BI7])" office:value-type="float" office:value="15">
            <text:p>15</text:p>
          </table:table-cell>
          <table:table-cell table:formula="of:=RANK([.BD7]; [.$F7:.$BI7])" office:value-type="float" office:value="23">
            <text:p>23</text:p>
          </table:table-cell>
          <table:table-cell table:style-name="Default"/>
          <table:table-cell table:style-name="Default" table:formula="of:=RANK([.BF7]; [.$F7:.$BI7])" office:value-type="float" office:value="37">
            <text:p>37</text:p>
          </table:table-cell>
          <table:table-cell table:formula="of:=RANK([.BG7]; [.$F7:.$BI7])" office:value-type="float" office:value="10">
            <text:p>10</text:p>
          </table:table-cell>
          <table:table-cell table:formula="of:=RANK([.BH7]; [.$F7:.$BI7])" office:value-type="float" office:value="10">
            <text:p>10</text:p>
          </table:table-cell>
          <table:table-cell table:formula="of:=RANK([.BI7]; [.$F7:.$BI7])" office:value-type="float" office:value="31">
            <text:p>3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BI8])" office:value-type="float" office:value="46">
            <text:p>46</text:p>
          </table:table-cell>
          <table:table-cell table:formula="of:=RANK([.G8]; [.$F8:.$BS8])" office:value-type="float" office:value="21">
            <text:p>21</text:p>
          </table:table-cell>
          <table:table-cell table:formula="of:=RANK([.H8]; [.$F8:.$BI8])" office:value-type="float" office:value="18">
            <text:p>18</text:p>
          </table:table-cell>
          <table:table-cell table:formula="of:=RANK([.I8]; [.$F8:.$BI8])" office:value-type="float" office:value="25">
            <text:p>25</text:p>
          </table:table-cell>
          <table:table-cell table:style-name="Default" table:formula="of:=RANK([.J8]; [.$F8:.$BI8])" office:value-type="float" office:value="6">
            <text:p>6</text:p>
          </table:table-cell>
          <table:table-cell table:formula="of:=RANK([.K8]; [.$F8:.$BI8])" office:value-type="float" office:value="14">
            <text:p>14</text:p>
          </table:table-cell>
          <table:table-cell/>
          <table:table-cell table:formula="of:=RANK([.M8]; [.$F8:.$BI8])" office:value-type="float" office:value="41">
            <text:p>41</text:p>
          </table:table-cell>
          <table:table-cell table:formula="of:=RANK([.N8]; [.$F8:.$BI8])" office:value-type="float" office:value="47">
            <text:p>47</text:p>
          </table:table-cell>
          <table:table-cell table:formula="of:=RANK([.O8]; [.$F8:.$BI8])" office:value-type="float" office:value="25">
            <text:p>25</text:p>
          </table:table-cell>
          <table:table-cell table:formula="of:=RANK([.P8]; [.$F8:.$BI8])" office:value-type="float" office:value="29">
            <text:p>29</text:p>
          </table:table-cell>
          <table:table-cell table:formula="of:=RANK([.Q8]; [.$F8:.$BI8])" office:value-type="float" office:value="30">
            <text:p>30</text:p>
          </table:table-cell>
          <table:table-cell table:formula="of:=RANK([.R8]; [.$F8:.$BI8])" office:value-type="float" office:value="28">
            <text:p>28</text:p>
          </table:table-cell>
          <table:table-cell table:formula="of:=RANK([.S8]; [.$F8:.$BI8])" office:value-type="float" office:value="30">
            <text:p>30</text:p>
          </table:table-cell>
          <table:table-cell table:formula="of:=RANK([.T8]; [.$F8:.$BI8])" office:value-type="float" office:value="30">
            <text:p>30</text:p>
          </table:table-cell>
          <table:table-cell table:formula="of:=RANK([.U8]; [.$F8:.$BI8])" office:value-type="float" office:value="38">
            <text:p>38</text:p>
          </table:table-cell>
          <table:table-cell table:formula="of:=RANK([.V8]; [.$F8:.$BI8])" office:value-type="float" office:value="30">
            <text:p>30</text:p>
          </table:table-cell>
          <table:table-cell table:formula="of:=RANK([.W8]; [.$F8:.$BI8])" office:value-type="float" office:value="30">
            <text:p>30</text:p>
          </table:table-cell>
          <table:table-cell table:formula="of:=RANK([.X8]; [.$F8:.$BI8])" office:value-type="float" office:value="30">
            <text:p>30</text:p>
          </table:table-cell>
          <table:table-cell table:formula="of:=RANK([.Y8]; [.$F8:.$BI8])" office:value-type="float" office:value="22">
            <text:p>22</text:p>
          </table:table-cell>
          <table:table-cell table:formula="of:=RANK([.Z8]; [.$F8:.$BI8])" office:value-type="float" office:value="30">
            <text:p>30</text:p>
          </table:table-cell>
          <table:table-cell table:formula="of:=RANK([.AA8]; [.$F8:.$BI8])" office:value-type="float" office:value="38">
            <text:p>38</text:p>
          </table:table-cell>
          <table:table-cell table:formula="of:=RANK([.AB8]; [.$F8:.$BI8])" office:value-type="float" office:value="30">
            <text:p>30</text:p>
          </table:table-cell>
          <table:table-cell/>
          <table:table-cell table:style-name="Default" table:formula="of:=RANK([.AD8]; [.$F8:.$BI8])" office:value-type="float" office:value="18">
            <text:p>18</text:p>
          </table:table-cell>
          <table:table-cell table:formula="of:=RANK([.AE8]; [.$F8:.$BI8])" office:value-type="float" office:value="14">
            <text:p>14</text:p>
          </table:table-cell>
          <table:table-cell table:formula="of:=RANK([.AF8]; [.$F8:.$BI8])" office:value-type="float" office:value="1">
            <text:p>1</text:p>
          </table:table-cell>
          <table:table-cell table:formula="of:=RANK([.AG8]; [.$F8:.$BI8])" office:value-type="float" office:value="1">
            <text:p>1</text:p>
          </table:table-cell>
          <table:table-cell table:formula="of:=RANK([.AH8]; [.$F8:.$BI8])" office:value-type="float" office:value="14">
            <text:p>14</text:p>
          </table:table-cell>
          <table:table-cell table:formula="of:=RANK([.AI8]; [.$F8:.$BI8])" office:value-type="float" office:value="43">
            <text:p>43</text:p>
          </table:table-cell>
          <table:table-cell/>
          <table:table-cell table:formula="of:=RANK([.AK8]; [.$F8:.$BI8])" office:value-type="float" office:value="6">
            <text:p>6</text:p>
          </table:table-cell>
          <table:table-cell/>
          <table:table-cell table:style-name="Default" table:formula="of:=RANK([.AM8]; [.$F8:.$BI8])" office:value-type="float" office:value="14">
            <text:p>14</text:p>
          </table:table-cell>
          <table:table-cell table:style-name="Default" table:formula="of:=RANK([.AN8]; [.$F8:.$BI8])" office:value-type="float" office:value="6">
            <text:p>6</text:p>
          </table:table-cell>
          <table:table-cell table:style-name="Default" table:formula="of:=RANK([.AO8]; [.$F8:.$BI8])" office:value-type="float" office:value="13">
            <text:p>13</text:p>
          </table:table-cell>
          <table:table-cell table:style-name="Default" table:formula="of:=RANK([.AP8]; [.$F8:.$BI8])" office:value-type="float" office:value="6">
            <text:p>6</text:p>
          </table:table-cell>
          <table:table-cell table:style-name="Default" table:formula="of:=RANK([.AQ8]; [.$F8:.$BI8])" office:value-type="float" office:value="3">
            <text:p>3</text:p>
          </table:table-cell>
          <table:table-cell table:style-name="Default" table:formula="of:=RANK([.AR8]; [.$F8:.$BI8])" office:value-type="float" office:value="3">
            <text:p>3</text:p>
          </table:table-cell>
          <table:table-cell table:style-name="Default" table:formula="of:=RANK([.AS8]; [.$F8:.$BI8])" office:value-type="float" office:value="3">
            <text:p>3</text:p>
          </table:table-cell>
          <table:table-cell table:style-name="Default" table:formula="of:=RANK([.AT8]; [.$F8:.$BI8])" office:value-type="float" office:value="6">
            <text:p>6</text:p>
          </table:table-cell>
          <table:table-cell table:formula="of:=RANK([.AU8]; [.$F8:.$BI8])" office:value-type="float" office:value="43">
            <text:p>43</text:p>
          </table:table-cell>
          <table:table-cell/>
          <table:table-cell table:style-name="Default" table:number-columns-repeated="2"/>
          <table:table-cell table:style-name="Default" table:formula="of:=RANK([.AY8]; [.$F8:.$BI8])" office:value-type="float" office:value="12">
            <text:p>12</text:p>
          </table:table-cell>
          <table:table-cell table:formula="of:=RANK([.AZ8]; [.$F8:.$BI8])" office:value-type="float" office:value="6">
            <text:p>6</text:p>
          </table:table-cell>
          <table:table-cell/>
          <table:table-cell table:formula="of:=RANK([.BB8]; [.$F8:.$BI8])" office:value-type="float" office:value="25">
            <text:p>25</text:p>
          </table:table-cell>
          <table:table-cell table:formula="of:=RANK([.BC8]; [.$F8:.$BI8])" office:value-type="float" office:value="22">
            <text:p>22</text:p>
          </table:table-cell>
          <table:table-cell table:formula="of:=RANK([.BD8]; [.$F8:.$BI8])" office:value-type="float" office:value="22">
            <text:p>22</text:p>
          </table:table-cell>
          <table:table-cell table:style-name="Default"/>
          <table:table-cell table:style-name="Default" table:formula="of:=RANK([.BF8]; [.$F8:.$BI8])" office:value-type="float" office:value="20">
            <text:p>20</text:p>
          </table:table-cell>
          <table:table-cell table:formula="of:=RANK([.BG8]; [.$F8:.$BI8])" office:value-type="float" office:value="42">
            <text:p>42</text:p>
          </table:table-cell>
          <table:table-cell table:formula="of:=RANK([.BH8]; [.$F8:.$BI8])" office:value-type="float" office:value="45">
            <text:p>45</text:p>
          </table:table-cell>
          <table:table-cell table:formula="of:=RANK([.BI8]; [.$F8:.$BI8])" office:value-type="float" office:value="40">
            <text:p>40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BI9])" office:value-type="float" office:value="47">
            <text:p>47</text:p>
          </table:table-cell>
          <table:table-cell table:formula="of:=RANK([.G9]; [.$F9:.$BS9])" office:value-type="float" office:value="46">
            <text:p>46</text:p>
          </table:table-cell>
          <table:table-cell table:formula="of:=RANK([.H9]; [.$F9:.$BI9])" office:value-type="float" office:value="1">
            <text:p>1</text:p>
          </table:table-cell>
          <table:table-cell table:formula="of:=RANK([.I9]; [.$F9:.$BI9])" office:value-type="float" office:value="36">
            <text:p>36</text:p>
          </table:table-cell>
          <table:table-cell table:style-name="Default" table:formula="of:=RANK([.J9]; [.$F9:.$BI9])" office:value-type="float" office:value="3">
            <text:p>3</text:p>
          </table:table-cell>
          <table:table-cell table:formula="of:=RANK([.K9]; [.$F9:.$BI9])" office:value-type="float" office:value="5">
            <text:p>5</text:p>
          </table:table-cell>
          <table:table-cell/>
          <table:table-cell table:formula="of:=RANK([.M9]; [.$F9:.$BI9])" office:value-type="float" office:value="40">
            <text:p>40</text:p>
          </table:table-cell>
          <table:table-cell table:formula="of:=RANK([.N9]; [.$F9:.$BI9])" office:value-type="float" office:value="41">
            <text:p>41</text:p>
          </table:table-cell>
          <table:table-cell table:formula="of:=RANK([.O9]; [.$F9:.$BI9])" office:value-type="float" office:value="33">
            <text:p>33</text:p>
          </table:table-cell>
          <table:table-cell table:formula="of:=RANK([.P9]; [.$F9:.$BI9])" office:value-type="float" office:value="37">
            <text:p>37</text:p>
          </table:table-cell>
          <table:table-cell table:formula="of:=RANK([.Q9]; [.$F9:.$BI9])" office:value-type="float" office:value="32">
            <text:p>32</text:p>
          </table:table-cell>
          <table:table-cell table:formula="of:=RANK([.R9]; [.$F9:.$BI9])" office:value-type="float" office:value="31">
            <text:p>31</text:p>
          </table:table-cell>
          <table:table-cell table:formula="of:=RANK([.S9]; [.$F9:.$BI9])" office:value-type="float" office:value="19">
            <text:p>19</text:p>
          </table:table-cell>
          <table:table-cell table:formula="of:=RANK([.T9]; [.$F9:.$BI9])" office:value-type="float" office:value="34">
            <text:p>34</text:p>
          </table:table-cell>
          <table:table-cell table:formula="of:=RANK([.U9]; [.$F9:.$BI9])" office:value-type="float" office:value="38">
            <text:p>38</text:p>
          </table:table-cell>
          <table:table-cell table:formula="of:=RANK([.V9]; [.$F9:.$BI9])" office:value-type="float" office:value="43">
            <text:p>43</text:p>
          </table:table-cell>
          <table:table-cell table:formula="of:=RANK([.W9]; [.$F9:.$BI9])" office:value-type="float" office:value="25">
            <text:p>25</text:p>
          </table:table-cell>
          <table:table-cell table:formula="of:=RANK([.X9]; [.$F9:.$BI9])" office:value-type="float" office:value="30">
            <text:p>30</text:p>
          </table:table-cell>
          <table:table-cell table:formula="of:=RANK([.Y9]; [.$F9:.$BI9])" office:value-type="float" office:value="28">
            <text:p>28</text:p>
          </table:table-cell>
          <table:table-cell table:formula="of:=RANK([.Z9]; [.$F9:.$BI9])" office:value-type="float" office:value="23">
            <text:p>23</text:p>
          </table:table-cell>
          <table:table-cell table:formula="of:=RANK([.AA9]; [.$F9:.$BI9])" office:value-type="float" office:value="21">
            <text:p>21</text:p>
          </table:table-cell>
          <table:table-cell table:formula="of:=RANK([.AB9]; [.$F9:.$BI9])" office:value-type="float" office:value="20">
            <text:p>20</text:p>
          </table:table-cell>
          <table:table-cell/>
          <table:table-cell table:style-name="Default" table:formula="of:=RANK([.AD9]; [.$F9:.$BI9])" office:value-type="float" office:value="26">
            <text:p>26</text:p>
          </table:table-cell>
          <table:table-cell table:formula="of:=RANK([.AE9]; [.$F9:.$BI9])" office:value-type="float" office:value="24">
            <text:p>24</text:p>
          </table:table-cell>
          <table:table-cell table:formula="of:=RANK([.AF9]; [.$F9:.$BI9])" office:value-type="float" office:value="27">
            <text:p>27</text:p>
          </table:table-cell>
          <table:table-cell table:formula="of:=RANK([.AG9]; [.$F9:.$BI9])" office:value-type="float" office:value="29">
            <text:p>29</text:p>
          </table:table-cell>
          <table:table-cell table:formula="of:=RANK([.AH9]; [.$F9:.$BI9])" office:value-type="float" office:value="39">
            <text:p>39</text:p>
          </table:table-cell>
          <table:table-cell table:formula="of:=RANK([.AI9]; [.$F9:.$BI9])" office:value-type="float" office:value="44">
            <text:p>44</text:p>
          </table:table-cell>
          <table:table-cell/>
          <table:table-cell table:formula="of:=RANK([.AK9]; [.$F9:.$BI9])" office:value-type="float" office:value="1">
            <text:p>1</text:p>
          </table:table-cell>
          <table:table-cell/>
          <table:table-cell table:style-name="Default" table:formula="of:=RANK([.AM9]; [.$F9:.$BI9])" office:value-type="float" office:value="18">
            <text:p>18</text:p>
          </table:table-cell>
          <table:table-cell table:style-name="Default" table:formula="of:=RANK([.AN9]; [.$F9:.$BI9])" office:value-type="float" office:value="6">
            <text:p>6</text:p>
          </table:table-cell>
          <table:table-cell table:style-name="Default" table:formula="of:=RANK([.AO9]; [.$F9:.$BI9])" office:value-type="float" office:value="13">
            <text:p>13</text:p>
          </table:table-cell>
          <table:table-cell table:style-name="Default" table:formula="of:=RANK([.AP9]; [.$F9:.$BI9])" office:value-type="float" office:value="15">
            <text:p>15</text:p>
          </table:table-cell>
          <table:table-cell table:style-name="Default" table:formula="of:=RANK([.AQ9]; [.$F9:.$BI9])" office:value-type="float" office:value="12">
            <text:p>12</text:p>
          </table:table-cell>
          <table:table-cell table:style-name="Default" table:formula="of:=RANK([.AR9]; [.$F9:.$BI9])" office:value-type="float" office:value="9">
            <text:p>9</text:p>
          </table:table-cell>
          <table:table-cell table:style-name="Default" table:formula="of:=RANK([.AS9]; [.$F9:.$BI9])" office:value-type="float" office:value="10">
            <text:p>10</text:p>
          </table:table-cell>
          <table:table-cell table:style-name="Default" table:formula="of:=RANK([.AT9]; [.$F9:.$BI9])" office:value-type="float" office:value="7">
            <text:p>7</text:p>
          </table:table-cell>
          <table:table-cell table:formula="of:=RANK([.AU9]; [.$F9:.$BI9])" office:value-type="float" office:value="45">
            <text:p>45</text:p>
          </table:table-cell>
          <table:table-cell/>
          <table:table-cell table:style-name="Default" table:number-columns-repeated="2"/>
          <table:table-cell table:style-name="Default" table:formula="of:=RANK([.AY9]; [.$F9:.$BI9])" office:value-type="float" office:value="8">
            <text:p>8</text:p>
          </table:table-cell>
          <table:table-cell table:formula="of:=RANK([.AZ9]; [.$F9:.$BI9])" office:value-type="float" office:value="4">
            <text:p>4</text:p>
          </table:table-cell>
          <table:table-cell/>
          <table:table-cell table:formula="of:=RANK([.BB9]; [.$F9:.$BI9])" office:value-type="float" office:value="42">
            <text:p>42</text:p>
          </table:table-cell>
          <table:table-cell table:formula="of:=RANK([.BC9]; [.$F9:.$BI9])" office:value-type="float" office:value="35">
            <text:p>35</text:p>
          </table:table-cell>
          <table:table-cell table:formula="of:=RANK([.BD9]; [.$F9:.$BI9])" office:value-type="float" office:value="22">
            <text:p>22</text:p>
          </table:table-cell>
          <table:table-cell table:style-name="Default"/>
          <table:table-cell table:style-name="Default" table:formula="of:=RANK([.BF9]; [.$F9:.$BI9])" office:value-type="float" office:value="11">
            <text:p>11</text:p>
          </table:table-cell>
          <table:table-cell table:formula="of:=RANK([.BG9]; [.$F9:.$BI9])" office:value-type="float" office:value="16">
            <text:p>16</text:p>
          </table:table-cell>
          <table:table-cell table:formula="of:=RANK([.BH9]; [.$F9:.$BI9])" office:value-type="float" office:value="17">
            <text:p>17</text:p>
          </table:table-cell>
          <table:table-cell table:formula="of:=RANK([.BI9]; [.$F9:.$BI9])" office:value-type="float" office:value="14">
            <text:p>1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BI10])" office:value-type="float" office:value="1">
            <text:p>1</text:p>
          </table:table-cell>
          <table:table-cell table:formula="of:=RANK([.G10]; [.$F10:.$BS10])" office:value-type="float" office:value="3">
            <text:p>3</text:p>
          </table:table-cell>
          <table:table-cell table:formula="of:=RANK([.H10]; [.$F10:.$BI10])" office:value-type="float" office:value="31">
            <text:p>31</text:p>
          </table:table-cell>
          <table:table-cell table:formula="of:=RANK([.I10]; [.$F10:.$BI10])" office:value-type="float" office:value="18">
            <text:p>18</text:p>
          </table:table-cell>
          <table:table-cell table:style-name="Default" table:formula="of:=RANK([.J10]; [.$F10:.$BI10])" office:value-type="float" office:value="39">
            <text:p>39</text:p>
          </table:table-cell>
          <table:table-cell table:formula="of:=RANK([.K10]; [.$F10:.$BI10])" office:value-type="float" office:value="13">
            <text:p>13</text:p>
          </table:table-cell>
          <table:table-cell/>
          <table:table-cell table:formula="of:=RANK([.M10]; [.$F10:.$BI10])" office:value-type="float" office:value="42">
            <text:p>42</text:p>
          </table:table-cell>
          <table:table-cell table:formula="of:=RANK([.N10]; [.$F10:.$BI10])" office:value-type="float" office:value="46">
            <text:p>46</text:p>
          </table:table-cell>
          <table:table-cell table:formula="of:=RANK([.O10]; [.$F10:.$BI10])" office:value-type="float" office:value="18">
            <text:p>18</text:p>
          </table:table-cell>
          <table:table-cell table:formula="of:=RANK([.P10]; [.$F10:.$BI10])" office:value-type="float" office:value="18">
            <text:p>18</text:p>
          </table:table-cell>
          <table:table-cell table:formula="of:=RANK([.Q10]; [.$F10:.$BI10])" office:value-type="float" office:value="29">
            <text:p>29</text:p>
          </table:table-cell>
          <table:table-cell table:formula="of:=RANK([.R10]; [.$F10:.$BI10])" office:value-type="float" office:value="29">
            <text:p>29</text:p>
          </table:table-cell>
          <table:table-cell table:formula="of:=RANK([.S10]; [.$F10:.$BI10])" office:value-type="float" office:value="7">
            <text:p>7</text:p>
          </table:table-cell>
          <table:table-cell table:formula="of:=RANK([.T10]; [.$F10:.$BI10])" office:value-type="float" office:value="27">
            <text:p>27</text:p>
          </table:table-cell>
          <table:table-cell table:formula="of:=RANK([.U10]; [.$F10:.$BI10])" office:value-type="float" office:value="15">
            <text:p>15</text:p>
          </table:table-cell>
          <table:table-cell table:formula="of:=RANK([.V10]; [.$F10:.$BI10])" office:value-type="float" office:value="34">
            <text:p>34</text:p>
          </table:table-cell>
          <table:table-cell table:formula="of:=RANK([.W10]; [.$F10:.$BI10])" office:value-type="float" office:value="33">
            <text:p>33</text:p>
          </table:table-cell>
          <table:table-cell table:formula="of:=RANK([.X10]; [.$F10:.$BI10])" office:value-type="float" office:value="18">
            <text:p>18</text:p>
          </table:table-cell>
          <table:table-cell table:formula="of:=RANK([.Y10]; [.$F10:.$BI10])" office:value-type="float" office:value="18">
            <text:p>18</text:p>
          </table:table-cell>
          <table:table-cell table:formula="of:=RANK([.Z10]; [.$F10:.$BI10])" office:value-type="float" office:value="31">
            <text:p>31</text:p>
          </table:table-cell>
          <table:table-cell table:formula="of:=RANK([.AA10]; [.$F10:.$BI10])" office:value-type="float" office:value="16">
            <text:p>16</text:p>
          </table:table-cell>
          <table:table-cell table:formula="of:=RANK([.AB10]; [.$F10:.$BI10])" office:value-type="float" office:value="16">
            <text:p>16</text:p>
          </table:table-cell>
          <table:table-cell/>
          <table:table-cell table:style-name="Default" table:formula="of:=RANK([.AD10]; [.$F10:.$BI10])" office:value-type="float" office:value="37">
            <text:p>37</text:p>
          </table:table-cell>
          <table:table-cell table:formula="of:=RANK([.AE10]; [.$F10:.$BI10])" office:value-type="float" office:value="43">
            <text:p>43</text:p>
          </table:table-cell>
          <table:table-cell table:formula="of:=RANK([.AF10]; [.$F10:.$BI10])" office:value-type="float" office:value="41">
            <text:p>41</text:p>
          </table:table-cell>
          <table:table-cell table:formula="of:=RANK([.AG10]; [.$F10:.$BI10])" office:value-type="float" office:value="40">
            <text:p>40</text:p>
          </table:table-cell>
          <table:table-cell table:formula="of:=RANK([.AH10]; [.$F10:.$BI10])" office:value-type="float" office:value="38">
            <text:p>38</text:p>
          </table:table-cell>
          <table:table-cell table:formula="of:=RANK([.AI10]; [.$F10:.$BI10])" office:value-type="float" office:value="47">
            <text:p>47</text:p>
          </table:table-cell>
          <table:table-cell/>
          <table:table-cell table:formula="of:=RANK([.AK10]; [.$F10:.$BI10])" office:value-type="float" office:value="28">
            <text:p>28</text:p>
          </table:table-cell>
          <table:table-cell/>
          <table:table-cell table:style-name="Default" table:formula="of:=RANK([.AM10]; [.$F10:.$BI10])" office:value-type="float" office:value="5">
            <text:p>5</text:p>
          </table:table-cell>
          <table:table-cell table:style-name="Default" table:formula="of:=RANK([.AN10]; [.$F10:.$BI10])" office:value-type="float" office:value="9">
            <text:p>9</text:p>
          </table:table-cell>
          <table:table-cell table:style-name="Default" table:formula="of:=RANK([.AO10]; [.$F10:.$BI10])" office:value-type="float" office:value="4">
            <text:p>4</text:p>
          </table:table-cell>
          <table:table-cell table:style-name="Default" table:formula="of:=RANK([.AP10]; [.$F10:.$BI10])" office:value-type="float" office:value="26">
            <text:p>26</text:p>
          </table:table-cell>
          <table:table-cell table:style-name="Default" table:formula="of:=RANK([.AQ10]; [.$F10:.$BI10])" office:value-type="float" office:value="14">
            <text:p>14</text:p>
          </table:table-cell>
          <table:table-cell table:style-name="Default" table:formula="of:=RANK([.AR10]; [.$F10:.$BI10])" office:value-type="float" office:value="11">
            <text:p>11</text:p>
          </table:table-cell>
          <table:table-cell table:style-name="Default" table:formula="of:=RANK([.AS10]; [.$F10:.$BI10])" office:value-type="float" office:value="10">
            <text:p>10</text:p>
          </table:table-cell>
          <table:table-cell table:style-name="Default" table:formula="of:=RANK([.AT10]; [.$F10:.$BI10])" office:value-type="float" office:value="8">
            <text:p>8</text:p>
          </table:table-cell>
          <table:table-cell table:formula="of:=RANK([.AU10]; [.$F10:.$BI10])" office:value-type="float" office:value="44">
            <text:p>44</text:p>
          </table:table-cell>
          <table:table-cell/>
          <table:table-cell table:style-name="Default" table:number-columns-repeated="2"/>
          <table:table-cell table:style-name="Default" table:formula="of:=RANK([.AY10]; [.$F10:.$BI10])" office:value-type="float" office:value="6">
            <text:p>6</text:p>
          </table:table-cell>
          <table:table-cell table:formula="of:=RANK([.AZ10]; [.$F10:.$BI10])" office:value-type="float" office:value="2">
            <text:p>2</text:p>
          </table:table-cell>
          <table:table-cell/>
          <table:table-cell table:formula="of:=RANK([.BB10]; [.$F10:.$BI10])" office:value-type="float" office:value="34">
            <text:p>34</text:p>
          </table:table-cell>
          <table:table-cell table:formula="of:=RANK([.BC10]; [.$F10:.$BI10])" office:value-type="float" office:value="18">
            <text:p>18</text:p>
          </table:table-cell>
          <table:table-cell table:formula="of:=RANK([.BD10]; [.$F10:.$BI10])" office:value-type="float" office:value="34">
            <text:p>34</text:p>
          </table:table-cell>
          <table:table-cell table:style-name="Default"/>
          <table:table-cell table:style-name="Default" table:formula="of:=RANK([.BF10]; [.$F10:.$BI10])" office:value-type="float" office:value="12">
            <text:p>12</text:p>
          </table:table-cell>
          <table:table-cell table:formula="of:=RANK([.BG10]; [.$F10:.$BI10])" office:value-type="float" office:value="24">
            <text:p>24</text:p>
          </table:table-cell>
          <table:table-cell table:formula="of:=RANK([.BH10]; [.$F10:.$BI10])" office:value-type="float" office:value="24">
            <text:p>24</text:p>
          </table:table-cell>
          <table:table-cell table:formula="of:=RANK([.BI10]; [.$F10:.$BI10])" office:value-type="float" office:value="45">
            <text:p>4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BI11])" office:value-type="float" office:value="44">
            <text:p>44</text:p>
          </table:table-cell>
          <table:table-cell table:formula="of:=RANK([.G11]; [.$F11:.$BS11])" office:value-type="float" office:value="46">
            <text:p>46</text:p>
          </table:table-cell>
          <table:table-cell table:formula="of:=RANK([.H11]; [.$F11:.$BI11])" office:value-type="float" office:value="12">
            <text:p>12</text:p>
          </table:table-cell>
          <table:table-cell table:formula="of:=RANK([.I11]; [.$F11:.$BI11])" office:value-type="float" office:value="15">
            <text:p>15</text:p>
          </table:table-cell>
          <table:table-cell table:style-name="Default" table:formula="of:=RANK([.J11]; [.$F11:.$BI11])" office:value-type="float" office:value="13">
            <text:p>13</text:p>
          </table:table-cell>
          <table:table-cell table:formula="of:=RANK([.K11]; [.$F11:.$BI11])" office:value-type="float" office:value="18">
            <text:p>18</text:p>
          </table:table-cell>
          <table:table-cell/>
          <table:table-cell table:formula="of:=RANK([.M11]; [.$F11:.$BI11])" office:value-type="float" office:value="45">
            <text:p>45</text:p>
          </table:table-cell>
          <table:table-cell table:formula="of:=RANK([.N11]; [.$F11:.$BI11])" office:value-type="float" office:value="20">
            <text:p>20</text:p>
          </table:table-cell>
          <table:table-cell table:formula="of:=RANK([.O11]; [.$F11:.$BI11])" office:value-type="float" office:value="16">
            <text:p>16</text:p>
          </table:table-cell>
          <table:table-cell table:formula="of:=RANK([.P11]; [.$F11:.$BI11])" office:value-type="float" office:value="22">
            <text:p>22</text:p>
          </table:table-cell>
          <table:table-cell table:formula="of:=RANK([.Q11]; [.$F11:.$BI11])" office:value-type="float" office:value="35">
            <text:p>35</text:p>
          </table:table-cell>
          <table:table-cell table:formula="of:=RANK([.R11]; [.$F11:.$BI11])" office:value-type="float" office:value="33">
            <text:p>33</text:p>
          </table:table-cell>
          <table:table-cell table:formula="of:=RANK([.S11]; [.$F11:.$BI11])" office:value-type="float" office:value="23">
            <text:p>23</text:p>
          </table:table-cell>
          <table:table-cell table:formula="of:=RANK([.T11]; [.$F11:.$BI11])" office:value-type="float" office:value="30">
            <text:p>30</text:p>
          </table:table-cell>
          <table:table-cell table:formula="of:=RANK([.U11]; [.$F11:.$BI11])" office:value-type="float" office:value="36">
            <text:p>36</text:p>
          </table:table-cell>
          <table:table-cell table:formula="of:=RANK([.V11]; [.$F11:.$BI11])" office:value-type="float" office:value="34">
            <text:p>34</text:p>
          </table:table-cell>
          <table:table-cell table:formula="of:=RANK([.W11]; [.$F11:.$BI11])" office:value-type="float" office:value="30">
            <text:p>30</text:p>
          </table:table-cell>
          <table:table-cell table:formula="of:=RANK([.X11]; [.$F11:.$BI11])" office:value-type="float" office:value="29">
            <text:p>29</text:p>
          </table:table-cell>
          <table:table-cell table:formula="of:=RANK([.Y11]; [.$F11:.$BI11])" office:value-type="float" office:value="21">
            <text:p>21</text:p>
          </table:table-cell>
          <table:table-cell table:formula="of:=RANK([.Z11]; [.$F11:.$BI11])" office:value-type="float" office:value="19">
            <text:p>19</text:p>
          </table:table-cell>
          <table:table-cell table:formula="of:=RANK([.AA11]; [.$F11:.$BI11])" office:value-type="float" office:value="17">
            <text:p>17</text:p>
          </table:table-cell>
          <table:table-cell table:formula="of:=RANK([.AB11]; [.$F11:.$BI11])" office:value-type="float" office:value="23">
            <text:p>23</text:p>
          </table:table-cell>
          <table:table-cell/>
          <table:table-cell table:style-name="Default" table:formula="of:=RANK([.AD11]; [.$F11:.$BI11])" office:value-type="float" office:value="27">
            <text:p>27</text:p>
          </table:table-cell>
          <table:table-cell table:formula="of:=RANK([.AE11]; [.$F11:.$BI11])" office:value-type="float" office:value="37">
            <text:p>37</text:p>
          </table:table-cell>
          <table:table-cell table:formula="of:=RANK([.AF11]; [.$F11:.$BI11])" office:value-type="float" office:value="26">
            <text:p>26</text:p>
          </table:table-cell>
          <table:table-cell table:formula="of:=RANK([.AG11]; [.$F11:.$BI11])" office:value-type="float" office:value="27">
            <text:p>27</text:p>
          </table:table-cell>
          <table:table-cell table:formula="of:=RANK([.AH11]; [.$F11:.$BI11])" office:value-type="float" office:value="41">
            <text:p>41</text:p>
          </table:table-cell>
          <table:table-cell table:formula="of:=RANK([.AI11]; [.$F11:.$BI11])" office:value-type="float" office:value="42">
            <text:p>42</text:p>
          </table:table-cell>
          <table:table-cell/>
          <table:table-cell table:formula="of:=RANK([.AK11]; [.$F11:.$BI11])" office:value-type="float" office:value="14">
            <text:p>14</text:p>
          </table:table-cell>
          <table:table-cell/>
          <table:table-cell table:style-name="Default" table:formula="of:=RANK([.AM11]; [.$F11:.$BI11])" office:value-type="float" office:value="9">
            <text:p>9</text:p>
          </table:table-cell>
          <table:table-cell table:style-name="Default" table:formula="of:=RANK([.AN11]; [.$F11:.$BI11])" office:value-type="float" office:value="4">
            <text:p>4</text:p>
          </table:table-cell>
          <table:table-cell table:style-name="Default" table:formula="of:=RANK([.AO11]; [.$F11:.$BI11])" office:value-type="float" office:value="10">
            <text:p>10</text:p>
          </table:table-cell>
          <table:table-cell table:style-name="Default" table:formula="of:=RANK([.AP11]; [.$F11:.$BI11])" office:value-type="float" office:value="8">
            <text:p>8</text:p>
          </table:table-cell>
          <table:table-cell table:style-name="Default" table:formula="of:=RANK([.AQ11]; [.$F11:.$BI11])" office:value-type="float" office:value="7">
            <text:p>7</text:p>
          </table:table-cell>
          <table:table-cell table:style-name="Default" table:formula="of:=RANK([.AR11]; [.$F11:.$BI11])" office:value-type="float" office:value="5">
            <text:p>5</text:p>
          </table:table-cell>
          <table:table-cell table:style-name="Default" table:formula="of:=RANK([.AS11]; [.$F11:.$BI11])" office:value-type="float" office:value="3">
            <text:p>3</text:p>
          </table:table-cell>
          <table:table-cell table:style-name="Default" table:formula="of:=RANK([.AT11]; [.$F11:.$BI11])" office:value-type="float" office:value="2">
            <text:p>2</text:p>
          </table:table-cell>
          <table:table-cell table:formula="of:=RANK([.AU11]; [.$F11:.$BI11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11]; [.$F11:.$BI11])" office:value-type="float" office:value="1">
            <text:p>1</text:p>
          </table:table-cell>
          <table:table-cell table:formula="of:=RANK([.AZ11]; [.$F11:.$BI11])" office:value-type="float" office:value="11">
            <text:p>11</text:p>
          </table:table-cell>
          <table:table-cell/>
          <table:table-cell table:formula="of:=RANK([.BB11]; [.$F11:.$BI11])" office:value-type="float" office:value="43">
            <text:p>43</text:p>
          </table:table-cell>
          <table:table-cell table:formula="of:=RANK([.BC11]; [.$F11:.$BI11])" office:value-type="float" office:value="32">
            <text:p>32</text:p>
          </table:table-cell>
          <table:table-cell table:formula="of:=RANK([.BD11]; [.$F11:.$BI11])" office:value-type="float" office:value="23">
            <text:p>23</text:p>
          </table:table-cell>
          <table:table-cell table:style-name="Default"/>
          <table:table-cell table:style-name="Default" table:formula="of:=RANK([.BF11]; [.$F11:.$BI11])" office:value-type="float" office:value="6">
            <text:p>6</text:p>
          </table:table-cell>
          <table:table-cell table:formula="of:=RANK([.BG11]; [.$F11:.$BI11])" office:value-type="float" office:value="38">
            <text:p>38</text:p>
          </table:table-cell>
          <table:table-cell table:formula="of:=RANK([.BH11]; [.$F11:.$BI11])" office:value-type="float" office:value="38">
            <text:p>38</text:p>
          </table:table-cell>
          <table:table-cell table:formula="of:=RANK([.BI11]; [.$F11:.$BI11])" office:value-type="float" office:value="40">
            <text:p>40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BI12])" office:value-type="float" office:value="44">
            <text:p>44</text:p>
          </table:table-cell>
          <table:table-cell table:formula="of:=RANK([.G12]; [.$F12:.$BS12])" office:value-type="float" office:value="41">
            <text:p>41</text:p>
          </table:table-cell>
          <table:table-cell table:formula="of:=RANK([.H12]; [.$F12:.$BI12])" office:value-type="float" office:value="22">
            <text:p>22</text:p>
          </table:table-cell>
          <table:table-cell table:formula="of:=RANK([.I12]; [.$F12:.$BI12])" office:value-type="float" office:value="29">
            <text:p>29</text:p>
          </table:table-cell>
          <table:table-cell table:style-name="Default" table:formula="of:=RANK([.J12]; [.$F12:.$BI12])" office:value-type="float" office:value="21">
            <text:p>21</text:p>
          </table:table-cell>
          <table:table-cell table:formula="of:=RANK([.K12]; [.$F12:.$BI12])" office:value-type="float" office:value="11">
            <text:p>11</text:p>
          </table:table-cell>
          <table:table-cell/>
          <table:table-cell table:formula="of:=RANK([.M12]; [.$F12:.$BI12])" office:value-type="float" office:value="29">
            <text:p>29</text:p>
          </table:table-cell>
          <table:table-cell table:formula="of:=RANK([.N12]; [.$F12:.$BI12])" office:value-type="float" office:value="37">
            <text:p>37</text:p>
          </table:table-cell>
          <table:table-cell table:formula="of:=RANK([.O12]; [.$F12:.$BI12])" office:value-type="float" office:value="28">
            <text:p>28</text:p>
          </table:table-cell>
          <table:table-cell table:formula="of:=RANK([.P12]; [.$F12:.$BI12])" office:value-type="float" office:value="29">
            <text:p>29</text:p>
          </table:table-cell>
          <table:table-cell table:formula="of:=RANK([.Q12]; [.$F12:.$BI12])" office:value-type="float" office:value="15">
            <text:p>15</text:p>
          </table:table-cell>
          <table:table-cell table:formula="of:=RANK([.R12]; [.$F12:.$BI12])" office:value-type="float" office:value="38">
            <text:p>38</text:p>
          </table:table-cell>
          <table:table-cell table:formula="of:=RANK([.S12]; [.$F12:.$BI12])" office:value-type="float" office:value="46">
            <text:p>46</text:p>
          </table:table-cell>
          <table:table-cell table:formula="of:=RANK([.T12]; [.$F12:.$BI12])" office:value-type="float" office:value="36">
            <text:p>36</text:p>
          </table:table-cell>
          <table:table-cell table:formula="of:=RANK([.U12]; [.$F12:.$BI12])" office:value-type="float" office:value="38">
            <text:p>38</text:p>
          </table:table-cell>
          <table:table-cell table:formula="of:=RANK([.V12]; [.$F12:.$BI12])" office:value-type="float" office:value="24">
            <text:p>24</text:p>
          </table:table-cell>
          <table:table-cell table:formula="of:=RANK([.W12]; [.$F12:.$BI12])" office:value-type="float" office:value="25">
            <text:p>25</text:p>
          </table:table-cell>
          <table:table-cell table:formula="of:=RANK([.X12]; [.$F12:.$BI12])" office:value-type="float" office:value="11">
            <text:p>11</text:p>
          </table:table-cell>
          <table:table-cell table:formula="of:=RANK([.Y12]; [.$F12:.$BI12])" office:value-type="float" office:value="25">
            <text:p>25</text:p>
          </table:table-cell>
          <table:table-cell table:formula="of:=RANK([.Z12]; [.$F12:.$BI12])" office:value-type="float" office:value="23">
            <text:p>23</text:p>
          </table:table-cell>
          <table:table-cell table:formula="of:=RANK([.AA12]; [.$F12:.$BI12])" office:value-type="float" office:value="45">
            <text:p>45</text:p>
          </table:table-cell>
          <table:table-cell table:formula="of:=RANK([.AB12]; [.$F12:.$BI12])" office:value-type="float" office:value="25">
            <text:p>25</text:p>
          </table:table-cell>
          <table:table-cell/>
          <table:table-cell table:style-name="Default" table:formula="of:=RANK([.AD12]; [.$F12:.$BI12])" office:value-type="float" office:value="29">
            <text:p>29</text:p>
          </table:table-cell>
          <table:table-cell table:formula="of:=RANK([.AE12]; [.$F12:.$BI12])" office:value-type="float" office:value="18">
            <text:p>18</text:p>
          </table:table-cell>
          <table:table-cell table:formula="of:=RANK([.AF12]; [.$F12:.$BI12])" office:value-type="float" office:value="18">
            <text:p>18</text:p>
          </table:table-cell>
          <table:table-cell table:formula="of:=RANK([.AG12]; [.$F12:.$BI12])" office:value-type="float" office:value="33">
            <text:p>33</text:p>
          </table:table-cell>
          <table:table-cell table:formula="of:=RANK([.AH12]; [.$F12:.$BI12])" office:value-type="float" office:value="33">
            <text:p>33</text:p>
          </table:table-cell>
          <table:table-cell table:formula="of:=RANK([.AI12]; [.$F12:.$BI12])" office:value-type="float" office:value="33">
            <text:p>33</text:p>
          </table:table-cell>
          <table:table-cell/>
          <table:table-cell table:formula="of:=RANK([.AK12]; [.$F12:.$BI12])" office:value-type="float" office:value="10">
            <text:p>10</text:p>
          </table:table-cell>
          <table:table-cell/>
          <table:table-cell table:style-name="Default" table:formula="of:=RANK([.AM12]; [.$F12:.$BI12])" office:value-type="float" office:value="4">
            <text:p>4</text:p>
          </table:table-cell>
          <table:table-cell table:style-name="Default" table:formula="of:=RANK([.AN12]; [.$F12:.$BI12])" office:value-type="float" office:value="9">
            <text:p>9</text:p>
          </table:table-cell>
          <table:table-cell table:style-name="Default" table:formula="of:=RANK([.AO12]; [.$F12:.$BI12])" office:value-type="float" office:value="3">
            <text:p>3</text:p>
          </table:table-cell>
          <table:table-cell table:style-name="Default" table:formula="of:=RANK([.AP12]; [.$F12:.$BI12])" office:value-type="float" office:value="17">
            <text:p>17</text:p>
          </table:table-cell>
          <table:table-cell table:style-name="Default" table:formula="of:=RANK([.AQ12]; [.$F12:.$BI12])" office:value-type="float" office:value="16">
            <text:p>16</text:p>
          </table:table-cell>
          <table:table-cell table:style-name="Default" table:formula="of:=RANK([.AR12]; [.$F12:.$BI12])" office:value-type="float" office:value="13">
            <text:p>13</text:p>
          </table:table-cell>
          <table:table-cell table:style-name="Default" table:formula="of:=RANK([.AS12]; [.$F12:.$BI12])" office:value-type="float" office:value="5">
            <text:p>5</text:p>
          </table:table-cell>
          <table:table-cell table:style-name="Default" table:formula="of:=RANK([.AT12]; [.$F12:.$BI12])" office:value-type="float" office:value="6">
            <text:p>6</text:p>
          </table:table-cell>
          <table:table-cell table:formula="of:=RANK([.AU12]; [.$F12:.$BI12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12]; [.$F12:.$BI12])" office:value-type="float" office:value="14">
            <text:p>14</text:p>
          </table:table-cell>
          <table:table-cell table:formula="of:=RANK([.AZ12]; [.$F12:.$BI12])" office:value-type="float" office:value="7">
            <text:p>7</text:p>
          </table:table-cell>
          <table:table-cell/>
          <table:table-cell table:formula="of:=RANK([.BB12]; [.$F12:.$BI12])" office:value-type="float" office:value="8">
            <text:p>8</text:p>
          </table:table-cell>
          <table:table-cell table:formula="of:=RANK([.BC12]; [.$F12:.$BI12])" office:value-type="float" office:value="2">
            <text:p>2</text:p>
          </table:table-cell>
          <table:table-cell table:formula="of:=RANK([.BD12]; [.$F12:.$BI12])" office:value-type="float" office:value="1">
            <text:p>1</text:p>
          </table:table-cell>
          <table:table-cell table:style-name="Default"/>
          <table:table-cell table:style-name="Default" table:formula="of:=RANK([.BF12]; [.$F12:.$BI12])" office:value-type="float" office:value="20">
            <text:p>20</text:p>
          </table:table-cell>
          <table:table-cell table:formula="of:=RANK([.BG12]; [.$F12:.$BI12])" office:value-type="float" office:value="40">
            <text:p>40</text:p>
          </table:table-cell>
          <table:table-cell table:formula="of:=RANK([.BH12]; [.$F12:.$BI12])" office:value-type="float" office:value="42">
            <text:p>42</text:p>
          </table:table-cell>
          <table:table-cell table:formula="of:=RANK([.BI12]; [.$F12:.$BI12])" office:value-type="float" office:value="43">
            <text:p>4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BI13])" office:value-type="float" office:value="43">
            <text:p>43</text:p>
          </table:table-cell>
          <table:table-cell table:formula="of:=RANK([.G13]; [.$F13:.$BS13])" office:value-type="float" office:value="39">
            <text:p>39</text:p>
          </table:table-cell>
          <table:table-cell table:formula="of:=RANK([.H13]; [.$F13:.$BI13])" office:value-type="float" office:value="13">
            <text:p>13</text:p>
          </table:table-cell>
          <table:table-cell table:formula="of:=RANK([.I13]; [.$F13:.$BI13])" office:value-type="float" office:value="40">
            <text:p>40</text:p>
          </table:table-cell>
          <table:table-cell table:style-name="Default" table:formula="of:=RANK([.J13]; [.$F13:.$BI13])" office:value-type="float" office:value="2">
            <text:p>2</text:p>
          </table:table-cell>
          <table:table-cell table:formula="of:=RANK([.K13]; [.$F13:.$BI13])" office:value-type="float" office:value="11">
            <text:p>11</text:p>
          </table:table-cell>
          <table:table-cell/>
          <table:table-cell table:formula="of:=RANK([.M13]; [.$F13:.$BI13])" office:value-type="float" office:value="44">
            <text:p>44</text:p>
          </table:table-cell>
          <table:table-cell table:formula="of:=RANK([.N13]; [.$F13:.$BI13])" office:value-type="float" office:value="46">
            <text:p>46</text:p>
          </table:table-cell>
          <table:table-cell table:formula="of:=RANK([.O13]; [.$F13:.$BI13])" office:value-type="float" office:value="33">
            <text:p>33</text:p>
          </table:table-cell>
          <table:table-cell table:formula="of:=RANK([.P13]; [.$F13:.$BI13])" office:value-type="float" office:value="40">
            <text:p>40</text:p>
          </table:table-cell>
          <table:table-cell table:formula="of:=RANK([.Q13]; [.$F13:.$BI13])" office:value-type="float" office:value="36">
            <text:p>36</text:p>
          </table:table-cell>
          <table:table-cell table:formula="of:=RANK([.R13]; [.$F13:.$BI13])" office:value-type="float" office:value="30">
            <text:p>30</text:p>
          </table:table-cell>
          <table:table-cell table:formula="of:=RANK([.S13]; [.$F13:.$BI13])" office:value-type="float" office:value="19">
            <text:p>19</text:p>
          </table:table-cell>
          <table:table-cell table:formula="of:=RANK([.T13]; [.$F13:.$BI13])" office:value-type="float" office:value="21">
            <text:p>21</text:p>
          </table:table-cell>
          <table:table-cell table:formula="of:=RANK([.U13]; [.$F13:.$BI13])" office:value-type="float" office:value="37">
            <text:p>37</text:p>
          </table:table-cell>
          <table:table-cell table:formula="of:=RANK([.V13]; [.$F13:.$BI13])" office:value-type="float" office:value="42">
            <text:p>42</text:p>
          </table:table-cell>
          <table:table-cell table:formula="of:=RANK([.W13]; [.$F13:.$BI13])" office:value-type="float" office:value="29">
            <text:p>29</text:p>
          </table:table-cell>
          <table:table-cell table:formula="of:=RANK([.X13]; [.$F13:.$BI13])" office:value-type="float" office:value="32">
            <text:p>32</text:p>
          </table:table-cell>
          <table:table-cell table:formula="of:=RANK([.Y13]; [.$F13:.$BI13])" office:value-type="float" office:value="38">
            <text:p>38</text:p>
          </table:table-cell>
          <table:table-cell table:formula="of:=RANK([.Z13]; [.$F13:.$BI13])" office:value-type="float" office:value="35">
            <text:p>35</text:p>
          </table:table-cell>
          <table:table-cell table:formula="of:=RANK([.AA13]; [.$F13:.$BI13])" office:value-type="float" office:value="34">
            <text:p>34</text:p>
          </table:table-cell>
          <table:table-cell table:formula="of:=RANK([.AB13]; [.$F13:.$BI13])" office:value-type="float" office:value="31">
            <text:p>31</text:p>
          </table:table-cell>
          <table:table-cell/>
          <table:table-cell table:style-name="Default" table:formula="of:=RANK([.AD13]; [.$F13:.$BI13])" office:value-type="float" office:value="26">
            <text:p>26</text:p>
          </table:table-cell>
          <table:table-cell table:formula="of:=RANK([.AE13]; [.$F13:.$BI13])" office:value-type="float" office:value="28">
            <text:p>28</text:p>
          </table:table-cell>
          <table:table-cell table:formula="of:=RANK([.AF13]; [.$F13:.$BI13])" office:value-type="float" office:value="22">
            <text:p>22</text:p>
          </table:table-cell>
          <table:table-cell table:formula="of:=RANK([.AG13]; [.$F13:.$BI13])" office:value-type="float" office:value="23">
            <text:p>23</text:p>
          </table:table-cell>
          <table:table-cell table:formula="of:=RANK([.AH13]; [.$F13:.$BI13])" office:value-type="float" office:value="27">
            <text:p>27</text:p>
          </table:table-cell>
          <table:table-cell table:formula="of:=RANK([.AI13]; [.$F13:.$BI13])" office:value-type="float" office:value="45">
            <text:p>45</text:p>
          </table:table-cell>
          <table:table-cell/>
          <table:table-cell table:formula="of:=RANK([.AK13]; [.$F13:.$BI13])" office:value-type="float" office:value="6">
            <text:p>6</text:p>
          </table:table-cell>
          <table:table-cell/>
          <table:table-cell table:style-name="Default" table:formula="of:=RANK([.AM13]; [.$F13:.$BI13])" office:value-type="float" office:value="14">
            <text:p>14</text:p>
          </table:table-cell>
          <table:table-cell table:style-name="Default" table:formula="of:=RANK([.AN13]; [.$F13:.$BI13])" office:value-type="float" office:value="8">
            <text:p>8</text:p>
          </table:table-cell>
          <table:table-cell table:style-name="Default" table:formula="of:=RANK([.AO13]; [.$F13:.$BI13])" office:value-type="float" office:value="3">
            <text:p>3</text:p>
          </table:table-cell>
          <table:table-cell table:style-name="Default" table:formula="of:=RANK([.AP13]; [.$F13:.$BI13])" office:value-type="float" office:value="12">
            <text:p>12</text:p>
          </table:table-cell>
          <table:table-cell table:style-name="Default" table:formula="of:=RANK([.AQ13]; [.$F13:.$BI13])" office:value-type="float" office:value="9">
            <text:p>9</text:p>
          </table:table-cell>
          <table:table-cell table:style-name="Default" table:formula="of:=RANK([.AR13]; [.$F13:.$BI13])" office:value-type="float" office:value="7">
            <text:p>7</text:p>
          </table:table-cell>
          <table:table-cell table:style-name="Default" table:formula="of:=RANK([.AS13]; [.$F13:.$BI13])" office:value-type="float" office:value="5">
            <text:p>5</text:p>
          </table:table-cell>
          <table:table-cell table:style-name="Default" table:formula="of:=RANK([.AT13]; [.$F13:.$BI13])" office:value-type="float" office:value="4">
            <text:p>4</text:p>
          </table:table-cell>
          <table:table-cell table:formula="of:=RANK([.AU13]; [.$F13:.$BI13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13]; [.$F13:.$BI13])" office:value-type="float" office:value="1">
            <text:p>1</text:p>
          </table:table-cell>
          <table:table-cell table:formula="of:=RANK([.AZ13]; [.$F13:.$BI13])" office:value-type="float" office:value="10">
            <text:p>10</text:p>
          </table:table-cell>
          <table:table-cell/>
          <table:table-cell table:formula="of:=RANK([.BB13]; [.$F13:.$BI13])" office:value-type="float" office:value="25">
            <text:p>25</text:p>
          </table:table-cell>
          <table:table-cell table:formula="of:=RANK([.BC13]; [.$F13:.$BI13])" office:value-type="float" office:value="24">
            <text:p>24</text:p>
          </table:table-cell>
          <table:table-cell table:formula="of:=RANK([.BD13]; [.$F13:.$BI13])" office:value-type="float" office:value="18">
            <text:p>18</text:p>
          </table:table-cell>
          <table:table-cell table:style-name="Default"/>
          <table:table-cell table:style-name="Default" table:formula="of:=RANK([.BF13]; [.$F13:.$BI13])" office:value-type="float" office:value="20">
            <text:p>20</text:p>
          </table:table-cell>
          <table:table-cell table:formula="of:=RANK([.BG13]; [.$F13:.$BI13])" office:value-type="float" office:value="15">
            <text:p>15</text:p>
          </table:table-cell>
          <table:table-cell table:formula="of:=RANK([.BH13]; [.$F13:.$BI13])" office:value-type="float" office:value="16">
            <text:p>16</text:p>
          </table:table-cell>
          <table:table-cell table:formula="of:=RANK([.BI13]; [.$F13:.$BI13])" office:value-type="float" office:value="17">
            <text:p>1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BI14])" office:value-type="float" office:value="41">
            <text:p>41</text:p>
          </table:table-cell>
          <table:table-cell table:formula="of:=RANK([.G14]; [.$F14:.$BS14])" office:value-type="float" office:value="32">
            <text:p>32</text:p>
          </table:table-cell>
          <table:table-cell table:formula="of:=RANK([.H14]; [.$F14:.$BI14])" office:value-type="float" office:value="32">
            <text:p>32</text:p>
          </table:table-cell>
          <table:table-cell table:formula="of:=RANK([.I14]; [.$F14:.$BI14])" office:value-type="float" office:value="10">
            <text:p>10</text:p>
          </table:table-cell>
          <table:table-cell table:style-name="Default" table:formula="of:=RANK([.J14]; [.$F14:.$BI14])" office:value-type="float" office:value="10">
            <text:p>10</text:p>
          </table:table-cell>
          <table:table-cell table:formula="of:=RANK([.K14]; [.$F14:.$BI14])" office:value-type="float" office:value="14">
            <text:p>14</text:p>
          </table:table-cell>
          <table:table-cell/>
          <table:table-cell table:formula="of:=RANK([.M14]; [.$F14:.$BI14])" office:value-type="float" office:value="15">
            <text:p>15</text:p>
          </table:table-cell>
          <table:table-cell table:formula="of:=RANK([.N14]; [.$F14:.$BI14])" office:value-type="float" office:value="41">
            <text:p>41</text:p>
          </table:table-cell>
          <table:table-cell table:formula="of:=RANK([.O14]; [.$F14:.$BI14])" office:value-type="float" office:value="29">
            <text:p>29</text:p>
          </table:table-cell>
          <table:table-cell table:formula="of:=RANK([.P14]; [.$F14:.$BI14])" office:value-type="float" office:value="15">
            <text:p>15</text:p>
          </table:table-cell>
          <table:table-cell table:formula="of:=RANK([.Q14]; [.$F14:.$BI14])" office:value-type="float" office:value="15">
            <text:p>15</text:p>
          </table:table-cell>
          <table:table-cell table:formula="of:=RANK([.R14]; [.$F14:.$BI14])" office:value-type="float" office:value="15">
            <text:p>15</text:p>
          </table:table-cell>
          <table:table-cell table:formula="of:=RANK([.S14]; [.$F14:.$BI14])" office:value-type="float" office:value="15">
            <text:p>15</text:p>
          </table:table-cell>
          <table:table-cell table:formula="of:=RANK([.T14]; [.$F14:.$BI14])" office:value-type="float" office:value="15">
            <text:p>15</text:p>
          </table:table-cell>
          <table:table-cell table:formula="of:=RANK([.U14]; [.$F14:.$BI14])" office:value-type="float" office:value="15">
            <text:p>15</text:p>
          </table:table-cell>
          <table:table-cell table:formula="of:=RANK([.V14]; [.$F14:.$BI14])" office:value-type="float" office:value="29">
            <text:p>29</text:p>
          </table:table-cell>
          <table:table-cell table:formula="of:=RANK([.W14]; [.$F14:.$BI14])" office:value-type="float" office:value="15">
            <text:p>15</text:p>
          </table:table-cell>
          <table:table-cell table:formula="of:=RANK([.X14]; [.$F14:.$BI14])" office:value-type="float" office:value="15">
            <text:p>15</text:p>
          </table:table-cell>
          <table:table-cell table:formula="of:=RANK([.Y14]; [.$F14:.$BI14])" office:value-type="float" office:value="15">
            <text:p>15</text:p>
          </table:table-cell>
          <table:table-cell table:formula="of:=RANK([.Z14]; [.$F14:.$BI14])" office:value-type="float" office:value="15">
            <text:p>15</text:p>
          </table:table-cell>
          <table:table-cell table:formula="of:=RANK([.AA14]; [.$F14:.$BI14])" office:value-type="float" office:value="15">
            <text:p>15</text:p>
          </table:table-cell>
          <table:table-cell table:formula="of:=RANK([.AB14]; [.$F14:.$BI14])" office:value-type="float" office:value="15">
            <text:p>15</text:p>
          </table:table-cell>
          <table:table-cell/>
          <table:table-cell table:style-name="Default" table:formula="of:=RANK([.AD14]; [.$F14:.$BI14])" office:value-type="float" office:value="34">
            <text:p>34</text:p>
          </table:table-cell>
          <table:table-cell table:formula="of:=RANK([.AE14]; [.$F14:.$BI14])" office:value-type="float" office:value="34">
            <text:p>34</text:p>
          </table:table-cell>
          <table:table-cell table:formula="of:=RANK([.AF14]; [.$F14:.$BI14])" office:value-type="float" office:value="34">
            <text:p>34</text:p>
          </table:table-cell>
          <table:table-cell table:formula="of:=RANK([.AG14]; [.$F14:.$BI14])" office:value-type="float" office:value="34">
            <text:p>34</text:p>
          </table:table-cell>
          <table:table-cell table:formula="of:=RANK([.AH14]; [.$F14:.$BI14])" office:value-type="float" office:value="40">
            <text:p>40</text:p>
          </table:table-cell>
          <table:table-cell table:formula="of:=RANK([.AI14]; [.$F14:.$BI14])" office:value-type="float" office:value="44">
            <text:p>44</text:p>
          </table:table-cell>
          <table:table-cell/>
          <table:table-cell table:formula="of:=RANK([.AK14]; [.$F14:.$BI14])" office:value-type="float" office:value="6">
            <text:p>6</text:p>
          </table:table-cell>
          <table:table-cell/>
          <table:table-cell table:style-name="Default" table:formula="of:=RANK([.AM14]; [.$F14:.$BI14])" office:value-type="float" office:value="34">
            <text:p>34</text:p>
          </table:table-cell>
          <table:table-cell table:style-name="Default" table:formula="of:=RANK([.AN14]; [.$F14:.$BI14])" office:value-type="float" office:value="6">
            <text:p>6</text:p>
          </table:table-cell>
          <table:table-cell table:style-name="Default" table:formula="of:=RANK([.AO14]; [.$F14:.$BI14])" office:value-type="float" office:value="1">
            <text:p>1</text:p>
          </table:table-cell>
          <table:table-cell table:style-name="Default" table:formula="of:=RANK([.AP14]; [.$F14:.$BI14])" office:value-type="float" office:value="2">
            <text:p>2</text:p>
          </table:table-cell>
          <table:table-cell table:style-name="Default" table:formula="of:=RANK([.AQ14]; [.$F14:.$BI14])" office:value-type="float" office:value="3">
            <text:p>3</text:p>
          </table:table-cell>
          <table:table-cell table:style-name="Default" table:formula="of:=RANK([.AR14]; [.$F14:.$BI14])" office:value-type="float" office:value="4">
            <text:p>4</text:p>
          </table:table-cell>
          <table:table-cell table:style-name="Default" table:formula="of:=RANK([.AS14]; [.$F14:.$BI14])" office:value-type="float" office:value="4">
            <text:p>4</text:p>
          </table:table-cell>
          <table:table-cell table:style-name="Default" table:formula="of:=RANK([.AT14]; [.$F14:.$BI14])" office:value-type="float" office:value="6">
            <text:p>6</text:p>
          </table:table-cell>
          <table:table-cell table:formula="of:=RANK([.AU14]; [.$F14:.$BI14]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14]; [.$F14:.$BI14])" office:value-type="float" office:value="10">
            <text:p>10</text:p>
          </table:table-cell>
          <table:table-cell table:formula="of:=RANK([.AZ14]; [.$F14:.$BI14])" office:value-type="float" office:value="41">
            <text:p>41</text:p>
          </table:table-cell>
          <table:table-cell/>
          <table:table-cell table:formula="of:=RANK([.BB14]; [.$F14:.$BI14])" office:value-type="float" office:value="10">
            <text:p>10</text:p>
          </table:table-cell>
          <table:table-cell table:formula="of:=RANK([.BC14]; [.$F14:.$BI14])" office:value-type="float" office:value="29">
            <text:p>29</text:p>
          </table:table-cell>
          <table:table-cell table:formula="of:=RANK([.BD14]; [.$F14:.$BI14])" office:value-type="float" office:value="15">
            <text:p>15</text:p>
          </table:table-cell>
          <table:table-cell table:style-name="Default"/>
          <table:table-cell table:style-name="Default" table:formula="of:=RANK([.BF14]; [.$F14:.$BI14])" office:value-type="float" office:value="6">
            <text:p>6</text:p>
          </table:table-cell>
          <table:table-cell table:formula="of:=RANK([.BG14]; [.$F14:.$BI14])" office:value-type="float" office:value="45">
            <text:p>45</text:p>
          </table:table-cell>
          <table:table-cell table:formula="of:=RANK([.BH14]; [.$F14:.$BI14])" office:value-type="float" office:value="45">
            <text:p>45</text:p>
          </table:table-cell>
          <table:table-cell table:formula="of:=RANK([.BI14]; [.$F14:.$BI14])" office:value-type="float" office:value="39">
            <text:p>39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BI15])" office:value-type="float" office:value="38">
            <text:p>38</text:p>
          </table:table-cell>
          <table:table-cell table:formula="of:=RANK([.G15]; [.$F15:.$BS15])" office:value-type="float" office:value="37">
            <text:p>37</text:p>
          </table:table-cell>
          <table:table-cell table:formula="of:=RANK([.H15]; [.$F15:.$BI15])" office:value-type="float" office:value="7">
            <text:p>7</text:p>
          </table:table-cell>
          <table:table-cell table:formula="of:=RANK([.I15]; [.$F15:.$BI15])" office:value-type="float" office:value="36">
            <text:p>36</text:p>
          </table:table-cell>
          <table:table-cell table:style-name="Default" table:formula="of:=RANK([.J15]; [.$F15:.$BI15])" office:value-type="float" office:value="7">
            <text:p>7</text:p>
          </table:table-cell>
          <table:table-cell table:formula="of:=RANK([.K15]; [.$F15:.$BI15])" office:value-type="float" office:value="47">
            <text:p>47</text:p>
          </table:table-cell>
          <table:table-cell/>
          <table:table-cell table:formula="of:=RANK([.M15]; [.$F15:.$BI15])" office:value-type="float" office:value="24">
            <text:p>24</text:p>
          </table:table-cell>
          <table:table-cell table:formula="of:=RANK([.N15]; [.$F15:.$BI15])" office:value-type="float" office:value="23">
            <text:p>23</text:p>
          </table:table-cell>
          <table:table-cell table:formula="of:=RANK([.O15]; [.$F15:.$BI15])" office:value-type="float" office:value="40">
            <text:p>40</text:p>
          </table:table-cell>
          <table:table-cell table:formula="of:=RANK([.P15]; [.$F15:.$BI15])" office:value-type="float" office:value="19">
            <text:p>19</text:p>
          </table:table-cell>
          <table:table-cell table:formula="of:=RANK([.Q15]; [.$F15:.$BI15])" office:value-type="float" office:value="10">
            <text:p>10</text:p>
          </table:table-cell>
          <table:table-cell table:formula="of:=RANK([.R15]; [.$F15:.$BI15])" office:value-type="float" office:value="16">
            <text:p>16</text:p>
          </table:table-cell>
          <table:table-cell table:formula="of:=RANK([.S15]; [.$F15:.$BI15])" office:value-type="float" office:value="1">
            <text:p>1</text:p>
          </table:table-cell>
          <table:table-cell table:formula="of:=RANK([.T15]; [.$F15:.$BI15])" office:value-type="float" office:value="17">
            <text:p>17</text:p>
          </table:table-cell>
          <table:table-cell table:formula="of:=RANK([.U15]; [.$F15:.$BI15])" office:value-type="float" office:value="4">
            <text:p>4</text:p>
          </table:table-cell>
          <table:table-cell table:formula="of:=RANK([.V15]; [.$F15:.$BI15])" office:value-type="float" office:value="18">
            <text:p>18</text:p>
          </table:table-cell>
          <table:table-cell table:formula="of:=RANK([.W15]; [.$F15:.$BI15])" office:value-type="float" office:value="10">
            <text:p>10</text:p>
          </table:table-cell>
          <table:table-cell table:formula="of:=RANK([.X15]; [.$F15:.$BI15])" office:value-type="float" office:value="6">
            <text:p>6</text:p>
          </table:table-cell>
          <table:table-cell table:formula="of:=RANK([.Y15]; [.$F15:.$BI15])" office:value-type="float" office:value="3">
            <text:p>3</text:p>
          </table:table-cell>
          <table:table-cell table:formula="of:=RANK([.Z15]; [.$F15:.$BI15])" office:value-type="float" office:value="10">
            <text:p>10</text:p>
          </table:table-cell>
          <table:table-cell table:formula="of:=RANK([.AA15]; [.$F15:.$BI15])" office:value-type="float" office:value="4">
            <text:p>4</text:p>
          </table:table-cell>
          <table:table-cell table:formula="of:=RANK([.AB15]; [.$F15:.$BI15])" office:value-type="float" office:value="15">
            <text:p>15</text:p>
          </table:table-cell>
          <table:table-cell/>
          <table:table-cell table:style-name="Default" table:formula="of:=RANK([.AD15]; [.$F15:.$BI15])" office:value-type="float" office:value="42">
            <text:p>42</text:p>
          </table:table-cell>
          <table:table-cell table:formula="of:=RANK([.AE15]; [.$F15:.$BI15])" office:value-type="float" office:value="42">
            <text:p>42</text:p>
          </table:table-cell>
          <table:table-cell table:formula="of:=RANK([.AF15]; [.$F15:.$BI15])" office:value-type="float" office:value="42">
            <text:p>42</text:p>
          </table:table-cell>
          <table:table-cell table:formula="of:=RANK([.AG15]; [.$F15:.$BI15])" office:value-type="float" office:value="39">
            <text:p>39</text:p>
          </table:table-cell>
          <table:table-cell table:formula="of:=RANK([.AH15]; [.$F15:.$BI15])" office:value-type="float" office:value="41">
            <text:p>41</text:p>
          </table:table-cell>
          <table:table-cell table:formula="of:=RANK([.AI15]; [.$F15:.$BI15])" office:value-type="float" office:value="45">
            <text:p>45</text:p>
          </table:table-cell>
          <table:table-cell/>
          <table:table-cell table:formula="of:=RANK([.AK15]; [.$F15:.$BI15])" office:value-type="float" office:value="7">
            <text:p>7</text:p>
          </table:table-cell>
          <table:table-cell/>
          <table:table-cell table:style-name="Default" table:formula="of:=RANK([.AM15]; [.$F15:.$BI15])" office:value-type="float" office:value="34">
            <text:p>34</text:p>
          </table:table-cell>
          <table:table-cell table:style-name="Default" table:formula="of:=RANK([.AN15]; [.$F15:.$BI15])" office:value-type="float" office:value="35">
            <text:p>35</text:p>
          </table:table-cell>
          <table:table-cell table:style-name="Default" table:formula="of:=RANK([.AO15]; [.$F15:.$BI15])" office:value-type="float" office:value="30">
            <text:p>30</text:p>
          </table:table-cell>
          <table:table-cell table:style-name="Default" table:formula="of:=RANK([.AP15]; [.$F15:.$BI15])" office:value-type="float" office:value="33">
            <text:p>33</text:p>
          </table:table-cell>
          <table:table-cell table:style-name="Default" table:formula="of:=RANK([.AQ15]; [.$F15:.$BI15])" office:value-type="float" office:value="32">
            <text:p>32</text:p>
          </table:table-cell>
          <table:table-cell table:style-name="Default" table:formula="of:=RANK([.AR15]; [.$F15:.$BI15])" office:value-type="float" office:value="31">
            <text:p>31</text:p>
          </table:table-cell>
          <table:table-cell table:style-name="Default" table:formula="of:=RANK([.AS15]; [.$F15:.$BI15])" office:value-type="float" office:value="27">
            <text:p>27</text:p>
          </table:table-cell>
          <table:table-cell table:style-name="Default" table:formula="of:=RANK([.AT15]; [.$F15:.$BI15])" office:value-type="float" office:value="25">
            <text:p>25</text:p>
          </table:table-cell>
          <table:table-cell table:formula="of:=RANK([.AU15]; [.$F15:.$BI15])" office:value-type="float" office:value="45">
            <text:p>45</text:p>
          </table:table-cell>
          <table:table-cell/>
          <table:table-cell table:style-name="Default" table:number-columns-repeated="2"/>
          <table:table-cell table:style-name="Default" table:formula="of:=RANK([.AY15]; [.$F15:.$BI15])" office:value-type="float" office:value="26">
            <text:p>26</text:p>
          </table:table-cell>
          <table:table-cell table:formula="of:=RANK([.AZ15]; [.$F15:.$BI15])" office:value-type="float" office:value="1">
            <text:p>1</text:p>
          </table:table-cell>
          <table:table-cell/>
          <table:table-cell table:formula="of:=RANK([.BB15]; [.$F15:.$BI15])" office:value-type="float" office:value="28">
            <text:p>28</text:p>
          </table:table-cell>
          <table:table-cell table:formula="of:=RANK([.BC15]; [.$F15:.$BI15])" office:value-type="float" office:value="22">
            <text:p>22</text:p>
          </table:table-cell>
          <table:table-cell table:formula="of:=RANK([.BD15]; [.$F15:.$BI15])" office:value-type="float" office:value="10">
            <text:p>10</text:p>
          </table:table-cell>
          <table:table-cell table:style-name="Default"/>
          <table:table-cell table:style-name="Default" table:formula="of:=RANK([.BF15]; [.$F15:.$BI15])" office:value-type="float" office:value="29">
            <text:p>29</text:p>
          </table:table-cell>
          <table:table-cell table:formula="of:=RANK([.BG15]; [.$F15:.$BI15])" office:value-type="float" office:value="21">
            <text:p>21</text:p>
          </table:table-cell>
          <table:table-cell table:formula="of:=RANK([.BH15]; [.$F15:.$BI15])" office:value-type="float" office:value="20">
            <text:p>20</text:p>
          </table:table-cell>
          <table:table-cell table:formula="of:=RANK([.BI15]; [.$F15:.$BI15])" office:value-type="float" office:value="14">
            <text:p>1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BI16])" office:value-type="float" office:value="24">
            <text:p>24</text:p>
          </table:table-cell>
          <table:table-cell table:formula="of:=RANK([.G16]; [.$F16:.$BS16])" office:value-type="float" office:value="21">
            <text:p>21</text:p>
          </table:table-cell>
          <table:table-cell table:formula="of:=RANK([.H16]; [.$F16:.$BI16])" office:value-type="float" office:value="23">
            <text:p>23</text:p>
          </table:table-cell>
          <table:table-cell table:formula="of:=RANK([.I16]; [.$F16:.$BI16])" office:value-type="float" office:value="18">
            <text:p>18</text:p>
          </table:table-cell>
          <table:table-cell table:style-name="Default" table:formula="of:=RANK([.J16]; [.$F16:.$BI16])" office:value-type="float" office:value="22">
            <text:p>22</text:p>
          </table:table-cell>
          <table:table-cell table:formula="of:=RANK([.K16]; [.$F16:.$BI16])" office:value-type="float" office:value="26">
            <text:p>26</text:p>
          </table:table-cell>
          <table:table-cell/>
          <table:table-cell table:formula="of:=RANK([.M16]; [.$F16:.$BI16])" office:value-type="float" office:value="42">
            <text:p>42</text:p>
          </table:table-cell>
          <table:table-cell table:formula="of:=RANK([.N16]; [.$F16:.$BI16])" office:value-type="float" office:value="20">
            <text:p>20</text:p>
          </table:table-cell>
          <table:table-cell table:formula="of:=RANK([.O16]; [.$F16:.$BI16])" office:value-type="float" office:value="29">
            <text:p>29</text:p>
          </table:table-cell>
          <table:table-cell table:formula="of:=RANK([.P16]; [.$F16:.$BI16])" office:value-type="float" office:value="18">
            <text:p>18</text:p>
          </table:table-cell>
          <table:table-cell table:formula="of:=RANK([.Q16]; [.$F16:.$BI16])" office:value-type="float" office:value="30">
            <text:p>30</text:p>
          </table:table-cell>
          <table:table-cell table:formula="of:=RANK([.R16]; [.$F16:.$BI16])" office:value-type="float" office:value="33">
            <text:p>33</text:p>
          </table:table-cell>
          <table:table-cell table:formula="of:=RANK([.S16]; [.$F16:.$BI16])" office:value-type="float" office:value="34">
            <text:p>34</text:p>
          </table:table-cell>
          <table:table-cell table:formula="of:=RANK([.T16]; [.$F16:.$BI16])" office:value-type="float" office:value="38">
            <text:p>38</text:p>
          </table:table-cell>
          <table:table-cell table:formula="of:=RANK([.U16]; [.$F16:.$BI16])" office:value-type="float" office:value="32">
            <text:p>32</text:p>
          </table:table-cell>
          <table:table-cell table:formula="of:=RANK([.V16]; [.$F16:.$BI16])" office:value-type="float" office:value="41">
            <text:p>41</text:p>
          </table:table-cell>
          <table:table-cell table:formula="of:=RANK([.W16]; [.$F16:.$BI16])" office:value-type="float" office:value="27">
            <text:p>27</text:p>
          </table:table-cell>
          <table:table-cell table:formula="of:=RANK([.X16]; [.$F16:.$BI16])" office:value-type="float" office:value="40">
            <text:p>40</text:p>
          </table:table-cell>
          <table:table-cell table:formula="of:=RANK([.Y16]; [.$F16:.$BI16])" office:value-type="float" office:value="36">
            <text:p>36</text:p>
          </table:table-cell>
          <table:table-cell table:formula="of:=RANK([.Z16]; [.$F16:.$BI16])" office:value-type="float" office:value="28">
            <text:p>28</text:p>
          </table:table-cell>
          <table:table-cell table:formula="of:=RANK([.AA16]; [.$F16:.$BI16])" office:value-type="float" office:value="35">
            <text:p>35</text:p>
          </table:table-cell>
          <table:table-cell table:formula="of:=RANK([.AB16]; [.$F16:.$BI16])" office:value-type="float" office:value="37">
            <text:p>37</text:p>
          </table:table-cell>
          <table:table-cell/>
          <table:table-cell table:style-name="Default" table:formula="of:=RANK([.AD16]; [.$F16:.$BI16])" office:value-type="float" office:value="4">
            <text:p>4</text:p>
          </table:table-cell>
          <table:table-cell table:formula="of:=RANK([.AE16]; [.$F16:.$BI16])" office:value-type="float" office:value="8">
            <text:p>8</text:p>
          </table:table-cell>
          <table:table-cell table:formula="of:=RANK([.AF16]; [.$F16:.$BI16])" office:value-type="float" office:value="7">
            <text:p>7</text:p>
          </table:table-cell>
          <table:table-cell table:formula="of:=RANK([.AG16]; [.$F16:.$BI16])" office:value-type="float" office:value="5">
            <text:p>5</text:p>
          </table:table-cell>
          <table:table-cell table:formula="of:=RANK([.AH16]; [.$F16:.$BI16])" office:value-type="float" office:value="3">
            <text:p>3</text:p>
          </table:table-cell>
          <table:table-cell table:formula="of:=RANK([.AI16]; [.$F16:.$BI16])" office:value-type="float" office:value="6">
            <text:p>6</text:p>
          </table:table-cell>
          <table:table-cell/>
          <table:table-cell table:formula="of:=RANK([.AK16]; [.$F16:.$BI16])" office:value-type="float" office:value="11">
            <text:p>11</text:p>
          </table:table-cell>
          <table:table-cell/>
          <table:table-cell table:style-name="Default" table:formula="of:=RANK([.AM16]; [.$F16:.$BI16])" office:value-type="float" office:value="2">
            <text:p>2</text:p>
          </table:table-cell>
          <table:table-cell table:style-name="Default" table:formula="of:=RANK([.AN16]; [.$F16:.$BI16])" office:value-type="float" office:value="17">
            <text:p>17</text:p>
          </table:table-cell>
          <table:table-cell table:style-name="Default" table:formula="of:=RANK([.AO16]; [.$F16:.$BI16])" office:value-type="float" office:value="1">
            <text:p>1</text:p>
          </table:table-cell>
          <table:table-cell table:style-name="Default" table:formula="of:=RANK([.AP16]; [.$F16:.$BI16])" office:value-type="float" office:value="16">
            <text:p>16</text:p>
          </table:table-cell>
          <table:table-cell table:style-name="Default" table:formula="of:=RANK([.AQ16]; [.$F16:.$BI16])" office:value-type="float" office:value="15">
            <text:p>15</text:p>
          </table:table-cell>
          <table:table-cell table:style-name="Default" table:formula="of:=RANK([.AR16]; [.$F16:.$BI16])" office:value-type="float" office:value="13">
            <text:p>13</text:p>
          </table:table-cell>
          <table:table-cell table:style-name="Default" table:formula="of:=RANK([.AS16]; [.$F16:.$BI16])" office:value-type="float" office:value="10">
            <text:p>10</text:p>
          </table:table-cell>
          <table:table-cell table:style-name="Default" table:formula="of:=RANK([.AT16]; [.$F16:.$BI16])" office:value-type="float" office:value="9">
            <text:p>9</text:p>
          </table:table-cell>
          <table:table-cell table:formula="of:=RANK([.AU16]; [.$F16:.$BI16])" office:value-type="float" office:value="43">
            <text:p>43</text:p>
          </table:table-cell>
          <table:table-cell/>
          <table:table-cell table:style-name="Default" table:number-columns-repeated="2"/>
          <table:table-cell table:style-name="Default" table:formula="of:=RANK([.AY16]; [.$F16:.$BI16])" office:value-type="float" office:value="12">
            <text:p>12</text:p>
          </table:table-cell>
          <table:table-cell table:formula="of:=RANK([.AZ16]; [.$F16:.$BI16])" office:value-type="float" office:value="25">
            <text:p>25</text:p>
          </table:table-cell>
          <table:table-cell/>
          <table:table-cell table:formula="of:=RANK([.BB16]; [.$F16:.$BI16])" office:value-type="float" office:value="31">
            <text:p>31</text:p>
          </table:table-cell>
          <table:table-cell table:formula="of:=RANK([.BC16]; [.$F16:.$BI16])" office:value-type="float" office:value="45">
            <text:p>45</text:p>
          </table:table-cell>
          <table:table-cell table:formula="of:=RANK([.BD16]; [.$F16:.$BI16])" office:value-type="float" office:value="39">
            <text:p>39</text:p>
          </table:table-cell>
          <table:table-cell table:style-name="Default"/>
          <table:table-cell table:style-name="Default" table:formula="of:=RANK([.BF16]; [.$F16:.$BI16])" office:value-type="float" office:value="14">
            <text:p>14</text:p>
          </table:table-cell>
          <table:table-cell table:formula="of:=RANK([.BG16]; [.$F16:.$BI16])" office:value-type="float" office:value="47">
            <text:p>47</text:p>
          </table:table-cell>
          <table:table-cell table:formula="of:=RANK([.BH16]; [.$F16:.$BI16])" office:value-type="float" office:value="44">
            <text:p>44</text:p>
          </table:table-cell>
          <table:table-cell table:formula="of:=RANK([.BI16]; [.$F16:.$BI16])" office:value-type="float" office:value="46">
            <text:p>46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34.9333333333333">
            <text:p>34.93</text:p>
          </table:table-cell>
          <table:table-cell table:formula="of:=AVERAGE([.G38:.G52])" office:value-type="float" office:value="33.1333333333333">
            <text:p>33.13</text:p>
          </table:table-cell>
          <table:table-cell table:formula="of:=AVERAGE([.H38:.H52])" office:value-type="float" office:value="15.2">
            <text:p>15.2</text:p>
          </table:table-cell>
          <table:table-cell table:formula="of:=AVERAGE([.I38:.I52])" office:value-type="float" office:value="27.2">
            <text:p>27.2</text:p>
          </table:table-cell>
          <table:table-cell table:style-name="Default" table:formula="of:=AVERAGE([.J38:.J52])" office:value-type="float" office:value="15.4">
            <text:p>15.4</text:p>
          </table:table-cell>
          <table:table-cell table:formula="of:=AVERAGE([.K38:.K52])" office:value-type="float" office:value="19.1333333333333">
            <text:p>19.13</text:p>
          </table:table-cell>
          <table:table-cell/>
          <table:table-cell table:formula="of:=AVERAGE([.M38:.M52])" office:value-type="float" office:value="32">
            <text:p>32</text:p>
          </table:table-cell>
          <table:table-cell table:formula="of:=AVERAGE([.N38:.N52])" office:value-type="float" office:value="34">
            <text:p>34</text:p>
          </table:table-cell>
          <table:table-cell table:formula="of:=AVERAGE([.O38:.O52])" office:value-type="float" office:value="26.9333333333333">
            <text:p>26.93</text:p>
          </table:table-cell>
          <table:table-cell table:formula="of:=AVERAGE([.P38:.P52])" office:value-type="float" office:value="26">
            <text:p>26</text:p>
          </table:table-cell>
          <table:table-cell table:formula="of:=AVERAGE([.Q38:.Q52])" office:value-type="float" office:value="20.7333333333333">
            <text:p>20.73</text:p>
          </table:table-cell>
          <table:table-cell table:formula="of:=AVERAGE([.R38:.R52])" office:value-type="float" office:value="23.4">
            <text:p>23.4</text:p>
          </table:table-cell>
          <table:table-cell table:formula="of:=AVERAGE([.S38:.S52])" office:value-type="float" office:value="16.4666666666667">
            <text:p>16.47</text:p>
          </table:table-cell>
          <table:table-cell table:formula="of:=AVERAGE([.T38:.T52])" office:value-type="float" office:value="21.6">
            <text:p>21.6</text:p>
          </table:table-cell>
          <table:table-cell table:formula="of:=AVERAGE([.U38:.U52])" office:value-type="float" office:value="22.2">
            <text:p>22.2</text:p>
          </table:table-cell>
          <table:table-cell table:formula="of:=AVERAGE([.V38:.V52])" office:value-type="float" office:value="28.0666666666667">
            <text:p>28.07</text:p>
          </table:table-cell>
          <table:table-cell table:formula="of:=AVERAGE([.W38:.W52])" office:value-type="float" office:value="19.9333333333333">
            <text:p>19.93</text:p>
          </table:table-cell>
          <table:table-cell table:formula="of:=AVERAGE([.X38:.X52])" office:value-type="float" office:value="20.5333333333333">
            <text:p>20.53</text:p>
          </table:table-cell>
          <table:table-cell table:formula="of:=AVERAGE([.Y38:.Y52])" office:value-type="float" office:value="19.2666666666667">
            <text:p>19.27</text:p>
          </table:table-cell>
          <table:table-cell table:formula="of:=AVERAGE([.Z38:.Z52])" office:value-type="float" office:value="19.2666666666667">
            <text:p>19.27</text:p>
          </table:table-cell>
          <table:table-cell table:formula="of:=AVERAGE([.AA38:.AA52])" office:value-type="float" office:value="18.7333333333333">
            <text:p>18.73</text:p>
          </table:table-cell>
          <table:table-cell table:formula="of:=AVERAGE([.AB38:.AB52])" office:value-type="float" office:value="19.4666666666667">
            <text:p>19.47</text:p>
          </table:table-cell>
          <table:table-cell/>
          <table:table-cell table:style-name="Default" table:formula="of:=AVERAGE([.AD38:.AD52])" office:value-type="float" office:value="31.3333333333333">
            <text:p>31.33</text:p>
          </table:table-cell>
          <table:table-cell table:formula="of:=AVERAGE([.AE38:.AE52])" office:value-type="float" office:value="30.4">
            <text:p>30.4</text:p>
          </table:table-cell>
          <table:table-cell table:formula="of:=AVERAGE([.AF38:.AF52])" office:value-type="float" office:value="29.1333333333333">
            <text:p>29.13</text:p>
          </table:table-cell>
          <table:table-cell table:formula="of:=AVERAGE([.AG38:.AG52])" office:value-type="float" office:value="30.6666666666667">
            <text:p>30.67</text:p>
          </table:table-cell>
          <table:table-cell table:formula="of:=AVERAGE([.AH38:.AH52])" office:value-type="float" office:value="35.2666666666667">
            <text:p>35.27</text:p>
          </table:table-cell>
          <table:table-cell table:formula="of:=AVERAGE([.AI38:.AI52])" office:value-type="float" office:value="41">
            <text:p>41</text:p>
          </table:table-cell>
          <table:table-cell/>
          <table:table-cell table:formula="of:=AVERAGE([.AK38:.AK52])" office:value-type="float" office:value="8.73333333333333">
            <text:p>8.73</text:p>
          </table:table-cell>
          <table:table-cell/>
          <table:table-cell table:style-name="Default" table:formula="of:=AVERAGE([.AM38:.AM52])" office:value-type="float" office:value="21.4666666666667">
            <text:p>21.47</text:p>
          </table:table-cell>
          <table:table-cell table:style-name="Default" table:formula="of:=AVERAGE([.AN38:.AN52])" office:value-type="float" office:value="12.6666666666667">
            <text:p>12.67</text:p>
          </table:table-cell>
          <table:table-cell table:style-name="Default" table:formula="of:=AVERAGE([.AO38:.AO52])" office:value-type="float" office:value="11.5333333333333">
            <text:p>11.53</text:p>
          </table:table-cell>
          <table:table-cell table:style-name="Default" table:formula="of:=AVERAGE([.AP38:.AP52])" office:value-type="float" office:value="18.2">
            <text:p>18.2</text:p>
          </table:table-cell>
          <table:table-cell table:style-name="Default" table:formula="of:=AVERAGE([.AQ38:.AQ52])" office:value-type="float" office:value="15.6">
            <text:p>15.6</text:p>
          </table:table-cell>
          <table:table-cell table:style-name="Default" table:formula="of:=AVERAGE([.AR38:.AR52])" office:value-type="float" office:value="12.2">
            <text:p>12.2</text:p>
          </table:table-cell>
          <table:table-cell table:style-name="Default" table:formula="of:=AVERAGE([.AS38:.AS52])" office:value-type="float" office:value="10.6666666666667">
            <text:p>10.67</text:p>
          </table:table-cell>
          <table:table-cell table:style-name="Default" table:formula="of:=AVERAGE([.AT38:.AT52])" office:value-type="float" office:value="10.0666666666667">
            <text:p>10.07</text:p>
          </table:table-cell>
          <table:table-cell table:formula="of:=AVERAGE([.AU38:.AU52])" office:value-type="float" office:value="44.2">
            <text:p>44.2</text:p>
          </table:table-cell>
          <table:table-cell/>
          <table:table-cell table:style-name="Default" table:number-columns-repeated="2"/>
          <table:table-cell table:style-name="Default" table:formula="of:=AVERAGE([.AY38:.AY52])" office:value-type="float" office:value="10.8666666666667">
            <text:p>10.87</text:p>
          </table:table-cell>
          <table:table-cell table:formula="of:=AVERAGE([.AZ38:.AZ52])" office:value-type="float" office:value="11.4">
            <text:p>11.4</text:p>
          </table:table-cell>
          <table:table-cell/>
          <table:table-cell table:formula="of:=AVERAGE([.BB38:.BB52])" office:value-type="float" office:value="25.2">
            <text:p>25.2</text:p>
          </table:table-cell>
          <table:table-cell table:formula="of:=AVERAGE([.BC38:.BC52])" office:value-type="float" office:value="22.4666666666667">
            <text:p>22.47</text:p>
          </table:table-cell>
          <table:table-cell table:formula="of:=AVERAGE([.BD38:.BD52])" office:value-type="float" office:value="16.0666666666667">
            <text:p>16.07</text:p>
          </table:table-cell>
          <table:table-cell table:style-name="Default"/>
          <table:table-cell table:style-name="Default" table:formula="of:=AVERAGE([.BF38:.BF52])" office:value-type="float" office:value="20.2666666666667">
            <text:p>20.27</text:p>
          </table:table-cell>
          <table:table-cell table:formula="of:=AVERAGE([.BG38:.BG52])" office:value-type="float" office:value="27.6">
            <text:p>27.6</text:p>
          </table:table-cell>
          <table:table-cell table:formula="of:=AVERAGE([.BH38:.BH52])" office:value-type="float" office:value="27.8">
            <text:p>27.8</text:p>
          </table:table-cell>
          <table:table-cell table:formula="of:=AVERAGE([.BI38:.BI52])" office:value-type="float" office:value="28.0666666666667">
            <text:p>28.07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BI53]; 1)" office:value-type="float" office:value="44">
            <text:p>44</text:p>
          </table:table-cell>
          <table:table-cell table:formula="of:=RANK([.G53]; [.$F53:.$BS53]; 1)" office:value-type="float" office:value="42">
            <text:p>42</text:p>
          </table:table-cell>
          <table:table-cell table:formula="of:=RANK([.H53]; [.$F53:.$BI53]; 1)" office:value-type="float" office:value="9">
            <text:p>9</text:p>
          </table:table-cell>
          <table:table-cell table:formula="of:=RANK([.I53]; [.$F53:.$BI53]; 1)" office:value-type="float" office:value="32">
            <text:p>32</text:p>
          </table:table-cell>
          <table:table-cell table:style-name="Default" table:formula="of:=RANK([.J53]; [.$F53:.$BI53]; 1)" office:value-type="float" office:value="10">
            <text:p>10</text:p>
          </table:table-cell>
          <table:table-cell table:formula="of:=RANK([.K53]; [.$F53:.$BI53]; 1)" office:value-type="float" office:value="16">
            <text:p>16</text:p>
          </table:table-cell>
          <table:table-cell/>
          <table:table-cell table:formula="of:=RANK([.M53]; [.$F53:.$BI53]; 1)" office:value-type="float" office:value="41">
            <text:p>41</text:p>
          </table:table-cell>
          <table:table-cell table:formula="of:=RANK([.N53]; [.$F53:.$BI53]; 1)" office:value-type="float" office:value="43">
            <text:p>43</text:p>
          </table:table-cell>
          <table:table-cell table:formula="of:=RANK([.O53]; [.$F53:.$BI53]; 1)" office:value-type="float" office:value="31">
            <text:p>31</text:p>
          </table:table-cell>
          <table:table-cell table:formula="of:=RANK([.P53]; [.$F53:.$BI53]; 1)" office:value-type="float" office:value="30">
            <text:p>30</text:p>
          </table:table-cell>
          <table:table-cell table:formula="of:=RANK([.Q53]; [.$F53:.$BI53]; 1)" office:value-type="float" office:value="23">
            <text:p>23</text:p>
          </table:table-cell>
          <table:table-cell table:formula="of:=RANK([.R53]; [.$F53:.$BI53]; 1)" office:value-type="float" office:value="28">
            <text:p>28</text:p>
          </table:table-cell>
          <table:table-cell table:formula="of:=RANK([.S53]; [.$F53:.$BI53]; 1)" office:value-type="float" office:value="13">
            <text:p>13</text:p>
          </table:table-cell>
          <table:table-cell table:formula="of:=RANK([.T53]; [.$F53:.$BI53]; 1)" office:value-type="float" office:value="25">
            <text:p>25</text:p>
          </table:table-cell>
          <table:table-cell table:formula="of:=RANK([.U53]; [.$F53:.$BI53]; 1)" office:value-type="float" office:value="26">
            <text:p>26</text:p>
          </table:table-cell>
          <table:table-cell table:formula="of:=RANK([.V53]; [.$F53:.$BI53]; 1)" office:value-type="float" office:value="35">
            <text:p>35</text:p>
          </table:table-cell>
          <table:table-cell table:formula="of:=RANK([.W53]; [.$F53:.$BI53]; 1)" office:value-type="float" office:value="20">
            <text:p>20</text:p>
          </table:table-cell>
          <table:table-cell table:formula="of:=RANK([.X53]; [.$F53:.$BI53]; 1)" office:value-type="float" office:value="22">
            <text:p>22</text:p>
          </table:table-cell>
          <table:table-cell table:formula="of:=RANK([.Y53]; [.$F53:.$BI53]; 1)" office:value-type="float" office:value="17">
            <text:p>17</text:p>
          </table:table-cell>
          <table:table-cell table:formula="of:=RANK([.Z53]; [.$F53:.$BI53]; 1)" office:value-type="float" office:value="17">
            <text:p>17</text:p>
          </table:table-cell>
          <table:table-cell table:formula="of:=RANK([.AA53]; [.$F53:.$BI53]; 1)" office:value-type="float" office:value="15">
            <text:p>15</text:p>
          </table:table-cell>
          <table:table-cell table:formula="of:=RANK([.AB53]; [.$F53:.$BI53]; 1)" office:value-type="float" office:value="19">
            <text:p>19</text:p>
          </table:table-cell>
          <table:table-cell/>
          <table:table-cell table:style-name="Default" table:formula="of:=RANK([.AD53]; [.$F53:.$BI53]; 1)" office:value-type="float" office:value="40">
            <text:p>40</text:p>
          </table:table-cell>
          <table:table-cell table:formula="of:=RANK([.AE53]; [.$F53:.$BI53]; 1)" office:value-type="float" office:value="38">
            <text:p>38</text:p>
          </table:table-cell>
          <table:table-cell table:formula="of:=RANK([.AF53]; [.$F53:.$BI53]; 1)" office:value-type="float" office:value="37">
            <text:p>37</text:p>
          </table:table-cell>
          <table:table-cell table:formula="of:=RANK([.AG53]; [.$F53:.$BI53]; 1)" office:value-type="float" office:value="39">
            <text:p>39</text:p>
          </table:table-cell>
          <table:table-cell table:formula="of:=RANK([.AH53]; [.$F53:.$BI53]; 1)" office:value-type="float" office:value="45">
            <text:p>45</text:p>
          </table:table-cell>
          <table:table-cell table:formula="of:=RANK([.AI53]; [.$F53:.$BI53]; 1)" office:value-type="float" office:value="46">
            <text:p>46</text:p>
          </table:table-cell>
          <table:table-cell/>
          <table:table-cell table:formula="of:=RANK([.AK53]; [.$F53:.$BI53]; 1)" office:value-type="float" office:value="1">
            <text:p>1</text:p>
          </table:table-cell>
          <table:table-cell/>
          <table:table-cell table:style-name="Default" table:formula="of:=RANK([.AM53]; [.$F53:.$BI53]; 1)" office:value-type="float" office:value="24">
            <text:p>24</text:p>
          </table:table-cell>
          <table:table-cell table:style-name="Default" table:formula="of:=RANK([.AN53]; [.$F53:.$BI53]; 1)" office:value-type="float" office:value="8">
            <text:p>8</text:p>
          </table:table-cell>
          <table:table-cell table:style-name="Default" table:formula="of:=RANK([.AO53]; [.$F53:.$BI53]; 1)" office:value-type="float" office:value="6">
            <text:p>6</text:p>
          </table:table-cell>
          <table:table-cell table:style-name="Default" table:formula="of:=RANK([.AP53]; [.$F53:.$BI53]; 1)" office:value-type="float" office:value="14">
            <text:p>14</text:p>
          </table:table-cell>
          <table:table-cell table:style-name="Default" table:formula="of:=RANK([.AQ53]; [.$F53:.$BI53]; 1)" office:value-type="float" office:value="11">
            <text:p>11</text:p>
          </table:table-cell>
          <table:table-cell table:style-name="Default" table:formula="of:=RANK([.AR53]; [.$F53:.$BI53]; 1)" office:value-type="float" office:value="7">
            <text:p>7</text:p>
          </table:table-cell>
          <table:table-cell table:style-name="Default" table:formula="of:=RANK([.AS53]; [.$F53:.$BI53]; 1)" office:value-type="float" office:value="3">
            <text:p>3</text:p>
          </table:table-cell>
          <table:table-cell table:style-name="Default" table:formula="of:=RANK([.AT53]; [.$F53:.$BI53]; 1)" office:value-type="float" office:value="2">
            <text:p>2</text:p>
          </table:table-cell>
          <table:table-cell table:formula="of:=RANK([.AU53]; [.$F53:.$BI53]; 1)" office:value-type="float" office:value="47">
            <text:p>47</text:p>
          </table:table-cell>
          <table:table-cell/>
          <table:table-cell table:style-name="Default" table:number-columns-repeated="2"/>
          <table:table-cell table:style-name="Default" table:formula="of:=RANK([.AY53]; [.$F53:.$BI53]; 1)" office:value-type="float" office:value="4">
            <text:p>4</text:p>
          </table:table-cell>
          <table:table-cell table:formula="of:=RANK([.AZ53]; [.$F53:.$BI53]; 1)" office:value-type="float" office:value="5">
            <text:p>5</text:p>
          </table:table-cell>
          <table:table-cell/>
          <table:table-cell table:formula="of:=RANK([.BB53]; [.$F53:.$BI53]; 1)" office:value-type="float" office:value="29">
            <text:p>29</text:p>
          </table:table-cell>
          <table:table-cell table:formula="of:=RANK([.BC53]; [.$F53:.$BI53]; 1)" office:value-type="float" office:value="27">
            <text:p>27</text:p>
          </table:table-cell>
          <table:table-cell table:formula="of:=RANK([.BD53]; [.$F53:.$BI53]; 1)" office:value-type="float" office:value="12">
            <text:p>12</text:p>
          </table:table-cell>
          <table:table-cell table:style-name="Default"/>
          <table:table-cell table:style-name="Default" table:formula="of:=RANK([.BF53]; [.$F53:.$BI53]; 1)" office:value-type="float" office:value="21">
            <text:p>21</text:p>
          </table:table-cell>
          <table:table-cell table:formula="of:=RANK([.BG53]; [.$F53:.$BI53]; 1)" office:value-type="float" office:value="33">
            <text:p>33</text:p>
          </table:table-cell>
          <table:table-cell table:formula="of:=RANK([.BH53]; [.$F53:.$BI53]; 1)" office:value-type="float" office:value="34">
            <text:p>34</text:p>
          </table:table-cell>
          <table:table-cell table:formula="of:=RANK([.BI53]; [.$F53:.$BI53]; 1)" office:value-type="float" office:value="35">
            <text:p>35</text:p>
          </table:table-cell>
          <table:table-cell table:number-columns-repeated="908"/>
        </table:table-row>
        <table:table-row table:style-name="ro1">
          <table:table-cell table:number-columns-repeated="9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Local Evals</text:p>
          </table:table-cell>
          <table:table-cell table:number-columns-repeated="6"/>
          <table:table-cell table:style-name="ce10" table:formula="of:=[.H1]" office:value-type="string" office:string-value="SSVM_10n10k_001_seps_c10">
            <text:p>SSVM_10n10k_001_seps_c10</text:p>
          </table:table-cell>
          <table:table-cell table:style-name="ce10" table:formula="of:=[.I1]" office:value-type="string" office:string-value="SSVM_10n10k_001_seps_r20">
            <text:p>SSVM_10n10k_001_seps_r20</text:p>
          </table:table-cell>
          <table:table-cell table:style-name="ce13" table:formula="of:=[.J1]" office:value-type="string" office:string-value="SSVM_10n10k_001_seps_g">
            <text:p>SSVM_10n10k_001_seps_g</text:p>
          </table:table-cell>
          <table:table-cell table:style-name="ce10" table:formula="of:=[.K1]" office:value-type="string" office:string-value="MQSVM_10n10k_001_seps_c10">
            <text:p>MQSVM_10n10k_001_seps_c10</text:p>
          </table:table-cell>
          <table:table-cell/>
          <table:table-cell table:style-name="ce10" table:formula="of:=[.M1]" office:value-type="string" office:string-value="SLSVM100k">
            <text:p>SLSVM100k</text:p>
          </table:table-cell>
          <table:table-cell table:style-name="ce10" table:formula="of:=[.N1]" office:value-type="string" office:string-value="SLSVMcd100">
            <text:p>SLSVMcd100</text:p>
          </table:table-cell>
          <table:table-cell table:style-name="ce10" table:formula="of:=[.O1]" office:value-type="string" office:string-value="mqLSVMsgd100kcd100">
            <text:p>mqLSVMsgd100kcd100</text:p>
          </table:table-cell>
          <table:table-cell table:style-name="ce13" table:formula="of:=[.P1]" office:value-type="string" office:string-value="SLSVMsgd100kcd100">
            <text:p>SLSVMsgd100kcd100</text:p>
          </table:table-cell>
          <table:table-cell table:number-columns-repeated="6"/>
          <table:table-cell table:style-name="ce15" table:formula="of:=[.W1]" office:value-type="string" office:string-value="mqk2nn">
            <text:p>mqk2nn</text:p>
          </table:table-cell>
          <table:table-cell table:style-name="ce15" table:formula="of:=[.X1]" office:value-type="string" office:string-value="mqk2nn_b">
            <text:p>mqk2nn_b</text:p>
          </table:table-cell>
          <table:table-cell table:style-name="ce15" table:formula="of:=[.Y1]" office:value-type="string" office:string-value="mqk2nn3">
            <text:p>mqk2nn3</text:p>
          </table:table-cell>
          <table:table-cell table:style-name="ce15" table:formula="of:=[.Z1]" office:value-type="string" office:string-value="mqk2nn9">
            <text:p>mqk2nn9</text:p>
          </table:table-cell>
          <table:table-cell table:style-name="ce15" table:formula="of:=[.AA1]" office:value-type="string" office:string-value="mqk2nn17">
            <text:p>mqk2nn17</text:p>
          </table:table-cell>
          <table:table-cell table:style-name="ce15" table:formula="of:=[.AB1]" office:value-type="string" office:string-value="mqk2nncv">
            <text:p>mqk2nncv</text:p>
          </table:table-cell>
          <table:table-cell/>
          <table:table-cell table:style-name="ce10" table:formula="of:=[.AD1]" office:value-type="string" office:string-value="DT_zcv_50">
            <text:p>DT_zcv_50</text:p>
          </table:table-cell>
          <table:table-cell table:style-name="ce10" table:formula="of:=[.AE1]" office:value-type="string" office:string-value="DT-z0_50">
            <text:p>DT-z0_50</text:p>
          </table:table-cell>
          <table:table-cell table:style-name="ce13" table:formula="of:=[.AF1]" office:value-type="string" office:string-value="DT-z0.25_50">
            <text:p>DT-z0.25_50</text:p>
          </table:table-cell>
          <table:table-cell table:style-name="ce10" table:formula="of:=[.AG1]" office:value-type="string" office:string-value="DT-z0.5_50">
            <text:p>DT-z0.5_50</text:p>
          </table:table-cell>
          <table:table-cell table:style-name="ce10" table:formula="of:=[.AH1]" office:value-type="string" office:string-value="DT-z1_50">
            <text:p>DT-z1_50</text:p>
          </table:table-cell>
          <table:table-cell table:style-name="ce10" table:formula="of:=[.AI1]" office:value-type="string" office:string-value="DT-z2_50">
            <text:p>DT-z2_50</text:p>
          </table:table-cell>
          <table:table-cell/>
          <table:table-cell table:style-name="ce15" table:formula="of:=[.AK1]" office:value-type="string" office:string-value="B_RF_SVM">
            <text:p>B_RF_SVM</text:p>
          </table:table-cell>
          <table:table-cell/>
          <table:table-cell table:style-name="ce10" table:formula="of:=[.AM1]" office:value-type="string" office:string-value="Bag_1k">
            <text:p>Bag_1k</text:p>
          </table:table-cell>
          <table:table-cell table:style-name="ce10" table:formula="of:=[.AN1]" office:value-type="string" office:string-value="RF_lg_1000">
            <text:p>RF_lg_1000</text:p>
          </table:table-cell>
          <table:table-cell table:style-name="ce13" table:formula="of:=[.AO1]" office:value-type="string" office:string-value="RF_075_1k">
            <text:p>RF_075_1k</text:p>
          </table:table-cell>
          <table:table-cell table:style-name="ce10" table:formula="of:=[.AP1]" office:value-type="string" office:string-value="RF_05_30">
            <text:p>RF_05_30</text:p>
          </table:table-cell>
          <table:table-cell table:style-name="ce10" table:formula="of:=[.AQ1]" office:value-type="string" office:string-value="RF_05_100">
            <text:p>RF_05_100</text:p>
          </table:table-cell>
          <table:table-cell table:style-name="ce10" table:formula="of:=[.AR1]" office:value-type="string" office:string-value="RF_05_300">
            <text:p>RF_05_300</text:p>
          </table:table-cell>
          <table:table-cell table:style-name="ce10" table:formula="of:=[.AS1]" office:value-type="string" office:string-value="RF_05_1k">
            <text:p>RF_05_1k</text:p>
          </table:table-cell>
          <table:table-cell table:style-name="ce10" table:formula="of:=[.AT1]" office:value-type="string" office:string-value="RF_05_3k">
            <text:p>RF_05_3k</text:p>
          </table:table-cell>
          <table:table-cell table:number-columns-repeated="2"/>
          <table:table-cell table:style-name="ce10" table:formula="of:=[.AR1]" office:value-type="string" office:string-value="RF_05_300">
            <text:p>RF_05_300</text:p>
          </table:table-cell>
          <table:table-cell table:style-name="ce10" table:formula="of:=[.H1]" office:value-type="string" office:string-value="SSVM_10n10k_001_seps_c10">
            <text:p>SSVM_10n10k_001_seps_c10</text:p>
          </table:table-cell>
          <table:table-cell table:style-name="ce13" table:formula="of:=[.AY1]" office:value-type="string" office:string-value="ImbRF_300">
            <text:p>ImbRF_300</text:p>
          </table:table-cell>
          <table:table-cell table:style-name="ce17" table:formula="of:=[.AZ1]" office:value-type="string" office:string-value="ImbSVM">
            <text:p>ImbSVM</text:p>
          </table:table-cell>
          <table:table-cell table:style-name="ce10"/>
          <table:table-cell table:style-name="ce10" table:formula="of:=[.BB1]" office:value-type="string" office:string-value="SraceLSVM_10r6">
            <text:p>SraceLSVM_10r6</text:p>
          </table:table-cell>
          <table:table-cell table:style-name="ce10" table:formula="of:=[.BC1]" office:value-type="string" office:string-value="MqraceLSVM_10r6">
            <text:p>MqraceLSVM_10r6</text:p>
          </table:table-cell>
          <table:table-cell table:style-name="ce13" table:formula="of:=[.BD1]" office:value-type="string" office:string-value="SonlineNNr_10r6">
            <text:p>SonlineNNr_10r6</text:p>
          </table:table-cell>
          <table:table-cell table:style-name="Default" table:number-columns-repeated="2"/>
          <table:table-cell/>
          <table:table-cell table:style-name="ce15" table:formula="of:=[.BH1]" office:value-type="string" office:string-value="SKNN_oddlg">
            <text:p>SKNN_oddlg</text:p>
          </table:table-cell>
          <table:table-cell table:style-name="ce15" table:formula="of:=[.BI1]" office:value-type="string" office:string-value="S1NN">
            <text:p>S1NN</text:p>
          </table:table-cell>
          <table:table-cell table:number-columns-repeated="908"/>
        </table:table-row>
        <table:table-row table:style-name="ro1">
          <table:table-cell table:number-columns-repeated="7"/>
          <table:table-cell table:style-name="ce11" table:formula="of:=[.H35]" office:value-type="float" office:value="0.940180922599286">
            <text:p>0.940</text:p>
          </table:table-cell>
          <table:table-cell table:style-name="ce11" table:formula="of:=[.I35]" office:value-type="float" office:value="0.911039919677283">
            <text:p>0.911</text:p>
          </table:table-cell>
          <table:table-cell table:style-name="ce14" table:formula="of:=[.J35]" office:value-type="float" office:value="0.943623307842321">
            <text:p>0.944</text:p>
          </table:table-cell>
          <table:table-cell table:style-name="ce11" table:formula="of:=[.K35]" office:value-type="float" office:value="0.920181779945207">
            <text:p>0.920</text:p>
          </table:table-cell>
          <table:table-cell/>
          <table:table-cell table:style-name="ce11" table:formula="of:=[.M35]" office:value-type="float" office:value="0.874378110781514">
            <text:p>0.874</text:p>
          </table:table-cell>
          <table:table-cell table:style-name="ce11" table:formula="of:=[.N35]" office:value-type="float" office:value="0.779706135007725">
            <text:p>0.780</text:p>
          </table:table-cell>
          <table:table-cell table:style-name="ce11" table:formula="of:=[.O35]" office:value-type="float" office:value="0.894897790184488">
            <text:p>0.895</text:p>
          </table:table-cell>
          <table:table-cell table:style-name="ce14" table:formula="of:=[.P35]" office:value-type="float" office:value="0.917415425727907">
            <text:p>0.917</text:p>
          </table:table-cell>
          <table:table-cell table:number-columns-repeated="6"/>
          <table:table-cell table:style-name="ce16" table:formula="of:=[.W35]" office:value-type="float" office:value="0.927053462780691">
            <text:p>0.927</text:p>
          </table:table-cell>
          <table:table-cell table:style-name="ce16" table:formula="of:=[.X35]" office:value-type="float" office:value="0.926544730560782">
            <text:p>0.927</text:p>
          </table:table-cell>
          <table:table-cell table:style-name="ce16" table:formula="of:=[.Y35]" office:value-type="float" office:value="0.928834406949385">
            <text:p>0.929</text:p>
          </table:table-cell>
          <table:table-cell table:style-name="ce16" table:formula="of:=[.Z35]" office:value-type="float" office:value="0.927638137183291">
            <text:p>0.928</text:p>
          </table:table-cell>
          <table:table-cell table:style-name="ce16" table:formula="of:=[.AA35]" office:value-type="float" office:value="0.925778040463255">
            <text:p>0.926</text:p>
          </table:table-cell>
          <table:table-cell table:style-name="ce16" table:formula="of:=[.AB35]" office:value-type="float" office:value="0.924541162751763">
            <text:p>0.925</text:p>
          </table:table-cell>
          <table:table-cell/>
          <table:table-cell table:style-name="ce11" table:formula="of:=[.AD35]" office:value-type="float" office:value="0.888961547249197">
            <text:p>0.889</text:p>
          </table:table-cell>
          <table:table-cell table:style-name="ce11" table:formula="of:=[.AE35]" office:value-type="float" office:value="0.892390829073801">
            <text:p>0.892</text:p>
          </table:table-cell>
          <table:table-cell table:style-name="ce14" table:formula="of:=[.AF35]" office:value-type="float" office:value="0.895874818016932">
            <text:p>0.896</text:p>
          </table:table-cell>
          <table:table-cell table:style-name="ce11" table:formula="of:=[.AG35]" office:value-type="float" office:value="0.892453390557635">
            <text:p>0.892</text:p>
          </table:table-cell>
          <table:table-cell table:style-name="ce11" table:formula="of:=[.AH35]" office:value-type="float" office:value="0.870649299502442">
            <text:p>0.871</text:p>
          </table:table-cell>
          <table:table-cell table:style-name="ce11" table:formula="of:=[.AI35]" office:value-type="float" office:value="0.778782914531054">
            <text:p>0.779</text:p>
          </table:table-cell>
          <table:table-cell/>
          <table:table-cell table:style-name="ce16" table:formula="of:=[.AK35]" office:value-type="float" office:value="0.97286909361058">
            <text:p>0.973</text:p>
          </table:table-cell>
          <table:table-cell/>
          <table:table-cell table:style-name="ce11" table:formula="of:=[.AM35]" office:value-type="float" office:value="0.941020546636472">
            <text:p>0.941</text:p>
          </table:table-cell>
          <table:table-cell table:style-name="ce11" table:formula="of:=[.AN35]" office:value-type="float" office:value="0.957056170632183">
            <text:p>0.957</text:p>
          </table:table-cell>
          <table:table-cell table:style-name="ce14" table:formula="of:=[.AO35]" office:value-type="float" office:value="0.971290973500931">
            <text:p>0.971</text:p>
          </table:table-cell>
          <table:table-cell table:style-name="ce11" table:formula="of:=[.AP35]" office:value-type="float" office:value="0.952877740838601">
            <text:p>0.953</text:p>
          </table:table-cell>
          <table:table-cell table:style-name="ce11" table:formula="of:=[.AQ35]" office:value-type="float" office:value="0.961745557075363">
            <text:p>0.962</text:p>
          </table:table-cell>
          <table:table-cell table:style-name="ce11" table:formula="of:=[.AR35]" office:value-type="float" office:value="0.964379558968904">
            <text:p>0.964</text:p>
          </table:table-cell>
          <table:table-cell table:style-name="ce11" table:formula="of:=[.AS35]" office:value-type="float" office:value="0.967427874986333">
            <text:p>0.967</text:p>
          </table:table-cell>
          <table:table-cell table:style-name="ce11" table:formula="of:=[.AT35]" office:value-type="float" office:value="0.967896057462019">
            <text:p>0.968</text:p>
          </table:table-cell>
          <table:table-cell table:number-columns-repeated="2"/>
          <table:table-cell table:style-name="ce11" table:formula="of:=[.AR35]" office:value-type="float" office:value="0.964379558968904">
            <text:p>0.964</text:p>
          </table:table-cell>
          <table:table-cell table:style-name="ce11" table:formula="of:=[.H35]" office:value-type="float" office:value="0.940180922599286">
            <text:p>0.940</text:p>
          </table:table-cell>
          <table:table-cell table:style-name="ce14" table:formula="of:=[.AY35]" office:value-type="float" office:value="0.971067313569527">
            <text:p>0.971</text:p>
          </table:table-cell>
          <table:table-cell table:style-name="ce11" table:formula="of:=[.AZ35]" office:value-type="float" office:value="0.946098764233546">
            <text:p>0.946</text:p>
          </table:table-cell>
          <table:table-cell table:style-name="ce11"/>
          <table:table-cell table:style-name="ce11" table:formula="of:=[.BB35]" office:value-type="float" office:value="0.908416787406931">
            <text:p>0.908</text:p>
          </table:table-cell>
          <table:table-cell table:style-name="ce11" table:formula="of:=[.BC35]" office:value-type="float" office:value="0.922842832599651">
            <text:p>0.923</text:p>
          </table:table-cell>
          <table:table-cell table:style-name="ce14" table:formula="of:=[.BD35]" office:value-type="float" office:value="0.93581993774185">
            <text:p>0.936</text:p>
          </table:table-cell>
          <table:table-cell table:style-name="Default" table:number-columns-repeated="2"/>
          <table:table-cell/>
          <table:table-cell table:style-name="ce16" table:formula="of:=[.BH35]" office:value-type="float" office:value="0.909594319914931">
            <text:p>0.910</text:p>
          </table:table-cell>
          <table:table-cell table:style-name="ce16" table:formula="of:=[.BI35]" office:value-type="float" office:value="0.899753876039943">
            <text:p>0.90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8"/>
          <table:table-cell table:style-name="Default"/>
          <table:table-cell table:number-columns-repeated="6"/>
          <table:table-cell table:style-name="ce15" table:formula="of:=[.Q1]" office:value-type="string" office:string-value="mqk2nn_l436">
            <text:p>mqk2nn_l436</text:p>
          </table:table-cell>
          <table:table-cell table:style-name="ce15" table:formula="of:=[.R1]" office:value-type="string" office:string-value="mqk2nn_el">
            <text:p>mqk2nn_el</text:p>
          </table:table-cell>
          <table:table-cell table:style-name="ce15" table:formula="of:=[.S1]" office:value-type="string" office:string-value="mqk2nn_1m">
            <text:p>mqk2nn_1m</text:p>
          </table:table-cell>
          <table:table-cell table:style-name="ce15" table:formula="of:=[.T1]" office:value-type="string" office:string-value="mqk2nn_cap183_1m">
            <text:p>mqk2nn_cap183_1m</text:p>
          </table:table-cell>
          <table:table-cell table:style-name="ce15" table:formula="of:=[.U1]" office:value-type="string" office:string-value="mqk2nn_cap183">
            <text:p>mqk2nn_cap183</text:p>
          </table:table-cell>
          <table:table-cell table:style-name="ce15" table:formula="of:=[.V1]" office:value-type="string" office:string-value="ave100kmq_5">
            <text:p>ave100kmq_5</text:p>
          </table:table-cell>
          <table:table-cell table:style-name="ce15" table:formula="of:=[.W1]" office:value-type="string" office:string-value="mqk2nn">
            <text:p>mqk2nn</text:p>
          </table:table-cell>
          <table:table-cell table:number-columns-repeated="6"/>
          <table:table-cell table:style-name="Default"/>
          <table:table-cell table:number-columns-repeated="8"/>
          <table:table-cell table:style-name="ce11" table:formula="of:=[.AM18]" office:value-type="float" office:value="0.00456766229798482">
            <text:p>0.005</text:p>
          </table:table-cell>
          <table:table-cell table:style-name="ce11" table:formula="of:=[.AN18]" office:value-type="float" office:value="0.00758168748813403">
            <text:p>0.008</text:p>
          </table:table-cell>
          <table:table-cell table:style-name="ce11" table:formula="of:=[.AO18]" office:value-type="float" office:value="0.00777185099980772">
            <text:p>0.008</text:p>
          </table:table-cell>
          <table:table-cell table:style-name="ce11" table:formula="of:=[.AP18]" office:value-type="float" office:value="0.0153965416376017">
            <text:p>0.015</text:p>
          </table:table-cell>
          <table:table-cell table:style-name="ce11" table:formula="of:=[.AQ18]" office:value-type="float" office:value="0.00950792111542438">
            <text:p>0.010</text:p>
          </table:table-cell>
          <table:table-cell table:style-name="ce11" table:formula="of:=[.AR18]" office:value-type="float" office:value="0.00779413177325689">
            <text:p>0.008</text:p>
          </table:table-cell>
          <table:table-cell table:style-name="ce11" table:formula="of:=[.AS18]" office:value-type="float" office:value="0.00597588653041962">
            <text:p>0.006</text:p>
          </table:table-cell>
          <table:table-cell table:style-name="ce11" table:formula="of:=[.AT18]" office:value-type="float" office:value="0.00493322857642701">
            <text:p>0.005</text:p>
          </table:table-cell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15" table:formula="of:=[.BG1]" office:value-type="string" office:string-value="SWKNN_oddlg">
            <text:p>SWKNN_oddlg</text:p>
          </table:table-cell>
          <table:table-cell table:style-name="ce15" table:formula="of:=[.BH1]" office:value-type="string" office:string-value="SKNN_oddlg">
            <text:p>SKNN_oddlg</text:p>
          </table:table-cell>
          <table:table-cell table:number-columns-repeated="909"/>
        </table:table-row>
        <table:table-row table:style-name="ro1">
          <table:table-cell table:number-columns-repeated="9"/>
          <table:table-cell table:style-name="Default"/>
          <table:table-cell table:number-columns-repeated="6"/>
          <table:table-cell table:style-name="ce16" table:formula="of:=[.Q35]" office:value-type="float" office:value="0.927472275877485">
            <text:p>0.927</text:p>
          </table:table-cell>
          <table:table-cell table:style-name="ce16" table:formula="of:=[.R35]" office:value-type="float" office:value="0.923004763984309">
            <text:p>0.923</text:p>
          </table:table-cell>
          <table:table-cell table:style-name="ce16" table:formula="of:=[.S35]" office:value-type="float" office:value="0.930908958447061">
            <text:p>0.931</text:p>
          </table:table-cell>
          <table:table-cell table:style-name="ce16" table:formula="of:=[.T35]" office:value-type="float" office:value="0.927044826545584">
            <text:p>0.927</text:p>
          </table:table-cell>
          <table:table-cell table:style-name="ce16" table:formula="of:=[.U35]" office:value-type="float" office:value="0.932512031818637">
            <text:p>0.933</text:p>
          </table:table-cell>
          <table:table-cell table:style-name="ce16" table:formula="of:=[.V35]" office:value-type="float" office:value="0.91031253285682">
            <text:p>0.910</text:p>
          </table:table-cell>
          <table:table-cell table:style-name="ce16" table:formula="of:=[.W35]" office:value-type="float" office:value="0.927053462780691">
            <text:p>0.927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style-name="ce16" table:formula="of:=[.BG35]" office:value-type="float" office:value="0.909921714775857">
            <text:p>0.910</text:p>
          </table:table-cell>
          <table:table-cell table:style-name="ce16" table:formula="of:=[.BH35]" office:value-type="float" office:value="0.909594319914931">
            <text:p>0.910</text:p>
          </table:table-cell>
          <table:table-cell table:number-columns-repeated="909"/>
        </table:table-row>
        <table:table-row table:style-name="ro1">
          <table:table-cell table:number-columns-repeated="9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8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leaf</text:p>
          </table:table-cell>
          <table:table-cell table:number-columns-repeated="8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/Haberman's+Survival</text:p>
          </table:table-cell>
          <table:table-cell table:number-columns-repeated="8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  <table:table-row table:style-name="ro1">
          <table:table-cell office:value-type="string">
            <text:p>/Dexter</text:p>
          </table:table-cell>
          <table:table-cell table:number-columns-repeated="8"/>
          <table:table-cell table:style-name="Default"/>
          <table:table-cell table:number-columns-repeated="19"/>
          <table:table-cell table:style-name="Default"/>
          <table:table-cell table:number-columns-repeated="8"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  <table:table-cell table:number-columns-repeated="911"/>
        </table:table-row>
      </table:table>
      <table:table table:name="Accurac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21" table:number-columns-repeated="2" table:default-cell-style-name="Default"/>
        <table:table-column table:style-name="co25" table:number-columns-repeated="2" table:default-cell-style-name="Default"/>
        <table:table-column table:style-name="co2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" table:default-cell-style-name="Default"/>
        <table:table-column table:style-name="co2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3" table:number-columns-repeated="992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sMeanNN</text:p>
          </table:table-cell>
          <table:table-cell office:value-type="string">
            <text:p>Best</text:p>
          </table:table-cell>
          <table:table-cell office:value-type="string">
            <text:p>NumericalBayesE</text:p>
          </table:table-cell>
          <table:table-cell table:style-name="ce3" office:value-type="string">
            <text:p>SSVM_10n10k_001_seps_c10</text:p>
          </table:table-cell>
          <table:table-cell office:value-type="string">
            <text:p>SSVM_10n10000_001_seps_g</text:p>
          </table:table-cell>
          <table:table-cell table:style-name="ce9" office:value-type="string">
            <text:p>mqk2nn</text:p>
          </table:table-cell>
          <table:table-cell office:value-type="string">
            <text:p>B_RF_SVM</text:p>
          </table:table-cell>
          <table:table-cell table:style-name="ce2" office:value-type="string">
            <text:p>ImbAveSVM</text:p>
          </table:table-cell>
          <table:table-cell table:style-name="ce2" office:value-type="string">
            <text:p>SraceLSVM_10r6</text:p>
          </table:table-cell>
          <table:table-cell table:style-name="ce2" office:value-type="string">
            <text:p>MqraceLSVM_10r6</text:p>
          </table:table-cell>
          <table:table-cell table:style-name="ce2" office:value-type="string">
            <text:p>SonlineNNr_10r6</text:p>
          </table:table-cell>
          <table:table-cell table:style-name="ce1" office:value-type="string">
            <text:p>SWKNN_oddlg</text:p>
          </table:table-cell>
          <table:table-cell table:style-name="ce1" office:value-type="string">
            <text:p>SKNN_oddlg</text:p>
          </table:table-cell>
          <table:table-cell office:value-type="string">
            <text:p>SNN</text:p>
          </table:table-cell>
          <table:table-cell table:number-columns-repeated="991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MAX([.$F2:.$P2])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formula="of:=[AveRuns.MM2]" office:value-type="float" office:value="1">
            <text:p>1</text:p>
          </table:table-cell>
          <table:table-cell table:number-columns-repeated="7" office:value-type="float" office:value="1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0.89377085650723">
            <text:p>0.89</text:p>
          </table:table-cell>
          <table:table-cell table:formula="of:=MAX([.$F3:.$P3])" office:value-type="float" office:value="0.979421579532814">
            <text:p>0.98</text:p>
          </table:table-cell>
          <table:table-cell office:value-type="float" office:value="0.901557285873193">
            <text:p>0.9</text:p>
          </table:table-cell>
          <table:table-cell office:value-type="float" office:value="0.977753058954394">
            <text:p>0.98</text:p>
          </table:table-cell>
          <table:table-cell office:value-type="float" office:value="0.979421579532814">
            <text:p>0.98</text:p>
          </table:table-cell>
          <table:table-cell office:value-type="float" office:value="0.96384872080089">
            <text:p>0.96</text:p>
          </table:table-cell>
          <table:table-cell table:formula="of:=[AveRuns.MM3]"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60511679644049">
            <text:p>0.96</text:p>
          </table:table-cell>
          <table:table-cell office:value-type="float" office:value="0.958843159065629">
            <text:p>0.96</text:p>
          </table:table-cell>
          <table:table-cell office:value-type="float" office:value="0.96384872080089">
            <text:p>0.96</text:p>
          </table:table-cell>
          <table:table-cell office:value-type="float" office:value="0.977196885428254">
            <text:p>0.98</text:p>
          </table:table-cell>
          <table:table-cell office:value-type="float" office:value="0.977753058954394">
            <text:p>0.98</text:p>
          </table:table-cell>
          <table:table-cell office:value-type="float" office:value="0.978865406006674">
            <text:p>0.98</text:p>
          </table:table-cell>
          <table:table-cell table:number-columns-repeated="991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0.829493087557604">
            <text:p>0.83</text:p>
          </table:table-cell>
          <table:table-cell table:formula="of:=MAX([.$F4:.$P4])" office:value-type="float" office:value="0.963133640552995">
            <text:p>0.96</text:p>
          </table:table-cell>
          <table:table-cell office:value-type="float" office:value="0.963133640552995">
            <text:p>0.96</text:p>
          </table:table-cell>
          <table:table-cell table:number-columns-repeated="2" office:value-type="float" office:value="0.944700460829493">
            <text:p>0.94</text:p>
          </table:table-cell>
          <table:table-cell office:value-type="float" office:value="0.963133640552995">
            <text:p>0.96</text:p>
          </table:table-cell>
          <table:table-cell table:formula="of:=[AveRuns.MM4]" office:value-type="float" office:value="0.944700460829493">
            <text:p>0.94</text:p>
          </table:table-cell>
          <table:table-cell office:value-type="float" office:value="0.935483870967742">
            <text:p>0.94</text:p>
          </table:table-cell>
          <table:table-cell office:value-type="float" office:value="0.949308755760369">
            <text:p>0.95</text:p>
          </table:table-cell>
          <table:table-cell office:value-type="float" office:value="0.907834101382488">
            <text:p>0.91</text:p>
          </table:table-cell>
          <table:table-cell office:value-type="float" office:value="0.953917050691244">
            <text:p>0.95</text:p>
          </table:table-cell>
          <table:table-cell office:value-type="float" office:value="0.824884792626728">
            <text:p>0.82</text:p>
          </table:table-cell>
          <table:table-cell office:value-type="float" office:value="0.811059907834101">
            <text:p>0.81</text:p>
          </table:table-cell>
          <table:table-cell office:value-type="float" office:value="0.834101382488479">
            <text:p>0.83</text:p>
          </table:table-cell>
          <table:table-cell table:number-columns-repeated="991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 office:value-type="float" office:value="0.854545454545455">
            <text:p>0.85</text:p>
          </table:table-cell>
          <table:table-cell table:formula="of:=MAX([.$F5:.$P5])" office:value-type="float" office:value="1">
            <text:p>1</text:p>
          </table:table-cell>
          <table:table-cell office:value-type="float" office:value="0.923636363636364">
            <text:p>0.92</text:p>
          </table:table-cell>
          <table:table-cell table:number-columns-repeated="2" office:value-type="float" office:value="1">
            <text:p>1</text:p>
          </table:table-cell>
          <table:table-cell office:value-type="float" office:value="0.989090909090909">
            <text:p>0.99</text:p>
          </table:table-cell>
          <table:table-cell table:formula="of:=[AveRuns.MM5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981818181818182">
            <text:p>0.98</text:p>
          </table:table-cell>
          <table:table-cell office:value-type="float" office:value="0.992727272727273">
            <text:p>0.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85454545454545">
            <text:p>0.99</text:p>
          </table:table-cell>
          <table:table-cell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 office:value-type="float" office:value="0.930434782608696">
            <text:p>0.93</text:p>
          </table:table-cell>
          <table:table-cell table:formula="of:=MAX([.$F6:.$P6])" office:value-type="float" office:value="0.982608695652174">
            <text:p>0.98</text:p>
          </table:table-cell>
          <table:table-cell office:value-type="float" office:value="0.939130434782609">
            <text:p>0.94</text:p>
          </table:table-cell>
          <table:table-cell office:value-type="float" office:value="0.982608695652174">
            <text:p>0.98</text:p>
          </table:table-cell>
          <table:table-cell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[AveRuns.MM6]" office:value-type="float" office:value="0.982608695652174">
            <text:p>0.98</text:p>
          </table:table-cell>
          <table:table-cell table:number-columns-repeated="4" office:value-type="float" office:value="0.982608695652174">
            <text:p>0.98</text:p>
          </table:table-cell>
          <table:table-cell table:number-columns-repeated="2" office:value-type="float" office:value="0.956521739130435">
            <text:p>0.96</text:p>
          </table:table-cell>
          <table:table-cell office:value-type="float" office:value="0.930434782608696">
            <text:p>0.93</text:p>
          </table:table-cell>
          <table:table-cell table:number-columns-repeated="991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 office:value-type="float" office:value="0.6">
            <text:p>0.6</text:p>
          </table:table-cell>
          <table:table-cell table:formula="of:=MAX([.$F7:.$P7])" office:value-type="float" office:value="0.822222222222222">
            <text:p>0.82</text:p>
          </table:table-cell>
          <table:table-cell office:value-type="float" office:value="0.111111111111111">
            <text:p>0.11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66666666666667">
            <text:p>0.67</text:p>
          </table:table-cell>
          <table:table-cell table:formula="of:=[AveRuns.MM7]" office:value-type="float" office:value="0.666666666666666">
            <text:p>0.67</text:p>
          </table:table-cell>
          <table:table-cell office:value-type="float" office:value="0.622222222222222">
            <text:p>0.62</text:p>
          </table:table-cell>
          <table:table-cell office:value-type="float" office:value="0.6">
            <text:p>0.6</text:p>
          </table:table-cell>
          <table:table-cell office:value-type="float" office:value="0.511111111111111">
            <text:p>0.51</text:p>
          </table:table-cell>
          <table:table-cell office:value-type="float" office:value="0.644444444444444">
            <text:p>0.64</text:p>
          </table:table-cell>
          <table:table-cell table:number-columns-repeated="2" office:value-type="float" office:value="0.822222222222222">
            <text:p>0.82</text:p>
          </table:table-cell>
          <table:table-cell office:value-type="float" office:value="0.755555555555556">
            <text:p>0.76</text:p>
          </table:table-cell>
          <table:table-cell table:number-columns-repeated="991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</text:p>
          </table:table-cell>
          <table:table-cell table:formula="of:=MAX([.$F8:.$P8])" office:value-type="float" office:value="0.971830985915493">
            <text:p>0.97</text:p>
          </table:table-cell>
          <table:table-cell office:value-type="float" office:value="0.901408450704225">
            <text:p>0.9</text:p>
          </table:table-cell>
          <table:table-cell office:value-type="float" office:value="0.957746478873239">
            <text:p>0.96</text:p>
          </table:table-cell>
          <table:table-cell office:value-type="float" office:value="0.971830985915493">
            <text:p>0.97</text:p>
          </table:table-cell>
          <table:table-cell office:value-type="float" office:value="0.887323943661972">
            <text:p>0.89</text:p>
          </table:table-cell>
          <table:table-cell table:formula="of:=[AveRuns.MM8]" office:value-type="float" office:value="0.971830985915493">
            <text:p>0.97</text:p>
          </table:table-cell>
          <table:table-cell office:value-type="float" office:value="0.971830985915493">
            <text:p>0.97</text:p>
          </table:table-cell>
          <table:table-cell office:value-type="float" office:value="0.901408450704225">
            <text:p>0.9</text:p>
          </table:table-cell>
          <table:table-cell table:number-columns-repeated="2" office:value-type="float" office:value="0.915492957746479">
            <text:p>0.92</text:p>
          </table:table-cell>
          <table:table-cell office:value-type="float" office:value="0.845070422535211">
            <text:p>0.85</text:p>
          </table:table-cell>
          <table:table-cell office:value-type="float" office:value="0.830985915492958">
            <text:p>0.83</text:p>
          </table:table-cell>
          <table:table-cell office:value-type="float" office:value="0.859154929577465">
            <text:p>0.86</text:p>
          </table:table-cell>
          <table:table-cell table:number-columns-repeated="991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 office:value-type="float" office:value="0.56469708302169">
            <text:p>0.56</text:p>
          </table:table-cell>
          <table:table-cell table:formula="of:=MAX([.$F9:.$P9])" office:value-type="float" office:value="0.978309648466717">
            <text:p>0.98</text:p>
          </table:table-cell>
          <table:table-cell office:value-type="float" office:value="0.570431313886811">
            <text:p>0.57</text:p>
          </table:table-cell>
          <table:table-cell office:value-type="float" office:value="0.978309648466717">
            <text:p>0.98</text:p>
          </table:table-cell>
          <table:table-cell office:value-type="float" office:value="0.977063076539516">
            <text:p>0.98</text:p>
          </table:table-cell>
          <table:table-cell office:value-type="float" office:value="0.868362004487659">
            <text:p>0.87</text:p>
          </table:table-cell>
          <table:table-cell table:formula="of:=[AveRuns.MM9]" office:value-type="float" office:value="0.978309648466717">
            <text:p>0.98</text:p>
          </table:table-cell>
          <table:table-cell office:value-type="float" office:value="0.975816504612316">
            <text:p>0.98</text:p>
          </table:table-cell>
          <table:table-cell office:value-type="float" office:value="0.790825230615807">
            <text:p>0.79</text:p>
          </table:table-cell>
          <table:table-cell office:value-type="float" office:value="0.838693592620294">
            <text:p>0.84</text:p>
          </table:table-cell>
          <table:table-cell office:value-type="float" office:value="0.881824981301421">
            <text:p>0.88</text:p>
          </table:table-cell>
          <table:table-cell office:value-type="float" office:value="0.952380952380952">
            <text:p>0.95</text:p>
          </table:table-cell>
          <table:table-cell office:value-type="float" office:value="0.945649463974071">
            <text:p>0.95</text:p>
          </table:table-cell>
          <table:table-cell office:value-type="float" office:value="0.957117925704313">
            <text:p>0.96</text:p>
          </table:table-cell>
          <table:table-cell table:number-columns-repeated="991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 office:value-type="float" office:value="0.774193548387097">
            <text:p>0.77</text:p>
          </table:table-cell>
          <table:table-cell table:formula="of:=MAX([.$F10:.$P10])" office:value-type="float" office:value="0.774193548387097">
            <text:p>0.77</text:p>
          </table:table-cell>
          <table:table-cell office:value-type="float" office:value="0.735483870967742">
            <text:p>0.74</text:p>
          </table:table-cell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5483870967742">
            <text:p>0.75</text:p>
          </table:table-cell>
          <table:table-cell table:formula="of:=[AveRuns.MM10]" office:value-type="float" office:value="0.75741935483871">
            <text:p>0.76</text:p>
          </table:table-cell>
          <table:table-cell office:value-type="float" office:value="0.774193548387097">
            <text:p>0.77</text:p>
          </table:table-cell>
          <table:table-cell office:value-type="float" office:value="0.748387096774193">
            <text:p>0.75</text:p>
          </table:table-cell>
          <table:table-cell office:value-type="float" office:value="0.761290322580645">
            <text:p>0.76</text:p>
          </table:table-cell>
          <table:table-cell office:value-type="float" office:value="0.748387096774193">
            <text:p>0.75</text:p>
          </table:table-cell>
          <table:table-cell table:number-columns-repeated="2" office:value-type="float" office:value="0.75483870967742">
            <text:p>0.75</text:p>
          </table:table-cell>
          <table:table-cell office:value-type="float" office:value="0.664516129032258">
            <text:p>0.66</text:p>
          </table:table-cell>
          <table:table-cell table:number-columns-repeated="991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 office:value-type="float" office:value="0.819761129207383">
            <text:p>0.82</text:p>
          </table:table-cell>
          <table:table-cell table:formula="of:=MAX([.$F11:.$P11])" office:value-type="float" office:value="0.915309446254072">
            <text:p>0.92</text:p>
          </table:table-cell>
          <table:table-cell office:value-type="float" office:value="0.39413680781759">
            <text:p>0.39</text:p>
          </table:table-cell>
          <table:table-cell office:value-type="float" office:value="0.915309446254072">
            <text:p>0.92</text:p>
          </table:table-cell>
          <table:table-cell office:value-type="float" office:value="0.904451682953312">
            <text:p>0.9</text:p>
          </table:table-cell>
          <table:table-cell office:value-type="float" office:value="0.901194353963084">
            <text:p>0.9</text:p>
          </table:table-cell>
          <table:table-cell table:formula="of:=[AveRuns.MM11]" office:value-type="float" office:value="0.912052117263844">
            <text:p>0.91</text:p>
          </table:table-cell>
          <table:table-cell office:value-type="float" office:value="0.914223669923996">
            <text:p>0.91</text:p>
          </table:table-cell>
          <table:table-cell office:value-type="float" office:value="0.851248642779587">
            <text:p>0.85</text:p>
          </table:table-cell>
          <table:table-cell office:value-type="float" office:value="0.901194353963084">
            <text:p>0.9</text:p>
          </table:table-cell>
          <table:table-cell office:value-type="float" office:value="0.90228013029316">
            <text:p>0.9</text:p>
          </table:table-cell>
          <table:table-cell table:number-columns-repeated="2" office:value-type="float" office:value="0.883821932681868">
            <text:p>0.88</text:p>
          </table:table-cell>
          <table:table-cell office:value-type="float" office:value="0.876221498371335">
            <text:p>0.88</text:p>
          </table:table-cell>
          <table:table-cell table:number-columns-repeated="991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 office:value-type="float" office:value="0.727272727272727">
            <text:p>0.73</text:p>
          </table:table-cell>
          <table:table-cell table:formula="of:=MAX([.$F12:.$P12])" office:value-type="float" office:value="0.866310160427808">
            <text:p>0.87</text:p>
          </table:table-cell>
          <table:table-cell office:value-type="float" office:value="0.748663101604278">
            <text:p>0.75</text:p>
          </table:table-cell>
          <table:table-cell office:value-type="float" office:value="0.754010695187166">
            <text:p>0.75</text:p>
          </table:table-cell>
          <table:table-cell office:value-type="float" office:value="0.866310160427808">
            <text:p>0.87</text:p>
          </table:table-cell>
          <table:table-cell office:value-type="float" office:value="0.786096256684492">
            <text:p>0.79</text:p>
          </table:table-cell>
          <table:table-cell table:formula="of:=[AveRuns.MM12]" office:value-type="float" office:value="0.751871657754011">
            <text:p>0.75</text:p>
          </table:table-cell>
          <table:table-cell office:value-type="float" office:value="0.748663101604278">
            <text:p>0.75</text:p>
          </table:table-cell>
          <table:table-cell office:value-type="float" office:value="0.689839572192513">
            <text:p>0.69</text:p>
          </table:table-cell>
          <table:table-cell office:value-type="float" office:value="0.657754010695187">
            <text:p>0.66</text:p>
          </table:table-cell>
          <table:table-cell office:value-type="float" office:value="0.770053475935829">
            <text:p>0.77</text:p>
          </table:table-cell>
          <table:table-cell office:value-type="float" office:value="0.641711229946524">
            <text:p>0.64</text:p>
          </table:table-cell>
          <table:table-cell office:value-type="float" office:value="0.636363636363636">
            <text:p>0.64</text:p>
          </table:table-cell>
          <table:table-cell office:value-type="float" office:value="0.67379679144385">
            <text:p>0.67</text:p>
          </table:table-cell>
          <table:table-cell table:number-columns-repeated="991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 office:value-type="float" office:value="0.785107446276861">
            <text:p>0.79</text:p>
          </table:table-cell>
          <table:table-cell table:formula="of:=MAX([.$F13:.$P13])" office:value-type="float" office:value="0.912743628185907">
            <text:p>0.91</text:p>
          </table:table-cell>
          <table:table-cell office:value-type="float" office:value="0.809095452273863">
            <text:p>0.81</text:p>
          </table:table-cell>
          <table:table-cell office:value-type="float" office:value="0.898050974512744">
            <text:p>0.9</text:p>
          </table:table-cell>
          <table:table-cell office:value-type="float" office:value="0.911044477761119">
            <text:p>0.91</text:p>
          </table:table-cell>
          <table:table-cell office:value-type="float" office:value="0.865567216391804">
            <text:p>0.87</text:p>
          </table:table-cell>
          <table:table-cell table:formula="of:=[AveRuns.MM13]" office:value-type="float" office:value="0.912743628185907">
            <text:p>0.91</text:p>
          </table:table-cell>
          <table:table-cell office:value-type="float" office:value="0.88655672163918">
            <text:p>0.89</text:p>
          </table:table-cell>
          <table:table-cell office:value-type="float" office:value="0.855572213893054">
            <text:p>0.86</text:p>
          </table:table-cell>
          <table:table-cell office:value-type="float" office:value="0.857571214392804">
            <text:p>0.86</text:p>
          </table:table-cell>
          <table:table-cell office:value-type="float" office:value="0.883558220889555">
            <text:p>0.88</text:p>
          </table:table-cell>
          <table:table-cell office:value-type="float" office:value="0.897051474262869">
            <text:p>0.9</text:p>
          </table:table-cell>
          <table:table-cell office:value-type="float" office:value="0.895552223888056">
            <text:p>0.9</text:p>
          </table:table-cell>
          <table:table-cell office:value-type="float" office:value="0.887556221889055">
            <text:p>0.89</text:p>
          </table:table-cell>
          <table:table-cell table:number-columns-repeated="991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 office:value-type="float" office:value="0.837837837837838">
            <text:p>0.84</text:p>
          </table:table-cell>
          <table:table-cell table:formula="of:=MAX([.$F14:.$P14])" office:value-type="float" office:value="0.978378378378378">
            <text:p>0.98</text:p>
          </table:table-cell>
          <table:table-cell table:number-columns-repeated="2" office:value-type="float" office:value="0.891891891891892">
            <text:p>0.89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table:formula="of:=[AveRuns.MM14]" office:value-type="float" office:value="0.978378378378378">
            <text:p>0.98</text:p>
          </table:table-cell>
          <table:table-cell office:value-type="float" office:value="0.837837837837838">
            <text:p>0.84</text:p>
          </table:table-cell>
          <table:table-cell office:value-type="float" office:value="0.972972972972973">
            <text:p>0.97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 office:value-type="float" office:value="0.810810810810811">
            <text:p>0.81</text:p>
          </table:table-cell>
          <table:table-cell office:value-type="float" office:value="0.864864864864865">
            <text:p>0.86</text:p>
          </table:table-cell>
          <table:table-cell table:number-columns-repeated="991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office:value-type="float" office:value="0.683168316831683">
            <text:p>0.68</text:p>
          </table:table-cell>
          <table:table-cell table:formula="of:=MAX([.$F15:.$P15])" office:value-type="float" office:value="0.851485148514851">
            <text:p>0.85</text:p>
          </table:table-cell>
          <table:table-cell office:value-type="float" office:value="0.702970297029703">
            <text:p>0.7</text:p>
          </table:table-cell>
          <table:table-cell table:number-columns-repeated="2" office:value-type="float" office:value="0.851485148514851">
            <text:p>0.85</text:p>
          </table:table-cell>
          <table:table-cell office:value-type="float" office:value="0.841584158415841">
            <text:p>0.84</text:p>
          </table:table-cell>
          <table:table-cell table:formula="of:=[AveRuns.MM15]" office:value-type="float" office:value="0.851485148514851">
            <text:p>0.85</text:p>
          </table:table-cell>
          <table:table-cell office:value-type="float" office:value="0.851485148514851">
            <text:p>0.85</text:p>
          </table:table-cell>
          <table:table-cell office:value-type="float" office:value="0.782178217821782">
            <text:p>0.78</text:p>
          </table:table-cell>
          <table:table-cell office:value-type="float" office:value="0.792079207920792">
            <text:p>0.79</text:p>
          </table:table-cell>
          <table:table-cell office:value-type="float" office:value="0.841584158415841">
            <text:p>0.84</text:p>
          </table:table-cell>
          <table:table-cell office:value-type="float" office:value="0.801980198019802">
            <text:p>0.8</text:p>
          </table:table-cell>
          <table:table-cell office:value-type="float" office:value="0.811881188118812">
            <text:p>0.81</text:p>
          </table:table-cell>
          <table:table-cell office:value-type="float" office:value="0.841584158415841">
            <text:p>0.84</text:p>
          </table:table-cell>
          <table:table-cell table:style-name="ce1" table:number-columns-repeated="991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office:value-type="float" office:value="0.597337770382696">
            <text:p>0.6</text:p>
          </table:table-cell>
          <table:table-cell table:formula="of:=MAX([.$F16:.$P16])" office:value-type="float" office:value="1">
            <text:p>1</text:p>
          </table:table-cell>
          <table:table-cell office:value-type="float" office:value="0.625623960066556">
            <text:p>0.63</text:p>
          </table:table-cell>
          <table:table-cell office:value-type="float" office:value="0.603993344425957">
            <text:p>0.6</text:p>
          </table:table-cell>
          <table:table-cell office:value-type="float" office:value="0.610648918469218">
            <text:p>0.61</text:p>
          </table:table-cell>
          <table:table-cell office:value-type="float" office:value="0.580698835274542">
            <text:p>0.58</text:p>
          </table:table-cell>
          <table:table-cell table:formula="of:=[AveRuns.MM16]" office:value-type="float" office:value="0.744425956738769">
            <text:p>0.74</text:p>
          </table:table-cell>
          <table:table-cell office:value-type="float" office:value="1">
            <text:p>1</text:p>
          </table:table-cell>
          <table:table-cell office:value-type="float" office:value="0.570715474209651">
            <text:p>0.57</text:p>
          </table:table-cell>
          <table:table-cell office:value-type="float" office:value="0.544093178036606">
            <text:p>0.54</text:p>
          </table:table-cell>
          <table:table-cell office:value-type="float" office:value="0.562396006655574">
            <text:p>0.56</text:p>
          </table:table-cell>
          <table:table-cell office:value-type="float" office:value="0.519134775374376">
            <text:p>0.52</text:p>
          </table:table-cell>
          <table:table-cell office:value-type="float" office:value="0.545757071547421">
            <text:p>0.55</text:p>
          </table:table-cell>
          <table:table-cell office:value-type="float" office:value="0.519134775374376">
            <text:p>0.52</text:p>
          </table:table-cell>
          <table:table-cell table:style-name="ce1" table:number-columns-repeated="991"/>
        </table:table-row>
        <table:table-row table:style-name="ro1">
          <table:table-cell table:number-columns-repeated="9"/>
          <table:table-cell office:value-type="float" office:value="0.974972191323693">
            <text:p>0.97</text:p>
          </table:table-cell>
          <table:table-cell table:number-columns-repeated="997"/>
        </table:table-row>
        <table:table-row table:style-name="ro1">
          <table:table-cell table:style-name="ce1" office:value-type="string">
            <text:p>Average Relative Stdev</text:p>
          </table:table-cell>
          <table:table-cell table:number-columns-repeated="8"/>
          <table:table-cell office:value-type="float" office:value="0.935483870967742">
            <text:p>0.94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0.9">
            <text:p>0.9</text:p>
          </table:table-cell>
          <table:table-cell table:formula="of:=[.F2]/[.$D2]" office:value-type="float" office:value="1">
            <text:p>1</text:p>
          </table:table-cell>
          <table:table-cell table:formula="of:=[.G2]/[.$D2]" office:value-type="float" office:value="0.966666666666667">
            <text:p>0.97</text:p>
          </table:table-cell>
          <table:table-cell table:formula="of:=[.H2]/[.$D2]" office:value-type="float" office:value="1">
            <text:p>1</text:p>
          </table:table-cell>
          <table:table-cell table:formula="of:=[.I2]/[.$D2]" office:value-type="float" office:value="1">
            <text:p>1</text:p>
          </table:table-cell>
          <table:table-cell office:value-type="float" office:value="0.982608695652174">
            <text:p>0.98</text:p>
          </table:table-cell>
          <table:table-cell table:formula="of:=[.K2]/[.$D2]" office:value-type="float" office:value="1">
            <text:p>1</text:p>
          </table:table-cell>
          <table:table-cell table:formula="of:=[.L2]/[.$D2]" office:value-type="float" office:value="1">
            <text:p>1</text:p>
          </table:table-cell>
          <table:table-cell table:formula="of:=[.M2]/[.$D2]" office:value-type="float" office:value="1">
            <text:p>1</text:p>
          </table:table-cell>
          <table:table-cell table:formula="of:=[.N2]/[.$D2]" office:value-type="float" office:value="1">
            <text:p>1</text:p>
          </table:table-cell>
          <table:table-cell table:formula="of:=[.O2]/[.$D2]" office:value-type="float" office:value="1">
            <text:p>1</text:p>
          </table:table-cell>
          <table:table-cell table:formula="of:=[.P2]/[.$D2]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3]/[.$D3]" office:value-type="float" office:value="0.920499716070415">
            <text:p>0.92</text:p>
          </table:table-cell>
          <table:table-cell table:formula="of:=[.F3]/[.$D3]" office:value-type="float" office:value="0.998296422487224">
            <text:p>1</text:p>
          </table:table-cell>
          <table:table-cell table:formula="of:=[.G3]/[.$D3]" office:value-type="float" office:value="1">
            <text:p>1</text:p>
          </table:table-cell>
          <table:table-cell table:formula="of:=[.H3]/[.$D3]" office:value-type="float" office:value="0.984099943214083">
            <text:p>0.98</text:p>
          </table:table-cell>
          <table:table-cell table:formula="of:=[.I3]/[.$D3]" office:value-type="float" office:value="0.998296422487224">
            <text:p>1</text:p>
          </table:table-cell>
          <table:table-cell office:value-type="float" office:value="0.622222222222222">
            <text:p>0.62</text:p>
          </table:table-cell>
          <table:table-cell table:formula="of:=[.K3]/[.$D3]" office:value-type="float" office:value="0.98069278818853">
            <text:p>0.98</text:p>
          </table:table-cell>
          <table:table-cell table:formula="of:=[.L3]/[.$D3]" office:value-type="float" office:value="0.978989210675753">
            <text:p>0.98</text:p>
          </table:table-cell>
          <table:table-cell table:formula="of:=[.M3]/[.$D3]" office:value-type="float" office:value="0.984099943214083">
            <text:p>0.98</text:p>
          </table:table-cell>
          <table:table-cell table:formula="of:=[.N3]/[.$D3]" office:value-type="float" office:value="0.997728563316298">
            <text:p>1</text:p>
          </table:table-cell>
          <table:table-cell table:formula="of:=[.O3]/[.$D3]" office:value-type="float" office:value="0.998296422487224">
            <text:p>1</text:p>
          </table:table-cell>
          <table:table-cell table:formula="of:=[.P3]/[.$D3]" office:value-type="float" office:value="0.999432140829074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4]/[.$D4]" office:value-type="float" office:value="1">
            <text:p>1</text:p>
          </table:table-cell>
          <table:table-cell table:formula="of:=[.F4]/[.$D4]" office:value-type="float" office:value="0.980861244019139">
            <text:p>0.98</text:p>
          </table:table-cell>
          <table:table-cell table:formula="of:=[.G4]/[.$D4]" office:value-type="float" office:value="0.980861244019139">
            <text:p>0.98</text:p>
          </table:table-cell>
          <table:table-cell table:formula="of:=[.H4]/[.$D4]" office:value-type="float" office:value="1">
            <text:p>1</text:p>
          </table:table-cell>
          <table:table-cell table:formula="of:=[.I4]/[.$D4]" office:value-type="float" office:value="0.980861244019139">
            <text:p>0.98</text:p>
          </table:table-cell>
          <table:table-cell office:value-type="float" office:value="0.971830985915493">
            <text:p>0.97</text:p>
          </table:table-cell>
          <table:table-cell table:formula="of:=[.K4]/[.$D4]" office:value-type="float" office:value="0.985645933014355">
            <text:p>0.99</text:p>
          </table:table-cell>
          <table:table-cell table:formula="of:=[.L4]/[.$D4]" office:value-type="float" office:value="0.942583732057416">
            <text:p>0.94</text:p>
          </table:table-cell>
          <table:table-cell table:formula="of:=[.M4]/[.$D4]" office:value-type="float" office:value="0.990430622009569">
            <text:p>0.99</text:p>
          </table:table-cell>
          <table:table-cell table:formula="of:=[.N4]/[.$D4]" office:value-type="float" office:value="0.856459330143541">
            <text:p>0.86</text:p>
          </table:table-cell>
          <table:table-cell table:formula="of:=[.O4]/[.$D4]" office:value-type="float" office:value="0.842105263157895">
            <text:p>0.84</text:p>
          </table:table-cell>
          <table:table-cell table:formula="of:=[.P4]/[.$D4]" office:value-type="float" office:value="0.866028708133971">
            <text:p>0.8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5]/[.$D5]" office:value-type="float" office:value="0.923636363636364">
            <text:p>0.92</text:p>
          </table:table-cell>
          <table:table-cell table:formula="of:=[.F5]/[.$D5]" office:value-type="float" office:value="1">
            <text:p>1</text:p>
          </table:table-cell>
          <table:table-cell table:formula="of:=[.G5]/[.$D5]" office:value-type="float" office:value="1">
            <text:p>1</text:p>
          </table:table-cell>
          <table:table-cell table:formula="of:=[.H5]/[.$D5]" office:value-type="float" office:value="0.989090909090909">
            <text:p>0.99</text:p>
          </table:table-cell>
          <table:table-cell table:formula="of:=[.I5]/[.$D5]" office:value-type="float" office:value="1">
            <text:p>1</text:p>
          </table:table-cell>
          <table:table-cell office:value-type="float" office:value="0.59567387687188">
            <text:p>0.6</text:p>
          </table:table-cell>
          <table:table-cell table:formula="of:=[.K5]/[.$D5]" office:value-type="float" office:value="0.981818181818182">
            <text:p>0.98</text:p>
          </table:table-cell>
          <table:table-cell table:formula="of:=[.L5]/[.$D5]" office:value-type="float" office:value="0.992727272727273">
            <text:p>0.99</text:p>
          </table:table-cell>
          <table:table-cell table:formula="of:=[.M5]/[.$D5]" office:value-type="float" office:value="1">
            <text:p>1</text:p>
          </table:table-cell>
          <table:table-cell table:formula="of:=[.N5]/[.$D5]" office:value-type="float" office:value="0.985454545454545">
            <text:p>0.99</text:p>
          </table:table-cell>
          <table:table-cell table:formula="of:=[.O5]/[.$D5]" office:value-type="float" office:value="0.985454545454545">
            <text:p>0.99</text:p>
          </table:table-cell>
          <table:table-cell table:formula="of:=[.P5]/[.$D5]" office:value-type="float" office:value="0.996363636363637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6]/[.$D6]" office:value-type="float" office:value="0.955752212389381">
            <text:p>0.96</text:p>
          </table:table-cell>
          <table:table-cell table:formula="of:=[.F6]/[.$D6]" office:value-type="float" office:value="1">
            <text:p>1</text:p>
          </table:table-cell>
          <table:table-cell table:formula="of:=[.G6]/[.$D6]" office:value-type="float" office:value="0.991150442477876">
            <text:p>0.99</text:p>
          </table:table-cell>
          <table:table-cell table:formula="of:=[.H6]/[.$D6]" office:value-type="float" office:value="1">
            <text:p>1</text:p>
          </table:table-cell>
          <table:table-cell table:formula="of:=[.I6]/[.$D6]" office:value-type="float" office:value="1">
            <text:p>1</text:p>
          </table:table-cell>
          <table:table-cell table:formula="of:=[.J6]/[.$D6]" office:value-type="float" office:value="1">
            <text:p>1</text:p>
          </table:table-cell>
          <table:table-cell table:formula="of:=[.K6]/[.$D6]" office:value-type="float" office:value="1">
            <text:p>1</text:p>
          </table:table-cell>
          <table:table-cell table:formula="of:=[.L6]/[.$D6]" office:value-type="float" office:value="1">
            <text:p>1</text:p>
          </table:table-cell>
          <table:table-cell table:formula="of:=[.M6]/[.$D6]" office:value-type="float" office:value="1">
            <text:p>1</text:p>
          </table:table-cell>
          <table:table-cell table:formula="of:=[.N6]/[.$D6]" office:value-type="float" office:value="0.973451327433628">
            <text:p>0.97</text:p>
          </table:table-cell>
          <table:table-cell table:formula="of:=[.O6]/[.$D6]" office:value-type="float" office:value="0.973451327433628">
            <text:p>0.97</text:p>
          </table:table-cell>
          <table:table-cell table:formula="of:=[.P6]/[.$D6]" office:value-type="float" office:value="0.946902654867257">
            <text:p>0.9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7]/[.$D7]" office:value-type="float" office:value="0.135135135135135">
            <text:p>0.14</text:p>
          </table:table-cell>
          <table:table-cell table:formula="of:=[.F7]/[.$D7]" office:value-type="float" office:value="0.756756756756757">
            <text:p>0.76</text:p>
          </table:table-cell>
          <table:table-cell table:formula="of:=[.G7]/[.$D7]" office:value-type="float" office:value="0.756756756756757">
            <text:p>0.76</text:p>
          </table:table-cell>
          <table:table-cell table:formula="of:=[.H7]/[.$D7]" office:value-type="float" office:value="0.810810810810811">
            <text:p>0.81</text:p>
          </table:table-cell>
          <table:table-cell table:formula="of:=[.I7]/[.$D7]" office:value-type="float" office:value="0.810810810810811">
            <text:p>0.81</text:p>
          </table:table-cell>
          <table:table-cell table:formula="of:=[.J7]/[.$D7]" office:value-type="float" office:value="0.756756756756757">
            <text:p>0.76</text:p>
          </table:table-cell>
          <table:table-cell table:formula="of:=[.K7]/[.$D7]" office:value-type="float" office:value="0.72972972972973">
            <text:p>0.73</text:p>
          </table:table-cell>
          <table:table-cell table:formula="of:=[.L7]/[.$D7]" office:value-type="float" office:value="0.621621621621622">
            <text:p>0.62</text:p>
          </table:table-cell>
          <table:table-cell table:formula="of:=[.M7]/[.$D7]" office:value-type="float" office:value="0.783783783783783">
            <text:p>0.78</text:p>
          </table:table-cell>
          <table:table-cell table:formula="of:=[.N7]/[.$D7]" office:value-type="float" office:value="1">
            <text:p>1</text:p>
          </table:table-cell>
          <table:table-cell table:formula="of:=[.O7]/[.$D7]" office:value-type="float" office:value="1">
            <text:p>1</text:p>
          </table:table-cell>
          <table:table-cell table:formula="of:=[.P7]/[.$D7]" office:value-type="float" office:value="0.91891891891892">
            <text:p>0.9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8]/[.$D8]" office:value-type="float" office:value="0.927536231884057">
            <text:p>0.93</text:p>
          </table:table-cell>
          <table:table-cell table:formula="of:=[.F8]/[.$D8]" office:value-type="float" office:value="0.985507246376811">
            <text:p>0.99</text:p>
          </table:table-cell>
          <table:table-cell table:formula="of:=[.G8]/[.$D8]" office:value-type="float" office:value="1">
            <text:p>1</text:p>
          </table:table-cell>
          <table:table-cell table:formula="of:=[.H8]/[.$D8]" office:value-type="float" office:value="0.91304347826087">
            <text:p>0.91</text:p>
          </table:table-cell>
          <table:table-cell table:formula="of:=[.I8]/[.$D8]" office:value-type="float" office:value="1">
            <text:p>1</text:p>
          </table:table-cell>
          <table:table-cell table:formula="of:=[.J8]/[.$D8]" office:value-type="float" office:value="1">
            <text:p>1</text:p>
          </table:table-cell>
          <table:table-cell table:formula="of:=[.K8]/[.$D8]" office:value-type="float" office:value="0.927536231884057">
            <text:p>0.93</text:p>
          </table:table-cell>
          <table:table-cell table:formula="of:=[.L8]/[.$D8]" office:value-type="float" office:value="0.942028985507246">
            <text:p>0.94</text:p>
          </table:table-cell>
          <table:table-cell table:formula="of:=[.M8]/[.$D8]" office:value-type="float" office:value="0.942028985507246">
            <text:p>0.94</text:p>
          </table:table-cell>
          <table:table-cell table:formula="of:=[.N8]/[.$D8]" office:value-type="float" office:value="0.869565217391304">
            <text:p>0.87</text:p>
          </table:table-cell>
          <table:table-cell table:formula="of:=[.O8]/[.$D8]" office:value-type="float" office:value="0.855072463768116">
            <text:p>0.86</text:p>
          </table:table-cell>
          <table:table-cell table:formula="of:=[.P8]/[.$D8]" office:value-type="float" office:value="0.884057971014493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9]/[.$D9]" office:value-type="float" office:value="0.583078491335372">
            <text:p>0.58</text:p>
          </table:table-cell>
          <table:table-cell table:formula="of:=[.F9]/[.$D9]" office:value-type="float" office:value="1">
            <text:p>1</text:p>
          </table:table-cell>
          <table:table-cell table:formula="of:=[.G9]/[.$D9]" office:value-type="float" office:value="0.998725790010193">
            <text:p>1</text:p>
          </table:table-cell>
          <table:table-cell table:formula="of:=[.H9]/[.$D9]" office:value-type="float" office:value="0.887614678899082">
            <text:p>0.89</text:p>
          </table:table-cell>
          <table:table-cell table:formula="of:=[.I9]/[.$D9]" office:value-type="float" office:value="1">
            <text:p>1</text:p>
          </table:table-cell>
          <table:table-cell table:formula="of:=[.J9]/[.$D9]" office:value-type="float" office:value="0.997451580020387">
            <text:p>1</text:p>
          </table:table-cell>
          <table:table-cell table:formula="of:=[.K9]/[.$D9]" office:value-type="float" office:value="0.808358817533129">
            <text:p>0.81</text:p>
          </table:table-cell>
          <table:table-cell table:formula="of:=[.L9]/[.$D9]" office:value-type="float" office:value="0.857288481141691">
            <text:p>0.86</text:p>
          </table:table-cell>
          <table:table-cell table:formula="of:=[.M9]/[.$D9]" office:value-type="float" office:value="0.90137614678899">
            <text:p>0.9</text:p>
          </table:table-cell>
          <table:table-cell table:formula="of:=[.N9]/[.$D9]" office:value-type="float" office:value="0.973496432212028">
            <text:p>0.97</text:p>
          </table:table-cell>
          <table:table-cell table:formula="of:=[.O9]/[.$D9]" office:value-type="float" office:value="0.966615698267074">
            <text:p>0.97</text:p>
          </table:table-cell>
          <table:table-cell table:formula="of:=[.P9]/[.$D9]" office:value-type="float" office:value="0.978338430173292">
            <text:p>0.9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0]/[.$D10]" office:value-type="float" office:value="0.95">
            <text:p>0.95</text:p>
          </table:table-cell>
          <table:table-cell table:formula="of:=[.F10]/[.$D10]" office:value-type="float" office:value="0.975">
            <text:p>0.98</text:p>
          </table:table-cell>
          <table:table-cell table:formula="of:=[.G10]/[.$D10]" office:value-type="float" office:value="0.966666666666666">
            <text:p>0.97</text:p>
          </table:table-cell>
          <table:table-cell table:formula="of:=[.H10]/[.$D10]" office:value-type="float" office:value="0.975">
            <text:p>0.98</text:p>
          </table:table-cell>
          <table:table-cell table:formula="of:=[.I10]/[.$D10]" office:value-type="float" office:value="0.978333333333334">
            <text:p>0.98</text:p>
          </table:table-cell>
          <table:table-cell table:formula="of:=[.J10]/[.$D10]" office:value-type="float" office:value="1">
            <text:p>1</text:p>
          </table:table-cell>
          <table:table-cell table:formula="of:=[.K10]/[.$D10]" office:value-type="float" office:value="0.966666666666666">
            <text:p>0.97</text:p>
          </table:table-cell>
          <table:table-cell table:formula="of:=[.L10]/[.$D10]" office:value-type="float" office:value="0.983333333333333">
            <text:p>0.98</text:p>
          </table:table-cell>
          <table:table-cell table:formula="of:=[.M10]/[.$D10]" office:value-type="float" office:value="0.966666666666666">
            <text:p>0.97</text:p>
          </table:table-cell>
          <table:table-cell table:formula="of:=[.N10]/[.$D10]" office:value-type="float" office:value="0.975">
            <text:p>0.98</text:p>
          </table:table-cell>
          <table:table-cell table:formula="of:=[.O10]/[.$D10]" office:value-type="float" office:value="0.975">
            <text:p>0.98</text:p>
          </table:table-cell>
          <table:table-cell table:formula="of:=[.P10]/[.$D10]" office:value-type="float" office:value="0.858333333333333">
            <text:p>0.8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1]/[.$D11]" office:value-type="float" office:value="0.430604982206406">
            <text:p>0.43</text:p>
          </table:table-cell>
          <table:table-cell table:formula="of:=[.F11]/[.$D11]" office:value-type="float" office:value="1">
            <text:p>1</text:p>
          </table:table-cell>
          <table:table-cell table:formula="of:=[.G11]/[.$D11]" office:value-type="float" office:value="0.988137603795967">
            <text:p>0.99</text:p>
          </table:table-cell>
          <table:table-cell table:formula="of:=[.H11]/[.$D11]" office:value-type="float" office:value="0.984578884934757">
            <text:p>0.98</text:p>
          </table:table-cell>
          <table:table-cell table:formula="of:=[.I11]/[.$D11]" office:value-type="float" office:value="0.99644128113879">
            <text:p>1</text:p>
          </table:table-cell>
          <table:table-cell table:formula="of:=[.J11]/[.$D11]" office:value-type="float" office:value="0.998813760379597">
            <text:p>1</text:p>
          </table:table-cell>
          <table:table-cell table:formula="of:=[.K11]/[.$D11]" office:value-type="float" office:value="0.930011862396203">
            <text:p>0.93</text:p>
          </table:table-cell>
          <table:table-cell table:formula="of:=[.L11]/[.$D11]" office:value-type="float" office:value="0.984578884934757">
            <text:p>0.98</text:p>
          </table:table-cell>
          <table:table-cell table:formula="of:=[.M11]/[.$D11]" office:value-type="float" office:value="0.98576512455516">
            <text:p>0.99</text:p>
          </table:table-cell>
          <table:table-cell table:formula="of:=[.N11]/[.$D11]" office:value-type="float" office:value="0.965599051008304">
            <text:p>0.97</text:p>
          </table:table-cell>
          <table:table-cell table:formula="of:=[.O11]/[.$D11]" office:value-type="float" office:value="0.965599051008304">
            <text:p>0.97</text:p>
          </table:table-cell>
          <table:table-cell table:formula="of:=[.P11]/[.$D11]" office:value-type="float" office:value="0.95729537366548">
            <text:p>0.9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2]/[.$D12]" office:value-type="float" office:value="0.864197530864197">
            <text:p>0.86</text:p>
          </table:table-cell>
          <table:table-cell table:formula="of:=[.F12]/[.$D12]" office:value-type="float" office:value="0.87037037037037">
            <text:p>0.87</text:p>
          </table:table-cell>
          <table:table-cell table:formula="of:=[.G12]/[.$D12]" office:value-type="float" office:value="1">
            <text:p>1</text:p>
          </table:table-cell>
          <table:table-cell table:formula="of:=[.H12]/[.$D12]" office:value-type="float" office:value="0.907407407407407">
            <text:p>0.91</text:p>
          </table:table-cell>
          <table:table-cell table:formula="of:=[.I12]/[.$D12]" office:value-type="float" office:value="0.867901234567901">
            <text:p>0.87</text:p>
          </table:table-cell>
          <table:table-cell table:formula="of:=[.J12]/[.$D12]" office:value-type="float" office:value="0.864197530864197">
            <text:p>0.86</text:p>
          </table:table-cell>
          <table:table-cell table:formula="of:=[.K12]/[.$D12]" office:value-type="float" office:value="0.796296296296295">
            <text:p>0.8</text:p>
          </table:table-cell>
          <table:table-cell table:formula="of:=[.L12]/[.$D12]" office:value-type="float" office:value="0.759259259259259">
            <text:p>0.76</text:p>
          </table:table-cell>
          <table:table-cell table:formula="of:=[.M12]/[.$D12]" office:value-type="float" office:value="0.888888888888888">
            <text:p>0.89</text:p>
          </table:table-cell>
          <table:table-cell table:formula="of:=[.N12]/[.$D12]" office:value-type="float" office:value="0.74074074074074">
            <text:p>0.74</text:p>
          </table:table-cell>
          <table:table-cell table:formula="of:=[.O12]/[.$D12]" office:value-type="float" office:value="0.734567901234567">
            <text:p>0.73</text:p>
          </table:table-cell>
          <table:table-cell table:formula="of:=[.P12]/[.$D12]" office:value-type="float" office:value="0.777777777777777">
            <text:p>0.7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3]/[.$D13]" office:value-type="float" office:value="0.886443276390714">
            <text:p>0.89</text:p>
          </table:table-cell>
          <table:table-cell table:formula="of:=[.F13]/[.$D13]" office:value-type="float" office:value="0.983902759526939">
            <text:p>0.98</text:p>
          </table:table-cell>
          <table:table-cell table:formula="of:=[.G13]/[.$D13]" office:value-type="float" office:value="0.998138414367061">
            <text:p>1</text:p>
          </table:table-cell>
          <table:table-cell table:formula="of:=[.H13]/[.$D13]" office:value-type="float" office:value="0.948313622426632">
            <text:p>0.95</text:p>
          </table:table-cell>
          <table:table-cell table:formula="of:=[.I13]/[.$D13]" office:value-type="float" office:value="1">
            <text:p>1</text:p>
          </table:table-cell>
          <table:table-cell table:formula="of:=[.J13]/[.$D13]" office:value-type="float" office:value="0.971309680245291">
            <text:p>0.97</text:p>
          </table:table-cell>
          <table:table-cell table:formula="of:=[.K13]/[.$D13]" office:value-type="float" office:value="0.937363118703461">
            <text:p>0.94</text:p>
          </table:table-cell>
          <table:table-cell table:formula="of:=[.L13]/[.$D13]" office:value-type="float" office:value="0.939553219448095">
            <text:p>0.94</text:p>
          </table:table-cell>
          <table:table-cell table:formula="of:=[.M13]/[.$D13]" office:value-type="float" office:value="0.96802452912834">
            <text:p>0.97</text:p>
          </table:table-cell>
          <table:table-cell table:formula="of:=[.N13]/[.$D13]" office:value-type="float" office:value="0.982807709154622">
            <text:p>0.98</text:p>
          </table:table-cell>
          <table:table-cell table:formula="of:=[.O13]/[.$D13]" office:value-type="float" office:value="0.981165133596146">
            <text:p>0.98</text:p>
          </table:table-cell>
          <table:table-cell table:formula="of:=[.P13]/[.$D13]" office:value-type="float" office:value="0.972404730617608">
            <text:p>0.97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4]/[.$D14]" office:value-type="float" office:value="0.911602209944752">
            <text:p>0.91</text:p>
          </table:table-cell>
          <table:table-cell table:formula="of:=[.F14]/[.$D14]" office:value-type="float" office:value="0.911602209944752">
            <text:p>0.91</text:p>
          </table:table-cell>
          <table:table-cell table:formula="of:=[.G14]/[.$D14]" office:value-type="float" office:value="0.994475138121547">
            <text:p>0.99</text:p>
          </table:table-cell>
          <table:table-cell table:formula="of:=[.H14]/[.$D14]" office:value-type="float" office:value="0.966850828729282">
            <text:p>0.97</text:p>
          </table:table-cell>
          <table:table-cell table:formula="of:=[.I14]/[.$D14]" office:value-type="float" office:value="1">
            <text:p>1</text:p>
          </table:table-cell>
          <table:table-cell table:formula="of:=[.J14]/[.$D14]" office:value-type="float" office:value="0.856353591160221">
            <text:p>0.86</text:p>
          </table:table-cell>
          <table:table-cell table:formula="of:=[.K14]/[.$D14]" office:value-type="float" office:value="0.994475138121547">
            <text:p>0.99</text:p>
          </table:table-cell>
          <table:table-cell table:formula="of:=[.L14]/[.$D14]" office:value-type="float" office:value="0.939226519337017">
            <text:p>0.94</text:p>
          </table:table-cell>
          <table:table-cell table:formula="of:=[.M14]/[.$D14]" office:value-type="float" office:value="0.966850828729282">
            <text:p>0.97</text:p>
          </table:table-cell>
          <table:table-cell table:formula="of:=[.N14]/[.$D14]" office:value-type="float" office:value="0.828729281767956">
            <text:p>0.83</text:p>
          </table:table-cell>
          <table:table-cell table:formula="of:=[.O14]/[.$D14]" office:value-type="float" office:value="0.828729281767956">
            <text:p>0.83</text:p>
          </table:table-cell>
          <table:table-cell table:formula="of:=[.P14]/[.$D14]" office:value-type="float" office:value="0.883977900552486">
            <text:p>0.88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5]/[.$D15]" office:value-type="float" office:value="0.825581395348838">
            <text:p>0.83</text:p>
          </table:table-cell>
          <table:table-cell table:formula="of:=[.F15]/[.$D15]" office:value-type="float" office:value="1">
            <text:p>1</text:p>
          </table:table-cell>
          <table:table-cell table:formula="of:=[.G15]/[.$D15]" office:value-type="float" office:value="1">
            <text:p>1</text:p>
          </table:table-cell>
          <table:table-cell table:formula="of:=[.H15]/[.$D15]" office:value-type="float" office:value="0.988372093023256">
            <text:p>0.99</text:p>
          </table:table-cell>
          <table:table-cell table:formula="of:=[.I15]/[.$D15]" office:value-type="float" office:value="1">
            <text:p>1</text:p>
          </table:table-cell>
          <table:table-cell table:formula="of:=[.J15]/[.$D15]" office:value-type="float" office:value="1">
            <text:p>1</text:p>
          </table:table-cell>
          <table:table-cell table:formula="of:=[.K15]/[.$D15]" office:value-type="float" office:value="0.918604651162791">
            <text:p>0.92</text:p>
          </table:table-cell>
          <table:table-cell table:formula="of:=[.L15]/[.$D15]" office:value-type="float" office:value="0.930232558139535">
            <text:p>0.93</text:p>
          </table:table-cell>
          <table:table-cell table:formula="of:=[.M15]/[.$D15]" office:value-type="float" office:value="0.988372093023256">
            <text:p>0.99</text:p>
          </table:table-cell>
          <table:table-cell table:formula="of:=[.N15]/[.$D15]" office:value-type="float" office:value="0.94186046511628">
            <text:p>0.94</text:p>
          </table:table-cell>
          <table:table-cell table:formula="of:=[.O15]/[.$D15]" office:value-type="float" office:value="0.953488372093024">
            <text:p>0.95</text:p>
          </table:table-cell>
          <table:table-cell table:formula="of:=[.P15]/[.$D15]" office:value-type="float" office:value="0.988372093023256">
            <text:p>0.9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[.E16]/[.$D16]" office:value-type="float" office:value="0.625623960066556">
            <text:p>0.63</text:p>
          </table:table-cell>
          <table:table-cell table:formula="of:=[.F16]/[.$D16]" office:value-type="float" office:value="0.603993344425957">
            <text:p>0.6</text:p>
          </table:table-cell>
          <table:table-cell table:formula="of:=[.G16]/[.$D16]" office:value-type="float" office:value="0.610648918469218">
            <text:p>0.61</text:p>
          </table:table-cell>
          <table:table-cell table:formula="of:=[.H16]/[.$D16]" office:value-type="float" office:value="0.580698835274542">
            <text:p>0.58</text:p>
          </table:table-cell>
          <table:table-cell table:formula="of:=[.I16]/[.$D16]" office:value-type="float" office:value="0.744425956738769">
            <text:p>0.74</text:p>
          </table:table-cell>
          <table:table-cell table:formula="of:=[.J16]/[.$D16]" office:value-type="float" office:value="1">
            <text:p>1</text:p>
          </table:table-cell>
          <table:table-cell table:formula="of:=[.K16]/[.$D16]" office:value-type="float" office:value="0.570715474209651">
            <text:p>0.57</text:p>
          </table:table-cell>
          <table:table-cell table:formula="of:=[.L16]/[.$D16]" office:value-type="float" office:value="0.544093178036606">
            <text:p>0.54</text:p>
          </table:table-cell>
          <table:table-cell table:formula="of:=[.M16]/[.$D16]" office:value-type="float" office:value="0.562396006655574">
            <text:p>0.56</text:p>
          </table:table-cell>
          <table:table-cell table:formula="of:=[.N16]/[.$D16]" office:value-type="float" office:value="0.519134775374376">
            <text:p>0.52</text:p>
          </table:table-cell>
          <table:table-cell table:formula="of:=[.O16]/[.$D16]" office:value-type="float" office:value="0.545757071547421">
            <text:p>0.55</text:p>
          </table:table-cell>
          <table:table-cell table:formula="of:=[.P16]/[.$D16]" office:value-type="float" office:value="0.519134775374376">
            <text:p>0.52</text:p>
          </table:table-cell>
          <table:table-cell table:number-columns-repeated="991"/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:.E34])" office:value-type="float" office:value="0.765265516249037">
            <text:p>0.77</text:p>
          </table:table-cell>
          <table:table-cell table:formula="of:=AVERAGE([.F2:.F34])" office:value-type="float" office:value="0.90664037097901">
            <text:p>0.91</text:p>
          </table:table-cell>
          <table:table-cell table:formula="of:=AVERAGE([.G2:.G34])" office:value-type="float" office:value="0.918444871146968">
            <text:p>0.92</text:p>
          </table:table-cell>
          <table:table-cell table:formula="of:=AVERAGE([.H2:.H34])" office:value-type="float" office:value="0.897761384977934">
            <text:p>0.9</text:p>
          </table:table-cell>
          <table:table-cell table:formula="of:=AVERAGE([.I2:.I34])" office:value-type="float" office:value="0.926910534708512">
            <text:p>0.93</text:p>
          </table:table-cell>
          <table:table-cell table:formula="of:=AVERAGE([.J2:.J34])" office:value-type="float" office:value="0.909199067908501">
            <text:p>0.91</text:p>
          </table:table-cell>
          <table:table-cell table:formula="of:=AVERAGE([.K2:.K34])" office:value-type="float" office:value="0.872177002485439">
            <text:p>0.87</text:p>
          </table:table-cell>
          <table:table-cell table:formula="of:=AVERAGE([.L2:.L34])" office:value-type="float" office:value="0.865190945101103">
            <text:p>0.87</text:p>
          </table:table-cell>
          <table:table-cell table:formula="of:=AVERAGE([.M2:.M34])" office:value-type="float" office:value="0.89750085014992">
            <text:p>0.9</text:p>
          </table:table-cell>
          <table:table-cell table:formula="of:=AVERAGE([.N2:.N34])" office:value-type="float" office:value="0.876103604322188">
            <text:p>0.88</text:p>
          </table:table-cell>
          <table:table-cell table:formula="of:=AVERAGE([.O2:.O34])" office:value-type="float" office:value="0.875799165265555">
            <text:p>0.88</text:p>
          </table:table-cell>
          <table:table-cell table:formula="of:=AVERAGE([.P2:.P34])" office:value-type="float" office:value="0.872886883411379">
            <text:p>0.87</text:p>
          </table:table-cell>
          <table:table-cell table:number-columns-repeated="991"/>
        </table:table-row>
        <table:table-row table:style-name="ro1">
          <table:table-cell office:value-type="string">
            <text:p>Overall Ranks</text:p>
          </table:table-cell>
          <table:table-cell table:number-columns-repeated="3"/>
          <table:table-cell table:formula="of:=RANK([.E35]; [.$E35:.$P35])" office:value-type="float" office:value="12">
            <text:p>12</text:p>
          </table:table-cell>
          <table:table-cell table:formula="of:=RANK([.F35]; [.$E35:.$P35])" office:value-type="float" office:value="4">
            <text:p>4</text:p>
          </table:table-cell>
          <table:table-cell table:formula="of:=RANK([.G35]; [.$E35:.$P35])" office:value-type="float" office:value="2">
            <text:p>2</text:p>
          </table:table-cell>
          <table:table-cell table:formula="of:=RANK([.H35]; [.$E35:.$P35])" office:value-type="float" office:value="5">
            <text:p>5</text:p>
          </table:table-cell>
          <table:table-cell table:formula="of:=RANK([.I35]; [.$E35:.$P35])" office:value-type="float" office:value="1">
            <text:p>1</text:p>
          </table:table-cell>
          <table:table-cell table:formula="of:=RANK([.J35]; [.$E35:.$P35])" office:value-type="float" office:value="3">
            <text:p>3</text:p>
          </table:table-cell>
          <table:table-cell table:formula="of:=RANK([.K35]; [.$E35:.$P35])" office:value-type="float" office:value="10">
            <text:p>10</text:p>
          </table:table-cell>
          <table:table-cell table:formula="of:=RANK([.L35]; [.$E35:.$P35])" office:value-type="float" office:value="11">
            <text:p>11</text:p>
          </table:table-cell>
          <table:table-cell table:formula="of:=RANK([.M35]; [.$E35:.$P35])" office:value-type="float" office:value="6">
            <text:p>6</text:p>
          </table:table-cell>
          <table:table-cell table:formula="of:=RANK([.N35]; [.$E35:.$P35])" office:value-type="float" office:value="7">
            <text:p>7</text:p>
          </table:table-cell>
          <table:table-cell table:formula="of:=RANK([.O35]; [.$E35:.$P35])" office:value-type="float" office:value="8">
            <text:p>8</text:p>
          </table:table-cell>
          <table:table-cell table:formula="of:=RANK([.P35]; [.$E35:.$P35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1007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P2])" office:value-type="float" office:value="12">
            <text:p>12</text:p>
          </table:table-cell>
          <table:table-cell table:formula="of:=RANK([.F2]; [.$E2:.$P2])" office:value-type="float" office:value="1">
            <text:p>1</text:p>
          </table:table-cell>
          <table:table-cell table:formula="of:=RANK([.G2]; [.$E2:.$P2])" office:value-type="float" office:value="11">
            <text:p>11</text:p>
          </table:table-cell>
          <table:table-cell table:formula="of:=RANK([.H2]; [.$E2:.$P2])" office:value-type="float" office:value="1">
            <text:p>1</text:p>
          </table:table-cell>
          <table:table-cell table:formula="of:=RANK([.I2]; [.$E2:.$P2])" office:value-type="float" office:value="1">
            <text:p>1</text:p>
          </table:table-cell>
          <table:table-cell table:formula="of:=RANK([.J2]; [.$E2:.$P2])" office:value-type="float" office:value="1">
            <text:p>1</text:p>
          </table:table-cell>
          <table:table-cell table:formula="of:=RANK([.K2]; [.$E2:.$P2])" office:value-type="float" office:value="1">
            <text:p>1</text:p>
          </table:table-cell>
          <table:table-cell table:formula="of:=RANK([.L2]; [.$E2:.$P2])" office:value-type="float" office:value="1">
            <text:p>1</text:p>
          </table:table-cell>
          <table:table-cell table:formula="of:=RANK([.M2]; [.$E2:.$P2])" office:value-type="float" office:value="1">
            <text:p>1</text:p>
          </table:table-cell>
          <table:table-cell table:formula="of:=RANK([.N2]; [.$E2:.$P2])" office:value-type="float" office:value="1">
            <text:p>1</text:p>
          </table:table-cell>
          <table:table-cell table:formula="of:=RANK([.O2]; [.$E2:.$P2])" office:value-type="float" office:value="1">
            <text:p>1</text:p>
          </table:table-cell>
          <table:table-cell table:formula="of:=RANK([.P2]; [.$E2:.$P2])" office:value-type="float" office:value="1">
            <text:p>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3]; [.$E3:.$P3])" office:value-type="float" office:value="12">
            <text:p>12</text:p>
          </table:table-cell>
          <table:table-cell table:formula="of:=RANK([.F3]; [.$E3:.$P3])" office:value-type="float" office:value="3">
            <text:p>3</text:p>
          </table:table-cell>
          <table:table-cell table:formula="of:=RANK([.G3]; [.$E3:.$P3])" office:value-type="float" office:value="1">
            <text:p>1</text:p>
          </table:table-cell>
          <table:table-cell table:formula="of:=RANK([.H3]; [.$E3:.$P3])" office:value-type="float" office:value="8">
            <text:p>8</text:p>
          </table:table-cell>
          <table:table-cell table:formula="of:=RANK([.I3]; [.$E3:.$P3])" office:value-type="float" office:value="3">
            <text:p>3</text:p>
          </table:table-cell>
          <table:table-cell table:formula="of:=RANK([.J3]; [.$E3:.$P3])" office:value-type="float" office:value="7">
            <text:p>7</text:p>
          </table:table-cell>
          <table:table-cell table:formula="of:=RANK([.K3]; [.$E3:.$P3])" office:value-type="float" office:value="10">
            <text:p>10</text:p>
          </table:table-cell>
          <table:table-cell table:formula="of:=RANK([.L3]; [.$E3:.$P3])" office:value-type="float" office:value="11">
            <text:p>11</text:p>
          </table:table-cell>
          <table:table-cell table:formula="of:=RANK([.M3]; [.$E3:.$P3])" office:value-type="float" office:value="8">
            <text:p>8</text:p>
          </table:table-cell>
          <table:table-cell table:formula="of:=RANK([.N3]; [.$E3:.$P3])" office:value-type="float" office:value="6">
            <text:p>6</text:p>
          </table:table-cell>
          <table:table-cell table:formula="of:=RANK([.O3]; [.$E3:.$P3])" office:value-type="float" office:value="3">
            <text:p>3</text:p>
          </table:table-cell>
          <table:table-cell table:formula="of:=RANK([.P3]; [.$E3:.$P3])" office:value-type="float" office:value="2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4]; [.$E4:.$P4])" office:value-type="float" office:value="1">
            <text:p>1</text:p>
          </table:table-cell>
          <table:table-cell table:formula="of:=RANK([.F4]; [.$E4:.$P4])" office:value-type="float" office:value="5">
            <text:p>5</text:p>
          </table:table-cell>
          <table:table-cell table:formula="of:=RANK([.G4]; [.$E4:.$P4])" office:value-type="float" office:value="5">
            <text:p>5</text:p>
          </table:table-cell>
          <table:table-cell table:formula="of:=RANK([.H4]; [.$E4:.$P4])" office:value-type="float" office:value="1">
            <text:p>1</text:p>
          </table:table-cell>
          <table:table-cell table:formula="of:=RANK([.I4]; [.$E4:.$P4])" office:value-type="float" office:value="5">
            <text:p>5</text:p>
          </table:table-cell>
          <table:table-cell table:formula="of:=RANK([.J4]; [.$E4:.$P4])" office:value-type="float" office:value="8">
            <text:p>8</text:p>
          </table:table-cell>
          <table:table-cell table:formula="of:=RANK([.K4]; [.$E4:.$P4])" office:value-type="float" office:value="4">
            <text:p>4</text:p>
          </table:table-cell>
          <table:table-cell table:formula="of:=RANK([.L4]; [.$E4:.$P4])" office:value-type="float" office:value="9">
            <text:p>9</text:p>
          </table:table-cell>
          <table:table-cell table:formula="of:=RANK([.M4]; [.$E4:.$P4])" office:value-type="float" office:value="3">
            <text:p>3</text:p>
          </table:table-cell>
          <table:table-cell table:formula="of:=RANK([.N4]; [.$E4:.$P4])" office:value-type="float" office:value="11">
            <text:p>11</text:p>
          </table:table-cell>
          <table:table-cell table:formula="of:=RANK([.O4]; [.$E4:.$P4])" office:value-type="float" office:value="12">
            <text:p>12</text:p>
          </table:table-cell>
          <table:table-cell table:formula="of:=RANK([.P4]; [.$E4:.$P4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]; [.$E5:.$P5])" office:value-type="float" office:value="12">
            <text:p>12</text:p>
          </table:table-cell>
          <table:table-cell table:formula="of:=RANK([.F5]; [.$E5:.$P5])" office:value-type="float" office:value="1">
            <text:p>1</text:p>
          </table:table-cell>
          <table:table-cell table:formula="of:=RANK([.G5]; [.$E5:.$P5])" office:value-type="float" office:value="1">
            <text:p>1</text:p>
          </table:table-cell>
          <table:table-cell table:formula="of:=RANK([.H5]; [.$E5:.$P5])" office:value-type="float" office:value="8">
            <text:p>8</text:p>
          </table:table-cell>
          <table:table-cell table:formula="of:=RANK([.I5]; [.$E5:.$P5])" office:value-type="float" office:value="1">
            <text:p>1</text:p>
          </table:table-cell>
          <table:table-cell table:formula="of:=RANK([.J5]; [.$E5:.$P5])" office:value-type="float" office:value="1">
            <text:p>1</text:p>
          </table:table-cell>
          <table:table-cell table:formula="of:=RANK([.K5]; [.$E5:.$P5])" office:value-type="float" office:value="11">
            <text:p>11</text:p>
          </table:table-cell>
          <table:table-cell table:formula="of:=RANK([.L5]; [.$E5:.$P5])" office:value-type="float" office:value="7">
            <text:p>7</text:p>
          </table:table-cell>
          <table:table-cell table:formula="of:=RANK([.M5]; [.$E5:.$P5])" office:value-type="float" office:value="1">
            <text:p>1</text:p>
          </table:table-cell>
          <table:table-cell table:formula="of:=RANK([.N5]; [.$E5:.$P5])" office:value-type="float" office:value="9">
            <text:p>9</text:p>
          </table:table-cell>
          <table:table-cell table:formula="of:=RANK([.O5]; [.$E5:.$P5])" office:value-type="float" office:value="9">
            <text:p>9</text:p>
          </table:table-cell>
          <table:table-cell table:formula="of:=RANK([.P5]; [.$E5:.$P5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6]; [.$E6:.$P6])" office:value-type="float" office:value="11">
            <text:p>11</text:p>
          </table:table-cell>
          <table:table-cell table:formula="of:=RANK([.F6]; [.$E6:.$P6])" office:value-type="float" office:value="2">
            <text:p>2</text:p>
          </table:table-cell>
          <table:table-cell table:formula="of:=RANK([.G6]; [.$E6:.$P6])" office:value-type="float" office:value="8">
            <text:p>8</text:p>
          </table:table-cell>
          <table:table-cell table:formula="of:=RANK([.H6]; [.$E6:.$P6])" office:value-type="float" office:value="2">
            <text:p>2</text:p>
          </table:table-cell>
          <table:table-cell table:formula="of:=RANK([.I6]; [.$E6:.$P6])" office:value-type="float" office:value="1">
            <text:p>1</text:p>
          </table:table-cell>
          <table:table-cell table:formula="of:=RANK([.J6]; [.$E6:.$P6])" office:value-type="float" office:value="2">
            <text:p>2</text:p>
          </table:table-cell>
          <table:table-cell table:formula="of:=RANK([.K6]; [.$E6:.$P6])" office:value-type="float" office:value="2">
            <text:p>2</text:p>
          </table:table-cell>
          <table:table-cell table:formula="of:=RANK([.L6]; [.$E6:.$P6])" office:value-type="float" office:value="2">
            <text:p>2</text:p>
          </table:table-cell>
          <table:table-cell table:formula="of:=RANK([.M6]; [.$E6:.$P6])" office:value-type="float" office:value="2">
            <text:p>2</text:p>
          </table:table-cell>
          <table:table-cell table:formula="of:=RANK([.N6]; [.$E6:.$P6])" office:value-type="float" office:value="9">
            <text:p>9</text:p>
          </table:table-cell>
          <table:table-cell table:formula="of:=RANK([.O6]; [.$E6:.$P6])" office:value-type="float" office:value="9">
            <text:p>9</text:p>
          </table:table-cell>
          <table:table-cell table:formula="of:=RANK([.P6]; [.$E6:.$P6])" office:value-type="float" office:value="12">
            <text:p>1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7]; [.$E7:.$P7])" office:value-type="float" office:value="12">
            <text:p>12</text:p>
          </table:table-cell>
          <table:table-cell table:formula="of:=RANK([.F7]; [.$E7:.$P7])" office:value-type="float" office:value="7">
            <text:p>7</text:p>
          </table:table-cell>
          <table:table-cell table:formula="of:=RANK([.G7]; [.$E7:.$P7])" office:value-type="float" office:value="7">
            <text:p>7</text:p>
          </table:table-cell>
          <table:table-cell table:formula="of:=RANK([.H7]; [.$E7:.$P7])" office:value-type="float" office:value="4">
            <text:p>4</text:p>
          </table:table-cell>
          <table:table-cell table:formula="of:=RANK([.I7]; [.$E7:.$P7])" office:value-type="float" office:value="5">
            <text:p>5</text:p>
          </table:table-cell>
          <table:table-cell table:formula="of:=RANK([.J7]; [.$E7:.$P7])" office:value-type="float" office:value="7">
            <text:p>7</text:p>
          </table:table-cell>
          <table:table-cell table:formula="of:=RANK([.K7]; [.$E7:.$P7])" office:value-type="float" office:value="10">
            <text:p>10</text:p>
          </table:table-cell>
          <table:table-cell table:formula="of:=RANK([.L7]; [.$E7:.$P7])" office:value-type="float" office:value="11">
            <text:p>11</text:p>
          </table:table-cell>
          <table:table-cell table:formula="of:=RANK([.M7]; [.$E7:.$P7])" office:value-type="float" office:value="6">
            <text:p>6</text:p>
          </table:table-cell>
          <table:table-cell table:formula="of:=RANK([.N7]; [.$E7:.$P7])" office:value-type="float" office:value="1">
            <text:p>1</text:p>
          </table:table-cell>
          <table:table-cell table:formula="of:=RANK([.O7]; [.$E7:.$P7])" office:value-type="float" office:value="1">
            <text:p>1</text:p>
          </table:table-cell>
          <table:table-cell table:formula="of:=RANK([.P7]; [.$E7:.$P7])"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8]; [.$E8:.$P8])" office:value-type="float" office:value="7">
            <text:p>7</text:p>
          </table:table-cell>
          <table:table-cell table:formula="of:=RANK([.F8]; [.$E8:.$P8])" office:value-type="float" office:value="4">
            <text:p>4</text:p>
          </table:table-cell>
          <table:table-cell table:formula="of:=RANK([.G8]; [.$E8:.$P8])" office:value-type="float" office:value="2">
            <text:p>2</text:p>
          </table:table-cell>
          <table:table-cell table:formula="of:=RANK([.H8]; [.$E8:.$P8])" office:value-type="float" office:value="9">
            <text:p>9</text:p>
          </table:table-cell>
          <table:table-cell table:formula="of:=RANK([.I8]; [.$E8:.$P8])" office:value-type="float" office:value="1">
            <text:p>1</text:p>
          </table:table-cell>
          <table:table-cell table:formula="of:=RANK([.J8]; [.$E8:.$P8])" office:value-type="float" office:value="2">
            <text:p>2</text:p>
          </table:table-cell>
          <table:table-cell table:formula="of:=RANK([.K8]; [.$E8:.$P8])" office:value-type="float" office:value="7">
            <text:p>7</text:p>
          </table:table-cell>
          <table:table-cell table:formula="of:=RANK([.L8]; [.$E8:.$P8])" office:value-type="float" office:value="5">
            <text:p>5</text:p>
          </table:table-cell>
          <table:table-cell table:formula="of:=RANK([.M8]; [.$E8:.$P8])" office:value-type="float" office:value="5">
            <text:p>5</text:p>
          </table:table-cell>
          <table:table-cell table:formula="of:=RANK([.N8]; [.$E8:.$P8])" office:value-type="float" office:value="11">
            <text:p>11</text:p>
          </table:table-cell>
          <table:table-cell table:formula="of:=RANK([.O8]; [.$E8:.$P8])" office:value-type="float" office:value="12">
            <text:p>12</text:p>
          </table:table-cell>
          <table:table-cell table:formula="of:=RANK([.P8]; [.$E8:.$P8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9]; [.$E9:.$P9])" office:value-type="float" office:value="12">
            <text:p>12</text:p>
          </table:table-cell>
          <table:table-cell table:formula="of:=RANK([.F9]; [.$E9:.$P9])" office:value-type="float" office:value="1">
            <text:p>1</text:p>
          </table:table-cell>
          <table:table-cell table:formula="of:=RANK([.G9]; [.$E9:.$P9])" office:value-type="float" office:value="3">
            <text:p>3</text:p>
          </table:table-cell>
          <table:table-cell table:formula="of:=RANK([.H9]; [.$E9:.$P9])" office:value-type="float" office:value="9">
            <text:p>9</text:p>
          </table:table-cell>
          <table:table-cell table:formula="of:=RANK([.I9]; [.$E9:.$P9])" office:value-type="float" office:value="1">
            <text:p>1</text:p>
          </table:table-cell>
          <table:table-cell table:formula="of:=RANK([.J9]; [.$E9:.$P9])" office:value-type="float" office:value="4">
            <text:p>4</text:p>
          </table:table-cell>
          <table:table-cell table:formula="of:=RANK([.K9]; [.$E9:.$P9])" office:value-type="float" office:value="11">
            <text:p>11</text:p>
          </table:table-cell>
          <table:table-cell table:formula="of:=RANK([.L9]; [.$E9:.$P9])" office:value-type="float" office:value="10">
            <text:p>10</text:p>
          </table:table-cell>
          <table:table-cell table:formula="of:=RANK([.M9]; [.$E9:.$P9])" office:value-type="float" office:value="8">
            <text:p>8</text:p>
          </table:table-cell>
          <table:table-cell table:formula="of:=RANK([.N9]; [.$E9:.$P9])" office:value-type="float" office:value="6">
            <text:p>6</text:p>
          </table:table-cell>
          <table:table-cell table:formula="of:=RANK([.O9]; [.$E9:.$P9])" office:value-type="float" office:value="7">
            <text:p>7</text:p>
          </table:table-cell>
          <table:table-cell table:formula="of:=RANK([.P9]; [.$E9:.$P9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0]; [.$E10:.$P10])" office:value-type="float" office:value="11">
            <text:p>11</text:p>
          </table:table-cell>
          <table:table-cell table:formula="of:=RANK([.F10]; [.$E10:.$P10])" office:value-type="float" office:value="4">
            <text:p>4</text:p>
          </table:table-cell>
          <table:table-cell table:formula="of:=RANK([.G10]; [.$E10:.$P10])" office:value-type="float" office:value="8">
            <text:p>8</text:p>
          </table:table-cell>
          <table:table-cell table:formula="of:=RANK([.H10]; [.$E10:.$P10])" office:value-type="float" office:value="4">
            <text:p>4</text:p>
          </table:table-cell>
          <table:table-cell table:formula="of:=RANK([.I10]; [.$E10:.$P10])" office:value-type="float" office:value="3">
            <text:p>3</text:p>
          </table:table-cell>
          <table:table-cell table:formula="of:=RANK([.J10]; [.$E10:.$P10])" office:value-type="float" office:value="1">
            <text:p>1</text:p>
          </table:table-cell>
          <table:table-cell table:formula="of:=RANK([.K10]; [.$E10:.$P10])" office:value-type="float" office:value="8">
            <text:p>8</text:p>
          </table:table-cell>
          <table:table-cell table:formula="of:=RANK([.L10]; [.$E10:.$P10])" office:value-type="float" office:value="2">
            <text:p>2</text:p>
          </table:table-cell>
          <table:table-cell table:formula="of:=RANK([.M10]; [.$E10:.$P10])" office:value-type="float" office:value="8">
            <text:p>8</text:p>
          </table:table-cell>
          <table:table-cell table:formula="of:=RANK([.N10]; [.$E10:.$P10])" office:value-type="float" office:value="4">
            <text:p>4</text:p>
          </table:table-cell>
          <table:table-cell table:formula="of:=RANK([.O10]; [.$E10:.$P10])" office:value-type="float" office:value="4">
            <text:p>4</text:p>
          </table:table-cell>
          <table:table-cell table:formula="of:=RANK([.P10]; [.$E10:.$P10])" office:value-type="float" office:value="12">
            <text:p>12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1]; [.$E11:.$P11])" office:value-type="float" office:value="12">
            <text:p>12</text:p>
          </table:table-cell>
          <table:table-cell table:formula="of:=RANK([.F11]; [.$E11:.$P11])" office:value-type="float" office:value="1">
            <text:p>1</text:p>
          </table:table-cell>
          <table:table-cell table:formula="of:=RANK([.G11]; [.$E11:.$P11])" office:value-type="float" office:value="4">
            <text:p>4</text:p>
          </table:table-cell>
          <table:table-cell table:formula="of:=RANK([.H11]; [.$E11:.$P11])" office:value-type="float" office:value="6">
            <text:p>6</text:p>
          </table:table-cell>
          <table:table-cell table:formula="of:=RANK([.I11]; [.$E11:.$P11])" office:value-type="float" office:value="3">
            <text:p>3</text:p>
          </table:table-cell>
          <table:table-cell table:formula="of:=RANK([.J11]; [.$E11:.$P11])" office:value-type="float" office:value="2">
            <text:p>2</text:p>
          </table:table-cell>
          <table:table-cell table:formula="of:=RANK([.K11]; [.$E11:.$P11])" office:value-type="float" office:value="11">
            <text:p>11</text:p>
          </table:table-cell>
          <table:table-cell table:formula="of:=RANK([.L11]; [.$E11:.$P11])" office:value-type="float" office:value="6">
            <text:p>6</text:p>
          </table:table-cell>
          <table:table-cell table:formula="of:=RANK([.M11]; [.$E11:.$P11])" office:value-type="float" office:value="5">
            <text:p>5</text:p>
          </table:table-cell>
          <table:table-cell table:formula="of:=RANK([.N11]; [.$E11:.$P11])" office:value-type="float" office:value="8">
            <text:p>8</text:p>
          </table:table-cell>
          <table:table-cell table:formula="of:=RANK([.O11]; [.$E11:.$P11])" office:value-type="float" office:value="8">
            <text:p>8</text:p>
          </table:table-cell>
          <table:table-cell table:formula="of:=RANK([.P11]; [.$E11:.$P11])" office:value-type="float" office:value="10">
            <text:p>10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2]; [.$E12:.$P12])" office:value-type="float" office:value="6">
            <text:p>6</text:p>
          </table:table-cell>
          <table:table-cell table:formula="of:=RANK([.F12]; [.$E12:.$P12])" office:value-type="float" office:value="4">
            <text:p>4</text:p>
          </table:table-cell>
          <table:table-cell table:formula="of:=RANK([.G12]; [.$E12:.$P12])" office:value-type="float" office:value="1">
            <text:p>1</text:p>
          </table:table-cell>
          <table:table-cell table:formula="of:=RANK([.H12]; [.$E12:.$P12])" office:value-type="float" office:value="2">
            <text:p>2</text:p>
          </table:table-cell>
          <table:table-cell table:formula="of:=RANK([.I12]; [.$E12:.$P12])" office:value-type="float" office:value="5">
            <text:p>5</text:p>
          </table:table-cell>
          <table:table-cell table:formula="of:=RANK([.J12]; [.$E12:.$P12])" office:value-type="float" office:value="6">
            <text:p>6</text:p>
          </table:table-cell>
          <table:table-cell table:formula="of:=RANK([.K12]; [.$E12:.$P12])" office:value-type="float" office:value="8">
            <text:p>8</text:p>
          </table:table-cell>
          <table:table-cell table:formula="of:=RANK([.L12]; [.$E12:.$P12])" office:value-type="float" office:value="10">
            <text:p>10</text:p>
          </table:table-cell>
          <table:table-cell table:formula="of:=RANK([.M12]; [.$E12:.$P12])" office:value-type="float" office:value="3">
            <text:p>3</text:p>
          </table:table-cell>
          <table:table-cell table:formula="of:=RANK([.N12]; [.$E12:.$P12])" office:value-type="float" office:value="11">
            <text:p>11</text:p>
          </table:table-cell>
          <table:table-cell table:formula="of:=RANK([.O12]; [.$E12:.$P12])" office:value-type="float" office:value="12">
            <text:p>12</text:p>
          </table:table-cell>
          <table:table-cell table:formula="of:=RANK([.P12]; [.$E12:.$P12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3]; [.$E13:.$P13])" office:value-type="float" office:value="12">
            <text:p>12</text:p>
          </table:table-cell>
          <table:table-cell table:formula="of:=RANK([.F13]; [.$E13:.$P13])" office:value-type="float" office:value="3">
            <text:p>3</text:p>
          </table:table-cell>
          <table:table-cell table:formula="of:=RANK([.G13]; [.$E13:.$P13])" office:value-type="float" office:value="2">
            <text:p>2</text:p>
          </table:table-cell>
          <table:table-cell table:formula="of:=RANK([.H13]; [.$E13:.$P13])" office:value-type="float" office:value="9">
            <text:p>9</text:p>
          </table:table-cell>
          <table:table-cell table:formula="of:=RANK([.I13]; [.$E13:.$P13])" office:value-type="float" office:value="1">
            <text:p>1</text:p>
          </table:table-cell>
          <table:table-cell table:formula="of:=RANK([.J13]; [.$E13:.$P13])" office:value-type="float" office:value="7">
            <text:p>7</text:p>
          </table:table-cell>
          <table:table-cell table:formula="of:=RANK([.K13]; [.$E13:.$P13])" office:value-type="float" office:value="11">
            <text:p>11</text:p>
          </table:table-cell>
          <table:table-cell table:formula="of:=RANK([.L13]; [.$E13:.$P13])" office:value-type="float" office:value="10">
            <text:p>10</text:p>
          </table:table-cell>
          <table:table-cell table:formula="of:=RANK([.M13]; [.$E13:.$P13])" office:value-type="float" office:value="8">
            <text:p>8</text:p>
          </table:table-cell>
          <table:table-cell table:formula="of:=RANK([.N13]; [.$E13:.$P13])" office:value-type="float" office:value="4">
            <text:p>4</text:p>
          </table:table-cell>
          <table:table-cell table:formula="of:=RANK([.O13]; [.$E13:.$P13])" office:value-type="float" office:value="5">
            <text:p>5</text:p>
          </table:table-cell>
          <table:table-cell table:formula="of:=RANK([.P13]; [.$E13:.$P13])" office:value-type="float" office:value="6">
            <text:p>6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4]; [.$E14:.$P14])" office:value-type="float" office:value="7">
            <text:p>7</text:p>
          </table:table-cell>
          <table:table-cell table:formula="of:=RANK([.F14]; [.$E14:.$P14])" office:value-type="float" office:value="7">
            <text:p>7</text:p>
          </table:table-cell>
          <table:table-cell table:formula="of:=RANK([.G14]; [.$E14:.$P14])" office:value-type="float" office:value="2">
            <text:p>2</text:p>
          </table:table-cell>
          <table:table-cell table:formula="of:=RANK([.H14]; [.$E14:.$P14])" office:value-type="float" office:value="4">
            <text:p>4</text:p>
          </table:table-cell>
          <table:table-cell table:formula="of:=RANK([.I14]; [.$E14:.$P14])" office:value-type="float" office:value="1">
            <text:p>1</text:p>
          </table:table-cell>
          <table:table-cell table:formula="of:=RANK([.J14]; [.$E14:.$P14])" office:value-type="float" office:value="10">
            <text:p>10</text:p>
          </table:table-cell>
          <table:table-cell table:formula="of:=RANK([.K14]; [.$E14:.$P14])" office:value-type="float" office:value="2">
            <text:p>2</text:p>
          </table:table-cell>
          <table:table-cell table:formula="of:=RANK([.L14]; [.$E14:.$P14])" office:value-type="float" office:value="6">
            <text:p>6</text:p>
          </table:table-cell>
          <table:table-cell table:formula="of:=RANK([.M14]; [.$E14:.$P14])" office:value-type="float" office:value="4">
            <text:p>4</text:p>
          </table:table-cell>
          <table:table-cell table:formula="of:=RANK([.N14]; [.$E14:.$P14])" office:value-type="float" office:value="11">
            <text:p>11</text:p>
          </table:table-cell>
          <table:table-cell table:formula="of:=RANK([.O14]; [.$E14:.$P14])" office:value-type="float" office:value="11">
            <text:p>11</text:p>
          </table:table-cell>
          <table:table-cell table:formula="of:=RANK([.P14]; [.$E14:.$P14])" office:value-type="float" office:value="9">
            <text:p>9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5]; [.$E15:.$P15])" office:value-type="float" office:value="12">
            <text:p>12</text:p>
          </table:table-cell>
          <table:table-cell table:formula="of:=RANK([.F15]; [.$E15:.$P15])" office:value-type="float" office:value="1">
            <text:p>1</text:p>
          </table:table-cell>
          <table:table-cell table:formula="of:=RANK([.G15]; [.$E15:.$P15])" office:value-type="float" office:value="1">
            <text:p>1</text:p>
          </table:table-cell>
          <table:table-cell table:formula="of:=RANK([.H15]; [.$E15:.$P15])" office:value-type="float" office:value="5">
            <text:p>5</text:p>
          </table:table-cell>
          <table:table-cell table:formula="of:=RANK([.I15]; [.$E15:.$P15])" office:value-type="float" office:value="1">
            <text:p>1</text:p>
          </table:table-cell>
          <table:table-cell table:formula="of:=RANK([.J15]; [.$E15:.$P15])" office:value-type="float" office:value="1">
            <text:p>1</text:p>
          </table:table-cell>
          <table:table-cell table:formula="of:=RANK([.K15]; [.$E15:.$P15])" office:value-type="float" office:value="11">
            <text:p>11</text:p>
          </table:table-cell>
          <table:table-cell table:formula="of:=RANK([.L15]; [.$E15:.$P15])" office:value-type="float" office:value="10">
            <text:p>10</text:p>
          </table:table-cell>
          <table:table-cell table:formula="of:=RANK([.M15]; [.$E15:.$P15])" office:value-type="float" office:value="5">
            <text:p>5</text:p>
          </table:table-cell>
          <table:table-cell table:formula="of:=RANK([.N15]; [.$E15:.$P15])" office:value-type="float" office:value="9">
            <text:p>9</text:p>
          </table:table-cell>
          <table:table-cell table:formula="of:=RANK([.O15]; [.$E15:.$P15])" office:value-type="float" office:value="8">
            <text:p>8</text:p>
          </table:table-cell>
          <table:table-cell table:formula="of:=RANK([.P15]; [.$E15:.$P15])" office:value-type="float" office:value="5">
            <text:p>5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16]; [.$E16:.$P16])" office:value-type="float" office:value="3">
            <text:p>3</text:p>
          </table:table-cell>
          <table:table-cell table:formula="of:=RANK([.F16]; [.$E16:.$P16])" office:value-type="float" office:value="5">
            <text:p>5</text:p>
          </table:table-cell>
          <table:table-cell table:formula="of:=RANK([.G16]; [.$E16:.$P16])" office:value-type="float" office:value="4">
            <text:p>4</text:p>
          </table:table-cell>
          <table:table-cell table:formula="of:=RANK([.H16]; [.$E16:.$P16])" office:value-type="float" office:value="6">
            <text:p>6</text:p>
          </table:table-cell>
          <table:table-cell table:formula="of:=RANK([.I16]; [.$E16:.$P16])" office:value-type="float" office:value="2">
            <text:p>2</text:p>
          </table:table-cell>
          <table:table-cell table:formula="of:=RANK([.J16]; [.$E16:.$P16])" office:value-type="float" office:value="1">
            <text:p>1</text:p>
          </table:table-cell>
          <table:table-cell table:formula="of:=RANK([.K16]; [.$E16:.$P16])" office:value-type="float" office:value="7">
            <text:p>7</text:p>
          </table:table-cell>
          <table:table-cell table:formula="of:=RANK([.L16]; [.$E16:.$P16])" office:value-type="float" office:value="10">
            <text:p>10</text:p>
          </table:table-cell>
          <table:table-cell table:formula="of:=RANK([.M16]; [.$E16:.$P16])" office:value-type="float" office:value="8">
            <text:p>8</text:p>
          </table:table-cell>
          <table:table-cell table:formula="of:=RANK([.N16]; [.$E16:.$P16])" office:value-type="float" office:value="11">
            <text:p>11</text:p>
          </table:table-cell>
          <table:table-cell table:formula="of:=RANK([.O16]; [.$E16:.$P16])" office:value-type="float" office:value="9">
            <text:p>9</text:p>
          </table:table-cell>
          <table:table-cell table:formula="of:=RANK([.P16]; [.$E16:.$P16])" office:value-type="float" office:value="11">
            <text:p>1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AVERAGE([.E38:.E52])" office:value-type="float" office:value="9.46666666666667">
            <text:p>9.47</text:p>
          </table:table-cell>
          <table:table-cell table:formula="of:=AVERAGE([.F38:.F52])" office:value-type="float" office:value="3.26666666666667">
            <text:p>3.27</text:p>
          </table:table-cell>
          <table:table-cell table:formula="of:=AVERAGE([.G38:.G52])" office:value-type="float" office:value="4">
            <text:p>4</text:p>
          </table:table-cell>
          <table:table-cell table:formula="of:=AVERAGE([.H38:.H52])" office:value-type="float" office:value="5.2">
            <text:p>5.2</text:p>
          </table:table-cell>
          <table:table-cell table:formula="of:=AVERAGE([.I38:.I52])" office:value-type="float" office:value="2.26666666666667">
            <text:p>2.27</text:p>
          </table:table-cell>
          <table:table-cell table:formula="of:=AVERAGE([.J38:.J52])" office:value-type="float" office:value="4">
            <text:p>4</text:p>
          </table:table-cell>
          <table:table-cell table:formula="of:=AVERAGE([.K38:.K52])" office:value-type="float" office:value="7.6">
            <text:p>7.6</text:p>
          </table:table-cell>
          <table:table-cell table:formula="of:=AVERAGE([.L38:.L52])" office:value-type="float" office:value="7.33333333333333">
            <text:p>7.33</text:p>
          </table:table-cell>
          <table:table-cell table:formula="of:=AVERAGE([.M38:.M52])" office:value-type="float" office:value="5">
            <text:p>5</text:p>
          </table:table-cell>
          <table:table-cell table:formula="of:=AVERAGE([.N38:.N52])" office:value-type="float" office:value="7.46666666666667">
            <text:p>7.47</text:p>
          </table:table-cell>
          <table:table-cell table:formula="of:=AVERAGE([.O38:.O52])" office:value-type="float" office:value="7.4">
            <text:p>7.4</text:p>
          </table:table-cell>
          <table:table-cell table:formula="of:=AVERAGE([.P38:.P52])" office:value-type="float" office:value="7.4">
            <text:p>7.4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formula="of:=RANK([.E53]; [.$E53:.$P53]; 1)" office:value-type="float" office:value="12">
            <text:p>12</text:p>
          </table:table-cell>
          <table:table-cell table:formula="of:=RANK([.F53]; [.$E53:.$P53]; 1)" office:value-type="float" office:value="2">
            <text:p>2</text:p>
          </table:table-cell>
          <table:table-cell table:formula="of:=RANK([.G53]; [.$E53:.$P53]; 1)" office:value-type="float" office:value="3">
            <text:p>3</text:p>
          </table:table-cell>
          <table:table-cell table:formula="of:=RANK([.H53]; [.$E53:.$P53]; 1)" office:value-type="float" office:value="6">
            <text:p>6</text:p>
          </table:table-cell>
          <table:table-cell table:formula="of:=RANK([.I53]; [.$E53:.$P53]; 1)" office:value-type="float" office:value="1">
            <text:p>1</text:p>
          </table:table-cell>
          <table:table-cell table:formula="of:=RANK([.J53]; [.$E53:.$P53]; 1)" office:value-type="float" office:value="3">
            <text:p>3</text:p>
          </table:table-cell>
          <table:table-cell table:formula="of:=RANK([.K53]; [.$E53:.$P53]; 1)" office:value-type="float" office:value="11">
            <text:p>11</text:p>
          </table:table-cell>
          <table:table-cell table:formula="of:=RANK([.L53]; [.$E53:.$P53]; 1)" office:value-type="float" office:value="7">
            <text:p>7</text:p>
          </table:table-cell>
          <table:table-cell table:formula="of:=RANK([.M53]; [.$E53:.$P53]; 1)" office:value-type="float" office:value="5">
            <text:p>5</text:p>
          </table:table-cell>
          <table:table-cell table:formula="of:=RANK([.N53]; [.$E53:.$P53]; 1)" office:value-type="float" office:value="10">
            <text:p>10</text:p>
          </table:table-cell>
          <table:table-cell table:formula="of:=RANK([.O53]; [.$E53:.$P53]; 1)" office:value-type="float" office:value="8">
            <text:p>8</text:p>
          </table:table-cell>
          <table:table-cell table:formula="of:=RANK([.P53]; [.$E53:.$P53]; 1)" office:value-type="float" office:value="8">
            <text:p>8</text:p>
          </table:table-cell>
          <table:table-cell table:number-columns-repeated="991"/>
        </table:table-row>
        <table:table-row table:style-name="ro1">
          <table:table-cell table:number-columns-repeated="1007"/>
        </table:table-row>
        <table:table-row table:style-name="ro1">
          <table:table-cell office:value-type="string">
            <text:p>Local Evals</text:p>
          </table:table-cell>
          <table:table-cell table:number-columns-repeated="1006"/>
        </table:table-row>
        <table:table-row table:style-name="ro1">
          <table:table-cell table:number-columns-repeated="1007"/>
        </table:table-row>
        <table:table-row table:style-name="ro1">
          <table:table-cell office:value-type="string">
            <text:p>Comment Evals</text:p>
          </table:table-cell>
          <table:table-cell table:number-columns-repeated="1006"/>
        </table:table-row>
      </table:table>
      <table:table table:name="AveRuns" table:style-name="ta1" table:print="false"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"/>
        <table:table-column table:style-name="co3" table:number-columns-repeated="281" table:default-cell-style-name="ce2"/>
        <table:table-column table:style-name="co4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number-columns-repeated="6" table:default-cell-style-name="Default"/>
        <table:table-column table:style-name="co58" table:default-cell-style-name="Default"/>
        <table:table-column table:style-name="co3" table:number-columns-repeated="6" table:default-cell-style-name="Default"/>
        <table:table-column table:style-name="co59" table:default-cell-style-name="Default"/>
        <table:table-column table:style-name="co3" table:number-columns-repeated="95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table:style-name="Default" office:value-type="string">
            <text:p>D</text:p>
          </table:table-cell>
          <table:table-cell office:value-type="string">
            <text:p>Bag_1000</text:p>
          </table:table-cell>
          <table:table-cell table:number-columns-repeated="4"/>
          <table:table-cell office:value-type="string">
            <text:p>Ave</text:p>
          </table:table-cell>
          <table:table-cell table:number-columns-repeated="2"/>
          <table:table-cell office:value-type="string">
            <text:p>RF05_1kA</text:p>
          </table:table-cell>
          <table:table-cell table:number-columns-repeated="17"/>
          <table:table-cell office:value-type="string">
            <text:p>RF05_1kT</text:p>
          </table:table-cell>
          <table:table-cell table:number-columns-repeated="16"/>
          <table:table-cell office:value-type="string">
            <text:p>RF075_1kA</text:p>
          </table:table-cell>
          <table:table-cell table:number-columns-repeated="7"/>
          <table:table-cell office:value-type="string">
            <text:p>RF075_1kT</text:p>
          </table:table-cell>
          <table:table-cell table:number-columns-repeated="6"/>
          <table:table-cell table:style-name="Default" office:value-type="string">
            <text:p>sgrfA</text:p>
          </table:table-cell>
          <table:table-cell table:number-columns-repeated="6"/>
          <table:table-cell office:value-type="string">
            <text:p>sgrfF</text:p>
          </table:table-cell>
          <table:table-cell table:number-columns-repeated="6"/>
          <table:table-cell office:value-type="string">
            <text:p>sgrfT</text:p>
          </table:table-cell>
          <table:table-cell table:number-columns-repeated="6"/>
          <table:table-cell office:value-type="string">
            <text:p>sgrfAA</text:p>
          </table:table-cell>
          <table:table-cell table:number-columns-repeated="6"/>
          <table:table-cell table:style-name="Default" office:value-type="string">
            <text:p>ssrfA</text:p>
          </table:table-cell>
          <table:table-cell table:number-columns-repeated="7"/>
          <table:table-cell office:value-type="string">
            <text:p>ssrfF</text:p>
          </table:table-cell>
          <table:table-cell table:number-columns-repeated="6"/>
          <table:table-cell office:value-type="string">
            <text:p>ssrfT</text:p>
          </table:table-cell>
          <table:table-cell table:number-columns-repeated="6"/>
          <table:table-cell office:value-type="string">
            <text:p>ssrfAA</text:p>
          </table:table-cell>
          <table:table-cell table:number-columns-repeated="6"/>
          <table:table-cell table:style-name="Default" office:value-type="string">
            <text:p>srfA</text:p>
          </table:table-cell>
          <table:table-cell table:number-columns-repeated="6"/>
          <table:table-cell office:value-type="string">
            <text:p>srfF</text:p>
          </table:table-cell>
          <table:table-cell table:number-columns-repeated="6"/>
          <table:table-cell office:value-type="string">
            <text:p>srfT</text:p>
          </table:table-cell>
          <table:table-cell table:number-columns-repeated="6"/>
          <table:table-cell office:value-type="string">
            <text:p>RF05_100A</text:p>
          </table:table-cell>
          <table:table-cell table:number-columns-repeated="17"/>
          <table:table-cell office:value-type="string">
            <text:p>RF05_100T</text:p>
          </table:table-cell>
          <table:table-cell table:number-columns-repeated="16"/>
          <table:table-cell office:value-type="string">
            <text:p>Rflg_1000A</text:p>
          </table:table-cell>
          <table:table-cell table:number-columns-repeated="7"/>
          <table:table-cell office:value-type="string">
            <text:p>Rflg_1000T</text:p>
          </table:table-cell>
          <table:table-cell table:number-columns-repeated="6"/>
          <table:table-cell office:value-type="string">
            <text:p>RF05_300A</text:p>
          </table:table-cell>
          <table:table-cell table:number-columns-repeated="17"/>
          <table:table-cell office:value-type="string">
            <text:p>RF05_300T</text:p>
          </table:table-cell>
          <table:table-cell table:number-columns-repeated="16"/>
          <table:table-cell office:value-type="string">
            <text:p>RF05_3000A</text:p>
          </table:table-cell>
          <table:table-cell table:number-columns-repeated="7"/>
          <table:table-cell office:value-type="string">
            <text:p>RF05_3000T</text:p>
          </table:table-cell>
          <table:table-cell table:number-columns-repeated="6"/>
          <table:table-cell office:value-type="string">
            <text:p>RF_05_30A</text:p>
          </table:table-cell>
          <table:table-cell table:number-columns-repeated="7"/>
          <table:table-cell office:value-type="string">
            <text:p>RF_05_30T</text:p>
          </table:table-cell>
          <table:table-cell table:number-columns-repeated="6"/>
          <table:table-cell office:value-type="string">
            <text:p>ResRF_300A</text:p>
          </table:table-cell>
          <table:table-cell table:number-columns-repeated="7"/>
          <table:table-cell office:value-type="string">
            <text:p>ResRF_300T</text:p>
          </table:table-cell>
          <table:table-cell table:number-columns-repeated="6"/>
          <table:table-cell office:value-type="string">
            <text:p>OBRF_300A</text:p>
          </table:table-cell>
          <table:table-cell table:number-columns-repeated="7"/>
          <table:table-cell office:value-type="string">
            <text:p>OBRF_300T</text:p>
          </table:table-cell>
          <table:table-cell table:number-columns-repeated="6"/>
          <table:table-cell table:style-name="ce2" office:value-type="string">
            <text:p>ImbRF2_300A</text:p>
          </table:table-cell>
          <table:table-cell table:style-name="ce2"/>
          <table:table-cell table:style-name="ce2" office:value-type="string">
            <text:p>IRMBoost_300A</text:p>
          </table:table-cell>
          <table:table-cell table:style-name="ce2" table:number-columns-repeated="6"/>
          <table:table-cell table:style-name="ce2" office:value-type="string">
            <text:p>IRMBoost300T</text:p>
          </table:table-cell>
          <table:table-cell table:style-name="ce2" table:number-columns-repeated="6"/>
          <table:table-cell table:style-name="ce2" office:value-type="string">
            <text:p>IRMBoost300AA</text:p>
          </table:table-cell>
          <table:table-cell table:style-name="ce2" table:number-columns-repeated="6"/>
          <table:table-cell table:style-name="ce2" office:value-type="string">
            <text:p>SBCA</text:p>
          </table:table-cell>
          <table:table-cell table:style-name="ce2" table:number-columns-repeated="7"/>
          <table:table-cell table:style-name="ce2" office:value-type="string">
            <text:p>SBCT</text:p>
          </table:table-cell>
          <table:table-cell table:style-name="ce2" table:number-columns-repeated="6"/>
          <table:table-cell table:style-name="ce2" office:value-type="string">
            <text:p>SBCAA</text:p>
          </table:table-cell>
          <table:table-cell table:style-name="ce2" table:number-columns-repeated="6"/>
          <table:table-cell table:style-name="ce2" office:value-type="string">
            <text:p>SBCSA</text:p>
          </table:table-cell>
          <table:table-cell table:style-name="ce2" table:number-columns-repeated="7"/>
          <table:table-cell table:style-name="ce2" office:value-type="string">
            <text:p>SBCST</text:p>
          </table:table-cell>
          <table:table-cell table:style-name="ce2" table:number-columns-repeated="6"/>
          <table:table-cell table:style-name="ce2" office:value-type="string">
            <text:p>SBCSAA</text:p>
          </table:table-cell>
          <table:table-cell table:style-name="ce2" table:number-columns-repeated="6"/>
          <table:table-cell table:style-name="ce2" office:value-type="string">
            <text:p>SCCSA</text:p>
          </table:table-cell>
          <table:table-cell table:style-name="ce2" table:number-columns-repeated="7"/>
          <table:table-cell table:style-name="ce2" office:value-type="string">
            <text:p>SCCST</text:p>
          </table:table-cell>
          <table:table-cell table:style-name="ce2" table:number-columns-repeated="6"/>
          <table:table-cell table:style-name="ce2" office:value-type="string">
            <text:p>SCCSAA</text:p>
          </table:table-cell>
          <table:table-cell table:style-name="ce2" table:number-columns-repeated="6"/>
          <table:table-cell table:style-name="ce2" office:value-type="string">
            <text:p>SCCS2A</text:p>
          </table:table-cell>
          <table:table-cell table:style-name="ce2" table:number-columns-repeated="7"/>
          <table:table-cell table:style-name="ce2" office:value-type="string">
            <text:p>SCCS2T</text:p>
          </table:table-cell>
          <table:table-cell table:style-name="ce2" table:number-columns-repeated="6"/>
          <table:table-cell table:style-name="ce2" office:value-type="string">
            <text:p>SCCS2AA</text:p>
          </table:table-cell>
          <table:table-cell table:style-name="ce2" table:number-columns-repeated="6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float" office:value="0.966666666666667">
            <text:p>0.967</text:p>
          </table:table-cell>
          <table:table-cell table:number-columns-repeated="3" office:value-type="float" office:value="1">
            <text:p>1.000</text:p>
          </table:table-cell>
          <table:table-cell table:formula="of:=AVERAGE([.E2:.I2])" office:value-type="float" office:value="0.986666666666667">
            <text:p>0.987</text:p>
          </table:table-cell>
          <table:table-cell table:formula="of:=STDEV([.F2:.I2])" office:value-type="float" office:value="0.0166666666666664">
            <text:p>0.017</text:p>
          </table:table-cell>
          <table:table-cell table:formula="of:=[.K2]/[.J2]" office:value-type="float" office:value="0.0168918918918917">
            <text:p>0.01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M2:.AA2])" office:value-type="float" office:value="1">
            <text:p>1.000</text:p>
          </table:table-cell>
          <table:table-cell table:formula="of:=STDEV([.M2:.AA2])" office:value-type="float" office:value="0">
            <text:p>0.000</text:p>
          </table:table-cell>
          <table:table-cell table:formula="of:=[.AC2]/[.AB2]" office:value-type="float" office:value="0">
            <text:p>0.000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327">
            <text:p>0.33</text:p>
          </table:table-cell>
          <table:table-cell table:style-name="Default" office:value-type="float" office:value="0.343">
            <text:p>0.34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7">
            <text:p>0.25</text:p>
          </table:table-cell>
          <table:table-cell table:style-name="Default" office:value-type="float" office:value="0.287">
            <text:p>0.29</text:p>
          </table:table-cell>
          <table:table-cell table:style-name="Default" office:value-type="float" office:value="0.235">
            <text:p>0.2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71">
            <text:p>0.17</text:p>
          </table:table-cell>
          <table:table-cell table:number-columns-repeated="2" table:style-name="Default" office:value-type="float" office:value="0.172">
            <text:p>0.17</text:p>
          </table:table-cell>
          <table:table-cell table:style-name="Default" office:value-type="float" office:value="0.343">
            <text:p>0.34</text:p>
          </table:table-cell>
          <table:table-cell table:formula="of:=AVERAGE([.AE2:.AS2])" office:value-type="float" office:value="0.2436">
            <text:p>0.244</text:p>
          </table:table-cell>
          <table:table-cell table:formula="of:=STDEV([.AE2:.AS2])" office:value-type="float" office:value="0.0705506909959073">
            <text:p>0.071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AV2:.AZ2])" office:value-type="float" office:value="1">
            <text:p>1.000</text:p>
          </table:table-cell>
          <table:table-cell table:formula="of:=STDEV([.AV2:.AZ2])" office:value-type="float" office:value="0">
            <text:p>0.000</text:p>
          </table:table-cell>
          <table:table-cell table:formula="of:=[.BB2]/[.BA2]" office:value-type="float" office:value="0">
            <text:p>0.000</text:p>
          </table:table-cell>
          <table:table-cell table:style-name="Default" office:value-type="float" office:value="0.328">
            <text:p>0.33</text:p>
          </table:table-cell>
          <table:table-cell table:number-columns-repeated="2" table:style-name="Default" office:value-type="float" office:value="0.265">
            <text:p>0.27</text:p>
          </table:table-cell>
          <table:table-cell table:number-columns-repeated="2" table:style-name="Default" office:value-type="float" office:value="0.296">
            <text:p>0.3</text:p>
          </table:table-cell>
          <table:table-cell table:formula="of:=AVERAGE([.BD2:.BH2])" office:value-type="float" office:value="0.29">
            <text:p>0.290</text:p>
          </table:table-cell>
          <table:table-cell table:formula="of:=STDEV([.BD2:.BH2])" office:value-type="float" office:value="0.0262963875846094">
            <text:p>0.02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formula="of:=AVERAGE([.BK2:.BO2])" office:value-type="float" office:value="0.866666666666667">
            <text:p>0.867</text:p>
          </table:table-cell>
          <table:table-cell table:formula="of:=STDEV([.BK2:.BO2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2:.BV2])" office:value-type="float" office:value="1">
            <text:p>1.000</text:p>
          </table:table-cell>
          <table:table-cell table:formula="of:=STDEV([.BR2:.BV2])" office:value-type="float" office:value="0">
            <text:p>0.000</text:p>
          </table:table-cell>
          <table:table-cell table:style-name="Default" office:value-type="float" office:value="0.967">
            <text:p>0.97</text:p>
          </table:table-cell>
          <table:table-cell table:style-name="Default" office:value-type="float" office:value="1.092">
            <text:p>1.09</text:p>
          </table:table-cell>
          <table:table-cell table:style-name="Default" office:value-type="float" office:value="1.404">
            <text:p>1.4</text:p>
          </table:table-cell>
          <table:table-cell table:style-name="Default" office:value-type="float" office:value="0.842">
            <text:p>0.84</text:p>
          </table:table-cell>
          <table:table-cell table:style-name="Default" office:value-type="float" office:value="0.952">
            <text:p>0.95</text:p>
          </table:table-cell>
          <table:table-cell table:formula="of:=AVERAGE([.BY2:.CC2])" office:value-type="float" office:value="1.0514">
            <text:p>1.051</text:p>
          </table:table-cell>
          <table:table-cell table:formula="of:=STDEV([.BY2:.CC2])" office:value-type="float" office:value="0.216117560600706">
            <text:p>0.216</text:p>
          </table:table-cell>
          <table:table-cell table:number-columns-repeated="5" table:style-name="Default" office:value-type="float" office:value="0.866666666666667">
            <text:p>0.87</text:p>
          </table:table-cell>
          <table:table-cell table:number-columns-repeated="2"/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CM2:.CQ2])" office:value-type="float" office:value="0.946666666666667">
            <text:p>0.947</text:p>
          </table:table-cell>
          <table:table-cell table:formula="of:=STDEV([.CM2:.CQ2])" office:value-type="float" office:value="0.0447213595499958">
            <text:p>0.045</text:p>
          </table:table-cell>
          <table:table-cell table:formula="of:=[.CS2]/[.CR2]" office:value-type="float" office:value="0.0472408727640801">
            <text:p>0.04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2:.CY2])" office:value-type="float" office:value="1">
            <text:p>1.000</text:p>
          </table:table-cell>
          <table:table-cell table:formula="of:=STDEV([.CU2:.CY2])" office:value-type="float" office:value="0">
            <text:p>0.000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12">
            <text:p>3.12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777">
            <text:p>2.78</text:p>
          </table:table-cell>
          <table:table-cell table:formula="of:=AVERAGE([.DB2:.DF2])" office:value-type="float" office:value="2.945">
            <text:p>2.945</text:p>
          </table:table-cell>
          <table:table-cell table:formula="of:=STDEV([.DB2:.DF2])" office:value-type="float" office:value="0.589718153018881">
            <text:p>0.590</text:p>
          </table:table-cell>
          <table:table-cell table:number-columns-repeated="4" table:style-name="Default" office:value-type="float" office:value="0.966666666666667">
            <text:p>0.97</text:p>
          </table:table-cell>
          <table:table-cell table:style-name="Default" office:value-type="float" office:value="0.866666666666667">
            <text:p>0.87</text:p>
          </table:table-cell>
          <table:table-cell table:formula="of:=AVERAGE([.DI2:.DM2])" office:value-type="float" office:value="0.946666666666667">
            <text:p>0.947</text:p>
          </table:table-cell>
          <table:table-cell table:formula="of:=STDEV([.DI2:.DM2])" office:value-type="float" office:value="0.0447213595499958">
            <text:p>0.045</text:p>
          </table:table-cell>
          <table:table-cell table:style-name="Default" office:value-type="float" office:value="0.866666666666667">
            <text:p>0.87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number-columns-repeated="2" table:style-name="Default" office:value-type="float" office:value="0.866666666666667">
            <text:p>0.87</text:p>
          </table:table-cell>
          <table:table-cell table:formula="of:=AVERAGE([.DP2:.DT2])" office:value-type="float" office:value="0.906666666666667">
            <text:p>0.907</text:p>
          </table:table-cell>
          <table:table-cell table:formula="of:=STDEV([.DP2:.DT2])" office:value-type="float" office:value="0.0547722557505167">
            <text:p>0.05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2:.EA2])" office:value-type="float" office:value="1">
            <text:p>1.000</text:p>
          </table:table-cell>
          <table:table-cell table:formula="of:=STDEV([.DW2:.EA2])" office:value-type="float" office:value="0">
            <text:p>0.000</text:p>
          </table:table-cell>
          <table:table-cell table:style-name="Default" office:value-type="float" office:value="3.807">
            <text:p>3.81</text:p>
          </table:table-cell>
          <table:table-cell table:style-name="Default" office:value-type="float" office:value="4.103">
            <text:p>4.1</text:p>
          </table:table-cell>
          <table:table-cell table:style-name="Default" office:value-type="float" office:value="2.543">
            <text:p>2.54</text:p>
          </table:table-cell>
          <table:table-cell table:style-name="Default" office:value-type="float" office:value="4.087">
            <text:p>4.09</text:p>
          </table:table-cell>
          <table:table-cell table:style-name="Default" office:value-type="float" office:value="4.197">
            <text:p>4.2</text:p>
          </table:table-cell>
          <table:table-cell table:formula="of:=AVERAGE([.ED2:.EH2])" office:value-type="float" office:value="3.7474">
            <text:p>3.747</text:p>
          </table:table-cell>
          <table:table-cell table:formula="of:=STDEV([.ED2:.EH2])" office:value-type="float" office:value="0.688848894896406">
            <text:p>0.689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EK2:.EY2])" office:value-type="float" office:value="0.995555555555555">
            <text:p>0.996</text:p>
          </table:table-cell>
          <table:table-cell table:formula="of:=STDEV([.EK2:.EY2])" office:value-type="float" office:value="0.0117288591758165">
            <text:p>0.012</text:p>
          </table:table-cell>
          <table:table-cell table:formula="of:=[.FA2]/[.EZ2]" office:value-type="float" office:value="0.0117812201542799">
            <text:p>0.012</text:p>
          </table:table-cell>
          <table:table-cell table:style-name="Default" office:value-type="float" office:value="0.015">
            <text:p>0.02</text:p>
          </table:table-cell>
          <table:table-cell table:number-columns-repeated="3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31">
            <text:p>0.03</text:p>
          </table:table-cell>
          <table:table-cell table:number-columns-repeated="7" table:style-name="Default" office:value-type="float" office:value="0.016">
            <text:p>0.02</text:p>
          </table:table-cell>
          <table:table-cell table:formula="of:=AVERAGE([.FC2:.FQ2])" office:value-type="float" office:value="0.0178666666666667">
            <text:p>0.018</text:p>
          </table:table-cell>
          <table:table-cell table:formula="of:=STDEV([.FC2:.FQ2])" office:value-type="float" office:value="0.00534344279957978">
            <text:p>0.005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FT2:.FX2])" office:value-type="float" office:value="1">
            <text:p>1.000</text:p>
          </table:table-cell>
          <table:table-cell table:formula="of:=STDEV([.FT2:.FX2])" office:value-type="float" office:value="0">
            <text:p>0.000</text:p>
          </table:table-cell>
          <table:table-cell table:formula="of:=[.FZ2]/[.FY2]" office:value-type="float" office:value="0">
            <text:p>0.000</text:p>
          </table:table-cell>
          <table:table-cell table:style-name="Default" office:value-type="float" office:value="0.156">
            <text:p>0.16</text:p>
          </table:table-cell>
          <table:table-cell table:style-name="Default" office:value-type="float" office:value="0.171">
            <text:p>0.17</text:p>
          </table:table-cell>
          <table:table-cell table:style-name="Default" office:value-type="float" office:value="0.172">
            <text:p>0.17</text:p>
          </table:table-cell>
          <table:table-cell table:number-columns-repeated="2" table:style-name="Default" office:value-type="float" office:value="0.171">
            <text:p>0.17</text:p>
          </table:table-cell>
          <table:table-cell table:formula="of:=AVERAGE([.GB2:.GF2])" office:value-type="float" office:value="0.1682">
            <text:p>0.168</text:p>
          </table:table-cell>
          <table:table-cell table:formula="of:=STDEV([.GB2:.GF2])" office:value-type="float" office:value="0.00683373982530796">
            <text:p>0.007</text:p>
          </table:table-cell>
          <table:table-cell table:number-columns-repeated="15" table:style-name="Default" office:value-type="float" office:value="1">
            <text:p>1</text:p>
          </table:table-cell>
          <table:table-cell table:formula="of:=AVERAGE([.GI2:.GW2])" office:value-type="float" office:value="1">
            <text:p>1.000</text:p>
          </table:table-cell>
          <table:table-cell table:formula="of:=STDEV([.GI2:.GW2])" office:value-type="float" office:value="0">
            <text:p>0.000</text:p>
          </table:table-cell>
          <table:table-cell table:formula="of:=[.GY2]/[.GX2]" office:value-type="float" office:value="0">
            <text:p>0.000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2">
            <text:p>0.06</text:p>
          </table:table-cell>
          <table:table-cell table:style-name="Default" office:value-type="float" office:value="0.047">
            <text:p>0.05</text:p>
          </table:table-cell>
          <table:table-cell table:number-columns-repeated="2" table:style-name="Default" office:value-type="float" office:value="0.062">
            <text:p>0.06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2">
            <text:p>0.07</text:p>
          </table:table-cell>
          <table:table-cell table:style-name="Default" office:value-type="float" office:value="0.065">
            <text:p>0.07</text:p>
          </table:table-cell>
          <table:table-cell table:style-name="Default" office:value-type="float" office:value="0.067">
            <text:p>0.07</text:p>
          </table:table-cell>
          <table:table-cell table:style-name="Default" office:value-type="float" office:value="0.062">
            <text:p>0.06</text:p>
          </table:table-cell>
          <table:table-cell table:formula="of:=AVERAGE([.HA2:.HO2])" office:value-type="float" office:value="0.0572">
            <text:p>0.057</text:p>
          </table:table-cell>
          <table:table-cell table:formula="of:=STDEV([.HA2:.HO2])" office:value-type="float" office:value="0.00914330356052997">
            <text:p>0.009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HR2:.HV2])" office:value-type="float" office:value="1">
            <text:p>1.000</text:p>
          </table:table-cell>
          <table:table-cell table:formula="of:=STDEV([.HR2:.HV2])" office:value-type="float" office:value="0">
            <text:p>0.000</text:p>
          </table:table-cell>
          <table:table-cell table:formula="of:=[.HX2]/[.HW2]" office:value-type="float" office:value="0">
            <text:p>0.000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515">
            <text:p>0.52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468">
            <text:p>0.47</text:p>
          </table:table-cell>
          <table:table-cell table:formula="of:=AVERAGE([.HZ2:.ID2])" office:value-type="float" office:value="0.493">
            <text:p>0.493</text:p>
          </table:table-cell>
          <table:table-cell table:formula="of:=STDEV([.HZ2:.ID2])" office:value-type="float" office:value="0.0177623196683316">
            <text:p>0.01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66666666666667">
            <text:p>0.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66666666666667">
            <text:p>0.97</text:p>
          </table:table-cell>
          <table:table-cell table:formula="of:=AVERAGE([.IG2:.IK2])" office:value-type="float" office:value="0.98">
            <text:p>0.980</text:p>
          </table:table-cell>
          <table:table-cell table:formula="of:=STDEV([.IG2:.IK2])" office:value-type="float" office:value="0.0182574185835053">
            <text:p>0.018</text:p>
          </table:table-cell>
          <table:table-cell table:formula="of:=[.IM2]/[.IL2]" office:value-type="float" office:value="0.0186300189627605">
            <text:p>0.019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.016">
            <text:p>0.02</text:p>
          </table:table-cell>
          <table:table-cell table:formula="of:=AVERAGE([.IO2:.IS2])" office:value-type="float" office:value="0.0124">
            <text:p>0.012</text:p>
          </table:table-cell>
          <table:table-cell table:formula="of:=STDEV([.IO2:.IS2])" office:value-type="float" office:value="0.00694982014155762">
            <text:p>0.007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IV2:.IZ2])" office:value-type="float" office:value="1">
            <text:p>1.000</text:p>
          </table:table-cell>
          <table:table-cell table:formula="of:=STDEV([.IV2:.IZ2])" office:value-type="float" office:value="0">
            <text:p>0.000</text:p>
          </table:table-cell>
          <table:table-cell table:formula="of:=[.JB2]/[.JA2]" office:value-type="float" office:value="0">
            <text:p>0.000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number-columns-repeated="3" table:style-name="Default" office:value-type="float" office:value="0.047">
            <text:p>0.05</text:p>
          </table:table-cell>
          <table:table-cell table:formula="of:=AVERAGE([.JD2:.JH2])" office:value-type="float" office:value="0.0468">
            <text:p>0.047</text:p>
          </table:table-cell>
          <table:table-cell table:formula="of:=STDEV([.JD2:.JH2])" office:value-type="float" office:value="0.000447213595499958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JK2:.JO2])" office:value-type="float" office:value="1">
            <text:p>1.000</text:p>
          </table:table-cell>
          <table:table-cell table:formula="of:=STDEV([.JK2:.JO2])" office:value-type="float" office:value="0">
            <text:p>0.000</text:p>
          </table:table-cell>
          <table:table-cell table:formula="of:=[.JQ2]/[.JP2]" office:value-type="float" office:value="0">
            <text:p>0.000</text:p>
          </table:table-cell>
          <table:table-cell table:number-columns-repeated="5" table:style-name="Default" office:value-type="float" office:value="0.047">
            <text:p>0.05</text:p>
          </table:table-cell>
          <table:table-cell table:formula="of:=AVERAGE([.JS2:.JW2])" office:value-type="float" office:value="0.047">
            <text:p>0.047</text:p>
          </table:table-cell>
          <table:table-cell table:formula="of:=STDEV([.JS2:.JW2])" office:value-type="float" office:value="0">
            <text:p>0.00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.966666666666667">
            <text:p>0.97</text:p>
          </table:table-cell>
          <table:table-cell table:formula="of:=AVERAGE([.KB2:.KF2])" office:value-type="float" office:value="0.966666666666667">
            <text:p>0.97</text:p>
          </table:table-cell>
          <table:table-cell table:formula="of:=STDEV([.KB2:.KF2])" office:value-type="float" office:value="0">
            <text:p>0</text:p>
          </table:table-cell>
          <table:table-cell table:number-columns-repeated="2"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office:value-type="float" office:value="0.078">
            <text:p>0.08</text:p>
          </table:table-cell>
          <table:table-cell office:value-type="float" office:value="0.062">
            <text:p>0.06</text:p>
          </table:table-cell>
          <table:table-cell table:number-columns-repeated="2"/>
          <table:table-cell table:number-columns-repeated="5" office:value-type="float" office:value="0.966666666666667">
            <text:p>0.97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KW2:.LA2])" office:value-type="float" office:value="1">
            <text:p>1</text:p>
          </table:table-cell>
          <table:table-cell table:formula="of:=STDEV([.KW2:.LA2])" office:value-type="float" office:value="0">
            <text:p>0</text:p>
          </table:table-cell>
          <table:table-cell table:formula="of:=[.LC2]/[.LB2]" office:value-type="float" office:value="0">
            <text:p>0</text:p>
          </table:table-cell>
          <table:table-cell office:value-type="float" office:value="16.988">
            <text:p>16.99</text:p>
          </table:table-cell>
          <table:table-cell office:value-type="float" office:value="14.586">
            <text:p>14.59</text:p>
          </table:table-cell>
          <table:table-cell office:value-type="float" office:value="23.307">
            <text:p>23.31</text:p>
          </table:table-cell>
          <table:table-cell office:value-type="float" office:value="25.319">
            <text:p>25.32</text:p>
          </table:table-cell>
          <table:table-cell office:value-type="float" office:value="14.695">
            <text:p>14.7</text:p>
          </table:table-cell>
          <table:table-cell table:formula="of:=AVERAGE([.LE2:.LI2])" office:value-type="float" office:value="18.979">
            <text:p>18.98</text:p>
          </table:table-cell>
          <table:table-cell table:formula="of:=STDEV([.LE2:.LI2])" office:value-type="float" office:value="5.01354091436382">
            <text:p>5.01</text:p>
          </table:table-cell>
          <table:table-cell table:number-columns-repeated="5" office:value-type="float" office:value="1">
            <text:p>1</text:p>
          </table:table-cell>
          <table:table-cell table:formula="of:=AVERAGE([.LL2:.LP2])" office:value-type="float" office:value="1">
            <text:p>1</text:p>
          </table:table-cell>
          <table:table-cell table:formula="of:=STDEV([.LL2:.LP2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LS2:.LW2])" office:value-type="float" office:value="1">
            <text:p>1</text:p>
          </table:table-cell>
          <table:table-cell table:number-columns-repeated="2"/>
          <table:table-cell office:value-type="float" office:value="1.372">
            <text:p>1.37</text:p>
          </table:table-cell>
          <table:table-cell office:value-type="float" office:value="1.217">
            <text:p>1.22</text:p>
          </table:table-cell>
          <table:table-cell office:value-type="float" office:value="0.952">
            <text:p>0.95</text:p>
          </table:table-cell>
          <table:table-cell office:value-type="float" office:value="1.107">
            <text:p>1.11</text:p>
          </table:table-cell>
          <table:table-cell office:value-type="float" office:value="1.31">
            <text:p>1.3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MH2:.ML2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MO2:.MS2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NK2:.NO2])" office:value-type="float" office:value="1">
            <text:p>1</text:p>
          </table:table-cell>
          <table:table-cell table:number-columns-repeated="2"/>
          <table:table-cell office:value-type="float" office:value="33.197">
            <text:p>33.2</text:p>
          </table:table-cell>
          <table:table-cell office:value-type="float" office:value="32.229">
            <text:p>32.23</text:p>
          </table:table-cell>
          <table:table-cell office:value-type="float" office:value="30.139">
            <text:p>30.14</text:p>
          </table:table-cell>
          <table:table-cell office:value-type="float" office:value="32.76">
            <text:p>32.76</text:p>
          </table:table-cell>
          <table:table-cell office:value-type="float" office:value="32.729">
            <text:p>32.73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table:style-name="Default" office:value-type="float" office:value="64">
            <text:p>64</text:p>
          </table:table-cell>
          <table:table-cell office:value-type="float" office:value="0.934457461733926">
            <text:p>0.934</text:p>
          </table:table-cell>
          <table:table-cell office:value-type="float" office:value="0.932821220015717">
            <text:p>0.933</text:p>
          </table:table-cell>
          <table:table-cell office:value-type="float" office:value="0.93169769024673">
            <text:p>0.932</text:p>
          </table:table-cell>
          <table:table-cell office:value-type="float" office:value="0.932790278812096">
            <text:p>0.933</text:p>
          </table:table-cell>
          <table:table-cell office:value-type="float" office:value="0.932799901417148">
            <text:p>0.933</text:p>
          </table:table-cell>
          <table:table-cell table:formula="of:=AVERAGE([.E3:.I3])" office:value-type="float" office:value="0.932913310445123">
            <text:p>0.933</text:p>
          </table:table-cell>
          <table:table-cell table:formula="of:=STDEV([.F3:.I3])" office:value-type="float" office:value="0.000553206020575956">
            <text:p>0.001</text:p>
          </table:table-cell>
          <table:table-cell table:formula="of:=[.K3]/[.J3]" office:value-type="float" office:value="0.000592987595291146">
            <text:p>0.001</text:p>
          </table:table-cell>
          <table:table-cell table:style-name="Default" office:value-type="float" office:value="0.974371145931095">
            <text:p>0.97</text:p>
          </table:table-cell>
          <table:table-cell table:style-name="Default" office:value-type="float" office:value="0.973238166789876">
            <text:p>0.97</text:p>
          </table:table-cell>
          <table:table-cell table:style-name="Default" office:value-type="float" office:value="0.972684910068517">
            <text:p>0.97</text:p>
          </table:table-cell>
          <table:table-cell table:style-name="Default" office:value-type="float" office:value="0.972142123866513">
            <text:p>0.97</text:p>
          </table:table-cell>
          <table:table-cell table:style-name="Default" office:value-type="float" office:value="0.972694470550855">
            <text:p>0.97</text:p>
          </table:table-cell>
          <table:table-cell table:style-name="Default" office:value-type="float" office:value="0.973249924906107">
            <text:p>0.97</text:p>
          </table:table-cell>
          <table:table-cell table:style-name="Default" office:value-type="float" office:value="0.973259341101964">
            <text:p>0.97</text:p>
          </table:table-cell>
          <table:table-cell table:style-name="Default" office:value-type="float" office:value="0.972164169912418">
            <text:p>0.97</text:p>
          </table:table-cell>
          <table:table-cell table:style-name="Default" office:value-type="float" office:value="0.971576492691692">
            <text:p>0.97</text:p>
          </table:table-cell>
          <table:table-cell table:style-name="Default" office:value-type="float" office:value="0.973244479323411">
            <text:p>0.97</text:p>
          </table:table-cell>
          <table:table-cell table:style-name="Default" office:value-type="float" office:value="0.973231984402982">
            <text:p>0.97</text:p>
          </table:table-cell>
          <table:table-cell table:style-name="Default" office:value-type="float" office:value="0.972132423880672">
            <text:p>0.97</text:p>
          </table:table-cell>
          <table:table-cell table:style-name="Default" office:value-type="float" office:value="0.973253586791535">
            <text:p>0.97</text:p>
          </table:table-cell>
          <table:table-cell table:style-name="Default" office:value-type="float" office:value="0.973269176017424">
            <text:p>0.97</text:p>
          </table:table-cell>
          <table:table-cell table:style-name="Default" office:value-type="float" office:value="0.972157404364668">
            <text:p>0.97</text:p>
          </table:table-cell>
          <table:table-cell table:formula="of:=AVERAGE([.M3:.AA3])" office:value-type="float" office:value="0.972844653373315">
            <text:p>0.973</text:p>
          </table:table-cell>
          <table:table-cell table:formula="of:=STDEV([.M3:.AA3])" office:value-type="float" office:value="0.000710687153139692">
            <text:p>0.001</text:p>
          </table:table-cell>
          <table:table-cell table:formula="of:=[.AC3]/[.AB3]" office:value-type="float" office:value="0.000730524807506935">
            <text:p>0.001</text:p>
          </table:table-cell>
          <table:table-cell table:style-name="Default" office:value-type="float" office:value="89.092">
            <text:p>89.09</text:p>
          </table:table-cell>
          <table:table-cell table:style-name="Default" office:value-type="float" office:value="79.124">
            <text:p>79.12</text:p>
          </table:table-cell>
          <table:table-cell table:style-name="Default" office:value-type="float" office:value="84.24">
            <text:p>84.24</text:p>
          </table:table-cell>
          <table:table-cell table:style-name="Default" office:value-type="float" office:value="87.189">
            <text:p>87.19</text:p>
          </table:table-cell>
          <table:table-cell table:style-name="Default" office:value-type="float" office:value="60.449">
            <text:p>60.45</text:p>
          </table:table-cell>
          <table:table-cell table:style-name="Default" office:value-type="float" office:value="68.255">
            <text:p>68.26</text:p>
          </table:table-cell>
          <table:table-cell table:style-name="Default" office:value-type="float" office:value="70.409">
            <text:p>70.41</text:p>
          </table:table-cell>
          <table:table-cell table:style-name="Default" office:value-type="float" office:value="57.523">
            <text:p>57.52</text:p>
          </table:table-cell>
          <table:table-cell table:style-name="Default" office:value-type="float" office:value="38.735">
            <text:p>38.74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58">
            <text:p>37.58</text:p>
          </table:table-cell>
          <table:table-cell table:style-name="Default" office:value-type="float" office:value="37.441">
            <text:p>37.44</text:p>
          </table:table-cell>
          <table:table-cell table:style-name="Default" office:value-type="float" office:value="37.409">
            <text:p>37.41</text:p>
          </table:table-cell>
          <table:table-cell table:style-name="Default" office:value-type="float" office:value="38.626">
            <text:p>38.63</text:p>
          </table:table-cell>
          <table:table-cell table:style-name="Default" office:value-type="float" office:value="88.202">
            <text:p>88.2</text:p>
          </table:table-cell>
          <table:table-cell table:formula="of:=AVERAGE([.AE3:.AS3])" office:value-type="float" office:value="60.781">
            <text:p>60.781</text:p>
          </table:table-cell>
          <table:table-cell table:formula="of:=STDEV([.AE3:.AS3])" office:value-type="float" office:value="21.4605930053868">
            <text:p>21.461</text:p>
          </table:table-cell>
          <table:table-cell table:style-name="Default" office:value-type="float" office:value="0.964996108854855">
            <text:p>0.96</text:p>
          </table:table-cell>
          <table:table-cell table:style-name="Default" office:value-type="float" office:value="0.968311887793585">
            <text:p>0.97</text:p>
          </table:table-cell>
          <table:table-cell table:style-name="Default" office:value-type="float" office:value="0.965539350383428">
            <text:p>0.97</text:p>
          </table:table-cell>
          <table:table-cell table:style-name="Default" office:value-type="float" office:value="0.96606120696068">
            <text:p>0.97</text:p>
          </table:table-cell>
          <table:table-cell table:style-name="Default" office:value-type="float" office:value="0.96438801201948">
            <text:p>0.96</text:p>
          </table:table-cell>
          <table:table-cell table:formula="of:=AVERAGE([.AV3:.AZ3])" office:value-type="float" office:value="0.965859313202406">
            <text:p>0.966</text:p>
          </table:table-cell>
          <table:table-cell table:formula="of:=STDEV([.AV3:.AZ3])" office:value-type="float" office:value="0.00150566499734885">
            <text:p>0.002</text:p>
          </table:table-cell>
          <table:table-cell table:formula="of:=[.BB3]/[.BA3]" office:value-type="float" office:value="0.00155888645144049">
            <text:p>0.002</text:p>
          </table:table-cell>
          <table:table-cell table:style-name="Default" office:value-type="float" office:value="178.854">
            <text:p>178.85</text:p>
          </table:table-cell>
          <table:table-cell table:style-name="Default" office:value-type="float" office:value="171.413">
            <text:p>171.41</text:p>
          </table:table-cell>
          <table:table-cell table:style-name="Default" office:value-type="float" office:value="174.112">
            <text:p>174.11</text:p>
          </table:table-cell>
          <table:table-cell table:style-name="Default" office:value-type="float" office:value="175.563">
            <text:p>175.56</text:p>
          </table:table-cell>
          <table:table-cell table:style-name="Default" office:value-type="float" office:value="176.498">
            <text:p>176.5</text:p>
          </table:table-cell>
          <table:table-cell table:formula="of:=AVERAGE([.BD3:.BH3])" office:value-type="float" office:value="175.288">
            <text:p>175.288</text:p>
          </table:table-cell>
          <table:table-cell table:formula="of:=STDEV([.BD3:.BH3])" office:value-type="float" office:value="2.76833352398153">
            <text:p>2.768</text:p>
          </table:table-cell>
          <table:table-cell table:style-name="Default" office:value-type="float" office:value="0.973284773481939">
            <text:p>0.97</text:p>
          </table:table-cell>
          <table:table-cell table:style-name="Default" office:value-type="float" office:value="0.971021355855739">
            <text:p>0.97</text:p>
          </table:table-cell>
          <table:table-cell table:style-name="Default" office:value-type="float" office:value="0.971579802763208">
            <text:p>0.97</text:p>
          </table:table-cell>
          <table:table-cell table:style-name="Default" office:value-type="float" office:value="0.968765019625412">
            <text:p>0.97</text:p>
          </table:table-cell>
          <table:table-cell table:style-name="Default" office:value-type="float" office:value="0.971573491347908">
            <text:p>0.97</text:p>
          </table:table-cell>
          <table:table-cell table:formula="of:=AVERAGE([.BK3:.BO3])" office:value-type="float" office:value="0.971244888614841">
            <text:p>0.971</text:p>
          </table:table-cell>
          <table:table-cell table:formula="of:=STDEV([.BK3:.BO3])" office:value-type="float" office:value="0.00162642204033074">
            <text:p>0.002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8">
            <text:p>48</text:p>
          </table:table-cell>
          <table:table-cell table:formula="of:=AVERAGE([.BR3:.BV3])" office:value-type="float" office:value="52">
            <text:p>52.000</text:p>
          </table:table-cell>
          <table:table-cell table:formula="of:=STDEV([.BR3:.BV3])" office:value-type="float" office:value="12">
            <text:p>12.000</text:p>
          </table:table-cell>
          <table:table-cell table:style-name="Default" office:value-type="float" office:value="1367.408">
            <text:p>1367.41</text:p>
          </table:table-cell>
          <table:table-cell table:style-name="Default" office:value-type="float" office:value="1112.285">
            <text:p>1112.29</text:p>
          </table:table-cell>
          <table:table-cell table:style-name="Default" office:value-type="float" office:value="1366.534">
            <text:p>1366.53</text:p>
          </table:table-cell>
          <table:table-cell table:style-name="Default" office:value-type="float" office:value="911.653">
            <text:p>911.65</text:p>
          </table:table-cell>
          <table:table-cell table:style-name="Default" office:value-type="float" office:value="1134.686">
            <text:p>1134.69</text:p>
          </table:table-cell>
          <table:table-cell table:formula="of:=AVERAGE([.BY3:.CC3])" office:value-type="float" office:value="1178.5132">
            <text:p>1178.513</text:p>
          </table:table-cell>
          <table:table-cell table:formula="of:=STDEV([.BY3:.CC3])" office:value-type="float" office:value="192.713797494367">
            <text:p>192.714</text:p>
          </table:table-cell>
          <table:table-cell table:style-name="Default" office:value-type="float" office:value="0.973303670745272">
            <text:p>0.97</text:p>
          </table:table-cell>
          <table:table-cell table:style-name="Default" office:value-type="float" office:value="0.971078976640712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style-name="Default" office:value-type="float" office:value="0.968854282536151">
            <text:p>0.97</text:p>
          </table:table-cell>
          <table:table-cell table:style-name="Default" office:value-type="float" office:value="0.971635150166852">
            <text:p>0.97</text:p>
          </table:table-cell>
          <table:table-cell table:number-columns-repeated="2"/>
          <table:table-cell table:style-name="Default" office:value-type="float" office:value="0.97548595265695">
            <text:p>0.98</text:p>
          </table:table-cell>
          <table:table-cell table:style-name="Default" office:value-type="float" office:value="0.973827526507568">
            <text:p>0.97</text:p>
          </table:table-cell>
          <table:table-cell table:style-name="Default" office:value-type="float" office:value="0.970478736641493">
            <text:p>0.97</text:p>
          </table:table-cell>
          <table:table-cell table:style-name="Default" office:value-type="float" office:value="0.969913554816144">
            <text:p>0.97</text:p>
          </table:table-cell>
          <table:table-cell table:style-name="Default" office:value-type="float" office:value="0.972129773232564">
            <text:p>0.97</text:p>
          </table:table-cell>
          <table:table-cell table:formula="of:=AVERAGE([.CM3:.CQ3])" office:value-type="float" office:value="0.972367108770944">
            <text:p>0.972</text:p>
          </table:table-cell>
          <table:table-cell table:formula="of:=STDEV([.CM3:.CQ3])" office:value-type="float" office:value="0.00231852386319955">
            <text:p>0.002</text:p>
          </table:table-cell>
          <table:table-cell table:formula="of:=[.CS3]/[.CR3]" office:value-type="float" office:value="0.0023844120623641">
            <text:p>0.002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2">
            <text:p>52</text:p>
          </table:table-cell>
          <table:table-cell table:formula="of:=AVERAGE([.CU3:.CY3])" office:value-type="float" office:value="48">
            <text:p>48.000</text:p>
          </table:table-cell>
          <table:table-cell table:formula="of:=STDEV([.CU3:.CY3])" office:value-type="float" office:value="6.32455532033676">
            <text:p>6.325</text:p>
          </table:table-cell>
          <table:table-cell table:style-name="Default" office:value-type="float" office:value="1271.012">
            <text:p>1271.01</text:p>
          </table:table-cell>
          <table:table-cell table:style-name="Default" office:value-type="float" office:value="1189.471">
            <text:p>1189.47</text:p>
          </table:table-cell>
          <table:table-cell table:style-name="Default" office:value-type="float" office:value="1038.743">
            <text:p>1038.74</text:p>
          </table:table-cell>
          <table:table-cell table:style-name="Default" office:value-type="float" office:value="1084.03">
            <text:p>1084.03</text:p>
          </table:table-cell>
          <table:table-cell table:style-name="Default" office:value-type="float" office:value="1263.306">
            <text:p>1263.31</text:p>
          </table:table-cell>
          <table:table-cell table:formula="of:=AVERAGE([.DB3:.DF3])" office:value-type="float" office:value="1169.3124">
            <text:p>1169.312</text:p>
          </table:table-cell>
          <table:table-cell table:formula="of:=STDEV([.DB3:.DF3])" office:value-type="float" office:value="104.768113709754">
            <text:p>104.768</text:p>
          </table:table-cell>
          <table:table-cell table:style-name="Default" office:value-type="float" office:value="0.975528364849833">
            <text:p>0.98</text:p>
          </table:table-cell>
          <table:table-cell table:style-name="Default" office:value-type="float" office:value="0.973859844271413">
            <text:p>0.97</text:p>
          </table:table-cell>
          <table:table-cell table:style-name="Default" office:value-type="float" office:value="0.970522803114572">
            <text:p>0.97</text:p>
          </table:table-cell>
          <table:table-cell table:style-name="Default" office:value-type="float" office:value="0.969966629588432">
            <text:p>0.97</text:p>
          </table:table-cell>
          <table:table-cell table:style-name="Default" office:value-type="float" office:value="0.972191323692992">
            <text:p>0.97</text:p>
          </table:table-cell>
          <table:table-cell table:formula="of:=AVERAGE([.DI3:.DM3])" office:value-type="float" office:value="0.972413793103448">
            <text:p>0.972</text:p>
          </table:table-cell>
          <table:table-cell table:formula="of:=STDEV([.DI3:.DM3])" office:value-type="float" office:value="0.0023133074908881">
            <text:p>0.002</text:p>
          </table:table-cell>
          <table:table-cell table:style-name="Default" office:value-type="float" office:value="0.971030838957287">
            <text:p>0.97</text:p>
          </table:table-cell>
          <table:table-cell table:style-name="Default" office:value-type="float" office:value="0.972147988168812">
            <text:p>0.97</text:p>
          </table:table-cell>
          <table:table-cell table:style-name="Default" office:value-type="float" office:value="0.972647694634561">
            <text:p>0.97</text:p>
          </table:table-cell>
          <table:table-cell table:style-name="Default" office:value-type="float" office:value="0.971024107704149">
            <text:p>0.97</text:p>
          </table:table-cell>
          <table:table-cell table:style-name="Default" office:value-type="float" office:value="0.971022015279147">
            <text:p>0.97</text:p>
          </table:table-cell>
          <table:table-cell table:formula="of:=AVERAGE([.DP3:.DT3])" office:value-type="float" office:value="0.971574528948791">
            <text:p>0.972</text:p>
          </table:table-cell>
          <table:table-cell table:formula="of:=STDEV([.DP3:.DT3])" office:value-type="float" office:value="0.000772070879955264">
            <text:p>0.00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56">
            <text:p>56</text:p>
          </table:table-cell>
          <table:table-cell table:formula="of:=AVERAGE([.DW3:.EA3])" office:value-type="float" office:value="54.4">
            <text:p>54.400</text:p>
          </table:table-cell>
          <table:table-cell table:formula="of:=STDEV([.DW3:.EA3])" office:value-type="float" office:value="8.29457654133109">
            <text:p>8.295</text:p>
          </table:table-cell>
          <table:table-cell table:style-name="Default" office:value-type="float" office:value="1525.105">
            <text:p>1525.11</text:p>
          </table:table-cell>
          <table:table-cell table:style-name="Default" office:value-type="float" office:value="1519.053">
            <text:p>1519.05</text:p>
          </table:table-cell>
          <table:table-cell table:style-name="Default" office:value-type="float" office:value="1459.539">
            <text:p>1459.54</text:p>
          </table:table-cell>
          <table:table-cell table:style-name="Default" office:value-type="float" office:value="1495.075">
            <text:p>1495.08</text:p>
          </table:table-cell>
          <table:table-cell table:style-name="Default" office:value-type="float" office:value="1534.73">
            <text:p>1534.73</text:p>
          </table:table-cell>
          <table:table-cell table:formula="of:=AVERAGE([.ED3:.EH3])" office:value-type="float" office:value="1506.7004">
            <text:p>1506.700</text:p>
          </table:table-cell>
          <table:table-cell table:formula="of:=STDEV([.ED3:.EH3])" office:value-type="float" office:value="30.1509621703852">
            <text:p>30.151</text:p>
          </table:table-cell>
          <table:table-cell table:style-name="Default" office:value-type="float" office:value="0.969338748149272">
            <text:p>0.97</text:p>
          </table:table-cell>
          <table:table-cell table:style-name="Default" office:value-type="float" office:value="0.96930766265917">
            <text:p>0.97</text:p>
          </table:table-cell>
          <table:table-cell table:style-name="Default" office:value-type="float" office:value="0.968830151652631">
            <text:p>0.97</text:p>
          </table:table-cell>
          <table:table-cell table:style-name="Default" office:value-type="float" office:value="0.971555240998814">
            <text:p>0.97</text:p>
          </table:table-cell>
          <table:table-cell table:style-name="Default" office:value-type="float" office:value="0.969385394471864">
            <text:p>0.97</text:p>
          </table:table-cell>
          <table:table-cell table:style-name="Default" office:value-type="float" office:value="0.968253026331958">
            <text:p>0.97</text:p>
          </table:table-cell>
          <table:table-cell table:style-name="Default" office:value-type="float" office:value="0.966560419821719">
            <text:p>0.97</text:p>
          </table:table-cell>
          <table:table-cell table:style-name="Default" office:value-type="float" office:value="0.964927514231011">
            <text:p>0.96</text:p>
          </table:table-cell>
          <table:table-cell table:style-name="Default" office:value-type="float" office:value="0.968264066910656">
            <text:p>0.97</text:p>
          </table:table-cell>
          <table:table-cell table:style-name="Default" office:value-type="float" office:value="0.970501275123048">
            <text:p>0.97</text:p>
          </table:table-cell>
          <table:table-cell table:style-name="Default" office:value-type="float" office:value="0.970465968406177">
            <text:p>0.97</text:p>
          </table:table-cell>
          <table:table-cell table:style-name="Default" office:value-type="float" office:value="0.973827800940689">
            <text:p>0.97</text:p>
          </table:table-cell>
          <table:table-cell table:style-name="Default" office:value-type="float" office:value="0.970466006709378">
            <text:p>0.97</text:p>
          </table:table-cell>
          <table:table-cell table:style-name="Default" office:value-type="float" office:value="0.97049017835666">
            <text:p>0.97</text:p>
          </table:table-cell>
          <table:table-cell table:style-name="Default" office:value-type="float" office:value="0.973263036716707">
            <text:p>0.97</text:p>
          </table:table-cell>
          <table:table-cell table:formula="of:=AVERAGE([.EK3:.EY3])" office:value-type="float" office:value="0.96969576609865">
            <text:p>0.970</text:p>
          </table:table-cell>
          <table:table-cell table:formula="of:=STDEV([.EK3:.EY3])" office:value-type="float" office:value="0.00229198579028575">
            <text:p>0.002</text:p>
          </table:table-cell>
          <table:table-cell table:formula="of:=[.FA3]/[.EZ3]" office:value-type="float" office:value="0.00236361327997443">
            <text:p>0.002</text:p>
          </table:table-cell>
          <table:table-cell table:style-name="Default" office:value-type="float" office:value="3.947">
            <text:p>3.95</text:p>
          </table:table-cell>
          <table:table-cell table:style-name="Default" office:value-type="float" office:value="3.744">
            <text:p>3.7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38">
            <text:p>3.84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3.775">
            <text:p>3.78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37">
            <text:p>3.84</text:p>
          </table:table-cell>
          <table:table-cell table:style-name="Default" office:value-type="float" office:value="3.868">
            <text:p>3.87</text:p>
          </table:table-cell>
          <table:table-cell table:style-name="Default" office:value-type="float" office:value="3.884">
            <text:p>3.88</text:p>
          </table:table-cell>
          <table:table-cell table:style-name="Default" office:value-type="float" office:value="3.806">
            <text:p>3.81</text:p>
          </table:table-cell>
          <table:table-cell table:style-name="Default" office:value-type="float" office:value="3.963">
            <text:p>3.96</text:p>
          </table:table-cell>
          <table:table-cell table:formula="of:=AVERAGE([.FC3:.FQ3])" office:value-type="float" office:value="3.84373333333333">
            <text:p>3.844</text:p>
          </table:table-cell>
          <table:table-cell table:formula="of:=STDEV([.FC3:.FQ3])" office:value-type="float" office:value="0.0604145993078148">
            <text:p>0.060</text:p>
          </table:table-cell>
          <table:table-cell table:style-name="Default" office:value-type="float" office:value="0.97266328386045">
            <text:p>0.97</text:p>
          </table:table-cell>
          <table:table-cell table:style-name="Default" office:value-type="float" office:value="0.970440752910495">
            <text:p>0.97</text:p>
          </table:table-cell>
          <table:table-cell table:style-name="Default" office:value-type="float" office:value="0.972657390046517">
            <text:p>0.97</text:p>
          </table:table-cell>
          <table:table-cell table:style-name="Default" office:value-type="float" office:value="0.970930826296095">
            <text:p>0.97</text:p>
          </table:table-cell>
          <table:table-cell table:style-name="Default" office:value-type="float" office:value="0.973200624479758">
            <text:p>0.97</text:p>
          </table:table-cell>
          <table:table-cell table:formula="of:=AVERAGE([.FT3:.FX3])" office:value-type="float" office:value="0.971978575518663">
            <text:p>0.972</text:p>
          </table:table-cell>
          <table:table-cell table:formula="of:=STDEV([.FT3:.FX3])" office:value-type="float" office:value="0.00121302258299632">
            <text:p>0.001</text:p>
          </table:table-cell>
          <table:table-cell table:formula="of:=[.FZ3]/[.FY3]" office:value-type="float" office:value="0.00124799312819116">
            <text:p>0.001</text:p>
          </table:table-cell>
          <table:table-cell table:style-name="Default" office:value-type="float" office:value="26.863">
            <text:p>26.86</text:p>
          </table:table-cell>
          <table:table-cell table:style-name="Default" office:value-type="float" office:value="28.111">
            <text:p>28.11</text:p>
          </table:table-cell>
          <table:table-cell table:style-name="Default" office:value-type="float" office:value="27.627">
            <text:p>27.63</text:p>
          </table:table-cell>
          <table:table-cell table:style-name="Default" office:value-type="float" office:value="27.378">
            <text:p>27.38</text:p>
          </table:table-cell>
          <table:table-cell table:style-name="Default" office:value-type="float" office:value="27.519">
            <text:p>27.52</text:p>
          </table:table-cell>
          <table:table-cell table:formula="of:=AVERAGE([.GB3:.GF3])" office:value-type="float" office:value="27.4996">
            <text:p>27.500</text:p>
          </table:table-cell>
          <table:table-cell table:formula="of:=STDEV([.GB3:.GF3])" office:value-type="float" office:value="0.450128648277357">
            <text:p>0.450</text:p>
          </table:table-cell>
          <table:table-cell table:style-name="Default" office:value-type="float" office:value="0.97160530316711">
            <text:p>0.97</text:p>
          </table:table-cell>
          <table:table-cell table:style-name="Default" office:value-type="float" office:value="0.973780919815504">
            <text:p>0.97</text:p>
          </table:table-cell>
          <table:table-cell table:style-name="Default" office:value-type="float" office:value="0.971571080838311">
            <text:p>0.97</text:p>
          </table:table-cell>
          <table:table-cell table:style-name="Default" office:value-type="float" office:value="0.97269094816893">
            <text:p>0.97</text:p>
          </table:table-cell>
          <table:table-cell table:style-name="Default" office:value-type="float" office:value="0.972694470550854">
            <text:p>0.97</text:p>
          </table:table-cell>
          <table:table-cell table:style-name="Default" office:value-type="float" office:value="0.970450236012043">
            <text:p>0.97</text:p>
          </table:table-cell>
          <table:table-cell table:style-name="Default" office:value-type="float" office:value="0.973297018341701">
            <text:p>0.97</text:p>
          </table:table-cell>
          <table:table-cell table:style-name="Default" office:value-type="float" office:value="0.971573490229673">
            <text:p>0.97</text:p>
          </table:table-cell>
          <table:table-cell table:style-name="Default" office:value-type="float" office:value="0.973256064206824">
            <text:p>0.97</text:p>
          </table:table-cell>
          <table:table-cell table:style-name="Default" office:value-type="float" office:value="0.972167307304055">
            <text:p>0.97</text:p>
          </table:table-cell>
          <table:table-cell table:style-name="Default" office:value-type="float" office:value="0.974336716074866">
            <text:p>0.97</text:p>
          </table:table-cell>
          <table:table-cell table:style-name="Default" office:value-type="float" office:value="0.973247274258">
            <text:p>0.97</text:p>
          </table:table-cell>
          <table:table-cell table:style-name="Default" office:value-type="float" office:value="0.972707447431837">
            <text:p>0.97</text:p>
          </table:table-cell>
          <table:table-cell table:style-name="Default" office:value-type="float" office:value="0.973780851791577">
            <text:p>0.97</text:p>
          </table:table-cell>
          <table:table-cell table:style-name="Default" office:value-type="float" office:value="0.972160926746593">
            <text:p>0.97</text:p>
          </table:table-cell>
          <table:table-cell table:formula="of:=AVERAGE([.GI3:.GW3])" office:value-type="float" office:value="0.972621336995859">
            <text:p>0.973</text:p>
          </table:table-cell>
          <table:table-cell table:formula="of:=STDEV([.GI3:.GW3])" office:value-type="float" office:value="0.0010442224891035">
            <text:p>0.001</text:p>
          </table:table-cell>
          <table:table-cell table:formula="of:=[.GY3]/[.GX3]" office:value-type="float" office:value="0.00107361667833527">
            <text:p>0.001</text:p>
          </table:table-cell>
          <table:table-cell table:style-name="Default" office:value-type="float" office:value="11.763">
            <text:p>11.76</text:p>
          </table:table-cell>
          <table:table-cell table:style-name="Default" office:value-type="float" office:value="13.15">
            <text:p>13.15</text:p>
          </table:table-cell>
          <table:table-cell table:style-name="Default" office:value-type="float" office:value="13.666">
            <text:p>13.67</text:p>
          </table:table-cell>
          <table:table-cell table:style-name="Default" office:value-type="float" office:value="11.357">
            <text:p>11.36</text:p>
          </table:table-cell>
          <table:table-cell table:style-name="Default" office:value-type="float" office:value="11.404">
            <text:p>11.4</text:p>
          </table:table-cell>
          <table:table-cell table:style-name="Default" office:value-type="float" office:value="11.201">
            <text:p>11.2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497">
            <text:p>11.5</text:p>
          </table:table-cell>
          <table:table-cell table:style-name="Default" office:value-type="float" office:value="11.17">
            <text:p>11.17</text:p>
          </table:table-cell>
          <table:table-cell table:style-name="Default" office:value-type="float" office:value="11.216">
            <text:p>11.22</text:p>
          </table:table-cell>
          <table:table-cell table:style-name="Default" office:value-type="float" office:value="16.097">
            <text:p>16.1</text:p>
          </table:table-cell>
          <table:table-cell table:style-name="Default" office:value-type="float" office:value="17.717">
            <text:p>17.72</text:p>
          </table:table-cell>
          <table:table-cell table:style-name="Default" office:value-type="float" office:value="16.823">
            <text:p>16.82</text:p>
          </table:table-cell>
          <table:table-cell table:style-name="Default" office:value-type="float" office:value="15.605">
            <text:p>15.61</text:p>
          </table:table-cell>
          <table:table-cell table:style-name="Default" office:value-type="float" office:value="11.326">
            <text:p>11.33</text:p>
          </table:table-cell>
          <table:table-cell table:formula="of:=AVERAGE([.HA3:.HO3])" office:value-type="float" office:value="13.0305333333333">
            <text:p>13.031</text:p>
          </table:table-cell>
          <table:table-cell table:formula="of:=STDEV([.HA3:.HO3])" office:value-type="float" office:value="2.3551487022105">
            <text:p>2.355</text:p>
          </table:table-cell>
          <table:table-cell table:style-name="Default" office:value-type="float" office:value="0.973809243547393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4380287128535">
            <text:p>0.97</text:p>
          </table:table-cell>
          <table:table-cell table:style-name="Default" office:value-type="float" office:value="0.972138880700688">
            <text:p>0.97</text:p>
          </table:table-cell>
          <table:table-cell table:style-name="Default" office:value-type="float" office:value="0.972709890552514">
            <text:p>0.97</text:p>
          </table:table-cell>
          <table:table-cell table:formula="of:=AVERAGE([.HR3:.HV3])" office:value-type="float" office:value="0.973031040921568">
            <text:p>0.973</text:p>
          </table:table-cell>
          <table:table-cell table:formula="of:=STDEV([.HR3:.HV3])" office:value-type="float" office:value="0.0010199020541424">
            <text:p>0.001</text:p>
          </table:table-cell>
          <table:table-cell table:formula="of:=[.HX3]/[.HW3]" office:value-type="float" office:value="0.00104817011097245">
            <text:p>0.001</text:p>
          </table:table-cell>
          <table:table-cell table:style-name="Default" office:value-type="float" office:value="113.163">
            <text:p>113.16</text:p>
          </table:table-cell>
          <table:table-cell table:style-name="Default" office:value-type="float" office:value="127.054">
            <text:p>127.05</text:p>
          </table:table-cell>
          <table:table-cell table:style-name="Default" office:value-type="float" office:value="113.349">
            <text:p>113.35</text:p>
          </table:table-cell>
          <table:table-cell table:style-name="Default" office:value-type="float" office:value="113.88">
            <text:p>113.88</text:p>
          </table:table-cell>
          <table:table-cell table:style-name="Default" office:value-type="float" office:value="112.632">
            <text:p>112.63</text:p>
          </table:table-cell>
          <table:table-cell table:formula="of:=AVERAGE([.HZ3:.ID3])" office:value-type="float" office:value="116.0156">
            <text:p>116.016</text:p>
          </table:table-cell>
          <table:table-cell table:formula="of:=STDEV([.HZ3:.ID3])" office:value-type="float" office:value="6.1867578989322">
            <text:p>6.187</text:p>
          </table:table-cell>
          <table:table-cell table:style-name="Default" office:value-type="float" office:value="0.969248522743476">
            <text:p>0.97</text:p>
          </table:table-cell>
          <table:table-cell table:style-name="Default" office:value-type="float" office:value="0.962052926971135">
            <text:p>0.96</text:p>
          </table:table-cell>
          <table:table-cell table:style-name="Default" office:value-type="float" office:value="0.965455476957663">
            <text:p>0.97</text:p>
          </table:table-cell>
          <table:table-cell table:style-name="Default" office:value-type="float" office:value="0.964285453919072">
            <text:p>0.96</text:p>
          </table:table-cell>
          <table:table-cell table:style-name="Default" office:value-type="float" office:value="0.959840061712409">
            <text:p>0.96</text:p>
          </table:table-cell>
          <table:table-cell table:formula="of:=AVERAGE([.IG3:.IK3])" office:value-type="float" office:value="0.964176488460751">
            <text:p>0.964</text:p>
          </table:table-cell>
          <table:table-cell table:formula="of:=STDEV([.IG3:.IK3])" office:value-type="float" office:value="0.00355975164707433">
            <text:p>0.004</text:p>
          </table:table-cell>
          <table:table-cell table:formula="of:=[.IM3]/[.IL3]" office:value-type="float" office:value="0.00369201249945149">
            <text:p>0.004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39">
            <text:p>1.14</text:p>
          </table:table-cell>
          <table:table-cell table:formula="of:=AVERAGE([.IO3:.IS3])" office:value-type="float" office:value="1.1546">
            <text:p>1.155</text:p>
          </table:table-cell>
          <table:table-cell table:formula="of:=STDEV([.IO3:.IS3])" office:value-type="float" office:value="0.010968135666557">
            <text:p>0.011</text:p>
          </table:table-cell>
          <table:table-cell table:style-name="Default" office:value-type="float" office:value="0.973819285990283">
            <text:p>0.97</text:p>
          </table:table-cell>
          <table:table-cell table:style-name="Default" office:value-type="float" office:value="0.973231358155948">
            <text:p>0.97</text:p>
          </table:table-cell>
          <table:table-cell table:style-name="Default" office:value-type="float" office:value="0.970450586707719">
            <text:p>0.97</text:p>
          </table:table-cell>
          <table:table-cell table:style-name="Default" office:value-type="float" office:value="0.97211690267871">
            <text:p>0.97</text:p>
          </table:table-cell>
          <table:table-cell table:style-name="Default" office:value-type="float" office:value="0.971084043091106">
            <text:p>0.97</text:p>
          </table:table-cell>
          <table:table-cell table:formula="of:=AVERAGE([.IV3:.IZ3])" office:value-type="float" office:value="0.972140435324753">
            <text:p>0.972</text:p>
          </table:table-cell>
          <table:table-cell table:formula="of:=STDEV([.IV3:.IZ3])" office:value-type="float" office:value="0.00141251184649937">
            <text:p>0.001</text:p>
          </table:table-cell>
          <table:table-cell table:formula="of:=[.JB3]/[.JA3]" office:value-type="float" office:value="0.00145299155880447">
            <text:p>0.001</text:p>
          </table:table-cell>
          <table:table-cell table:style-name="Default" office:value-type="float" office:value="11.279">
            <text:p>11.28</text:p>
          </table:table-cell>
          <table:table-cell table:style-name="Default" office:value-type="float" office:value="11.248">
            <text:p>11.25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2">
            <text:p>11.42</text:p>
          </table:table-cell>
          <table:table-cell table:style-name="Default" office:value-type="float" office:value="11.295">
            <text:p>11.3</text:p>
          </table:table-cell>
          <table:table-cell table:formula="of:=AVERAGE([.JD3:.JH3])" office:value-type="float" office:value="11.3354">
            <text:p>11.335</text:p>
          </table:table-cell>
          <table:table-cell table:formula="of:=STDEV([.JD3:.JH3])" office:value-type="float" office:value="0.0859203119174975">
            <text:p>0.086</text:p>
          </table:table-cell>
          <table:table-cell table:style-name="Default" office:value-type="float" office:value="0.97213542634269">
            <text:p>0.97</text:p>
          </table:table-cell>
          <table:table-cell table:style-name="Default" office:value-type="float" office:value="0.972720496001487">
            <text:p>0.97</text:p>
          </table:table-cell>
          <table:table-cell table:style-name="Default" office:value-type="float" office:value="0.971583325145132">
            <text:p>0.97</text:p>
          </table:table-cell>
          <table:table-cell table:style-name="Default" office:value-type="float" office:value="0.97107130746687">
            <text:p>0.97</text:p>
          </table:table-cell>
          <table:table-cell table:style-name="Default" office:value-type="float" office:value="0.970465656013702">
            <text:p>0.97</text:p>
          </table:table-cell>
          <table:table-cell table:formula="of:=AVERAGE([.JK3:.JO3])" office:value-type="float" office:value="0.971595242193976">
            <text:p>0.972</text:p>
          </table:table-cell>
          <table:table-cell table:formula="of:=STDEV([.JK3:.JO3])" office:value-type="float" office:value="0.000881562476349044">
            <text:p>0.001</text:p>
          </table:table-cell>
          <table:table-cell table:formula="of:=[.JQ3]/[.JP3]" office:value-type="float" office:value="0.000907335110409117">
            <text:p>0.001</text:p>
          </table:table-cell>
          <table:table-cell table:style-name="Default" office:value-type="float" office:value="11.294">
            <text:p>11.29</text:p>
          </table:table-cell>
          <table:table-cell table:style-name="Default" office:value-type="float" office:value="11.341">
            <text:p>11.34</text:p>
          </table:table-cell>
          <table:table-cell table:style-name="Default" office:value-type="float" office:value="11.466">
            <text:p>11.47</text:p>
          </table:table-cell>
          <table:table-cell table:style-name="Default" office:value-type="float" office:value="11.996">
            <text:p>12</text:p>
          </table:table-cell>
          <table:table-cell table:style-name="Default" office:value-type="float" office:value="11.716">
            <text:p>11.72</text:p>
          </table:table-cell>
          <table:table-cell table:formula="of:=AVERAGE([.JS3:.JW3])" office:value-type="float" office:value="11.5626">
            <text:p>11.563</text:p>
          </table:table-cell>
          <table:table-cell table:formula="of:=STDEV([.JS3:.JW3])" office:value-type="float" office:value="0.292382968040206">
            <text:p>0.292</text:p>
          </table:table-cell>
          <table:table-cell office:value-type="float" office:value="0.969894578137949">
            <text:p>0.97</text:p>
          </table:table-cell>
          <table:table-cell office:value-type="float" office:value="0.974904858394291">
            <text:p>0.97</text:p>
          </table:table-cell>
          <table:table-cell office:value-type="float" office:value="0.954977679096139">
            <text:p>0.95</text:p>
          </table:table-cell>
          <table:table-cell office:value-type="float" office:value="0.952209143741163">
            <text:p>0.95</text:p>
          </table:table-cell>
          <table:table-cell office:value-type="float" office:value="0.953351827651201">
            <text:p>0.95</text:p>
          </table:table-cell>
          <table:table-cell office:value-type="float" office:value="0.959413877845649">
            <text:p>0.96</text:p>
          </table:table-cell>
          <table:table-cell office:value-type="float" office:value="0.958316414708146">
            <text:p>0.96</text:p>
          </table:table-cell>
          <table:table-cell table:formula="of:=AVERAGE([.KB3:.KF3])" office:value-type="float" office:value="0.95565378860846">
            <text:p>0.96</text:p>
          </table:table-cell>
          <table:table-cell table:formula="of:=STDEV([.KB3:.KF3])" office:value-type="float" office:value="0.00311647137807909">
            <text:p>0</text:p>
          </table:table-cell>
          <table:table-cell office:value-type="float" office:value="49.094">
            <text:p>49.09</text:p>
          </table:table-cell>
          <table:table-cell office:value-type="float" office:value="50.686">
            <text:p>50.69</text:p>
          </table:table-cell>
          <table:table-cell office:value-type="float" office:value="50.794">
            <text:p>50.79</text:p>
          </table:table-cell>
          <table:table-cell office:value-type="float" office:value="45.505">
            <text:p>45.51</text:p>
          </table:table-cell>
          <table:table-cell office:value-type="float" office:value="37.596">
            <text:p>37.6</text:p>
          </table:table-cell>
          <table:table-cell table:number-columns-repeated="2"/>
          <table:table-cell office:value-type="float" office:value="0.954949944382647">
            <text:p>0.95</text:p>
          </table:table-cell>
          <table:table-cell office:value-type="float" office:value="0.952169076751947">
            <text:p>0.95</text:p>
          </table:table-cell>
          <table:table-cell office:value-type="float" office:value="0.953281423804227">
            <text:p>0.95</text:p>
          </table:table-cell>
          <table:table-cell office:value-type="float" office:value="0.959399332591769">
            <text:p>0.96</text:p>
          </table:table-cell>
          <table:table-cell office:value-type="float" office:value="0.958286985539488">
            <text:p>0.96</text:p>
          </table:table-cell>
          <table:table-cell table:number-columns-repeated="2"/>
          <table:table-cell table:number-columns-repeated="5" office:value-type="float" office:value="0.977579835620795">
            <text:p>0.98</text:p>
          </table:table-cell>
          <table:table-cell table:formula="of:=AVERAGE([.KW3:.LA3])" office:value-type="float" office:value="0.977579835620795">
            <text:p>0.98</text:p>
          </table:table-cell>
          <table:table-cell table:formula="of:=STDEV([.KW3:.LA3])" office:value-type="float" office:value="0">
            <text:p>0</text:p>
          </table:table-cell>
          <table:table-cell table:formula="of:=[.LC3]/[.LB3]" office:value-type="float" office:value="0">
            <text:p>0</text:p>
          </table:table-cell>
          <table:table-cell office:value-type="float" office:value="7720.532">
            <text:p>7720.53</text:p>
          </table:table-cell>
          <table:table-cell office:value-type="float" office:value="7558.962">
            <text:p>7558.96</text:p>
          </table:table-cell>
          <table:table-cell office:value-type="float" office:value="7608.897">
            <text:p>7608.9</text:p>
          </table:table-cell>
          <table:table-cell office:value-type="float" office:value="7578.805">
            <text:p>7578.81</text:p>
          </table:table-cell>
          <table:table-cell office:value-type="float" office:value="7511.351">
            <text:p>7511.35</text:p>
          </table:table-cell>
          <table:table-cell table:formula="of:=AVERAGE([.LE3:.LI3])" office:value-type="float" office:value="7595.7094">
            <text:p>7595.71</text:p>
          </table:table-cell>
          <table:table-cell table:formula="of:=STDEV([.LE3:.LI3])" office:value-type="float" office:value="78.2736610572165">
            <text:p>78.27</text:p>
          </table:table-cell>
          <table:table-cell table:number-columns-repeated="5" office:value-type="float" office:value="0.977753058954394">
            <text:p>0.98</text:p>
          </table:table-cell>
          <table:table-cell table:formula="of:=AVERAGE([.LL3:.LP3])" office:value-type="float" office:value="0.977753058954394">
            <text:p>0.98</text:p>
          </table:table-cell>
          <table:table-cell table:formula="of:=STDEV([.LL3:.LP3])" office:value-type="float" office:value="0">
            <text:p>0</text:p>
          </table:table-cell>
          <table:table-cell table:number-columns-repeated="5" office:value-type="float" office:value="0.977579835620795">
            <text:p>0.98</text:p>
          </table:table-cell>
          <table:table-cell table:formula="of:=AVERAGE([.LS3:.LW3])" office:value-type="float" office:value="0.977579835620795">
            <text:p>0.98</text:p>
          </table:table-cell>
          <table:table-cell table:number-columns-repeated="2"/>
          <table:table-cell office:value-type="float" office:value="6027.586">
            <text:p>6027.59</text:p>
          </table:table-cell>
          <table:table-cell office:value-type="float" office:value="6022.967">
            <text:p>6022.97</text:p>
          </table:table-cell>
          <table:table-cell office:value-type="float" office:value="5867.903">
            <text:p>5867.9</text:p>
          </table:table-cell>
          <table:table-cell office:value-type="float" office:value="6094.635">
            <text:p>6094.64</text:p>
          </table:table-cell>
          <table:table-cell office:value-type="float" office:value="6050.002">
            <text:p>6050</text:p>
          </table:table-cell>
          <table:table-cell table:number-columns-repeated="2"/>
          <table:table-cell table:number-columns-repeated="5" office:value-type="float" office:value="0.977753058954394">
            <text:p>0.98</text:p>
          </table:table-cell>
          <table:table-cell table:formula="of:=AVERAGE([.MH3:.ML3])" office:value-type="float" office:value="0.977753058954394">
            <text:p>0.98</text:p>
          </table:table-cell>
          <table:table-cell/>
          <table:table-cell office:value-type="float" office:value="0.977685535686726">
            <text:p>0.98</text:p>
          </table:table-cell>
          <table:table-cell office:value-type="float" office:value="0.974857318988992">
            <text:p>0.97</text:p>
          </table:table-cell>
          <table:table-cell office:value-type="float" office:value="0.976018950409438">
            <text:p>0.98</text:p>
          </table:table-cell>
          <table:table-cell office:value-type="float" office:value="0.977076949795466">
            <text:p>0.98</text:p>
          </table:table-cell>
          <table:table-cell office:value-type="float" office:value="0.974907346862677">
            <text:p>0.97</text:p>
          </table:table-cell>
          <table:table-cell table:formula="of:=AVERAGE([.MO3:.MS3])" office:value-type="float" office:value="0.97610922034866">
            <text:p>0.98</text:p>
          </table:table-cell>
          <table:table-cell table:number-columns-repeated="9"/>
          <table:table-cell office:value-type="float" office:value="0.977753058954394">
            <text:p>0.98</text:p>
          </table:table-cell>
          <table:table-cell office:value-type="float" office:value="0.974972191323693">
            <text:p>0.97</text:p>
          </table:table-cell>
          <table:table-cell office:value-type="float" office:value="0.976084538375973">
            <text:p>0.98</text:p>
          </table:table-cell>
          <table:table-cell office:value-type="float" office:value="0.977196885428254">
            <text:p>0.98</text:p>
          </table:table-cell>
          <table:table-cell office:value-type="float" office:value="0.974972191323693">
            <text:p>0.97</text:p>
          </table:table-cell>
          <table:table-cell table:number-columns-repeated="2"/>
          <table:table-cell office:value-type="float" office:value="0.974279963427254">
            <text:p>0.97</text:p>
          </table:table-cell>
          <table:table-cell office:value-type="float" office:value="0.974270787935204">
            <text:p>0.97</text:p>
          </table:table-cell>
          <table:table-cell office:value-type="float" office:value="0.97372123618545">
            <text:p>0.97</text:p>
          </table:table-cell>
          <table:table-cell office:value-type="float" office:value="0.97765445898819">
            <text:p>0.98</text:p>
          </table:table-cell>
          <table:table-cell office:value-type="float" office:value="0.975937522625797">
            <text:p>0.98</text:p>
          </table:table-cell>
          <table:table-cell table:formula="of:=AVERAGE([.NK3:.NO3])" office:value-type="float" office:value="0.975172793832379">
            <text:p>0.98</text:p>
          </table:table-cell>
          <table:table-cell table:number-columns-repeated="2"/>
          <table:table-cell office:value-type="float" office:value="10010.791">
            <text:p>10010.79</text:p>
          </table:table-cell>
          <table:table-cell office:value-type="float" office:value="10012.507">
            <text:p>10012.51</text:p>
          </table:table-cell>
          <table:table-cell office:value-type="float" office:value="10046.765">
            <text:p>10046.77</text:p>
          </table:table-cell>
          <table:table-cell office:value-type="float" office:value="9836.367">
            <text:p>9836.37</text:p>
          </table:table-cell>
          <table:table-cell office:value-type="float" office:value="9737.883">
            <text:p>9737.88</text:p>
          </table:table-cell>
          <table:table-cell table:number-columns-repeated="2"/>
          <table:table-cell table:number-columns-repeated="2" office:value-type="float" office:value="0.974416017797553">
            <text:p>0.97</text:p>
          </table:table-cell>
          <table:table-cell office:value-type="float" office:value="0.973859844271413">
            <text:p>0.97</text:p>
          </table:table-cell>
          <table:table-cell office:value-type="float" office:value="0.977753058954394">
            <text:p>0.98</text:p>
          </table:table-cell>
          <table:table-cell office:value-type="float" office:value="0.976084538375973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table:style-name="Default" office:value-type="float" office:value="856">
            <text:p>856</text:p>
          </table:table-cell>
          <table:table-cell office:value-type="float" office:value="0.885555555555555">
            <text:p>0.886</text:p>
          </table:table-cell>
          <table:table-cell table:number-columns-repeated="4" office:value-type="float" office:value="0.89">
            <text:p>0.890</text:p>
          </table:table-cell>
          <table:table-cell table:formula="of:=AVERAGE([.E4:.I4])" office:value-type="float" office:value="0.889111111111111">
            <text:p>0.889</text:p>
          </table:table-cell>
          <table:table-cell table:formula="of:=STDEV([.F4:.I4])" office:value-type="float" office:value="0">
            <text:p>0.000</text:p>
          </table:table-cell>
          <table:table-cell table:formula="of:=[.K4]/[.J4]" office:value-type="float" office:value="0">
            <text:p>0.000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number-columns-repeated="3" table:style-name="Default" office:value-type="float" office:value="0.931111111111109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40370370370368">
            <text:p>0.94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formula="of:=AVERAGE([.M4:.AA4])" office:value-type="float" office:value="0.933320987654319">
            <text:p>0.933</text:p>
          </table:table-cell>
          <table:table-cell table:formula="of:=STDEV([.M4:.AA4])" office:value-type="float" office:value="0.00418292926667225">
            <text:p>0.004</text:p>
          </table:table-cell>
          <table:table-cell table:formula="of:=[.AC4]/[.AB4]" office:value-type="float" office:value="0.00448176921123894">
            <text:p>0.004</text:p>
          </table:table-cell>
          <table:table-cell table:style-name="Default" office:value-type="float" office:value="104.864">
            <text:p>104.86</text:p>
          </table:table-cell>
          <table:table-cell table:style-name="Default" office:value-type="float" office:value="104.786">
            <text:p>104.79</text:p>
          </table:table-cell>
          <table:table-cell table:style-name="Default" office:value-type="float" office:value="106.08">
            <text:p>106.08</text:p>
          </table:table-cell>
          <table:table-cell table:style-name="Default" office:value-type="float" office:value="105.909">
            <text:p>105.91</text:p>
          </table:table-cell>
          <table:table-cell table:style-name="Default" office:value-type="float" office:value="78.932">
            <text:p>78.93</text:p>
          </table:table-cell>
          <table:table-cell table:style-name="Default" office:value-type="float" office:value="93.727">
            <text:p>93.73</text:p>
          </table:table-cell>
          <table:table-cell table:style-name="Default" office:value-type="float" office:value="83.432">
            <text:p>83.43</text:p>
          </table:table-cell>
          <table:table-cell table:style-name="Default" office:value-type="float" office:value="72.605">
            <text:p>72.61</text:p>
          </table:table-cell>
          <table:table-cell table:style-name="Default" office:value-type="float" office:value="42.79">
            <text:p>42.79</text:p>
          </table:table-cell>
          <table:table-cell table:style-name="Default" office:value-type="float" office:value="42.417">
            <text:p>42.42</text:p>
          </table:table-cell>
          <table:table-cell table:style-name="Default" office:value-type="float" office:value="42.12">
            <text:p>42.12</text:p>
          </table:table-cell>
          <table:table-cell table:style-name="Default" office:value-type="float" office:value="42.136">
            <text:p>42.14</text:p>
          </table:table-cell>
          <table:table-cell table:style-name="Default" office:value-type="float" office:value="42.791">
            <text:p>42.79</text:p>
          </table:table-cell>
          <table:table-cell table:style-name="Default" office:value-type="float" office:value="44.569">
            <text:p>44.57</text:p>
          </table:table-cell>
          <table:table-cell table:style-name="Default" office:value-type="float" office:value="106.205">
            <text:p>106.21</text:p>
          </table:table-cell>
          <table:table-cell table:formula="of:=AVERAGE([.AE4:.AS4])" office:value-type="float" office:value="74.2242">
            <text:p>74.224</text:p>
          </table:table-cell>
          <table:table-cell table:formula="of:=STDEV([.AE4:.AS4])" office:value-type="float" office:value="28.4502763511559">
            <text:p>28.450</text:p>
          </table:table-cell>
          <table:table-cell table:number-columns-repeated="3" table:style-name="Default" office:value-type="float" office:value="0.913333333333331">
            <text:p>0.91</text:p>
          </table:table-cell>
          <table:table-cell table:number-columns-repeated="2" table:style-name="Default" office:value-type="float" office:value="0.908703703703701">
            <text:p>0.91</text:p>
          </table:table-cell>
          <table:table-cell table:formula="of:=AVERAGE([.AV4:.AZ4])" office:value-type="float" office:value="0.911481481481479">
            <text:p>0.911</text:p>
          </table:table-cell>
          <table:table-cell table:formula="of:=STDEV([.AV4:.AZ4])" office:value-type="float" office:value="0.00253575258104269">
            <text:p>0.003</text:p>
          </table:table-cell>
          <table:table-cell table:formula="of:=[.BB4]/[.BA4]" office:value-type="float" office:value="0.00278201217749503">
            <text:p>0.003</text:p>
          </table:table-cell>
          <table:table-cell table:style-name="Default" office:value-type="float" office:value="309.505">
            <text:p>309.51</text:p>
          </table:table-cell>
          <table:table-cell table:style-name="Default" office:value-type="float" office:value="301.986">
            <text:p>301.99</text:p>
          </table:table-cell>
          <table:table-cell table:style-name="Default" office:value-type="float" office:value="303.109">
            <text:p>303.11</text:p>
          </table:table-cell>
          <table:table-cell table:style-name="Default" office:value-type="float" office:value="304.357">
            <text:p>304.36</text:p>
          </table:table-cell>
          <table:table-cell table:style-name="Default" office:value-type="float" office:value="305.475">
            <text:p>305.48</text:p>
          </table:table-cell>
          <table:table-cell table:formula="of:=AVERAGE([.BD4:.BH4])" office:value-type="float" office:value="304.8864">
            <text:p>304.886</text:p>
          </table:table-cell>
          <table:table-cell table:formula="of:=STDEV([.BD4:.BH4])" office:value-type="float" office:value="2.89523967919757">
            <text:p>2.895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12777777777775">
            <text:p>0.91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BK4:.BO4])" office:value-type="float" office:value="0.922185185185183">
            <text:p>0.922</text:p>
          </table:table-cell>
          <table:table-cell table:formula="of:=STDEV([.BK4:.BO4])" office:value-type="float" office:value="0.00863785174989838">
            <text:p>0.009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297">
            <text:p>297</text:p>
          </table:table-cell>
          <table:table-cell table:formula="of:=AVERAGE([.BR4:.BV4])" office:value-type="float" office:value="374.4">
            <text:p>374.400</text:p>
          </table:table-cell>
          <table:table-cell table:formula="of:=STDEV([.BR4:.BV4])" office:value-type="float" office:value="277.674809804563">
            <text:p>277.675</text:p>
          </table:table-cell>
          <table:table-cell table:style-name="Default" office:value-type="float" office:value="946.986">
            <text:p>946.99</text:p>
          </table:table-cell>
          <table:table-cell table:style-name="Default" office:value-type="float" office:value="886.861">
            <text:p>886.86</text:p>
          </table:table-cell>
          <table:table-cell table:style-name="Default" office:value-type="float" office:value="1071.241">
            <text:p>1071.24</text:p>
          </table:table-cell>
          <table:table-cell table:style-name="Default" office:value-type="float" office:value="1912.472">
            <text:p>1912.47</text:p>
          </table:table-cell>
          <table:table-cell table:style-name="Default" office:value-type="float" office:value="1033.972">
            <text:p>1033.97</text:p>
          </table:table-cell>
          <table:table-cell table:formula="of:=AVERAGE([.BY4:.CC4])" office:value-type="float" office:value="1170.3064">
            <text:p>1170.306</text:p>
          </table:table-cell>
          <table:table-cell table:formula="of:=STDEV([.BY4:.CC4])" office:value-type="float" office:value="421.136585848701">
            <text:p>421.137</text:p>
          </table:table-cell>
          <table:table-cell table:style-name="Default" office:value-type="float" office:value="0.921658986175115">
            <text:p>0.92</text:p>
          </table:table-cell>
          <table:table-cell table:style-name="Default" office:value-type="float" office:value="0.912442396313364">
            <text:p>0.91</text:p>
          </table:table-cell>
          <table:table-cell table:style-name="Default" office:value-type="float" office:value="0.91705069124424">
            <text:p>0.92</text:p>
          </table:table-cell>
          <table:table-cell table:style-name="Default" office:value-type="float" office:value="0.935483870967742">
            <text:p>0.94</text:p>
          </table:table-cell>
          <table:table-cell table:style-name="Default" office:value-type="float" office:value="0.921658986175115">
            <text:p>0.92</text:p>
          </table:table-cell>
          <table:table-cell table:number-columns-repeated="2"/>
          <table:table-cell table:style-name="Default" office:value-type="float" office:value="0.92685185185184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27037037037034">
            <text:p>0.93</text:p>
          </table:table-cell>
          <table:table-cell table:style-name="Default" office:value-type="float" office:value="0.926851851851849">
            <text:p>0.93</text:p>
          </table:table-cell>
          <table:table-cell table:formula="of:=AVERAGE([.CM4:.CQ4])" office:value-type="float" office:value="0.927703703703701">
            <text:p>0.928</text:p>
          </table:table-cell>
          <table:table-cell table:formula="of:=STDEV([.CM4:.CQ4])" office:value-type="float" office:value="0.00190929428426434">
            <text:p>0.002</text:p>
          </table:table-cell>
          <table:table-cell table:formula="of:=[.CS4]/[.CR4]" office:value-type="float" office:value="0.00205808630130699">
            <text:p>0.002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727">
            <text:p>727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69">
            <text:p>469</text:p>
          </table:table-cell>
          <table:table-cell table:formula="of:=AVERAGE([.CU4:.CY4])" office:value-type="float" office:value="546.4">
            <text:p>546.400</text:p>
          </table:table-cell>
          <table:table-cell table:formula="of:=STDEV([.CU4:.CY4])" office:value-type="float" office:value="234.340137407146">
            <text:p>234.340</text:p>
          </table:table-cell>
          <table:table-cell table:style-name="Default" office:value-type="float" office:value="1036.03">
            <text:p>1036.03</text:p>
          </table:table-cell>
          <table:table-cell table:style-name="Default" office:value-type="float" office:value="1846.327">
            <text:p>1846.33</text:p>
          </table:table-cell>
          <table:table-cell table:style-name="Default" office:value-type="float" office:value="1698.017">
            <text:p>1698.02</text:p>
          </table:table-cell>
          <table:table-cell table:style-name="Default" office:value-type="float" office:value="1051.973">
            <text:p>1051.97</text:p>
          </table:table-cell>
          <table:table-cell table:style-name="Default" office:value-type="float" office:value="1243.199">
            <text:p>1243.2</text:p>
          </table:table-cell>
          <table:table-cell table:formula="of:=AVERAGE([.DB4:.DF4])" office:value-type="float" office:value="1375.1092">
            <text:p>1375.109</text:p>
          </table:table-cell>
          <table:table-cell table:formula="of:=STDEV([.DB4:.DF4])" office:value-type="float" office:value="375.202502265377">
            <text:p>375.20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style-name="Default" office:value-type="float" office:value="0.930875576036866">
            <text:p>0.93</text:p>
          </table:table-cell>
          <table:table-cell table:number-columns-repeated="2" table:style-name="Default" office:value-type="float" office:value="0.926267281105991">
            <text:p>0.93</text:p>
          </table:table-cell>
          <table:table-cell table:formula="of:=AVERAGE([.DI4:.DM4])" office:value-type="float" office:value="0.927188940092166">
            <text:p>0.927</text:p>
          </table:table-cell>
          <table:table-cell table:formula="of:=STDEV([.DI4:.DM4])" office:value-type="float" office:value="0.00206089214516084">
            <text:p>0.00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6111111111109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22407407407405">
            <text:p>0.92</text:p>
          </table:table-cell>
          <table:table-cell table:formula="of:=AVERAGE([.DP4:.DT4])" office:value-type="float" office:value="0.928629629629627">
            <text:p>0.929</text:p>
          </table:table-cell>
          <table:table-cell table:formula="of:=STDEV([.DP4:.DT4])" office:value-type="float" office:value="0.00689500922866493">
            <text:p>0.007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770">
            <text:p>770</text:p>
          </table:table-cell>
          <table:table-cell table:style-name="Default" office:value-type="float" office:value="469">
            <text:p>469</text:p>
          </table:table-cell>
          <table:table-cell table:formula="of:=AVERAGE([.DW4:.EA4])" office:value-type="float" office:value="641">
            <text:p>641.000</text:p>
          </table:table-cell>
          <table:table-cell table:formula="of:=STDEV([.DW4:.EA4])" office:value-type="float" office:value="166.538283886919">
            <text:p>166.538</text:p>
          </table:table-cell>
          <table:table-cell table:style-name="Default" office:value-type="float" office:value="2134.395">
            <text:p>2134.4</text:p>
          </table:table-cell>
          <table:table-cell table:style-name="Default" office:value-type="float" office:value="2133.226">
            <text:p>2133.23</text:p>
          </table:table-cell>
          <table:table-cell table:style-name="Default" office:value-type="float" office:value="2112.368">
            <text:p>2112.37</text:p>
          </table:table-cell>
          <table:table-cell table:style-name="Default" office:value-type="float" office:value="2086.192">
            <text:p>2086.19</text:p>
          </table:table-cell>
          <table:table-cell table:style-name="Default" office:value-type="float" office:value="2107.33">
            <text:p>2107.33</text:p>
          </table:table-cell>
          <table:table-cell table:formula="of:=AVERAGE([.ED4:.EH4])" office:value-type="float" office:value="2114.7022">
            <text:p>2114.702</text:p>
          </table:table-cell>
          <table:table-cell table:formula="of:=STDEV([.ED4:.EH4])" office:value-type="float" office:value="20.0222804944892">
            <text:p>20.022</text:p>
          </table:table-cell>
          <table:table-cell table:style-name="Default" office:value-type="float" office:value="0.92222222222222">
            <text:p>0.92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0555555555553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26481481481479">
            <text:p>0.93</text:p>
          </table:table-cell>
          <table:table-cell table:style-name="Default" office:value-type="float" office:value="0.92222222222222">
            <text:p>0.92</text:p>
          </table:table-cell>
          <table:table-cell table:number-columns-repeated="2" table:style-name="Default" office:value-type="float" office:value="0.940370370370368">
            <text:p>0.94</text:p>
          </table:table-cell>
          <table:table-cell table:style-name="Default" office:value-type="float" office:value="0.91759259259259">
            <text:p>0.92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5925925925923">
            <text:p>0.94</text:p>
          </table:table-cell>
          <table:table-cell table:style-name="Default" office:value-type="float" office:value="0.944999999999997">
            <text:p>0.94</text:p>
          </table:table-cell>
          <table:table-cell table:style-name="Default" office:value-type="float" office:value="0.922037037037035">
            <text:p>0.92</text:p>
          </table:table-cell>
          <table:table-cell table:style-name="Default" office:value-type="float" office:value="0.931296296296294">
            <text:p>0.93</text:p>
          </table:table-cell>
          <table:table-cell table:formula="of:=AVERAGE([.EK4:.EY4])" office:value-type="float" office:value="0.93096296296296">
            <text:p>0.931</text:p>
          </table:table-cell>
          <table:table-cell table:formula="of:=STDEV([.EK4:.EY4])" office:value-type="float" office:value="0.00873298014373475">
            <text:p>0.009</text:p>
          </table:table-cell>
          <table:table-cell table:formula="of:=[.FA4]/[.EZ4]" office:value-type="float" office:value="0.00938058815566673">
            <text:p>0.009</text:p>
          </table:table-cell>
          <table:table-cell table:style-name="Default" office:value-type="float" office:value="4.493">
            <text:p>4.49</text:p>
          </table:table-cell>
          <table:table-cell table:style-name="Default" office:value-type="float" office:value="4.29">
            <text:p>4.29</text:p>
          </table:table-cell>
          <table:table-cell table:style-name="Default" office:value-type="float" office:value="4.321">
            <text:p>4.32</text:p>
          </table:table-cell>
          <table:table-cell table:style-name="Default" office:value-type="float" office:value="4.337">
            <text:p>4.3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415">
            <text:p>4.42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259">
            <text:p>4.26</text:p>
          </table:table-cell>
          <table:table-cell table:style-name="Default" office:value-type="float" office:value="4.665">
            <text:p>4.67</text:p>
          </table:table-cell>
          <table:table-cell table:style-name="Default" office:value-type="float" office:value="4.352">
            <text:p>4.35</text:p>
          </table:table-cell>
          <table:table-cell table:style-name="Default" office:value-type="float" office:value="4.54">
            <text:p>4.54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55">
            <text:p>4.56</text:p>
          </table:table-cell>
          <table:table-cell table:style-name="Default" office:value-type="float" office:value="4.368">
            <text:p>4.37</text:p>
          </table:table-cell>
          <table:table-cell table:style-name="Default" office:value-type="float" office:value="4.571">
            <text:p>4.57</text:p>
          </table:table-cell>
          <table:table-cell table:formula="of:=AVERAGE([.FC4:.FQ4])" office:value-type="float" office:value="4.43046666666667">
            <text:p>4.430</text:p>
          </table:table-cell>
          <table:table-cell table:formula="of:=STDEV([.FC4:.FQ4])" office:value-type="float" office:value="0.122367634998957">
            <text:p>0.122</text:p>
          </table:table-cell>
          <table:table-cell table:number-columns-repeated="2"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formula="of:=AVERAGE([.FT4:.FX4])" office:value-type="float" office:value="0.926518518518516">
            <text:p>0.927</text:p>
          </table:table-cell>
          <table:table-cell table:formula="of:=STDEV([.FT4:.FX4])" office:value-type="float" office:value="0.0046303703111205">
            <text:p>0.005</text:p>
          </table:table-cell>
          <table:table-cell table:formula="of:=[.FZ4]/[.FY4]" office:value-type="float" office:value="0.00499760147106866">
            <text:p>0.005</text:p>
          </table:table-cell>
          <table:table-cell table:style-name="Default" office:value-type="float" office:value="16.551">
            <text:p>16.55</text:p>
          </table:table-cell>
          <table:table-cell table:style-name="Default" office:value-type="float" office:value="16.957">
            <text:p>16.96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7.02">
            <text:p>17.02</text:p>
          </table:table-cell>
          <table:table-cell table:style-name="Default" office:value-type="float" office:value="17.456">
            <text:p>17.46</text:p>
          </table:table-cell>
          <table:table-cell table:formula="of:=AVERAGE([.GB4:.GF4])" office:value-type="float" office:value="17.0194">
            <text:p>17.019</text:p>
          </table:table-cell>
          <table:table-cell table:formula="of:=STDEV([.GB4:.GF4])" office:value-type="float" office:value="0.325066608558923">
            <text:p>0.325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number-columns-repeated="2" table:style-name="Default" office:value-type="float" office:value="0.935740740740738">
            <text:p>0.94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style-name="Default" office:value-type="float" office:value="0.92185185185185">
            <text:p>0.92</text:p>
          </table:table-cell>
          <table:table-cell table:number-columns-repeated="2"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formula="of:=AVERAGE([.GI4:.GW4])" office:value-type="float" office:value="0.931827160493825">
            <text:p>0.932</text:p>
          </table:table-cell>
          <table:table-cell table:formula="of:=STDEV([.GI4:.GW4])" office:value-type="float" office:value="0.00422395459370622">
            <text:p>0.004</text:p>
          </table:table-cell>
          <table:table-cell table:formula="of:=[.GY4]/[.GX4]" office:value-type="float" office:value="0.00453298076380143">
            <text:p>0.005</text:p>
          </table:table-cell>
          <table:table-cell table:style-name="Default" office:value-type="float" office:value="13.821">
            <text:p>13.82</text:p>
          </table:table-cell>
          <table:table-cell table:style-name="Default" office:value-type="float" office:value="16.52">
            <text:p>16.52</text:p>
          </table:table-cell>
          <table:table-cell table:style-name="Default" office:value-type="float" office:value="18.002">
            <text:p>18</text:p>
          </table:table-cell>
          <table:table-cell table:style-name="Default" office:value-type="float" office:value="12.839">
            <text:p>12.84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2.854">
            <text:p>12.85</text:p>
          </table:table-cell>
          <table:table-cell table:style-name="Default" office:value-type="float" office:value="12.933">
            <text:p>12.93</text:p>
          </table:table-cell>
          <table:table-cell table:style-name="Default" office:value-type="float" office:value="13.322">
            <text:p>13.32</text:p>
          </table:table-cell>
          <table:table-cell table:style-name="Default" office:value-type="float" office:value="13.275">
            <text:p>13.28</text:p>
          </table:table-cell>
          <table:table-cell table:style-name="Default" office:value-type="float" office:value="13.011">
            <text:p>13.01</text:p>
          </table:table-cell>
          <table:table-cell table:style-name="Default" office:value-type="float" office:value="17.746">
            <text:p>17.75</text:p>
          </table:table-cell>
          <table:table-cell table:style-name="Default" office:value-type="float" office:value="21.932">
            <text:p>21.93</text:p>
          </table:table-cell>
          <table:table-cell table:style-name="Default" office:value-type="float" office:value="18.769">
            <text:p>18.77</text:p>
          </table:table-cell>
          <table:table-cell table:style-name="Default" office:value-type="float" office:value="17.918">
            <text:p>17.92</text:p>
          </table:table-cell>
          <table:table-cell table:style-name="Default" office:value-type="float" office:value="12.948">
            <text:p>12.95</text:p>
          </table:table-cell>
          <table:table-cell table:formula="of:=AVERAGE([.HA4:.HO4])" office:value-type="float" office:value="15.2516666666667">
            <text:p>15.252</text:p>
          </table:table-cell>
          <table:table-cell table:formula="of:=STDEV([.HA4:.HO4])" office:value-type="float" office:value="2.95265876957088">
            <text:p>2.953</text:p>
          </table:table-cell>
          <table:table-cell table:number-columns-repeated="2" table:style-name="Default" office:value-type="float" office:value="0.931111111111109">
            <text:p>0.93</text:p>
          </table:table-cell>
          <table:table-cell table:style-name="Default" office:value-type="float" office:value="0.92666666666666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296296296294">
            <text:p>0.93</text:p>
          </table:table-cell>
          <table:table-cell table:formula="of:=AVERAGE([.HR4:.HV4])" office:value-type="float" office:value="0.931185185185183">
            <text:p>0.931</text:p>
          </table:table-cell>
          <table:table-cell table:formula="of:=STDEV([.HR4:.HV4])" office:value-type="float" office:value="0.0032091048455083">
            <text:p>0.003</text:p>
          </table:table-cell>
          <table:table-cell table:formula="of:=[.HX4]/[.HW4]" office:value-type="float" office:value="0.00344625848495443">
            <text:p>0.003</text:p>
          </table:table-cell>
          <table:table-cell table:style-name="Default" office:value-type="float" office:value="127.733">
            <text:p>127.73</text:p>
          </table:table-cell>
          <table:table-cell table:style-name="Default" office:value-type="float" office:value="128.289">
            <text:p>128.29</text:p>
          </table:table-cell>
          <table:table-cell table:style-name="Default" office:value-type="float" office:value="129.761">
            <text:p>129.76</text:p>
          </table:table-cell>
          <table:table-cell table:style-name="Default" office:value-type="float" office:value="130.572">
            <text:p>130.57</text:p>
          </table:table-cell>
          <table:table-cell table:style-name="Default" office:value-type="float" office:value="126.001">
            <text:p>126</text:p>
          </table:table-cell>
          <table:table-cell table:formula="of:=AVERAGE([.HZ4:.ID4])" office:value-type="float" office:value="128.4712">
            <text:p>128.471</text:p>
          </table:table-cell>
          <table:table-cell table:formula="of:=STDEV([.HZ4:.ID4])" office:value-type="float" office:value="1.78584495407636">
            <text:p>1.786</text:p>
          </table:table-cell>
          <table:table-cell table:style-name="Default" office:value-type="float" office:value="0.926851851851849">
            <text:p>0.93</text:p>
          </table:table-cell>
          <table:table-cell table:style-name="Default" office:value-type="float" office:value="0.91796296296296">
            <text:p>0.92</text:p>
          </table:table-cell>
          <table:table-cell table:style-name="Default" office:value-type="float" office:value="0.912962962962961">
            <text:p>0.91</text:p>
          </table:table-cell>
          <table:table-cell table:style-name="Default" office:value-type="float" office:value="0.908148148148146">
            <text:p>0.91</text:p>
          </table:table-cell>
          <table:table-cell table:style-name="Default" office:value-type="float" office:value="0.92222222222222">
            <text:p>0.92</text:p>
          </table:table-cell>
          <table:table-cell table:formula="of:=AVERAGE([.IG4:.IK4])" office:value-type="float" office:value="0.917629629629627">
            <text:p>0.918</text:p>
          </table:table-cell>
          <table:table-cell table:formula="of:=STDEV([.IG4:.IK4])" office:value-type="float" office:value="0.00738120365201594">
            <text:p>0.007</text:p>
          </table:table-cell>
          <table:table-cell table:formula="of:=[.IM4]/[.IL4]" office:value-type="float" office:value="0.0080437721425747">
            <text:p>0.008</text:p>
          </table:table-cell>
          <table:table-cell table:style-name="Default" office:value-type="float" office:value="1.341">
            <text:p>1.34</text:p>
          </table:table-cell>
          <table:table-cell table:style-name="Default" office:value-type="float" office:value="1.342">
            <text:p>1.34</text:p>
          </table:table-cell>
          <table:table-cell table:style-name="Default" office:value-type="float" office:value="1.31">
            <text:p>1.31</text:p>
          </table:table-cell>
          <table:table-cell table:style-name="Default" office:value-type="float" office:value="1.357">
            <text:p>1.36</text:p>
          </table:table-cell>
          <table:table-cell table:style-name="Default" office:value-type="float" office:value="1.342">
            <text:p>1.34</text:p>
          </table:table-cell>
          <table:table-cell table:formula="of:=AVERAGE([.IO4:.IS4])" office:value-type="float" office:value="1.3384">
            <text:p>1.338</text:p>
          </table:table-cell>
          <table:table-cell table:formula="of:=STDEV([.IO4:.IS4])" office:value-type="float" office:value="0.0172133668990119">
            <text:p>0.017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148148148147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style-name="Default" office:value-type="float" office:value="0.931111111111109">
            <text:p>0.93</text:p>
          </table:table-cell>
          <table:table-cell table:formula="of:=AVERAGE([.IV4:.IZ4])" office:value-type="float" office:value="0.932185185185183">
            <text:p>0.932</text:p>
          </table:table-cell>
          <table:table-cell table:formula="of:=STDEV([.IV4:.IZ4])" office:value-type="float" office:value="0.001991924712522">
            <text:p>0.002</text:p>
          </table:table-cell>
          <table:table-cell table:formula="of:=[.JB4]/[.JA4]" office:value-type="float" office:value="0.00213683369375399">
            <text:p>0.002</text:p>
          </table:table-cell>
          <table:table-cell table:style-name="Default" office:value-type="float" office:value="12.667">
            <text:p>12.67</text:p>
          </table:table-cell>
          <table:table-cell table:style-name="Default" office:value-type="float" office:value="13.525">
            <text:p>13.53</text:p>
          </table:table-cell>
          <table:table-cell table:style-name="Default" office:value-type="float" office:value="12.838">
            <text:p>12.84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2.855">
            <text:p>12.86</text:p>
          </table:table-cell>
          <table:table-cell table:formula="of:=AVERAGE([.JD4:.JH4])" office:value-type="float" office:value="12.9386">
            <text:p>12.939</text:p>
          </table:table-cell>
          <table:table-cell table:formula="of:=STDEV([.JD4:.JH4])" office:value-type="float" office:value="0.336079306116875">
            <text:p>0.336</text:p>
          </table:table-cell>
          <table:table-cell table:style-name="Default" office:value-type="float" office:value="0.931111111111109">
            <text:p>0.93</text:p>
          </table:table-cell>
          <table:table-cell table:style-name="Default" office:value-type="float" office:value="0.931296296296294">
            <text:p>0.93</text:p>
          </table:table-cell>
          <table:table-cell table:style-name="Default" office:value-type="float" office:value="0.935740740740738">
            <text:p>0.94</text:p>
          </table:table-cell>
          <table:table-cell table:number-columns-repeated="2" table:style-name="Default" office:value-type="float" office:value="0.935925925925923">
            <text:p>0.94</text:p>
          </table:table-cell>
          <table:table-cell table:formula="of:=AVERAGE([.JK4:.JO4])" office:value-type="float" office:value="0.933999999999998">
            <text:p>0.934</text:p>
          </table:table-cell>
          <table:table-cell table:formula="of:=STDEV([.JK4:.JO4])" office:value-type="float" office:value="0.00255461603771198">
            <text:p>0.003</text:p>
          </table:table-cell>
          <table:table-cell table:formula="of:=[.JQ4]/[.JP4]" office:value-type="float" office:value="0.00273513494401711">
            <text:p>0.003</text:p>
          </table:table-cell>
          <table:table-cell table:style-name="Default" office:value-type="float" office:value="12.808">
            <text:p>12.81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385">
            <text:p>13.39</text:p>
          </table:table-cell>
          <table:table-cell table:style-name="Default" office:value-type="float" office:value="13.728">
            <text:p>13.73</text:p>
          </table:table-cell>
          <table:table-cell table:formula="of:=AVERAGE([.JS4:.JW4])" office:value-type="float" office:value="13.2352">
            <text:p>13.235</text:p>
          </table:table-cell>
          <table:table-cell table:formula="of:=STDEV([.JS4:.JW4])" office:value-type="float" office:value="0.343545775698087">
            <text:p>0.344</text:p>
          </table:table-cell>
          <table:table-cell office:value-type="float" office:value="0.931296296296294">
            <text:p>0.93</text:p>
          </table:table-cell>
          <table:table-cell office:value-type="float" office:value="0.940370370370368">
            <text:p>0.94</text:p>
          </table:table-cell>
          <table:table-cell office:value-type="float" office:value="0.87148148148148">
            <text:p>0.87</text:p>
          </table:table-cell>
          <table:table-cell office:value-type="float" office:value="0.876111111111109">
            <text:p>0.88</text:p>
          </table:table-cell>
          <table:table-cell office:value-type="float" office:value="0.885740740740739">
            <text:p>0.89</text:p>
          </table:table-cell>
          <table:table-cell office:value-type="float" office:value="0.880925925925924">
            <text:p>0.88</text:p>
          </table:table-cell>
          <table:table-cell office:value-type="float" office:value="0.885555555555554">
            <text:p>0.89</text:p>
          </table:table-cell>
          <table:table-cell table:formula="of:=AVERAGE([.KB4:.KF4])" office:value-type="float" office:value="0.879962962962961">
            <text:p>0.88</text:p>
          </table:table-cell>
          <table:table-cell table:formula="of:=STDEV([.KB4:.KF4])" office:value-type="float" office:value="0.00617169742521198">
            <text:p>0.01</text:p>
          </table:table-cell>
          <table:table-cell office:value-type="float" office:value="222.255">
            <text:p>222.26</text:p>
          </table:table-cell>
          <table:table-cell office:value-type="float" office:value="217.105">
            <text:p>217.11</text:p>
          </table:table-cell>
          <table:table-cell office:value-type="float" office:value="209.697">
            <text:p>209.7</text:p>
          </table:table-cell>
          <table:table-cell office:value-type="float" office:value="216.576">
            <text:p>216.58</text:p>
          </table:table-cell>
          <table:table-cell office:value-type="float" office:value="212.068">
            <text:p>212.07</text:p>
          </table:table-cell>
          <table:table-cell table:number-columns-repeated="2"/>
          <table:table-cell office:value-type="float" office:value="0.870967741935484">
            <text:p>0.87</text:p>
          </table:table-cell>
          <table:table-cell office:value-type="float" office:value="0.875576036866359">
            <text:p>0.88</text:p>
          </table:table-cell>
          <table:table-cell office:value-type="float" office:value="0.884792626728111">
            <text:p>0.88</text:p>
          </table:table-cell>
          <table:table-cell office:value-type="float" office:value="0.880184331797235">
            <text:p>0.88</text:p>
          </table:table-cell>
          <table:table-cell office:value-type="float" office:value="0.884792626728111">
            <text:p>0.88</text:p>
          </table:table-cell>
          <table:table-cell table:number-columns-repeated="2"/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office:value-type="float" office:value="0.958888888888886">
            <text:p>0.96</text:p>
          </table:table-cell>
          <table:table-cell office:value-type="float" office:value="0.959074074074071">
            <text:p>0.96</text:p>
          </table:table-cell>
          <table:table-cell office:value-type="float" office:value="0.954444444444442">
            <text:p>0.95</text:p>
          </table:table-cell>
          <table:table-cell table:formula="of:=AVERAGE([.KW4:.LA4])" office:value-type="float" office:value="0.957185185185182">
            <text:p>0.96</text:p>
          </table:table-cell>
          <table:table-cell table:formula="of:=STDEV([.KW4:.LA4])" office:value-type="float" office:value="0.00250308451690387">
            <text:p>0</text:p>
          </table:table-cell>
          <table:table-cell table:formula="of:=[.LC4]/[.LB4]" office:value-type="float" office:value="0.00261504728201534">
            <text:p>0</text:p>
          </table:table-cell>
          <table:table-cell office:value-type="float" office:value="27102.885">
            <text:p>27102.89</text:p>
          </table:table-cell>
          <table:table-cell office:value-type="float" office:value="26848.856">
            <text:p>26848.86</text:p>
          </table:table-cell>
          <table:table-cell office:value-type="float" office:value="26935.517">
            <text:p>26935.52</text:p>
          </table:table-cell>
          <table:table-cell office:value-type="float" office:value="26330.257">
            <text:p>26330.26</text:p>
          </table:table-cell>
          <table:table-cell office:value-type="float" office:value="26592.68">
            <text:p>26592.68</text:p>
          </table:table-cell>
          <table:table-cell table:formula="of:=AVERAGE([.LE4:.LI4])" office:value-type="float" office:value="26762.039">
            <text:p>26762.04</text:p>
          </table:table-cell>
          <table:table-cell table:formula="of:=STDEV([.LE4:.LI4])" office:value-type="float" office:value="303.696382137653">
            <text:p>303.7</text:p>
          </table:table-cell>
          <table:table-cell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 office:value-type="float" office:value="0.95852534562212">
            <text:p>0.96</text:p>
          </table:table-cell>
          <table:table-cell office:value-type="float" office:value="0.953917050691244">
            <text:p>0.95</text:p>
          </table:table-cell>
          <table:table-cell table:formula="of:=AVERAGE([.LL4:.LP4])" office:value-type="float" office:value="0.95668202764977">
            <text:p>0.96</text:p>
          </table:table-cell>
          <table:table-cell table:formula="of:=STDEV([.LL4:.LP4])" office:value-type="float" office:value="0.00252406708527743">
            <text:p>0</text:p>
          </table:table-cell>
          <table:table-cell table:number-columns-repeated="5" office:value-type="float" office:value="0.944999999999997">
            <text:p>0.94</text:p>
          </table:table-cell>
          <table:table-cell table:formula="of:=AVERAGE([.LS4:.LW4])" office:value-type="float" office:value="0.944999999999997">
            <text:p>0.94</text:p>
          </table:table-cell>
          <table:table-cell table:number-columns-repeated="2"/>
          <table:table-cell office:value-type="float" office:value="9155.593">
            <text:p>9155.59</text:p>
          </table:table-cell>
          <table:table-cell office:value-type="float" office:value="9113.334">
            <text:p>9113.33</text:p>
          </table:table-cell>
          <table:table-cell office:value-type="float" office:value="8894.34">
            <text:p>8894.34</text:p>
          </table:table-cell>
          <table:table-cell office:value-type="float" office:value="9173.362">
            <text:p>9173.36</text:p>
          </table:table-cell>
          <table:table-cell office:value-type="float" office:value="9177.84">
            <text:p>9177.84</text:p>
          </table:table-cell>
          <table:table-cell table:number-columns-repeated="2"/>
          <table:table-cell table:number-columns-repeated="5" office:value-type="float" office:value="0.944700460829493">
            <text:p>0.94</text:p>
          </table:table-cell>
          <table:table-cell table:formula="of:=AVERAGE([.MH4:.ML4])" office:value-type="float" office:value="0.944700460829493">
            <text:p>0.94</text:p>
          </table:table-cell>
          <table:table-cell/>
          <table:table-cell table:number-columns-repeated="2" office:value-type="float" office:value="0.963333333333331">
            <text:p>0.96</text:p>
          </table:table-cell>
          <table:table-cell office:value-type="float" office:value="0.958703703703701">
            <text:p>0.96</text:p>
          </table:table-cell>
          <table:table-cell office:value-type="float" office:value="0.963518518518515">
            <text:p>0.96</text:p>
          </table:table-cell>
          <table:table-cell office:value-type="float" office:value="0.954444444444442">
            <text:p>0.95</text:p>
          </table:table-cell>
          <table:table-cell table:formula="of:=AVERAGE([.MO4:.MS4])" office:value-type="float" office:value="0.960666666666664">
            <text:p>0.96</text:p>
          </table:table-cell>
          <table:table-cell table:number-columns-repeated="9"/>
          <table:table-cell table:number-columns-repeated="2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office:value-type="float" office:value="0.953917050691244">
            <text:p>0.95</text:p>
          </table:table-cell>
          <table:table-cell table:number-columns-repeated="2"/>
          <table:table-cell table:number-columns-repeated="3" office:value-type="float" office:value="0.963518518518515">
            <text:p>0.96</text:p>
          </table:table-cell>
          <table:table-cell office:value-type="float" office:value="0.958888888888886">
            <text:p>0.96</text:p>
          </table:table-cell>
          <table:table-cell office:value-type="float" office:value="0.963518518518515">
            <text:p>0.96</text:p>
          </table:table-cell>
          <table:table-cell table:formula="of:=AVERAGE([.NK4:.NO4])" office:value-type="float" office:value="0.962592592592589">
            <text:p>0.96</text:p>
          </table:table-cell>
          <table:table-cell table:number-columns-repeated="2"/>
          <table:table-cell office:value-type="float" office:value="35497.638">
            <text:p>35497.64</text:p>
          </table:table-cell>
          <table:table-cell office:value-type="float" office:value="35673.06">
            <text:p>35673.06</text:p>
          </table:table-cell>
          <table:table-cell office:value-type="float" office:value="35587.977">
            <text:p>35587.98</text:p>
          </table:table-cell>
          <table:table-cell office:value-type="float" office:value="34966.285">
            <text:p>34966.29</text:p>
          </table:table-cell>
          <table:table-cell office:value-type="float" office:value="34650.805">
            <text:p>34650.81</text:p>
          </table:table-cell>
          <table:table-cell table:number-columns-repeated="2"/>
          <table:table-cell table:number-columns-repeated="3" office:value-type="float" office:value="0.963133640552995">
            <text:p>0.96</text:p>
          </table:table-cell>
          <table:table-cell office:value-type="float" office:value="0.95852534562212">
            <text:p>0.96</text:p>
          </table:table-cell>
          <table:table-cell office:value-type="float" office:value="0.963133640552995">
            <text:p>0.96</text:p>
          </table:table-cell>
          <table:table-cell table:number-columns-repeated="3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table:style-name="Default" office:value-type="float" office:value="4">
            <text:p>4</text:p>
          </table:table-cell>
          <table:table-cell table:number-columns-repeated="5" office:value-type="float" office:value="0.996732026143791">
            <text:p>0.997</text:p>
          </table:table-cell>
          <table:table-cell table:formula="of:=AVERAGE([.E5:.I5])" office:value-type="float" office:value="0.996732026143791">
            <text:p>0.997</text:p>
          </table:table-cell>
          <table:table-cell table:formula="of:=STDEV([.F5:.I5])" office:value-type="float" office:value="0">
            <text:p>0.000</text:p>
          </table:table-cell>
          <table:table-cell table:formula="of:=[.K5]/[.J5]" office:value-type="float" office:value="0">
            <text:p>0.000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M5:.AA5])" office:value-type="float" office:value="0.996732026143791">
            <text:p>0.997</text:p>
          </table:table-cell>
          <table:table-cell table:formula="of:=STDEV([.M5:.AA5])" office:value-type="float" office:value="0">
            <text:p>0.000</text:p>
          </table:table-cell>
          <table:table-cell table:formula="of:=[.AC5]/[.AB5]" office:value-type="float" office:value="0">
            <text:p>0.000</text:p>
          </table:table-cell>
          <table:table-cell table:style-name="Default" office:value-type="float" office:value="8.627">
            <text:p>8.63</text:p>
          </table:table-cell>
          <table:table-cell table:style-name="Default" office:value-type="float" office:value="8.705">
            <text:p>8.71</text:p>
          </table:table-cell>
          <table:table-cell table:style-name="Default" office:value-type="float" office:value="8.44">
            <text:p>8.44</text:p>
          </table:table-cell>
          <table:table-cell table:style-name="Default" office:value-type="float" office:value="8.595">
            <text:p>8.6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7.324">
            <text:p>7.32</text:p>
          </table:table-cell>
          <table:table-cell table:style-name="Default" office:value-type="float" office:value="5.652">
            <text:p>5.65</text:p>
          </table:table-cell>
          <table:table-cell table:style-name="Default" office:value-type="float" office:value="5.423">
            <text:p>5.42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822">
            <text:p>3.82</text:p>
          </table:table-cell>
          <table:table-cell table:style-name="Default" office:value-type="float" office:value="3.869">
            <text:p>3.87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8.455">
            <text:p>8.46</text:p>
          </table:table-cell>
          <table:table-cell table:formula="of:=AVERAGE([.AE5:.AS5])" office:value-type="float" office:value="6.00846666666667">
            <text:p>6.008</text:p>
          </table:table-cell>
          <table:table-cell table:formula="of:=STDEV([.AE5:.AS5])" office:value-type="float" office:value="2.11002460604023">
            <text:p>2.11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AV5:.AZ5])" office:value-type="float" office:value="0.996732026143791">
            <text:p>0.997</text:p>
          </table:table-cell>
          <table:table-cell table:formula="of:=STDEV([.AV5:.AZ5])" office:value-type="float" office:value="0">
            <text:p>0.000</text:p>
          </table:table-cell>
          <table:table-cell table:formula="of:=[.BB5]/[.BA5]" office:value-type="float" office:value="0">
            <text:p>0.000</text:p>
          </table:table-cell>
          <table:table-cell table:style-name="Default" office:value-type="float" office:value="9.264">
            <text:p>9.26</text:p>
          </table:table-cell>
          <table:table-cell table:style-name="Default" office:value-type="float" office:value="7.831">
            <text:p>7.83</text:p>
          </table:table-cell>
          <table:table-cell table:style-name="Default" office:value-type="float" office:value="7.878">
            <text:p>7.88</text:p>
          </table:table-cell>
          <table:table-cell table:style-name="Default" office:value-type="float" office:value="8.533">
            <text:p>8.53</text:p>
          </table:table-cell>
          <table:table-cell table:style-name="Default" office:value-type="float" office:value="9.404">
            <text:p>9.4</text:p>
          </table:table-cell>
          <table:table-cell table:formula="of:=AVERAGE([.BD5:.BH5])" office:value-type="float" office:value="8.582">
            <text:p>8.582</text:p>
          </table:table-cell>
          <table:table-cell table:formula="of:=STDEV([.BD5:.BH5])" office:value-type="float" office:value="0.742096018046182">
            <text:p>0.742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BK5:.BO5])" office:value-type="float" office:value="0.996732026143791">
            <text:p>0.997</text:p>
          </table:table-cell>
          <table:table-cell table:formula="of:=STDEV([.BK5:.BO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BR5:.BV5])" office:value-type="float" office:value="4">
            <text:p>4.000</text:p>
          </table:table-cell>
          <table:table-cell table:formula="of:=STDEV([.BR5:.BV5])" office:value-type="float" office:value="0">
            <text:p>0.000</text:p>
          </table:table-cell>
          <table:table-cell table:style-name="Default" office:value-type="float" office:value="116.688">
            <text:p>116.69</text:p>
          </table:table-cell>
          <table:table-cell table:style-name="Default" office:value-type="float" office:value="123.179">
            <text:p>123.18</text:p>
          </table:table-cell>
          <table:table-cell table:style-name="Default" office:value-type="float" office:value="117.671">
            <text:p>117.67</text:p>
          </table:table-cell>
          <table:table-cell table:style-name="Default" office:value-type="float" office:value="114.021">
            <text:p>114.02</text:p>
          </table:table-cell>
          <table:table-cell table:style-name="Default" office:value-type="float" office:value="120.855">
            <text:p>120.86</text:p>
          </table:table-cell>
          <table:table-cell table:formula="of:=AVERAGE([.BY5:.CC5])" office:value-type="float" office:value="118.4828">
            <text:p>118.483</text:p>
          </table:table-cell>
          <table:table-cell table:formula="of:=STDEV([.BY5:.CC5])" office:value-type="float" office:value="3.58711627913008">
            <text:p>3.587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number-columns-repeated="2"/>
          <table:table-cell table:number-columns-repeated="5" table:style-name="Default" office:value-type="float" office:value="0.996732026143791">
            <text:p>1</text:p>
          </table:table-cell>
          <table:table-cell table:formula="of:=AVERAGE([.CM5:.CQ5])" office:value-type="float" office:value="0.996732026143791">
            <text:p>0.997</text:p>
          </table:table-cell>
          <table:table-cell table:formula="of:=STDEV([.CM5:.CQ5])" office:value-type="float" office:value="0">
            <text:p>0.000</text:p>
          </table:table-cell>
          <table:table-cell table:formula="of:=[.CS5]/[.CR5]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CU5:.CY5])" office:value-type="float" office:value="4">
            <text:p>4.000</text:p>
          </table:table-cell>
          <table:table-cell table:formula="of:=STDEV([.CU5:.CY5])" office:value-type="float" office:value="0">
            <text:p>0.000</text:p>
          </table:table-cell>
          <table:table-cell table:style-name="Default" office:value-type="float" office:value="113.443">
            <text:p>113.44</text:p>
          </table:table-cell>
          <table:table-cell table:style-name="Default" office:value-type="float" office:value="111.338">
            <text:p>111.34</text:p>
          </table:table-cell>
          <table:table-cell table:style-name="Default" office:value-type="float" office:value="116.719">
            <text:p>116.72</text:p>
          </table:table-cell>
          <table:table-cell table:style-name="Default" office:value-type="float" office:value="115.736">
            <text:p>115.74</text:p>
          </table:table-cell>
          <table:table-cell table:style-name="Default" office:value-type="float" office:value="114.645">
            <text:p>114.65</text:p>
          </table:table-cell>
          <table:table-cell table:formula="of:=AVERAGE([.DB5:.DF5])" office:value-type="float" office:value="114.3762">
            <text:p>114.376</text:p>
          </table:table-cell>
          <table:table-cell table:formula="of:=STDEV([.DB5:.DF5])" office:value-type="float" office:value="2.09233976686388">
            <text:p>2.092</text:p>
          </table:table-cell>
          <table:table-cell table:number-columns-repeated="5" table:style-name="Default" office:value-type="float" office:value="0.996363636363637">
            <text:p>1</text:p>
          </table:table-cell>
          <table:table-cell table:formula="of:=AVERAGE([.DI5:.DM5])" office:value-type="float" office:value="0.996363636363637">
            <text:p>0.996</text:p>
          </table:table-cell>
          <table:table-cell table:formula="of:=STDEV([.DI5:.DM5])" office:value-type="float" office:value="0">
            <text:p>0.000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DP5:.DT5])" office:value-type="float" office:value="0.996732026143791">
            <text:p>0.997</text:p>
          </table:table-cell>
          <table:table-cell table:formula="of:=STDEV([.DP5:.DT5])" office:value-type="float" office:value="0">
            <text:p>0.000</text:p>
          </table:table-cell>
          <table:table-cell table:number-columns-repeated="5" table:style-name="Default" office:value-type="float" office:value="4">
            <text:p>4</text:p>
          </table:table-cell>
          <table:table-cell table:formula="of:=AVERAGE([.DW5:.EA5])" office:value-type="float" office:value="4">
            <text:p>4.000</text:p>
          </table:table-cell>
          <table:table-cell table:formula="of:=STDEV([.DW5:.EA5])" office:value-type="float" office:value="0">
            <text:p>0.000</text:p>
          </table:table-cell>
          <table:table-cell table:style-name="Default" office:value-type="float" office:value="125.331">
            <text:p>125.33</text:p>
          </table:table-cell>
          <table:table-cell table:style-name="Default" office:value-type="float" office:value="127.53">
            <text:p>127.53</text:p>
          </table:table-cell>
          <table:table-cell table:style-name="Default" office:value-type="float" office:value="125.721">
            <text:p>125.72</text:p>
          </table:table-cell>
          <table:table-cell table:style-name="Default" office:value-type="float" office:value="128.061">
            <text:p>128.06</text:p>
          </table:table-cell>
          <table:table-cell table:style-name="Default" office:value-type="float" office:value="125.596">
            <text:p>125.6</text:p>
          </table:table-cell>
          <table:table-cell table:formula="of:=AVERAGE([.ED5:.EH5])" office:value-type="float" office:value="126.4478">
            <text:p>126.448</text:p>
          </table:table-cell>
          <table:table-cell table:formula="of:=STDEV([.ED5:.EH5])" office:value-type="float" office:value="1.25245906120719">
            <text:p>1.252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EK5:.EY5])" office:value-type="float" office:value="0.996732026143791">
            <text:p>0.997</text:p>
          </table:table-cell>
          <table:table-cell table:formula="of:=STDEV([.EK5:.EY5])" office:value-type="float" office:value="0">
            <text:p>0.000</text:p>
          </table:table-cell>
          <table:table-cell table:formula="of:=[.FA5]/[.EZ5]" office:value-type="float" office:value="0">
            <text:p>0.000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374">
            <text:p>0.37</text:p>
          </table:table-cell>
          <table:table-cell table:style-name="Default" office:value-type="float" office:value="0.375">
            <text:p>0.38</text:p>
          </table:table-cell>
          <table:table-cell table:style-name="Default" office:value-type="float" office:value="0.39">
            <text:p>0.39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75">
            <text:p>0.38</text:p>
          </table:table-cell>
          <table:table-cell table:style-name="Default" office:value-type="float" office:value="0.406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style-name="Default" office:value-type="float" office:value="0.405">
            <text:p>0.41</text:p>
          </table:table-cell>
          <table:table-cell table:number-columns-repeated="2" table:style-name="Default" office:value-type="float" office:value="0.39">
            <text:p>0.39</text:p>
          </table:table-cell>
          <table:table-cell table:formula="of:=AVERAGE([.FC5:.FQ5])" office:value-type="float" office:value="0.388066666666667">
            <text:p>0.388</text:p>
          </table:table-cell>
          <table:table-cell table:formula="of:=STDEV([.FC5:.FQ5])" office:value-type="float" office:value="0.0114546725753958">
            <text:p>0.011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FT5:.FX5])" office:value-type="float" office:value="0.996732026143791">
            <text:p>0.997</text:p>
          </table:table-cell>
          <table:table-cell table:formula="of:=STDEV([.FT5:.FX5])" office:value-type="float" office:value="0">
            <text:p>0.000</text:p>
          </table:table-cell>
          <table:table-cell table:formula="of:=[.FZ5]/[.FY5]" office:value-type="float" office:value="0">
            <text:p>0.000</text:p>
          </table:table-cell>
          <table:table-cell table:style-name="Default" office:value-type="float" office:value="3.853">
            <text:p>3.85</text:p>
          </table:table-cell>
          <table:table-cell table:style-name="Default" office:value-type="float" office:value="3.994">
            <text:p>3.99</text:p>
          </table:table-cell>
          <table:table-cell table:style-name="Default" office:value-type="float" office:value="4.102">
            <text:p>4.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853">
            <text:p>3.85</text:p>
          </table:table-cell>
          <table:table-cell table:formula="of:=AVERAGE([.GB5:.GF5])" office:value-type="float" office:value="3.9404">
            <text:p>3.940</text:p>
          </table:table-cell>
          <table:table-cell table:formula="of:=STDEV([.GB5:.GF5])" office:value-type="float" office:value="0.107118159058117">
            <text:p>0.107</text:p>
          </table:table-cell>
          <table:table-cell table:number-columns-repeated="15" table:style-name="Default" office:value-type="float" office:value="0.996732026143791">
            <text:p>1</text:p>
          </table:table-cell>
          <table:table-cell table:formula="of:=AVERAGE([.GI5:.GW5])" office:value-type="float" office:value="0.996732026143791">
            <text:p>0.997</text:p>
          </table:table-cell>
          <table:table-cell table:formula="of:=STDEV([.GI5:.GW5])" office:value-type="float" office:value="0">
            <text:p>0.000</text:p>
          </table:table-cell>
          <table:table-cell table:formula="of:=[.GY5]/[.GX5]" office:value-type="float" office:value="0">
            <text:p>0.000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435">
            <text:p>1.44</text:p>
          </table:table-cell>
          <table:table-cell table:style-name="Default" office:value-type="float" office:value="1.607">
            <text:p>1.61</text:p>
          </table:table-cell>
          <table:table-cell table:number-columns-repeated="2" table:style-name="Default" office:value-type="float" office:value="1.154">
            <text:p>1.15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02">
            <text:p>1.2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7">
            <text:p>1.17</text:p>
          </table:table-cell>
          <table:table-cell table:style-name="Default" office:value-type="float" office:value="1.233">
            <text:p>1.23</text:p>
          </table:table-cell>
          <table:table-cell table:style-name="Default" office:value-type="float" office:value="1.408">
            <text:p>1.41</text:p>
          </table:table-cell>
          <table:table-cell table:style-name="Default" office:value-type="float" office:value="1.569">
            <text:p>1.57</text:p>
          </table:table-cell>
          <table:table-cell table:number-columns-repeated="2" table:style-name="Default" office:value-type="float" office:value="1.425">
            <text:p>1.43</text:p>
          </table:table-cell>
          <table:table-cell table:style-name="Default" office:value-type="float" office:value="1.17">
            <text:p>1.17</text:p>
          </table:table-cell>
          <table:table-cell table:formula="of:=AVERAGE([.HA5:.HO5])" office:value-type="float" office:value="1.30166666666667">
            <text:p>1.302</text:p>
          </table:table-cell>
          <table:table-cell table:formula="of:=STDEV([.HA5:.HO5])" office:value-type="float" office:value="0.15913546191247">
            <text:p>0.15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HR5:.HV5])" office:value-type="float" office:value="0.996732026143791">
            <text:p>0.997</text:p>
          </table:table-cell>
          <table:table-cell table:formula="of:=STDEV([.HR5:.HV5])" office:value-type="float" office:value="0">
            <text:p>0.000</text:p>
          </table:table-cell>
          <table:table-cell table:formula="of:=[.HX5]/[.HW5]" office:value-type="float" office:value="0">
            <text:p>0.000</text:p>
          </table:table-cell>
          <table:table-cell table:style-name="Default" office:value-type="float" office:value="11.513">
            <text:p>11.51</text:p>
          </table:table-cell>
          <table:table-cell table:style-name="Default" office:value-type="float" office:value="11.435">
            <text:p>11.44</text:p>
          </table:table-cell>
          <table:table-cell table:style-name="Default" office:value-type="float" office:value="11.419">
            <text:p>11.42</text:p>
          </table:table-cell>
          <table:table-cell table:style-name="Default" office:value-type="float" office:value="11.794">
            <text:p>11.79</text:p>
          </table:table-cell>
          <table:table-cell table:style-name="Default" office:value-type="float" office:value="11.434">
            <text:p>11.43</text:p>
          </table:table-cell>
          <table:table-cell table:formula="of:=AVERAGE([.HZ5:.ID5])" office:value-type="float" office:value="11.519">
            <text:p>11.519</text:p>
          </table:table-cell>
          <table:table-cell table:formula="of:=STDEV([.HZ5:.ID5])" office:value-type="float" office:value="0.158068023331729">
            <text:p>0.158</text:p>
          </table:table-cell>
          <table:table-cell table:number-columns-repeated="2" table:style-name="Default" office:value-type="float" office:value="0.99673202614379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96732026143791">
            <text:p>1</text:p>
          </table:table-cell>
          <table:table-cell table:formula="of:=AVERAGE([.IG5:.IK5])" office:value-type="float" office:value="0.998039215686275">
            <text:p>0.998</text:p>
          </table:table-cell>
          <table:table-cell table:formula="of:=STDEV([.IG5:.IK5])" office:value-type="float" office:value="0.00178994299838277">
            <text:p>0.002</text:p>
          </table:table-cell>
          <table:table-cell table:formula="of:=[.IM5]/[.IL5]" office:value-type="float" office:value="0.00179345958580592">
            <text:p>0.002</text:p>
          </table:table-cell>
          <table:table-cell table:style-name="Default" office:value-type="float" office:value="0.109">
            <text:p>0.11</text:p>
          </table:table-cell>
          <table:table-cell table:style-name="Default" office:value-type="float" office:value="0.124">
            <text:p>0.12</text:p>
          </table:table-cell>
          <table:table-cell table:number-columns-repeated="2" table:style-name="Default" office:value-type="float" office:value="0.125">
            <text:p>0.13</text:p>
          </table:table-cell>
          <table:table-cell table:style-name="Default" office:value-type="float" office:value="0.109">
            <text:p>0.11</text:p>
          </table:table-cell>
          <table:table-cell table:formula="of:=AVERAGE([.IO5:.IS5])" office:value-type="float" office:value="0.1184">
            <text:p>0.118</text:p>
          </table:table-cell>
          <table:table-cell table:formula="of:=STDEV([.IO5:.IS5])" office:value-type="float" office:value="0.00859069263796581">
            <text:p>0.009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IV5:.IZ5])" office:value-type="float" office:value="0.996732026143791">
            <text:p>0.997</text:p>
          </table:table-cell>
          <table:table-cell table:formula="of:=STDEV([.IV5:.IZ5])" office:value-type="float" office:value="0">
            <text:p>0.000</text:p>
          </table:table-cell>
          <table:table-cell table:formula="of:=[.JB5]/[.JA5]" office:value-type="float" office:value="0">
            <text:p>0.000</text:p>
          </table:table-cell>
          <table:table-cell table:style-name="Default" office:value-type="float" office:value="1.154">
            <text:p>1.15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201">
            <text:p>1.2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86">
            <text:p>1.19</text:p>
          </table:table-cell>
          <table:table-cell table:formula="of:=AVERAGE([.JD5:.JH5])" office:value-type="float" office:value="1.1822">
            <text:p>1.182</text:p>
          </table:table-cell>
          <table:table-cell table:formula="of:=STDEV([.JD5:.JH5])" office:value-type="float" office:value="0.0171668284782018">
            <text:p>0.017</text:p>
          </table:table-cell>
          <table:table-cell table:number-columns-repeated="5" table:style-name="Default" office:value-type="float" office:value="0.996732026143791">
            <text:p>1</text:p>
          </table:table-cell>
          <table:table-cell table:formula="of:=AVERAGE([.JK5:.JO5])" office:value-type="float" office:value="0.996732026143791">
            <text:p>0.997</text:p>
          </table:table-cell>
          <table:table-cell table:formula="of:=STDEV([.JK5:.JO5])" office:value-type="float" office:value="0">
            <text:p>0.000</text:p>
          </table:table-cell>
          <table:table-cell table:formula="of:=[.JQ5]/[.JP5]" office:value-type="float" office:value="0">
            <text:p>0.000</text:p>
          </table:table-cell>
          <table:table-cell table:style-name="Default" office:value-type="float" office:value="1.185">
            <text:p>1.19</text:p>
          </table:table-cell>
          <table:table-cell table:style-name="Default" office:value-type="float" office:value="1.155">
            <text:p>1.16</text:p>
          </table:table-cell>
          <table:table-cell table:style-name="Default" office:value-type="float" office:value="1.154">
            <text:p>1.15</text:p>
          </table:table-cell>
          <table:table-cell table:number-columns-repeated="2" table:style-name="Default" office:value-type="float" office:value="1.201">
            <text:p>1.2</text:p>
          </table:table-cell>
          <table:table-cell table:formula="of:=AVERAGE([.JS5:.JW5])" office:value-type="float" office:value="1.1792">
            <text:p>1.179</text:p>
          </table:table-cell>
          <table:table-cell table:formula="of:=STDEV([.JS5:.JW5])" office:value-type="float" office:value="0.0234776489453268">
            <text:p>0.023</text:p>
          </table:table-cell>
          <table:table-cell table:number-columns-repeated="2" office:value-type="float" office:value="0.996732026143791">
            <text:p>1</text:p>
          </table:table-cell>
          <table:table-cell office:value-type="float" office:value="1">
            <text:p>1</text:p>
          </table:table-cell>
          <table:table-cell office:value-type="float" office:value="0.993464052287583">
            <text:p>0.99</text:p>
          </table:table-cell>
          <table:table-cell table:number-columns-repeated="3" office:value-type="float" office:value="1">
            <text:p>1</text:p>
          </table:table-cell>
          <table:table-cell table:formula="of:=AVERAGE([.KB5:.KF5])" office:value-type="float" office:value="0.998692810457517">
            <text:p>1</text:p>
          </table:table-cell>
          <table:table-cell table:formula="of:=STDEV([.KB5:.KF5])" office:value-type="float" office:value="0.00292296467646971">
            <text:p>0</text:p>
          </table:table-cell>
          <table:table-cell office:value-type="float" office:value="1.529">
            <text:p>1.53</text:p>
          </table:table-cell>
          <table:table-cell office:value-type="float" office:value="1.7">
            <text:p>1.7</text:p>
          </table:table-cell>
          <table:table-cell office:value-type="float" office:value="1.31">
            <text:p>1.31</text:p>
          </table:table-cell>
          <table:table-cell office:value-type="float" office:value="1.467">
            <text:p>1.47</text:p>
          </table:table-cell>
          <table:table-cell office:value-type="float" office:value="1.56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92727272727273">
            <text:p>0.99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KW5:.LA5])" office:value-type="float" office:value="1">
            <text:p>1</text:p>
          </table:table-cell>
          <table:table-cell table:formula="of:=STDEV([.KW5:.LA5])" office:value-type="float" office:value="0">
            <text:p>0</text:p>
          </table:table-cell>
          <table:table-cell table:formula="of:=[.LC5]/[.LB5]" office:value-type="float" office:value="0">
            <text:p>0</text:p>
          </table:table-cell>
          <table:table-cell office:value-type="float" office:value="165.951">
            <text:p>165.95</text:p>
          </table:table-cell>
          <table:table-cell office:value-type="float" office:value="165.557">
            <text:p>165.56</text:p>
          </table:table-cell>
          <table:table-cell office:value-type="float" office:value="173.984">
            <text:p>173.98</text:p>
          </table:table-cell>
          <table:table-cell office:value-type="float" office:value="154.503">
            <text:p>154.5</text:p>
          </table:table-cell>
          <table:table-cell office:value-type="float" office:value="154.846">
            <text:p>154.85</text:p>
          </table:table-cell>
          <table:table-cell table:formula="of:=AVERAGE([.LE5:.LI5])" office:value-type="float" office:value="162.9682">
            <text:p>162.97</text:p>
          </table:table-cell>
          <table:table-cell table:formula="of:=STDEV([.LE5:.LI5])" office:value-type="float" office:value="8.28517614176066">
            <text:p>8.29</text:p>
          </table:table-cell>
          <table:table-cell table:number-columns-repeated="5" office:value-type="float" office:value="1">
            <text:p>1</text:p>
          </table:table-cell>
          <table:table-cell table:formula="of:=AVERAGE([.LL5:.LP5])" office:value-type="float" office:value="1">
            <text:p>1</text:p>
          </table:table-cell>
          <table:table-cell table:formula="of:=STDEV([.LL5:.LP5])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formula="of:=AVERAGE([.LS5:.LW5])" office:value-type="float" office:value="1">
            <text:p>1</text:p>
          </table:table-cell>
          <table:table-cell table:number-columns-repeated="2"/>
          <table:table-cell office:value-type="float" office:value="201.506">
            <text:p>201.51</text:p>
          </table:table-cell>
          <table:table-cell office:value-type="float" office:value="192.722">
            <text:p>192.72</text:p>
          </table:table-cell>
          <table:table-cell office:value-type="float" office:value="197.2">
            <text:p>197.2</text:p>
          </table:table-cell>
          <table:table-cell office:value-type="float" office:value="207.294">
            <text:p>207.29</text:p>
          </table:table-cell>
          <table:table-cell office:value-type="float" office:value="214.111">
            <text:p>214.1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MH5:.ML5])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formula="of:=AVERAGE([.MO5:.MS5])" office:value-type="float" office:value="1">
            <text:p>1</text:p>
          </table:table-cell>
          <table:table-cell table:number-columns-repeated="9"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formula="of:=AVERAGE([.NK5:.NO5])" office:value-type="float" office:value="1">
            <text:p>1</text:p>
          </table:table-cell>
          <table:table-cell table:number-columns-repeated="2"/>
          <table:table-cell office:value-type="float" office:value="229.133">
            <text:p>229.13</text:p>
          </table:table-cell>
          <table:table-cell office:value-type="float" office:value="239.757">
            <text:p>239.76</text:p>
          </table:table-cell>
          <table:table-cell office:value-type="float" office:value="316.618">
            <text:p>316.62</text:p>
          </table:table-cell>
          <table:table-cell office:value-type="float" office:value="222.955">
            <text:p>222.96</text:p>
          </table:table-cell>
          <table:table-cell office:value-type="float" office:value="221.38">
            <text:p>221.3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table:style-name="Default" office:value-type="float" office:value="30">
            <text:p>30</text:p>
          </table:table-cell>
          <table:table-cell office:value-type="float" office:value="0.944282945736434">
            <text:p>0.944</text:p>
          </table:table-cell>
          <table:table-cell table:number-columns-repeated="2" office:value-type="float" office:value="0.955910852713178">
            <text:p>0.956</text:p>
          </table:table-cell>
          <table:table-cell table:number-columns-repeated="2" office:value-type="float" office:value="0.944282945736434">
            <text:p>0.944</text:p>
          </table:table-cell>
          <table:table-cell table:formula="of:=AVERAGE([.E6:.I6])" office:value-type="float" office:value="0.948934108527132">
            <text:p>0.949</text:p>
          </table:table-cell>
          <table:table-cell table:formula="of:=STDEV([.F6:.I6])" office:value-type="float" office:value="0.00671337522313507">
            <text:p>0.007</text:p>
          </table:table-cell>
          <table:table-cell table:formula="of:=[.K6]/[.J6]" office:value-type="float" office:value="0.00707464845325783">
            <text:p>0.007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7"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formula="of:=AVERAGE([.M6:.AA6])" office:value-type="float" office:value="0.962855297157622">
            <text:p>0.963</text:p>
          </table:table-cell>
          <table:table-cell table:formula="of:=STDEV([.M6:.AA6])" office:value-type="float" office:value="0.00439493573266536">
            <text:p>0.004</text:p>
          </table:table-cell>
          <table:table-cell table:formula="of:=[.AC6]/[.AB6]" office:value-type="float" office:value="0.00456448206250653">
            <text:p>0.005</text:p>
          </table:table-cell>
          <table:table-cell table:style-name="Default" office:value-type="float" office:value="6.661">
            <text:p>6.66</text:p>
          </table:table-cell>
          <table:table-cell table:style-name="Default" office:value-type="float" office:value="6.723">
            <text:p>6.72</text:p>
          </table:table-cell>
          <table:table-cell table:style-name="Default" office:value-type="float" office:value="6.692">
            <text:p>6.69</text:p>
          </table:table-cell>
          <table:table-cell table:style-name="Default" office:value-type="float" office:value="6.583">
            <text:p>6.58</text:p>
          </table:table-cell>
          <table:table-cell table:style-name="Default" office:value-type="float" office:value="4.446">
            <text:p>4.45</text:p>
          </table:table-cell>
          <table:table-cell table:style-name="Default" office:value-type="float" office:value="6.143">
            <text:p>6.14</text:p>
          </table:table-cell>
          <table:table-cell table:style-name="Default" office:value-type="float" office:value="4.145">
            <text:p>4.15</text:p>
          </table:table-cell>
          <table:table-cell table:style-name="Default" office:value-type="float" office:value="4.224">
            <text:p>4.22</text:p>
          </table:table-cell>
          <table:table-cell table:style-name="Default" office:value-type="float" office:value="3.042">
            <text:p>3.04</text:p>
          </table:table-cell>
          <table:table-cell table:style-name="Default" office:value-type="float" office:value="2.996">
            <text:p>3</text:p>
          </table:table-cell>
          <table:table-cell table:style-name="Default" office:value-type="float" office:value="2.964">
            <text:p>2.96</text:p>
          </table:table-cell>
          <table:table-cell table:style-name="Default" office:value-type="float" office:value="2.995">
            <text:p>3</text:p>
          </table:table-cell>
          <table:table-cell table:style-name="Default" office:value-type="float" office:value="3.011">
            <text:p>3.01</text:p>
          </table:table-cell>
          <table:table-cell table:style-name="Default" office:value-type="float" office:value="3.01">
            <text:p>3.01</text:p>
          </table:table-cell>
          <table:table-cell table:style-name="Default" office:value-type="float" office:value="6.74">
            <text:p>6.74</text:p>
          </table:table-cell>
          <table:table-cell table:formula="of:=AVERAGE([.AE6:.AS6])" office:value-type="float" office:value="4.69166666666667">
            <text:p>4.692</text:p>
          </table:table-cell>
          <table:table-cell table:formula="of:=STDEV([.AE6:.AS6])" office:value-type="float" office:value="1.68132280688522">
            <text:p>1.681</text:p>
          </table:table-cell>
          <table:table-cell table:number-columns-repeated="5" table:style-name="Default" office:value-type="float" office:value="0.974483204134366">
            <text:p>0.97</text:p>
          </table:table-cell>
          <table:table-cell table:formula="of:=AVERAGE([.AV6:.AZ6])" office:value-type="float" office:value="0.974483204134366">
            <text:p>0.974</text:p>
          </table:table-cell>
          <table:table-cell table:formula="of:=STDEV([.AV6:.AZ6])" office:value-type="float" office:value="0">
            <text:p>0.000</text:p>
          </table:table-cell>
          <table:table-cell table:formula="of:=[.BB6]/[.BA6]" office:value-type="float" office:value="0">
            <text:p>0.000</text:p>
          </table:table-cell>
          <table:table-cell table:style-name="Default" office:value-type="float" office:value="15.955">
            <text:p>15.96</text:p>
          </table:table-cell>
          <table:table-cell table:style-name="Default" office:value-type="float" office:value="13.338">
            <text:p>13.34</text:p>
          </table:table-cell>
          <table:table-cell table:style-name="Default" office:value-type="float" office:value="14.425">
            <text:p>14.43</text:p>
          </table:table-cell>
          <table:table-cell table:style-name="Default" office:value-type="float" office:value="14.993">
            <text:p>14.99</text:p>
          </table:table-cell>
          <table:table-cell table:style-name="Default" office:value-type="float" office:value="14.458">
            <text:p>14.46</text:p>
          </table:table-cell>
          <table:table-cell table:formula="of:=AVERAGE([.BD6:.BH6])" office:value-type="float" office:value="14.6338">
            <text:p>14.634</text:p>
          </table:table-cell>
          <table:table-cell table:formula="of:=STDEV([.BD6:.BH6])" office:value-type="float" office:value="0.952391043637014">
            <text:p>0.952</text:p>
          </table:table-cell>
          <table:table-cell table:style-name="Default" office:value-type="float" office:value="0.904877260981911">
            <text:p>0.9</text:p>
          </table:table-cell>
          <table:table-cell table:number-columns-repeated="2"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9187661498708">
            <text:p>0.92</text:p>
          </table:table-cell>
          <table:table-cell table:formula="of:=AVERAGE([.BK6:.BO6])" office:value-type="float" office:value="0.904877260981911">
            <text:p>0.905</text:p>
          </table:table-cell>
          <table:table-cell table:formula="of:=STDEV([.BK6:.BO6])" office:value-type="float" office:value="0.00850517271799703">
            <text:p>0.009</text:p>
          </table:table-cell>
          <table:table-cell table:number-columns-repeated="5" table:style-name="Default" office:value-type="float" office:value="2">
            <text:p>2</text:p>
          </table:table-cell>
          <table:table-cell table:formula="of:=AVERAGE([.BR6:.BV6])" office:value-type="float" office:value="2">
            <text:p>2.000</text:p>
          </table:table-cell>
          <table:table-cell table:formula="of:=STDEV([.BR6:.BV6])" office:value-type="float" office:value="0">
            <text:p>0.000</text:p>
          </table:table-cell>
          <table:table-cell table:style-name="Default" office:value-type="float" office:value="143.021">
            <text:p>143.02</text:p>
          </table:table-cell>
          <table:table-cell table:style-name="Default" office:value-type="float" office:value="150.418">
            <text:p>150.42</text:p>
          </table:table-cell>
          <table:table-cell table:style-name="Default" office:value-type="float" office:value="147.327">
            <text:p>147.33</text:p>
          </table:table-cell>
          <table:table-cell table:style-name="Default" office:value-type="float" office:value="148.668">
            <text:p>148.67</text:p>
          </table:table-cell>
          <table:table-cell table:style-name="Default" office:value-type="float" office:value="143.037">
            <text:p>143.04</text:p>
          </table:table-cell>
          <table:table-cell table:formula="of:=AVERAGE([.BY6:.CC6])" office:value-type="float" office:value="146.4942">
            <text:p>146.494</text:p>
          </table:table-cell>
          <table:table-cell table:formula="of:=STDEV([.BY6:.CC6])" office:value-type="float" office:value="3.34777981653514">
            <text:p>3.348</text:p>
          </table:table-cell>
          <table:table-cell table:style-name="Default" office:value-type="float" office:value="0.904347826086956">
            <text:p>0.9</text:p>
          </table:table-cell>
          <table:table-cell table:number-columns-repeated="2"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921739130434783">
            <text:p>0.92</text:p>
          </table:table-cell>
          <table:table-cell table:number-columns-repeated="2"/>
          <table:table-cell table:style-name="Default" office:value-type="float" office:value="0.897932816537467">
            <text:p>0.9</text:p>
          </table:table-cell>
          <table:table-cell table:style-name="Default" office:value-type="float" office:value="0.946705426356588">
            <text:p>0.95</text:p>
          </table:table-cell>
          <table:table-cell table:style-name="Default" office:value-type="float" office:value="0.904877260981911">
            <text:p>0.9</text:p>
          </table:table-cell>
          <table:table-cell table:style-name="Default" office:value-type="float" office:value="0.897932816537467">
            <text:p>0.9</text:p>
          </table:table-cell>
          <table:table-cell table:style-name="Default" office:value-type="float" office:value="0.904877260981911">
            <text:p>0.9</text:p>
          </table:table-cell>
          <table:table-cell table:formula="of:=AVERAGE([.CM6:.CQ6])" office:value-type="float" office:value="0.910465116279069">
            <text:p>0.910</text:p>
          </table:table-cell>
          <table:table-cell table:formula="of:=STDEV([.CM6:.CQ6])" office:value-type="float" office:value="0.0205543511317275">
            <text:p>0.021</text:p>
          </table:table-cell>
          <table:table-cell table:formula="of:=[.CS6]/[.CR6]" office:value-type="float" office:value="0.0225756602468527">
            <text:p>0.02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6:.CY6])" office:value-type="float" office:value="2.2">
            <text:p>2.200</text:p>
          </table:table-cell>
          <table:table-cell table:formula="of:=STDEV([.CU6:.CY6])" office:value-type="float" office:value="0.447213595499958">
            <text:p>0.447</text:p>
          </table:table-cell>
          <table:table-cell table:style-name="Default" office:value-type="float" office:value="135.814">
            <text:p>135.81</text:p>
          </table:table-cell>
          <table:table-cell table:style-name="Default" office:value-type="float" office:value="189.853">
            <text:p>189.85</text:p>
          </table:table-cell>
          <table:table-cell table:style-name="Default" office:value-type="float" office:value="144.16">
            <text:p>144.16</text:p>
          </table:table-cell>
          <table:table-cell table:style-name="Default" office:value-type="float" office:value="138.341">
            <text:p>138.34</text:p>
          </table:table-cell>
          <table:table-cell table:style-name="Default" office:value-type="float" office:value="140.089">
            <text:p>140.09</text:p>
          </table:table-cell>
          <table:table-cell table:formula="of:=AVERAGE([.DB6:.DF6])" office:value-type="float" office:value="149.6514">
            <text:p>149.651</text:p>
          </table:table-cell>
          <table:table-cell table:formula="of:=STDEV([.DB6:.DF6])" office:value-type="float" office:value="22.6779760847391">
            <text:p>22.678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39130434782609">
            <text:p>0.94</text:p>
          </table:table-cell>
          <table:table-cell table:style-name="Default" office:value-type="float" office:value="0.904347826086956">
            <text:p>0.9</text:p>
          </table:table-cell>
          <table:table-cell table:style-name="Default" office:value-type="float" office:value="0.895652173913044">
            <text:p>0.9</text:p>
          </table:table-cell>
          <table:table-cell table:style-name="Default" office:value-type="float" office:value="0.904347826086956">
            <text:p>0.9</text:p>
          </table:table-cell>
          <table:table-cell table:formula="of:=AVERAGE([.DI6:.DM6])" office:value-type="float" office:value="0.907826086956522">
            <text:p>0.908</text:p>
          </table:table-cell>
          <table:table-cell table:formula="of:=STDEV([.DI6:.DM6])" office:value-type="float" office:value="0.0180316881333284">
            <text:p>0.018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60594315245477">
            <text:p>0.96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8142764857881">
            <text:p>0.98</text:p>
          </table:table-cell>
          <table:table-cell table:formula="of:=AVERAGE([.DP6:.DT6])" office:value-type="float" office:value="0.961466408268733">
            <text:p>0.961</text:p>
          </table:table-cell>
          <table:table-cell table:formula="of:=STDEV([.DP6:.DT6])" office:value-type="float" office:value="0.0148427768411945">
            <text:p>0.01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DW6:.EA6])" office:value-type="float" office:value="8.2">
            <text:p>8.200</text:p>
          </table:table-cell>
          <table:table-cell table:formula="of:=STDEV([.DW6:.EA6])" office:value-type="float" office:value="2.28035085019828">
            <text:p>2.280</text:p>
          </table:table-cell>
          <table:table-cell table:style-name="Default" office:value-type="float" office:value="4796.729">
            <text:p>4796.73</text:p>
          </table:table-cell>
          <table:table-cell table:style-name="Default" office:value-type="float" office:value="4825.23">
            <text:p>4825.23</text:p>
          </table:table-cell>
          <table:table-cell table:style-name="Default" office:value-type="float" office:value="4803.889">
            <text:p>4803.89</text:p>
          </table:table-cell>
          <table:table-cell table:style-name="Default" office:value-type="float" office:value="4703.612">
            <text:p>4703.61</text:p>
          </table:table-cell>
          <table:table-cell table:style-name="Default" office:value-type="float" office:value="4822.032">
            <text:p>4822.03</text:p>
          </table:table-cell>
          <table:table-cell table:formula="of:=AVERAGE([.ED6:.EH6])" office:value-type="float" office:value="4790.2984">
            <text:p>4790.298</text:p>
          </table:table-cell>
          <table:table-cell table:formula="of:=STDEV([.ED6:.EH6])" office:value-type="float" office:value="49.9195027449192">
            <text:p>49.920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44282945736433">
            <text:p>0.94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formula="of:=AVERAGE([.EK6:.EY6])" office:value-type="float" office:value="0.96006675279931">
            <text:p>0.960</text:p>
          </table:table-cell>
          <table:table-cell table:formula="of:=STDEV([.EK6:.EY6])" office:value-type="float" office:value="0.00741198558984653">
            <text:p>0.007</text:p>
          </table:table-cell>
          <table:table-cell table:formula="of:=[.FA6]/[.EZ6]" office:value-type="float" office:value="0.00772028149942186">
            <text:p>0.008</text:p>
          </table:table-cell>
          <table:table-cell table:style-name="Default" office:value-type="float" office:value="0.312">
            <text:p>0.31</text:p>
          </table:table-cell>
          <table:table-cell table:number-columns-repeated="2" table:style-name="Default" office:value-type="float" office:value="0.297">
            <text:p>0.3</text:p>
          </table:table-cell>
          <table:table-cell table:style-name="Default" office:value-type="float" office:value="0.296">
            <text:p>0.3</text:p>
          </table:table-cell>
          <table:table-cell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number-columns-repeated="5" table:style-name="Default" office:value-type="float" office:value="0.297">
            <text:p>0.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28">
            <text:p>0.33</text:p>
          </table:table-cell>
          <table:table-cell table:style-name="Default" office:value-type="float" office:value="0.312">
            <text:p>0.31</text:p>
          </table:table-cell>
          <table:table-cell table:style-name="Default" office:value-type="float" office:value="0.343">
            <text:p>0.34</text:p>
          </table:table-cell>
          <table:table-cell table:formula="of:=AVERAGE([.FC6:.FQ6])" office:value-type="float" office:value="0.306066666666667">
            <text:p>0.306</text:p>
          </table:table-cell>
          <table:table-cell table:formula="of:=STDEV([.FC6:.FQ6])" office:value-type="float" office:value="0.0140023807499535">
            <text:p>0.014</text:p>
          </table:table-cell>
          <table:table-cell table:style-name="Default" office:value-type="float" office:value="0.951227390180878">
            <text:p>0.95</text:p>
          </table:table-cell>
          <table:table-cell table:number-columns-repeated="4" table:style-name="Default" office:value-type="float" office:value="0.962855297157622">
            <text:p>0.96</text:p>
          </table:table-cell>
          <table:table-cell table:formula="of:=AVERAGE([.FT6:.FX6])" office:value-type="float" office:value="0.960529715762273">
            <text:p>0.961</text:p>
          </table:table-cell>
          <table:table-cell table:formula="of:=STDEV([.FT6:.FX6])" office:value-type="float" office:value="0.00520015808720872">
            <text:p>0.005</text:p>
          </table:table-cell>
          <table:table-cell table:formula="of:=[.FZ6]/[.FY6]" office:value-type="float" office:value="0.00541384405070893">
            <text:p>0.005</text:p>
          </table:table-cell>
          <table:table-cell table:style-name="Default" office:value-type="float" office:value="2.527">
            <text:p>2.53</text:p>
          </table:table-cell>
          <table:table-cell table:style-name="Default" office:value-type="float" office:value="2.558">
            <text:p>2.56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511">
            <text:p>2.51</text:p>
          </table:table-cell>
          <table:table-cell table:style-name="Default" office:value-type="float" office:value="2.589">
            <text:p>2.59</text:p>
          </table:table-cell>
          <table:table-cell table:formula="of:=AVERAGE([.GB6:.GF6])" office:value-type="float" office:value="2.5518">
            <text:p>2.552</text:p>
          </table:table-cell>
          <table:table-cell table:formula="of:=STDEV([.GB6:.GF6])" office:value-type="float" office:value="0.0323836378438247">
            <text:p>0.032</text:p>
          </table:table-cell>
          <table:table-cell table:number-columns-repeated="6" table:style-name="Default" office:value-type="float" office:value="0.962855297157622">
            <text:p>0.96</text:p>
          </table:table-cell>
          <table:table-cell table:number-columns-repeated="4" table:style-name="Default" office:value-type="float" office:value="0.951227390180878">
            <text:p>0.95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formula="of:=AVERAGE([.GI6:.GW6])" office:value-type="float" office:value="0.959754521963824">
            <text:p>0.960</text:p>
          </table:table-cell>
          <table:table-cell table:formula="of:=STDEV([.GI6:.GW6])" office:value-type="float" office:value="0.00690252139191458">
            <text:p>0.007</text:p>
          </table:table-cell>
          <table:table-cell table:formula="of:=[.GY6]/[.GX6]" office:value-type="float" office:value="0.00719196548070523">
            <text:p>0.007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1.045">
            <text:p>1.05</text:p>
          </table:table-cell>
          <table:table-cell table:style-name="Default" office:value-type="float" office:value="1.248">
            <text:p>1.25</text:p>
          </table:table-cell>
          <table:table-cell table:style-name="Default" office:value-type="float" office:value="0.936">
            <text:p>0.94</text:p>
          </table:table-cell>
          <table:table-cell table:number-columns-repeated="2"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1.199">
            <text:p>1.2</text:p>
          </table:table-cell>
          <table:table-cell table:style-name="Default" office:value-type="float" office:value="1.282">
            <text:p>1.28</text:p>
          </table:table-cell>
          <table:table-cell table:style-name="Default" office:value-type="float" office:value="1.1">
            <text:p>1.1</text:p>
          </table:table-cell>
          <table:table-cell table:style-name="Default" office:value-type="float" office:value="1.178">
            <text:p>1.18</text:p>
          </table:table-cell>
          <table:table-cell table:style-name="Default" office:value-type="float" office:value="0.904">
            <text:p>0.9</text:p>
          </table:table-cell>
          <table:table-cell table:formula="of:=AVERAGE([.HA6:.HO6])" office:value-type="float" office:value="1.02126666666667">
            <text:p>1.021</text:p>
          </table:table-cell>
          <table:table-cell table:formula="of:=STDEV([.HA6:.HO6])" office:value-type="float" office:value="0.141151623980672">
            <text:p>0.141</text:p>
          </table:table-cell>
          <table:table-cell table:number-columns-repeated="3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62855297157622">
            <text:p>0.96</text:p>
          </table:table-cell>
          <table:table-cell table:formula="of:=AVERAGE([.HR6:.HV6])" office:value-type="float" office:value="0.965180878552971">
            <text:p>0.965</text:p>
          </table:table-cell>
          <table:table-cell table:formula="of:=STDEV([.HR6:.HV6])" office:value-type="float" office:value="0.00520015808720872">
            <text:p>0.005</text:p>
          </table:table-cell>
          <table:table-cell table:formula="of:=[.HX6]/[.HW6]" office:value-type="float" office:value="0.00538775498226297">
            <text:p>0.005</text:p>
          </table:table-cell>
          <table:table-cell table:style-name="Default" office:value-type="float" office:value="8.97">
            <text:p>8.97</text:p>
          </table:table-cell>
          <table:table-cell table:style-name="Default" office:value-type="float" office:value="8.876">
            <text:p>8.88</text:p>
          </table:table-cell>
          <table:table-cell table:style-name="Default" office:value-type="float" office:value="8.877">
            <text:p>8.88</text:p>
          </table:table-cell>
          <table:table-cell table:style-name="Default" office:value-type="float" office:value="8.939">
            <text:p>8.94</text:p>
          </table:table-cell>
          <table:table-cell table:style-name="Default" office:value-type="float" office:value="8.923">
            <text:p>8.92</text:p>
          </table:table-cell>
          <table:table-cell table:formula="of:=AVERAGE([.HZ6:.ID6])" office:value-type="float" office:value="8.917">
            <text:p>8.917</text:p>
          </table:table-cell>
          <table:table-cell table:formula="of:=STDEV([.HZ6:.ID6])" office:value-type="float" office:value="0.0406509532483559">
            <text:p>0.041</text:p>
          </table:table-cell>
          <table:table-cell table:style-name="Default" office:value-type="float" office:value="0.939599483204134">
            <text:p>0.94</text:p>
          </table:table-cell>
          <table:table-cell table:style-name="Default" office:value-type="float" office:value="0.974483204134366">
            <text:p>0.97</text:p>
          </table:table-cell>
          <table:table-cell table:style-name="Default" office:value-type="float" office:value="0.951227390180878">
            <text:p>0.95</text:p>
          </table:table-cell>
          <table:table-cell table:style-name="Default" office:value-type="float" office:value="0.962855297157622">
            <text:p>0.96</text:p>
          </table:table-cell>
          <table:table-cell table:style-name="Default" office:value-type="float" office:value="0.951227390180878">
            <text:p>0.95</text:p>
          </table:table-cell>
          <table:table-cell table:formula="of:=AVERAGE([.IG6:.IK6])" office:value-type="float" office:value="0.955878552971576">
            <text:p>0.956</text:p>
          </table:table-cell>
          <table:table-cell table:formula="of:=STDEV([.IG6:.IK6])" office:value-type="float" office:value="0.0132578537802223">
            <text:p>0.013</text:p>
          </table:table-cell>
          <table:table-cell table:formula="of:=[.IM6]/[.IL6]" office:value-type="float" office:value="0.0138698098613125">
            <text:p>0.014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number-columns-repeated="3" table:style-name="Default" office:value-type="float" office:value="0.093">
            <text:p>0.09</text:p>
          </table:table-cell>
          <table:table-cell table:formula="of:=AVERAGE([.IO6:.IS6])" office:value-type="float" office:value="0.0902">
            <text:p>0.090</text:p>
          </table:table-cell>
          <table:table-cell table:formula="of:=STDEV([.IO6:.IS6])" office:value-type="float" office:value="0.00683373982530796">
            <text:p>0.007</text:p>
          </table:table-cell>
          <table:table-cell table:style-name="Default" office:value-type="float" office:value="0.967538759689922">
            <text:p>0.97</text:p>
          </table:table-cell>
          <table:table-cell table:style-name="Default" office:value-type="float" office:value="0.955910852713177">
            <text:p>0.96</text:p>
          </table:table-cell>
          <table:table-cell table:number-columns-repeated="3" table:style-name="Default" office:value-type="float" office:value="0.967538759689922">
            <text:p>0.97</text:p>
          </table:table-cell>
          <table:table-cell table:formula="of:=AVERAGE([.IV6:.IZ6])" office:value-type="float" office:value="0.965213178294573">
            <text:p>0.965</text:p>
          </table:table-cell>
          <table:table-cell table:formula="of:=STDEV([.IV6:.IZ6])" office:value-type="float" office:value="0.00520015808720917">
            <text:p>0.005</text:p>
          </table:table-cell>
          <table:table-cell table:formula="of:=[.JB6]/[.JA6]" office:value-type="float" office:value="0.00538757468728026">
            <text:p>0.005</text:p>
          </table:table-cell>
          <table:table-cell table:number-columns-repeated="2" table:style-name="Default" office:value-type="float" office:value="0.874">
            <text:p>0.87</text:p>
          </table:table-cell>
          <table:table-cell table:style-name="Default" office:value-type="float" office:value="0.889">
            <text:p>0.89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873">
            <text:p>0.87</text:p>
          </table:table-cell>
          <table:table-cell table:formula="of:=AVERAGE([.JD6:.JH6])" office:value-type="float" office:value="0.883">
            <text:p>0.883</text:p>
          </table:table-cell>
          <table:table-cell table:formula="of:=STDEV([.JD6:.JH6])" office:value-type="float" office:value="0.0139821314541096">
            <text:p>0.014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style-name="Default" office:value-type="float" office:value="0.974483204134366">
            <text:p>0.97</text:p>
          </table:table-cell>
          <table:table-cell table:number-columns-repeated="2" table:style-name="Default" office:value-type="float" office:value="0.962855297157622">
            <text:p>0.96</text:p>
          </table:table-cell>
          <table:table-cell table:formula="of:=AVERAGE([.JK6:.JO6])" office:value-type="float" office:value="0.965180878552971">
            <text:p>0.965</text:p>
          </table:table-cell>
          <table:table-cell table:formula="of:=STDEV([.JK6:.JO6])" office:value-type="float" office:value="0.00520015808720872">
            <text:p>0.005</text:p>
          </table:table-cell>
          <table:table-cell table:formula="of:=[.JQ6]/[.JP6]" office:value-type="float" office:value="0.00538775498226297">
            <text:p>0.005</text:p>
          </table:table-cell>
          <table:table-cell table:style-name="Default" office:value-type="float" office:value="0.921">
            <text:p>0.92</text:p>
          </table:table-cell>
          <table:table-cell table:style-name="Default" office:value-type="float" office:value="0.936">
            <text:p>0.94</text:p>
          </table:table-cell>
          <table:table-cell table:style-name="Default" office:value-type="float" office:value="0.92">
            <text:p>0.92</text:p>
          </table:table-cell>
          <table:table-cell table:style-name="Default" office:value-type="float" office:value="0.905">
            <text:p>0.91</text:p>
          </table:table-cell>
          <table:table-cell table:style-name="Default" office:value-type="float" office:value="0.936">
            <text:p>0.94</text:p>
          </table:table-cell>
          <table:table-cell table:formula="of:=AVERAGE([.JS6:.JW6])" office:value-type="float" office:value="0.9236">
            <text:p>0.924</text:p>
          </table:table-cell>
          <table:table-cell table:formula="of:=STDEV([.JS6:.JW6])" office:value-type="float" office:value="0.0129730489862638">
            <text:p>0.013</text:p>
          </table:table-cell>
          <table:table-cell table:number-columns-repeated="2" office:value-type="float" office:value="0.941860465116278">
            <text:p>0.94</text:p>
          </table:table-cell>
          <table:table-cell office:value-type="float" office:value="0.958171834625322">
            <text:p>0.96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office:value-type="float" office:value="0.962855297157622">
            <text:p>0.96</text:p>
          </table:table-cell>
          <table:table-cell office:value-type="float" office:value="0.974483204134366">
            <text:p>0.97</text:p>
          </table:table-cell>
          <table:table-cell table:formula="of:=AVERAGE([.KB6:.KF6])" office:value-type="float" office:value="0.96656976744186">
            <text:p>0.97</text:p>
          </table:table-cell>
          <table:table-cell table:formula="of:=STDEV([.KB6:.KF6])" office:value-type="float" office:value="0.00747269722303568">
            <text:p>0.01</text:p>
          </table:table-cell>
          <table:table-cell office:value-type="float" office:value="3.089">
            <text:p>3.09</text:p>
          </table:table-cell>
          <table:table-cell office:value-type="float" office:value="2.839">
            <text:p>2.84</text:p>
          </table:table-cell>
          <table:table-cell office:value-type="float" office:value="3.198">
            <text:p>3.2</text:p>
          </table:table-cell>
          <table:table-cell office:value-type="float" office:value="3.104">
            <text:p>3.1</text:p>
          </table:table-cell>
          <table:table-cell office:value-type="float" office:value="2.761">
            <text:p>2.76</text:p>
          </table:table-cell>
          <table:table-cell table:number-columns-repeated="2"/>
          <table:table-cell table:number-columns-repeated="2"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office:value-type="float" office:value="0.965217391304348">
            <text:p>0.97</text:p>
          </table:table-cell>
          <table:table-cell office:value-type="float" office:value="0.973913043478261">
            <text:p>0.97</text:p>
          </table:table-cell>
          <table:table-cell table:number-columns-repeated="2"/>
          <table:table-cell office:value-type="float" office:value="0.98142764857881">
            <text:p>0.98</text:p>
          </table:table-cell>
          <table:table-cell office:value-type="float" office:value="0.958171834625322">
            <text:p>0.96</text:p>
          </table:table-cell>
          <table:table-cell table:number-columns-repeated="2" office:value-type="float" office:value="0.969799741602066">
            <text:p>0.97</text:p>
          </table:table-cell>
          <table:table-cell office:value-type="float" office:value="0.98142764857881">
            <text:p>0.98</text:p>
          </table:table-cell>
          <table:table-cell table:formula="of:=AVERAGE([.KW6:.LA6])" office:value-type="float" office:value="0.972125322997415">
            <text:p>0.97</text:p>
          </table:table-cell>
          <table:table-cell table:formula="of:=STDEV([.KW6:.LA6])" office:value-type="float" office:value="0.00972860495969838">
            <text:p>0.01</text:p>
          </table:table-cell>
          <table:table-cell table:formula="of:=[.LC6]/[.LB6]" office:value-type="float" office:value="0.0100075625328857">
            <text:p>0.01</text:p>
          </table:table-cell>
          <table:table-cell office:value-type="float" office:value="73.352">
            <text:p>73.35</text:p>
          </table:table-cell>
          <table:table-cell office:value-type="float" office:value="62.93">
            <text:p>62.93</text:p>
          </table:table-cell>
          <table:table-cell office:value-type="float" office:value="69.787">
            <text:p>69.79</text:p>
          </table:table-cell>
          <table:table-cell office:value-type="float" office:value="63.712">
            <text:p>63.71</text:p>
          </table:table-cell>
          <table:table-cell office:value-type="float" office:value="71.371">
            <text:p>71.37</text:p>
          </table:table-cell>
          <table:table-cell table:formula="of:=AVERAGE([.LE6:.LI6])" office:value-type="float" office:value="68.2304">
            <text:p>68.23</text:p>
          </table:table-cell>
          <table:table-cell table:formula="of:=STDEV([.LE6:.LI6])" office:value-type="float" office:value="4.66442218286467">
            <text:p>4.66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table:number-columns-repeated="2" office:value-type="float" office:value="0.973913043478261">
            <text:p>0.97</text:p>
          </table:table-cell>
          <table:table-cell office:value-type="float" office:value="0.982608695652174">
            <text:p>0.98</text:p>
          </table:table-cell>
          <table:table-cell table:formula="of:=AVERAGE([.LL6:.LP6])" office:value-type="float" office:value="0.975652173913044">
            <text:p>0.98</text:p>
          </table:table-cell>
          <table:table-cell table:formula="of:=STDEV([.LL6:.LP6])" office:value-type="float" office:value="0.00727530457855719">
            <text:p>0.01</text:p>
          </table:table-cell>
          <table:table-cell table:number-columns-repeated="5" office:value-type="float" office:value="0.98142764857881">
            <text:p>0.98</text:p>
          </table:table-cell>
          <table:table-cell table:formula="of:=AVERAGE([.LS6:.LW6])" office:value-type="float" office:value="0.98142764857881">
            <text:p>0.98</text:p>
          </table:table-cell>
          <table:table-cell table:number-columns-repeated="2"/>
          <table:table-cell office:value-type="float" office:value="43.181">
            <text:p>43.18</text:p>
          </table:table-cell>
          <table:table-cell office:value-type="float" office:value="41.886">
            <text:p>41.89</text:p>
          </table:table-cell>
          <table:table-cell office:value-type="float" office:value="42.151">
            <text:p>42.15</text:p>
          </table:table-cell>
          <table:table-cell office:value-type="float" office:value="44.865">
            <text:p>44.87</text:p>
          </table:table-cell>
          <table:table-cell office:value-type="float" office:value="42.635">
            <text:p>42.64</text:p>
          </table:table-cell>
          <table:table-cell table:number-columns-repeated="2"/>
          <table:table-cell table:number-columns-repeated="5" office:value-type="float" office:value="0.982608695652174">
            <text:p>0.98</text:p>
          </table:table-cell>
          <table:table-cell table:formula="of:=AVERAGE([.MH6:.ML6])" office:value-type="float" office:value="0.982608695652174">
            <text:p>0.98</text:p>
          </table:table-cell>
          <table:table-cell/>
          <table:table-cell table:number-columns-repeated="2" office:value-type="float" office:value="0.993055555555555">
            <text:p>0.99</text:p>
          </table:table-cell>
          <table:table-cell office:value-type="float" office:value="0.98142764857881">
            <text:p>0.98</text:p>
          </table:table-cell>
          <table:table-cell office:value-type="float" office:value="0.972222222222221">
            <text:p>0.97</text:p>
          </table:table-cell>
          <table:table-cell office:value-type="float" office:value="0.993055555555555">
            <text:p>0.99</text:p>
          </table:table-cell>
          <table:table-cell table:formula="of:=AVERAGE([.MO6:.MS6])" office:value-type="float" office:value="0.986563307493539">
            <text:p>0.99</text:p>
          </table:table-cell>
          <table:table-cell table:number-columns-repeated="9"/>
          <table:table-cell table:number-columns-repeated="2" office:value-type="float" office:value="0.991304347826087">
            <text:p>0.99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2"/>
          <table:table-cell office:value-type="float" office:value="0.988372093023255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8611111111111">
            <text:p>0.99</text:p>
          </table:table-cell>
          <table:table-cell office:value-type="float" office:value="0.962855297157622">
            <text:p>0.96</text:p>
          </table:table-cell>
          <table:table-cell office:value-type="float" office:value="0.993055555555555">
            <text:p>0.99</text:p>
          </table:table-cell>
          <table:table-cell table:formula="of:=AVERAGE([.NK6:.NO6])" office:value-type="float" office:value="0.978649870801033">
            <text:p>0.98</text:p>
          </table:table-cell>
          <table:table-cell table:number-columns-repeated="2"/>
          <table:table-cell office:value-type="float" office:value="113.709">
            <text:p>113.71</text:p>
          </table:table-cell>
          <table:table-cell office:value-type="float" office:value="116.423">
            <text:p>116.42</text:p>
          </table:table-cell>
          <table:table-cell office:value-type="float" office:value="112.648">
            <text:p>112.65</text:p>
          </table:table-cell>
          <table:table-cell office:value-type="float" office:value="111.525">
            <text:p>111.53</text:p>
          </table:table-cell>
          <table:table-cell office:value-type="float" office:value="113.568">
            <text:p>113.57</text:p>
          </table:table-cell>
          <table:table-cell table:number-columns-repeated="2"/>
          <table:table-cell office:value-type="float" office:value="0.991304347826087">
            <text:p>0.99</text:p>
          </table:table-cell>
          <table:table-cell office:value-type="float" office:value="0.965217391304348">
            <text:p>0.97</text:p>
          </table:table-cell>
          <table:table-cell office:value-type="float" office:value="0.982608695652174">
            <text:p>0.98</text:p>
          </table:table-cell>
          <table:table-cell office:value-type="float" office:value="0.965217391304348">
            <text:p>0.97</text:p>
          </table:table-cell>
          <table:table-cell office:value-type="float" office:value="0.991304347826087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table:style-name="Default" office:value-type="float" office:value="10">
            <text:p>10</text:p>
          </table:table-cell>
          <table:table-cell table:number-columns-repeated="5" office:value-type="float" office:value="0.583333333333333">
            <text:p>0.583</text:p>
          </table:table-cell>
          <table:table-cell table:formula="of:=AVERAGE([.E7:.I7])" office:value-type="float" office:value="0.583333333333333">
            <text:p>0.583</text:p>
          </table:table-cell>
          <table:table-cell table:formula="of:=STDEV([.F7:.I7])" office:value-type="float" office:value="0">
            <text:p>0.000</text:p>
          </table:table-cell>
          <table:table-cell table:formula="of:=[.K7]/[.J7]" office:value-type="float" office:value="0">
            <text:p>0.000</text:p>
          </table:table-cell>
          <table:table-cell table:style-name="Default" office:value-type="float" office:value="0.78125">
            <text:p>0.78</text:p>
          </table:table-cell>
          <table:table-cell table:number-columns-repeated="3"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8125">
            <text:p>0.78</text:p>
          </table:table-cell>
          <table:table-cell table:formula="of:=AVERAGE([.M7:.AA7])" office:value-type="float" office:value="0.787731481481482">
            <text:p>0.788</text:p>
          </table:table-cell>
          <table:table-cell table:formula="of:=STDEV([.M7:.AA7])" office:value-type="float" office:value="0.0115060833665748">
            <text:p>0.012</text:p>
          </table:table-cell>
          <table:table-cell table:formula="of:=[.AC7]/[.AB7]" office:value-type="float" office:value="0.0146066059781378">
            <text:p>0.015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747">
            <text:p>1.7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112">
            <text:p>1.11</text:p>
          </table:table-cell>
          <table:table-cell table:style-name="Default" office:value-type="float" office:value="1.567">
            <text:p>1.57</text:p>
          </table:table-cell>
          <table:table-cell table:style-name="Default" office:value-type="float" office:value="1.053">
            <text:p>1.05</text:p>
          </table:table-cell>
          <table:table-cell table:style-name="Default" office:value-type="float" office:value="1.094">
            <text:p>1.09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1.685">
            <text:p>1.69</text:p>
          </table:table-cell>
          <table:table-cell table:formula="of:=AVERAGE([.AE7:.AS7])" office:value-type="float" office:value="1.19433333333333">
            <text:p>1.194</text:p>
          </table:table-cell>
          <table:table-cell table:formula="of:=STDEV([.AE7:.AS7])" office:value-type="float" office:value="0.430713306482343">
            <text:p>0.431</text:p>
          </table:table-cell>
          <table:table-cell table:number-columns-repeated="2" table:style-name="Default" office:value-type="float" office:value="0.694444444444444">
            <text:p>0.69</text:p>
          </table:table-cell>
          <table:table-cell table:number-columns-repeated="3" table:style-name="Default" office:value-type="float" office:value="0.777777777777778">
            <text:p>0.78</text:p>
          </table:table-cell>
          <table:table-cell table:formula="of:=AVERAGE([.AV7:.AZ7])" office:value-type="float" office:value="0.744444444444444">
            <text:p>0.744</text:p>
          </table:table-cell>
          <table:table-cell table:formula="of:=STDEV([.AV7:.AZ7])" office:value-type="float" office:value="0.0456435464587642">
            <text:p>0.046</text:p>
          </table:table-cell>
          <table:table-cell table:formula="of:=[.BB7]/[.BA7]" office:value-type="float" office:value="0.0613122265863996">
            <text:p>0.061</text:p>
          </table:table-cell>
          <table:table-cell table:style-name="Default" office:value-type="float" office:value="2.396">
            <text:p>2.4</text:p>
          </table:table-cell>
          <table:table-cell table:style-name="Default" office:value-type="float" office:value="2.043">
            <text:p>2.04</text:p>
          </table:table-cell>
          <table:table-cell table:style-name="Default" office:value-type="float" office:value="2.059">
            <text:p>2.06</text:p>
          </table:table-cell>
          <table:table-cell table:style-name="Default" office:value-type="float" office:value="2.501">
            <text:p>2.5</text:p>
          </table:table-cell>
          <table:table-cell table:style-name="Default" office:value-type="float" office:value="2.133">
            <text:p>2.13</text:p>
          </table:table-cell>
          <table:table-cell table:formula="of:=AVERAGE([.BD7:.BH7])" office:value-type="float" office:value="2.2264">
            <text:p>2.226</text:p>
          </table:table-cell>
          <table:table-cell table:formula="of:=STDEV([.BD7:.BH7])" office:value-type="float" office:value="0.208896625152251">
            <text:p>0.209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BK7:.BO7])" office:value-type="float" office:value="0.583333333333333">
            <text:p>0.583</text:p>
          </table:table-cell>
          <table:table-cell table:formula="of:=STDEV([.BK7:.BO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BR7:.BV7])" office:value-type="float" office:value="1">
            <text:p>1.000</text:p>
          </table:table-cell>
          <table:table-cell table:formula="of:=STDEV([.BR7:.BV7])" office:value-type="float" office:value="0">
            <text:p>0.000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7.441">
            <text:p>7.44</text:p>
          </table:table-cell>
          <table:table-cell table:style-name="Default" office:value-type="float" office:value="9.173">
            <text:p>9.17</text:p>
          </table:table-cell>
          <table:table-cell table:style-name="Default" office:value-type="float" office:value="5.647">
            <text:p>5.65</text:p>
          </table:table-cell>
          <table:table-cell table:style-name="Default" office:value-type="float" office:value="6.1">
            <text:p>6.1</text:p>
          </table:table-cell>
          <table:table-cell table:formula="of:=AVERAGE([.BY7:.CC7])" office:value-type="float" office:value="6.6426">
            <text:p>6.643</text:p>
          </table:table-cell>
          <table:table-cell table:formula="of:=STDEV([.BY7:.CC7])" office:value-type="float" office:value="1.69795827392784">
            <text:p>1.698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number-columns-repeated="2"/>
          <table:table-cell table:number-columns-repeated="5" table:style-name="Default" office:value-type="float" office:value="0.583333333333333">
            <text:p>0.58</text:p>
          </table:table-cell>
          <table:table-cell table:formula="of:=AVERAGE([.CM7:.CQ7])" office:value-type="float" office:value="0.583333333333333">
            <text:p>0.583</text:p>
          </table:table-cell>
          <table:table-cell table:formula="of:=STDEV([.CM7:.CQ7])" office:value-type="float" office:value="0">
            <text:p>0.000</text:p>
          </table:table-cell>
          <table:table-cell table:formula="of:=[.CS7]/[.CR7]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CU7:.CY7])" office:value-type="float" office:value="1">
            <text:p>1.000</text:p>
          </table:table-cell>
          <table:table-cell table:formula="of:=STDEV([.CU7:.CY7])" office:value-type="float" office:value="0">
            <text:p>0.000</text:p>
          </table:table-cell>
          <table:table-cell table:style-name="Default" office:value-type="float" office:value="1321.622">
            <text:p>1321.62</text:p>
          </table:table-cell>
          <table:table-cell table:style-name="Default" office:value-type="float" office:value="1966.258">
            <text:p>1966.26</text:p>
          </table:table-cell>
          <table:table-cell table:style-name="Default" office:value-type="float" office:value="1657.67">
            <text:p>1657.67</text:p>
          </table:table-cell>
          <table:table-cell table:style-name="Default" office:value-type="float" office:value="1336.434">
            <text:p>1336.43</text:p>
          </table:table-cell>
          <table:table-cell table:style-name="Default" office:value-type="float" office:value="1471.691">
            <text:p>1471.69</text:p>
          </table:table-cell>
          <table:table-cell table:formula="of:=AVERAGE([.DB7:.DF7])" office:value-type="float" office:value="1550.735">
            <text:p>1550.735</text:p>
          </table:table-cell>
          <table:table-cell table:formula="of:=STDEV([.DB7:.DF7])" office:value-type="float" office:value="268.682013288943">
            <text:p>268.682</text:p>
          </table:table-cell>
          <table:table-cell table:number-columns-repeated="5" table:style-name="Default" office:value-type="float" office:value="0.533333333333333">
            <text:p>0.53</text:p>
          </table:table-cell>
          <table:table-cell table:formula="of:=AVERAGE([.DI7:.DM7])" office:value-type="float" office:value="0.533333333333333">
            <text:p>0.533</text:p>
          </table:table-cell>
          <table:table-cell table:formula="of:=STDEV([.DI7:.DM7])" office:value-type="float" office:value="0">
            <text:p>0.000</text:p>
          </table:table-cell>
          <table:table-cell table:number-columns-repeated="5" table:style-name="Default" office:value-type="float" office:value="0.583333333333333">
            <text:p>0.58</text:p>
          </table:table-cell>
          <table:table-cell table:formula="of:=AVERAGE([.DP7:.DT7])" office:value-type="float" office:value="0.583333333333333">
            <text:p>0.583</text:p>
          </table:table-cell>
          <table:table-cell table:formula="of:=STDEV([.DP7:.DT7])" office:value-type="float" office:value="0">
            <text:p>0.000</text:p>
          </table:table-cell>
          <table:table-cell table:number-columns-repeated="5" table:style-name="Default" office:value-type="float" office:value="1">
            <text:p>1</text:p>
          </table:table-cell>
          <table:table-cell table:formula="of:=AVERAGE([.DW7:.EA7])" office:value-type="float" office:value="1">
            <text:p>1.000</text:p>
          </table:table-cell>
          <table:table-cell table:formula="of:=STDEV([.DW7:.EA7])" office:value-type="float" office:value="0">
            <text:p>0.000</text:p>
          </table:table-cell>
          <table:table-cell table:style-name="Default" office:value-type="float" office:value="1546.762">
            <text:p>1546.76</text:p>
          </table:table-cell>
          <table:table-cell table:style-name="Default" office:value-type="float" office:value="1538.758">
            <text:p>1538.76</text:p>
          </table:table-cell>
          <table:table-cell table:style-name="Default" office:value-type="float" office:value="1538.697">
            <text:p>1538.7</text:p>
          </table:table-cell>
          <table:table-cell table:style-name="Default" office:value-type="float" office:value="1523.111">
            <text:p>1523.11</text:p>
          </table:table-cell>
          <table:table-cell table:style-name="Default" office:value-type="float" office:value="1530.397">
            <text:p>1530.4</text:p>
          </table:table-cell>
          <table:table-cell table:formula="of:=AVERAGE([.ED7:.EH7])" office:value-type="float" office:value="1535.545">
            <text:p>1535.545</text:p>
          </table:table-cell>
          <table:table-cell table:formula="of:=STDEV([.ED7:.EH7])" office:value-type="float" office:value="9.04413929017013">
            <text:p>9.044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60416666666667">
            <text:p>0.76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8194444444444">
            <text:p>0.79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809027777777778">
            <text:p>0.8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6210317460317">
            <text:p>0.79</text:p>
          </table:table-cell>
          <table:table-cell table:style-name="Default" office:value-type="float" office:value="0.803571428571429">
            <text:p>0.8</text:p>
          </table:table-cell>
          <table:table-cell table:formula="of:=AVERAGE([.EK7:.EY7])" office:value-type="float" office:value="0.797982804232804">
            <text:p>0.798</text:p>
          </table:table-cell>
          <table:table-cell table:formula="of:=STDEV([.EK7:.EY7])" office:value-type="float" office:value="0.0161588348267046">
            <text:p>0.016</text:p>
          </table:table-cell>
          <table:table-cell table:formula="of:=[.FA7]/[.EZ7]" office:value-type="float" office:value="0.0202496027996994">
            <text:p>0.020</text:p>
          </table:table-cell>
          <table:table-cell table:number-columns-repeated="15" table:style-name="Default" office:value-type="float" office:value="0.078">
            <text:p>0.08</text:p>
          </table:table-cell>
          <table:table-cell table:formula="of:=AVERAGE([.FC7:.FQ7])" office:value-type="float" office:value="0.078">
            <text:p>0.078</text:p>
          </table:table-cell>
          <table:table-cell table:formula="of:=STDEV([.FC7:.FQ7])" office:value-type="float" office:value="0">
            <text:p>0.000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8611111111111">
            <text:p>0.8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formula="of:=AVERAGE([.FT7:.FX7])" office:value-type="float" office:value="0.786805555555556">
            <text:p>0.787</text:p>
          </table:table-cell>
          <table:table-cell table:formula="of:=STDEV([.FT7:.FX7])" office:value-type="float" office:value="0.0108697748906241">
            <text:p>0.011</text:p>
          </table:table-cell>
          <table:table-cell table:formula="of:=[.FZ7]/[.FY7]" office:value-type="float" office:value="0.0138150713526026">
            <text:p>0.014</text:p>
          </table:table-cell>
          <table:table-cell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formula="of:=AVERAGE([.GB7:.GF7])" office:value-type="float" office:value="0.7676">
            <text:p>0.768</text:p>
          </table:table-cell>
          <table:table-cell table:formula="of:=STDEV([.GB7:.GF7])" office:value-type="float" office:value="0.0129730489862638">
            <text:p>0.013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8125">
            <text:p>0.78</text:p>
          </table:table-cell>
          <table:table-cell table:style-name="Default" office:value-type="float" office:value="0.819444444444444">
            <text:p>0.82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82738095238095">
            <text:p>0.78</text:p>
          </table:table-cell>
          <table:table-cell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829861111111111">
            <text:p>0.83</text:p>
          </table:table-cell>
          <table:table-cell table:style-name="Default" office:value-type="float" office:value="0.809027777777778">
            <text:p>0.81</text:p>
          </table:table-cell>
          <table:table-cell table:formula="of:=AVERAGE([.GI7:.GW7])" office:value-type="float" office:value="0.801488095238095">
            <text:p>0.801</text:p>
          </table:table-cell>
          <table:table-cell table:formula="of:=STDEV([.GI7:.GW7])" office:value-type="float" office:value="0.0204073512924261">
            <text:p>0.020</text:p>
          </table:table-cell>
          <table:table-cell table:formula="of:=[.GY7]/[.GX7]" office:value-type="float" office:value="0.0254618270859828">
            <text:p>0.0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327">
            <text:p>0.33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302">
            <text:p>0.3</text:p>
          </table:table-cell>
          <table:table-cell table:style-name="Default" office:value-type="float" office:value="0.371">
            <text:p>0.37</text:p>
          </table:table-cell>
          <table:table-cell table:style-name="Default" office:value-type="float" office:value="0.276">
            <text:p>0.28</text:p>
          </table:table-cell>
          <table:table-cell table:style-name="Default" office:value-type="float" office:value="0.325">
            <text:p>0.33</text:p>
          </table:table-cell>
          <table:table-cell table:style-name="Default" office:value-type="float" office:value="0.234">
            <text:p>0.23</text:p>
          </table:table-cell>
          <table:table-cell table:formula="of:=AVERAGE([.HA7:.HO7])" office:value-type="float" office:value="0.2658">
            <text:p>0.266</text:p>
          </table:table-cell>
          <table:table-cell table:formula="of:=STDEV([.HA7:.HO7])" office:value-type="float" office:value="0.0448046553703646">
            <text:p>0.045</text:p>
          </table:table-cell>
          <table:table-cell table:style-name="Default" office:value-type="float" office:value="0.770833333333333">
            <text:p>0.77</text:p>
          </table:table-cell>
          <table:table-cell table:number-columns-repeated="2" table:style-name="Default" office:value-type="float" office:value="0.791666666666667">
            <text:p>0.79</text:p>
          </table:table-cell>
          <table:table-cell table:number-columns-repeated="2" table:style-name="Default" office:value-type="float" office:value="0.78125">
            <text:p>0.78</text:p>
          </table:table-cell>
          <table:table-cell table:formula="of:=AVERAGE([.HR7:.HV7])" office:value-type="float" office:value="0.783333333333333">
            <text:p>0.783</text:p>
          </table:table-cell>
          <table:table-cell table:formula="of:=STDEV([.HR7:.HV7])" office:value-type="float" office:value="0.00871520860973024">
            <text:p>0.009</text:p>
          </table:table-cell>
          <table:table-cell table:formula="of:=[.HX7]/[.HW7]" office:value-type="float" office:value="0.0111257982251875">
            <text:p>0.011</text:p>
          </table:table-cell>
          <table:table-cell table:style-name="Default" office:value-type="float" office:value="2.278">
            <text:p>2.28</text:p>
          </table:table-cell>
          <table:table-cell table:style-name="Default" office:value-type="float" office:value="2.277">
            <text:p>2.28</text:p>
          </table:table-cell>
          <table:table-cell table:style-name="Default" office:value-type="float" office:value="2.309">
            <text:p>2.31</text:p>
          </table:table-cell>
          <table:table-cell table:style-name="Default" office:value-type="float" office:value="2.356">
            <text:p>2.36</text:p>
          </table:table-cell>
          <table:table-cell table:style-name="Default" office:value-type="float" office:value="2.262">
            <text:p>2.26</text:p>
          </table:table-cell>
          <table:table-cell table:formula="of:=AVERAGE([.HZ7:.ID7])" office:value-type="float" office:value="2.2964">
            <text:p>2.296</text:p>
          </table:table-cell>
          <table:table-cell table:formula="of:=STDEV([.HZ7:.ID7])" office:value-type="float" office:value="0.0374472962975966">
            <text:p>0.037</text:p>
          </table:table-cell>
          <table:table-cell table:style-name="Default" office:value-type="float" office:value="0.708333333333333">
            <text:p>0.71</text:p>
          </table:table-cell>
          <table:table-cell table:style-name="Default" office:value-type="float" office:value="0.798611111111111">
            <text:p>0.8</text:p>
          </table:table-cell>
          <table:table-cell table:style-name="Default" office:value-type="float" office:value="0.829861111111111">
            <text:p>0.83</text:p>
          </table:table-cell>
          <table:table-cell table:style-name="Default" office:value-type="float" office:value="0.763888888888889">
            <text:p>0.76</text:p>
          </table:table-cell>
          <table:table-cell table:style-name="Default" office:value-type="float" office:value="0.761904761904762">
            <text:p>0.76</text:p>
          </table:table-cell>
          <table:table-cell table:formula="of:=AVERAGE([.IG7:.IK7])" office:value-type="float" office:value="0.772519841269841">
            <text:p>0.773</text:p>
          </table:table-cell>
          <table:table-cell table:formula="of:=STDEV([.IG7:.IK7])" office:value-type="float" office:value="0.045485867692482">
            <text:p>0.045</text:p>
          </table:table-cell>
          <table:table-cell table:formula="of:=[.IM7]/[.IL7]" office:value-type="float" office:value="0.0588798698266622">
            <text:p>0.059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32">
            <text:p>0.03</text:p>
          </table:table-cell>
          <table:table-cell table:formula="of:=AVERAGE([.IO7:.IS7])" office:value-type="float" office:value="0.0188">
            <text:p>0.019</text:p>
          </table:table-cell>
          <table:table-cell table:formula="of:=STDEV([.IO7:.IS7])" office:value-type="float" office:value="0.00739594483484024">
            <text:p>0.007</text:p>
          </table:table-cell>
          <table:table-cell table:style-name="Default" office:value-type="float" office:value="0.913194444444444">
            <text:p>0.91</text:p>
          </table:table-cell>
          <table:table-cell table:style-name="Default" office:value-type="float" office:value="0.830357142857143">
            <text:p>0.83</text:p>
          </table:table-cell>
          <table:table-cell table:style-name="Default" office:value-type="float" office:value="0.808035714285714">
            <text:p>0.81</text:p>
          </table:table-cell>
          <table:table-cell table:style-name="Default" office:value-type="float" office:value="0.835813492063492">
            <text:p>0.84</text:p>
          </table:table-cell>
          <table:table-cell table:style-name="Default" office:value-type="float" office:value="0.839285714285714">
            <text:p>0.84</text:p>
          </table:table-cell>
          <table:table-cell table:formula="of:=AVERAGE([.IV7:.IZ7])" office:value-type="float" office:value="0.845337301587301">
            <text:p>0.845</text:p>
          </table:table-cell>
          <table:table-cell table:formula="of:=STDEV([.IV7:.IZ7])" office:value-type="float" office:value="0.0398363215679105">
            <text:p>0.040</text:p>
          </table:table-cell>
          <table:table-cell table:formula="of:=[.JB7]/[.JA7]" office:value-type="float" office:value="0.0471247648638115">
            <text:p>0.047</text:p>
          </table:table-cell>
          <table:table-cell table:number-columns-repeated="2" table:style-name="Default" office:value-type="float" office:value="0.219">
            <text:p>0.22</text:p>
          </table:table-cell>
          <table:table-cell table:number-columns-repeated="3" table:style-name="Default" office:value-type="float" office:value="0.218">
            <text:p>0.22</text:p>
          </table:table-cell>
          <table:table-cell table:formula="of:=AVERAGE([.JD7:.JH7])" office:value-type="float" office:value="0.2184">
            <text:p>0.218</text:p>
          </table:table-cell>
          <table:table-cell table:formula="of:=STDEV([.JD7:.JH7])" office:value-type="float" office:value="0.000547722557505167">
            <text:p>0.001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791666666666667">
            <text:p>0.79</text:p>
          </table:table-cell>
          <table:table-cell table:style-name="Default" office:value-type="float" office:value="0.770833333333333">
            <text:p>0.77</text:p>
          </table:table-cell>
          <table:table-cell table:style-name="Default" office:value-type="float" office:value="0.802083333333333">
            <text:p>0.8</text:p>
          </table:table-cell>
          <table:table-cell table:style-name="Default" office:value-type="float" office:value="0.770833333333333">
            <text:p>0.77</text:p>
          </table:table-cell>
          <table:table-cell table:formula="of:=AVERAGE([.JK7:.JO7])" office:value-type="float" office:value="0.78125">
            <text:p>0.781</text:p>
          </table:table-cell>
          <table:table-cell table:formula="of:=STDEV([.JK7:.JO7])" office:value-type="float" office:value="0.0147313912747199">
            <text:p>0.015</text:p>
          </table:table-cell>
          <table:table-cell table:formula="of:=[.JQ7]/[.JP7]" office:value-type="float" office:value="0.0188561808316414">
            <text:p>0.019</text:p>
          </table:table-cell>
          <table:table-cell table:number-columns-repeated="3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formula="of:=AVERAGE([.JS7:.JW7])" office:value-type="float" office:value="0.2372">
            <text:p>0.237</text:p>
          </table:table-cell>
          <table:table-cell table:formula="of:=STDEV([.JS7:.JW7])" office:value-type="float" office:value="0.00715541752799932">
            <text:p>0.007</text:p>
          </table:table-cell>
          <table:table-cell table:number-columns-repeated="2" office:value-type="float" office:value="0.277777777777778">
            <text:p>0.28</text:p>
          </table:table-cell>
          <table:table-cell table:number-columns-repeated="5" office:value-type="float" office:value="0.583333333333333">
            <text:p>0.58</text:p>
          </table:table-cell>
          <table:table-cell table:formula="of:=AVERAGE([.KB7:.KF7])" office:value-type="float" office:value="0.583333333333333">
            <text:p>0.58</text:p>
          </table:table-cell>
          <table:table-cell table:formula="of:=STDEV([.KB7:.KF7])" office:value-type="float" office:value="0">
            <text:p>0</text:p>
          </table:table-cell>
          <table:table-cell office:value-type="float" office:value="0.202">
            <text:p>0.2</text:p>
          </table:table-cell>
          <table:table-cell office:value-type="float" office:value="0.25">
            <text:p>0.25</text:p>
          </table:table-cell>
          <table:table-cell office:value-type="float" office:value="0.343">
            <text:p>0.34</text:p>
          </table:table-cell>
          <table:table-cell office:value-type="float" office:value="0.265">
            <text:p>0.27</text:p>
          </table:table-cell>
          <table:table-cell office:value-type="float" office:value="0.218">
            <text:p>0.22</text:p>
          </table:table-cell>
          <table:table-cell table:number-columns-repeated="2"/>
          <table:table-cell table:number-columns-repeated="5" office:value-type="float" office:value="0.533333333333333">
            <text:p>0.53</text:p>
          </table:table-cell>
          <table:table-cell table:number-columns-repeated="2"/>
          <table:table-cell table:number-columns-repeated="2" office:value-type="float" office:value="0.770833333333333">
            <text:p>0.77</text:p>
          </table:table-cell>
          <table:table-cell office:value-type="float" office:value="0.625">
            <text:p>0.63</text:p>
          </table:table-cell>
          <table:table-cell office:value-type="float" office:value="0.836805555555556">
            <text:p>0.84</text:p>
          </table:table-cell>
          <table:table-cell office:value-type="float" office:value="0.791666666666667">
            <text:p>0.79</text:p>
          </table:table-cell>
          <table:table-cell table:formula="of:=AVERAGE([.KW7:.LA7])" office:value-type="float" office:value="0.759027777777778">
            <text:p>0.76</text:p>
          </table:table-cell>
          <table:table-cell table:formula="of:=STDEV([.KW7:.LA7])" office:value-type="float" office:value="0.0796191988215636">
            <text:p>0.08</text:p>
          </table:table-cell>
          <table:table-cell table:formula="of:=[.LC7]/[.LB7]" office:value-type="float" office:value="0.104896291219626">
            <text:p>0.1</text:p>
          </table:table-cell>
          <table:table-cell office:value-type="float" office:value="158.855">
            <text:p>158.86</text:p>
          </table:table-cell>
          <table:table-cell office:value-type="float" office:value="164.961">
            <text:p>164.96</text:p>
          </table:table-cell>
          <table:table-cell office:value-type="float" office:value="160.164">
            <text:p>160.16</text:p>
          </table:table-cell>
          <table:table-cell office:value-type="float" office:value="160.113">
            <text:p>160.11</text:p>
          </table:table-cell>
          <table:table-cell office:value-type="float" office:value="161.892">
            <text:p>161.89</text:p>
          </table:table-cell>
          <table:table-cell table:formula="of:=AVERAGE([.LE7:.LI7])" office:value-type="float" office:value="161.197">
            <text:p>161.2</text:p>
          </table:table-cell>
          <table:table-cell table:formula="of:=STDEV([.LE7:.LI7])" office:value-type="float" office:value="2.36526055647154">
            <text:p>2.37</text:p>
          </table:table-cell>
          <table:table-cell table:number-columns-repeated="3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office:value-type="float" office:value="0.688888888888889">
            <text:p>0.69</text:p>
          </table:table-cell>
          <table:table-cell table:formula="of:=AVERAGE([.LL7:.LP7])" office:value-type="float" office:value="0.666666666666666">
            <text:p>0.67</text:p>
          </table:table-cell>
          <table:table-cell table:formula="of:=STDEV([.LL7:.LP7])" office:value-type="float" office:value="0.0314269680527357">
            <text:p>0.03</text:p>
          </table:table-cell>
          <table:table-cell office:value-type="float" office:value="0.770833333333333">
            <text:p>0.77</text:p>
          </table:table-cell>
          <table:table-cell office:value-type="float" office:value="0.826388888888889">
            <text:p>0.83</text:p>
          </table:table-cell>
          <table:table-cell table:number-columns-repeated="2" office:value-type="float" office:value="0.770833333333333">
            <text:p>0.77</text:p>
          </table:table-cell>
          <table:table-cell office:value-type="float" office:value="0.819444444444444">
            <text:p>0.82</text:p>
          </table:table-cell>
          <table:table-cell table:formula="of:=AVERAGE([.LS7:.LW7])" office:value-type="float" office:value="0.791666666666667">
            <text:p>0.79</text:p>
          </table:table-cell>
          <table:table-cell table:number-columns-repeated="2"/>
          <table:table-cell office:value-type="float" office:value="9.828">
            <text:p>9.83</text:p>
          </table:table-cell>
          <table:table-cell office:value-type="float" office:value="10.608">
            <text:p>10.61</text:p>
          </table:table-cell>
          <table:table-cell office:value-type="float" office:value="9.89">
            <text:p>9.89</text:p>
          </table:table-cell>
          <table:table-cell office:value-type="float" office:value="9.625">
            <text:p>9.63</text:p>
          </table:table-cell>
          <table:table-cell office:value-type="float" office:value="9.453">
            <text:p>9.45</text:p>
          </table:table-cell>
          <table:table-cell table:number-columns-repeated="2"/>
          <table:table-cell office:value-type="float" office:value="0.644444444444444">
            <text:p>0.64</text:p>
          </table:table-cell>
          <table:table-cell office:value-type="float" office:value="0.688888888888889">
            <text:p>0.69</text:p>
          </table:table-cell>
          <table:table-cell table:number-columns-repeated="2" office:value-type="float" office:value="0.644444444444444">
            <text:p>0.64</text:p>
          </table:table-cell>
          <table:table-cell office:value-type="float" office:value="0.711111111111111">
            <text:p>0.71</text:p>
          </table:table-cell>
          <table:table-cell table:formula="of:=AVERAGE([.MH7:.ML7])" office:value-type="float" office:value="0.666666666666666">
            <text:p>0.67</text:p>
          </table:table-cell>
          <table:table-cell/>
          <table:table-cell office:value-type="float" office:value="0.786706349206349">
            <text:p>0.79</text:p>
          </table:table-cell>
          <table:table-cell office:value-type="float" office:value="0.755456349206349">
            <text:p>0.76</text:p>
          </table:table-cell>
          <table:table-cell office:value-type="float" office:value="0.777777777777778">
            <text:p>0.78</text:p>
          </table:table-cell>
          <table:table-cell office:value-type="float" office:value="0.75">
            <text:p>0.75</text:p>
          </table:table-cell>
          <table:table-cell office:value-type="float" office:value="0.783234126984127">
            <text:p>0.78</text:p>
          </table:table-cell>
          <table:table-cell table:formula="of:=AVERAGE([.MO7:.MS7])" office:value-type="float" office:value="0.770634920634921">
            <text:p>0.77</text:p>
          </table:table-cell>
          <table:table-cell table:number-columns-repeated="9"/>
          <table:table-cell office:value-type="float" office:value="0.733333333333333">
            <text:p>0.73</text:p>
          </table:table-cell>
          <table:table-cell office:value-type="float" office:value="0.666666666666667">
            <text:p>0.67</text:p>
          </table:table-cell>
          <table:table-cell office:value-type="float" office:value="0.711111111111111">
            <text:p>0.71</text:p>
          </table:table-cell>
          <table:table-cell table:number-columns-repeated="2" office:value-type="float" office:value="0.688888888888889">
            <text:p>0.69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2" office:value-type="float" office:value="0.777777777777778">
            <text:p>0.78</text:p>
          </table:table-cell>
          <table:table-cell office:value-type="float" office:value="0.770833333333333">
            <text:p>0.77</text:p>
          </table:table-cell>
          <table:table-cell office:value-type="float" office:value="0.75">
            <text:p>0.75</text:p>
          </table:table-cell>
          <table:table-cell table:formula="of:=AVERAGE([.NK7:.NO7])" office:value-type="float" office:value="0.765277777777778">
            <text:p>0.77</text:p>
          </table:table-cell>
          <table:table-cell table:number-columns-repeated="2"/>
          <table:table-cell office:value-type="float" office:value="216.497">
            <text:p>216.5</text:p>
          </table:table-cell>
          <table:table-cell office:value-type="float" office:value="219.352">
            <text:p>219.35</text:p>
          </table:table-cell>
          <table:table-cell office:value-type="float" office:value="217.262">
            <text:p>217.26</text:p>
          </table:table-cell>
          <table:table-cell office:value-type="float" office:value="207.73">
            <text:p>207.73</text:p>
          </table:table-cell>
          <table:table-cell office:value-type="float" office:value="215.624">
            <text:p>215.62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 office:value-type="float" office:value="0.622222222222222">
            <text:p>0.62</text:p>
          </table:table-cell>
          <table:table-cell office:value-type="float" office:value="0.644444444444444">
            <text:p>0.64</text:p>
          </table:table-cell>
          <table:table-cell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table:style-name="Default" office:value-type="float" office:value="34">
            <text:p>34</text:p>
          </table:table-cell>
          <table:table-cell table:number-columns-repeated="5" office:value-type="float" office:value="0.95042735042735">
            <text:p>0.950</text:p>
          </table:table-cell>
          <table:table-cell table:formula="of:=AVERAGE([.E8:.I8])" office:value-type="float" office:value="0.95042735042735">
            <text:p>0.950</text:p>
          </table:table-cell>
          <table:table-cell table:formula="of:=STDEV([.F8:.I8])" office:value-type="float" office:value="0">
            <text:p>0.000</text:p>
          </table:table-cell>
          <table:table-cell table:formula="of:=[.K8]/[.J8]" office:value-type="float" office:value="0">
            <text:p>0.000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M8:.AA8])" office:value-type="float" office:value="0.961538461538461">
            <text:p>0.962</text:p>
          </table:table-cell>
          <table:table-cell table:formula="of:=STDEV([.M8:.AA8])" office:value-type="float" office:value="0">
            <text:p>0.000</text:p>
          </table:table-cell>
          <table:table-cell table:formula="of:=[.AC8]/[.AB8]" office:value-type="float" office:value="0">
            <text:p>0.000</text:p>
          </table:table-cell>
          <table:table-cell table:style-name="Default" office:value-type="float" office:value="5.258">
            <text:p>5.26</text:p>
          </table:table-cell>
          <table:table-cell table:style-name="Default" office:value-type="float" office:value="5.288">
            <text:p>5.29</text:p>
          </table:table-cell>
          <table:table-cell table:style-name="Default" office:value-type="float" office:value="5.272">
            <text:p>5.27</text:p>
          </table:table-cell>
          <table:table-cell table:style-name="Default" office:value-type="float" office:value="5.163">
            <text:p>5.16</text:p>
          </table:table-cell>
          <table:table-cell table:style-name="Default" office:value-type="float" office:value="3.533">
            <text:p>3.53</text:p>
          </table:table-cell>
          <table:table-cell table:style-name="Default" office:value-type="float" office:value="4.853">
            <text:p>4.85</text:p>
          </table:table-cell>
          <table:table-cell table:style-name="Default" office:value-type="float" office:value="3.212">
            <text:p>3.21</text:p>
          </table:table-cell>
          <table:table-cell table:style-name="Default" office:value-type="float" office:value="3.198">
            <text:p>3.2</text:p>
          </table:table-cell>
          <table:table-cell table:style-name="Default" office:value-type="float" office:value="2.402">
            <text:p>2.4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34">
            <text:p>2.34</text:p>
          </table:table-cell>
          <table:table-cell table:style-name="Default" office:value-type="float" office:value="2.372">
            <text:p>2.37</text:p>
          </table:table-cell>
          <table:table-cell table:style-name="Default" office:value-type="float" office:value="2.371">
            <text:p>2.37</text:p>
          </table:table-cell>
          <table:table-cell table:style-name="Default" office:value-type="float" office:value="2.433">
            <text:p>2.43</text:p>
          </table:table-cell>
          <table:table-cell table:style-name="Default" office:value-type="float" office:value="5.148">
            <text:p>5.15</text:p>
          </table:table-cell>
          <table:table-cell table:formula="of:=AVERAGE([.AE8:.AS8])" office:value-type="float" office:value="3.68093333333333">
            <text:p>3.681</text:p>
          </table:table-cell>
          <table:table-cell table:formula="of:=STDEV([.AE8:.AS8])" office:value-type="float" office:value="1.30753631288917">
            <text:p>1.308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number-columns-repeated="2" table:style-name="Default" office:value-type="float" office:value="0.95042735042735">
            <text:p>0.95</text:p>
          </table:table-cell>
          <table:table-cell table:formula="of:=AVERAGE([.AV8:.AZ8])" office:value-type="float" office:value="0.952649572649572">
            <text:p>0.953</text:p>
          </table:table-cell>
          <table:table-cell table:formula="of:=STDEV([.AV8:.AZ8])" office:value-type="float" office:value="0.00496903994999952">
            <text:p>0.005</text:p>
          </table:table-cell>
          <table:table-cell table:formula="of:=[.BB8]/[.BA8]" office:value-type="float" office:value="0.00521602076215632">
            <text:p>0.005</text:p>
          </table:table-cell>
          <table:table-cell table:style-name="Default" office:value-type="float" office:value="13.08">
            <text:p>13.08</text:p>
          </table:table-cell>
          <table:table-cell table:style-name="Default" office:value-type="float" office:value="12.662">
            <text:p>12.66</text:p>
          </table:table-cell>
          <table:table-cell table:style-name="Default" office:value-type="float" office:value="13.828">
            <text:p>13.83</text:p>
          </table:table-cell>
          <table:table-cell table:style-name="Default" office:value-type="float" office:value="12.475">
            <text:p>12.48</text:p>
          </table:table-cell>
          <table:table-cell table:style-name="Default" office:value-type="float" office:value="13.95">
            <text:p>13.95</text:p>
          </table:table-cell>
          <table:table-cell table:formula="of:=AVERAGE([.BD8:.BH8])" office:value-type="float" office:value="13.199">
            <text:p>13.199</text:p>
          </table:table-cell>
          <table:table-cell table:formula="of:=STDEV([.BD8:.BH8])" office:value-type="float" office:value="0.668271651351454">
            <text:p>0.668</text:p>
          </table:table-cell>
          <table:table-cell table:style-name="Default" office:value-type="float" office:value="0.939316239316238">
            <text:p>0.94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BK8:.BO8])" office:value-type="float" office:value="0.945811965811964">
            <text:p>0.946</text:p>
          </table:table-cell>
          <table:table-cell table:formula="of:=STDEV([.BK8:.BO8])" office:value-type="float" office:value="0.00363122150192267">
            <text:p>0.004</text:p>
          </table:table-cell>
          <table:table-cell table:style-name="Default" office:value-type="float" office:value="4">
            <text:p>4</text:p>
          </table:table-cell>
          <table:table-cell table:number-columns-repeated="4" table:style-name="Default" office:value-type="float" office:value="3">
            <text:p>3</text:p>
          </table:table-cell>
          <table:table-cell table:formula="of:=AVERAGE([.BR8:.BV8])" office:value-type="float" office:value="3.2">
            <text:p>3.200</text:p>
          </table:table-cell>
          <table:table-cell table:formula="of:=STDEV([.BR8:.BV8])" office:value-type="float" office:value="0.447213595499958">
            <text:p>0.447</text:p>
          </table:table-cell>
          <table:table-cell table:style-name="Default" office:value-type="float" office:value="206.201">
            <text:p>206.2</text:p>
          </table:table-cell>
          <table:table-cell table:style-name="Default" office:value-type="float" office:value="134.223">
            <text:p>134.22</text:p>
          </table:table-cell>
          <table:table-cell table:style-name="Default" office:value-type="float" office:value="136.61">
            <text:p>136.61</text:p>
          </table:table-cell>
          <table:table-cell table:style-name="Default" office:value-type="float" office:value="140.51">
            <text:p>140.51</text:p>
          </table:table-cell>
          <table:table-cell table:style-name="Default" office:value-type="float" office:value="136.484">
            <text:p>136.48</text:p>
          </table:table-cell>
          <table:table-cell table:formula="of:=AVERAGE([.BY8:.CC8])" office:value-type="float" office:value="150.8056">
            <text:p>150.806</text:p>
          </table:table-cell>
          <table:table-cell table:formula="of:=STDEV([.BY8:.CC8])" office:value-type="float" office:value="31.0493785332332">
            <text:p>31.049</text:p>
          </table:table-cell>
          <table:table-cell table:number-columns-repeated="5" table:style-name="Default" office:value-type="float" office:value="0.943661971830986">
            <text:p>0.94</text:p>
          </table:table-cell>
          <table:table-cell table:number-columns-repeated="2"/>
          <table:table-cell table:style-name="Default" office:value-type="float" office:value="0.889743589743589">
            <text:p>0.89</text:p>
          </table:table-cell>
          <table:table-cell table:number-columns-repeated="4" table:style-name="Default" office:value-type="float" office:value="0.947435897435896">
            <text:p>0.95</text:p>
          </table:table-cell>
          <table:table-cell table:formula="of:=AVERAGE([.CM8:.CQ8])" office:value-type="float" office:value="0.935897435897435">
            <text:p>0.936</text:p>
          </table:table-cell>
          <table:table-cell table:formula="of:=STDEV([.CM8:.CQ8])" office:value-type="float" office:value="0.0258007843557665">
            <text:p>0.026</text:p>
          </table:table-cell>
          <table:table-cell table:formula="of:=[.CS8]/[.CR8]" office:value-type="float" office:value="0.0275679613664355">
            <text:p>0.028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formula="of:=AVERAGE([.CU8:.CY8])" office:value-type="float" office:value="3.2">
            <text:p>3.200</text:p>
          </table:table-cell>
          <table:table-cell table:formula="of:=STDEV([.CU8:.CY8])" office:value-type="float" office:value="0.447213595499958">
            <text:p>0.447</text:p>
          </table:table-cell>
          <table:table-cell table:style-name="Default" office:value-type="float" office:value="160.77">
            <text:p>160.77</text:p>
          </table:table-cell>
          <table:table-cell table:style-name="Default" office:value-type="float" office:value="259.691">
            <text:p>259.69</text:p>
          </table:table-cell>
          <table:table-cell table:style-name="Default" office:value-type="float" office:value="238.834">
            <text:p>238.83</text:p>
          </table:table-cell>
          <table:table-cell table:style-name="Default" office:value-type="float" office:value="138.795">
            <text:p>138.8</text:p>
          </table:table-cell>
          <table:table-cell table:style-name="Default" office:value-type="float" office:value="333.839">
            <text:p>333.84</text:p>
          </table:table-cell>
          <table:table-cell table:formula="of:=AVERAGE([.DB8:.DF8])" office:value-type="float" office:value="226.3858">
            <text:p>226.386</text:p>
          </table:table-cell>
          <table:table-cell table:formula="of:=STDEV([.DB8:.DF8])" office:value-type="float" office:value="78.7209719115561">
            <text:p>78.721</text:p>
          </table:table-cell>
          <table:table-cell table:style-name="Default" office:value-type="float" office:value="0.901408450704225">
            <text:p>0.9</text:p>
          </table:table-cell>
          <table:table-cell table:number-columns-repeated="4" table:style-name="Default" office:value-type="float" office:value="0.943661971830986">
            <text:p>0.94</text:p>
          </table:table-cell>
          <table:table-cell table:formula="of:=AVERAGE([.DI8:.DM8])" office:value-type="float" office:value="0.935211267605634">
            <text:p>0.935</text:p>
          </table:table-cell>
          <table:table-cell table:formula="of:=STDEV([.DI8:.DM8])" office:value-type="float" office:value="0.0188963491056323">
            <text:p>0.019</text:p>
          </table:table-cell>
          <table:table-cell table:number-columns-repeated="4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DP8:.DT8])" office:value-type="float" office:value="0.952649572649572">
            <text:p>0.953</text:p>
          </table:table-cell>
          <table:table-cell table:formula="of:=STDEV([.DP8:.DT8])" office:value-type="float" office:value="0.00496903994999951">
            <text:p>0.00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1">
            <text:p>11</text:p>
          </table:table-cell>
          <table:table-cell table:formula="of:=AVERAGE([.DW8:.EA8])" office:value-type="float" office:value="10">
            <text:p>10.000</text:p>
          </table:table-cell>
          <table:table-cell table:formula="of:=STDEV([.DW8:.EA8])" office:value-type="float" office:value="2.23606797749979">
            <text:p>2.236</text:p>
          </table:table-cell>
          <table:table-cell table:style-name="Default" office:value-type="float" office:value="5005.363">
            <text:p>5005.36</text:p>
          </table:table-cell>
          <table:table-cell table:style-name="Default" office:value-type="float" office:value="5203.171">
            <text:p>5203.17</text:p>
          </table:table-cell>
          <table:table-cell table:style-name="Default" office:value-type="float" office:value="5002.851">
            <text:p>5002.85</text:p>
          </table:table-cell>
          <table:table-cell table:style-name="Default" office:value-type="float" office:value="4942.775">
            <text:p>4942.78</text:p>
          </table:table-cell>
          <table:table-cell table:style-name="Default" office:value-type="float" office:value="5027.936">
            <text:p>5027.94</text:p>
          </table:table-cell>
          <table:table-cell table:formula="of:=AVERAGE([.ED8:.EH8])" office:value-type="float" office:value="5036.4192">
            <text:p>5036.419</text:p>
          </table:table-cell>
          <table:table-cell table:formula="of:=STDEV([.ED8:.EH8])" office:value-type="float" office:value="98.4107149765718">
            <text:p>98.411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EK8:.EY8])" office:value-type="float" office:value="0.961538461538461">
            <text:p>0.962</text:p>
          </table:table-cell>
          <table:table-cell table:formula="of:=STDEV([.EK8:.EY8])" office:value-type="float" office:value="0">
            <text:p>0.000</text:p>
          </table:table-cell>
          <table:table-cell table:formula="of:=[.FA8]/[.EZ8]" office:value-type="float" office:value="0">
            <text:p>0.000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4"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formula="of:=AVERAGE([.FC8:.FQ8])" office:value-type="float" office:value="0.239133333333333">
            <text:p>0.239</text:p>
          </table:table-cell>
          <table:table-cell table:formula="of:=STDEV([.FC8:.FQ8])" office:value-type="float" office:value="0.00752013171110592">
            <text:p>0.008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FT8:.FX8])" office:value-type="float" office:value="0.961538461538461">
            <text:p>0.962</text:p>
          </table:table-cell>
          <table:table-cell table:formula="of:=STDEV([.FT8:.FX8])" office:value-type="float" office:value="0">
            <text:p>0.000</text:p>
          </table:table-cell>
          <table:table-cell table:formula="of:=[.FZ8]/[.FY8]" office:value-type="float" office:value="0">
            <text:p>0.000</text:p>
          </table:table-cell>
          <table:table-cell table:style-name="Default" office:value-type="float" office:value="1.982">
            <text:p>1.98</text:p>
          </table:table-cell>
          <table:table-cell table:style-name="Default" office:value-type="float" office:value="2.044">
            <text:p>2.04</text:p>
          </table:table-cell>
          <table:table-cell table:style-name="Default" office:value-type="float" office:value="2.075">
            <text:p>2.08</text:p>
          </table:table-cell>
          <table:table-cell table:style-name="Default" office:value-type="float" office:value="1.965">
            <text:p>1.97</text:p>
          </table:table-cell>
          <table:table-cell table:style-name="Default" office:value-type="float" office:value="2.028">
            <text:p>2.03</text:p>
          </table:table-cell>
          <table:table-cell table:formula="of:=AVERAGE([.GB8:.GF8])" office:value-type="float" office:value="2.0188">
            <text:p>2.019</text:p>
          </table:table-cell>
          <table:table-cell table:formula="of:=STDEV([.GB8:.GF8])" office:value-type="float" office:value="0.0450743829685999">
            <text:p>0.045</text:p>
          </table:table-cell>
          <table:table-cell table:number-columns-repeated="15" table:style-name="Default" office:value-type="float" office:value="0.961538461538461">
            <text:p>0.96</text:p>
          </table:table-cell>
          <table:table-cell table:formula="of:=AVERAGE([.GI8:.GW8])" office:value-type="float" office:value="0.961538461538461">
            <text:p>0.962</text:p>
          </table:table-cell>
          <table:table-cell table:formula="of:=STDEV([.GI8:.GW8])" office:value-type="float" office:value="0">
            <text:p>0.000</text:p>
          </table:table-cell>
          <table:table-cell table:formula="of:=[.GY8]/[.GX8]" office:value-type="float" office:value="0">
            <text:p>0.000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827">
            <text:p>0.83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7">
            <text:p>0.72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853">
            <text:p>0.85</text:p>
          </table:table-cell>
          <table:table-cell table:style-name="Default" office:value-type="float" office:value="1.021">
            <text:p>1.02</text:p>
          </table:table-cell>
          <table:table-cell table:style-name="Default" office:value-type="float" office:value="0.871">
            <text:p>0.87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0.718">
            <text:p>0.72</text:p>
          </table:table-cell>
          <table:table-cell table:formula="of:=AVERAGE([.HA8:.HO8])" office:value-type="float" office:value="0.7996">
            <text:p>0.800</text:p>
          </table:table-cell>
          <table:table-cell table:formula="of:=STDEV([.HA8:.HO8])" office:value-type="float" office:value="0.105244477289785">
            <text:p>0.105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HR8:.HV8])" office:value-type="float" office:value="0.961538461538461">
            <text:p>0.962</text:p>
          </table:table-cell>
          <table:table-cell table:formula="of:=STDEV([.HR8:.HV8])" office:value-type="float" office:value="0">
            <text:p>0.000</text:p>
          </table:table-cell>
          <table:table-cell table:formula="of:=[.HX8]/[.HW8]" office:value-type="float" office:value="0">
            <text:p>0.000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036">
            <text:p>7.04</text:p>
          </table:table-cell>
          <table:table-cell table:style-name="Default" office:value-type="float" office:value="7.27">
            <text:p>7.27</text:p>
          </table:table-cell>
          <table:table-cell table:style-name="Default" office:value-type="float" office:value="7.144">
            <text:p>7.14</text:p>
          </table:table-cell>
          <table:table-cell table:style-name="Default" office:value-type="float" office:value="7.005">
            <text:p>7.01</text:p>
          </table:table-cell>
          <table:table-cell table:formula="of:=AVERAGE([.HZ8:.ID8])" office:value-type="float" office:value="7.1512">
            <text:p>7.151</text:p>
          </table:table-cell>
          <table:table-cell table:formula="of:=STDEV([.HZ8:.ID8])" office:value-type="float" office:value="0.133464227416938">
            <text:p>0.13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IG8:.IK8])" office:value-type="float" office:value="0.961538461538461">
            <text:p>0.962</text:p>
          </table:table-cell>
          <table:table-cell table:formula="of:=STDEV([.IG8:.IK8])" office:value-type="float" office:value="0">
            <text:p>0.000</text:p>
          </table:table-cell>
          <table:table-cell table:formula="of:=[.IM8]/[.IL8]" office:value-type="float" office:value="0">
            <text:p>0.000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formula="of:=AVERAGE([.IO8:.IS8])" office:value-type="float" office:value="0.075">
            <text:p>0.075</text:p>
          </table:table-cell>
          <table:table-cell table:formula="of:=STDEV([.IO8:.IS8])" office:value-type="float" office:value="0.00670820393249937">
            <text:p>0.007</text:p>
          </table:table-cell>
          <table:table-cell table:style-name="Default" office:value-type="float" office:value="0.961538461538461">
            <text:p>0.96</text:p>
          </table:table-cell>
          <table:table-cell table:number-columns-repeated="3" table:style-name="Default" office:value-type="float" office:value="0.95042735042735">
            <text:p>0.95</text:p>
          </table:table-cell>
          <table:table-cell table:style-name="Default" office:value-type="float" office:value="0.961538461538461">
            <text:p>0.96</text:p>
          </table:table-cell>
          <table:table-cell table:formula="of:=AVERAGE([.IV8:.IZ8])" office:value-type="float" office:value="0.954871794871795">
            <text:p>0.955</text:p>
          </table:table-cell>
          <table:table-cell table:formula="of:=STDEV([.IV8:.IZ8])" office:value-type="float" office:value="0.00608580619450182">
            <text:p>0.006</text:p>
          </table:table-cell>
          <table:table-cell table:formula="of:=[.JB8]/[.JA8]" office:value-type="float" office:value="0.00637342753989182">
            <text:p>0.006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24">
            <text:p>0.62</text:p>
          </table:table-cell>
          <table:table-cell table:style-name="Default" office:value-type="float" office:value="0.64">
            <text:p>0.64</text:p>
          </table:table-cell>
          <table:table-cell table:style-name="Default" office:value-type="float" office:value="0.655">
            <text:p>0.66</text:p>
          </table:table-cell>
          <table:table-cell table:style-name="Default" office:value-type="float" office:value="0.64">
            <text:p>0.64</text:p>
          </table:table-cell>
          <table:table-cell table:formula="of:=AVERAGE([.JD8:.JH8])" office:value-type="float" office:value="0.6428">
            <text:p>0.643</text:p>
          </table:table-cell>
          <table:table-cell table:formula="of:=STDEV([.JD8:.JH8])" office:value-type="float" office:value="0.0129112354172635">
            <text:p>0.013</text:p>
          </table:table-cell>
          <table:table-cell table:number-columns-repeated="5" table:style-name="Default" office:value-type="float" office:value="0.961538461538461">
            <text:p>0.96</text:p>
          </table:table-cell>
          <table:table-cell table:formula="of:=AVERAGE([.JK8:.JO8])" office:value-type="float" office:value="0.961538461538461">
            <text:p>0.962</text:p>
          </table:table-cell>
          <table:table-cell table:formula="of:=STDEV([.JK8:.JO8])" office:value-type="float" office:value="0">
            <text:p>0.000</text:p>
          </table:table-cell>
          <table:table-cell table:formula="of:=[.JQ8]/[.JP8]" office:value-type="float" office:value="0">
            <text:p>0.000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02">
            <text:p>0.7</text:p>
          </table:table-cell>
          <table:table-cell table:style-name="Default" office:value-type="float" office:value="0.718">
            <text:p>0.72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733">
            <text:p>0.73</text:p>
          </table:table-cell>
          <table:table-cell table:formula="of:=AVERAGE([.JS8:.JW8])" office:value-type="float" office:value="0.7242">
            <text:p>0.724</text:p>
          </table:table-cell>
          <table:table-cell table:formula="of:=STDEV([.JS8:.JW8])" office:value-type="float" office:value="0.0141492049246592">
            <text:p>0.014</text:p>
          </table:table-cell>
          <table:table-cell table:number-columns-repeated="2" office:value-type="float" office:value="0.942307692307692">
            <text:p>0.94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KB8:.KF8])" office:value-type="float" office:value="0.961538461538461">
            <text:p>0.96</text:p>
          </table:table-cell>
          <table:table-cell table:formula="of:=STDEV([.KB8:.KF8])" office:value-type="float" office:value="0">
            <text:p>0</text:p>
          </table:table-cell>
          <table:table-cell office:value-type="float" office:value="2.371">
            <text:p>2.37</text:p>
          </table:table-cell>
          <table:table-cell office:value-type="float" office:value="2.528">
            <text:p>2.53</text:p>
          </table:table-cell>
          <table:table-cell office:value-type="float" office:value="2.543">
            <text:p>2.54</text:p>
          </table:table-cell>
          <table:table-cell office:value-type="float" office:value="2.652">
            <text:p>2.65</text:p>
          </table:table-cell>
          <table:table-cell office:value-type="float" office:value="2.48">
            <text:p>2.4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KW8:.LA8])" office:value-type="float" office:value="0.961538461538461">
            <text:p>0.96</text:p>
          </table:table-cell>
          <table:table-cell table:formula="of:=STDEV([.KW8:.LA8])" office:value-type="float" office:value="0">
            <text:p>0</text:p>
          </table:table-cell>
          <table:table-cell table:formula="of:=[.LC8]/[.LB8]" office:value-type="float" office:value="0">
            <text:p>0</text:p>
          </table:table-cell>
          <table:table-cell office:value-type="float" office:value="68.017">
            <text:p>68.02</text:p>
          </table:table-cell>
          <table:table-cell office:value-type="float" office:value="76.536">
            <text:p>76.54</text:p>
          </table:table-cell>
          <table:table-cell office:value-type="float" office:value="68.937">
            <text:p>68.94</text:p>
          </table:table-cell>
          <table:table-cell office:value-type="float" office:value="69.235">
            <text:p>69.24</text:p>
          </table:table-cell>
          <table:table-cell office:value-type="float" office:value="69.217">
            <text:p>69.22</text:p>
          </table:table-cell>
          <table:table-cell table:formula="of:=AVERAGE([.LE8:.LI8])" office:value-type="float" office:value="70.3884">
            <text:p>70.39</text:p>
          </table:table-cell>
          <table:table-cell table:formula="of:=STDEV([.LE8:.LI8])" office:value-type="float" office:value="3.47223253829579">
            <text:p>3.47</text:p>
          </table:table-cell>
          <table:table-cell table:number-columns-repeated="5" office:value-type="float" office:value="0.971830985915493">
            <text:p>0.97</text:p>
          </table:table-cell>
          <table:table-cell table:formula="of:=AVERAGE([.LL8:.LP8])" office:value-type="float" office:value="0.971830985915493">
            <text:p>0.97</text:p>
          </table:table-cell>
          <table:table-cell table:formula="of:=STDEV([.LL8:.LP8])" office:value-type="float" office:value="0">
            <text:p>0</text:p>
          </table:table-cell>
          <table:table-cell table:number-columns-repeated="5" office:value-type="float" office:value="0.961538461538461">
            <text:p>0.96</text:p>
          </table:table-cell>
          <table:table-cell table:formula="of:=AVERAGE([.LS8:.LW8])" office:value-type="float" office:value="0.961538461538461">
            <text:p>0.96</text:p>
          </table:table-cell>
          <table:table-cell table:number-columns-repeated="2"/>
          <table:table-cell office:value-type="float" office:value="39.249">
            <text:p>39.25</text:p>
          </table:table-cell>
          <table:table-cell office:value-type="float" office:value="39.156">
            <text:p>39.16</text:p>
          </table:table-cell>
          <table:table-cell office:value-type="float" office:value="38.954">
            <text:p>38.95</text:p>
          </table:table-cell>
          <table:table-cell office:value-type="float" office:value="39.531">
            <text:p>39.53</text:p>
          </table:table-cell>
          <table:table-cell office:value-type="float" office:value="41.184">
            <text:p>41.18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formula="of:=AVERAGE([.MH8:.ML8])" office:value-type="float" office:value="0.971830985915493">
            <text:p>0.97</text:p>
          </table:table-cell>
          <table:table-cell/>
          <table:table-cell table:number-columns-repeated="5" office:value-type="float" office:value="0.961538461538461">
            <text:p>0.96</text:p>
          </table:table-cell>
          <table:table-cell table:formula="of:=AVERAGE([.MO8:.MS8])" office:value-type="float" office:value="0.961538461538461">
            <text:p>0.96</text:p>
          </table:table-cell>
          <table:table-cell table:number-columns-repeated="9"/>
          <table:table-cell table:number-columns-repeated="5" office:value-type="float" office:value="0.971830985915493">
            <text:p>0.97</text:p>
          </table:table-cell>
          <table:table-cell table:number-columns-repeated="2"/>
          <table:table-cell table:number-columns-repeated="5" office:value-type="float" office:value="0.961538461538461">
            <text:p>0.96</text:p>
          </table:table-cell>
          <table:table-cell table:formula="of:=AVERAGE([.NK8:.NO8])" office:value-type="float" office:value="0.961538461538461">
            <text:p>0.96</text:p>
          </table:table-cell>
          <table:table-cell table:number-columns-repeated="2"/>
          <table:table-cell office:value-type="float" office:value="117.531">
            <text:p>117.53</text:p>
          </table:table-cell>
          <table:table-cell office:value-type="float" office:value="119.792">
            <text:p>119.79</text:p>
          </table:table-cell>
          <table:table-cell office:value-type="float" office:value="113.179">
            <text:p>113.18</text:p>
          </table:table-cell>
          <table:table-cell office:value-type="float" office:value="116.891">
            <text:p>116.89</text:p>
          </table:table-cell>
          <table:table-cell office:value-type="float" office:value="112.616">
            <text:p>112.62</text:p>
          </table:table-cell>
          <table:table-cell table:number-columns-repeated="2"/>
          <table:table-cell table:number-columns-repeated="5" office:value-type="float" office:value="0.971830985915493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table:style-name="Default" office:value-type="float" office:value="16">
            <text:p>16</text:p>
          </table:table-cell>
          <table:table-cell office:value-type="float" office:value="0.933674159149632">
            <text:p>0.934</text:p>
          </table:table-cell>
          <table:table-cell office:value-type="float" office:value="0.933960236183866">
            <text:p>0.934</text:p>
          </table:table-cell>
          <table:table-cell office:value-type="float" office:value="0.931918295363537">
            <text:p>0.932</text:p>
          </table:table-cell>
          <table:table-cell office:value-type="float" office:value="0.934684842440902">
            <text:p>0.935</text:p>
          </table:table-cell>
          <table:table-cell office:value-type="float" office:value="0.932952347616387">
            <text:p>0.933</text:p>
          </table:table-cell>
          <table:table-cell table:formula="of:=AVERAGE([.E9:.I9])" office:value-type="float" office:value="0.933437976150865">
            <text:p>0.933</text:p>
          </table:table-cell>
          <table:table-cell table:formula="of:=STDEV([.F9:.I9])" office:value-type="float" office:value="0.00120536996449874">
            <text:p>0.001</text:p>
          </table:table-cell>
          <table:table-cell table:formula="of:=[.K9]/[.J9]" office:value-type="float" office:value="0.00129132303944738">
            <text:p>0.001</text:p>
          </table:table-cell>
          <table:table-cell table:style-name="Default" office:value-type="float" office:value="0.962875700830178">
            <text:p>0.96</text:p>
          </table:table-cell>
          <table:table-cell table:style-name="Default" office:value-type="float" office:value="0.962432360773597">
            <text:p>0.96</text:p>
          </table:table-cell>
          <table:table-cell table:style-name="Default" office:value-type="float" office:value="0.963390313733841">
            <text:p>0.96</text:p>
          </table:table-cell>
          <table:table-cell table:style-name="Default" office:value-type="float" office:value="0.963650488584335">
            <text:p>0.96</text:p>
          </table:table-cell>
          <table:table-cell table:style-name="Default" office:value-type="float" office:value="0.963095216962176">
            <text:p>0.96</text:p>
          </table:table-cell>
          <table:table-cell table:style-name="Default" office:value-type="float" office:value="0.963166621812313">
            <text:p>0.96</text:p>
          </table:table-cell>
          <table:table-cell table:style-name="Default" office:value-type="float" office:value="0.963890477424982">
            <text:p>0.96</text:p>
          </table:table-cell>
          <table:table-cell table:style-name="Default" office:value-type="float" office:value="0.964168102559158">
            <text:p>0.96</text:p>
          </table:table-cell>
          <table:table-cell table:style-name="Default" office:value-type="float" office:value="0.963138544843021">
            <text:p>0.96</text:p>
          </table:table-cell>
          <table:table-cell table:style-name="Default" office:value-type="float" office:value="0.963156308882997">
            <text:p>0.96</text:p>
          </table:table-cell>
          <table:table-cell table:style-name="Default" office:value-type="float" office:value="0.962919556781409">
            <text:p>0.96</text:p>
          </table:table-cell>
          <table:table-cell table:style-name="Default" office:value-type="float" office:value="0.963648367593272">
            <text:p>0.96</text:p>
          </table:table-cell>
          <table:table-cell table:style-name="Default" office:value-type="float" office:value="0.963601397666152">
            <text:p>0.96</text:p>
          </table:table-cell>
          <table:table-cell table:style-name="Default" office:value-type="float" office:value="0.96391084645909">
            <text:p>0.96</text:p>
          </table:table-cell>
          <table:table-cell table:style-name="Default" office:value-type="float" office:value="0.963620060128925">
            <text:p>0.96</text:p>
          </table:table-cell>
          <table:table-cell table:formula="of:=AVERAGE([.M9:.AA9])" office:value-type="float" office:value="0.963377624335696">
            <text:p>0.963</text:p>
          </table:table-cell>
          <table:table-cell table:formula="of:=STDEV([.M9:.AA9])" office:value-type="float" office:value="0.000464039654098174">
            <text:p>0.000</text:p>
          </table:table-cell>
          <table:table-cell table:formula="of:=[.AC9]/[.AB9]" office:value-type="float" office:value="0.000481679916967301">
            <text:p>0.000</text:p>
          </table:table-cell>
          <table:table-cell table:style-name="Default" office:value-type="float" office:value="266.683">
            <text:p>266.68</text:p>
          </table:table-cell>
          <table:table-cell table:style-name="Default" office:value-type="float" office:value="269.038">
            <text:p>269.04</text:p>
          </table:table-cell>
          <table:table-cell table:style-name="Default" office:value-type="float" office:value="267.15">
            <text:p>267.15</text:p>
          </table:table-cell>
          <table:table-cell table:style-name="Default" office:value-type="float" office:value="267.354">
            <text:p>267.35</text:p>
          </table:table-cell>
          <table:table-cell table:style-name="Default" office:value-type="float" office:value="202.437">
            <text:p>202.44</text:p>
          </table:table-cell>
          <table:table-cell table:style-name="Default" office:value-type="float" office:value="224.645">
            <text:p>224.65</text:p>
          </table:table-cell>
          <table:table-cell table:style-name="Default" office:value-type="float" office:value="180.006">
            <text:p>180.01</text:p>
          </table:table-cell>
          <table:table-cell table:style-name="Default" office:value-type="float" office:value="162.69">
            <text:p>162.69</text:p>
          </table:table-cell>
          <table:table-cell table:style-name="Default" office:value-type="float" office:value="117.765">
            <text:p>117.77</text:p>
          </table:table-cell>
          <table:table-cell table:style-name="Default" office:value-type="float" office:value="116.376">
            <text:p>116.38</text:p>
          </table:table-cell>
          <table:table-cell table:style-name="Default" office:value-type="float" office:value="116.283">
            <text:p>116.28</text:p>
          </table:table-cell>
          <table:table-cell table:style-name="Default" office:value-type="float" office:value="116.314">
            <text:p>116.31</text:p>
          </table:table-cell>
          <table:table-cell table:style-name="Default" office:value-type="float" office:value="118.545">
            <text:p>118.55</text:p>
          </table:table-cell>
          <table:table-cell table:style-name="Default" office:value-type="float" office:value="119.419">
            <text:p>119.42</text:p>
          </table:table-cell>
          <table:table-cell table:style-name="Default" office:value-type="float" office:value="265.7">
            <text:p>265.7</text:p>
          </table:table-cell>
          <table:table-cell table:formula="of:=AVERAGE([.AE9:.AS9])" office:value-type="float" office:value="187.360333333333">
            <text:p>187.360</text:p>
          </table:table-cell>
          <table:table-cell table:formula="of:=STDEV([.AE9:.AS9])" office:value-type="float" office:value="67.336787413999">
            <text:p>67.337</text:p>
          </table:table-cell>
          <table:table-cell table:style-name="Default" office:value-type="float" office:value="0.959669769586506">
            <text:p>0.96</text:p>
          </table:table-cell>
          <table:table-cell table:style-name="Default" office:value-type="float" office:value="0.959633303591275">
            <text:p>0.96</text:p>
          </table:table-cell>
          <table:table-cell table:style-name="Default" office:value-type="float" office:value="0.960426845081251">
            <text:p>0.96</text:p>
          </table:table-cell>
          <table:table-cell table:style-name="Default" office:value-type="float" office:value="0.960448948988144">
            <text:p>0.96</text:p>
          </table:table-cell>
          <table:table-cell table:style-name="Default" office:value-type="float" office:value="0.960929515292703">
            <text:p>0.96</text:p>
          </table:table-cell>
          <table:table-cell table:formula="of:=AVERAGE([.AV9:.AZ9])" office:value-type="float" office:value="0.960221676507976">
            <text:p>0.960</text:p>
          </table:table-cell>
          <table:table-cell table:formula="of:=STDEV([.AV9:.AZ9])" office:value-type="float" office:value="0.000558024777214006">
            <text:p>0.001</text:p>
          </table:table-cell>
          <table:table-cell table:formula="of:=[.BB9]/[.BA9]" office:value-type="float" office:value="0.000581141616426913">
            <text:p>0.001</text:p>
          </table:table-cell>
          <table:table-cell table:style-name="Default" office:value-type="float" office:value="658.242">
            <text:p>658.24</text:p>
          </table:table-cell>
          <table:table-cell table:style-name="Default" office:value-type="float" office:value="613.162">
            <text:p>613.16</text:p>
          </table:table-cell>
          <table:table-cell table:style-name="Default" office:value-type="float" office:value="618.561">
            <text:p>618.56</text:p>
          </table:table-cell>
          <table:table-cell table:style-name="Default" office:value-type="float" office:value="630.036">
            <text:p>630.04</text:p>
          </table:table-cell>
          <table:table-cell table:style-name="Default" office:value-type="float" office:value="638.974">
            <text:p>638.97</text:p>
          </table:table-cell>
          <table:table-cell table:formula="of:=AVERAGE([.BD9:.BH9])" office:value-type="float" office:value="631.795">
            <text:p>631.795</text:p>
          </table:table-cell>
          <table:table-cell table:formula="of:=STDEV([.BD9:.BH9])" office:value-type="float" office:value="17.8633939664331">
            <text:p>17.863</text:p>
          </table:table-cell>
          <table:table-cell table:style-name="Default" office:value-type="float" office:value="0.961646645373272">
            <text:p>0.96</text:p>
          </table:table-cell>
          <table:table-cell table:style-name="Default" office:value-type="float" office:value="0.961410142920659">
            <text:p>0.96</text:p>
          </table:table-cell>
          <table:table-cell table:style-name="Default" office:value-type="float" office:value="0.963873851986264">
            <text:p>0.96</text:p>
          </table:table-cell>
          <table:table-cell table:style-name="Default" office:value-type="float" office:value="0.965678061791641">
            <text:p>0.97</text:p>
          </table:table-cell>
          <table:table-cell table:style-name="Default" office:value-type="float" office:value="0.963656439456348">
            <text:p>0.96</text:p>
          </table:table-cell>
          <table:table-cell table:formula="of:=AVERAGE([.BK9:.BO9])" office:value-type="float" office:value="0.963253028305637">
            <text:p>0.963</text:p>
          </table:table-cell>
          <table:table-cell table:formula="of:=STDEV([.BK9:.BO9])" office:value-type="float" office:value="0.00176108224358951">
            <text:p>0.002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6">
            <text:p>16</text:p>
          </table:table-cell>
          <table:table-cell table:number-columns-repeated="2" table:style-name="Default" office:value-type="float" office:value="15">
            <text:p>15</text:p>
          </table:table-cell>
          <table:table-cell table:formula="of:=AVERAGE([.BR9:.BV9])" office:value-type="float" office:value="14">
            <text:p>14.000</text:p>
          </table:table-cell>
          <table:table-cell table:formula="of:=STDEV([.BR9:.BV9])" office:value-type="float" office:value="1.87082869338697">
            <text:p>1.871</text:p>
          </table:table-cell>
          <table:table-cell table:style-name="Default" office:value-type="float" office:value="16464.664">
            <text:p>16464.66</text:p>
          </table:table-cell>
          <table:table-cell table:style-name="Default" office:value-type="float" office:value="16037.644">
            <text:p>16037.64</text:p>
          </table:table-cell>
          <table:table-cell table:style-name="Default" office:value-type="float" office:value="18951.168">
            <text:p>18951.17</text:p>
          </table:table-cell>
          <table:table-cell table:style-name="Default" office:value-type="float" office:value="19197.509">
            <text:p>19197.51</text:p>
          </table:table-cell>
          <table:table-cell table:style-name="Default" office:value-type="float" office:value="18910.358">
            <text:p>18910.36</text:p>
          </table:table-cell>
          <table:table-cell table:formula="of:=AVERAGE([.BY9:.CC9])" office:value-type="float" office:value="17912.2686">
            <text:p>17912.269</text:p>
          </table:table-cell>
          <table:table-cell table:formula="of:=STDEV([.BY9:.CC9])" office:value-type="float" office:value="1527.83455979134">
            <text:p>1527.835</text:p>
          </table:table-cell>
          <table:table-cell table:style-name="Default" office:value-type="float" office:value="0.961854899027674">
            <text:p>0.96</text:p>
          </table:table-cell>
          <table:table-cell table:style-name="Default" office:value-type="float" office:value="0.961605584642234">
            <text:p>0.96</text:p>
          </table:table-cell>
          <table:table-cell table:style-name="Default" office:value-type="float" office:value="0.964098728496634">
            <text:p>0.96</text:p>
          </table:table-cell>
          <table:table-cell table:style-name="Default" office:value-type="float" office:value="0.965843929194715">
            <text:p>0.97</text:p>
          </table:table-cell>
          <table:table-cell table:style-name="Default" office:value-type="float" office:value="0.963849414111194">
            <text:p>0.96</text:p>
          </table:table-cell>
          <table:table-cell table:number-columns-repeated="2"/>
          <table:table-cell table:style-name="Default" office:value-type="float" office:value="0.962646666564631">
            <text:p>0.96</text:p>
          </table:table-cell>
          <table:table-cell table:style-name="Default" office:value-type="float" office:value="0.963425281488594">
            <text:p>0.96</text:p>
          </table:table-cell>
          <table:table-cell table:style-name="Default" office:value-type="float" office:value="0.962381815213096">
            <text:p>0.96</text:p>
          </table:table-cell>
          <table:table-cell table:style-name="Default" office:value-type="float" office:value="0.962375240715806">
            <text:p>0.96</text:p>
          </table:table-cell>
          <table:table-cell table:style-name="Default" office:value-type="float" office:value="0.963165864213723">
            <text:p>0.96</text:p>
          </table:table-cell>
          <table:table-cell table:formula="of:=AVERAGE([.CM9:.CQ9])" office:value-type="float" office:value="0.96279897363917">
            <text:p>0.963</text:p>
          </table:table-cell>
          <table:table-cell table:formula="of:=STDEV([.CM9:.CQ9])" office:value-type="float" office:value="0.000475299485505653">
            <text:p>0.000</text:p>
          </table:table-cell>
          <table:table-cell table:formula="of:=[.CS9]/[.CR9]" office:value-type="float" office:value="0.000493664304303446">
            <text:p>0.000</text:p>
          </table:table-cell>
          <table:table-cell table:number-columns-repeated="2" table:style-name="Default" office:value-type="float" office:value="12">
            <text:p>12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5">
            <text:p>15</text:p>
          </table:table-cell>
          <table:table-cell table:formula="of:=AVERAGE([.CU9:.CY9])" office:value-type="float" office:value="13.2">
            <text:p>13.200</text:p>
          </table:table-cell>
          <table:table-cell table:formula="of:=STDEV([.CU9:.CY9])" office:value-type="float" office:value="1.30384048104053">
            <text:p>1.304</text:p>
          </table:table-cell>
          <table:table-cell table:style-name="Default" office:value-type="float" office:value="17874.435">
            <text:p>17874.44</text:p>
          </table:table-cell>
          <table:table-cell table:style-name="Default" office:value-type="float" office:value="17175.467">
            <text:p>17175.47</text:p>
          </table:table-cell>
          <table:table-cell table:style-name="Default" office:value-type="float" office:value="19409.739">
            <text:p>19409.74</text:p>
          </table:table-cell>
          <table:table-cell table:style-name="Default" office:value-type="float" office:value="19120.696">
            <text:p>19120.7</text:p>
          </table:table-cell>
          <table:table-cell table:style-name="Default" office:value-type="float" office:value="20685.394">
            <text:p>20685.39</text:p>
          </table:table-cell>
          <table:table-cell table:formula="of:=AVERAGE([.DB9:.DF9])" office:value-type="float" office:value="18853.1462">
            <text:p>18853.146</text:p>
          </table:table-cell>
          <table:table-cell table:formula="of:=STDEV([.DB9:.DF9])" office:value-type="float" office:value="1370.30959569497">
            <text:p>1370.310</text:p>
          </table:table-cell>
          <table:table-cell table:style-name="Default" office:value-type="float" office:value="0.962852156569434">
            <text:p>0.96</text:p>
          </table:table-cell>
          <table:table-cell table:style-name="Default" office:value-type="float" office:value="0.963600099725754">
            <text:p>0.96</text:p>
          </table:table-cell>
          <table:table-cell table:number-columns-repeated="2" table:style-name="Default" office:value-type="float" office:value="0.962602842183994">
            <text:p>0.96</text:p>
          </table:table-cell>
          <table:table-cell table:style-name="Default" office:value-type="float" office:value="0.963350785340314">
            <text:p>0.96</text:p>
          </table:table-cell>
          <table:table-cell table:formula="of:=AVERAGE([.DI9:.DM9])" office:value-type="float" office:value="0.963001745200698">
            <text:p>0.963</text:p>
          </table:table-cell>
          <table:table-cell table:formula="of:=STDEV([.DI9:.DM9])" office:value-type="float" office:value="0.000452902072415418">
            <text:p>0.000</text:p>
          </table:table-cell>
          <table:table-cell table:style-name="Default" office:value-type="float" office:value="0.962654528668285">
            <text:p>0.96</text:p>
          </table:table-cell>
          <table:table-cell table:style-name="Default" office:value-type="float" office:value="0.964406392228302">
            <text:p>0.96</text:p>
          </table:table-cell>
          <table:table-cell table:style-name="Default" office:value-type="float" office:value="0.966694814033963">
            <text:p>0.97</text:p>
          </table:table-cell>
          <table:table-cell table:style-name="Default" office:value-type="float" office:value="0.964969255200762">
            <text:p>0.96</text:p>
          </table:table-cell>
          <table:table-cell table:style-name="Default" office:value-type="float" office:value="0.964402330886459">
            <text:p>0.96</text:p>
          </table:table-cell>
          <table:table-cell table:formula="of:=AVERAGE([.DP9:.DT9])" office:value-type="float" office:value="0.964625464203554">
            <text:p>0.965</text:p>
          </table:table-cell>
          <table:table-cell table:formula="of:=STDEV([.DP9:.DT9])" office:value-type="float" office:value="0.00144765058474929">
            <text:p>0.001</text:p>
          </table:table-cell>
          <table:table-cell table:style-name="Default" office:value-type="float" office:value="14">
            <text:p>14</text:p>
          </table:table-cell>
          <table:table-cell table:number-columns-repeated="4" table:style-name="Default" office:value-type="float" office:value="15">
            <text:p>15</text:p>
          </table:table-cell>
          <table:table-cell table:formula="of:=AVERAGE([.DW9:.EA9])" office:value-type="float" office:value="14.8">
            <text:p>14.800</text:p>
          </table:table-cell>
          <table:table-cell table:formula="of:=STDEV([.DW9:.EA9])" office:value-type="float" office:value="0.447213595499958">
            <text:p>0.447</text:p>
          </table:table-cell>
          <table:table-cell table:style-name="Default" office:value-type="float" office:value="77281.801">
            <text:p>77281.8</text:p>
          </table:table-cell>
          <table:table-cell table:style-name="Default" office:value-type="float" office:value="76730.589">
            <text:p>76730.59</text:p>
          </table:table-cell>
          <table:table-cell table:style-name="Default" office:value-type="float" office:value="76661.184">
            <text:p>76661.18</text:p>
          </table:table-cell>
          <table:table-cell table:style-name="Default" office:value-type="float" office:value="76149.238">
            <text:p>76149.24</text:p>
          </table:table-cell>
          <table:table-cell table:style-name="Default" office:value-type="float" office:value="76474.468">
            <text:p>76474.47</text:p>
          </table:table-cell>
          <table:table-cell table:formula="of:=AVERAGE([.ED9:.EH9])" office:value-type="float" office:value="76659.456">
            <text:p>76659.456</text:p>
          </table:table-cell>
          <table:table-cell table:formula="of:=STDEV([.ED9:.EH9])" office:value-type="float" office:value="414.402930843284">
            <text:p>414.403</text:p>
          </table:table-cell>
          <table:table-cell table:style-name="Default" office:value-type="float" office:value="0.961629292465921">
            <text:p>0.96</text:p>
          </table:table-cell>
          <table:table-cell table:style-name="Default" office:value-type="float" office:value="0.959361839757718">
            <text:p>0.96</text:p>
          </table:table-cell>
          <table:table-cell table:style-name="Default" office:value-type="float" office:value="0.961464111195686">
            <text:p>0.96</text:p>
          </table:table-cell>
          <table:table-cell table:style-name="Default" office:value-type="float" office:value="0.959656117653368">
            <text:p>0.96</text:p>
          </table:table-cell>
          <table:table-cell table:style-name="Default" office:value-type="float" office:value="0.962676553534221">
            <text:p>0.96</text:p>
          </table:table-cell>
          <table:table-cell table:style-name="Default" office:value-type="float" office:value="0.959368417099471">
            <text:p>0.96</text:p>
          </table:table-cell>
          <table:table-cell table:style-name="Default" office:value-type="float" office:value="0.960360670299751">
            <text:p>0.96</text:p>
          </table:table-cell>
          <table:table-cell table:style-name="Default" office:value-type="float" office:value="0.96241274289575">
            <text:p>0.96</text:p>
          </table:table-cell>
          <table:table-cell table:style-name="Default" office:value-type="float" office:value="0.961886263323263">
            <text:p>0.96</text:p>
          </table:table-cell>
          <table:table-cell table:style-name="Default" office:value-type="float" office:value="0.961959446583765">
            <text:p>0.96</text:p>
          </table:table-cell>
          <table:table-cell table:style-name="Default" office:value-type="float" office:value="0.960648085194908">
            <text:p>0.96</text:p>
          </table:table-cell>
          <table:table-cell table:style-name="Default" office:value-type="float" office:value="0.962561985711792">
            <text:p>0.96</text:p>
          </table:table-cell>
          <table:table-cell table:style-name="Default" office:value-type="float" office:value="0.961648436437568">
            <text:p>0.96</text:p>
          </table:table-cell>
          <table:table-cell table:style-name="Default" office:value-type="float" office:value="0.962261411397626">
            <text:p>0.96</text:p>
          </table:table-cell>
          <table:table-cell table:style-name="Default" office:value-type="float" office:value="0.960329671439214">
            <text:p>0.96</text:p>
          </table:table-cell>
          <table:table-cell table:formula="of:=AVERAGE([.EK9:.EY9])" office:value-type="float" office:value="0.961215002999335">
            <text:p>0.961</text:p>
          </table:table-cell>
          <table:table-cell table:formula="of:=STDEV([.EK9:.EY9])" office:value-type="float" office:value="0.00116544580067829">
            <text:p>0.001</text:p>
          </table:table-cell>
          <table:table-cell table:formula="of:=[.FA9]/[.EZ9]" office:value-type="float" office:value="0.00121247150433741">
            <text:p>0.001</text:p>
          </table:table-cell>
          <table:table-cell table:style-name="Default" office:value-type="float" office:value="11.856">
            <text:p>11.86</text:p>
          </table:table-cell>
          <table:table-cell table:style-name="Default" office:value-type="float" office:value="11.716">
            <text:p>11.72</text:p>
          </table:table-cell>
          <table:table-cell table:style-name="Default" office:value-type="float" office:value="11.669">
            <text:p>11.67</text:p>
          </table:table-cell>
          <table:table-cell table:style-name="Default" office:value-type="float" office:value="11.731">
            <text:p>11.73</text:p>
          </table:table-cell>
          <table:table-cell table:style-name="Default" office:value-type="float" office:value="11.825">
            <text:p>11.83</text:p>
          </table:table-cell>
          <table:table-cell table:style-name="Default" office:value-type="float" office:value="11.949">
            <text:p>11.95</text:p>
          </table:table-cell>
          <table:table-cell table:style-name="Default" office:value-type="float" office:value="11.872">
            <text:p>11.87</text:p>
          </table:table-cell>
          <table:table-cell table:style-name="Default" office:value-type="float" office:value="11.607">
            <text:p>11.61</text:p>
          </table:table-cell>
          <table:table-cell table:style-name="Default" office:value-type="float" office:value="11.903">
            <text:p>11.9</text:p>
          </table:table-cell>
          <table:table-cell table:style-name="Default" office:value-type="float" office:value="11.918">
            <text:p>11.92</text:p>
          </table:table-cell>
          <table:table-cell table:style-name="Default" office:value-type="float" office:value="11.965">
            <text:p>11.97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137">
            <text:p>12.14</text:p>
          </table:table-cell>
          <table:table-cell table:style-name="Default" office:value-type="float" office:value="12.09">
            <text:p>12.09</text:p>
          </table:table-cell>
          <table:table-cell table:style-name="Default" office:value-type="float" office:value="12.058">
            <text:p>12.06</text:p>
          </table:table-cell>
          <table:table-cell table:formula="of:=AVERAGE([.FC9:.FQ9])" office:value-type="float" office:value="11.8924">
            <text:p>11.892</text:p>
          </table:table-cell>
          <table:table-cell table:formula="of:=STDEV([.FC9:.FQ9])" office:value-type="float" office:value="0.162436273218585">
            <text:p>0.162</text:p>
          </table:table-cell>
          <table:table-cell table:style-name="Default" office:value-type="float" office:value="0.964227776601535">
            <text:p>0.96</text:p>
          </table:table-cell>
          <table:table-cell table:style-name="Default" office:value-type="float" office:value="0.962926396884571">
            <text:p>0.96</text:p>
          </table:table-cell>
          <table:table-cell table:style-name="Default" office:value-type="float" office:value="0.964974179928893">
            <text:p>0.96</text:p>
          </table:table-cell>
          <table:table-cell table:style-name="Default" office:value-type="float" office:value="0.96343686829518">
            <text:p>0.96</text:p>
          </table:table-cell>
          <table:table-cell table:style-name="Default" office:value-type="float" office:value="0.964232109397331">
            <text:p>0.96</text:p>
          </table:table-cell>
          <table:table-cell table:formula="of:=AVERAGE([.FT9:.FX9])" office:value-type="float" office:value="0.963959466221502">
            <text:p>0.964</text:p>
          </table:table-cell>
          <table:table-cell table:formula="of:=STDEV([.FT9:.FX9])" office:value-type="float" office:value="0.00079314398390677">
            <text:p>0.001</text:p>
          </table:table-cell>
          <table:table-cell table:formula="of:=[.FZ9]/[.FY9]" office:value-type="float" office:value="0.000822798065374793">
            <text:p>0.001</text:p>
          </table:table-cell>
          <table:table-cell table:style-name="Default" office:value-type="float" office:value="96.096">
            <text:p>96.1</text:p>
          </table:table-cell>
          <table:table-cell table:style-name="Default" office:value-type="float" office:value="97.36">
            <text:p>97.36</text:p>
          </table:table-cell>
          <table:table-cell table:style-name="Default" office:value-type="float" office:value="97.64">
            <text:p>97.64</text:p>
          </table:table-cell>
          <table:table-cell table:style-name="Default" office:value-type="float" office:value="95.661">
            <text:p>95.66</text:p>
          </table:table-cell>
          <table:table-cell table:style-name="Default" office:value-type="float" office:value="95.113">
            <text:p>95.11</text:p>
          </table:table-cell>
          <table:table-cell table:formula="of:=AVERAGE([.GB9:.GF9])" office:value-type="float" office:value="96.374">
            <text:p>96.374</text:p>
          </table:table-cell>
          <table:table-cell table:formula="of:=STDEV([.GB9:.GF9])" office:value-type="float" office:value="1.08980801061471">
            <text:p>1.090</text:p>
          </table:table-cell>
          <table:table-cell table:style-name="Default" office:value-type="float" office:value="0.964174169144712">
            <text:p>0.96</text:p>
          </table:table-cell>
          <table:table-cell table:style-name="Default" office:value-type="float" office:value="0.964857784675237">
            <text:p>0.96</text:p>
          </table:table-cell>
          <table:table-cell table:style-name="Default" office:value-type="float" office:value="0.962135658397545">
            <text:p>0.96</text:p>
          </table:table-cell>
          <table:table-cell table:style-name="Default" office:value-type="float" office:value="0.965373869264574">
            <text:p>0.97</text:p>
          </table:table-cell>
          <table:table-cell table:style-name="Default" office:value-type="float" office:value="0.961856794908894">
            <text:p>0.96</text:p>
          </table:table-cell>
          <table:table-cell table:style-name="Default" office:value-type="float" office:value="0.963405577646921">
            <text:p>0.96</text:p>
          </table:table-cell>
          <table:table-cell table:style-name="Default" office:value-type="float" office:value="0.962399992627563">
            <text:p>0.96</text:p>
          </table:table-cell>
          <table:table-cell table:style-name="Default" office:value-type="float" office:value="0.964136170803827">
            <text:p>0.96</text:p>
          </table:table-cell>
          <table:table-cell table:style-name="Default" office:value-type="float" office:value="0.964825913775948">
            <text:p>0.96</text:p>
          </table:table-cell>
          <table:table-cell table:style-name="Default" office:value-type="float" office:value="0.964146139156023">
            <text:p>0.96</text:p>
          </table:table-cell>
          <table:table-cell table:style-name="Default" office:value-type="float" office:value="0.960919329830294">
            <text:p>0.96</text:p>
          </table:table-cell>
          <table:table-cell table:style-name="Default" office:value-type="float" office:value="0.96393184745417">
            <text:p>0.96</text:p>
          </table:table-cell>
          <table:table-cell table:style-name="Default" office:value-type="float" office:value="0.964401395275268">
            <text:p>0.96</text:p>
          </table:table-cell>
          <table:table-cell table:style-name="Default" office:value-type="float" office:value="0.962200064747491">
            <text:p>0.96</text:p>
          </table:table-cell>
          <table:table-cell table:style-name="Default" office:value-type="float" office:value="0.961910141060412">
            <text:p>0.96</text:p>
          </table:table-cell>
          <table:table-cell table:formula="of:=AVERAGE([.GI9:.GW9])" office:value-type="float" office:value="0.963378323251259">
            <text:p>0.963</text:p>
          </table:table-cell>
          <table:table-cell table:formula="of:=STDEV([.GI9:.GW9])" office:value-type="float" office:value="0.0013581625542791">
            <text:p>0.001</text:p>
          </table:table-cell>
          <table:table-cell table:formula="of:=[.GY9]/[.GX9]" office:value-type="float" office:value="0.00140979148222424">
            <text:p>0.001</text:p>
          </table:table-cell>
          <table:table-cell table:style-name="Default" office:value-type="float" office:value="36.332">
            <text:p>36.33</text:p>
          </table:table-cell>
          <table:table-cell table:style-name="Default" office:value-type="float" office:value="42.448">
            <text:p>42.45</text:p>
          </table:table-cell>
          <table:table-cell table:style-name="Default" office:value-type="float" office:value="41.121">
            <text:p>41.12</text:p>
          </table:table-cell>
          <table:table-cell table:style-name="Default" office:value-type="float" office:value="35.599">
            <text:p>35.6</text:p>
          </table:table-cell>
          <table:table-cell table:style-name="Default" office:value-type="float" office:value="35.49">
            <text:p>35.49</text:p>
          </table:table-cell>
          <table:table-cell table:style-name="Default" office:value-type="float" office:value="34.804">
            <text:p>34.8</text:p>
          </table:table-cell>
          <table:table-cell table:style-name="Default" office:value-type="float" office:value="35.927">
            <text:p>35.93</text:p>
          </table:table-cell>
          <table:table-cell table:style-name="Default" office:value-type="float" office:value="35.053">
            <text:p>35.05</text:p>
          </table:table-cell>
          <table:table-cell table:style-name="Default" office:value-type="float" office:value="36.067">
            <text:p>36.07</text:p>
          </table:table-cell>
          <table:table-cell table:style-name="Default" office:value-type="float" office:value="35.881">
            <text:p>35.88</text:p>
          </table:table-cell>
          <table:table-cell table:style-name="Default" office:value-type="float" office:value="43.996">
            <text:p>44</text:p>
          </table:table-cell>
          <table:table-cell table:style-name="Default" office:value-type="float" office:value="52.02">
            <text:p>52.02</text:p>
          </table:table-cell>
          <table:table-cell table:style-name="Default" office:value-type="float" office:value="49.121">
            <text:p>49.12</text:p>
          </table:table-cell>
          <table:table-cell table:style-name="Default" office:value-type="float" office:value="45.176">
            <text:p>45.18</text:p>
          </table:table-cell>
          <table:table-cell table:style-name="Default" office:value-type="float" office:value="34.928">
            <text:p>34.93</text:p>
          </table:table-cell>
          <table:table-cell table:formula="of:=AVERAGE([.HA9:.HO9])" office:value-type="float" office:value="39.5975333333333">
            <text:p>39.598</text:p>
          </table:table-cell>
          <table:table-cell table:formula="of:=STDEV([.HA9:.HO9])" office:value-type="float" office:value="5.69859130295332">
            <text:p>5.699</text:p>
          </table:table-cell>
          <table:table-cell table:style-name="Default" office:value-type="float" office:value="0.963666914199565">
            <text:p>0.96</text:p>
          </table:table-cell>
          <table:table-cell table:style-name="Default" office:value-type="float" office:value="0.963926291695457">
            <text:p>0.96</text:p>
          </table:table-cell>
          <table:table-cell table:style-name="Default" office:value-type="float" office:value="0.96393113201388">
            <text:p>0.96</text:p>
          </table:table-cell>
          <table:table-cell table:style-name="Default" office:value-type="float" office:value="0.963389854371633">
            <text:p>0.96</text:p>
          </table:table-cell>
          <table:table-cell table:style-name="Default" office:value-type="float" office:value="0.964385747708722">
            <text:p>0.96</text:p>
          </table:table-cell>
          <table:table-cell table:formula="of:=AVERAGE([.HR9:.HV9])" office:value-type="float" office:value="0.963859987997851">
            <text:p>0.964</text:p>
          </table:table-cell>
          <table:table-cell table:formula="of:=STDEV([.HR9:.HV9])" office:value-type="float" office:value="0.000368844155095899">
            <text:p>0.000</text:p>
          </table:table-cell>
          <table:table-cell table:formula="of:=[.HX9]/[.HW9]" office:value-type="float" office:value="0.00038267399797565">
            <text:p>0.000</text:p>
          </table:table-cell>
          <table:table-cell table:style-name="Default" office:value-type="float" office:value="352.139">
            <text:p>352.14</text:p>
          </table:table-cell>
          <table:table-cell table:style-name="Default" office:value-type="float" office:value="351.5">
            <text:p>351.5</text:p>
          </table:table-cell>
          <table:table-cell table:style-name="Default" office:value-type="float" office:value="352.638">
            <text:p>352.64</text:p>
          </table:table-cell>
          <table:table-cell table:style-name="Default" office:value-type="float" office:value="352.997">
            <text:p>353</text:p>
          </table:table-cell>
          <table:table-cell table:style-name="Default" office:value-type="float" office:value="347.288">
            <text:p>347.29</text:p>
          </table:table-cell>
          <table:table-cell table:formula="of:=AVERAGE([.HZ9:.ID9])" office:value-type="float" office:value="351.3124">
            <text:p>351.312</text:p>
          </table:table-cell>
          <table:table-cell table:formula="of:=STDEV([.HZ9:.ID9])" office:value-type="float" office:value="2.31890864416863">
            <text:p>2.319</text:p>
          </table:table-cell>
          <table:table-cell table:style-name="Default" office:value-type="float" office:value="0.952114136277487">
            <text:p>0.95</text:p>
          </table:table-cell>
          <table:table-cell table:style-name="Default" office:value-type="float" office:value="0.953901508579072">
            <text:p>0.95</text:p>
          </table:table-cell>
          <table:table-cell table:style-name="Default" office:value-type="float" office:value="0.957274682909476">
            <text:p>0.96</text:p>
          </table:table-cell>
          <table:table-cell table:style-name="Default" office:value-type="float" office:value="0.951621520240824">
            <text:p>0.95</text:p>
          </table:table-cell>
          <table:table-cell table:style-name="Default" office:value-type="float" office:value="0.956761786228591">
            <text:p>0.96</text:p>
          </table:table-cell>
          <table:table-cell table:formula="of:=AVERAGE([.IG9:.IK9])" office:value-type="float" office:value="0.95433472684709">
            <text:p>0.954</text:p>
          </table:table-cell>
          <table:table-cell table:formula="of:=STDEV([.IG9:.IK9])" office:value-type="float" office:value="0.00259875689147389">
            <text:p>0.003</text:p>
          </table:table-cell>
          <table:table-cell table:formula="of:=[.IM9]/[.IL9]" office:value-type="float" office:value="0.00272310837944628">
            <text:p>0.003</text:p>
          </table:table-cell>
          <table:table-cell table:number-columns-repeated="2" table:style-name="Default" office:value-type="float" office:value="3.51">
            <text:p>3.51</text:p>
          </table:table-cell>
          <table:table-cell table:style-name="Default" office:value-type="float" office:value="3.541">
            <text:p>3.54</text:p>
          </table:table-cell>
          <table:table-cell table:style-name="Default" office:value-type="float" office:value="3.495">
            <text:p>3.5</text:p>
          </table:table-cell>
          <table:table-cell table:style-name="Default" office:value-type="float" office:value="3.526">
            <text:p>3.53</text:p>
          </table:table-cell>
          <table:table-cell table:formula="of:=AVERAGE([.IO9:.IS9])" office:value-type="float" office:value="3.5164">
            <text:p>3.516</text:p>
          </table:table-cell>
          <table:table-cell table:formula="of:=STDEV([.IO9:.IS9])" office:value-type="float" office:value="0.017586926962946">
            <text:p>0.018</text:p>
          </table:table-cell>
          <table:table-cell table:style-name="Default" office:value-type="float" office:value="0.963182283368781">
            <text:p>0.96</text:p>
          </table:table-cell>
          <table:table-cell table:style-name="Default" office:value-type="float" office:value="0.964887041852964">
            <text:p>0.96</text:p>
          </table:table-cell>
          <table:table-cell table:style-name="Default" office:value-type="float" office:value="0.96340497998577">
            <text:p>0.96</text:p>
          </table:table-cell>
          <table:table-cell table:style-name="Default" office:value-type="float" office:value="0.963701501071624">
            <text:p>0.96</text:p>
          </table:table-cell>
          <table:table-cell table:style-name="Default" office:value-type="float" office:value="0.961897946803195">
            <text:p>0.96</text:p>
          </table:table-cell>
          <table:table-cell table:formula="of:=AVERAGE([.IV9:.IZ9])" office:value-type="float" office:value="0.963414750616467">
            <text:p>0.963</text:p>
          </table:table-cell>
          <table:table-cell table:formula="of:=STDEV([.IV9:.IZ9])" office:value-type="float" office:value="0.00107292795692744">
            <text:p>0.001</text:p>
          </table:table-cell>
          <table:table-cell table:formula="of:=[.JB9]/[.JA9]" office:value-type="float" office:value="0.00111367192192241">
            <text:p>0.001</text:p>
          </table:table-cell>
          <table:table-cell table:style-name="Default" office:value-type="float" office:value="35.116">
            <text:p>35.12</text:p>
          </table:table-cell>
          <table:table-cell table:style-name="Default" office:value-type="float" office:value="35.958">
            <text:p>35.96</text:p>
          </table:table-cell>
          <table:table-cell table:style-name="Default" office:value-type="float" office:value="35.646">
            <text:p>35.65</text:p>
          </table:table-cell>
          <table:table-cell table:style-name="Default" office:value-type="float" office:value="35.412">
            <text:p>35.41</text:p>
          </table:table-cell>
          <table:table-cell table:style-name="Default" office:value-type="float" office:value="35.771">
            <text:p>35.77</text:p>
          </table:table-cell>
          <table:table-cell table:formula="of:=AVERAGE([.JD9:.JH9])" office:value-type="float" office:value="35.5806">
            <text:p>35.581</text:p>
          </table:table-cell>
          <table:table-cell table:formula="of:=STDEV([.JD9:.JH9])" office:value-type="float" office:value="0.326817686179925">
            <text:p>0.327</text:p>
          </table:table-cell>
          <table:table-cell table:style-name="Default" office:value-type="float" office:value="0.96335558270098">
            <text:p>0.96</text:p>
          </table:table-cell>
          <table:table-cell table:style-name="Default" office:value-type="float" office:value="0.963898594647911">
            <text:p>0.96</text:p>
          </table:table-cell>
          <table:table-cell table:style-name="Default" office:value-type="float" office:value="0.96242250913332">
            <text:p>0.96</text:p>
          </table:table-cell>
          <table:table-cell table:style-name="Default" office:value-type="float" office:value="0.965110783831386">
            <text:p>0.97</text:p>
          </table:table-cell>
          <table:table-cell table:style-name="Default" office:value-type="float" office:value="0.963394028862052">
            <text:p>0.96</text:p>
          </table:table-cell>
          <table:table-cell table:formula="of:=AVERAGE([.JK9:.JO9])" office:value-type="float" office:value="0.96363629983513">
            <text:p>0.964</text:p>
          </table:table-cell>
          <table:table-cell table:formula="of:=STDEV([.JK9:.JO9])" office:value-type="float" office:value="0.000981540476194068">
            <text:p>0.001</text:p>
          </table:table-cell>
          <table:table-cell table:formula="of:=[.JQ9]/[.JP9]" office:value-type="float" office:value="0.00101857980688565">
            <text:p>0.001</text:p>
          </table:table-cell>
          <table:table-cell table:style-name="Default" office:value-type="float" office:value="35.584">
            <text:p>35.58</text:p>
          </table:table-cell>
          <table:table-cell table:style-name="Default" office:value-type="float" office:value="35.132">
            <text:p>35.13</text:p>
          </table:table-cell>
          <table:table-cell table:style-name="Default" office:value-type="float" office:value="35.615">
            <text:p>35.62</text:p>
          </table:table-cell>
          <table:table-cell table:style-name="Default" office:value-type="float" office:value="37.19">
            <text:p>37.19</text:p>
          </table:table-cell>
          <table:table-cell table:style-name="Default" office:value-type="float" office:value="36.395">
            <text:p>36.4</text:p>
          </table:table-cell>
          <table:table-cell table:formula="of:=AVERAGE([.JS9:.JW9])" office:value-type="float" office:value="35.9832">
            <text:p>35.983</text:p>
          </table:table-cell>
          <table:table-cell table:formula="of:=STDEV([.JS9:.JW9])" office:value-type="float" office:value="0.813237173277267">
            <text:p>0.813</text:p>
          </table:table-cell>
          <table:table-cell office:value-type="float" office:value="0.960719657348495">
            <text:p>0.96</text:p>
          </table:table-cell>
          <table:table-cell office:value-type="float" office:value="0.960675327553038">
            <text:p>0.96</text:p>
          </table:table-cell>
          <table:table-cell office:value-type="float" office:value="0.959241107747226">
            <text:p>0.96</text:p>
          </table:table-cell>
          <table:table-cell office:value-type="float" office:value="0.961014470203013">
            <text:p>0.96</text:p>
          </table:table-cell>
          <table:table-cell office:value-type="float" office:value="0.961036549643902">
            <text:p>0.96</text:p>
          </table:table-cell>
          <table:table-cell office:value-type="float" office:value="0.960502698375125">
            <text:p>0.96</text:p>
          </table:table-cell>
          <table:table-cell office:value-type="float" office:value="0.961254176905122">
            <text:p>0.96</text:p>
          </table:table-cell>
          <table:table-cell table:formula="of:=AVERAGE([.KB9:.KF9])" office:value-type="float" office:value="0.960609800574878">
            <text:p>0.96</text:p>
          </table:table-cell>
          <table:table-cell table:formula="of:=STDEV([.KB9:.KF9])" office:value-type="float" office:value="0.000813308685015189">
            <text:p>0</text:p>
          </table:table-cell>
          <table:table-cell office:value-type="float" office:value="91.463">
            <text:p>91.46</text:p>
          </table:table-cell>
          <table:table-cell office:value-type="float" office:value="88.982">
            <text:p>88.98</text:p>
          </table:table-cell>
          <table:table-cell office:value-type="float" office:value="88.078">
            <text:p>88.08</text:p>
          </table:table-cell>
          <table:table-cell office:value-type="float" office:value="86.33">
            <text:p>86.33</text:p>
          </table:table-cell>
          <table:table-cell office:value-type="float" office:value="89.389">
            <text:p>89.39</text:p>
          </table:table-cell>
          <table:table-cell table:number-columns-repeated="2"/>
          <table:table-cell office:value-type="float" office:value="0.959361755173274">
            <text:p>0.96</text:p>
          </table:table-cell>
          <table:table-cell table:number-columns-repeated="2" office:value-type="float" office:value="0.961106955871354">
            <text:p>0.96</text:p>
          </table:table-cell>
          <table:table-cell office:value-type="float" office:value="0.960608327100474">
            <text:p>0.96</text:p>
          </table:table-cell>
          <table:table-cell office:value-type="float" office:value="0.961356270256794">
            <text:p>0.96</text:p>
          </table:table-cell>
          <table:table-cell table:number-columns-repeated="2"/>
          <table:table-cell table:number-columns-repeated="5" office:value-type="float" office:value="0.978088033346433">
            <text:p>0.98</text:p>
          </table:table-cell>
          <table:table-cell table:formula="of:=AVERAGE([.KW9:.LA9])" office:value-type="float" office:value="0.978088033346433">
            <text:p>0.98</text:p>
          </table:table-cell>
          <table:table-cell table:formula="of:=STDEV([.KW9:.LA9])" office:value-type="float" office:value="0">
            <text:p>0</text:p>
          </table:table-cell>
          <table:table-cell table:formula="of:=[.LC9]/[.LB9]" office:value-type="float" office:value="0">
            <text:p>0</text:p>
          </table:table-cell>
          <table:table-cell office:value-type="float" office:value="156385.281">
            <text:p>156385.28</text:p>
          </table:table-cell>
          <table:table-cell office:value-type="float" office:value="154880.697">
            <text:p>154880.7</text:p>
          </table:table-cell>
          <table:table-cell office:value-type="float" office:value="155003.026">
            <text:p>155003.03</text:p>
          </table:table-cell>
          <table:table-cell office:value-type="float" office:value="152968.521">
            <text:p>152968.52</text:p>
          </table:table-cell>
          <table:table-cell office:value-type="float" office:value="155212.737">
            <text:p>155212.74</text:p>
          </table:table-cell>
          <table:table-cell table:formula="of:=AVERAGE([.LE9:.LI9])" office:value-type="float" office:value="154890.0524">
            <text:p>154890.05</text:p>
          </table:table-cell>
          <table:table-cell table:formula="of:=STDEV([.LE9:.LI9])" office:value-type="float" office:value="1229.32577012027">
            <text:p>1229.33</text:p>
          </table:table-cell>
          <table:table-cell table:number-columns-repeated="5" office:value-type="float" office:value="0.978309648466717">
            <text:p>0.98</text:p>
          </table:table-cell>
          <table:table-cell table:formula="of:=AVERAGE([.LL9:.LP9])" office:value-type="float" office:value="0.978309648466717">
            <text:p>0.98</text:p>
          </table:table-cell>
          <table:table-cell table:formula="of:=STDEV([.LL9:.LP9])" office:value-type="float" office:value="0">
            <text:p>0</text:p>
          </table:table-cell>
          <table:table-cell table:number-columns-repeated="5" office:value-type="float" office:value="0.978088033346433">
            <text:p>0.98</text:p>
          </table:table-cell>
          <table:table-cell table:formula="of:=AVERAGE([.LS9:.LW9])" office:value-type="float" office:value="0.978088033346433">
            <text:p>0.98</text:p>
          </table:table-cell>
          <table:table-cell table:number-columns-repeated="2"/>
          <table:table-cell office:value-type="float" office:value="166185.594">
            <text:p>166185.59</text:p>
          </table:table-cell>
          <table:table-cell office:value-type="float" office:value="166898.843">
            <text:p>166898.84</text:p>
          </table:table-cell>
          <table:table-cell office:value-type="float" office:value="162927.154">
            <text:p>162927.15</text:p>
          </table:table-cell>
          <table:table-cell office:value-type="float" office:value="169110.241">
            <text:p>169110.24</text:p>
          </table:table-cell>
          <table:table-cell office:value-type="float" office:value="168354.342">
            <text:p>168354.34</text:p>
          </table:table-cell>
          <table:table-cell table:number-columns-repeated="2"/>
          <table:table-cell table:number-columns-repeated="5" office:value-type="float" office:value="0.978309648466717">
            <text:p>0.98</text:p>
          </table:table-cell>
          <table:table-cell table:formula="of:=AVERAGE([.MH9:.ML9])" office:value-type="float" office:value="0.978309648466717">
            <text:p>0.98</text:p>
          </table:table-cell>
          <table:table-cell/>
          <table:table-cell office:value-type="float" office:value="0.976424767388639">
            <text:p>0.98</text:p>
          </table:table-cell>
          <table:table-cell office:value-type="float" office:value="0.975081897971134">
            <text:p>0.98</text:p>
          </table:table-cell>
          <table:table-cell office:value-type="float" office:value="0.974434706932036">
            <text:p>0.97</text:p>
          </table:table-cell>
          <table:table-cell office:value-type="float" office:value="0.973665708872406">
            <text:p>0.97</text:p>
          </table:table-cell>
          <table:table-cell office:value-type="float" office:value="0.974417448784424">
            <text:p>0.97</text:p>
          </table:table-cell>
          <table:table-cell table:formula="of:=AVERAGE([.MO9:.MS9])" office:value-type="float" office:value="0.974804905989728">
            <text:p>0.97</text:p>
          </table:table-cell>
          <table:table-cell table:number-columns-repeated="9"/>
          <table:table-cell office:value-type="float" office:value="0.976564447768636">
            <text:p>0.98</text:p>
          </table:table-cell>
          <table:table-cell office:value-type="float" office:value="0.975317875841436">
            <text:p>0.98</text:p>
          </table:table-cell>
          <table:table-cell office:value-type="float" office:value="0.974569932685116">
            <text:p>0.97</text:p>
          </table:table-cell>
          <table:table-cell office:value-type="float" office:value="0.973821989528796">
            <text:p>0.97</text:p>
          </table:table-cell>
          <table:table-cell office:value-type="float" office:value="0.974569932685116">
            <text:p>0.97</text:p>
          </table:table-cell>
          <table:table-cell table:number-columns-repeated="2"/>
          <table:table-cell office:value-type="float" office:value="0.970872150739631">
            <text:p>0.97</text:p>
          </table:table-cell>
          <table:table-cell office:value-type="float" office:value="0.971409330197719">
            <text:p>0.97</text:p>
          </table:table-cell>
          <table:table-cell office:value-type="float" office:value="0.973455615581058">
            <text:p>0.97</text:p>
          </table:table-cell>
          <table:table-cell office:value-type="float" office:value="0.971636706359709">
            <text:p>0.97</text:p>
          </table:table-cell>
          <table:table-cell office:value-type="float" office:value="0.972380546187031">
            <text:p>0.97</text:p>
          </table:table-cell>
          <table:table-cell table:formula="of:=AVERAGE([.NK9:.NO9])" office:value-type="float" office:value="0.97195086981303">
            <text:p>0.97</text:p>
          </table:table-cell>
          <table:table-cell table:number-columns-repeated="2"/>
          <table:table-cell office:value-type="float" office:value="148334.294">
            <text:p>148334.29</text:p>
          </table:table-cell>
          <table:table-cell office:value-type="float" office:value="148167.016">
            <text:p>148167.02</text:p>
          </table:table-cell>
          <table:table-cell office:value-type="float" office:value="146978.184">
            <text:p>146978.18</text:p>
          </table:table-cell>
          <table:table-cell office:value-type="float" office:value="146001.981">
            <text:p>146001.98</text:p>
          </table:table-cell>
          <table:table-cell office:value-type="float" office:value="144363.994">
            <text:p>144363.99</text:p>
          </table:table-cell>
          <table:table-cell table:number-columns-repeated="2"/>
          <table:table-cell office:value-type="float" office:value="0.971079531288955">
            <text:p>0.97</text:p>
          </table:table-cell>
          <table:table-cell office:value-type="float" office:value="0.971578160059835">
            <text:p>0.97</text:p>
          </table:table-cell>
          <table:table-cell office:value-type="float" office:value="0.973572675143356">
            <text:p>0.97</text:p>
          </table:table-cell>
          <table:table-cell office:value-type="float" office:value="0.971827474445276">
            <text:p>0.97</text:p>
          </table:table-cell>
          <table:table-cell office:value-type="float" office:value="0.972575417601596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table:style-name="Default" office:value-type="float" office:value="8">
            <text:p>8</text:p>
          </table:table-cell>
          <table:table-cell office:value-type="float" office:value="0.725705903923726">
            <text:p>0.726</text:p>
          </table:table-cell>
          <table:table-cell office:value-type="float" office:value="0.726347634763476">
            <text:p>0.726</text:p>
          </table:table-cell>
          <table:table-cell table:number-columns-repeated="2" office:value-type="float" office:value="0.730656398973231">
            <text:p>0.731</text:p>
          </table:table-cell>
          <table:table-cell office:value-type="float" office:value="0.720755408874221">
            <text:p>0.721</text:p>
          </table:table-cell>
          <table:table-cell table:formula="of:=AVERAGE([.E10:.I10])" office:value-type="float" office:value="0.726824349101577">
            <text:p>0.727</text:p>
          </table:table-cell>
          <table:table-cell table:formula="of:=STDEV([.F10:.I10])" office:value-type="float" office:value="0.00469452782776904">
            <text:p>0.005</text:p>
          </table:table-cell>
          <table:table-cell table:formula="of:=[.K10]/[.J10]" office:value-type="float" office:value="0.00645895783977506">
            <text:p>0.006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formula="of:=AVERAGE([.M10:.AA10])" office:value-type="float" office:value="0.722619484170641">
            <text:p>0.723</text:p>
          </table:table-cell>
          <table:table-cell table:formula="of:=STDEV([.M10:.AA10])" office:value-type="float" office:value="0.00579681175183379">
            <text:p>0.006</text:p>
          </table:table-cell>
          <table:table-cell table:formula="of:=[.AC10]/[.AB10]" office:value-type="float" office:value="0.00802194222383426">
            <text:p>0.008</text:p>
          </table:table-cell>
          <table:table-cell table:style-name="Default" office:value-type="float" office:value="5.367">
            <text:p>5.37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5.32">
            <text:p>5.32</text:p>
          </table:table-cell>
          <table:table-cell table:style-name="Default" office:value-type="float" office:value="5.289">
            <text:p>5.29</text:p>
          </table:table-cell>
          <table:table-cell table:style-name="Default" office:value-type="float" office:value="4.149">
            <text:p>4.15</text:p>
          </table:table-cell>
          <table:table-cell table:style-name="Default" office:value-type="float" office:value="4.463">
            <text:p>4.46</text:p>
          </table:table-cell>
          <table:table-cell table:style-name="Default" office:value-type="float" office:value="3.621">
            <text:p>3.62</text:p>
          </table:table-cell>
          <table:table-cell table:style-name="Default" office:value-type="float" office:value="3.473">
            <text:p>3.47</text:p>
          </table:table-cell>
          <table:table-cell table:number-columns-repeated="4" table:style-name="Default" office:value-type="float" office:value="2.496">
            <text:p>2.5</text:p>
          </table:table-cell>
          <table:table-cell table:style-name="Default" office:value-type="float" office:value="2.512">
            <text:p>2.51</text:p>
          </table:table-cell>
          <table:table-cell table:style-name="Default" office:value-type="float" office:value="2.48">
            <text:p>2.48</text:p>
          </table:table-cell>
          <table:table-cell table:style-name="Default" office:value-type="float" office:value="5.475">
            <text:p>5.48</text:p>
          </table:table-cell>
          <table:table-cell table:formula="of:=AVERAGE([.AE10:.AS10])" office:value-type="float" office:value="3.82813333333333">
            <text:p>3.828</text:p>
          </table:table-cell>
          <table:table-cell table:formula="of:=STDEV([.AE10:.AS10])" office:value-type="float" office:value="1.27887315726813">
            <text:p>1.279</text:p>
          </table:table-cell>
          <table:table-cell table:style-name="Default" office:value-type="float" office:value="0.745507884121747">
            <text:p>0.75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41199119911993">
            <text:p>0.74</text:p>
          </table:table-cell>
          <table:table-cell table:style-name="Default" office:value-type="float" office:value="0.731298129812983">
            <text:p>0.73</text:p>
          </table:table-cell>
          <table:table-cell table:style-name="Default" office:value-type="float" office:value="0.726989365603229">
            <text:p>0.73</text:p>
          </table:table-cell>
          <table:table-cell table:formula="of:=AVERAGE([.AV10:.AZ10])" office:value-type="float" office:value="0.735258525852587">
            <text:p>0.735</text:p>
          </table:table-cell>
          <table:table-cell table:formula="of:=STDEV([.AV10:.AZ10])" office:value-type="float" office:value="0.00774739452201245">
            <text:p>0.008</text:p>
          </table:table-cell>
          <table:table-cell table:formula="of:=[.BB10]/[.BA10]" office:value-type="float" office:value="0.0105369665901239">
            <text:p>0.011</text:p>
          </table:table-cell>
          <table:table-cell table:style-name="Default" office:value-type="float" office:value="16.139">
            <text:p>16.14</text:p>
          </table:table-cell>
          <table:table-cell table:style-name="Default" office:value-type="float" office:value="12.395">
            <text:p>12.4</text:p>
          </table:table-cell>
          <table:table-cell table:style-name="Default" office:value-type="float" office:value="14.095">
            <text:p>14.1</text:p>
          </table:table-cell>
          <table:table-cell table:style-name="Default" office:value-type="float" office:value="14.389">
            <text:p>14.39</text:p>
          </table:table-cell>
          <table:table-cell table:style-name="Default" office:value-type="float" office:value="15.373">
            <text:p>15.37</text:p>
          </table:table-cell>
          <table:table-cell table:formula="of:=AVERAGE([.BD10:.BH10])" office:value-type="float" office:value="14.4782">
            <text:p>14.478</text:p>
          </table:table-cell>
          <table:table-cell table:formula="of:=STDEV([.BD10:.BH10])" office:value-type="float" office:value="1.41892959656214">
            <text:p>1.419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32581591492484">
            <text:p>0.73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09112577924461">
            <text:p>0.71</text:p>
          </table:table-cell>
          <table:table-cell table:formula="of:=AVERAGE([.BK10:.BO10])" office:value-type="float" office:value="0.723670700403375">
            <text:p>0.724</text:p>
          </table:table-cell>
          <table:table-cell table:formula="of:=STDEV([.BK10:.BO10])" office:value-type="float" office:value="0.00895410596137979">
            <text:p>0.009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formula="of:=AVERAGE([.BR10:.BV10])" office:value-type="float" office:value="7.6">
            <text:p>7.600</text:p>
          </table:table-cell>
          <table:table-cell table:formula="of:=STDEV([.BR10:.BV10])" office:value-type="float" office:value="0.547722557505166">
            <text:p>0.548</text:p>
          </table:table-cell>
          <table:table-cell table:style-name="Default" office:value-type="float" office:value="1166.414">
            <text:p>1166.41</text:p>
          </table:table-cell>
          <table:table-cell table:style-name="Default" office:value-type="float" office:value="1156.79">
            <text:p>1156.79</text:p>
          </table:table-cell>
          <table:table-cell table:style-name="Default" office:value-type="float" office:value="1182.936">
            <text:p>1182.94</text:p>
          </table:table-cell>
          <table:table-cell table:style-name="Default" office:value-type="float" office:value="1206.49">
            <text:p>1206.49</text:p>
          </table:table-cell>
          <table:table-cell table:style-name="Default" office:value-type="float" office:value="1189.16">
            <text:p>1189.16</text:p>
          </table:table-cell>
          <table:table-cell table:formula="of:=AVERAGE([.BY10:.CC10])" office:value-type="float" office:value="1180.358">
            <text:p>1180.358</text:p>
          </table:table-cell>
          <table:table-cell table:formula="of:=STDEV([.BY10:.CC10])" office:value-type="float" office:value="19.4736262159876">
            <text:p>19.4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80645161290323">
            <text:p>0.78</text:p>
          </table:table-cell>
          <table:table-cell table:style-name="Default" office:value-type="float" office:value="0.761290322580645">
            <text:p>0.76</text:p>
          </table:table-cell>
          <table:table-cell table:style-name="Default" office:value-type="float" office:value="0.767741935483871">
            <text:p>0.77</text:p>
          </table:table-cell>
          <table:table-cell table:style-name="Default" office:value-type="float" office:value="0.761290322580645">
            <text:p>0.76</text:p>
          </table:table-cell>
          <table:table-cell table:number-columns-repeated="2"/>
          <table:table-cell table:style-name="Default" office:value-type="float" office:value="0.712137880454714">
            <text:p>0.71</text:p>
          </table:table-cell>
          <table:table-cell table:style-name="Default" office:value-type="float" office:value="0.702236890355704">
            <text:p>0.7</text:p>
          </table:table-cell>
          <table:table-cell table:style-name="Default" office:value-type="float" office:value="0.731939860652733">
            <text:p>0.73</text:p>
          </table:table-cell>
          <table:table-cell table:style-name="Default" office:value-type="float" office:value="0.717088375504219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CM10:.CQ10])" office:value-type="float" office:value="0.715364869820317">
            <text:p>0.715</text:p>
          </table:table-cell>
          <table:table-cell table:formula="of:=STDEV([.CM10:.CQ10])" office:value-type="float" office:value="0.0107730612872198">
            <text:p>0.011</text:p>
          </table:table-cell>
          <table:table-cell table:formula="of:=[.CS10]/[.CR10]" office:value-type="float" office:value="0.0150595335914745">
            <text:p>0.01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formula="of:=AVERAGE([.CU10:.CY10])" office:value-type="float" office:value="6.2">
            <text:p>6.200</text:p>
          </table:table-cell>
          <table:table-cell table:formula="of:=STDEV([.CU10:.CY10])" office:value-type="float" office:value="1.30384048104053">
            <text:p>1.304</text:p>
          </table:table-cell>
          <table:table-cell table:style-name="Default" office:value-type="float" office:value="1075.06">
            <text:p>1075.06</text:p>
          </table:table-cell>
          <table:table-cell table:style-name="Default" office:value-type="float" office:value="1104.232">
            <text:p>1104.23</text:p>
          </table:table-cell>
          <table:table-cell table:style-name="Default" office:value-type="float" office:value="1094.795">
            <text:p>1094.8</text:p>
          </table:table-cell>
          <table:table-cell table:style-name="Default" office:value-type="float" office:value="1089.318">
            <text:p>1089.32</text:p>
          </table:table-cell>
          <table:table-cell table:style-name="Default" office:value-type="float" office:value="1107.742">
            <text:p>1107.74</text:p>
          </table:table-cell>
          <table:table-cell table:formula="of:=AVERAGE([.DB10:.DF10])" office:value-type="float" office:value="1094.2294">
            <text:p>1094.229</text:p>
          </table:table-cell>
          <table:table-cell table:formula="of:=STDEV([.DB10:.DF10])" office:value-type="float" office:value="12.98605035413">
            <text:p>12.986</text:p>
          </table:table-cell>
          <table:table-cell table:style-name="Default" office:value-type="float" office:value="0.748387096774193">
            <text:p>0.75</text:p>
          </table:table-cell>
          <table:table-cell table:style-name="Default" office:value-type="float" office:value="0.735483870967742">
            <text:p>0.74</text:p>
          </table:table-cell>
          <table:table-cell table:style-name="Default" office:value-type="float" office:value="0.774193548387097">
            <text:p>0.77</text:p>
          </table:table-cell>
          <table:table-cell table:style-name="Default" office:value-type="float" office:value="0.75483870967742">
            <text:p>0.75</text:p>
          </table:table-cell>
          <table:table-cell table:style-name="Default" office:value-type="float" office:value="0.761290322580645">
            <text:p>0.76</text:p>
          </table:table-cell>
          <table:table-cell table:formula="of:=AVERAGE([.DI10:.DM10])" office:value-type="float" office:value="0.754838709677419">
            <text:p>0.755</text:p>
          </table:table-cell>
          <table:table-cell table:formula="of:=STDEV([.DI10:.DM10])" office:value-type="float" office:value="0.0144262450161278">
            <text:p>0.01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DP10:.DT10])" office:value-type="float" office:value="0.718976897689771">
            <text:p>0.719</text:p>
          </table:table-cell>
          <table:table-cell table:formula="of:=STDEV([.DP10:.DT10])" office:value-type="float" office:value="0.00369761723638489">
            <text:p>0.004</text:p>
          </table:table-cell>
          <table:table-cell table:style-name="Default" office:value-type="float" office:value="7">
            <text:p>7</text:p>
          </table:table-cell>
          <table:table-cell table:number-columns-repeated="4" table:style-name="Default" office:value-type="float" office:value="8">
            <text:p>8</text:p>
          </table:table-cell>
          <table:table-cell table:formula="of:=AVERAGE([.DW10:.EA10])" office:value-type="float" office:value="7.8">
            <text:p>7.800</text:p>
          </table:table-cell>
          <table:table-cell table:formula="of:=STDEV([.DW10:.EA10])" office:value-type="float" office:value="0.447213595499958">
            <text:p>0.447</text:p>
          </table:table-cell>
          <table:table-cell table:style-name="Default" office:value-type="float" office:value="1298.624">
            <text:p>1298.62</text:p>
          </table:table-cell>
          <table:table-cell table:style-name="Default" office:value-type="float" office:value="1269.109">
            <text:p>1269.11</text:p>
          </table:table-cell>
          <table:table-cell table:style-name="Default" office:value-type="float" office:value="1272.261">
            <text:p>1272.26</text:p>
          </table:table-cell>
          <table:table-cell table:style-name="Default" office:value-type="float" office:value="1243.619">
            <text:p>1243.62</text:p>
          </table:table-cell>
          <table:table-cell table:style-name="Default" office:value-type="float" office:value="1263.68">
            <text:p>1263.68</text:p>
          </table:table-cell>
          <table:table-cell table:formula="of:=AVERAGE([.ED10:.EH10])" office:value-type="float" office:value="1269.4586">
            <text:p>1269.459</text:p>
          </table:table-cell>
          <table:table-cell table:formula="of:=STDEV([.ED10:.EH10])" office:value-type="float" office:value="19.7463501007148">
            <text:p>19.746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26989365603229">
            <text:p>0.73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03520352035205">
            <text:p>0.7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12779611294464">
            <text:p>0.71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style-name="Default" office:value-type="float" office:value="0.699211587825451">
            <text:p>0.7</text:p>
          </table:table-cell>
          <table:table-cell table:style-name="Default" office:value-type="float" office:value="0.723322332233225">
            <text:p>0.72</text:p>
          </table:table-cell>
          <table:table-cell table:formula="of:=AVERAGE([.EK10:.EY10])" office:value-type="float" office:value="0.714454223200099">
            <text:p>0.714</text:p>
          </table:table-cell>
          <table:table-cell table:formula="of:=STDEV([.EK10:.EY10])" office:value-type="float" office:value="0.0110815931435908">
            <text:p>0.011</text:p>
          </table:table-cell>
          <table:table-cell table:formula="of:=[.FA10]/[.EZ10]" office:value-type="float" office:value="0.0155105712636919">
            <text:p>0.016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81">
            <text:p>0.28</text:p>
          </table:table-cell>
          <table:table-cell table:style-name="Default" office:value-type="float" office:value="0.249">
            <text:p>0.25</text:p>
          </table:table-cell>
          <table:table-cell table:style-name="Default" office:value-type="float" office:value="0.265">
            <text:p>0.27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49">
            <text:p>0.25</text:p>
          </table:table-cell>
          <table:table-cell table:number-columns-repeated="3" table:style-name="Default" office:value-type="float" office:value="0.25">
            <text:p>0.25</text:p>
          </table:table-cell>
          <table:table-cell table:formula="of:=AVERAGE([.FC10:.FQ10])" office:value-type="float" office:value="0.250666666666667">
            <text:p>0.251</text:p>
          </table:table-cell>
          <table:table-cell table:formula="of:=STDEV([.FC10:.FQ10])" office:value-type="float" office:value="0.0110043281528332">
            <text:p>0.011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17730106343969">
            <text:p>0.72</text:p>
          </table:table-cell>
          <table:table-cell table:style-name="Default" office:value-type="float" office:value="0.741840850751743">
            <text:p>0.74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3520352035205">
            <text:p>0.7</text:p>
          </table:table-cell>
          <table:table-cell table:formula="of:=AVERAGE([.FT10:.FX10])" office:value-type="float" office:value="0.722680601393474">
            <text:p>0.723</text:p>
          </table:table-cell>
          <table:table-cell table:formula="of:=STDEV([.FT10:.FX10])" office:value-type="float" office:value="0.0139932583179584">
            <text:p>0.014</text:p>
          </table:table-cell>
          <table:table-cell table:formula="of:=[.FZ10]/[.FY10]" office:value-type="float" office:value="0.0193629914667373">
            <text:p>0.019</text:p>
          </table:table-cell>
          <table:table-cell table:style-name="Default" office:value-type="float" office:value="3.37">
            <text:p>3.37</text:p>
          </table:table-cell>
          <table:table-cell table:number-columns-repeated="2" table:style-name="Default" office:value-type="float" office:value="3.432">
            <text:p>3.43</text:p>
          </table:table-cell>
          <table:table-cell table:style-name="Default" office:value-type="float" office:value="3.386">
            <text:p>3.39</text:p>
          </table:table-cell>
          <table:table-cell table:style-name="Default" office:value-type="float" office:value="3.339">
            <text:p>3.34</text:p>
          </table:table-cell>
          <table:table-cell table:formula="of:=AVERAGE([.GB10:.GF10])" office:value-type="float" office:value="3.3918">
            <text:p>3.392</text:p>
          </table:table-cell>
          <table:table-cell table:formula="of:=STDEV([.GB10:.GF10])" office:value-type="float" office:value="0.0404004950464719">
            <text:p>0.040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number-columns-repeated="2" table:style-name="Default" office:value-type="float" office:value="0.713421342134215">
            <text:p>0.71</text:p>
          </table:table-cell>
          <table:table-cell table:style-name="Default" office:value-type="float" office:value="0.714063072973966">
            <text:p>0.71</text:p>
          </table:table-cell>
          <table:table-cell table:style-name="Default" office:value-type="float" office:value="0.722038870553724">
            <text:p>0.72</text:p>
          </table:table-cell>
          <table:table-cell table:style-name="Default" office:value-type="float" office:value="0.727631096442979">
            <text:p>0.73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style-name="Default" office:value-type="float" office:value="0.722680601393474">
            <text:p>0.72</text:p>
          </table:table-cell>
          <table:table-cell table:style-name="Default" office:value-type="float" office:value="0.709112577924461">
            <text:p>0.71</text:p>
          </table:table-cell>
          <table:table-cell table:formula="of:=AVERAGE([.GI10:.GW10])" office:value-type="float" office:value="0.717956240068453">
            <text:p>0.718</text:p>
          </table:table-cell>
          <table:table-cell table:formula="of:=STDEV([.GI10:.GW10])" office:value-type="float" office:value="0.00576026409207355">
            <text:p>0.006</text:p>
          </table:table-cell>
          <table:table-cell table:formula="of:=[.GY10]/[.GX10]" office:value-type="float" office:value="0.00802314092502955">
            <text:p>0.008</text:p>
          </table:table-cell>
          <table:table-cell table:style-name="Default" office:value-type="float" office:value="0.796">
            <text:p>0.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0.858">
            <text:p>0.86</text:p>
          </table:table-cell>
          <table:table-cell table:style-name="Default" office:value-type="float" office:value="0.749">
            <text:p>0.75</text:p>
          </table:table-cell>
          <table:table-cell table:style-name="Default" office:value-type="float" office:value="0.733">
            <text:p>0.73</text:p>
          </table:table-cell>
          <table:table-cell table:style-name="Default" office:value-type="float" office:value="0.734">
            <text:p>0.73</text:p>
          </table:table-cell>
          <table:table-cell table:number-columns-repeated="3" table:style-name="Default" office:value-type="float" office:value="0.749">
            <text:p>0.75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902">
            <text:p>0.9</text:p>
          </table:table-cell>
          <table:table-cell table:style-name="Default" office:value-type="float" office:value="1.025">
            <text:p>1.03</text:p>
          </table:table-cell>
          <table:table-cell table:style-name="Default" office:value-type="float" office:value="1.104">
            <text:p>1.1</text:p>
          </table:table-cell>
          <table:table-cell table:style-name="Default" office:value-type="float" office:value="0.943">
            <text:p>0.94</text:p>
          </table:table-cell>
          <table:table-cell table:style-name="Default" office:value-type="float" office:value="0.749">
            <text:p>0.75</text:p>
          </table:table-cell>
          <table:table-cell table:formula="of:=AVERAGE([.HA10:.HO10])" office:value-type="float" office:value="0.840133333333333">
            <text:p>0.840</text:p>
          </table:table-cell>
          <table:table-cell table:formula="of:=STDEV([.HA10:.HO10])" office:value-type="float" office:value="0.122032704437708">
            <text:p>0.122</text:p>
          </table:table-cell>
          <table:table-cell table:style-name="Default" office:value-type="float" office:value="0.723322332233225">
            <text:p>0.72</text:p>
          </table:table-cell>
          <table:table-cell table:style-name="Default" office:value-type="float" office:value="0.72827282728273">
            <text:p>0.73</text:p>
          </table:table-cell>
          <table:table-cell table:number-columns-repeated="2" table:style-name="Default" office:value-type="float" office:value="0.71837183718372">
            <text:p>0.72</text:p>
          </table:table-cell>
          <table:table-cell table:style-name="Default" office:value-type="float" office:value="0.72827282728273">
            <text:p>0.73</text:p>
          </table:table-cell>
          <table:table-cell table:formula="of:=AVERAGE([.HR10:.HV10])" office:value-type="float" office:value="0.723322332233225">
            <text:p>0.723</text:p>
          </table:table-cell>
          <table:table-cell table:formula="of:=STDEV([.HR10:.HV10])" office:value-type="float" office:value="0.00495049504950501">
            <text:p>0.005</text:p>
          </table:table-cell>
          <table:table-cell table:formula="of:=[.HX10]/[.HW10]" office:value-type="float" office:value="0.00684410646387839">
            <text:p>0.007</text:p>
          </table:table-cell>
          <table:table-cell table:style-name="Default" office:value-type="float" office:value="7.394">
            <text:p>7.39</text:p>
          </table:table-cell>
          <table:table-cell table:style-name="Default" office:value-type="float" office:value="7.347">
            <text:p>7.35</text:p>
          </table:table-cell>
          <table:table-cell table:style-name="Default" office:value-type="float" office:value="7.332">
            <text:p>7.33</text:p>
          </table:table-cell>
          <table:table-cell table:style-name="Default" office:value-type="float" office:value="7.301">
            <text:p>7.3</text:p>
          </table:table-cell>
          <table:table-cell table:style-name="Default" office:value-type="float" office:value="7.3">
            <text:p>7.3</text:p>
          </table:table-cell>
          <table:table-cell table:formula="of:=AVERAGE([.HZ10:.ID10])" office:value-type="float" office:value="7.3348">
            <text:p>7.335</text:p>
          </table:table-cell>
          <table:table-cell table:formula="of:=STDEV([.HZ10:.ID10])" office:value-type="float" office:value="0.0387775708367609">
            <text:p>0.039</text:p>
          </table:table-cell>
          <table:table-cell table:style-name="Default" office:value-type="float" office:value="0.699853318665201">
            <text:p>0.7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733223322332235">
            <text:p>0.73</text:p>
          </table:table-cell>
          <table:table-cell table:style-name="Default" office:value-type="float" office:value="0.70847084708471">
            <text:p>0.71</text:p>
          </table:table-cell>
          <table:table-cell table:style-name="Default" office:value-type="float" office:value="0.686285295196188">
            <text:p>0.69</text:p>
          </table:table-cell>
          <table:table-cell table:formula="of:=AVERAGE([.IG10:.IK10])" office:value-type="float" office:value="0.707260726072609">
            <text:p>0.707</text:p>
          </table:table-cell>
          <table:table-cell table:formula="of:=STDEV([.IG10:.IK10])" office:value-type="float" office:value="0.0171159543644157">
            <text:p>0.017</text:p>
          </table:table-cell>
          <table:table-cell table:formula="of:=[.IM10]/[.IL10]" office:value-type="float" office:value="0.0242003461148761">
            <text:p>0.024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IO10:.IS10])" office:value-type="float" office:value="0.078">
            <text:p>0.078</text:p>
          </table:table-cell>
          <table:table-cell table:formula="of:=STDEV([.IO10:.IS10])" office:value-type="float" office:value="0">
            <text:p>0.000</text:p>
          </table:table-cell>
          <table:table-cell table:style-name="Default" office:value-type="float" office:value="0.734323432343236">
            <text:p>0.73</text:p>
          </table:table-cell>
          <table:table-cell table:style-name="Default" office:value-type="float" office:value="0.72873120645398">
            <text:p>0.73</text:p>
          </table:table-cell>
          <table:table-cell table:style-name="Default" office:value-type="float" office:value="0.730014668133482">
            <text:p>0.73</text:p>
          </table:table-cell>
          <table:table-cell table:style-name="Default" office:value-type="float" office:value="0.725064173083976">
            <text:p>0.73</text:p>
          </table:table-cell>
          <table:table-cell table:style-name="Default" office:value-type="float" office:value="0.710854418775212">
            <text:p>0.71</text:p>
          </table:table-cell>
          <table:table-cell table:formula="of:=AVERAGE([.IV10:.IZ10])" office:value-type="float" office:value="0.725797579757977">
            <text:p>0.726</text:p>
          </table:table-cell>
          <table:table-cell table:formula="of:=STDEV([.IV10:.IZ10])" office:value-type="float" office:value="0.00898493332988882">
            <text:p>0.009</text:p>
          </table:table-cell>
          <table:table-cell table:formula="of:=[.JB10]/[.JA10]" office:value-type="float" office:value="0.0123793927955573">
            <text:p>0.012</text:p>
          </table:table-cell>
          <table:table-cell table:style-name="Default" office:value-type="float" office:value="0.764">
            <text:p>0.76</text:p>
          </table:table-cell>
          <table:table-cell table:number-columns-repeated="3" table:style-name="Default" office:value-type="float" office:value="0.765">
            <text:p>0.77</text:p>
          </table:table-cell>
          <table:table-cell table:style-name="Default" office:value-type="float" office:value="0.827">
            <text:p>0.83</text:p>
          </table:table-cell>
          <table:table-cell table:formula="of:=AVERAGE([.JD10:.JH10])" office:value-type="float" office:value="0.7772">
            <text:p>0.777</text:p>
          </table:table-cell>
          <table:table-cell table:formula="of:=STDEV([.JD10:.JH10])" office:value-type="float" office:value="0.0278424136884718">
            <text:p>0.028</text:p>
          </table:table-cell>
          <table:table-cell table:number-columns-repeated="3" table:style-name="Default" office:value-type="float" office:value="0.723322332233225">
            <text:p>0.72</text:p>
          </table:table-cell>
          <table:table-cell table:style-name="Default" office:value-type="float" office:value="0.71837183718372">
            <text:p>0.72</text:p>
          </table:table-cell>
          <table:table-cell table:style-name="Default" office:value-type="float" office:value="0.713421342134215">
            <text:p>0.71</text:p>
          </table:table-cell>
          <table:table-cell table:formula="of:=AVERAGE([.JK10:.JO10])" office:value-type="float" office:value="0.720352035203522">
            <text:p>0.720</text:p>
          </table:table-cell>
          <table:table-cell table:formula="of:=STDEV([.JK10:.JO10])" office:value-type="float" office:value="0.00442785738118776">
            <text:p>0.004</text:p>
          </table:table-cell>
          <table:table-cell table:formula="of:=[.JQ10]/[.JP10]" office:value-type="float" office:value="0.00614679651725667">
            <text:p>0.006</text:p>
          </table:table-cell>
          <table:table-cell table:style-name="Default" office:value-type="float" office:value="0.733">
            <text:p>0.73</text:p>
          </table:table-cell>
          <table:table-cell table:number-columns-repeated="2" table:style-name="Default" office:value-type="float" office:value="0.765">
            <text:p>0.77</text:p>
          </table:table-cell>
          <table:table-cell table:style-name="Default" office:value-type="float" office:value="0.78">
            <text:p>0.78</text:p>
          </table:table-cell>
          <table:table-cell table:style-name="Default" office:value-type="float" office:value="0.764">
            <text:p>0.76</text:p>
          </table:table-cell>
          <table:table-cell table:formula="of:=AVERAGE([.JS10:.JW10])" office:value-type="float" office:value="0.7614">
            <text:p>0.761</text:p>
          </table:table-cell>
          <table:table-cell table:formula="of:=STDEV([.JS10:.JW10])" office:value-type="float" office:value="0.017213366899012">
            <text:p>0.017</text:p>
          </table:table-cell>
          <table:table-cell office:value-type="float" office:value="0.587000366703338">
            <text:p>0.59</text:p>
          </table:table-cell>
          <table:table-cell office:value-type="float" office:value="0.577099376604328">
            <text:p>0.58</text:p>
          </table:table-cell>
          <table:table-cell office:value-type="float" office:value="0.670792079207922">
            <text:p>0.67</text:p>
          </table:table-cell>
          <table:table-cell office:value-type="float" office:value="0.709112577924461">
            <text:p>0.71</text:p>
          </table:table-cell>
          <table:table-cell office:value-type="float" office:value="0.699853318665201">
            <text:p>0.7</text:p>
          </table:table-cell>
          <table:table-cell office:value-type="float" office:value="0.684360102676936">
            <text:p>0.68</text:p>
          </table:table-cell>
          <table:table-cell office:value-type="float" office:value="0.70847084708471">
            <text:p>0.71</text:p>
          </table:table-cell>
          <table:table-cell table:formula="of:=AVERAGE([.KB10:.KF10])" office:value-type="float" office:value="0.694517785111846">
            <text:p>0.69</text:p>
          </table:table-cell>
          <table:table-cell table:formula="of:=STDEV([.KB10:.KF10])" office:value-type="float" office:value="0.0166000863480336">
            <text:p>0.02</text:p>
          </table:table-cell>
          <table:table-cell office:value-type="float" office:value="2.216">
            <text:p>2.22</text:p>
          </table:table-cell>
          <table:table-cell office:value-type="float" office:value="2.075">
            <text:p>2.08</text:p>
          </table:table-cell>
          <table:table-cell table:number-columns-repeated="2" office:value-type="float" office:value="2.621">
            <text:p>2.62</text:p>
          </table:table-cell>
          <table:table-cell office:value-type="float" office:value="2.371">
            <text:p>2.37</text:p>
          </table:table-cell>
          <table:table-cell table:number-columns-repeated="2"/>
          <table:table-cell office:value-type="float" office:value="0.72258064516129">
            <text:p>0.72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office:value-type="float" office:value="0.729032258064516">
            <text:p>0.73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09754308764211">
            <text:p>0.71</text:p>
          </table:table-cell>
          <table:table-cell office:value-type="float" office:value="0.695544554455447">
            <text:p>0.7</text:p>
          </table:table-cell>
          <table:table-cell office:value-type="float" office:value="0.700495049504952">
            <text:p>0.7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KW10:.LA10])" office:value-type="float" office:value="0.699376604327101">
            <text:p>0.7</text:p>
          </table:table-cell>
          <table:table-cell table:formula="of:=STDEV([.KW10:.LA10])" office:value-type="float" office:value="0.00618468850582634">
            <text:p>0.01</text:p>
          </table:table-cell>
          <table:table-cell table:formula="of:=[.LC10]/[.LB10]" office:value-type="float" office:value="0.00884314469137395">
            <text:p>0.01</text:p>
          </table:table-cell>
          <table:table-cell office:value-type="float" office:value="165.189">
            <text:p>165.19</text:p>
          </table:table-cell>
          <table:table-cell office:value-type="float" office:value="157.03">
            <text:p>157.03</text:p>
          </table:table-cell>
          <table:table-cell office:value-type="float" office:value="156.609">
            <text:p>156.61</text:p>
          </table:table-cell>
          <table:table-cell office:value-type="float" office:value="156.531">
            <text:p>156.53</text:p>
          </table:table-cell>
          <table:table-cell office:value-type="float" office:value="162.63">
            <text:p>162.63</text:p>
          </table:table-cell>
          <table:table-cell table:formula="of:=AVERAGE([.LE10:.LI10])" office:value-type="float" office:value="159.5978">
            <text:p>159.6</text:p>
          </table:table-cell>
          <table:table-cell table:formula="of:=STDEV([.LE10:.LI10])" office:value-type="float" office:value="4.04312808355114">
            <text:p>4.04</text:p>
          </table:table-cell>
          <table:table-cell office:value-type="float" office:value="0.767741935483871">
            <text:p>0.77</text:p>
          </table:table-cell>
          <table:table-cell office:value-type="float" office:value="0.75483870967742">
            <text:p>0.75</text:p>
          </table:table-cell>
          <table:table-cell office:value-type="float" office:value="0.761290322580645">
            <text:p>0.76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LL10:.LP10])" office:value-type="float" office:value="0.758709677419355">
            <text:p>0.76</text:p>
          </table:table-cell>
          <table:table-cell table:formula="of:=STDEV([.LL10:.LP10])" office:value-type="float" office:value="0.00577049800645079">
            <text:p>0.01</text:p>
          </table:table-cell>
          <table:table-cell table:number-columns-repeated="2" office:value-type="float" office:value="0.695544554455447">
            <text:p>0.7</text:p>
          </table:table-cell>
          <table:table-cell office:value-type="float" office:value="0.71837183718372">
            <text:p>0.72</text:p>
          </table:table-cell>
          <table:table-cell table:number-columns-repeated="2" office:value-type="float" office:value="0.695544554455447">
            <text:p>0.7</text:p>
          </table:table-cell>
          <table:table-cell table:formula="of:=AVERAGE([.LS10:.LW10])" office:value-type="float" office:value="0.700110011001102">
            <text:p>0.7</text:p>
          </table:table-cell>
          <table:table-cell table:number-columns-repeated="2"/>
          <table:table-cell office:value-type="float" office:value="161.148">
            <text:p>161.15</text:p>
          </table:table-cell>
          <table:table-cell office:value-type="float" office:value="170.571">
            <text:p>170.57</text:p>
          </table:table-cell>
          <table:table-cell office:value-type="float" office:value="140.712">
            <text:p>140.71</text:p>
          </table:table-cell>
          <table:table-cell office:value-type="float" office:value="168.277">
            <text:p>168.28</text:p>
          </table:table-cell>
          <table:table-cell office:value-type="float" office:value="169.525">
            <text:p>169.53</text:p>
          </table:table-cell>
          <table:table-cell table:number-columns-repeated="2"/>
          <table:table-cell table:number-columns-repeated="2" office:value-type="float" office:value="0.75483870967742">
            <text:p>0.75</text:p>
          </table:table-cell>
          <table:table-cell office:value-type="float" office:value="0.767741935483871">
            <text:p>0.77</text:p>
          </table:table-cell>
          <table:table-cell table:number-columns-repeated="2" office:value-type="float" office:value="0.75483870967742">
            <text:p>0.75</text:p>
          </table:table-cell>
          <table:table-cell table:formula="of:=AVERAGE([.MH10:.ML10])" office:value-type="float" office:value="0.75741935483871">
            <text:p>0.76</text:p>
          </table:table-cell>
          <table:table-cell/>
          <table:table-cell office:value-type="float" office:value="0.691235790245693">
            <text:p>0.69</text:p>
          </table:table-cell>
          <table:table-cell office:value-type="float" office:value="0.686285295196188">
            <text:p>0.69</text:p>
          </table:table-cell>
          <table:table-cell office:value-type="float" office:value="0.677026035936928">
            <text:p>0.68</text:p>
          </table:table-cell>
          <table:table-cell office:value-type="float" office:value="0.700495049504952">
            <text:p>0.7</text:p>
          </table:table-cell>
          <table:table-cell office:value-type="float" office:value="0.686927026035938">
            <text:p>0.69</text:p>
          </table:table-cell>
          <table:table-cell table:formula="of:=AVERAGE([.MO10:.MS10])" office:value-type="float" office:value="0.68839383938394">
            <text:p>0.69</text:p>
          </table:table-cell>
          <table:table-cell table:number-columns-repeated="9"/>
          <table:table-cell office:value-type="float" office:value="0.75483870967742">
            <text:p>0.75</text:p>
          </table:table-cell>
          <table:table-cell office:value-type="float" office:value="0.748387096774193">
            <text:p>0.75</text:p>
          </table:table-cell>
          <table:table-cell office:value-type="float" office:value="0.741935483870968">
            <text:p>0.74</text:p>
          </table:table-cell>
          <table:table-cell office:value-type="float" office:value="0.761290322580645">
            <text:p>0.76</text:p>
          </table:table-cell>
          <table:table-cell office:value-type="float" office:value="0.75483870967742">
            <text:p>0.75</text:p>
          </table:table-cell>
          <table:table-cell table:number-columns-repeated="2"/>
          <table:table-cell office:value-type="float" office:value="0.714704803813716">
            <text:p>0.71</text:p>
          </table:table-cell>
          <table:table-cell office:value-type="float" office:value="0.705445544554457">
            <text:p>0.71</text:p>
          </table:table-cell>
          <table:table-cell office:value-type="float" office:value="0.723964063072975">
            <text:p>0.72</text:p>
          </table:table-cell>
          <table:table-cell office:value-type="float" office:value="0.695544554455447">
            <text:p>0.7</text:p>
          </table:table-cell>
          <table:table-cell office:value-type="float" office:value="0.681334800146683">
            <text:p>0.68</text:p>
          </table:table-cell>
          <table:table-cell table:formula="of:=AVERAGE([.NK10:.NO10])" office:value-type="float" office:value="0.704198753208656">
            <text:p>0.7</text:p>
          </table:table-cell>
          <table:table-cell table:number-columns-repeated="2"/>
          <table:table-cell office:value-type="float" office:value="350.797">
            <text:p>350.8</text:p>
          </table:table-cell>
          <table:table-cell office:value-type="float" office:value="351.999">
            <text:p>352</text:p>
          </table:table-cell>
          <table:table-cell office:value-type="float" office:value="345.369">
            <text:p>345.37</text:p>
          </table:table-cell>
          <table:table-cell office:value-type="float" office:value="339.847">
            <text:p>339.85</text:p>
          </table:table-cell>
          <table:table-cell office:value-type="float" office:value="336.072">
            <text:p>336.07</text:p>
          </table:table-cell>
          <table:table-cell table:number-columns-repeated="2"/>
          <table:table-cell office:value-type="float" office:value="0.774193548387097">
            <text:p>0.77</text:p>
          </table:table-cell>
          <table:table-cell office:value-type="float" office:value="0.767741935483871">
            <text:p>0.77</text:p>
          </table:table-cell>
          <table:table-cell office:value-type="float" office:value="0.780645161290323">
            <text:p>0.78</text:p>
          </table:table-cell>
          <table:table-cell office:value-type="float" office:value="0.75483870967742">
            <text:p>0.75</text:p>
          </table:table-cell>
          <table:table-cell office:value-type="float" office:value="0.741935483870968">
            <text:p>0.74</text:p>
          </table:table-cell>
          <table:table-cell table:number-columns-repeated="3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table:style-name="Default" office:value-type="float" office:value="57">
            <text:p>57</text:p>
          </table:table-cell>
          <table:table-cell office:value-type="float" office:value="0.912245623389318">
            <text:p>0.912</text:p>
          </table:table-cell>
          <table:table-cell office:value-type="float" office:value="0.90811339198436">
            <text:p>0.908</text:p>
          </table:table-cell>
          <table:table-cell office:value-type="float" office:value="0.910868212920999">
            <text:p>0.911</text:p>
          </table:table-cell>
          <table:table-cell office:value-type="float" office:value="0.911349566041648">
            <text:p>0.911</text:p>
          </table:table-cell>
          <table:table-cell office:value-type="float" office:value="0.910868212920999">
            <text:p>0.911</text:p>
          </table:table-cell>
          <table:table-cell table:formula="of:=AVERAGE([.E11:.I11])" office:value-type="float" office:value="0.910689001451465">
            <text:p>0.911</text:p>
          </table:table-cell>
          <table:table-cell table:formula="of:=STDEV([.F11:.I11])" office:value-type="float" office:value="0.00147519210524344">
            <text:p>0.001</text:p>
          </table:table-cell>
          <table:table-cell table:formula="of:=[.K11]/[.J11]" office:value-type="float" office:value="0.00161986375468712">
            <text:p>0.002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348499659351">
            <text:p>0.92</text:p>
          </table:table-cell>
          <table:table-cell table:number-columns-repeated="3" table:style-name="Default" office:value-type="float" office:value="0.91445244231168">
            <text:p>0.91</text:p>
          </table:table-cell>
          <table:table-cell table:formula="of:=AVERAGE([.M11:.AA11])" office:value-type="float" office:value="0.91487948892641">
            <text:p>0.915</text:p>
          </table:table-cell>
          <table:table-cell table:formula="of:=STDEV([.M11:.AA11])" office:value-type="float" office:value="0.000821624879320316">
            <text:p>0.001</text:p>
          </table:table-cell>
          <table:table-cell table:formula="of:=[.AC11]/[.AB11]" office:value-type="float" office:value="0.000898068968935432">
            <text:p>0.001</text:p>
          </table:table-cell>
          <table:table-cell table:style-name="Default" office:value-type="float" office:value="76.612">
            <text:p>76.61</text:p>
          </table:table-cell>
          <table:table-cell table:style-name="Default" office:value-type="float" office:value="76.347">
            <text:p>76.35</text:p>
          </table:table-cell>
          <table:table-cell table:style-name="Default" office:value-type="float" office:value="76.565">
            <text:p>76.57</text:p>
          </table:table-cell>
          <table:table-cell table:style-name="Default" office:value-type="float" office:value="76.581">
            <text:p>76.58</text:p>
          </table:table-cell>
          <table:table-cell table:style-name="Default" office:value-type="float" office:value="61.368">
            <text:p>61.37</text:p>
          </table:table-cell>
          <table:table-cell table:style-name="Default" office:value-type="float" office:value="61.601">
            <text:p>61.6</text:p>
          </table:table-cell>
          <table:table-cell table:style-name="Default" office:value-type="float" office:value="54.186">
            <text:p>54.19</text:p>
          </table:table-cell>
          <table:table-cell table:style-name="Default" office:value-type="float" office:value="51.149">
            <text:p>51.15</text:p>
          </table:table-cell>
          <table:table-cell table:style-name="Default" office:value-type="float" office:value="33.337">
            <text:p>33.34</text:p>
          </table:table-cell>
          <table:table-cell table:style-name="Default" office:value-type="float" office:value="32.963">
            <text:p>32.96</text:p>
          </table:table-cell>
          <table:table-cell table:style-name="Default" office:value-type="float" office:value="33.213">
            <text:p>33.21</text:p>
          </table:table-cell>
          <table:table-cell table:style-name="Default" office:value-type="float" office:value="32.947">
            <text:p>32.95</text:p>
          </table:table-cell>
          <table:table-cell table:style-name="Default" office:value-type="float" office:value="33.165">
            <text:p>33.17</text:p>
          </table:table-cell>
          <table:table-cell table:style-name="Default" office:value-type="float" office:value="33.243">
            <text:p>33.24</text:p>
          </table:table-cell>
          <table:table-cell table:style-name="Default" office:value-type="float" office:value="76.799">
            <text:p>76.8</text:p>
          </table:table-cell>
          <table:table-cell table:formula="of:=AVERAGE([.AE11:.AS11])" office:value-type="float" office:value="54.0050666666667">
            <text:p>54.005</text:p>
          </table:table-cell>
          <table:table-cell table:formula="of:=STDEV([.AE11:.AS11])" office:value-type="float" office:value="19.4194022398317">
            <text:p>19.419</text:p>
          </table:table-cell>
          <table:table-cell table:style-name="Default" office:value-type="float" office:value="0.911349566041648">
            <text:p>0.91</text:p>
          </table:table-cell>
          <table:table-cell table:style-name="Default" office:value-type="float" office:value="0.909972155573329">
            <text:p>0.91</text:p>
          </table:table-cell>
          <table:table-cell table:style-name="Default" office:value-type="float" office:value="0.910868212920999">
            <text:p>0.91</text:p>
          </table:table-cell>
          <table:table-cell table:number-columns-repeated="2" table:style-name="Default" office:value-type="float" office:value="0.909972155573329">
            <text:p>0.91</text:p>
          </table:table-cell>
          <table:table-cell table:formula="of:=AVERAGE([.AV11:.AZ11])" office:value-type="float" office:value="0.910426849136527">
            <text:p>0.910</text:p>
          </table:table-cell>
          <table:table-cell table:formula="of:=STDEV([.AV11:.AZ11])" office:value-type="float" office:value="0.00064545472081326">
            <text:p>0.001</text:p>
          </table:table-cell>
          <table:table-cell table:formula="of:=[.BB11]/[.BA11]" office:value-type="float" office:value="0.000708958354452559">
            <text:p>0.001</text:p>
          </table:table-cell>
          <table:table-cell table:style-name="Default" office:value-type="float" office:value="309.143">
            <text:p>309.14</text:p>
          </table:table-cell>
          <table:table-cell table:style-name="Default" office:value-type="float" office:value="322.536">
            <text:p>322.54</text:p>
          </table:table-cell>
          <table:table-cell table:style-name="Default" office:value-type="float" office:value="323.773">
            <text:p>323.77</text:p>
          </table:table-cell>
          <table:table-cell table:style-name="Default" office:value-type="float" office:value="321.95">
            <text:p>321.95</text:p>
          </table:table-cell>
          <table:table-cell table:style-name="Default" office:value-type="float" office:value="319.78">
            <text:p>319.78</text:p>
          </table:table-cell>
          <table:table-cell table:formula="of:=AVERAGE([.BD11:.BH11])" office:value-type="float" office:value="319.4364">
            <text:p>319.436</text:p>
          </table:table-cell>
          <table:table-cell table:formula="of:=STDEV([.BD11:.BH11])" office:value-type="float" office:value="5.93304199378364">
            <text:p>5.933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894280043840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07503184336">
            <text:p>0.91</text:p>
          </table:table-cell>
          <table:table-cell table:formula="of:=AVERAGE([.BK11:.BO11])" office:value-type="float" office:value="0.913901478124352">
            <text:p>0.914</text:p>
          </table:table-cell>
          <table:table-cell table:formula="of:=STDEV([.BK11:.BO11])" office:value-type="float" office:value="0.00317103703394523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BR11:.BV11])" office:value-type="float" office:value="54">
            <text:p>54.000</text:p>
          </table:table-cell>
          <table:table-cell table:formula="of:=STDEV([.BR11:.BV11])" office:value-type="float" office:value="4.24264068711929">
            <text:p>4.243</text:p>
          </table:table-cell>
          <table:table-cell table:style-name="Default" office:value-type="float" office:value="1651.809">
            <text:p>1651.81</text:p>
          </table:table-cell>
          <table:table-cell table:style-name="Default" office:value-type="float" office:value="1529.925">
            <text:p>1529.93</text:p>
          </table:table-cell>
          <table:table-cell table:style-name="Default" office:value-type="float" office:value="1496.137">
            <text:p>1496.14</text:p>
          </table:table-cell>
          <table:table-cell table:style-name="Default" office:value-type="float" office:value="1699.67">
            <text:p>1699.67</text:p>
          </table:table-cell>
          <table:table-cell table:style-name="Default" office:value-type="float" office:value="1668.47">
            <text:p>1668.47</text:p>
          </table:table-cell>
          <table:table-cell table:formula="of:=AVERAGE([.BY11:.CC11])" office:value-type="float" office:value="1609.2022">
            <text:p>1609.202</text:p>
          </table:table-cell>
          <table:table-cell table:formula="of:=STDEV([.BY11:.CC11])" office:value-type="float" office:value="90.2511056037543">
            <text:p>90.251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style-name="Default" office:value-type="float" office:value="0.92942453854506">
            <text:p>0.93</text:p>
          </table:table-cell>
          <table:table-cell table:style-name="Default" office:value-type="float" office:value="0.926167209554832">
            <text:p>0.93</text:p>
          </table:table-cell>
          <table:table-cell table:number-columns-repeated="2"/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9424153559051">
            <text:p>0.91</text:p>
          </table:table-cell>
          <table:table-cell table:style-name="Default" office:value-type="float" office:value="0.916311205900649">
            <text:p>0.92</text:p>
          </table:table-cell>
          <table:table-cell table:style-name="Default" office:value-type="float" office:value="0.91582985278">
            <text:p>0.92</text:p>
          </table:table-cell>
          <table:table-cell table:formula="of:=AVERAGE([.CM11:.CQ11])" office:value-type="float" office:value="0.914369501466276">
            <text:p>0.914</text:p>
          </table:table-cell>
          <table:table-cell table:formula="of:=STDEV([.CM11:.CQ11])" office:value-type="float" office:value="0.00285038651487764">
            <text:p>0.003</text:p>
          </table:table-cell>
          <table:table-cell table:formula="of:=[.CS11]/[.CR11]" office:value-type="float" office:value="0.00311732457207593">
            <text:p>0.003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number-columns-repeated="2" table:style-name="Default" office:value-type="float" office:value="57">
            <text:p>57</text:p>
          </table:table-cell>
          <table:table-cell table:formula="of:=AVERAGE([.CU11:.CY11])" office:value-type="float" office:value="54.6">
            <text:p>54.600</text:p>
          </table:table-cell>
          <table:table-cell table:formula="of:=STDEV([.CU11:.CY11])" office:value-type="float" office:value="5.3665631459995">
            <text:p>5.367</text:p>
          </table:table-cell>
          <table:table-cell table:style-name="Default" office:value-type="float" office:value="1509.38">
            <text:p>1509.38</text:p>
          </table:table-cell>
          <table:table-cell table:style-name="Default" office:value-type="float" office:value="1533.685">
            <text:p>1533.69</text:p>
          </table:table-cell>
          <table:table-cell table:style-name="Default" office:value-type="float" office:value="1314.022">
            <text:p>1314.02</text:p>
          </table:table-cell>
          <table:table-cell table:style-name="Default" office:value-type="float" office:value="1521.034">
            <text:p>1521.03</text:p>
          </table:table-cell>
          <table:table-cell table:style-name="Default" office:value-type="float" office:value="1522.875">
            <text:p>1522.88</text:p>
          </table:table-cell>
          <table:table-cell table:formula="of:=AVERAGE([.DB11:.DF11])" office:value-type="float" office:value="1480.1992">
            <text:p>1480.199</text:p>
          </table:table-cell>
          <table:table-cell table:formula="of:=STDEV([.DB11:.DF11])" office:value-type="float" office:value="93.2949844402153">
            <text:p>93.295</text:p>
          </table:table-cell>
          <table:table-cell table:style-name="Default" office:value-type="float" office:value="0.927252985884908">
            <text:p>0.93</text:p>
          </table:table-cell>
          <table:table-cell table:style-name="Default" office:value-type="float" office:value="0.928338762214984">
            <text:p>0.93</text:p>
          </table:table-cell>
          <table:table-cell table:style-name="Default" office:value-type="float" office:value="0.922909880564604">
            <text:p>0.92</text:p>
          </table:table-cell>
          <table:table-cell table:number-columns-repeated="2" table:style-name="Default" office:value-type="float" office:value="0.928338762214984">
            <text:p>0.93</text:p>
          </table:table-cell>
          <table:table-cell table:formula="of:=AVERAGE([.DI11:.DM11])" office:value-type="float" office:value="0.927035830618893">
            <text:p>0.927</text:p>
          </table:table-cell>
          <table:table-cell table:formula="of:=STDEV([.DI11:.DM11])" office:value-type="float" office:value="0.00235390699117034">
            <text:p>0.002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217897449569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08942800438402">
            <text:p>0.91</text:p>
          </table:table-cell>
          <table:table-cell table:formula="of:=AVERAGE([.DP11:.DT11])" office:value-type="float" office:value="0.91317130246749">
            <text:p>0.913</text:p>
          </table:table-cell>
          <table:table-cell table:formula="of:=STDEV([.DP11:.DT11])" office:value-type="float" office:value="0.00287271612655087">
            <text:p>0.003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48">
            <text:p>48</text:p>
          </table:table-cell>
          <table:table-cell table:number-columns-repeated="2" table:style-name="Default" office:value-type="float" office:value="57">
            <text:p>57</text:p>
          </table:table-cell>
          <table:table-cell table:style-name="Default" office:value-type="float" office:value="45">
            <text:p>45</text:p>
          </table:table-cell>
          <table:table-cell table:formula="of:=AVERAGE([.DW11:.EA11])" office:value-type="float" office:value="52.8">
            <text:p>52.800</text:p>
          </table:table-cell>
          <table:table-cell table:formula="of:=STDEV([.DW11:.EA11])" office:value-type="float" office:value="5.84807660688538">
            <text:p>5.848</text:p>
          </table:table-cell>
          <table:table-cell table:style-name="Default" office:value-type="float" office:value="1851.739">
            <text:p>1851.74</text:p>
          </table:table-cell>
          <table:table-cell table:style-name="Default" office:value-type="float" office:value="1800.461">
            <text:p>1800.46</text:p>
          </table:table-cell>
          <table:table-cell table:style-name="Default" office:value-type="float" office:value="1818.542">
            <text:p>1818.54</text:p>
          </table:table-cell>
          <table:table-cell table:style-name="Default" office:value-type="float" office:value="1768.7">
            <text:p>1768.7</text:p>
          </table:table-cell>
          <table:table-cell table:style-name="Default" office:value-type="float" office:value="1789.121">
            <text:p>1789.12</text:p>
          </table:table-cell>
          <table:table-cell table:formula="of:=AVERAGE([.ED11:.EH11])" office:value-type="float" office:value="1805.7126">
            <text:p>1805.713</text:p>
          </table:table-cell>
          <table:table-cell table:formula="of:=STDEV([.ED11:.EH11])" office:value-type="float" office:value="31.4476392325402">
            <text:p>31.448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0801564027371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5348499659351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971089191031">
            <text:p>0.91</text:p>
          </table:table-cell>
          <table:table-cell table:formula="of:=AVERAGE([.EK11:.EY11])" office:value-type="float" office:value="0.914360614947126">
            <text:p>0.914</text:p>
          </table:table-cell>
          <table:table-cell table:formula="of:=STDEV([.EK11:.EY11])" office:value-type="float" office:value="0.00168769329081348">
            <text:p>0.002</text:p>
          </table:table-cell>
          <table:table-cell table:formula="of:=[.FA11]/[.EZ11]" office:value-type="float" office:value="0.00184576332709942">
            <text:p>0.002</text:p>
          </table:table-cell>
          <table:table-cell table:style-name="Default" office:value-type="float" office:value="3.432">
            <text:p>3.43</text:p>
          </table:table-cell>
          <table:table-cell table:style-name="Default" office:value-type="float" office:value="3.37">
            <text:p>3.37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354">
            <text:p>3.35</text:p>
          </table:table-cell>
          <table:table-cell table:style-name="Default" office:value-type="float" office:value="3.447">
            <text:p>3.45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4">
            <text:p>3.4</text:p>
          </table:table-cell>
          <table:table-cell table:style-name="Default" office:value-type="float" office:value="3.464">
            <text:p>3.46</text:p>
          </table:table-cell>
          <table:table-cell table:style-name="Default" office:value-type="float" office:value="3.385">
            <text:p>3.39</text:p>
          </table:table-cell>
          <table:table-cell table:style-name="Default" office:value-type="float" office:value="3.417">
            <text:p>3.42</text:p>
          </table:table-cell>
          <table:table-cell table:style-name="Default" office:value-type="float" office:value="3.494">
            <text:p>3.49</text:p>
          </table:table-cell>
          <table:table-cell table:style-name="Default" office:value-type="float" office:value="3.323">
            <text:p>3.32</text:p>
          </table:table-cell>
          <table:table-cell table:style-name="Default" office:value-type="float" office:value="3.416">
            <text:p>3.42</text:p>
          </table:table-cell>
          <table:table-cell table:style-name="Default" office:value-type="float" office:value="3.51">
            <text:p>3.51</text:p>
          </table:table-cell>
          <table:table-cell table:style-name="Default" office:value-type="float" office:value="3.556">
            <text:p>3.56</text:p>
          </table:table-cell>
          <table:table-cell table:formula="of:=AVERAGE([.FC11:.FQ11])" office:value-type="float" office:value="3.42666666666667">
            <text:p>3.427</text:p>
          </table:table-cell>
          <table:table-cell table:formula="of:=STDEV([.FC11:.FQ11])" office:value-type="float" office:value="0.0610394095958465">
            <text:p>0.061</text:p>
          </table:table-cell>
          <table:table-cell table:style-name="Default" office:value-type="float" office:value="0.91582985278">
            <text:p>0.92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672591012767">
            <text:p>0.92</text:p>
          </table:table-cell>
          <table:table-cell table:formula="of:=AVERAGE([.FT11:.FX11])" office:value-type="float" office:value="0.914535383157084">
            <text:p>0.915</text:p>
          </table:table-cell>
          <table:table-cell table:formula="of:=STDEV([.FT11:.FX11])" office:value-type="float" office:value="0.00175952985675949">
            <text:p>0.002</text:p>
          </table:table-cell>
          <table:table-cell table:formula="of:=[.FZ11]/[.FY11]" office:value-type="float" office:value="0.00192396039471473">
            <text:p>0.002</text:p>
          </table:table-cell>
          <table:table-cell table:style-name="Default" office:value-type="float" office:value="26.395">
            <text:p>26.4</text:p>
          </table:table-cell>
          <table:table-cell table:style-name="Default" office:value-type="float" office:value="26.91">
            <text:p>26.91</text:p>
          </table:table-cell>
          <table:table-cell table:style-name="Default" office:value-type="float" office:value="26.598">
            <text:p>26.6</text:p>
          </table:table-cell>
          <table:table-cell table:style-name="Default" office:value-type="float" office:value="26.52">
            <text:p>26.52</text:p>
          </table:table-cell>
          <table:table-cell table:style-name="Default" office:value-type="float" office:value="26.458">
            <text:p>26.46</text:p>
          </table:table-cell>
          <table:table-cell table:formula="of:=AVERAGE([.GB11:.GF11])" office:value-type="float" office:value="26.5762">
            <text:p>26.576</text:p>
          </table:table-cell>
          <table:table-cell table:formula="of:=STDEV([.GB11:.GF11])" office:value-type="float" office:value="0.2011596380987">
            <text:p>0.20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4933795432329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number-columns-repeated="2" table:style-name="Default" office:value-type="float" office:value="0.91582985278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1697621375041">
            <text:p>0.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2593678722711">
            <text:p>0.91</text:p>
          </table:table-cell>
          <table:table-cell table:formula="of:=AVERAGE([.GI11:.GW11])" office:value-type="float" office:value="0.914484532519723">
            <text:p>0.914</text:p>
          </table:table-cell>
          <table:table-cell table:formula="of:=STDEV([.GI11:.GW11])" office:value-type="float" office:value="0.00139492166021208">
            <text:p>0.001</text:p>
          </table:table-cell>
          <table:table-cell table:formula="of:=[.GY11]/[.GX11]" office:value-type="float" office:value="0.00152536386413074">
            <text:p>0.002</text:p>
          </table:table-cell>
          <table:table-cell table:style-name="Default" office:value-type="float" office:value="10.546">
            <text:p>10.55</text:p>
          </table:table-cell>
          <table:table-cell table:style-name="Default" office:value-type="float" office:value="12.386">
            <text:p>12.39</text:p>
          </table:table-cell>
          <table:table-cell table:style-name="Default" office:value-type="float" office:value="11.512">
            <text:p>11.51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0.046">
            <text:p>10.05</text:p>
          </table:table-cell>
          <table:table-cell table:style-name="Default" office:value-type="float" office:value="9.968">
            <text:p>9.97</text:p>
          </table:table-cell>
          <table:table-cell table:style-name="Default" office:value-type="float" office:value="10.218">
            <text:p>10.22</text:p>
          </table:table-cell>
          <table:table-cell table:style-name="Default" office:value-type="float" office:value="9.984">
            <text:p>9.98</text:p>
          </table:table-cell>
          <table:table-cell table:style-name="Default" office:value-type="float" office:value="10.171">
            <text:p>10.17</text:p>
          </table:table-cell>
          <table:table-cell table:style-name="Default" office:value-type="float" office:value="11.311">
            <text:p>11.31</text:p>
          </table:table-cell>
          <table:table-cell table:style-name="Default" office:value-type="float" office:value="12.702">
            <text:p>12.7</text:p>
          </table:table-cell>
          <table:table-cell table:style-name="Default" office:value-type="float" office:value="14.885">
            <text:p>14.89</text:p>
          </table:table-cell>
          <table:table-cell table:style-name="Default" office:value-type="float" office:value="15.071">
            <text:p>15.07</text:p>
          </table:table-cell>
          <table:table-cell table:style-name="Default" office:value-type="float" office:value="12.768">
            <text:p>12.77</text:p>
          </table:table-cell>
          <table:table-cell table:style-name="Default" office:value-type="float" office:value="10.031">
            <text:p>10.03</text:p>
          </table:table-cell>
          <table:table-cell table:formula="of:=AVERAGE([.HA11:.HO11])" office:value-type="float" office:value="11.4513333333333">
            <text:p>11.451</text:p>
          </table:table-cell>
          <table:table-cell table:formula="of:=STDEV([.HA11:.HO11])" office:value-type="float" office:value="1.75360256397536">
            <text:p>1.754</text:p>
          </table:table-cell>
          <table:table-cell table:number-columns-repeated="3" table:style-name="Default" office:value-type="float" office:value="0.91582985278">
            <text:p>0.92</text:p>
          </table:table-cell>
          <table:table-cell table:number-columns-repeated="2" table:style-name="Default" office:value-type="float" office:value="0.91445244231168">
            <text:p>0.91</text:p>
          </table:table-cell>
          <table:table-cell table:formula="of:=AVERAGE([.HR11:.HV11])" office:value-type="float" office:value="0.915278888592672">
            <text:p>0.915</text:p>
          </table:table-cell>
          <table:table-cell table:formula="of:=STDEV([.HR11:.HV11])" office:value-type="float" office:value="0.000754438784442598">
            <text:p>0.001</text:p>
          </table:table-cell>
          <table:table-cell table:formula="of:=[.HX11]/[.HW11]" office:value-type="float" office:value="0.000824272026641649">
            <text:p>0.001</text:p>
          </table:table-cell>
          <table:table-cell table:style-name="Default" office:value-type="float" office:value="100.277">
            <text:p>100.28</text:p>
          </table:table-cell>
          <table:table-cell table:style-name="Default" office:value-type="float" office:value="99.388">
            <text:p>99.39</text:p>
          </table:table-cell>
          <table:table-cell table:style-name="Default" office:value-type="float" office:value="99.84">
            <text:p>99.84</text:p>
          </table:table-cell>
          <table:table-cell table:style-name="Default" office:value-type="float" office:value="99.777">
            <text:p>99.78</text:p>
          </table:table-cell>
          <table:table-cell table:style-name="Default" office:value-type="float" office:value="98.764">
            <text:p>98.76</text:p>
          </table:table-cell>
          <table:table-cell table:formula="of:=AVERAGE([.HZ11:.ID11])" office:value-type="float" office:value="99.6092">
            <text:p>99.609</text:p>
          </table:table-cell>
          <table:table-cell table:formula="of:=STDEV([.HZ11:.ID11])" office:value-type="float" office:value="0.568039347228695">
            <text:p>0.568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07565389970082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355638496401">
            <text:p>0.91</text:p>
          </table:table-cell>
          <table:table-cell table:style-name="Default" office:value-type="float" office:value="0.914037738084659">
            <text:p>0.91</text:p>
          </table:table-cell>
          <table:table-cell table:formula="of:=AVERAGE([.IG11:.IK11])" office:value-type="float" office:value="0.91336384371575">
            <text:p>0.913</text:p>
          </table:table-cell>
          <table:table-cell table:formula="of:=STDEV([.IG11:.IK11])" office:value-type="float" office:value="0.00353801470459682">
            <text:p>0.004</text:p>
          </table:table-cell>
          <table:table-cell table:formula="of:=[.IM11]/[.IL11]" office:value-type="float" office:value="0.00387360932769514">
            <text:p>0.004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1.014">
            <text:p>1.01</text:p>
          </table:table-cell>
          <table:table-cell table:formula="of:=AVERAGE([.IO11:.IS11])" office:value-type="float" office:value="1.02">
            <text:p>1.020</text:p>
          </table:table-cell>
          <table:table-cell table:formula="of:=STDEV([.IO11:.IS11])" office:value-type="float" office:value="0.00821583836257744">
            <text:p>0.008</text:p>
          </table:table-cell>
          <table:table-cell table:style-name="Default" office:value-type="float" office:value="0.924575668710566">
            <text:p>0.92</text:p>
          </table:table-cell>
          <table:table-cell table:style-name="Default" office:value-type="float" office:value="0.918169969489618">
            <text:p>0.92</text:p>
          </table:table-cell>
          <table:table-cell table:number-columns-repeated="2" table:style-name="Default" office:value-type="float" office:value="0.919547379957937">
            <text:p>0.92</text:p>
          </table:table-cell>
          <table:table-cell table:style-name="Default" office:value-type="float" office:value="0.919066026837288">
            <text:p>0.92</text:p>
          </table:table-cell>
          <table:table-cell table:formula="of:=AVERAGE([.IV11:.IZ11])" office:value-type="float" office:value="0.920181284990669">
            <text:p>0.920</text:p>
          </table:table-cell>
          <table:table-cell table:formula="of:=STDEV([.IV11:.IZ11])" office:value-type="float" office:value="0.00252009276873851">
            <text:p>0.003</text:p>
          </table:table-cell>
          <table:table-cell table:formula="of:=[.JB11]/[.JA11]" office:value-type="float" office:value="0.00273869161418998">
            <text:p>0.003</text:p>
          </table:table-cell>
          <table:table-cell table:style-name="Default" office:value-type="float" office:value="9.828">
            <text:p>9.83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9.953">
            <text:p>9.95</text:p>
          </table:table-cell>
          <table:table-cell table:style-name="Default" office:value-type="float" office:value="10.124">
            <text:p>10.12</text:p>
          </table:table-cell>
          <table:table-cell table:style-name="Default" office:value-type="float" office:value="10.594">
            <text:p>10.59</text:p>
          </table:table-cell>
          <table:table-cell table:formula="of:=AVERAGE([.JD11:.JH11])" office:value-type="float" office:value="10.1152">
            <text:p>10.115</text:p>
          </table:table-cell>
          <table:table-cell table:formula="of:=STDEV([.JD11:.JH11])" office:value-type="float" office:value="0.291366950768271">
            <text:p>0.291</text:p>
          </table:table-cell>
          <table:table-cell table:style-name="Default" office:value-type="float" office:value="0.91307503184336">
            <text:p>0.91</text:p>
          </table:table-cell>
          <table:table-cell table:style-name="Default" office:value-type="float" office:value="0.91672591012767">
            <text:p>0.92</text:p>
          </table:table-cell>
          <table:table-cell table:style-name="Default" office:value-type="float" office:value="0.91445244231168">
            <text:p>0.91</text:p>
          </table:table-cell>
          <table:table-cell table:style-name="Default" office:value-type="float" office:value="0.917207263248319">
            <text:p>0.92</text:p>
          </table:table-cell>
          <table:table-cell table:style-name="Default" office:value-type="float" office:value="0.91672591012767">
            <text:p>0.92</text:p>
          </table:table-cell>
          <table:table-cell table:formula="of:=AVERAGE([.JK11:.JO11])" office:value-type="float" office:value="0.91563731153174">
            <text:p>0.916</text:p>
          </table:table-cell>
          <table:table-cell table:formula="of:=STDEV([.JK11:.JO11])" office:value-type="float" office:value="0.00178913627685548">
            <text:p>0.002</text:p>
          </table:table-cell>
          <table:table-cell table:formula="of:=[.JQ11]/[.JP11]" office:value-type="float" office:value="0.00195397921679545">
            <text:p>0.002</text:p>
          </table:table-cell>
          <table:table-cell table:style-name="Default" office:value-type="float" office:value="10.155">
            <text:p>10.16</text:p>
          </table:table-cell>
          <table:table-cell table:style-name="Default" office:value-type="float" office:value="10.077">
            <text:p>10.08</text:p>
          </table:table-cell>
          <table:table-cell table:style-name="Default" office:value-type="float" office:value="10.249">
            <text:p>10.25</text:p>
          </table:table-cell>
          <table:table-cell table:style-name="Default" office:value-type="float" office:value="10.343">
            <text:p>10.34</text:p>
          </table:table-cell>
          <table:table-cell table:style-name="Default" office:value-type="float" office:value="10.452">
            <text:p>10.45</text:p>
          </table:table-cell>
          <table:table-cell table:formula="of:=AVERAGE([.JS11:.JW11])" office:value-type="float" office:value="10.2552">
            <text:p>10.255</text:p>
          </table:table-cell>
          <table:table-cell table:formula="of:=STDEV([.JS11:.JW11])" office:value-type="float" office:value="0.148553693996481">
            <text:p>0.149</text:p>
          </table:table-cell>
          <table:table-cell table:number-columns-repeated="2" office:value-type="float" office:value="0.889459107201042">
            <text:p>0.89</text:p>
          </table:table-cell>
          <table:table-cell office:value-type="float" office:value="0.91762196747534">
            <text:p>0.92</text:p>
          </table:table-cell>
          <table:table-cell office:value-type="float" office:value="0.91624455700702">
            <text:p>0.92</text:p>
          </table:table-cell>
          <table:table-cell office:value-type="float" office:value="0.91266032761634">
            <text:p>0.91</text:p>
          </table:table-cell>
          <table:table-cell office:value-type="float" office:value="0.917755265262597">
            <text:p>0.92</text:p>
          </table:table-cell>
          <table:table-cell office:value-type="float" office:value="0.917273912141948">
            <text:p>0.92</text:p>
          </table:table-cell>
          <table:table-cell table:formula="of:=AVERAGE([.KB11:.KF11])" office:value-type="float" office:value="0.916311205900649">
            <text:p>0.92</text:p>
          </table:table-cell>
          <table:table-cell table:formula="of:=STDEV([.KB11:.KF11])" office:value-type="float" office:value="0.002125062409402">
            <text:p>0</text:p>
          </table:table-cell>
          <table:table-cell office:value-type="float" office:value="115.3">
            <text:p>115.3</text:p>
          </table:table-cell>
          <table:table-cell office:value-type="float" office:value="111.556">
            <text:p>111.56</text:p>
          </table:table-cell>
          <table:table-cell office:value-type="float" office:value="115.378">
            <text:p>115.38</text:p>
          </table:table-cell>
          <table:table-cell office:value-type="float" office:value="120.151">
            <text:p>120.15</text:p>
          </table:table-cell>
          <table:table-cell office:value-type="float" office:value="115.144">
            <text:p>115.14</text:p>
          </table:table-cell>
          <table:table-cell table:number-columns-repeated="2"/>
          <table:table-cell office:value-type="float" office:value="0.930510314875136">
            <text:p>0.93</text:p>
          </table:table-cell>
          <table:table-cell office:value-type="float" office:value="0.92942453854506">
            <text:p>0.93</text:p>
          </table:table-cell>
          <table:table-cell office:value-type="float" office:value="0.925081433224756">
            <text:p>0.93</text:p>
          </table:table-cell>
          <table:table-cell table:number-columns-repeated="2" office:value-type="float" office:value="0.928338762214984">
            <text:p>0.93</text:p>
          </table:table-cell>
          <table:table-cell table:number-columns-repeated="2"/>
          <table:table-cell table:number-columns-repeated="4" office:value-type="float" office:value="0.898538167599751">
            <text:p>0.9</text:p>
          </table:table-cell>
          <table:table-cell office:value-type="float" office:value="0.91128291714802">
            <text:p>0.91</text:p>
          </table:table-cell>
          <table:table-cell table:formula="of:=AVERAGE([.KW11:.LA11])" office:value-type="float" office:value="0.901087117509405">
            <text:p>0.9</text:p>
          </table:table-cell>
          <table:table-cell table:formula="of:=STDEV([.KW11:.LA11])" office:value-type="float" office:value="0.00569962526922784">
            <text:p>0.01</text:p>
          </table:table-cell>
          <table:table-cell table:formula="of:=[.LC11]/[.LB11]" office:value-type="float" office:value="0.00632527661141305">
            <text:p>0.01</text:p>
          </table:table-cell>
          <table:table-cell office:value-type="float" office:value="32151.374">
            <text:p>32151.37</text:p>
          </table:table-cell>
          <table:table-cell office:value-type="float" office:value="34402.007">
            <text:p>34402.01</text:p>
          </table:table-cell>
          <table:table-cell office:value-type="float" office:value="31886.906">
            <text:p>31886.91</text:p>
          </table:table-cell>
          <table:table-cell office:value-type="float" office:value="31626.288">
            <text:p>31626.29</text:p>
          </table:table-cell>
          <table:table-cell office:value-type="float" office:value="27582.23">
            <text:p>27582.23</text:p>
          </table:table-cell>
          <table:table-cell table:formula="of:=AVERAGE([.LE11:.LI11])" office:value-type="float" office:value="31529.761">
            <text:p>31529.76</text:p>
          </table:table-cell>
          <table:table-cell table:formula="of:=STDEV([.LE11:.LI11])" office:value-type="float" office:value="2467.59350456067">
            <text:p>2467.59</text:p>
          </table:table-cell>
          <table:table-cell table:number-columns-repeated="4" office:value-type="float" office:value="0.912052117263844">
            <text:p>0.91</text:p>
          </table:table-cell>
          <table:table-cell office:value-type="float" office:value="0.92399565689468">
            <text:p>0.92</text:p>
          </table:table-cell>
          <table:table-cell table:formula="of:=AVERAGE([.LL11:.LP11])" office:value-type="float" office:value="0.914440825190011">
            <text:p>0.91</text:p>
          </table:table-cell>
          <table:table-cell table:formula="of:=STDEV([.LL11:.LP11])" office:value-type="float" office:value="0.00534131330130238">
            <text:p>0.01</text:p>
          </table:table-cell>
          <table:table-cell table:number-columns-repeated="5" office:value-type="float" office:value="0.898538167599751">
            <text:p>0.9</text:p>
          </table:table-cell>
          <table:table-cell table:formula="of:=AVERAGE([.LS11:.LW11])" office:value-type="float" office:value="0.898538167599751">
            <text:p>0.9</text:p>
          </table:table-cell>
          <table:table-cell table:number-columns-repeated="2"/>
          <table:table-cell office:value-type="float" office:value="37114.657">
            <text:p>37114.66</text:p>
          </table:table-cell>
          <table:table-cell office:value-type="float" office:value="37128.714">
            <text:p>37128.71</text:p>
          </table:table-cell>
          <table:table-cell office:value-type="float" office:value="35515.471">
            <text:p>35515.47</text:p>
          </table:table-cell>
          <table:table-cell office:value-type="float" office:value="38600.829">
            <text:p>38600.83</text:p>
          </table:table-cell>
          <table:table-cell office:value-type="float" office:value="38584.011">
            <text:p>38584.01</text:p>
          </table:table-cell>
          <table:table-cell table:number-columns-repeated="2"/>
          <table:table-cell table:number-columns-repeated="5" office:value-type="float" office:value="0.912052117263844">
            <text:p>0.91</text:p>
          </table:table-cell>
          <table:table-cell table:formula="of:=AVERAGE([.MH11:.ML11])" office:value-type="float" office:value="0.912052117263844">
            <text:p>0.91</text:p>
          </table:table-cell>
          <table:table-cell/>
          <table:table-cell office:value-type="float" office:value="0.91355638496401">
            <text:p>0.91</text:p>
          </table:table-cell>
          <table:table-cell office:value-type="float" office:value="0.909838857786072">
            <text:p>0.91</text:p>
          </table:table-cell>
          <table:table-cell office:value-type="float" office:value="0.910320210906721">
            <text:p>0.91</text:p>
          </table:table-cell>
          <table:table-cell office:value-type="float" office:value="0.912593678722711">
            <text:p>0.91</text:p>
          </table:table-cell>
          <table:table-cell office:value-type="float" office:value="0.910801564027371">
            <text:p>0.91</text:p>
          </table:table-cell>
          <table:table-cell table:formula="of:=AVERAGE([.MO11:.MS11])" office:value-type="float" office:value="0.911422139281377">
            <text:p>0.91</text:p>
          </table:table-cell>
          <table:table-cell table:number-columns-repeated="9"/>
          <table:table-cell office:value-type="float" office:value="0.926167209554832">
            <text:p>0.93</text:p>
          </table:table-cell>
          <table:table-cell table:number-columns-repeated="2" office:value-type="float" office:value="0.92399565689468">
            <text:p>0.92</text:p>
          </table:table-cell>
          <table:table-cell office:value-type="float" office:value="0.926167209554832">
            <text:p>0.93</text:p>
          </table:table-cell>
          <table:table-cell office:value-type="float" office:value="0.92399565689468">
            <text:p>0.92</text:p>
          </table:table-cell>
          <table:table-cell table:number-columns-repeated="2"/>
          <table:table-cell office:value-type="float" office:value="0.915348499659351">
            <text:p>0.92</text:p>
          </table:table-cell>
          <table:table-cell office:value-type="float" office:value="0.917340561035576">
            <text:p>0.92</text:p>
          </table:table-cell>
          <table:table-cell office:value-type="float" office:value="0.915000444325958">
            <text:p>0.92</text:p>
          </table:table-cell>
          <table:table-cell office:value-type="float" office:value="0.91672591012767">
            <text:p>0.92</text:p>
          </table:table-cell>
          <table:table-cell office:value-type="float" office:value="0.917688616368968">
            <text:p>0.92</text:p>
          </table:table-cell>
          <table:table-cell table:formula="of:=AVERAGE([.NK11:.NO11])" office:value-type="float" office:value="0.916420806303505">
            <text:p>0.92</text:p>
          </table:table-cell>
          <table:table-cell table:number-columns-repeated="2"/>
          <table:table-cell office:value-type="float" office:value="46277.526">
            <text:p>46277.53</text:p>
          </table:table-cell>
          <table:table-cell office:value-type="float" office:value="46260.306">
            <text:p>46260.31</text:p>
          </table:table-cell>
          <table:table-cell office:value-type="float" office:value="45888.598">
            <text:p>45888.6</text:p>
          </table:table-cell>
          <table:table-cell office:value-type="float" office:value="46695.017">
            <text:p>46695.02</text:p>
          </table:table-cell>
          <table:table-cell office:value-type="float" office:value="45425.459">
            <text:p>45425.46</text:p>
          </table:table-cell>
          <table:table-cell table:number-columns-repeated="2"/>
          <table:table-cell office:value-type="float" office:value="0.928338762214984">
            <text:p>0.93</text:p>
          </table:table-cell>
          <table:table-cell office:value-type="float" office:value="0.927252985884908">
            <text:p>0.93</text:p>
          </table:table-cell>
          <table:table-cell office:value-type="float" office:value="0.926167209554832">
            <text:p>0.93</text:p>
          </table:table-cell>
          <table:table-cell table:number-columns-repeated="2" office:value-type="float" office:value="0.92942453854506">
            <text:p>0.93</text:p>
          </table:table-cell>
          <table:table-cell table:number-columns-repeated="3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table:style-name="Default" office:value-type="float" office:value="22">
            <text:p>22</text:p>
          </table:table-cell>
          <table:table-cell table:number-columns-repeated="2" office:value-type="float" office:value="0.780813953488372">
            <text:p>0.781</text:p>
          </table:table-cell>
          <table:table-cell table:number-columns-repeated="2" office:value-type="float" office:value="0.777906976744186">
            <text:p>0.778</text:p>
          </table:table-cell>
          <table:table-cell office:value-type="float" office:value="0.775">
            <text:p>0.775</text:p>
          </table:table-cell>
          <table:table-cell table:formula="of:=AVERAGE([.E12:.I12])" office:value-type="float" office:value="0.778488372093023">
            <text:p>0.778</text:p>
          </table:table-cell>
          <table:table-cell table:formula="of:=STDEV([.F12:.I12])" office:value-type="float" office:value="0.00237353657246428">
            <text:p>0.002</text:p>
          </table:table-cell>
          <table:table-cell table:formula="of:=[.K12]/[.J12]" office:value-type="float" office:value="0.00304890433505494">
            <text:p>0.003</text:p>
          </table:table-cell>
          <table:table-cell table:number-columns-repeated="2" table:style-name="Default" office:value-type="float" office:value="0.777906976744187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6627906976744">
            <text:p>0.79</text:p>
          </table:table-cell>
          <table:table-cell table:number-columns-repeated="2" table:style-name="Default" office:value-type="float" office:value="0.783720930232559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number-columns-repeated="2" table:style-name="Default" office:value-type="float" office:value="0.780813953488373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formula="of:=AVERAGE([.M12:.AA12])" office:value-type="float" office:value="0.776847545219639">
            <text:p>0.777</text:p>
          </table:table-cell>
          <table:table-cell table:formula="of:=STDEV([.M12:.AA12])" office:value-type="float" office:value="0.0103506378194169">
            <text:p>0.010</text:p>
          </table:table-cell>
          <table:table-cell table:formula="of:=[.AC12]/[.AB12]" office:value-type="float" office:value="0.0133238984703111">
            <text:p>0.013</text:p>
          </table:table-cell>
          <table:table-cell table:style-name="Default" office:value-type="float" office:value="0.531">
            <text:p>0.53</text:p>
          </table:table-cell>
          <table:table-cell table:number-columns-repeated="2" table:style-name="Default" office:value-type="float" office:value="0.515">
            <text:p>0.52</text:p>
          </table:table-cell>
          <table:table-cell table:style-name="Default" office:value-type="float" office:value="0.499">
            <text:p>0.5</text:p>
          </table:table-cell>
          <table:table-cell table:style-name="Default" office:value-type="float" office:value="0.394">
            <text:p>0.39</text:p>
          </table:table-cell>
          <table:table-cell table:style-name="Default" office:value-type="float" office:value="0.379">
            <text:p>0.38</text:p>
          </table:table-cell>
          <table:table-cell table:style-name="Default" office:value-type="float" office:value="0.348">
            <text:p>0.35</text:p>
          </table:table-cell>
          <table:table-cell table:style-name="Default" office:value-type="float" office:value="0.334">
            <text:p>0.3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34">
            <text:p>0.23</text:p>
          </table:table-cell>
          <table:table-cell table:style-name="Default" office:value-type="float" office:value="0.25">
            <text:p>0.25</text:p>
          </table:table-cell>
          <table:table-cell table:style-name="Default" office:value-type="float" office:value="0.531">
            <text:p>0.53</text:p>
          </table:table-cell>
          <table:table-cell table:formula="of:=AVERAGE([.AE12:.AS12])" office:value-type="float" office:value="0.366466666666667">
            <text:p>0.366</text:p>
          </table:table-cell>
          <table:table-cell table:formula="of:=STDEV([.AE12:.AS12])" office:value-type="float" office:value="0.122972625680135">
            <text:p>0.123</text:p>
          </table:table-cell>
          <table:table-cell table:style-name="Default" office:value-type="float" office:value="0.783720930232559">
            <text:p>0.78</text:p>
          </table:table-cell>
          <table:table-cell table:number-columns-repeated="3" table:style-name="Default" office:value-type="float" office:value="0.780813953488373">
            <text:p>0.78</text:p>
          </table:table-cell>
          <table:table-cell table:style-name="Default" office:value-type="float" office:value="0.789534883720931">
            <text:p>0.79</text:p>
          </table:table-cell>
          <table:table-cell table:formula="of:=AVERAGE([.AV12:.AZ12])" office:value-type="float" office:value="0.783139534883722">
            <text:p>0.783</text:p>
          </table:table-cell>
          <table:table-cell table:formula="of:=STDEV([.AV12:.AZ12])" office:value-type="float" office:value="0.00379023395651313">
            <text:p>0.004</text:p>
          </table:table-cell>
          <table:table-cell table:formula="of:=[.BB12]/[.BA12]" office:value-type="float" office:value="0.00483979391626026">
            <text:p>0.005</text:p>
          </table:table-cell>
          <table:table-cell table:style-name="Default" office:value-type="float" office:value="1.552">
            <text:p>1.55</text:p>
          </table:table-cell>
          <table:table-cell table:style-name="Default" office:value-type="float" office:value="1.838">
            <text:p>1.84</text:p>
          </table:table-cell>
          <table:table-cell table:style-name="Default" office:value-type="float" office:value="1.586">
            <text:p>1.59</text:p>
          </table:table-cell>
          <table:table-cell table:style-name="Default" office:value-type="float" office:value="1.726">
            <text:p>1.73</text:p>
          </table:table-cell>
          <table:table-cell table:style-name="Default" office:value-type="float" office:value="1.492">
            <text:p>1.49</text:p>
          </table:table-cell>
          <table:table-cell table:formula="of:=AVERAGE([.BD12:.BH12])" office:value-type="float" office:value="1.6388">
            <text:p>1.639</text:p>
          </table:table-cell>
          <table:table-cell table:formula="of:=STDEV([.BD12:.BH12])" office:value-type="float" office:value="0.140674091431223">
            <text:p>0.141</text:p>
          </table:table-cell>
          <table:table-cell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number-columns-repeated="2" table:style-name="Default" office:value-type="float" office:value="0.729844961240311">
            <text:p>0.73</text:p>
          </table:table-cell>
          <table:table-cell table:style-name="Default" office:value-type="float" office:value="0.751744186046513">
            <text:p>0.75</text:p>
          </table:table-cell>
          <table:table-cell table:formula="of:=AVERAGE([.BK12:.BO12])" office:value-type="float" office:value="0.738604651162792">
            <text:p>0.739</text:p>
          </table:table-cell>
          <table:table-cell table:formula="of:=STDEV([.BK12:.BO12])" office:value-type="float" office:value="0.0119946994182335">
            <text:p>0.0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formula="of:=AVERAGE([.BR12:.BV12])" office:value-type="float" office:value="1.4">
            <text:p>1.400</text:p>
          </table:table-cell>
          <table:table-cell table:formula="of:=STDEV([.BR12:.BV12])" office:value-type="float" office:value="0.547722557505166">
            <text:p>0.548</text:p>
          </table:table-cell>
          <table:table-cell table:style-name="Default" office:value-type="float" office:value="2.168">
            <text:p>2.17</text:p>
          </table:table-cell>
          <table:table-cell table:style-name="Default" office:value-type="float" office:value="4.462">
            <text:p>4.46</text:p>
          </table:table-cell>
          <table:table-cell table:style-name="Default" office:value-type="float" office:value="2.496">
            <text:p>2.5</text:p>
          </table:table-cell>
          <table:table-cell table:style-name="Default" office:value-type="float" office:value="2.418">
            <text:p>2.42</text:p>
          </table:table-cell>
          <table:table-cell table:style-name="Default" office:value-type="float" office:value="4.29">
            <text:p>4.29</text:p>
          </table:table-cell>
          <table:table-cell table:formula="of:=AVERAGE([.BY12:.CC12])" office:value-type="float" office:value="3.1668">
            <text:p>3.167</text:p>
          </table:table-cell>
          <table:table-cell table:formula="of:=STDEV([.BY12:.CC12])" office:value-type="float" office:value="1.11213722174919">
            <text:p>1.112</text:p>
          </table:table-cell>
          <table:table-cell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 table:style-name="Default" office:value-type="float" office:value="0.614973262032086">
            <text:p>0.61</text:p>
          </table:table-cell>
          <table:table-cell table:style-name="Default" office:value-type="float" office:value="0.711229946524064">
            <text:p>0.71</text:p>
          </table:table-cell>
          <table:table-cell table:number-columns-repeated="2"/>
          <table:table-cell table:style-name="Default" office:value-type="float" office:value="0.751744186046513">
            <text:p>0.75</text:p>
          </table:table-cell>
          <table:table-cell table:style-name="Default" office:value-type="float" office:value="0.729844961240311">
            <text:p>0.73</text:p>
          </table:table-cell>
          <table:table-cell table:number-columns-repeated="3" table:style-name="Default" office:value-type="float" office:value="0.751744186046513">
            <text:p>0.75</text:p>
          </table:table-cell>
          <table:table-cell table:formula="of:=AVERAGE([.CM12:.CQ12])" office:value-type="float" office:value="0.747364341085272">
            <text:p>0.747</text:p>
          </table:table-cell>
          <table:table-cell table:formula="of:=STDEV([.CM12:.CQ12])" office:value-type="float" office:value="0.00979363106424346">
            <text:p>0.010</text:p>
          </table:table-cell>
          <table:table-cell table:formula="of:=[.CS12]/[.CR12]" office:value-type="float" office:value="0.0131042257783156">
            <text:p>0.01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2">
            <text:p>2</text:p>
          </table:table-cell>
          <table:table-cell table:formula="of:=AVERAGE([.CU12:.CY12])" office:value-type="float" office:value="1.8">
            <text:p>1.800</text:p>
          </table:table-cell>
          <table:table-cell table:formula="of:=STDEV([.CU12:.CY12])" office:value-type="float" office:value="0.447213595499958">
            <text:p>0.447</text:p>
          </table:table-cell>
          <table:table-cell table:style-name="Default" office:value-type="float" office:value="3.791">
            <text:p>3.79</text:p>
          </table:table-cell>
          <table:table-cell table:style-name="Default" office:value-type="float" office:value="2.293">
            <text:p>2.29</text:p>
          </table:table-cell>
          <table:table-cell table:style-name="Default" office:value-type="float" office:value="4.212">
            <text:p>4.21</text:p>
          </table:table-cell>
          <table:table-cell table:style-name="Default" office:value-type="float" office:value="3.9">
            <text:p>3.9</text:p>
          </table:table-cell>
          <table:table-cell table:style-name="Default" office:value-type="float" office:value="3.744">
            <text:p>3.74</text:p>
          </table:table-cell>
          <table:table-cell table:formula="of:=AVERAGE([.DB12:.DF12])" office:value-type="float" office:value="3.588">
            <text:p>3.588</text:p>
          </table:table-cell>
          <table:table-cell table:formula="of:=STDEV([.DB12:.DF12])" office:value-type="float" office:value="0.746540353899238">
            <text:p>0.747</text:p>
          </table:table-cell>
          <table:table-cell table:style-name="Default" office:value-type="float" office:value="0.711229946524064">
            <text:p>0.71</text:p>
          </table:table-cell>
          <table:table-cell table:style-name="Default" office:value-type="float" office:value="0.614973262032086">
            <text:p>0.61</text:p>
          </table:table-cell>
          <table:table-cell table:number-columns-repeated="3" table:style-name="Default" office:value-type="float" office:value="0.711229946524064">
            <text:p>0.71</text:p>
          </table:table-cell>
          <table:table-cell table:formula="of:=AVERAGE([.DI12:.DM12])" office:value-type="float" office:value="0.691978609625668">
            <text:p>0.692</text:p>
          </table:table-cell>
          <table:table-cell table:formula="of:=STDEV([.DI12:.DM12])" office:value-type="float" office:value="0.0430472979625625">
            <text:p>0.043</text:p>
          </table:table-cell>
          <table:table-cell table:number-columns-repeated="2"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7906976744187">
            <text:p>0.78</text:p>
          </table:table-cell>
          <table:table-cell table:formula="of:=AVERAGE([.DP12:.DT12])" office:value-type="float" office:value="0.76139534883721">
            <text:p>0.761</text:p>
          </table:table-cell>
          <table:table-cell table:formula="of:=STDEV([.DP12:.DT12])" office:value-type="float" office:value="0.0150729851096382">
            <text:p>0.015</text:p>
          </table:table-cell>
          <table:table-cell table:number-columns-repeated="5" table:style-name="Default" office:value-type="float" office:value="5">
            <text:p>5</text:p>
          </table:table-cell>
          <table:table-cell table:formula="of:=AVERAGE([.DW12:.EA12])" office:value-type="float" office:value="5">
            <text:p>5.000</text:p>
          </table:table-cell>
          <table:table-cell table:formula="of:=STDEV([.DW12:.EA12])" office:value-type="float" office:value="0">
            <text:p>0.000</text:p>
          </table:table-cell>
          <table:table-cell table:style-name="Default" office:value-type="float" office:value="201.007">
            <text:p>201.01</text:p>
          </table:table-cell>
          <table:table-cell table:style-name="Default" office:value-type="float" office:value="194.08">
            <text:p>194.08</text:p>
          </table:table-cell>
          <table:table-cell table:style-name="Default" office:value-type="float" office:value="191.506">
            <text:p>191.51</text:p>
          </table:table-cell>
          <table:table-cell table:style-name="Default" office:value-type="float" office:value="188.776">
            <text:p>188.78</text:p>
          </table:table-cell>
          <table:table-cell table:style-name="Default" office:value-type="float" office:value="193.035">
            <text:p>193.04</text:p>
          </table:table-cell>
          <table:table-cell table:formula="of:=AVERAGE([.ED12:.EH12])" office:value-type="float" office:value="193.6808">
            <text:p>193.681</text:p>
          </table:table-cell>
          <table:table-cell table:formula="of:=STDEV([.ED12:.EH12])" office:value-type="float" office:value="4.55621670906905">
            <text:p>4.556</text:p>
          </table:table-cell>
          <table:table-cell table:style-name="Default" office:value-type="float" office:value="0.760465116279071">
            <text:p>0.76</text:p>
          </table:table-cell>
          <table:table-cell table:number-columns-repeated="2" table:style-name="Default" office:value-type="float" office:value="0.772093023255815">
            <text:p>0.77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4651162790699">
            <text:p>0.75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57558139534885">
            <text:p>0.76</text:p>
          </table:table-cell>
          <table:table-cell table:style-name="Default" office:value-type="float" office:value="0.760465116279071">
            <text:p>0.76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3294573643411">
            <text:p>0.73</text:p>
          </table:table-cell>
          <table:table-cell table:style-name="Default" office:value-type="float" office:value="0.738759689922482">
            <text:p>0.74</text:p>
          </table:table-cell>
          <table:table-cell table:formula="of:=AVERAGE([.EK12:.EY12])" office:value-type="float" office:value="0.759715762273903">
            <text:p>0.760</text:p>
          </table:table-cell>
          <table:table-cell table:formula="of:=STDEV([.EK12:.EY12])" office:value-type="float" office:value="0.0133969200463138">
            <text:p>0.013</text:p>
          </table:table-cell>
          <table:table-cell table:formula="of:=[.FA12]/[.EZ12]" office:value-type="float" office:value="0.0176341214854034">
            <text:p>0.018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16">
            <text:p>0.02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number-columns-repeated="2" table:style-name="Default" office:value-type="float" office:value="0.031">
            <text:p>0.03</text:p>
          </table:table-cell>
          <table:table-cell table:style-name="Default" office:value-type="float" office:value="0.015">
            <text:p>0.02</text:p>
          </table:table-cell>
          <table:table-cell table:number-columns-repeated="2" table:style-name="Default" office:value-type="float" office:value="0.032">
            <text:p>0.03</text:p>
          </table:table-cell>
          <table:table-cell table:formula="of:=AVERAGE([.FC12:.FQ12])" office:value-type="float" office:value="0.024">
            <text:p>0.024</text:p>
          </table:table-cell>
          <table:table-cell table:formula="of:=STDEV([.FC12:.FQ12])" office:value-type="float" office:value="0.008315218406203">
            <text:p>0.00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4748062015504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2093023255815">
            <text:p>0.77</text:p>
          </table:table-cell>
          <table:table-cell table:formula="of:=AVERAGE([.FT12:.FX12])" office:value-type="float" office:value="0.770077519379846">
            <text:p>0.770</text:p>
          </table:table-cell>
          <table:table-cell table:formula="of:=STDEV([.FT12:.FX12])" office:value-type="float" office:value="0.0131844206007593">
            <text:p>0.013</text:p>
          </table:table-cell>
          <table:table-cell table:formula="of:=[.FZ12]/[.FY12]" office:value-type="float" office:value="0.0171209005184009">
            <text:p>0.017</text:p>
          </table:table-cell>
          <table:table-cell table:style-name="Default" office:value-type="float" office:value="0.249">
            <text:p>0.25</text:p>
          </table:table-cell>
          <table:table-cell table:number-columns-repeated="2" table:style-name="Default" office:value-type="float" office:value="0.25">
            <text:p>0.25</text:p>
          </table:table-cell>
          <table:table-cell table:style-name="Default" office:value-type="float" office:value="0.234">
            <text:p>0.23</text:p>
          </table:table-cell>
          <table:table-cell table:style-name="Default" office:value-type="float" office:value="0.218">
            <text:p>0.22</text:p>
          </table:table-cell>
          <table:table-cell table:formula="of:=AVERAGE([.GB12:.GF12])" office:value-type="float" office:value="0.2402">
            <text:p>0.240</text:p>
          </table:table-cell>
          <table:table-cell table:formula="of:=STDEV([.GB12:.GF12])" office:value-type="float" office:value="0.0141492049246592">
            <text:p>0.014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56201550387598">
            <text:p>0.76</text:p>
          </table:table-cell>
          <table:table-cell table:style-name="Default" office:value-type="float" office:value="0.741666666666668">
            <text:p>0.74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3294573643412">
            <text:p>0.75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0813953488373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formula="of:=AVERAGE([.GI12:.GW12])" office:value-type="float" office:value="0.763604651162792">
            <text:p>0.764</text:p>
          </table:table-cell>
          <table:table-cell table:formula="of:=STDEV([.GI12:.GW12])" office:value-type="float" office:value="0.0146013981959631">
            <text:p>0.015</text:p>
          </table:table-cell>
          <table:table-cell table:formula="of:=[.GY12]/[.GX12]" office:value-type="float" office:value="0.0191216726793487">
            <text:p>0.01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94">
            <text:p>0.09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78">
            <text:p>0.08</text:p>
          </table:table-cell>
          <table:table-cell table:style-name="Default" office:value-type="float" office:value="0.062">
            <text:p>0.06</text:p>
          </table:table-cell>
          <table:table-cell table:number-columns-repeated="4" table:style-name="Default" office:value-type="float" office:value="0.078">
            <text:p>0.08</text:p>
          </table:table-cell>
          <table:table-cell table:style-name="Default" office:value-type="float" office:value="0.098">
            <text:p>0.1</text:p>
          </table:table-cell>
          <table:table-cell table:style-name="Default" office:value-type="float" office:value="0.096">
            <text:p>0.1</text:p>
          </table:table-cell>
          <table:table-cell table:style-name="Default" office:value-type="float" office:value="0.103">
            <text:p>0.1</text:p>
          </table:table-cell>
          <table:table-cell table:style-name="Default" office:value-type="float" office:value="0.086">
            <text:p>0.09</text:p>
          </table:table-cell>
          <table:table-cell table:style-name="Default" office:value-type="float" office:value="0.063">
            <text:p>0.06</text:p>
          </table:table-cell>
          <table:table-cell table:formula="of:=AVERAGE([.HA12:.HO12])" office:value-type="float" office:value="0.0807333333333333">
            <text:p>0.081</text:p>
          </table:table-cell>
          <table:table-cell table:formula="of:=STDEV([.HA12:.HO12])" office:value-type="float" office:value="0.0127136971506362">
            <text:p>0.013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86627906976744">
            <text:p>0.79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80813953488373">
            <text:p>0.78</text:p>
          </table:table-cell>
          <table:table-cell table:formula="of:=AVERAGE([.HR12:.HV12])" office:value-type="float" office:value="0.775891472868217">
            <text:p>0.776</text:p>
          </table:table-cell>
          <table:table-cell table:formula="of:=STDEV([.HR12:.HV12])" office:value-type="float" office:value="0.0150500437167616">
            <text:p>0.015</text:p>
          </table:table-cell>
          <table:table-cell table:formula="of:=[.HX12]/[.HW12]" office:value-type="float" office:value="0.0193970990055174">
            <text:p>0.019</text:p>
          </table:table-cell>
          <table:table-cell table:number-columns-repeated="2" table:style-name="Default" office:value-type="float" office:value="0.702">
            <text:p>0.7</text:p>
          </table:table-cell>
          <table:table-cell table:number-columns-repeated="2" table:style-name="Default" office:value-type="float" office:value="0.686">
            <text:p>0.69</text:p>
          </table:table-cell>
          <table:table-cell table:style-name="Default" office:value-type="float" office:value="0.687">
            <text:p>0.69</text:p>
          </table:table-cell>
          <table:table-cell table:formula="of:=AVERAGE([.HZ12:.ID12])" office:value-type="float" office:value="0.6926">
            <text:p>0.693</text:p>
          </table:table-cell>
          <table:table-cell table:formula="of:=STDEV([.HZ12:.ID12])" office:value-type="float" office:value="0.00859069263796582">
            <text:p>0.009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51744186046513">
            <text:p>0.75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63372093023257">
            <text:p>0.76</text:p>
          </table:table-cell>
          <table:table-cell table:style-name="Default" office:value-type="float" office:value="0.766279069767443">
            <text:p>0.77</text:p>
          </table:table-cell>
          <table:table-cell table:formula="of:=AVERAGE([.IG12:.IK12])" office:value-type="float" office:value="0.759031007751939">
            <text:p>0.759</text:p>
          </table:table-cell>
          <table:table-cell table:formula="of:=STDEV([.IG12:.IK12])" office:value-type="float" office:value="0.0104476958079497">
            <text:p>0.010</text:p>
          </table:table-cell>
          <table:table-cell table:formula="of:=[.IM12]/[.IL12]" office:value-type="float" office:value="0.0137645177881377">
            <text:p>0.014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Default" office:value-type="float" office:value="0.016">
            <text:p>0.02</text:p>
          </table:table-cell>
          <table:table-cell table:formula="of:=AVERAGE([.IO12:.IS12])" office:value-type="float" office:value="0.0126">
            <text:p>0.013</text:p>
          </table:table-cell>
          <table:table-cell table:formula="of:=STDEV([.IO12:.IS12])" office:value-type="float" office:value="0.00705691150575094">
            <text:p>0.007</text:p>
          </table:table-cell>
          <table:table-cell table:style-name="Default" office:value-type="float" office:value="0.772093023255815">
            <text:p>0.77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44573643410854">
            <text:p>0.74</text:p>
          </table:table-cell>
          <table:table-cell table:style-name="Default" office:value-type="float" office:value="0.750387596899226">
            <text:p>0.75</text:p>
          </table:table-cell>
          <table:table-cell table:style-name="Default" office:value-type="float" office:value="0.772093023255815">
            <text:p>0.77</text:p>
          </table:table-cell>
          <table:table-cell table:formula="of:=AVERAGE([.IV12:.IZ12])" office:value-type="float" office:value="0.762829457364342">
            <text:p>0.763</text:p>
          </table:table-cell>
          <table:table-cell table:formula="of:=STDEV([.IV12:.IZ12])" office:value-type="float" office:value="0.0142111228359644">
            <text:p>0.014</text:p>
          </table:table-cell>
          <table:table-cell table:formula="of:=[.JB12]/[.JA12]" office:value-type="float" office:value="0.0186294888048311">
            <text:p>0.019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D12:.JH12])" office:value-type="float" office:value="0.078">
            <text:p>0.078</text:p>
          </table:table-cell>
          <table:table-cell table:formula="of:=STDEV([.JD12:.JH12])" office:value-type="float" office:value="0">
            <text:p>0.000</text:p>
          </table:table-cell>
          <table:table-cell table:style-name="Default" office:value-type="float" office:value="0.769186046511629">
            <text:p>0.77</text:p>
          </table:table-cell>
          <table:table-cell table:style-name="Default" office:value-type="float" office:value="0.783720930232559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style-name="Default" office:value-type="float" office:value="0.775">
            <text:p>0.78</text:p>
          </table:table-cell>
          <table:table-cell table:style-name="Default" office:value-type="float" office:value="0.777906976744187">
            <text:p>0.78</text:p>
          </table:table-cell>
          <table:table-cell table:formula="of:=AVERAGE([.JK12:.JO12])" office:value-type="float" office:value="0.776744186046513">
            <text:p>0.777</text:p>
          </table:table-cell>
          <table:table-cell table:formula="of:=STDEV([.JK12:.JO12])" office:value-type="float" office:value="0.00528078550133285">
            <text:p>0.005</text:p>
          </table:table-cell>
          <table:table-cell table:formula="of:=[.JQ12]/[.JP12]" office:value-type="float" office:value="0.00679861606459019">
            <text:p>0.007</text:p>
          </table:table-cell>
          <table:table-cell table:number-columns-repeated="5" table:style-name="Default" office:value-type="float" office:value="0.078">
            <text:p>0.08</text:p>
          </table:table-cell>
          <table:table-cell table:formula="of:=AVERAGE([.JS12:.JW12])" office:value-type="float" office:value="0.078">
            <text:p>0.078</text:p>
          </table:table-cell>
          <table:table-cell table:formula="of:=STDEV([.JS12:.JW12])" office:value-type="float" office:value="0">
            <text:p>0.000</text:p>
          </table:table-cell>
          <table:table-cell office:value-type="float" office:value="0.741666666666668">
            <text:p>0.74</text:p>
          </table:table-cell>
          <table:table-cell office:value-type="float" office:value="0.775">
            <text:p>0.78</text:p>
          </table:table-cell>
          <table:table-cell office:value-type="float" office:value="0.793798449612403">
            <text:p>0.79</text:p>
          </table:table-cell>
          <table:table-cell office:value-type="float" office:value="0.796705426356589">
            <text:p>0.8</text:p>
          </table:table-cell>
          <table:table-cell office:value-type="float" office:value="0.783720930232559">
            <text:p>0.78</text:p>
          </table:table-cell>
          <table:table-cell office:value-type="float" office:value="0.792441860465117">
            <text:p>0.79</text:p>
          </table:table-cell>
          <table:table-cell office:value-type="float" office:value="0.783720930232559">
            <text:p>0.78</text:p>
          </table:table-cell>
          <table:table-cell table:formula="of:=AVERAGE([.KB12:.KF12])" office:value-type="float" office:value="0.790077519379846">
            <text:p>0.79</text:p>
          </table:table-cell>
          <table:table-cell table:formula="of:=STDEV([.KB12:.KF12])" office:value-type="float" office:value="0.00600368704693685">
            <text:p>0.01</text:p>
          </table:table-cell>
          <table:table-cell office:value-type="float" office:value="0.171">
            <text:p>0.17</text:p>
          </table:table-cell>
          <table:table-cell office:value-type="float" office:value="0.265">
            <text:p>0.27</text:p>
          </table:table-cell>
          <table:table-cell office:value-type="float" office:value="0.266">
            <text:p>0.27</text:p>
          </table:table-cell>
          <table:table-cell office:value-type="float" office:value="0.249">
            <text:p>0.25</text:p>
          </table:table-cell>
          <table:table-cell office:value-type="float" office:value="0.281">
            <text:p>0.28</text:p>
          </table:table-cell>
          <table:table-cell table:number-columns-repeated="2"/>
          <table:table-cell office:value-type="float" office:value="0.732620320855615">
            <text:p>0.73</text:p>
          </table:table-cell>
          <table:table-cell office:value-type="float" office:value="0.737967914438503">
            <text:p>0.74</text:p>
          </table:table-cell>
          <table:table-cell office:value-type="float" office:value="0.770053475935829">
            <text:p>0.77</text:p>
          </table:table-cell>
          <table:table-cell office:value-type="float" office:value="0.786096256684492">
            <text:p>0.79</text:p>
          </table:table-cell>
          <table:table-cell office:value-type="float" office:value="0.770053475935829">
            <text:p>0.77</text:p>
          </table:table-cell>
          <table:table-cell table:number-columns-repeated="2"/>
          <table:table-cell office:value-type="float" office:value="0.711240310077522">
            <text:p>0.71</text:p>
          </table:table-cell>
          <table:table-cell office:value-type="float" office:value="0.772093023255815">
            <text:p>0.77</text:p>
          </table:table-cell>
          <table:table-cell office:value-type="float" office:value="0.74748062015504">
            <text:p>0.75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table:formula="of:=AVERAGE([.KW12:.LA12])" office:value-type="float" office:value="0.755000000000001">
            <text:p>0.76</text:p>
          </table:table-cell>
          <table:table-cell table:formula="of:=STDEV([.KW12:.LA12])" office:value-type="float" office:value="0.027386470727706">
            <text:p>0.03</text:p>
          </table:table-cell>
          <table:table-cell table:formula="of:=[.LC12]/[.LB12]" office:value-type="float" office:value="0.0362734711625245">
            <text:p>0.04</text:p>
          </table:table-cell>
          <table:table-cell office:value-type="float" office:value="22.948">
            <text:p>22.95</text:p>
          </table:table-cell>
          <table:table-cell office:value-type="float" office:value="22.012">
            <text:p>22.01</text:p>
          </table:table-cell>
          <table:table-cell office:value-type="float" office:value="22.62">
            <text:p>22.62</text:p>
          </table:table-cell>
          <table:table-cell office:value-type="float" office:value="21.496">
            <text:p>21.5</text:p>
          </table:table-cell>
          <table:table-cell office:value-type="float" office:value="21.434">
            <text:p>21.43</text:p>
          </table:table-cell>
          <table:table-cell table:formula="of:=AVERAGE([.LE12:.LI12])" office:value-type="float" office:value="22.102">
            <text:p>22.1</text:p>
          </table:table-cell>
          <table:table-cell table:formula="of:=STDEV([.LE12:.LI12])" office:value-type="float" office:value="0.671863081289633">
            <text:p>0.67</text:p>
          </table:table-cell>
          <table:table-cell table:number-columns-repeated="2" office:value-type="float" office:value="0.748663101604278">
            <text:p>0.75</text:p>
          </table:table-cell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formula="of:=AVERAGE([.LL12:.LP12])" office:value-type="float" office:value="0.750802139037433">
            <text:p>0.75</text:p>
          </table:table-cell>
          <table:table-cell table:formula="of:=STDEV([.LL12:.LP12])" office:value-type="float" office:value="0.012311084955317">
            <text:p>0.01</text:p>
          </table:table-cell>
          <table:table-cell office:value-type="float" office:value="0.780813953488373">
            <text:p>0.78</text:p>
          </table:table-cell>
          <table:table-cell office:value-type="float" office:value="0.763372093023257">
            <text:p>0.76</text:p>
          </table:table-cell>
          <table:table-cell office:value-type="float" office:value="0.744573643410854">
            <text:p>0.74</text:p>
          </table:table-cell>
          <table:table-cell table:number-columns-repeated="2" office:value-type="float" office:value="0.775">
            <text:p>0.78</text:p>
          </table:table-cell>
          <table:table-cell table:formula="of:=AVERAGE([.LS12:.LW12])" office:value-type="float" office:value="0.767751937984497">
            <text:p>0.77</text:p>
          </table:table-cell>
          <table:table-cell table:number-columns-repeated="2"/>
          <table:table-cell office:value-type="float" office:value="7.426">
            <text:p>7.43</text:p>
          </table:table-cell>
          <table:table-cell office:value-type="float" office:value="7.115">
            <text:p>7.12</text:p>
          </table:table-cell>
          <table:table-cell office:value-type="float" office:value="5.476">
            <text:p>5.48</text:p>
          </table:table-cell>
          <table:table-cell office:value-type="float" office:value="6.974">
            <text:p>6.97</text:p>
          </table:table-cell>
          <table:table-cell office:value-type="float" office:value="7.176">
            <text:p>7.18</text:p>
          </table:table-cell>
          <table:table-cell table:number-columns-repeated="2"/>
          <table:table-cell office:value-type="float" office:value="0.764705882352941">
            <text:p>0.76</text:p>
          </table:table-cell>
          <table:table-cell office:value-type="float" office:value="0.732620320855615">
            <text:p>0.73</text:p>
          </table:table-cell>
          <table:table-cell table:number-columns-repeated="3" office:value-type="float" office:value="0.754010695187166">
            <text:p>0.75</text:p>
          </table:table-cell>
          <table:table-cell table:formula="of:=AVERAGE([.MH12:.ML12])" office:value-type="float" office:value="0.751871657754011">
            <text:p>0.75</text:p>
          </table:table-cell>
          <table:table-cell/>
          <table:table-cell table:number-columns-repeated="2" office:value-type="float" office:value="0.783720930232559">
            <text:p>0.78</text:p>
          </table:table-cell>
          <table:table-cell office:value-type="float" office:value="0.777906976744187">
            <text:p>0.78</text:p>
          </table:table-cell>
          <table:table-cell office:value-type="float" office:value="0.775">
            <text:p>0.78</text:p>
          </table:table-cell>
          <table:table-cell office:value-type="float" office:value="0.750387596899226">
            <text:p>0.75</text:p>
          </table:table-cell>
          <table:table-cell table:formula="of:=AVERAGE([.MO12:.MS12])" office:value-type="float" office:value="0.774147286821706">
            <text:p>0.77</text:p>
          </table:table-cell>
          <table:table-cell table:number-columns-repeated="9"/>
          <table:table-cell table:number-columns-repeated="2" office:value-type="float" office:value="0.770053475935829">
            <text:p>0.77</text:p>
          </table:table-cell>
          <table:table-cell office:value-type="float" office:value="0.759358288770054">
            <text:p>0.76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2"/>
          <table:table-cell office:value-type="float" office:value="0.74748062015504">
            <text:p>0.75</text:p>
          </table:table-cell>
          <table:table-cell office:value-type="float" office:value="0.750387596899226">
            <text:p>0.75</text:p>
          </table:table-cell>
          <table:table-cell office:value-type="float" office:value="0.756201550387598">
            <text:p>0.76</text:p>
          </table:table-cell>
          <table:table-cell office:value-type="float" office:value="0.775">
            <text:p>0.78</text:p>
          </table:table-cell>
          <table:table-cell office:value-type="float" office:value="0.780813953488373">
            <text:p>0.78</text:p>
          </table:table-cell>
          <table:table-cell table:formula="of:=AVERAGE([.NK12:.NO12])" office:value-type="float" office:value="0.761976744186047">
            <text:p>0.76</text:p>
          </table:table-cell>
          <table:table-cell table:number-columns-repeated="2"/>
          <table:table-cell office:value-type="float" office:value="36.855">
            <text:p>36.86</text:p>
          </table:table-cell>
          <table:table-cell office:value-type="float" office:value="36.608">
            <text:p>36.61</text:p>
          </table:table-cell>
          <table:table-cell office:value-type="float" office:value="37.817">
            <text:p>37.82</text:p>
          </table:table-cell>
          <table:table-cell office:value-type="float" office:value="35.849">
            <text:p>35.85</text:p>
          </table:table-cell>
          <table:table-cell office:value-type="float" office:value="37.828">
            <text:p>37.83</text:p>
          </table:table-cell>
          <table:table-cell table:number-columns-repeated="2"/>
          <table:table-cell office:value-type="float" office:value="0.759358288770054">
            <text:p>0.76</text:p>
          </table:table-cell>
          <table:table-cell office:value-type="float" office:value="0.764705882352941">
            <text:p>0.76</text:p>
          </table:table-cell>
          <table:table-cell office:value-type="float" office:value="0.775401069518717">
            <text:p>0.78</text:p>
          </table:table-cell>
          <table:table-cell office:value-type="float" office:value="0.754010695187166">
            <text:p>0.75</text:p>
          </table:table-cell>
          <table:table-cell office:value-type="float" office:value="0.764705882352941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table:style-name="Default" office:value-type="float" office:value="36">
            <text:p>36</text:p>
          </table:table-cell>
          <table:table-cell office:value-type="float" office:value="0.881796959041302">
            <text:p>0.882</text:p>
          </table:table-cell>
          <table:table-cell office:value-type="float" office:value="0.881177348486583">
            <text:p>0.881</text:p>
          </table:table-cell>
          <table:table-cell office:value-type="float" office:value="0.880987706070056">
            <text:p>0.881</text:p>
          </table:table-cell>
          <table:table-cell office:value-type="float" office:value="0.881368602525314">
            <text:p>0.881</text:p>
          </table:table-cell>
          <table:table-cell office:value-type="float" office:value="0.881816322597066">
            <text:p>0.882</text:p>
          </table:table-cell>
          <table:table-cell table:formula="of:=AVERAGE([.E13:.I13])" office:value-type="float" office:value="0.881429387744064">
            <text:p>0.881</text:p>
          </table:table-cell>
          <table:table-cell table:formula="of:=STDEV([.F13:.I13])" office:value-type="float" office:value="0.000355078745780041">
            <text:p>0.000</text:p>
          </table:table-cell>
          <table:table-cell table:formula="of:=[.K13]/[.J13]" office:value-type="float" office:value="0.000402844233148196">
            <text:p>0.000</text:p>
          </table:table-cell>
          <table:table-cell table:style-name="Default" office:value-type="float" office:value="0.890055455938118">
            <text:p>0.89</text:p>
          </table:table-cell>
          <table:table-cell table:style-name="Default" office:value-type="float" office:value="0.891486393753515">
            <text:p>0.89</text:p>
          </table:table-cell>
          <table:table-cell table:style-name="Default" office:value-type="float" office:value="0.891521221514407">
            <text:p>0.89</text:p>
          </table:table-cell>
          <table:table-cell table:style-name="Default" office:value-type="float" office:value="0.893009906978391">
            <text:p>0.89</text:p>
          </table:table-cell>
          <table:table-cell table:style-name="Default" office:value-type="float" office:value="0.895250648583982">
            <text:p>0.9</text:p>
          </table:table-cell>
          <table:table-cell table:style-name="Default" office:value-type="float" office:value="0.89185646788772">
            <text:p>0.89</text:p>
          </table:table-cell>
          <table:table-cell table:style-name="Default" office:value-type="float" office:value="0.89414546657684">
            <text:p>0.89</text:p>
          </table:table-cell>
          <table:table-cell table:style-name="Default" office:value-type="float" office:value="0.895059793056651">
            <text:p>0.9</text:p>
          </table:table-cell>
          <table:table-cell table:style-name="Default" office:value-type="float" office:value="0.895663939406242">
            <text:p>0.9</text:p>
          </table:table-cell>
          <table:table-cell table:style-name="Default" office:value-type="float" office:value="0.892720502401512">
            <text:p>0.89</text:p>
          </table:table-cell>
          <table:table-cell table:style-name="Default" office:value-type="float" office:value="0.892202138070687">
            <text:p>0.89</text:p>
          </table:table-cell>
          <table:table-cell table:style-name="Default" office:value-type="float" office:value="0.893409768478014">
            <text:p>0.89</text:p>
          </table:table-cell>
          <table:table-cell table:style-name="Default" office:value-type="float" office:value="0.894519440061682">
            <text:p>0.89</text:p>
          </table:table-cell>
          <table:table-cell table:style-name="Default" office:value-type="float" office:value="0.894164830132604">
            <text:p>0.89</text:p>
          </table:table-cell>
          <table:table-cell table:style-name="Default" office:value-type="float" office:value="0.893569623529124">
            <text:p>0.89</text:p>
          </table:table-cell>
          <table:table-cell table:formula="of:=AVERAGE([.M13:.AA13])" office:value-type="float" office:value="0.893242373091299">
            <text:p>0.893</text:p>
          </table:table-cell>
          <table:table-cell table:formula="of:=STDEV([.M13:.AA13])" office:value-type="float" office:value="0.00160721958050091">
            <text:p>0.002</text:p>
          </table:table-cell>
          <table:table-cell table:formula="of:=[.AC13]/[.AB13]" office:value-type="float" office:value="0.00179930960388579">
            <text:p>0.002</text:p>
          </table:table-cell>
          <table:table-cell table:style-name="Default" office:value-type="float" office:value="105.237">
            <text:p>105.24</text:p>
          </table:table-cell>
          <table:table-cell table:style-name="Default" office:value-type="float" office:value="105.316">
            <text:p>105.32</text:p>
          </table:table-cell>
          <table:table-cell table:style-name="Default" office:value-type="float" office:value="105.362">
            <text:p>105.36</text:p>
          </table:table-cell>
          <table:table-cell table:style-name="Default" office:value-type="float" office:value="106.033">
            <text:p>106.03</text:p>
          </table:table-cell>
          <table:table-cell table:style-name="Default" office:value-type="float" office:value="82.266">
            <text:p>82.27</text:p>
          </table:table-cell>
          <table:table-cell table:style-name="Default" office:value-type="float" office:value="82.045">
            <text:p>82.05</text:p>
          </table:table-cell>
          <table:table-cell table:style-name="Default" office:value-type="float" office:value="75.791">
            <text:p>75.79</text:p>
          </table:table-cell>
          <table:table-cell table:style-name="Default" office:value-type="float" office:value="71.427">
            <text:p>71.43</text:p>
          </table:table-cell>
          <table:table-cell table:style-name="Default" office:value-type="float" office:value="46.769">
            <text:p>46.77</text:p>
          </table:table-cell>
          <table:table-cell table:style-name="Default" office:value-type="float" office:value="46.66">
            <text:p>46.66</text:p>
          </table:table-cell>
          <table:table-cell table:style-name="Default" office:value-type="float" office:value="46.816">
            <text:p>46.82</text:p>
          </table:table-cell>
          <table:table-cell table:style-name="Default" office:value-type="float" office:value="46.566">
            <text:p>46.57</text:p>
          </table:table-cell>
          <table:table-cell table:style-name="Default" office:value-type="float" office:value="46.879">
            <text:p>46.88</text:p>
          </table:table-cell>
          <table:table-cell table:style-name="Default" office:value-type="float" office:value="46.535">
            <text:p>46.54</text:p>
          </table:table-cell>
          <table:table-cell table:style-name="Default" office:value-type="float" office:value="105.83">
            <text:p>105.83</text:p>
          </table:table-cell>
          <table:table-cell table:formula="of:=AVERAGE([.AE13:.AS13])" office:value-type="float" office:value="74.6354666666667">
            <text:p>74.635</text:p>
          </table:table-cell>
          <table:table-cell table:formula="of:=STDEV([.AE13:.AS13])" office:value-type="float" office:value="26.1678245994325">
            <text:p>26.168</text:p>
          </table:table-cell>
          <table:table-cell table:style-name="Default" office:value-type="float" office:value="0.895950928696027">
            <text:p>0.9</text:p>
          </table:table-cell>
          <table:table-cell table:style-name="Default" office:value-type="float" office:value="0.895834218267005">
            <text:p>0.9</text:p>
          </table:table-cell>
          <table:table-cell table:style-name="Default" office:value-type="float" office:value="0.896049477745575">
            <text:p>0.9</text:p>
          </table:table-cell>
          <table:table-cell table:style-name="Default" office:value-type="float" office:value="0.893280218952244">
            <text:p>0.89</text:p>
          </table:table-cell>
          <table:table-cell table:style-name="Default" office:value-type="float" office:value="0.896513060533854">
            <text:p>0.9</text:p>
          </table:table-cell>
          <table:table-cell table:formula="of:=AVERAGE([.AV13:.AZ13])" office:value-type="float" office:value="0.895525580838941">
            <text:p>0.896</text:p>
          </table:table-cell>
          <table:table-cell table:formula="of:=STDEV([.AV13:.AZ13])" office:value-type="float" office:value="0.00128134811628293">
            <text:p>0.001</text:p>
          </table:table-cell>
          <table:table-cell table:formula="of:=[.BB13]/[.BA13]" office:value-type="float" office:value="0.00143083362854084">
            <text:p>0.001</text:p>
          </table:table-cell>
          <table:table-cell table:style-name="Default" office:value-type="float" office:value="354.055">
            <text:p>354.06</text:p>
          </table:table-cell>
          <table:table-cell table:style-name="Default" office:value-type="float" office:value="358.908">
            <text:p>358.91</text:p>
          </table:table-cell>
          <table:table-cell table:style-name="Default" office:value-type="float" office:value="356.765">
            <text:p>356.77</text:p>
          </table:table-cell>
          <table:table-cell table:style-name="Default" office:value-type="float" office:value="356.482">
            <text:p>356.48</text:p>
          </table:table-cell>
          <table:table-cell table:style-name="Default" office:value-type="float" office:value="355.073">
            <text:p>355.07</text:p>
          </table:table-cell>
          <table:table-cell table:formula="of:=AVERAGE([.BD13:.BH13])" office:value-type="float" office:value="356.2566">
            <text:p>356.257</text:p>
          </table:table-cell>
          <table:table-cell table:formula="of:=STDEV([.BD13:.BH13])" office:value-type="float" office:value="1.84303751996535">
            <text:p>1.843</text:p>
          </table:table-cell>
          <table:table-cell table:style-name="Default" office:value-type="float" office:value="0.853948414491662">
            <text:p>0.85</text:p>
          </table:table-cell>
          <table:table-cell table:style-name="Default" office:value-type="float" office:value="0.858863892750334">
            <text:p>0.86</text:p>
          </table:table-cell>
          <table:table-cell table:style-name="Default" office:value-type="float" office:value="0.850942738240776">
            <text:p>0.85</text:p>
          </table:table-cell>
          <table:table-cell table:style-name="Default" office:value-type="float" office:value="0.853413517980173">
            <text:p>0.85</text:p>
          </table:table-cell>
          <table:table-cell table:style-name="Default" office:value-type="float" office:value="0.859046000776234">
            <text:p>0.86</text:p>
          </table:table-cell>
          <table:table-cell table:formula="of:=AVERAGE([.BK13:.BO13])" office:value-type="float" office:value="0.855242912847836">
            <text:p>0.855</text:p>
          </table:table-cell>
          <table:table-cell table:formula="of:=STDEV([.BK13:.BO13])" office:value-type="float" office:value="0.00357382450858298">
            <text:p>0.004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formula="of:=AVERAGE([.BR13:.BV13])" office:value-type="float" office:value="6.4">
            <text:p>6.400</text:p>
          </table:table-cell>
          <table:table-cell table:formula="of:=STDEV([.BR13:.BV13])" office:value-type="float" office:value="0.547722557505166">
            <text:p>0.548</text:p>
          </table:table-cell>
          <table:table-cell table:style-name="Default" office:value-type="float" office:value="5852.586">
            <text:p>5852.59</text:p>
          </table:table-cell>
          <table:table-cell table:style-name="Default" office:value-type="float" office:value="6992.995">
            <text:p>6993</text:p>
          </table:table-cell>
          <table:table-cell table:style-name="Default" office:value-type="float" office:value="6115.323">
            <text:p>6115.32</text:p>
          </table:table-cell>
          <table:table-cell table:style-name="Default" office:value-type="float" office:value="6376.551">
            <text:p>6376.55</text:p>
          </table:table-cell>
          <table:table-cell table:style-name="Default" office:value-type="float" office:value="7523.434">
            <text:p>7523.43</text:p>
          </table:table-cell>
          <table:table-cell table:formula="of:=AVERAGE([.BY13:.CC13])" office:value-type="float" office:value="6572.1778">
            <text:p>6572.178</text:p>
          </table:table-cell>
          <table:table-cell table:formula="of:=STDEV([.BY13:.CC13])" office:value-type="float" office:value="679.480313482812">
            <text:p>679.480</text:p>
          </table:table-cell>
          <table:table-cell table:style-name="Default" office:value-type="float" office:value="0.87856071964018">
            <text:p>0.88</text:p>
          </table:table-cell>
          <table:table-cell table:style-name="Default" office:value-type="float" office:value="0.884057971014493">
            <text:p>0.88</text:p>
          </table:table-cell>
          <table:table-cell table:style-name="Default" office:value-type="float" office:value="0.876061969015492">
            <text:p>0.88</text:p>
          </table:table-cell>
          <table:table-cell table:style-name="Default" office:value-type="float" office:value="0.877561219390305">
            <text:p>0.88</text:p>
          </table:table-cell>
          <table:table-cell table:style-name="Default" office:value-type="float" office:value="0.883058470764618">
            <text:p>0.88</text:p>
          </table:table-cell>
          <table:table-cell table:number-columns-repeated="2"/>
          <table:table-cell table:style-name="Default" office:value-type="float" office:value="0.849804470204838">
            <text:p>0.85</text:p>
          </table:table-cell>
          <table:table-cell table:style-name="Default" office:value-type="float" office:value="0.865920723478899">
            <text:p>0.87</text:p>
          </table:table-cell>
          <table:table-cell table:style-name="Default" office:value-type="float" office:value="0.845066792280695">
            <text:p>0.85</text:p>
          </table:table-cell>
          <table:table-cell table:style-name="Default" office:value-type="float" office:value="0.855787317228876">
            <text:p>0.86</text:p>
          </table:table-cell>
          <table:table-cell table:style-name="Default" office:value-type="float" office:value="0.855329142380857">
            <text:p>0.86</text:p>
          </table:table-cell>
          <table:table-cell table:formula="of:=AVERAGE([.CM13:.CQ13])" office:value-type="float" office:value="0.854381689114833">
            <text:p>0.854</text:p>
          </table:table-cell>
          <table:table-cell table:formula="of:=STDEV([.CM13:.CQ13])" office:value-type="float" office:value="0.00780610351138827">
            <text:p>0.008</text:p>
          </table:table-cell>
          <table:table-cell table:formula="of:=[.CS13]/[.CR13]" office:value-type="float" office:value="0.00913655291404437">
            <text:p>0.009</text:p>
          </table:table-cell>
          <table:table-cell table:number-columns-repeated="2" table:style-name="Default" office:value-type="float" office:value="7">
            <text:p>7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8">
            <text:p>8</text:p>
          </table:table-cell>
          <table:table-cell table:formula="of:=AVERAGE([.CU13:.CY13])" office:value-type="float" office:value="7.2">
            <text:p>7.200</text:p>
          </table:table-cell>
          <table:table-cell table:formula="of:=STDEV([.CU13:.CY13])" office:value-type="float" office:value="0.836660026534076">
            <text:p>0.837</text:p>
          </table:table-cell>
          <table:table-cell table:style-name="Default" office:value-type="float" office:value="6231.634">
            <text:p>6231.63</text:p>
          </table:table-cell>
          <table:table-cell table:style-name="Default" office:value-type="float" office:value="6387.275">
            <text:p>6387.28</text:p>
          </table:table-cell>
          <table:table-cell table:style-name="Default" office:value-type="float" office:value="5268.316">
            <text:p>5268.32</text:p>
          </table:table-cell>
          <table:table-cell table:style-name="Default" office:value-type="float" office:value="7454.879">
            <text:p>7454.88</text:p>
          </table:table-cell>
          <table:table-cell table:style-name="Default" office:value-type="float" office:value="7463.758">
            <text:p>7463.76</text:p>
          </table:table-cell>
          <table:table-cell table:formula="of:=AVERAGE([.DB13:.DF13])" office:value-type="float" office:value="6561.1724">
            <text:p>6561.172</text:p>
          </table:table-cell>
          <table:table-cell table:formula="of:=STDEV([.DB13:.DF13])" office:value-type="float" office:value="925.160227478625">
            <text:p>925.160</text:p>
          </table:table-cell>
          <table:table-cell table:style-name="Default" office:value-type="float" office:value="0.878060969515242">
            <text:p>0.88</text:p>
          </table:table-cell>
          <table:table-cell table:style-name="Default" office:value-type="float" office:value="0.889055472263868">
            <text:p>0.89</text:p>
          </table:table-cell>
          <table:table-cell table:style-name="Default" office:value-type="float" office:value="0.869065467266367">
            <text:p>0.87</text:p>
          </table:table-cell>
          <table:table-cell table:style-name="Default" office:value-type="float" office:value="0.881559220389805">
            <text:p>0.88</text:p>
          </table:table-cell>
          <table:table-cell table:style-name="Default" office:value-type="float" office:value="0.88255872063968">
            <text:p>0.88</text:p>
          </table:table-cell>
          <table:table-cell table:formula="of:=AVERAGE([.DI13:.DM13])" office:value-type="float" office:value="0.880059970014992">
            <text:p>0.880</text:p>
          </table:table-cell>
          <table:table-cell table:formula="of:=STDEV([.DI13:.DM13])" office:value-type="float" office:value="0.00731924963312177">
            <text:p>0.007</text:p>
          </table:table-cell>
          <table:table-cell table:style-name="Default" office:value-type="float" office:value="0.869453370719195">
            <text:p>0.87</text:p>
          </table:table-cell>
          <table:table-cell table:style-name="Default" office:value-type="float" office:value="0.880562983590726">
            <text:p>0.88</text:p>
          </table:table-cell>
          <table:table-cell table:style-name="Default" office:value-type="float" office:value="0.879592601326113">
            <text:p>0.88</text:p>
          </table:table-cell>
          <table:table-cell table:style-name="Default" office:value-type="float" office:value="0.882613548046596">
            <text:p>0.88</text:p>
          </table:table-cell>
          <table:table-cell table:style-name="Default" office:value-type="float" office:value="0.88352477368942">
            <text:p>0.88</text:p>
          </table:table-cell>
          <table:table-cell table:formula="of:=AVERAGE([.DP13:.DT13])" office:value-type="float" office:value="0.87914945547441">
            <text:p>0.879</text:p>
          </table:table-cell>
          <table:table-cell table:formula="of:=STDEV([.DP13:.DT13])" office:value-type="float" office:value="0.0056425137658911">
            <text:p>0.00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17">
            <text:p>17</text:p>
          </table:table-cell>
          <table:table-cell table:formula="of:=AVERAGE([.DW13:.EA13])" office:value-type="float" office:value="17.4">
            <text:p>17.400</text:p>
          </table:table-cell>
          <table:table-cell table:formula="of:=STDEV([.DW13:.EA13])" office:value-type="float" office:value="2.70185121722126">
            <text:p>2.702</text:p>
          </table:table-cell>
          <table:table-cell table:style-name="Default" office:value-type="float" office:value="40000">
            <text:p>40000</text:p>
          </table:table-cell>
          <table:table-cell table:style-name="Default" table:number-columns-repeated="4"/>
          <table:table-cell table:formula="of:=AVERAGE([.ED13:.EH13])" office:value-type="float" office:value="40000">
            <text:p>40000.000</text:p>
          </table:table-cell>
          <table:table-cell table:formula="of:=STDEV([.ED13:.EH13])" office:value-type="float" office:value="0">
            <text:p>#DIV/0!</text:p>
          </table:table-cell>
          <table:table-cell table:style-name="Default" office:value-type="float" office:value="0.891532235549949">
            <text:p>0.89</text:p>
          </table:table-cell>
          <table:table-cell table:style-name="Default" office:value-type="float" office:value="0.893125404296609">
            <text:p>0.89</text:p>
          </table:table-cell>
          <table:table-cell table:style-name="Default" office:value-type="float" office:value="0.888742694508491">
            <text:p>0.89</text:p>
          </table:table-cell>
          <table:table-cell table:style-name="Default" office:value-type="float" office:value="0.89788476663712">
            <text:p>0.9</text:p>
          </table:table-cell>
          <table:table-cell table:style-name="Default" office:value-type="float" office:value="0.895368010370346">
            <text:p>0.9</text:p>
          </table:table-cell>
          <table:table-cell table:style-name="Default" office:value-type="float" office:value="0.888166851460775">
            <text:p>0.89</text:p>
          </table:table-cell>
          <table:table-cell table:style-name="Default" office:value-type="float" office:value="0.888375643994065">
            <text:p>0.89</text:p>
          </table:table-cell>
          <table:table-cell table:style-name="Default" office:value-type="float" office:value="0.888350026932021">
            <text:p>0.89</text:p>
          </table:table-cell>
          <table:table-cell table:style-name="Default" office:value-type="float" office:value="0.887740569234218">
            <text:p>0.89</text:p>
          </table:table-cell>
          <table:table-cell table:style-name="Default" office:value-type="float" office:value="0.889420381178272">
            <text:p>0.89</text:p>
          </table:table-cell>
          <table:table-cell table:style-name="Default" office:value-type="float" office:value="0.893318675111035">
            <text:p>0.89</text:p>
          </table:table-cell>
          <table:table-cell table:style-name="Default" office:value-type="float" office:value="0.892814011055585">
            <text:p>0.89</text:p>
          </table:table-cell>
          <table:table-cell table:style-name="Default" office:value-type="float" office:value="0.885414668494775">
            <text:p>0.89</text:p>
          </table:table-cell>
          <table:table-cell table:style-name="Default" office:value-type="float" office:value="0.887185302853071">
            <text:p>0.89</text:p>
          </table:table-cell>
          <table:table-cell table:style-name="Default" office:value-type="float" office:value="0.890817042051725">
            <text:p>0.89</text:p>
          </table:table-cell>
          <table:table-cell table:formula="of:=AVERAGE([.EK13:.EY13])" office:value-type="float" office:value="0.890550418915204">
            <text:p>0.891</text:p>
          </table:table-cell>
          <table:table-cell table:formula="of:=STDEV([.EK13:.EY13])" office:value-type="float" office:value="0.00341056497603845">
            <text:p>0.003</text:p>
          </table:table-cell>
          <table:table-cell table:formula="of:=[.FA13]/[.EZ13]" office:value-type="float" office:value="0.00382972699085687">
            <text:p>0.004</text:p>
          </table:table-cell>
          <table:table-cell table:number-columns-repeated="2" table:style-name="Default" office:value-type="float" office:value="4.758">
            <text:p>4.76</text:p>
          </table:table-cell>
          <table:table-cell table:number-columns-repeated="2" table:style-name="Default" office:value-type="float" office:value="4.727">
            <text:p>4.73</text:p>
          </table:table-cell>
          <table:table-cell table:style-name="Default" office:value-type="float" office:value="4.789">
            <text:p>4.79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773">
            <text:p>4.77</text:p>
          </table:table-cell>
          <table:table-cell table:style-name="Default" office:value-type="float" office:value="4.774">
            <text:p>4.77</text:p>
          </table:table-cell>
          <table:table-cell table:number-columns-repeated="2" table:style-name="Default" office:value-type="float" office:value="4.836">
            <text:p>4.84</text:p>
          </table:table-cell>
          <table:table-cell table:style-name="Default" office:value-type="float" office:value="4.742">
            <text:p>4.74</text:p>
          </table:table-cell>
          <table:table-cell table:style-name="Default" office:value-type="float" office:value="4.852">
            <text:p>4.85</text:p>
          </table:table-cell>
          <table:table-cell table:style-name="Default" office:value-type="float" office:value="4.774">
            <text:p>4.77</text:p>
          </table:table-cell>
          <table:table-cell table:style-name="Default" office:value-type="float" office:value="4.882">
            <text:p>4.88</text:p>
          </table:table-cell>
          <table:table-cell table:style-name="Default" office:value-type="float" office:value="4.976">
            <text:p>4.98</text:p>
          </table:table-cell>
          <table:table-cell table:formula="of:=AVERAGE([.FC13:.FQ13])" office:value-type="float" office:value="4.79853333333333">
            <text:p>4.799</text:p>
          </table:table-cell>
          <table:table-cell table:formula="of:=STDEV([.FC13:.FQ13])" office:value-type="float" office:value="0.0672902738319659">
            <text:p>0.067</text:p>
          </table:table-cell>
          <table:table-cell table:style-name="Default" office:value-type="float" office:value="0.89081945733882">
            <text:p>0.89</text:p>
          </table:table-cell>
          <table:table-cell table:style-name="Default" office:value-type="float" office:value="0.890720908289272">
            <text:p>0.89</text:p>
          </table:table-cell>
          <table:table-cell table:style-name="Default" office:value-type="float" office:value="0.889915554668662">
            <text:p>0.89</text:p>
          </table:table-cell>
          <table:table-cell table:style-name="Default" office:value-type="float" office:value="0.890795053387581">
            <text:p>0.89</text:p>
          </table:table-cell>
          <table:table-cell table:style-name="Default" office:value-type="float" office:value="0.891205928922746">
            <text:p>0.89</text:p>
          </table:table-cell>
          <table:table-cell table:formula="of:=AVERAGE([.FT13:.FX13])" office:value-type="float" office:value="0.890691380521416">
            <text:p>0.891</text:p>
          </table:table-cell>
          <table:table-cell table:formula="of:=STDEV([.FT13:.FX13])" office:value-type="float" office:value="0.000472940121612235">
            <text:p>0.000</text:p>
          </table:table-cell>
          <table:table-cell table:formula="of:=[.FZ13]/[.FY13]" office:value-type="float" office:value="0.000530980912081324">
            <text:p>0.001</text:p>
          </table:table-cell>
          <table:table-cell table:style-name="Default" office:value-type="float" office:value="34.352">
            <text:p>34.35</text:p>
          </table:table-cell>
          <table:table-cell table:style-name="Default" office:value-type="float" office:value="35.037">
            <text:p>35.04</text:p>
          </table:table-cell>
          <table:table-cell table:style-name="Default" office:value-type="float" office:value="34.429">
            <text:p>34.43</text:p>
          </table:table-cell>
          <table:table-cell table:style-name="Default" office:value-type="float" office:value="34.866">
            <text:p>34.87</text:p>
          </table:table-cell>
          <table:table-cell table:style-name="Default" office:value-type="float" office:value="33.508">
            <text:p>33.51</text:p>
          </table:table-cell>
          <table:table-cell table:formula="of:=AVERAGE([.GB13:.GF13])" office:value-type="float" office:value="34.4384">
            <text:p>34.438</text:p>
          </table:table-cell>
          <table:table-cell table:formula="of:=STDEV([.GB13:.GF13])" office:value-type="float" office:value="0.594634593679176">
            <text:p>0.595</text:p>
          </table:table-cell>
          <table:table-cell table:style-name="Default" office:value-type="float" office:value="0.892270309528929">
            <text:p>0.89</text:p>
          </table:table-cell>
          <table:table-cell table:style-name="Default" office:value-type="float" office:value="0.894254439436041">
            <text:p>0.89</text:p>
          </table:table-cell>
          <table:table-cell table:style-name="Default" office:value-type="float" office:value="0.891316114892752">
            <text:p>0.89</text:p>
          </table:table-cell>
          <table:table-cell table:style-name="Default" office:value-type="float" office:value="0.890435403063028">
            <text:p>0.89</text:p>
          </table:table-cell>
          <table:table-cell table:style-name="Default" office:value-type="float" office:value="0.895561491006057">
            <text:p>0.9</text:p>
          </table:table-cell>
          <table:table-cell table:style-name="Default" office:value-type="float" office:value="0.890100436555926">
            <text:p>0.89</text:p>
          </table:table-cell>
          <table:table-cell table:style-name="Default" office:value-type="float" office:value="0.892462026234887">
            <text:p>0.89</text:p>
          </table:table-cell>
          <table:table-cell table:style-name="Default" office:value-type="float" office:value="0.890681040132905">
            <text:p>0.89</text:p>
          </table:table-cell>
          <table:table-cell table:style-name="Default" office:value-type="float" office:value="0.892254845323801">
            <text:p>0.89</text:p>
          </table:table-cell>
          <table:table-cell table:style-name="Default" office:value-type="float" office:value="0.887610158529821">
            <text:p>0.89</text:p>
          </table:table-cell>
          <table:table-cell table:style-name="Default" office:value-type="float" office:value="0.89201128254335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2350428267306">
            <text:p>0.89</text:p>
          </table:table-cell>
          <table:table-cell table:style-name="Default" office:value-type="float" office:value="0.891865407633831">
            <text:p>0.89</text:p>
          </table:table-cell>
          <table:table-cell table:style-name="Default" office:value-type="float" office:value="0.89440152745637">
            <text:p>0.89</text:p>
          </table:table-cell>
          <table:table-cell table:formula="of:=AVERAGE([.GI13:.GW13])" office:value-type="float" office:value="0.89196268788259">
            <text:p>0.892</text:p>
          </table:table-cell>
          <table:table-cell table:formula="of:=STDEV([.GI13:.GW13])" office:value-type="float" office:value="0.00191904315117823">
            <text:p>0.002</text:p>
          </table:table-cell>
          <table:table-cell table:formula="of:=[.GY13]/[.GX13]" office:value-type="float" office:value="0.00215148366321668">
            <text:p>0.002</text:p>
          </table:table-cell>
          <table:table-cell table:style-name="Default" office:value-type="float" office:value="14.679">
            <text:p>14.68</text:p>
          </table:table-cell>
          <table:table-cell table:style-name="Default" office:value-type="float" office:value="17.113">
            <text:p>17.11</text:p>
          </table:table-cell>
          <table:table-cell table:style-name="Default" office:value-type="float" office:value="14.758">
            <text:p>14.76</text:p>
          </table:table-cell>
          <table:table-cell table:style-name="Default" office:value-type="float" office:value="14.04">
            <text:p>14.04</text:p>
          </table:table-cell>
          <table:table-cell table:style-name="Default" office:value-type="float" office:value="14.009">
            <text:p>14.01</text:p>
          </table:table-cell>
          <table:table-cell table:style-name="Default" office:value-type="float" office:value="13.962">
            <text:p>13.96</text:p>
          </table:table-cell>
          <table:table-cell table:style-name="Default" office:value-type="float" office:value="13.931">
            <text:p>13.93</text:p>
          </table:table-cell>
          <table:table-cell table:style-name="Default" office:value-type="float" office:value="13.993">
            <text:p>13.99</text:p>
          </table:table-cell>
          <table:table-cell table:style-name="Default" office:value-type="float" office:value="14.024">
            <text:p>14.02</text:p>
          </table:table-cell>
          <table:table-cell table:style-name="Default" office:value-type="float" office:value="15.358">
            <text:p>15.36</text:p>
          </table:table-cell>
          <table:table-cell table:style-name="Default" office:value-type="float" office:value="19.157">
            <text:p>19.16</text:p>
          </table:table-cell>
          <table:table-cell table:style-name="Default" office:value-type="float" office:value="21.709">
            <text:p>21.71</text:p>
          </table:table-cell>
          <table:table-cell table:style-name="Default" office:value-type="float" office:value="21.468">
            <text:p>21.47</text:p>
          </table:table-cell>
          <table:table-cell table:style-name="Default" office:value-type="float" office:value="17.715">
            <text:p>17.72</text:p>
          </table:table-cell>
          <table:table-cell table:style-name="Default" office:value-type="float" office:value="14.04">
            <text:p>14.04</text:p>
          </table:table-cell>
          <table:table-cell table:formula="of:=AVERAGE([.HA13:.HO13])" office:value-type="float" office:value="15.9970666666667">
            <text:p>15.997</text:p>
          </table:table-cell>
          <table:table-cell table:formula="of:=STDEV([.HA13:.HO13])" office:value-type="float" office:value="2.78198411895094">
            <text:p>2.782</text:p>
          </table:table-cell>
          <table:table-cell table:style-name="Default" office:value-type="float" office:value="0.894445294963372">
            <text:p>0.89</text:p>
          </table:table-cell>
          <table:table-cell table:style-name="Default" office:value-type="float" office:value="0.895244124124966">
            <text:p>0.9</text:p>
          </table:table-cell>
          <table:table-cell table:style-name="Default" office:value-type="float" office:value="0.892495441998203">
            <text:p>0.89</text:p>
          </table:table-cell>
          <table:table-cell table:style-name="Default" office:value-type="float" office:value="0.891841003682593">
            <text:p>0.89</text:p>
          </table:table-cell>
          <table:table-cell table:style-name="Default" office:value-type="float" office:value="0.89300096723228">
            <text:p>0.89</text:p>
          </table:table-cell>
          <table:table-cell table:formula="of:=AVERAGE([.HR13:.HV13])" office:value-type="float" office:value="0.893405366400283">
            <text:p>0.893</text:p>
          </table:table-cell>
          <table:table-cell table:formula="of:=STDEV([.HR13:.HV13])" office:value-type="float" office:value="0.00140545483772074">
            <text:p>0.001</text:p>
          </table:table-cell>
          <table:table-cell table:formula="of:=[.HX13]/[.HW13]" office:value-type="float" office:value="0.0015731434918324">
            <text:p>0.002</text:p>
          </table:table-cell>
          <table:table-cell table:style-name="Default" office:value-type="float" office:value="139.979">
            <text:p>139.98</text:p>
          </table:table-cell>
          <table:table-cell table:style-name="Default" office:value-type="float" office:value="140.306">
            <text:p>140.31</text:p>
          </table:table-cell>
          <table:table-cell table:style-name="Default" office:value-type="float" office:value="149.473">
            <text:p>149.47</text:p>
          </table:table-cell>
          <table:table-cell table:style-name="Default" office:value-type="float" office:value="140.743">
            <text:p>140.74</text:p>
          </table:table-cell>
          <table:table-cell table:style-name="Default" office:value-type="float" office:value="139.543">
            <text:p>139.54</text:p>
          </table:table-cell>
          <table:table-cell table:formula="of:=AVERAGE([.HZ13:.ID13])" office:value-type="float" office:value="142.0088">
            <text:p>142.009</text:p>
          </table:table-cell>
          <table:table-cell table:formula="of:=STDEV([.HZ13:.ID13])" office:value-type="float" office:value="4.19572153508786">
            <text:p>4.196</text:p>
          </table:table-cell>
          <table:table-cell table:style-name="Default" office:value-type="float" office:value="0.891225220412544">
            <text:p>0.89</text:p>
          </table:table-cell>
          <table:table-cell table:style-name="Default" office:value-type="float" office:value="0.884613956758241">
            <text:p>0.88</text:p>
          </table:table-cell>
          <table:table-cell table:style-name="Default" office:value-type="float" office:value="0.881928789653415">
            <text:p>0.88</text:p>
          </table:table-cell>
          <table:table-cell table:style-name="Default" office:value-type="float" office:value="0.88226304728944">
            <text:p>0.88</text:p>
          </table:table-cell>
          <table:table-cell table:style-name="Default" office:value-type="float" office:value="0.88568403113828">
            <text:p>0.89</text:p>
          </table:table-cell>
          <table:table-cell table:formula="of:=AVERAGE([.IG13:.IK13])" office:value-type="float" office:value="0.885143009050384">
            <text:p>0.885</text:p>
          </table:table-cell>
          <table:table-cell table:formula="of:=STDEV([.IG13:.IK13])" office:value-type="float" office:value="0.00374804223421217">
            <text:p>0.004</text:p>
          </table:table-cell>
          <table:table-cell table:formula="of:=[.IM13]/[.IL13]" office:value-type="float" office:value="0.00423439172640952">
            <text:p>0.004</text:p>
          </table:table-cell>
          <table:table-cell table:number-columns-repeated="2" table:style-name="Default" office:value-type="float" office:value="1.451">
            <text:p>1.45</text:p>
          </table:table-cell>
          <table:table-cell table:number-columns-repeated="3" table:style-name="Default" office:value-type="float" office:value="1.435">
            <text:p>1.44</text:p>
          </table:table-cell>
          <table:table-cell table:formula="of:=AVERAGE([.IO13:.IS13])" office:value-type="float" office:value="1.4414">
            <text:p>1.441</text:p>
          </table:table-cell>
          <table:table-cell table:formula="of:=STDEV([.IO13:.IS13])" office:value-type="float" office:value="0.00876356092008266">
            <text:p>0.009</text:p>
          </table:table-cell>
          <table:table-cell table:style-name="Default" office:value-type="float" office:value="0.902367871667162">
            <text:p>0.9</text:p>
          </table:table-cell>
          <table:table-cell table:style-name="Default" office:value-type="float" office:value="0.900361354584506">
            <text:p>0.9</text:p>
          </table:table-cell>
          <table:table-cell table:style-name="Default" office:value-type="float" office:value="0.899715856015007">
            <text:p>0.9</text:p>
          </table:table-cell>
          <table:table-cell table:style-name="Default" office:value-type="float" office:value="0.902792727343913">
            <text:p>0.9</text:p>
          </table:table-cell>
          <table:table-cell table:style-name="Default" office:value-type="float" office:value="0.901878400864102">
            <text:p>0.9</text:p>
          </table:table-cell>
          <table:table-cell table:formula="of:=AVERAGE([.IV13:.IZ13])" office:value-type="float" office:value="0.901423242094938">
            <text:p>0.901</text:p>
          </table:table-cell>
          <table:table-cell table:formula="of:=STDEV([.IV13:.IZ13])" office:value-type="float" office:value="0.0013245524425047">
            <text:p>0.001</text:p>
          </table:table-cell>
          <table:table-cell table:formula="of:=[.JB13]/[.JA13]" office:value-type="float" office:value="0.00146940125420596">
            <text:p>0.001</text:p>
          </table:table-cell>
          <table:table-cell table:style-name="Default" office:value-type="float" office:value="13.915">
            <text:p>13.92</text:p>
          </table:table-cell>
          <table:table-cell table:style-name="Default" office:value-type="float" office:value="14.071">
            <text:p>14.07</text:p>
          </table:table-cell>
          <table:table-cell table:style-name="Default" office:value-type="float" office:value="14.196">
            <text:p>14.2</text:p>
          </table:table-cell>
          <table:table-cell table:style-name="Default" office:value-type="float" office:value="14.164">
            <text:p>14.16</text:p>
          </table:table-cell>
          <table:table-cell table:style-name="Default" office:value-type="float" office:value="14.633">
            <text:p>14.63</text:p>
          </table:table-cell>
          <table:table-cell table:formula="of:=AVERAGE([.JD13:.JH13])" office:value-type="float" office:value="14.1958">
            <text:p>14.196</text:p>
          </table:table-cell>
          <table:table-cell table:formula="of:=STDEV([.JD13:.JH13])" office:value-type="float" office:value="0.26766527604454">
            <text:p>0.268</text:p>
          </table:table-cell>
          <table:table-cell table:style-name="Default" office:value-type="float" office:value="0.893828099695748">
            <text:p>0.89</text:p>
          </table:table-cell>
          <table:table-cell table:style-name="Default" office:value-type="float" office:value="0.890940067118478">
            <text:p>0.89</text:p>
          </table:table-cell>
          <table:table-cell table:style-name="Default" office:value-type="float" office:value="0.888080265777117">
            <text:p>0.89</text:p>
          </table:table-cell>
          <table:table-cell table:style-name="Default" office:value-type="float" office:value="0.892824714731449">
            <text:p>0.89</text:p>
          </table:table-cell>
          <table:table-cell table:style-name="Default" office:value-type="float" office:value="0.892920297674954">
            <text:p>0.89</text:p>
          </table:table-cell>
          <table:table-cell table:formula="of:=AVERAGE([.JK13:.JO13])" office:value-type="float" office:value="0.891718688999549">
            <text:p>0.892</text:p>
          </table:table-cell>
          <table:table-cell table:formula="of:=STDEV([.JK13:.JO13])" office:value-type="float" office:value="0.00228916717349821">
            <text:p>0.002</text:p>
          </table:table-cell>
          <table:table-cell table:formula="of:=[.JQ13]/[.JP13]" office:value-type="float" office:value="0.00256714051386151">
            <text:p>0.003</text:p>
          </table:table-cell>
          <table:table-cell table:style-name="Default" office:value-type="float" office:value="14.149">
            <text:p>14.15</text:p>
          </table:table-cell>
          <table:table-cell table:style-name="Default" office:value-type="float" office:value="14.15">
            <text:p>14.15</text:p>
          </table:table-cell>
          <table:table-cell table:style-name="Default" office:value-type="float" office:value="14.415">
            <text:p>14.42</text:p>
          </table:table-cell>
          <table:table-cell table:style-name="Default" office:value-type="float" office:value="14.617">
            <text:p>14.62</text:p>
          </table:table-cell>
          <table:table-cell table:style-name="Default" office:value-type="float" office:value="14.461">
            <text:p>14.46</text:p>
          </table:table-cell>
          <table:table-cell table:formula="of:=AVERAGE([.JS13:.JW13])" office:value-type="float" office:value="14.3584">
            <text:p>14.358</text:p>
          </table:table-cell>
          <table:table-cell table:formula="of:=STDEV([.JS13:.JW13])" office:value-type="float" office:value="0.204867762227248">
            <text:p>0.205</text:p>
          </table:table-cell>
          <table:table-cell office:value-type="float" office:value="0.751995984824469">
            <text:p>0.75</text:p>
          </table:table-cell>
          <table:table-cell office:value-type="float" office:value="0.756271738529081">
            <text:p>0.76</text:p>
          </table:table-cell>
          <table:table-cell office:value-type="float" office:value="0.885973164762423">
            <text:p>0.89</text:p>
          </table:table-cell>
          <table:table-cell office:value-type="float" office:value="0.888221896783776">
            <text:p>0.89</text:p>
          </table:table-cell>
          <table:table-cell office:value-type="float" office:value="0.887813382576535">
            <text:p>0.89</text:p>
          </table:table-cell>
          <table:table-cell office:value-type="float" office:value="0.885275452245021">
            <text:p>0.89</text:p>
          </table:table-cell>
          <table:table-cell office:value-type="float" office:value="0.884417789882698">
            <text:p>0.88</text:p>
          </table:table-cell>
          <table:table-cell table:formula="of:=AVERAGE([.KB13:.KF13])" office:value-type="float" office:value="0.886340337250091">
            <text:p>0.89</text:p>
          </table:table-cell>
          <table:table-cell table:formula="of:=STDEV([.KB13:.KF13])" office:value-type="float" office:value="0.00163363956414448">
            <text:p>0</text:p>
          </table:table-cell>
          <table:table-cell office:value-type="float" office:value="58.968">
            <text:p>58.97</text:p>
          </table:table-cell>
          <table:table-cell office:value-type="float" office:value="57.549">
            <text:p>57.55</text:p>
          </table:table-cell>
          <table:table-cell office:value-type="float" office:value="55.63">
            <text:p>55.63</text:p>
          </table:table-cell>
          <table:table-cell office:value-type="float" office:value="57.236">
            <text:p>57.24</text:p>
          </table:table-cell>
          <table:table-cell office:value-type="float" office:value="57.61">
            <text:p>57.61</text:p>
          </table:table-cell>
          <table:table-cell table:number-columns-repeated="2"/>
          <table:table-cell office:value-type="float" office:value="0.909045477261369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08045977011494">
            <text:p>0.91</text:p>
          </table:table-cell>
          <table:table-cell office:value-type="float" office:value="0.907546226886557">
            <text:p>0.91</text:p>
          </table:table-cell>
          <table:table-cell office:value-type="float" office:value="0.908045977011494">
            <text:p>0.91</text:p>
          </table:table-cell>
          <table:table-cell table:number-columns-repeated="2"/>
          <table:table-cell office:value-type="float" office:value="0.896254033548281">
            <text:p>0.9</text:p>
          </table:table-cell>
          <table:table-cell office:value-type="float" office:value="0.889865813521591">
            <text:p>0.89</text:p>
          </table:table-cell>
          <table:table-cell office:value-type="float" office:value="0.891604857177776">
            <text:p>0.89</text:p>
          </table:table-cell>
          <table:table-cell office:value-type="float" office:value="0.892125295798031">
            <text:p>0.89</text:p>
          </table:table-cell>
          <table:table-cell office:value-type="float" office:value="0.89695041430969">
            <text:p>0.9</text:p>
          </table:table-cell>
          <table:table-cell table:formula="of:=AVERAGE([.KW13:.LA13])" office:value-type="float" office:value="0.893360082871074">
            <text:p>0.89</text:p>
          </table:table-cell>
          <table:table-cell table:formula="of:=STDEV([.KW13:.LA13])" office:value-type="float" office:value="0.00308548476734713">
            <text:p>0</text:p>
          </table:table-cell>
          <table:table-cell table:formula="of:=[.LC13]/[.LB13]" office:value-type="float" office:value="0.0034537974401442">
            <text:p>0</text:p>
          </table:table-cell>
          <table:table-cell office:value-type="float" office:value="8605.855">
            <text:p>8605.86</text:p>
          </table:table-cell>
          <table:table-cell office:value-type="float" office:value="8479.932">
            <text:p>8479.93</text:p>
          </table:table-cell>
          <table:table-cell office:value-type="float" office:value="8442.507">
            <text:p>8442.51</text:p>
          </table:table-cell>
          <table:table-cell office:value-type="float" office:value="8233.109">
            <text:p>8233.11</text:p>
          </table:table-cell>
          <table:table-cell office:value-type="float" office:value="8551.084">
            <text:p>8551.08</text:p>
          </table:table-cell>
          <table:table-cell table:formula="of:=AVERAGE([.LE13:.LI13])" office:value-type="float" office:value="8462.4974">
            <text:p>8462.5</text:p>
          </table:table-cell>
          <table:table-cell table:formula="of:=STDEV([.LE13:.LI13])" office:value-type="float" office:value="142.934956012516">
            <text:p>142.93</text:p>
          </table:table-cell>
          <table:table-cell office:value-type="float" office:value="0.91504247876062">
            <text:p>0.92</text:p>
          </table:table-cell>
          <table:table-cell table:number-columns-repeated="2" office:value-type="float" office:value="0.910544727636182">
            <text:p>0.91</text:p>
          </table:table-cell>
          <table:table-cell office:value-type="float" office:value="0.911544227886057">
            <text:p>0.91</text:p>
          </table:table-cell>
          <table:table-cell office:value-type="float" office:value="0.91504247876062">
            <text:p>0.92</text:p>
          </table:table-cell>
          <table:table-cell table:formula="of:=AVERAGE([.LL13:.LP13])" office:value-type="float" office:value="0.912543728135932">
            <text:p>0.91</text:p>
          </table:table-cell>
          <table:table-cell table:formula="of:=STDEV([.LL13:.LP13])" office:value-type="float" office:value="0.00231724600087354">
            <text:p>0</text:p>
          </table:table-cell>
          <table:table-cell office:value-type="float" office:value="0.89211939422393">
            <text:p>0.89</text:p>
          </table:table-cell>
          <table:table-cell office:value-type="float" office:value="0.892989953196737">
            <text:p>0.89</text:p>
          </table:table-cell>
          <table:table-cell office:value-type="float" office:value="0.896139087049012">
            <text:p>0.9</text:p>
          </table:table-cell>
          <table:table-cell office:value-type="float" office:value="0.89395972351095">
            <text:p>0.89</text:p>
          </table:table-cell>
          <table:table-cell office:value-type="float" office:value="0.88967495799426">
            <text:p>0.89</text:p>
          </table:table-cell>
          <table:table-cell table:formula="of:=AVERAGE([.LS13:.LW13])" office:value-type="float" office:value="0.892976623194978">
            <text:p>0.89</text:p>
          </table:table-cell>
          <table:table-cell table:number-columns-repeated="2"/>
          <table:table-cell office:value-type="float" office:value="11823.773">
            <text:p>11823.77</text:p>
          </table:table-cell>
          <table:table-cell office:value-type="float" office:value="11480.089">
            <text:p>11480.09</text:p>
          </table:table-cell>
          <table:table-cell office:value-type="float" office:value="11381.927">
            <text:p>11381.93</text:p>
          </table:table-cell>
          <table:table-cell office:value-type="float" office:value="11533.114">
            <text:p>11533.11</text:p>
          </table:table-cell>
          <table:table-cell office:value-type="float" office:value="11597.495">
            <text:p>11597.5</text:p>
          </table:table-cell>
          <table:table-cell table:number-columns-repeated="2"/>
          <table:table-cell table:number-columns-repeated="2" office:value-type="float" office:value="0.912043978010994">
            <text:p>0.91</text:p>
          </table:table-cell>
          <table:table-cell table:number-columns-repeated="2" office:value-type="float" office:value="0.914542728635682">
            <text:p>0.91</text:p>
          </table:table-cell>
          <table:table-cell office:value-type="float" office:value="0.910544727636182">
            <text:p>0.91</text:p>
          </table:table-cell>
          <table:table-cell table:formula="of:=AVERAGE([.MH13:.ML13])" office:value-type="float" office:value="0.912743628185907">
            <text:p>0.91</text:p>
          </table:table-cell>
          <table:table-cell/>
          <table:table-cell office:value-type="float" office:value="0.843237796301603">
            <text:p>0.84</text:p>
          </table:table-cell>
          <table:table-cell office:value-type="float" office:value="0.841726644954016">
            <text:p>0.84</text:p>
          </table:table-cell>
          <table:table-cell office:value-type="float" office:value="0.844070830339173">
            <text:p>0.84</text:p>
          </table:table-cell>
          <table:table-cell office:value-type="float" office:value="0.842519636697336">
            <text:p>0.84</text:p>
          </table:table-cell>
          <table:table-cell office:value-type="float" office:value="0.840809447161975">
            <text:p>0.84</text:p>
          </table:table-cell>
          <table:table-cell table:formula="of:=AVERAGE([.MO13:.MS13])" office:value-type="float" office:value="0.842472871090821">
            <text:p>0.84</text:p>
          </table:table-cell>
          <table:table-cell table:number-columns-repeated="2"/>
          <table:table-cell office:value-type="float" office:value="22003.362">
            <text:p>22003.36</text:p>
          </table:table-cell>
          <table:table-cell office:value-type="float" office:value="21126.746">
            <text:p>21126.75</text:p>
          </table:table-cell>
          <table:table-cell office:value-type="float" office:value="22563.542">
            <text:p>22563.54</text:p>
          </table:table-cell>
          <table:table-cell office:value-type="float" office:value="21716.415">
            <text:p>21716.42</text:p>
          </table:table-cell>
          <table:table-cell office:value-type="float" office:value="20930.807">
            <text:p>20930.81</text:p>
          </table:table-cell>
          <table:table-cell table:number-columns-repeated="2"/>
          <table:table-cell office:value-type="float" office:value="0.885057471264368">
            <text:p>0.89</text:p>
          </table:table-cell>
          <table:table-cell office:value-type="float" office:value="0.88455772113943">
            <text:p>0.88</text:p>
          </table:table-cell>
          <table:table-cell office:value-type="float" office:value="0.886056971514243">
            <text:p>0.89</text:p>
          </table:table-cell>
          <table:table-cell office:value-type="float" office:value="0.883558220889555">
            <text:p>0.88</text:p>
          </table:table-cell>
          <table:table-cell office:value-type="float" office:value="0.88255872063968">
            <text:p>0.88</text:p>
          </table:table-cell>
          <table:table-cell table:number-columns-repeated="2"/>
          <table:table-cell office:value-type="float" office:value="0.891942177840521">
            <text:p>0.89</text:p>
          </table:table-cell>
          <table:table-cell office:value-type="float" office:value="0.894210671929038">
            <text:p>0.89</text:p>
          </table:table-cell>
          <table:table-cell office:value-type="float" office:value="0.886897111386995">
            <text:p>0.89</text:p>
          </table:table-cell>
          <table:table-cell office:value-type="float" office:value="0.890341894408955">
            <text:p>0.89</text:p>
          </table:table-cell>
          <table:table-cell office:value-type="float" office:value="0.892493616936998">
            <text:p>0.89</text:p>
          </table:table-cell>
          <table:table-cell table:formula="of:=AVERAGE([.NK13:.NO13])" office:value-type="float" office:value="0.891177094500501">
            <text:p>0.89</text:p>
          </table:table-cell>
          <table:table-cell table:number-columns-repeated="2"/>
          <table:table-cell office:value-type="float" office:value="15384.708">
            <text:p>15384.71</text:p>
          </table:table-cell>
          <table:table-cell office:value-type="float" office:value="15341.307">
            <text:p>15341.31</text:p>
          </table:table-cell>
          <table:table-cell office:value-type="float" office:value="15287.097">
            <text:p>15287.1</text:p>
          </table:table-cell>
          <table:table-cell office:value-type="float" office:value="15310.954">
            <text:p>15310.95</text:p>
          </table:table-cell>
          <table:table-cell office:value-type="float" office:value="15233.909">
            <text:p>15233.91</text:p>
          </table:table-cell>
          <table:table-cell table:number-columns-repeated="2"/>
          <table:table-cell office:value-type="float" office:value="0.911044477761119">
            <text:p>0.91</text:p>
          </table:table-cell>
          <table:table-cell office:value-type="float" office:value="0.913543228385807">
            <text:p>0.91</text:p>
          </table:table-cell>
          <table:table-cell office:value-type="float" office:value="0.908545727136432">
            <text:p>0.91</text:p>
          </table:table-cell>
          <table:table-cell office:value-type="float" office:value="0.910544727636182">
            <text:p>0.91</text:p>
          </table:table-cell>
          <table:table-cell office:value-type="float" office:value="0.912043978010994">
            <text:p>0.91</text:p>
          </table:table-cell>
          <table:table-cell table:number-columns-repeated="3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table:style-name="Default" office:value-type="float" office:value="12">
            <text:p>12</text:p>
          </table:table-cell>
          <table:table-cell table:number-columns-repeated="5" office:value-type="float" office:value="0.9">
            <text:p>0.900</text:p>
          </table:table-cell>
          <table:table-cell table:formula="of:=AVERAGE([.E14:.I14])" office:value-type="float" office:value="0.9">
            <text:p>0.900</text:p>
          </table:table-cell>
          <table:table-cell table:formula="of:=STDEV([.F14:.I14])" office:value-type="float" office:value="0">
            <text:p>0.000</text:p>
          </table:table-cell>
          <table:table-cell table:formula="of:=[.K14]/[.J14]" office:value-type="float" office:value="0">
            <text:p>0.000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M14:.AA14])" office:value-type="float" office:value="0.985185185185185">
            <text:p>0.985</text:p>
          </table:table-cell>
          <table:table-cell table:formula="of:=STDEV([.M14:.AA14])" office:value-type="float" office:value="0.0108433341438724">
            <text:p>0.011</text:p>
          </table:table-cell>
          <table:table-cell table:formula="of:=[.AC14]/[.AB14]" office:value-type="float" office:value="0.0110063918001713">
            <text:p>0.011</text:p>
          </table:table-cell>
          <table:table-cell table:style-name="Default" office:value-type="float" office:value="0.983">
            <text:p>0.98</text:p>
          </table:table-cell>
          <table:table-cell table:style-name="Default" office:value-type="float" office:value="0.982">
            <text:p>0.98</text:p>
          </table:table-cell>
          <table:table-cell table:style-name="Default" office:value-type="float" office:value="1.029">
            <text:p>1.03</text:p>
          </table:table-cell>
          <table:table-cell table:style-name="Default" office:value-type="float" office:value="0.951">
            <text:p>0.95</text:p>
          </table:table-cell>
          <table:table-cell table:style-name="Default" office:value-type="float" office:value="0.739">
            <text:p>0.74</text:p>
          </table:table-cell>
          <table:table-cell table:style-name="Default" office:value-type="float" office:value="0.746">
            <text:p>0.75</text:p>
          </table:table-cell>
          <table:table-cell table:style-name="Default" office:value-type="float" office:value="0.734">
            <text:p>0.73</text:p>
          </table:table-cell>
          <table:table-cell table:style-name="Default" office:value-type="float" office:value="0.692">
            <text:p>0.69</text:p>
          </table:table-cell>
          <table:table-cell table:number-columns-repeated="2" table:style-name="Default" office:value-type="float" office:value="0.468">
            <text:p>0.47</text:p>
          </table:table-cell>
          <table:table-cell table:style-name="Default" office:value-type="float" office:value="0.483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68">
            <text:p>0.47</text:p>
          </table:table-cell>
          <table:table-cell table:style-name="Default" office:value-type="float" office:value="0.92">
            <text:p>0.92</text:p>
          </table:table-cell>
          <table:table-cell table:formula="of:=AVERAGE([.AE14:.AS14])" office:value-type="float" office:value="0.707666666666667">
            <text:p>0.708</text:p>
          </table:table-cell>
          <table:table-cell table:formula="of:=STDEV([.AE14:.AS14])" office:value-type="float" office:value="0.222368955524265">
            <text:p>0.222</text:p>
          </table:table-cell>
          <table:table-cell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AV14:.AZ14])" office:value-type="float" office:value="0.991111111111111">
            <text:p>0.991</text:p>
          </table:table-cell>
          <table:table-cell table:formula="of:=STDEV([.AV14:.AZ14])" office:value-type="float" office:value="0.0121716123890035">
            <text:p>0.012</text:p>
          </table:table-cell>
          <table:table-cell table:formula="of:=[.BB14]/[.BA14]" office:value-type="float" office:value="0.0122807748319542">
            <text:p>0.012</text:p>
          </table:table-cell>
          <table:table-cell table:style-name="Default" office:value-type="float" office:value="2.574">
            <text:p>2.57</text:p>
          </table:table-cell>
          <table:table-cell table:style-name="Default" office:value-type="float" office:value="2.373">
            <text:p>2.37</text:p>
          </table:table-cell>
          <table:table-cell table:style-name="Default" office:value-type="float" office:value="2.24">
            <text:p>2.24</text:p>
          </table:table-cell>
          <table:table-cell table:style-name="Default" office:value-type="float" office:value="2.538">
            <text:p>2.54</text:p>
          </table:table-cell>
          <table:table-cell table:style-name="Default" office:value-type="float" office:value="2.282">
            <text:p>2.28</text:p>
          </table:table-cell>
          <table:table-cell table:formula="of:=AVERAGE([.BD14:.BH14])" office:value-type="float" office:value="2.4014">
            <text:p>2.401</text:p>
          </table:table-cell>
          <table:table-cell table:formula="of:=STDEV([.BD14:.BH14])" office:value-type="float" office:value="0.149635557271659">
            <text:p>0.150</text:p>
          </table:table-cell>
          <table:table-cell table:number-columns-repeated="4" table:style-name="Default" office:value-type="float" office:value="0.944444444444445">
            <text:p>0.94</text:p>
          </table:table-cell>
          <table:table-cell table:style-name="Default" office:value-type="float" office:value="0.977777777777778">
            <text:p>0.98</text:p>
          </table:table-cell>
          <table:table-cell table:formula="of:=AVERAGE([.BK14:.BO14])" office:value-type="float" office:value="0.951111111111112">
            <text:p>0.951</text:p>
          </table:table-cell>
          <table:table-cell table:formula="of:=STDEV([.BK14:.BO14])" office:value-type="float" office:value="0.0149071198499984">
            <text:p>0.015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formula="of:=AVERAGE([.BR14:.BV14])" office:value-type="float" office:value="3.6">
            <text:p>3.600</text:p>
          </table:table-cell>
          <table:table-cell table:formula="of:=STDEV([.BR14:.BV14])" office:value-type="float" office:value="1.34164078649987">
            <text:p>1.342</text:p>
          </table:table-cell>
          <table:table-cell table:style-name="Default" office:value-type="float" office:value="186.639">
            <text:p>186.64</text:p>
          </table:table-cell>
          <table:table-cell table:style-name="Default" office:value-type="float" office:value="176.717">
            <text:p>176.72</text:p>
          </table:table-cell>
          <table:table-cell table:style-name="Default" office:value-type="float" office:value="126.345">
            <text:p>126.35</text:p>
          </table:table-cell>
          <table:table-cell table:style-name="Default" office:value-type="float" office:value="89.372">
            <text:p>89.37</text:p>
          </table:table-cell>
          <table:table-cell table:style-name="Default" office:value-type="float" office:value="1544.782">
            <text:p>1544.78</text:p>
          </table:table-cell>
          <table:table-cell table:formula="of:=AVERAGE([.BY14:.CC14])" office:value-type="float" office:value="424.771">
            <text:p>424.771</text:p>
          </table:table-cell>
          <table:table-cell table:formula="of:=STDEV([.BY14:.CC14])" office:value-type="float" office:value="627.338194903275">
            <text:p>627.338</text:p>
          </table:table-cell>
          <table:table-cell table:number-columns-repeated="4" table:style-name="Default" office:value-type="float" office:value="0.945945945945946">
            <text:p>0.95</text:p>
          </table:table-cell>
          <table:table-cell table:style-name="Default" office:value-type="float" office:value="0.972972972972973">
            <text:p>0.97</text:p>
          </table:table-cell>
          <table:table-cell table:number-columns-repeated="2"/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CM14:.CQ14])" office:value-type="float" office:value="0.982222222222222">
            <text:p>0.982</text:p>
          </table:table-cell>
          <table:table-cell table:formula="of:=STDEV([.CM14:.CQ14])" office:value-type="float" office:value="0.00993807989999893">
            <text:p>0.010</text:p>
          </table:table-cell>
          <table:table-cell table:formula="of:=[.CS14]/[.CR14]" office:value-type="float" office:value="0.0101179546493202">
            <text:p>0.010</text:p>
          </table:table-cell>
          <table:table-cell table:number-columns-repeated="5" table:style-name="Default" office:value-type="float" office:value="8">
            <text:p>8</text:p>
          </table:table-cell>
          <table:table-cell table:formula="of:=AVERAGE([.CU14:.CY14])" office:value-type="float" office:value="8">
            <text:p>8.000</text:p>
          </table:table-cell>
          <table:table-cell table:formula="of:=STDEV([.CU14:.CY14])" office:value-type="float" office:value="0">
            <text:p>0.000</text:p>
          </table:table-cell>
          <table:table-cell table:style-name="Default" office:value-type="float" office:value="3013.114">
            <text:p>3013.11</text:p>
          </table:table-cell>
          <table:table-cell table:style-name="Default" office:value-type="float" office:value="3062.442">
            <text:p>3062.44</text:p>
          </table:table-cell>
          <table:table-cell table:style-name="Default" office:value-type="float" office:value="3053.128">
            <text:p>3053.13</text:p>
          </table:table-cell>
          <table:table-cell table:style-name="Default" office:value-type="float" office:value="3064.02">
            <text:p>3064.02</text:p>
          </table:table-cell>
          <table:table-cell table:style-name="Default" office:value-type="float" office:value="3135.871">
            <text:p>3135.87</text:p>
          </table:table-cell>
          <table:table-cell table:formula="of:=AVERAGE([.DB14:.DF14])" office:value-type="float" office:value="3065.715">
            <text:p>3065.715</text:p>
          </table:table-cell>
          <table:table-cell table:formula="of:=STDEV([.DB14:.DF14])" office:value-type="float" office:value="44.3304287707665">
            <text:p>44.330</text:p>
          </table:table-cell>
          <table:table-cell table:number-columns-repeated="4" table:style-name="Default" office:value-type="float" office:value="0.972972972972973">
            <text:p>0.97</text:p>
          </table:table-cell>
          <table:table-cell table:style-name="Default" office:value-type="float" office:value="1">
            <text:p>1</text:p>
          </table:table-cell>
          <table:table-cell table:formula="of:=AVERAGE([.DI14:.DM14])" office:value-type="float" office:value="0.978378378378378">
            <text:p>0.978</text:p>
          </table:table-cell>
          <table:table-cell table:formula="of:=STDEV([.DI14:.DM14])" office:value-type="float" office:value="0.0120868539324313">
            <text:p>0.012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DP14:.DT14])" office:value-type="float" office:value="0.991111111111111">
            <text:p>0.991</text:p>
          </table:table-cell>
          <table:table-cell table:formula="of:=STDEV([.DP14:.DT14])" office:value-type="float" office:value="0.0121716123890035">
            <text:p>0.0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number-columns-repeated="3" table:style-name="Default" office:value-type="float" office:value="7">
            <text:p>7</text:p>
          </table:table-cell>
          <table:table-cell table:formula="of:=AVERAGE([.DW14:.EA14])" office:value-type="float" office:value="7.2">
            <text:p>7.200</text:p>
          </table:table-cell>
          <table:table-cell table:formula="of:=STDEV([.DW14:.EA14])" office:value-type="float" office:value="0.447213595499958">
            <text:p>0.447</text:p>
          </table:table-cell>
          <table:table-cell table:style-name="Default" office:value-type="float" office:value="3329.342">
            <text:p>3329.34</text:p>
          </table:table-cell>
          <table:table-cell table:style-name="Default" office:value-type="float" office:value="3271.2">
            <text:p>3271.2</text:p>
          </table:table-cell>
          <table:table-cell table:style-name="Default" office:value-type="float" office:value="3302.308">
            <text:p>3302.31</text:p>
          </table:table-cell>
          <table:table-cell table:style-name="Default" office:value-type="float" office:value="3193.232">
            <text:p>3193.23</text:p>
          </table:table-cell>
          <table:table-cell table:style-name="Default" office:value-type="float" office:value="3203.013">
            <text:p>3203.01</text:p>
          </table:table-cell>
          <table:table-cell table:formula="of:=AVERAGE([.ED14:.EH14])" office:value-type="float" office:value="3259.819">
            <text:p>3259.819</text:p>
          </table:table-cell>
          <table:table-cell table:formula="of:=STDEV([.ED14:.EH14])" office:value-type="float" office:value="60.060469561934">
            <text:p>60.060</text:p>
          </table:table-cell>
          <table:table-cell table:style-name="Default" office:value-type="float" office:value="0.955555555555556">
            <text:p>0.96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3" table:style-name="Default" office:value-type="float" office:value="0.977777777777778">
            <text:p>0.98</text:p>
          </table:table-cell>
          <table:table-cell table:number-columns-repeated="3" table:style-name="Default" office:value-type="float" office:value="1">
            <text:p>1</text:p>
          </table:table-cell>
          <table:table-cell table:formula="of:=AVERAGE([.EK14:.EY14])" office:value-type="float" office:value="0.986666666666667">
            <text:p>0.987</text:p>
          </table:table-cell>
          <table:table-cell table:formula="of:=STDEV([.EK14:.EY14])" office:value-type="float" office:value="0.0163730755025111">
            <text:p>0.016</text:p>
          </table:table-cell>
          <table:table-cell table:formula="of:=[.FA14]/[.EZ14]" office:value-type="float" office:value="0.016594333279572">
            <text:p>0.017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62">
            <text:p>0.06</text:p>
          </table:table-cell>
          <table:table-cell table:number-columns-repeated="5" table:style-name="Default" office:value-type="float" office:value="0.047">
            <text:p>0.05</text:p>
          </table:table-cell>
          <table:table-cell table:number-columns-repeated="2" table:style-name="Default" office:value-type="float" office:value="0.046">
            <text:p>0.05</text:p>
          </table:table-cell>
          <table:table-cell table:number-columns-repeated="2" table:style-name="Default" office:value-type="float" office:value="0.047">
            <text:p>0.05</text:p>
          </table:table-cell>
          <table:table-cell table:style-name="Default" office:value-type="float" office:value="0.046">
            <text:p>0.05</text:p>
          </table:table-cell>
          <table:table-cell table:style-name="Default" office:value-type="float" office:value="0.047">
            <text:p>0.05</text:p>
          </table:table-cell>
          <table:table-cell table:style-name="Default" office:value-type="float" office:value="0.063">
            <text:p>0.06</text:p>
          </table:table-cell>
          <table:table-cell table:style-name="Default" office:value-type="float" office:value="0.046">
            <text:p>0.05</text:p>
          </table:table-cell>
          <table:table-cell table:formula="of:=AVERAGE([.FC14:.FQ14])" office:value-type="float" office:value="0.0487333333333333">
            <text:p>0.049</text:p>
          </table:table-cell>
          <table:table-cell table:formula="of:=STDEV([.FC14:.FQ14])" office:value-type="float" office:value="0.00561206183993353">
            <text:p>0.006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formula="of:=AVERAGE([.FT14:.FX14])" office:value-type="float" office:value="0.982222222222222">
            <text:p>0.982</text:p>
          </table:table-cell>
          <table:table-cell table:formula="of:=STDEV([.FT14:.FX14])" office:value-type="float" office:value="0.00993807989999893">
            <text:p>0.010</text:p>
          </table:table-cell>
          <table:table-cell table:formula="of:=[.FZ14]/[.FY14]" office:value-type="float" office:value="0.0101179546493202">
            <text:p>0.010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83">
            <text:p>0.48</text:p>
          </table:table-cell>
          <table:table-cell table:number-columns-repeated="3" table:style-name="Default" office:value-type="float" office:value="0.468">
            <text:p>0.47</text:p>
          </table:table-cell>
          <table:table-cell table:formula="of:=AVERAGE([.GB14:.GF14])" office:value-type="float" office:value="0.4742">
            <text:p>0.474</text:p>
          </table:table-cell>
          <table:table-cell table:formula="of:=STDEV([.GB14:.GF14])" office:value-type="float" office:value="0.00849705831449918">
            <text:p>0.008</text:p>
          </table:table-cell>
          <table:table-cell table:style-name="Default" office:value-type="float" office:value="1">
            <text:p>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formula="of:=AVERAGE([.GI14:.GW14])" office:value-type="float" office:value="0.985185185185185">
            <text:p>0.985</text:p>
          </table:table-cell>
          <table:table-cell table:formula="of:=STDEV([.GI14:.GW14])" office:value-type="float" office:value="0.0108433341438724">
            <text:p>0.011</text:p>
          </table:table-cell>
          <table:table-cell table:formula="of:=[.GY14]/[.GX14]" office:value-type="float" office:value="0.0110063918001713">
            <text:p>0.011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72">
            <text:p>0.17</text:p>
          </table:table-cell>
          <table:table-cell table:style-name="Default" office:value-type="float" office:value="0.156">
            <text:p>0.16</text:p>
          </table:table-cell>
          <table:table-cell table:number-columns-repeated="4" table:style-name="Default" office:value-type="float" office:value="0.141">
            <text:p>0.14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style-name="Default" office:value-type="float" office:value="0.185">
            <text:p>0.19</text:p>
          </table:table-cell>
          <table:table-cell table:style-name="Default" office:value-type="float" office:value="0.188">
            <text:p>0.19</text:p>
          </table:table-cell>
          <table:table-cell table:style-name="Default" office:value-type="float" office:value="0.214">
            <text:p>0.21</text:p>
          </table:table-cell>
          <table:table-cell table:style-name="Default" office:value-type="float" office:value="0.239">
            <text:p>0.24</text:p>
          </table:table-cell>
          <table:table-cell table:style-name="Default" office:value-type="float" office:value="0.168">
            <text:p>0.17</text:p>
          </table:table-cell>
          <table:table-cell table:style-name="Default" office:value-type="float" office:value="0.14">
            <text:p>0.14</text:p>
          </table:table-cell>
          <table:table-cell table:formula="of:=AVERAGE([.HA14:.HO14])" office:value-type="float" office:value="0.163133333333333">
            <text:p>0.163</text:p>
          </table:table-cell>
          <table:table-cell table:formula="of:=STDEV([.HA14:.HO14])" office:value-type="float" office:value="0.0312223973332942">
            <text:p>0.031</text:p>
          </table:table-cell>
          <table:table-cell table:number-columns-repeated="4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formula="of:=AVERAGE([.HR14:.HV14])" office:value-type="float" office:value="0.982222222222222">
            <text:p>0.982</text:p>
          </table:table-cell>
          <table:table-cell table:formula="of:=STDEV([.HR14:.HV14])" office:value-type="float" office:value="0.00993807989999893">
            <text:p>0.010</text:p>
          </table:table-cell>
          <table:table-cell table:formula="of:=[.HX14]/[.HW14]" office:value-type="float" office:value="0.0101179546493202">
            <text:p>0.010</text:p>
          </table:table-cell>
          <table:table-cell table:number-columns-repeated="2" table:style-name="Default" office:value-type="float" office:value="1.419">
            <text:p>1.42</text:p>
          </table:table-cell>
          <table:table-cell table:style-name="Default" office:value-type="float" office:value="1.389">
            <text:p>1.39</text:p>
          </table:table-cell>
          <table:table-cell table:style-name="Default" office:value-type="float" office:value="1.42">
            <text:p>1.42</text:p>
          </table:table-cell>
          <table:table-cell table:style-name="Default" office:value-type="float" office:value="1.388">
            <text:p>1.39</text:p>
          </table:table-cell>
          <table:table-cell table:formula="of:=AVERAGE([.HZ14:.ID14])" office:value-type="float" office:value="1.407">
            <text:p>1.407</text:p>
          </table:table-cell>
          <table:table-cell table:formula="of:=STDEV([.HZ14:.ID14])" office:value-type="float" office:value="0.0168967452487158">
            <text:p>0.01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955555555555556">
            <text:p>0.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IG14:.IK14])" office:value-type="float" office:value="0.986666666666667">
            <text:p>0.987</text:p>
          </table:table-cell>
          <table:table-cell table:formula="of:=STDEV([.IG14:.IK14])" office:value-type="float" office:value="0.0198761597999979">
            <text:p>0.020</text:p>
          </table:table-cell>
          <table:table-cell table:formula="of:=[.IM14]/[.IL14]" office:value-type="float" office:value="0.0201447565540519">
            <text:p>0.020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style-name="Default" office:value-type="float" office:value="0.015">
            <text:p>0.02</text:p>
          </table:table-cell>
          <table:table-cell table:style-name="Default" office:value-type="float" office:value="0.016">
            <text:p>0.02</text:p>
          </table:table-cell>
          <table:table-cell table:formula="of:=AVERAGE([.IO14:.IS14])" office:value-type="float" office:value="0.0156">
            <text:p>0.016</text:p>
          </table:table-cell>
          <table:table-cell table:formula="of:=STDEV([.IO14:.IS14])" office:value-type="float" office:value="0.000547722557505167">
            <text:p>0.001</text:p>
          </table:table-cell>
          <table:table-cell table:number-columns-repeated="5" table:style-name="Default" office:value-type="float" office:value="0.977777777777778">
            <text:p>0.98</text:p>
          </table:table-cell>
          <table:table-cell table:formula="of:=AVERAGE([.IV14:.IZ14])" office:value-type="float" office:value="0.977777777777778">
            <text:p>0.978</text:p>
          </table:table-cell>
          <table:table-cell table:formula="of:=STDEV([.IV14:.IZ14])" office:value-type="float" office:value="0">
            <text:p>0.000</text:p>
          </table:table-cell>
          <table:table-cell table:formula="of:=[.JB14]/[.JA14]" office:value-type="float" office:value="0">
            <text:p>0.000</text:p>
          </table:table-cell>
          <table:table-cell table:number-columns-repeated="2"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4">
            <text:p>0.14</text:p>
          </table:table-cell>
          <table:table-cell table:formula="of:=AVERAGE([.JD14:.JH14])" office:value-type="float" office:value="0.1402">
            <text:p>0.140</text:p>
          </table:table-cell>
          <table:table-cell table:formula="of:=STDEV([.JD14:.JH14])" office:value-type="float" office:value="0.000447213595499958">
            <text:p>0.000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0.977777777777778">
            <text:p>0.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977777777777778">
            <text:p>0.98</text:p>
          </table:table-cell>
          <table:table-cell table:formula="of:=AVERAGE([.JK14:.JO14])" office:value-type="float" office:value="0.986666666666667">
            <text:p>0.987</text:p>
          </table:table-cell>
          <table:table-cell table:formula="of:=STDEV([.JK14:.JO14])" office:value-type="float" office:value="0.0121716123890035">
            <text:p>0.012</text:p>
          </table:table-cell>
          <table:table-cell table:formula="of:=[.JQ14]/[.JP14]" office:value-type="float" office:value="0.0123360936375036">
            <text:p>0.012</text:p>
          </table:table-cell>
          <table:table-cell table:style-name="Default" office:value-type="float" office:value="0.14">
            <text:p>0.14</text:p>
          </table:table-cell>
          <table:table-cell table:style-name="Default" office:value-type="float" office:value="0.141">
            <text:p>0.14</text:p>
          </table:table-cell>
          <table:table-cell table:number-columns-repeated="2" table:style-name="Default" office:value-type="float" office:value="0.156">
            <text:p>0.16</text:p>
          </table:table-cell>
          <table:table-cell table:style-name="Default" office:value-type="float" office:value="0.141">
            <text:p>0.14</text:p>
          </table:table-cell>
          <table:table-cell table:formula="of:=AVERAGE([.JS14:.JW14])" office:value-type="float" office:value="0.1468">
            <text:p>0.147</text:p>
          </table:table-cell>
          <table:table-cell table:formula="of:=STDEV([.JS14:.JW14])" office:value-type="float" office:value="0.00840832920383116">
            <text:p>0.008</text:p>
          </table:table-cell>
          <table:table-cell office:value-type="float" office:value="0.966666666666667">
            <text:p>0.97</text:p>
          </table:table-cell>
          <table:table-cell office:value-type="float" office:value="1">
            <text:p>1</text:p>
          </table:table-cell>
          <table:table-cell table:number-columns-repeated="4" office:value-type="float" office:value="0.877777777777778">
            <text:p>0.88</text:p>
          </table:table-cell>
          <table:table-cell office:value-type="float" office:value="0.911111111111112">
            <text:p>0.91</text:p>
          </table:table-cell>
          <table:table-cell table:formula="of:=AVERAGE([.KB14:.KF14])" office:value-type="float" office:value="0.884444444444445">
            <text:p>0.88</text:p>
          </table:table-cell>
          <table:table-cell table:formula="of:=STDEV([.KB14:.KF14])" office:value-type="float" office:value="0.0149071198499989">
            <text:p>0.01</text:p>
          </table:table-cell>
          <table:table-cell table:number-columns-repeated="2" office:value-type="float" office:value="0.265">
            <text:p>0.27</text:p>
          </table:table-cell>
          <table:table-cell office:value-type="float" office:value="0.327">
            <text:p>0.33</text:p>
          </table:table-cell>
          <table:table-cell office:value-type="float" office:value="0.187">
            <text:p>0.19</text:p>
          </table:table-cell>
          <table:table-cell office:value-type="float" office:value="0.234">
            <text:p>0.23</text:p>
          </table:table-cell>
          <table:table-cell table:number-columns-repeated="2"/>
          <table:table-cell table:number-columns-repeated="4" office:value-type="float" office:value="0.891891891891892">
            <text:p>0.89</text:p>
          </table:table-cell>
          <table:table-cell office:value-type="float" office:value="0.918918918918919">
            <text:p>0.9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.977777777777778">
            <text:p>0.98</text:p>
          </table:table-cell>
          <table:table-cell office:value-type="float" office:value="0.955555555555556">
            <text:p>0.96</text:p>
          </table:table-cell>
          <table:table-cell office:value-type="float" office:value="0.977777777777778">
            <text:p>0.98</text:p>
          </table:table-cell>
          <table:table-cell table:formula="of:=AVERAGE([.KW14:.LA14])" office:value-type="float" office:value="0.982222222222222">
            <text:p>0.98</text:p>
          </table:table-cell>
          <table:table-cell table:formula="of:=STDEV([.KW14:.LA14])" office:value-type="float" office:value="0.0185924450340904">
            <text:p>0.02</text:p>
          </table:table-cell>
          <table:table-cell table:formula="of:=[.LC14]/[.LB14]" office:value-type="float" office:value="0.0189289598763363">
            <text:p>0.02</text:p>
          </table:table-cell>
          <table:table-cell office:value-type="float" office:value="40.56">
            <text:p>40.56</text:p>
          </table:table-cell>
          <table:table-cell office:value-type="float" office:value="39.92">
            <text:p>39.92</text:p>
          </table:table-cell>
          <table:table-cell office:value-type="float" office:value="40.903">
            <text:p>40.9</text:p>
          </table:table-cell>
          <table:table-cell office:value-type="float" office:value="46.489">
            <text:p>46.49</text:p>
          </table:table-cell>
          <table:table-cell office:value-type="float" office:value="41.715">
            <text:p>41.72</text:p>
          </table:table-cell>
          <table:table-cell table:formula="of:=AVERAGE([.LE14:.LI14])" office:value-type="float" office:value="41.9174">
            <text:p>41.92</text:p>
          </table:table-cell>
          <table:table-cell table:formula="of:=STDEV([.LE14:.LI14])" office:value-type="float" office:value="2.63636308197486">
            <text:p>2.64</text:p>
          </table:table-cell>
          <table:table-cell table:number-columns-repeated="2" office:value-type="float" office:value="1">
            <text:p>1</text:p>
          </table:table-cell>
          <table:table-cell office:value-type="float" office:value="0.972972972972973">
            <text:p>0.97</text:p>
          </table:table-cell>
          <table:table-cell office:value-type="float" office:value="0.945945945945946">
            <text:p>0.95</text:p>
          </table:table-cell>
          <table:table-cell office:value-type="float" office:value="0.972972972972973">
            <text:p>0.97</text:p>
          </table:table-cell>
          <table:table-cell table:formula="of:=AVERAGE([.LL14:.LP14])" office:value-type="float" office:value="0.978378378378378">
            <text:p>0.98</text:p>
          </table:table-cell>
          <table:table-cell table:formula="of:=STDEV([.LL14:.LP14])" office:value-type="float" office:value="0.0226124331495696">
            <text:p>0.02</text:p>
          </table:table-cell>
          <table:table-cell office:value-type="float" office:value="1">
            <text:p>1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LS14:.LW14])" office:value-type="float" office:value="0.982222222222222">
            <text:p>0.98</text:p>
          </table:table-cell>
          <table:table-cell table:number-columns-repeated="2"/>
          <table:table-cell office:value-type="float" office:value="8.596">
            <text:p>8.6</text:p>
          </table:table-cell>
          <table:table-cell office:value-type="float" office:value="8.424">
            <text:p>8.42</text:p>
          </table:table-cell>
          <table:table-cell office:value-type="float" office:value="8.736">
            <text:p>8.74</text:p>
          </table:table-cell>
          <table:table-cell office:value-type="float" office:value="8.486">
            <text:p>8.49</text:p>
          </table:table-cell>
          <table:table-cell office:value-type="float" office:value="8.518">
            <text:p>8.5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.972972972972973">
            <text:p>0.97</text:p>
          </table:table-cell>
          <table:table-cell table:formula="of:=AVERAGE([.MH14:.ML14])" office:value-type="float" office:value="0.978378378378378">
            <text:p>0.98</text:p>
          </table:table-cell>
          <table:table-cell/>
          <table:table-cell table:number-columns-repeated="2"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office:value-type="float" office:value="0.933333333333334">
            <text:p>0.93</text:p>
          </table:table-cell>
          <table:table-cell office:value-type="float" office:value="0.955555555555556">
            <text:p>0.96</text:p>
          </table:table-cell>
          <table:table-cell table:formula="of:=AVERAGE([.MO14:.MS14])" office:value-type="float" office:value="0.942222222222223">
            <text:p>0.94</text:p>
          </table:table-cell>
          <table:table-cell table:number-columns-repeated="2"/>
          <table:table-cell office:value-type="float" office:value="109.238">
            <text:p>109.24</text:p>
          </table:table-cell>
          <table:table-cell office:value-type="float" office:value="87.841">
            <text:p>87.84</text:p>
          </table:table-cell>
          <table:table-cell office:value-type="float" office:value="94.672">
            <text:p>94.67</text:p>
          </table:table-cell>
          <table:table-cell office:value-type="float" office:value="86.847">
            <text:p>86.85</text:p>
          </table:table-cell>
          <table:table-cell office:value-type="float" office:value="113.706">
            <text:p>113.71</text:p>
          </table:table-cell>
          <table:table-cell table:number-columns-repeated="2"/>
          <table:table-cell table:number-columns-repeated="2"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office:value-type="float" office:value="0.918918918918919">
            <text:p>0.92</text:p>
          </table:table-cell>
          <table:table-cell office:value-type="float" office:value="0.945945945945946">
            <text:p>0.95</text:p>
          </table:table-cell>
          <table:table-cell table:number-columns-repeated="2"/>
          <table:table-cell office:value-type="float" office:value="0.955555555555556">
            <text:p>0.96</text:p>
          </table:table-cell>
          <table:table-cell table:number-columns-repeated="4" office:value-type="float" office:value="0.977777777777778">
            <text:p>0.98</text:p>
          </table:table-cell>
          <table:table-cell table:formula="of:=AVERAGE([.NK14:.NO14])" office:value-type="float" office:value="0.973333333333334">
            <text:p>0.97</text:p>
          </table:table-cell>
          <table:table-cell table:number-columns-repeated="2"/>
          <table:table-cell office:value-type="float" office:value="63.699">
            <text:p>63.7</text:p>
          </table:table-cell>
          <table:table-cell office:value-type="float" office:value="63.711">
            <text:p>63.71</text:p>
          </table:table-cell>
          <table:table-cell office:value-type="float" office:value="64.755">
            <text:p>64.76</text:p>
          </table:table-cell>
          <table:table-cell office:value-type="float" office:value="65.192">
            <text:p>65.19</text:p>
          </table:table-cell>
          <table:table-cell office:value-type="float" office:value="65.364">
            <text:p>65.36</text:p>
          </table:table-cell>
          <table:table-cell table:number-columns-repeated="2"/>
          <table:table-cell office:value-type="float" office:value="0.945945945945946">
            <text:p>0.95</text:p>
          </table:table-cell>
          <table:table-cell table:number-columns-repeated="4" office:value-type="float" office:value="0.972972972972973">
            <text:p>0.9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office:value-type="float" office:value="0.738237639553429">
            <text:p>0.738</text:p>
          </table:table-cell>
          <table:table-cell office:value-type="float" office:value="0.724282296650718">
            <text:p>0.724</text:p>
          </table:table-cell>
          <table:table-cell office:value-type="float" office:value="0.755781499202552">
            <text:p>0.756</text:p>
          </table:table-cell>
          <table:table-cell office:value-type="float" office:value="0.77591706539075">
            <text:p>0.776</text:p>
          </table:table-cell>
          <table:table-cell office:value-type="float" office:value="0.74700956937799">
            <text:p>0.747</text:p>
          </table:table-cell>
          <table:table-cell table:formula="of:=AVERAGE([.E15:.I15])" office:value-type="float" office:value="0.748245614035088">
            <text:p>0.748</text:p>
          </table:table-cell>
          <table:table-cell table:formula="of:=STDEV([.F15:.I15])" office:value-type="float" office:value="0.0213949159345391">
            <text:p>0.021</text:p>
          </table:table-cell>
          <table:table-cell table:formula="of:=[.K15]/[.J15]" office:value-type="float" office:value="0.0285934398187275">
            <text:p>0.029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69736842105263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style-name="Default" office:value-type="float" office:value="0.735645933014354">
            <text:p>0.74</text:p>
          </table:table-cell>
          <table:table-cell table:style-name="Default" office:value-type="float" office:value="0.781100478468899">
            <text:p>0.78</text:p>
          </table:table-cell>
          <table:table-cell table:number-columns-repeated="2"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formula="of:=AVERAGE([.M15:.AA15])" office:value-type="float" office:value="0.7703216374269">
            <text:p>0.770</text:p>
          </table:table-cell>
          <table:table-cell table:formula="of:=STDEV([.M15:.AA15])" office:value-type="float" office:value="0.0134962710201934">
            <text:p>0.013</text:p>
          </table:table-cell>
          <table:table-cell table:formula="of:=[.AC15]/[.AB15]" office:value-type="float" office:value="0.0175203062778749">
            <text:p>0.018</text:p>
          </table:table-cell>
          <table:table-cell table:style-name="Default" office:value-type="float" office:value="28.08">
            <text:p>28.08</text:p>
          </table:table-cell>
          <table:table-cell table:style-name="Default" office:value-type="float" office:value="28.704">
            <text:p>28.7</text:p>
          </table:table-cell>
          <table:table-cell table:style-name="Default" office:value-type="float" office:value="28.314">
            <text:p>28.31</text:p>
          </table:table-cell>
          <table:table-cell table:style-name="Default" office:value-type="float" office:value="28.252">
            <text:p>28.25</text:p>
          </table:table-cell>
          <table:table-cell table:style-name="Default" office:value-type="float" office:value="30.73">
            <text:p>30.73</text:p>
          </table:table-cell>
          <table:table-cell table:style-name="Default" office:value-type="float" office:value="30.633">
            <text:p>30.63</text:p>
          </table:table-cell>
          <table:table-cell table:style-name="Default" office:value-type="float" office:value="26.515">
            <text:p>26.52</text:p>
          </table:table-cell>
          <table:table-cell table:style-name="Default" office:value-type="float" office:value="28.16">
            <text:p>28.16</text:p>
          </table:table-cell>
          <table:table-cell table:style-name="Default" office:value-type="float" office:value="19.141">
            <text:p>19.14</text:p>
          </table:table-cell>
          <table:table-cell table:style-name="Default" office:value-type="float" office:value="16.989">
            <text:p>16.99</text:p>
          </table:table-cell>
          <table:table-cell table:style-name="Default" office:value-type="float" office:value="17.004">
            <text:p>17</text:p>
          </table:table-cell>
          <table:table-cell table:style-name="Default" office:value-type="float" office:value="16.91">
            <text:p>16.91</text:p>
          </table:table-cell>
          <table:table-cell table:style-name="Default" office:value-type="float" office:value="17.144">
            <text:p>17.14</text:p>
          </table:table-cell>
          <table:table-cell table:style-name="Default" office:value-type="float" office:value="17.129">
            <text:p>17.13</text:p>
          </table:table-cell>
          <table:table-cell table:style-name="Default" office:value-type="float" office:value="28.423">
            <text:p>28.42</text:p>
          </table:table-cell>
          <table:table-cell table:formula="of:=AVERAGE([.AE15:.AS15])" office:value-type="float" office:value="24.1418666666667">
            <text:p>24.142</text:p>
          </table:table-cell>
          <table:table-cell table:formula="of:=STDEV([.AE15:.AS15])" office:value-type="float" office:value="5.81768892340625">
            <text:p>5.818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4700956937799">
            <text:p>0.75</text:p>
          </table:table-cell>
          <table:table-cell table:formula="of:=AVERAGE([.AV15:.AZ15])" office:value-type="float" office:value="0.758373205741626">
            <text:p>0.758</text:p>
          </table:table-cell>
          <table:table-cell table:formula="of:=STDEV([.AV15:.AZ15])" office:value-type="float" office:value="0.00824163740374588">
            <text:p>0.008</text:p>
          </table:table-cell>
          <table:table-cell table:formula="of:=[.BB15]/[.BA15]" office:value-type="float" office:value="0.0108675218762327">
            <text:p>0.011</text:p>
          </table:table-cell>
          <table:table-cell table:style-name="Default" office:value-type="float" office:value="209.046">
            <text:p>209.05</text:p>
          </table:table-cell>
          <table:table-cell table:style-name="Default" office:value-type="float" office:value="214.101">
            <text:p>214.1</text:p>
          </table:table-cell>
          <table:table-cell table:style-name="Default" office:value-type="float" office:value="213.797">
            <text:p>213.8</text:p>
          </table:table-cell>
          <table:table-cell table:style-name="Default" office:value-type="float" office:value="210.413">
            <text:p>210.41</text:p>
          </table:table-cell>
          <table:table-cell table:style-name="Default" office:value-type="float" office:value="210.789">
            <text:p>210.79</text:p>
          </table:table-cell>
          <table:table-cell table:formula="of:=AVERAGE([.BD15:.BH15])" office:value-type="float" office:value="211.6292">
            <text:p>211.629</text:p>
          </table:table-cell>
          <table:table-cell table:formula="of:=STDEV([.BD15:.BH15])" office:value-type="float" office:value="2.21738318745318">
            <text:p>2.21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78508771929824">
            <text:p>0.78</text:p>
          </table:table-cell>
          <table:table-cell table:formula="of:=AVERAGE([.BK15:.BO15])" office:value-type="float" office:value="0.769218500797448">
            <text:p>0.769</text:p>
          </table:table-cell>
          <table:table-cell table:formula="of:=STDEV([.BK15:.BO15])" office:value-type="float" office:value="0.0201688972002987">
            <text:p>0.020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BR15:.BV15])" office:value-type="float" office:value="500">
            <text:p>500.000</text:p>
          </table:table-cell>
          <table:table-cell table:formula="of:=STDEV([.BR15:.BV15])" office:value-type="float" office:value="0">
            <text:p>0.000</text:p>
          </table:table-cell>
          <table:table-cell table:style-name="Default" office:value-type="float" office:value="4906.189">
            <text:p>4906.19</text:p>
          </table:table-cell>
          <table:table-cell table:style-name="Default" office:value-type="float" office:value="4882.991">
            <text:p>4882.99</text:p>
          </table:table-cell>
          <table:table-cell table:style-name="Default" office:value-type="float" office:value="5484.53">
            <text:p>5484.53</text:p>
          </table:table-cell>
          <table:table-cell table:style-name="Default" office:value-type="float" office:value="6308.658">
            <text:p>6308.66</text:p>
          </table:table-cell>
          <table:table-cell table:style-name="Default" office:value-type="float" office:value="6999.79">
            <text:p>6999.79</text:p>
          </table:table-cell>
          <table:table-cell table:formula="of:=AVERAGE([.BY15:.CC15])" office:value-type="float" office:value="5716.4316">
            <text:p>5716.432</text:p>
          </table:table-cell>
          <table:table-cell table:formula="of:=STDEV([.BY15:.CC15])" office:value-type="float" office:value="922.311708205691">
            <text:p>922.312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82178217821782">
            <text:p>0.78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82178217821782">
            <text:p>0.78</text:p>
          </table:table-cell>
          <table:table-cell table:number-columns-repeated="2"/>
          <table:table-cell table:style-name="Default" office:value-type="float" office:value="0.787280701754385">
            <text:p>0.79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9736842105263">
            <text:p>0.77</text:p>
          </table:table-cell>
          <table:table-cell table:formula="of:=AVERAGE([.CM15:.CQ15])" office:value-type="float" office:value="0.764154704944178">
            <text:p>0.764</text:p>
          </table:table-cell>
          <table:table-cell table:formula="of:=STDEV([.CM15:.CQ15])" office:value-type="float" office:value="0.0178887860862147">
            <text:p>0.018</text:p>
          </table:table-cell>
          <table:table-cell table:formula="of:=[.CS15]/[.CR15]" office:value-type="float" office:value="0.0234099011240419">
            <text:p>0.023</text:p>
          </table:table-cell>
          <table:table-cell table:number-columns-repeated="5" table:style-name="Default" office:value-type="float" office:value="500">
            <text:p>500</text:p>
          </table:table-cell>
          <table:table-cell table:formula="of:=AVERAGE([.CU15:.CY15])" office:value-type="float" office:value="500">
            <text:p>500.000</text:p>
          </table:table-cell>
          <table:table-cell table:formula="of:=STDEV([.CU15:.CY15])" office:value-type="float" office:value="0">
            <text:p>0.000</text:p>
          </table:table-cell>
          <table:table-cell table:style-name="Default" office:value-type="float" office:value="3884.347">
            <text:p>3884.35</text:p>
          </table:table-cell>
          <table:table-cell table:style-name="Default" office:value-type="float" office:value="4012.081">
            <text:p>4012.08</text:p>
          </table:table-cell>
          <table:table-cell table:style-name="Default" office:value-type="float" office:value="4027.633">
            <text:p>4027.63</text:p>
          </table:table-cell>
          <table:table-cell table:style-name="Default" office:value-type="float" office:value="3992.125">
            <text:p>3992.13</text:p>
          </table:table-cell>
          <table:table-cell table:style-name="Default" office:value-type="float" office:value="4172.493">
            <text:p>4172.49</text:p>
          </table:table-cell>
          <table:table-cell table:formula="of:=AVERAGE([.DB15:.DF15])" office:value-type="float" office:value="4017.7358">
            <text:p>4017.736</text:p>
          </table:table-cell>
          <table:table-cell table:formula="of:=STDEV([.DB15:.DF15])" office:value-type="float" office:value="103.111841372366">
            <text:p>103.112</text:p>
          </table:table-cell>
          <table:table-cell table:style-name="Default" office:value-type="float" office:value="0.792079207920792">
            <text:p>0.79</text:p>
          </table:table-cell>
          <table:table-cell table:style-name="Default" office:value-type="float" office:value="0.762376237623762">
            <text:p>0.76</text:p>
          </table:table-cell>
          <table:table-cell table:style-name="Default" office:value-type="float" office:value="0.772277227722772">
            <text:p>0.77</text:p>
          </table:table-cell>
          <table:table-cell table:style-name="Default" office:value-type="float" office:value="0.742574257425743">
            <text:p>0.74</text:p>
          </table:table-cell>
          <table:table-cell table:style-name="Default" office:value-type="float" office:value="0.772277227722772">
            <text:p>0.77</text:p>
          </table:table-cell>
          <table:table-cell table:formula="of:=AVERAGE([.DI15:.DM15])" office:value-type="float" office:value="0.768316831683168">
            <text:p>0.768</text:p>
          </table:table-cell>
          <table:table-cell table:formula="of:=STDEV([.DI15:.DM15])" office:value-type="float" office:value="0.0179860417075097">
            <text:p>0.018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43421052631578">
            <text:p>0.74</text:p>
          </table:table-cell>
          <table:table-cell table:style-name="Default" office:value-type="float" office:value="0.803827751196172">
            <text:p>0.8</text:p>
          </table:table-cell>
          <table:table-cell table:formula="of:=AVERAGE([.DP15:.DT15])" office:value-type="float" office:value="0.767264752791068">
            <text:p>0.767</text:p>
          </table:table-cell>
          <table:table-cell table:formula="of:=STDEV([.DP15:.DT15])" office:value-type="float" office:value="0.0225290574294241">
            <text:p>0.023</text:p>
          </table:table-cell>
          <table:table-cell table:style-name="Default" office:value-type="float" office:value="1500">
            <text:p>1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00">
            <text:p>500</text:p>
          </table:table-cell>
          <table:table-cell table:formula="of:=AVERAGE([.DW15:.EA15])" office:value-type="float" office:value="900">
            <text:p>900.000</text:p>
          </table:table-cell>
          <table:table-cell table:formula="of:=STDEV([.DW15:.EA15])" office:value-type="float" office:value="418.330013267038">
            <text:p>418.330</text:p>
          </table:table-cell>
          <table:table-cell table:style-name="Default" office:value-type="float" office:value="4753.157">
            <text:p>4753.16</text:p>
          </table:table-cell>
          <table:table-cell table:style-name="Default" office:value-type="float" office:value="4677.684">
            <text:p>4677.68</text:p>
          </table:table-cell>
          <table:table-cell table:style-name="Default" office:value-type="float" office:value="4738.618">
            <text:p>4738.62</text:p>
          </table:table-cell>
          <table:table-cell table:style-name="Default" office:value-type="float" office:value="4540.902">
            <text:p>4540.9</text:p>
          </table:table-cell>
          <table:table-cell table:style-name="Default" office:value-type="float" office:value="4585.956">
            <text:p>4585.96</text:p>
          </table:table-cell>
          <table:table-cell table:formula="of:=AVERAGE([.ED15:.EH15])" office:value-type="float" office:value="4659.2634">
            <text:p>4659.263</text:p>
          </table:table-cell>
          <table:table-cell table:formula="of:=STDEV([.ED15:.EH15])" office:value-type="float" office:value="93.3218557884487">
            <text:p>93.322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67145135566187">
            <text:p>0.77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56778309409887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4182615629984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61961722488037">
            <text:p>0.76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33054226475278">
            <text:p>0.73</text:p>
          </table:table-cell>
          <table:table-cell table:style-name="Default" office:value-type="float" office:value="0.729465709728867">
            <text:p>0.73</text:p>
          </table:table-cell>
          <table:table-cell table:style-name="Default" office:value-type="float" office:value="0.735645933014354">
            <text:p>0.74</text:p>
          </table:table-cell>
          <table:table-cell table:formula="of:=AVERAGE([.EK15:.EY15])" office:value-type="float" office:value="0.749827219564061">
            <text:p>0.750</text:p>
          </table:table-cell>
          <table:table-cell table:formula="of:=STDEV([.EK15:.EY15])" office:value-type="float" office:value="0.0127944700198086">
            <text:p>0.013</text:p>
          </table:table-cell>
          <table:table-cell table:formula="of:=[.FA15]/[.EZ15]" office:value-type="float" office:value="0.017063224281518">
            <text:p>0.017</text:p>
          </table:table-cell>
          <table:table-cell table:style-name="Default" office:value-type="float" office:value="1.654">
            <text:p>1.65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685">
            <text:p>1.69</text:p>
          </table:table-cell>
          <table:table-cell table:style-name="Default" office:value-type="float" office:value="1.7">
            <text:p>1.7</text:p>
          </table:table-cell>
          <table:table-cell table:style-name="Default" office:value-type="float" office:value="1.669">
            <text:p>1.67</text:p>
          </table:table-cell>
          <table:table-cell table:style-name="Default" office:value-type="float" office:value="1.716">
            <text:p>1.72</text:p>
          </table:table-cell>
          <table:table-cell table:style-name="Default" office:value-type="float" office:value="1.638">
            <text:p>1.64</text:p>
          </table:table-cell>
          <table:table-cell table:style-name="Default" office:value-type="float" office:value="1.67">
            <text:p>1.67</text:p>
          </table:table-cell>
          <table:table-cell table:style-name="Default" office:value-type="float" office:value="1.81">
            <text:p>1.81</text:p>
          </table:table-cell>
          <table:table-cell table:formula="of:=AVERAGE([.FC15:.FQ15])" office:value-type="float" office:value="1.68286666666667">
            <text:p>1.683</text:p>
          </table:table-cell>
          <table:table-cell table:formula="of:=STDEV([.FC15:.FQ15])" office:value-type="float" office:value="0.0412221623240056">
            <text:p>0.041</text:p>
          </table:table-cell>
          <table:table-cell table:number-columns-repeated="2" table:style-name="Default" office:value-type="float" office:value="0.758373205741626">
            <text:p>0.76</text:p>
          </table:table-cell>
          <table:table-cell table:style-name="Default" office:value-type="float" office:value="0.718102073365231">
            <text:p>0.72</text:p>
          </table:table-cell>
          <table:table-cell table:number-columns-repeated="2" table:style-name="Default" office:value-type="float" office:value="0.740829346092504">
            <text:p>0.74</text:p>
          </table:table-cell>
          <table:table-cell table:formula="of:=AVERAGE([.FT15:.FX15])" office:value-type="float" office:value="0.743301435406698">
            <text:p>0.743</text:p>
          </table:table-cell>
          <table:table-cell table:formula="of:=STDEV([.FT15:.FX15])" office:value-type="float" office:value="0.0165947794540125">
            <text:p>0.017</text:p>
          </table:table-cell>
          <table:table-cell table:formula="of:=[.FZ15]/[.FY15]" office:value-type="float" office:value="0.0223257734527751">
            <text:p>0.022</text:p>
          </table:table-cell>
          <table:table-cell table:style-name="Default" office:value-type="float" office:value="11.56">
            <text:p>11.56</text:p>
          </table:table-cell>
          <table:table-cell table:style-name="Default" office:value-type="float" office:value="11.576">
            <text:p>11.58</text:p>
          </table:table-cell>
          <table:table-cell table:style-name="Default" office:value-type="float" office:value="11.809">
            <text:p>11.81</text:p>
          </table:table-cell>
          <table:table-cell table:style-name="Default" office:value-type="float" office:value="12.106">
            <text:p>12.11</text:p>
          </table:table-cell>
          <table:table-cell table:style-name="Default" office:value-type="float" office:value="11.575">
            <text:p>11.58</text:p>
          </table:table-cell>
          <table:table-cell table:formula="of:=AVERAGE([.GB15:.GF15])" office:value-type="float" office:value="11.7252">
            <text:p>11.725</text:p>
          </table:table-cell>
          <table:table-cell table:formula="of:=STDEV([.GB15:.GF15])" office:value-type="float" office:value="0.23671860932339">
            <text:p>0.23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8987240829346">
            <text:p>0.79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26874003189792">
            <text:p>0.73</text:p>
          </table:table-cell>
          <table:table-cell table:style-name="Default" office:value-type="float" office:value="0.76355661881977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60964912280701">
            <text:p>0.76</text:p>
          </table:table-cell>
          <table:table-cell table:style-name="Default" office:value-type="float" office:value="0.755781499202551">
            <text:p>0.76</text:p>
          </table:table-cell>
          <table:table-cell table:style-name="Default" office:value-type="float" office:value="0.738237639553429">
            <text:p>0.74</text:p>
          </table:table-cell>
          <table:table-cell table:style-name="Default" office:value-type="float" office:value="0.724282296650717">
            <text:p>0.72</text:p>
          </table:table-cell>
          <table:table-cell table:style-name="Default" office:value-type="float" office:value="0.75219298245614">
            <text:p>0.75</text:p>
          </table:table-cell>
          <table:table-cell table:style-name="Default" office:value-type="float" office:value="0.740829346092504">
            <text:p>0.74</text:p>
          </table:table-cell>
          <table:table-cell table:style-name="Default" office:value-type="float" office:value="0.726874003189792">
            <text:p>0.73</text:p>
          </table:table-cell>
          <table:table-cell table:formula="of:=AVERAGE([.GI15:.GW15])" office:value-type="float" office:value="0.750837320574162">
            <text:p>0.751</text:p>
          </table:table-cell>
          <table:table-cell table:formula="of:=STDEV([.GI15:.GW15])" office:value-type="float" office:value="0.0181790261493814">
            <text:p>0.018</text:p>
          </table:table-cell>
          <table:table-cell table:formula="of:=[.GY15]/[.GX15]" office:value-type="float" office:value="0.0242116709588703">
            <text:p>0.024</text:p>
          </table:table-cell>
          <table:table-cell table:style-name="Default" office:value-type="float" office:value="5.008">
            <text:p>5.01</text:p>
          </table:table-cell>
          <table:table-cell table:style-name="Default" office:value-type="float" office:value="5.866">
            <text:p>5.87</text:p>
          </table:table-cell>
          <table:table-cell table:style-name="Default" office:value-type="float" office:value="5.039">
            <text:p>5.04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4.805">
            <text:p>4.81</text:p>
          </table:table-cell>
          <table:table-cell table:style-name="Default" office:value-type="float" office:value="5.116">
            <text:p>5.12</text:p>
          </table:table-cell>
          <table:table-cell table:style-name="Default" office:value-type="float" office:value="4.96">
            <text:p>4.96</text:p>
          </table:table-cell>
          <table:table-cell table:style-name="Default" office:value-type="float" office:value="5.226">
            <text:p>5.23</text:p>
          </table:table-cell>
          <table:table-cell table:style-name="Default" office:value-type="float" office:value="5.055">
            <text:p>5.06</text:p>
          </table:table-cell>
          <table:table-cell table:style-name="Default" office:value-type="float" office:value="6.498">
            <text:p>6.5</text:p>
          </table:table-cell>
          <table:table-cell table:style-name="Default" office:value-type="float" office:value="7.23">
            <text:p>7.23</text:p>
          </table:table-cell>
          <table:table-cell table:style-name="Default" office:value-type="float" office:value="9.075">
            <text:p>9.08</text:p>
          </table:table-cell>
          <table:table-cell table:style-name="Default" office:value-type="float" office:value="8.74">
            <text:p>8.74</text:p>
          </table:table-cell>
          <table:table-cell table:style-name="Default" office:value-type="float" office:value="6.605">
            <text:p>6.61</text:p>
          </table:table-cell>
          <table:table-cell table:style-name="Default" office:value-type="float" office:value="5.211">
            <text:p>5.21</text:p>
          </table:table-cell>
          <table:table-cell table:formula="of:=AVERAGE([.HA15:.HO15])" office:value-type="float" office:value="5.96593333333333">
            <text:p>5.966</text:p>
          </table:table-cell>
          <table:table-cell table:formula="of:=STDEV([.HA15:.HO15])" office:value-type="float" office:value="1.39634765762413">
            <text:p>1.396</text:p>
          </table:table-cell>
          <table:table-cell table:style-name="Default" office:value-type="float" office:value="0.781100478468899">
            <text:p>0.78</text:p>
          </table:table-cell>
          <table:table-cell table:style-name="Default" office:value-type="float" office:value="0.772328548644337">
            <text:p>0.77</text:p>
          </table:table-cell>
          <table:table-cell table:number-columns-repeated="3" table:style-name="Default" office:value-type="float" office:value="0.781100478468899">
            <text:p>0.78</text:p>
          </table:table-cell>
          <table:table-cell table:formula="of:=AVERAGE([.HR15:.HV15])" office:value-type="float" office:value="0.779346092503987">
            <text:p>0.779</text:p>
          </table:table-cell>
          <table:table-cell table:formula="of:=STDEV([.HR15:.HV15])" office:value-type="float" office:value="0.00392292627631568">
            <text:p>0.004</text:p>
          </table:table-cell>
          <table:table-cell table:formula="of:=[.HX15]/[.HW15]" office:value-type="float" office:value="0.00503361255550994">
            <text:p>0.005</text:p>
          </table:table-cell>
          <table:table-cell table:style-name="Default" office:value-type="float" office:value="50.622">
            <text:p>50.62</text:p>
          </table:table-cell>
          <table:table-cell table:style-name="Default" office:value-type="float" office:value="53.134">
            <text:p>53.13</text:p>
          </table:table-cell>
          <table:table-cell table:style-name="Default" office:value-type="float" office:value="53.633">
            <text:p>53.63</text:p>
          </table:table-cell>
          <table:table-cell table:style-name="Default" office:value-type="float" office:value="53.149">
            <text:p>53.15</text:p>
          </table:table-cell>
          <table:table-cell table:style-name="Default" office:value-type="float" office:value="52.198">
            <text:p>52.2</text:p>
          </table:table-cell>
          <table:table-cell table:formula="of:=AVERAGE([.HZ15:.ID15])" office:value-type="float" office:value="52.5472">
            <text:p>52.547</text:p>
          </table:table-cell>
          <table:table-cell table:formula="of:=STDEV([.HZ15:.ID15])" office:value-type="float" office:value="1.19517726718676">
            <text:p>1.195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49601275917065">
            <text:p>0.75</text:p>
          </table:table-cell>
          <table:table-cell table:style-name="Default" office:value-type="float" office:value="0.78468899521531">
            <text:p>0.78</text:p>
          </table:table-cell>
          <table:table-cell table:style-name="Default" office:value-type="float" office:value="0.712918660287081">
            <text:p>0.71</text:p>
          </table:table-cell>
          <table:table-cell table:style-name="Default" office:value-type="float" office:value="0.787280701754385">
            <text:p>0.79</text:p>
          </table:table-cell>
          <table:table-cell table:formula="of:=AVERAGE([.IG15:.IK15])" office:value-type="float" office:value="0.749481658692184">
            <text:p>0.749</text:p>
          </table:table-cell>
          <table:table-cell table:formula="of:=STDEV([.IG15:.IK15])" office:value-type="float" office:value="0.0365446446640762">
            <text:p>0.037</text:p>
          </table:table-cell>
          <table:table-cell table:formula="of:=[.IM15]/[.IL15]" office:value-type="float" office:value="0.048759891906955">
            <text:p>0.049</text:p>
          </table:table-cell>
          <table:table-cell table:style-name="Default" office:value-type="float" office:value="0.5">
            <text:p>0.5</text:p>
          </table:table-cell>
          <table:table-cell table:number-columns-repeated="2" table:style-name="Default" office:value-type="float" office:value="0.499">
            <text:p>0.5</text:p>
          </table:table-cell>
          <table:table-cell table:style-name="Default" office:value-type="float" office:value="0.484">
            <text:p>0.48</text:p>
          </table:table-cell>
          <table:table-cell table:style-name="Default" office:value-type="float" office:value="0.499">
            <text:p>0.5</text:p>
          </table:table-cell>
          <table:table-cell table:formula="of:=AVERAGE([.IO15:.IS15])" office:value-type="float" office:value="0.4962">
            <text:p>0.496</text:p>
          </table:table-cell>
          <table:table-cell table:formula="of:=STDEV([.IO15:.IS15])" office:value-type="float" office:value="0.00683373982530796">
            <text:p>0.007</text:p>
          </table:table-cell>
          <table:table-cell table:style-name="Default" office:value-type="float" office:value="0.760964912280701">
            <text:p>0.76</text:p>
          </table:table-cell>
          <table:table-cell table:number-columns-repeated="2" table:style-name="Default" office:value-type="float" office:value="0.772328548644337">
            <text:p>0.77</text:p>
          </table:table-cell>
          <table:table-cell table:number-columns-repeated="2" table:style-name="Default" office:value-type="float" office:value="0.781100478468899">
            <text:p>0.78</text:p>
          </table:table-cell>
          <table:table-cell table:formula="of:=AVERAGE([.IV15:.IZ15])" office:value-type="float" office:value="0.773564593301435">
            <text:p>0.774</text:p>
          </table:table-cell>
          <table:table-cell table:formula="of:=STDEV([.IV15:.IZ15])" office:value-type="float" office:value="0.00829738972700652">
            <text:p>0.008</text:p>
          </table:table-cell>
          <table:table-cell table:formula="of:=[.JB15]/[.JA15]" office:value-type="float" office:value="0.01072617567926">
            <text:p>0.011</text:p>
          </table:table-cell>
          <table:table-cell table:style-name="Default" office:value-type="float" office:value="4.867">
            <text:p>4.87</text:p>
          </table:table-cell>
          <table:table-cell table:style-name="Default" office:value-type="float" office:value="5.101">
            <text:p>5.1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366">
            <text:p>5.37</text:p>
          </table:table-cell>
          <table:table-cell table:formula="of:=AVERAGE([.JD15:.JH15])" office:value-type="float" office:value="5.045">
            <text:p>5.045</text:p>
          </table:table-cell>
          <table:table-cell table:formula="of:=STDEV([.JD15:.JH15])" office:value-type="float" office:value="0.198835359028519">
            <text:p>0.199</text:p>
          </table:table-cell>
          <table:table-cell table:style-name="Default" office:value-type="float" office:value="0.74700956937799">
            <text:p>0.75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69736842105263">
            <text:p>0.77</text:p>
          </table:table-cell>
          <table:table-cell table:style-name="Default" office:value-type="float" office:value="0.758373205741626">
            <text:p>0.76</text:p>
          </table:table-cell>
          <table:table-cell table:style-name="Default" office:value-type="float" office:value="0.778508771929824">
            <text:p>0.78</text:p>
          </table:table-cell>
          <table:table-cell table:formula="of:=AVERAGE([.JK15:.JO15])" office:value-type="float" office:value="0.762400318979266">
            <text:p>0.762</text:p>
          </table:table-cell>
          <table:table-cell table:formula="of:=STDEV([.JK15:.JO15])" office:value-type="float" office:value="0.0120687331914472">
            <text:p>0.012</text:p>
          </table:table-cell>
          <table:table-cell table:formula="of:=[.JQ15]/[.JP15]" office:value-type="float" office:value="0.0158299162408606">
            <text:p>0.016</text:p>
          </table:table-cell>
          <table:table-cell table:style-name="Default" office:value-type="float" office:value="4.945">
            <text:p>4.95</text:p>
          </table:table-cell>
          <table:table-cell table:style-name="Default" office:value-type="float" office:value="4.976">
            <text:p>4.98</text:p>
          </table:table-cell>
          <table:table-cell table:style-name="Default" office:value-type="float" office:value="4.961">
            <text:p>4.96</text:p>
          </table:table-cell>
          <table:table-cell table:style-name="Default" office:value-type="float" office:value="4.93">
            <text:p>4.93</text:p>
          </table:table-cell>
          <table:table-cell table:style-name="Default" office:value-type="float" office:value="5.273">
            <text:p>5.27</text:p>
          </table:table-cell>
          <table:table-cell table:formula="of:=AVERAGE([.JS15:.JW15])" office:value-type="float" office:value="5.017">
            <text:p>5.017</text:p>
          </table:table-cell>
          <table:table-cell table:formula="of:=STDEV([.JS15:.JW15])" office:value-type="float" office:value="0.144140556402423">
            <text:p>0.144</text:p>
          </table:table-cell>
          <table:table-cell office:value-type="float" office:value="0.703548644338117">
            <text:p>0.7</text:p>
          </table:table-cell>
          <table:table-cell office:value-type="float" office:value="0.714912280701754">
            <text:p>0.71</text:p>
          </table:table-cell>
          <table:table-cell office:value-type="float" office:value="0.767145135566187">
            <text:p>0.77</text:p>
          </table:table-cell>
          <table:table-cell office:value-type="float" office:value="0.687599681020733">
            <text:p>0.69</text:p>
          </table:table-cell>
          <table:table-cell office:value-type="float" office:value="0.753189792663476">
            <text:p>0.75</text:p>
          </table:table-cell>
          <table:table-cell office:value-type="float" office:value="0.727870813397128">
            <text:p>0.73</text:p>
          </table:table-cell>
          <table:table-cell office:value-type="float" office:value="0.663875598086124">
            <text:p>0.66</text:p>
          </table:table-cell>
          <table:table-cell table:formula="of:=AVERAGE([.KB15:.KF15])" office:value-type="float" office:value="0.71993620414673">
            <text:p>0.72</text:p>
          </table:table-cell>
          <table:table-cell table:formula="of:=STDEV([.KB15:.KF15])" office:value-type="float" office:value="0.0435484921057123">
            <text:p>0.04</text:p>
          </table:table-cell>
          <table:table-cell office:value-type="float" office:value="124.223">
            <text:p>124.22</text:p>
          </table:table-cell>
          <table:table-cell office:value-type="float" office:value="114.114">
            <text:p>114.11</text:p>
          </table:table-cell>
          <table:table-cell office:value-type="float" office:value="113.022">
            <text:p>113.02</text:p>
          </table:table-cell>
          <table:table-cell office:value-type="float" office:value="112.663">
            <text:p>112.66</text:p>
          </table:table-cell>
          <table:table-cell office:value-type="float" office:value="118.42">
            <text:p>118.42</text:p>
          </table:table-cell>
          <table:table-cell table:number-columns-repeated="2"/>
          <table:table-cell office:value-type="float" office:value="0.772277227722772">
            <text:p>0.77</text:p>
          </table:table-cell>
          <table:table-cell office:value-type="float" office:value="0.702970297029703">
            <text:p>0.7</text:p>
          </table:table-cell>
          <table:table-cell office:value-type="float" office:value="0.762376237623762">
            <text:p>0.76</text:p>
          </table:table-cell>
          <table:table-cell office:value-type="float" office:value="0.742574257425743">
            <text:p>0.74</text:p>
          </table:table-cell>
          <table:table-cell office:value-type="float" office:value="0.673267326732673">
            <text:p>0.67</text:p>
          </table:table-cell>
          <table:table-cell table:number-columns-repeated="2"/>
          <table:table-cell table:number-columns-repeated="5" office:value-type="float" office:value="0.842503987240828">
            <text:p>0.84</text:p>
          </table:table-cell>
          <table:table-cell table:formula="of:=AVERAGE([.KW15:.LA15])" office:value-type="float" office:value="0.842503987240828">
            <text:p>0.84</text:p>
          </table:table-cell>
          <table:table-cell table:formula="of:=STDEV([.KW15:.LA15])" office:value-type="float" office:value="0">
            <text:p>0</text:p>
          </table:table-cell>
          <table:table-cell table:formula="of:=[.LC15]/[.LB15]" office:value-type="float" office:value="0">
            <text:p>0</text:p>
          </table:table-cell>
          <table:table-cell office:value-type="float" office:value="7458.973">
            <text:p>7458.97</text:p>
          </table:table-cell>
          <table:table-cell office:value-type="float" office:value="7356.434">
            <text:p>7356.43</text:p>
          </table:table-cell>
          <table:table-cell office:value-type="float" office:value="7432.407">
            <text:p>7432.41</text:p>
          </table:table-cell>
          <table:table-cell office:value-type="float" office:value="7146.146">
            <text:p>7146.15</text:p>
          </table:table-cell>
          <table:table-cell office:value-type="float" office:value="7333.97">
            <text:p>7333.97</text:p>
          </table:table-cell>
          <table:table-cell table:formula="of:=AVERAGE([.LE15:.LI15])" office:value-type="float" office:value="7345.586">
            <text:p>7345.59</text:p>
          </table:table-cell>
          <table:table-cell table:formula="of:=STDEV([.LE15:.LI15])" office:value-type="float" office:value="122.905880626193">
            <text:p>122.91</text:p>
          </table:table-cell>
          <table:table-cell table:number-columns-repeated="5" office:value-type="float" office:value="0.851485148514851">
            <text:p>0.85</text:p>
          </table:table-cell>
          <table:table-cell table:formula="of:=AVERAGE([.LL15:.LP15])" office:value-type="float" office:value="0.851485148514851">
            <text:p>0.85</text:p>
          </table:table-cell>
          <table:table-cell table:formula="of:=STDEV([.LL15:.LP15])" office:value-type="float" office:value="0">
            <text:p>0</text:p>
          </table:table-cell>
          <table:table-cell table:number-columns-repeated="5" office:value-type="float" office:value="0.842503987240828">
            <text:p>0.84</text:p>
          </table:table-cell>
          <table:table-cell table:formula="of:=AVERAGE([.LS15:.LW15])" office:value-type="float" office:value="0.842503987240828">
            <text:p>0.84</text:p>
          </table:table-cell>
          <table:table-cell table:number-columns-repeated="2"/>
          <table:table-cell office:value-type="float" office:value="2782.269">
            <text:p>2782.27</text:p>
          </table:table-cell>
          <table:table-cell office:value-type="float" office:value="2609.746">
            <text:p>2609.75</text:p>
          </table:table-cell>
          <table:table-cell office:value-type="float" office:value="2745.31">
            <text:p>2745.31</text:p>
          </table:table-cell>
          <table:table-cell office:value-type="float" office:value="2614.066">
            <text:p>2614.07</text:p>
          </table:table-cell>
          <table:table-cell office:value-type="float" office:value="2743.344">
            <text:p>2743.34</text:p>
          </table:table-cell>
          <table:table-cell table:number-columns-repeated="2"/>
          <table:table-cell table:number-columns-repeated="5" office:value-type="float" office:value="0.851485148514851">
            <text:p>0.85</text:p>
          </table:table-cell>
          <table:table-cell table:formula="of:=AVERAGE([.MH15:.ML15])" office:value-type="float" office:value="0.851485148514851">
            <text:p>0.85</text:p>
          </table:table-cell>
          <table:table-cell/>
          <table:table-cell office:value-type="float" office:value="0.809011164274321">
            <text:p>0.81</text:p>
          </table:table-cell>
          <table:table-cell office:value-type="float" office:value="0.811602870813396">
            <text:p>0.81</text:p>
          </table:table-cell>
          <table:table-cell office:value-type="float" office:value="0.831738437001594">
            <text:p>0.83</text:p>
          </table:table-cell>
          <table:table-cell office:value-type="float" office:value="0.83791866028708">
            <text:p>0.84</text:p>
          </table:table-cell>
          <table:table-cell office:value-type="float" office:value="0.811602870813396">
            <text:p>0.81</text:p>
          </table:table-cell>
          <table:table-cell table:formula="of:=AVERAGE([.MO15:.MS15])" office:value-type="float" office:value="0.820374800637958">
            <text:p>0.82</text:p>
          </table:table-cell>
          <table:table-cell table:number-columns-repeated="2"/>
          <table:table-cell office:value-type="float" office:value="14446.573">
            <text:p>14446.57</text:p>
          </table:table-cell>
          <table:table-cell office:value-type="float" office:value="14939.056">
            <text:p>14939.06</text:p>
          </table:table-cell>
          <table:table-cell office:value-type="float" office:value="14426.474">
            <text:p>14426.47</text:p>
          </table:table-cell>
          <table:table-cell office:value-type="float" office:value="14610.527">
            <text:p>14610.53</text:p>
          </table:table-cell>
          <table:table-cell office:value-type="float" office:value="14522.479">
            <text:p>14522.48</text:p>
          </table:table-cell>
          <table:table-cell table:number-columns-repeated="2"/>
          <table:table-cell table:number-columns-repeated="2" office:value-type="float" office:value="0.801980198019802">
            <text:p>0.8</text:p>
          </table:table-cell>
          <table:table-cell office:value-type="float" office:value="0.821782178217822">
            <text:p>0.82</text:p>
          </table:table-cell>
          <table:table-cell office:value-type="float" office:value="0.831683168316832">
            <text:p>0.83</text:p>
          </table:table-cell>
          <table:table-cell office:value-type="float" office:value="0.801980198019802">
            <text:p>0.8</text:p>
          </table:table-cell>
          <table:table-cell table:number-columns-repeated="2"/>
          <table:table-cell office:value-type="float" office:value="0.781100478468899">
            <text:p>0.78</text:p>
          </table:table-cell>
          <table:table-cell office:value-type="float" office:value="0.772328548644337">
            <text:p>0.77</text:p>
          </table:table-cell>
          <table:table-cell office:value-type="float" office:value="0.729465709728867">
            <text:p>0.73</text:p>
          </table:table-cell>
          <table:table-cell office:value-type="float" office:value="0.749601275917065">
            <text:p>0.75</text:p>
          </table:table-cell>
          <table:table-cell office:value-type="float" office:value="0.758373205741626">
            <text:p>0.76</text:p>
          </table:table-cell>
          <table:table-cell table:formula="of:=AVERAGE([.NK15:.NO15])" office:value-type="float" office:value="0.758173843700159">
            <text:p>0.76</text:p>
          </table:table-cell>
          <table:table-cell table:number-columns-repeated="2"/>
          <table:table-cell office:value-type="float" office:value="11020.349">
            <text:p>11020.35</text:p>
          </table:table-cell>
          <table:table-cell office:value-type="float" office:value="11005.498">
            <text:p>11005.5</text:p>
          </table:table-cell>
          <table:table-cell office:value-type="float" office:value="10953.597">
            <text:p>10953.6</text:p>
          </table:table-cell>
          <table:table-cell office:value-type="float" office:value="11019.921">
            <text:p>11019.92</text:p>
          </table:table-cell>
          <table:table-cell office:value-type="float" office:value="10947.825">
            <text:p>10947.83</text:p>
          </table:table-cell>
          <table:table-cell table:number-columns-repeated="2"/>
          <table:table-cell office:value-type="float" office:value="0.782178217821782">
            <text:p>0.78</text:p>
          </table:table-cell>
          <table:table-cell office:value-type="float" office:value="0.772277227722772">
            <text:p>0.77</text:p>
          </table:table-cell>
          <table:table-cell office:value-type="float" office:value="0.732673267326733">
            <text:p>0.73</text:p>
          </table:table-cell>
          <table:table-cell office:value-type="float" office:value="0.752475247524752">
            <text:p>0.75</text:p>
          </table:table-cell>
          <table:table-cell office:value-type="float" office:value="0.762376237623762">
            <text:p>0.7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office:value-type="float" office:value="0.845293466223699">
            <text:p>0.845</text:p>
          </table:table-cell>
          <table:table-cell office:value-type="float" office:value="0.845299003322259">
            <text:p>0.845</text:p>
          </table:table-cell>
          <table:table-cell office:value-type="float" office:value="0.843626799557032">
            <text:p>0.844</text:p>
          </table:table-cell>
          <table:table-cell office:value-type="float" office:value="0.848621262458472">
            <text:p>0.849</text:p>
          </table:table-cell>
          <table:table-cell office:value-type="float" office:value="0.846960132890366">
            <text:p>0.847</text:p>
          </table:table-cell>
          <table:table-cell table:formula="of:=AVERAGE([.E16:.I16])" office:value-type="float" office:value="0.845960132890366">
            <text:p>0.846</text:p>
          </table:table-cell>
          <table:table-cell table:formula="of:=STDEV([.F16:.I16])" office:value-type="float" office:value="0.00214880092279473">
            <text:p>0.002</text:p>
          </table:table-cell>
          <table:table-cell table:formula="of:=[.K16]/[.J16]" office:value-type="float" office:value="0.00254007350849146">
            <text:p>0.003</text:p>
          </table:table-cell>
          <table:table-cell table:style-name="Default" office:value-type="float" office:value="0.758654485049833">
            <text:p>0.76</text:p>
          </table:table-cell>
          <table:table-cell table:style-name="Default" office:value-type="float" office:value="0.742015503875969">
            <text:p>0.74</text:p>
          </table:table-cell>
          <table:table-cell table:style-name="Default" office:value-type="float" office:value="0.750310077519379">
            <text:p>0.75</text:p>
          </table:table-cell>
          <table:table-cell table:style-name="Default" office:value-type="float" office:value="0.735365448504983">
            <text:p>0.74</text:p>
          </table:table-cell>
          <table:table-cell table:style-name="Default" office:value-type="float" office:value="0.761965669988925">
            <text:p>0.76</text:p>
          </table:table-cell>
          <table:table-cell table:style-name="Default" office:value-type="float" office:value="0.735370985603543">
            <text:p>0.74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69878183831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50332225913621">
            <text:p>0.75</text:p>
          </table:table-cell>
          <table:table-cell table:style-name="Default" office:value-type="float" office:value="0.751976744186046">
            <text:p>0.75</text:p>
          </table:table-cell>
          <table:table-cell table:style-name="Default" office:value-type="float" office:value="0.740337763012181">
            <text:p>0.74</text:p>
          </table:table-cell>
          <table:table-cell table:style-name="Default" office:value-type="float" office:value="0.745348837209302">
            <text:p>0.75</text:p>
          </table:table-cell>
          <table:table-cell table:style-name="Default" office:value-type="float" office:value="0.747009966777408">
            <text:p>0.75</text:p>
          </table:table-cell>
          <table:table-cell table:formula="of:=AVERAGE([.M16:.AA16])" office:value-type="float" office:value="0.744449981543005">
            <text:p>0.744</text:p>
          </table:table-cell>
          <table:table-cell table:formula="of:=STDEV([.M16:.AA16])" office:value-type="float" office:value="0.00908476033253261">
            <text:p>0.009</text:p>
          </table:table-cell>
          <table:table-cell table:formula="of:=[.AC16]/[.AB16]" office:value-type="float" office:value="0.0122033186349241">
            <text:p>0.012</text:p>
          </table:table-cell>
          <table:table-cell table:style-name="Default" office:value-type="float" office:value="280.069">
            <text:p>280.07</text:p>
          </table:table-cell>
          <table:table-cell table:style-name="Default" office:value-type="float" office:value="276.932">
            <text:p>276.93</text:p>
          </table:table-cell>
          <table:table-cell table:style-name="Default" office:value-type="float" office:value="275.981">
            <text:p>275.98</text:p>
          </table:table-cell>
          <table:table-cell table:style-name="Default" office:value-type="float" office:value="278.461">
            <text:p>278.46</text:p>
          </table:table-cell>
          <table:table-cell table:style-name="Default" office:value-type="float" office:value="245.474">
            <text:p>245.47</text:p>
          </table:table-cell>
          <table:table-cell table:style-name="Default" office:value-type="float" office:value="227.407">
            <text:p>227.41</text:p>
          </table:table-cell>
          <table:table-cell table:style-name="Default" office:value-type="float" office:value="189.732">
            <text:p>189.73</text:p>
          </table:table-cell>
          <table:table-cell table:style-name="Default" office:value-type="float" office:value="172.612">
            <text:p>172.61</text:p>
          </table:table-cell>
          <table:table-cell table:style-name="Default" office:value-type="float" office:value="129.48">
            <text:p>129.48</text:p>
          </table:table-cell>
          <table:table-cell table:style-name="Default" office:value-type="float" office:value="128.981">
            <text:p>128.98</text:p>
          </table:table-cell>
          <table:table-cell table:style-name="Default" office:value-type="float" office:value="128.918">
            <text:p>128.92</text:p>
          </table:table-cell>
          <table:table-cell table:style-name="Default" office:value-type="float" office:value="128.216">
            <text:p>128.22</text:p>
          </table:table-cell>
          <table:table-cell table:style-name="Default" office:value-type="float" office:value="131.29">
            <text:p>131.29</text:p>
          </table:table-cell>
          <table:table-cell table:style-name="Default" office:value-type="float" office:value="131.025">
            <text:p>131.03</text:p>
          </table:table-cell>
          <table:table-cell table:style-name="Default" office:value-type="float" office:value="279.772">
            <text:p>279.77</text:p>
          </table:table-cell>
          <table:table-cell table:formula="of:=AVERAGE([.AE16:.AS16])" office:value-type="float" office:value="200.29">
            <text:p>200.290</text:p>
          </table:table-cell>
          <table:table-cell table:formula="of:=STDEV([.AE16:.AS16])" office:value-type="float" office:value="67.6105804853902">
            <text:p>67.611</text:p>
          </table:table-cell>
          <table:table-cell table:style-name="Default" office:value-type="float" office:value="0.850260243632336">
            <text:p>0.85</text:p>
          </table:table-cell>
          <table:table-cell table:style-name="Default" office:value-type="float" office:value="0.856910299003322">
            <text:p>0.86</text:p>
          </table:table-cell>
          <table:table-cell table:style-name="Default" office:value-type="float" office:value="0.84860465116279">
            <text:p>0.85</text:p>
          </table:table-cell>
          <table:table-cell table:style-name="Default" office:value-type="float" office:value="0.846910299003322">
            <text:p>0.85</text:p>
          </table:table-cell>
          <table:table-cell table:style-name="Default" office:value-type="float" office:value="0.850276854928017">
            <text:p>0.85</text:p>
          </table:table-cell>
          <table:table-cell table:formula="of:=AVERAGE([.AV16:.AZ16])" office:value-type="float" office:value="0.850592469545957">
            <text:p>0.851</text:p>
          </table:table-cell>
          <table:table-cell table:formula="of:=STDEV([.AV16:.AZ16])" office:value-type="float" office:value="0.00379587794609473">
            <text:p>0.004</text:p>
          </table:table-cell>
          <table:table-cell table:formula="of:=[.BB16]/[.BA16]" office:value-type="float" office:value="0.00446262820563289">
            <text:p>0.004</text:p>
          </table:table-cell>
          <table:table-cell table:style-name="Default" office:value-type="float" office:value="1568.155">
            <text:p>1568.16</text:p>
          </table:table-cell>
          <table:table-cell table:style-name="Default" office:value-type="float" office:value="1521.913">
            <text:p>1521.91</text:p>
          </table:table-cell>
          <table:table-cell table:style-name="Default" office:value-type="float" office:value="1532.717">
            <text:p>1532.72</text:p>
          </table:table-cell>
          <table:table-cell table:style-name="Default" office:value-type="float" office:value="1539.545">
            <text:p>1539.55</text:p>
          </table:table-cell>
          <table:table-cell table:style-name="Default" office:value-type="float" office:value="1543.206">
            <text:p>1543.21</text:p>
          </table:table-cell>
          <table:table-cell table:formula="of:=AVERAGE([.BD16:.BH16])" office:value-type="float" office:value="1541.1072">
            <text:p>1541.107</text:p>
          </table:table-cell>
          <table:table-cell table:formula="of:=STDEV([.BD16:.BH16])" office:value-type="float" office:value="17.1554778773428">
            <text:p>17.155</text:p>
          </table:table-cell>
          <table:table-cell table:style-name="Default" office:value-type="float" office:value="0.740365448504983">
            <text:p>0.74</text:p>
          </table:table-cell>
          <table:table-cell table:style-name="Default" office:value-type="float" office:value="0.725398671096345">
            <text:p>0.73</text:p>
          </table:table-cell>
          <table:table-cell table:style-name="Default" office:value-type="float" office:value="0.73204318936877">
            <text:p>0.73</text:p>
          </table:table-cell>
          <table:table-cell table:style-name="Default" office:value-type="float" office:value="0.747015503875969">
            <text:p>0.75</text:p>
          </table:table-cell>
          <table:table-cell table:style-name="Default" office:value-type="float" office:value="0.722065337763012">
            <text:p>0.72</text:p>
          </table:table-cell>
          <table:table-cell table:formula="of:=AVERAGE([.BK16:.BO16])" office:value-type="float" office:value="0.733377630121816">
            <text:p>0.733</text:p>
          </table:table-cell>
          <table:table-cell table:formula="of:=STDEV([.BK16:.BO16])" office:value-type="float" office:value="0.0103469039325169">
            <text:p>0.010</text:p>
          </table:table-cell>
          <table:table-cell table:number-columns-repeated="5" table:style-name="Default" office:value-type="float" office:value="25">
            <text:p>25</text:p>
          </table:table-cell>
          <table:table-cell table:formula="of:=AVERAGE([.BR16:.BV16])" office:value-type="float" office:value="25">
            <text:p>25.000</text:p>
          </table:table-cell>
          <table:table-cell table:formula="of:=STDEV([.BR16:.BV16])" office:value-type="float" office:value="0">
            <text:p>0.000</text:p>
          </table:table-cell>
          <table:table-cell table:style-name="Default" office:value-type="float" office:value="8381.192">
            <text:p>8381.19</text:p>
          </table:table-cell>
          <table:table-cell table:style-name="Default" office:value-type="float" office:value="8344.844">
            <text:p>8344.84</text:p>
          </table:table-cell>
          <table:table-cell table:style-name="Default" office:value-type="float" office:value="6940.79">
            <text:p>6940.79</text:p>
          </table:table-cell>
          <table:table-cell table:style-name="Default" office:value-type="float" office:value="5733.784">
            <text:p>5733.78</text:p>
          </table:table-cell>
          <table:table-cell table:style-name="Default" office:value-type="float" office:value="4248.109">
            <text:p>4248.11</text:p>
          </table:table-cell>
          <table:table-cell table:formula="of:=AVERAGE([.BY16:.CC16])" office:value-type="float" office:value="6729.7438">
            <text:p>6729.744</text:p>
          </table:table-cell>
          <table:table-cell table:formula="of:=STDEV([.BY16:.CC16])" office:value-type="float" office:value="1769.94473894277">
            <text:p>1769.945</text:p>
          </table:table-cell>
          <table:table-cell table:style-name="Default" office:value-type="float" office:value="0.740432612312812">
            <text:p>0.74</text:p>
          </table:table-cell>
          <table:table-cell table:style-name="Default" office:value-type="float" office:value="0.725457570715474">
            <text:p>0.73</text:p>
          </table:table-cell>
          <table:table-cell table:style-name="Default" office:value-type="float" office:value="0.732113144758735">
            <text:p>0.73</text:p>
          </table:table-cell>
          <table:table-cell table:style-name="Default" office:value-type="float" office:value="0.747088186356073">
            <text:p>0.75</text:p>
          </table:table-cell>
          <table:table-cell table:style-name="Default" office:value-type="float" office:value="0.722129783693844">
            <text:p>0.72</text:p>
          </table:table-cell>
          <table:table-cell table:number-columns-repeated="2"/>
          <table:table-cell table:style-name="Default" office:value-type="float" office:value="0.730354374307862">
            <text:p>0.73</text:p>
          </table:table-cell>
          <table:table-cell table:style-name="Default" office:value-type="float" office:value="0.722004429678848">
            <text:p>0.72</text:p>
          </table:table-cell>
          <table:table-cell table:style-name="Default" office:value-type="float" office:value="0.715387596899225">
            <text:p>0.72</text:p>
          </table:table-cell>
          <table:table-cell table:style-name="Default" office:value-type="float" office:value="0.742004429678848">
            <text:p>0.74</text:p>
          </table:table-cell>
          <table:table-cell table:style-name="Default" office:value-type="float" office:value="0.728709856035437">
            <text:p>0.73</text:p>
          </table:table-cell>
          <table:table-cell table:formula="of:=AVERAGE([.CM16:.CQ16])" office:value-type="float" office:value="0.727692137320044">
            <text:p>0.728</text:p>
          </table:table-cell>
          <table:table-cell table:formula="of:=STDEV([.CM16:.CQ16])" office:value-type="float" office:value="0.00995887421983699">
            <text:p>0.010</text:p>
          </table:table-cell>
          <table:table-cell table:formula="of:=[.CS16]/[.CR16]" office:value-type="float" office:value="0.0136855597430442">
            <text:p>0.014</text:p>
          </table:table-cell>
          <table:table-cell table:style-name="Default" office:value-type="float" office:value="25">
            <text:p>25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50">
            <text:p>50</text:p>
          </table:table-cell>
          <table:table-cell table:formula="of:=AVERAGE([.CU16:.CY16])" office:value-type="float" office:value="40">
            <text:p>40.000</text:p>
          </table:table-cell>
          <table:table-cell table:formula="of:=STDEV([.CU16:.CY16])" office:value-type="float" office:value="13.6930639376292">
            <text:p>13.693</text:p>
          </table:table-cell>
          <table:table-cell table:style-name="Default" office:value-type="float" office:value="5006.845">
            <text:p>5006.85</text:p>
          </table:table-cell>
          <table:table-cell table:style-name="Default" office:value-type="float" office:value="5325.507">
            <text:p>5325.51</text:p>
          </table:table-cell>
          <table:table-cell table:style-name="Default" office:value-type="float" office:value="5372.556">
            <text:p>5372.56</text:p>
          </table:table-cell>
          <table:table-cell table:style-name="Default" office:value-type="float" office:value="5236.211">
            <text:p>5236.21</text:p>
          </table:table-cell>
          <table:table-cell table:style-name="Default" office:value-type="float" office:value="5352.057">
            <text:p>5352.06</text:p>
          </table:table-cell>
          <table:table-cell table:formula="of:=AVERAGE([.DB16:.DF16])" office:value-type="float" office:value="5258.6352">
            <text:p>5258.635</text:p>
          </table:table-cell>
          <table:table-cell table:formula="of:=STDEV([.DB16:.DF16])" office:value-type="float" office:value="150.065459537496">
            <text:p>150.065</text:p>
          </table:table-cell>
          <table:table-cell table:style-name="Default" office:value-type="float" office:value="0.73044925124792">
            <text:p>0.73</text:p>
          </table:table-cell>
          <table:table-cell table:style-name="Default" office:value-type="float" office:value="0.722129783693844">
            <text:p>0.72</text:p>
          </table:table-cell>
          <table:table-cell table:style-name="Default" office:value-type="float" office:value="0.715474209650582">
            <text:p>0.72</text:p>
          </table:table-cell>
          <table:table-cell table:style-name="Default" office:value-type="float" office:value="0.742096505823627">
            <text:p>0.74</text:p>
          </table:table-cell>
          <table:table-cell table:style-name="Default" office:value-type="float" office:value="0.728785357737105">
            <text:p>0.73</text:p>
          </table:table-cell>
          <table:table-cell table:formula="of:=AVERAGE([.DI16:.DM16])" office:value-type="float" office:value="0.727787021630616">
            <text:p>0.728</text:p>
          </table:table-cell>
          <table:table-cell table:formula="of:=STDEV([.DI16:.DM16])" office:value-type="float" office:value="0.00995559088296274">
            <text:p>0.010</text:p>
          </table:table-cell>
          <table:table-cell table:style-name="Default" office:value-type="float" office:value="0.768665559246954">
            <text:p>0.77</text:p>
          </table:table-cell>
          <table:table-cell table:style-name="Default" office:value-type="float" office:value="0.753682170542635">
            <text:p>0.75</text:p>
          </table:table-cell>
          <table:table-cell table:style-name="Default" office:value-type="float" office:value="0.771965669988925">
            <text:p>0.77</text:p>
          </table:table-cell>
          <table:table-cell table:style-name="Default" office:value-type="float" office:value="0.755348837209302">
            <text:p>0.76</text:p>
          </table:table-cell>
          <table:table-cell table:style-name="Default" office:value-type="float" office:value="0.743687707641196">
            <text:p>0.74</text:p>
          </table:table-cell>
          <table:table-cell table:formula="of:=AVERAGE([.DP16:.DT16])" office:value-type="float" office:value="0.758669988925803">
            <text:p>0.759</text:p>
          </table:table-cell>
          <table:table-cell table:formula="of:=STDEV([.DP16:.DT16])" office:value-type="float" office:value="0.011587317360113">
            <text:p>0.012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250">
            <text:p>250</text:p>
          </table:table-cell>
          <table:table-cell table:number-columns-repeated="2" table:style-name="Default" office:value-type="float" office:value="225">
            <text:p>225</text:p>
          </table:table-cell>
          <table:table-cell table:style-name="Default" office:value-type="float" office:value="300">
            <text:p>300</text:p>
          </table:table-cell>
          <table:table-cell table:formula="of:=AVERAGE([.DW16:.EA16])" office:value-type="float" office:value="235">
            <text:p>235.000</text:p>
          </table:table-cell>
          <table:table-cell table:formula="of:=STDEV([.DW16:.EA16])" office:value-type="float" office:value="45.4147553114624">
            <text:p>45.415</text:p>
          </table:table-cell>
          <table:table-cell table:style-name="Default" office:value-type="float" office:value="7561.755">
            <text:p>7561.76</text:p>
          </table:table-cell>
          <table:table-cell table:style-name="Default" office:value-type="float" office:value="8177.005">
            <text:p>8177.01</text:p>
          </table:table-cell>
          <table:table-cell table:style-name="Default" office:value-type="float" office:value="8235.459">
            <text:p>8235.46</text:p>
          </table:table-cell>
          <table:table-cell table:style-name="Default" office:value-type="float" office:value="8675.207">
            <text:p>8675.21</text:p>
          </table:table-cell>
          <table:table-cell table:style-name="Default" office:value-type="float" office:value="8403.065">
            <text:p>8403.07</text:p>
          </table:table-cell>
          <table:table-cell table:formula="of:=AVERAGE([.ED16:.EH16])" office:value-type="float" office:value="8210.4982">
            <text:p>8210.498</text:p>
          </table:table-cell>
          <table:table-cell table:formula="of:=STDEV([.ED16:.EH16])" office:value-type="float" office:value="410.989299370677">
            <text:p>410.989</text:p>
          </table:table-cell>
          <table:table-cell table:style-name="Default" office:value-type="float" office:value="0.693781838316722">
            <text:p>0.69</text:p>
          </table:table-cell>
          <table:table-cell table:style-name="Default" office:value-type="float" office:value="0.723765227021041">
            <text:p>0.72</text:p>
          </table:table-cell>
          <table:table-cell table:style-name="Default" office:value-type="float" office:value="0.718698781838316">
            <text:p>0.72</text:p>
          </table:table-cell>
          <table:table-cell table:style-name="Default" office:value-type="float" office:value="0.728737541528239">
            <text:p>0.73</text:p>
          </table:table-cell>
          <table:table-cell table:style-name="Default" office:value-type="float" office:value="0.742021040974529">
            <text:p>0.74</text:p>
          </table:table-cell>
          <table:table-cell table:style-name="Default" office:value-type="float" office:value="0.718709856035437">
            <text:p>0.72</text:p>
          </table:table-cell>
          <table:table-cell table:style-name="Default" office:value-type="float" office:value="0.7453211517165">
            <text:p>0.75</text:p>
          </table:table-cell>
          <table:table-cell table:style-name="Default" office:value-type="float" office:value="0.718720930232558">
            <text:p>0.72</text:p>
          </table:table-cell>
          <table:table-cell table:style-name="Default" office:value-type="float" office:value="0.725415282392026">
            <text:p>0.73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27059800664451">
            <text:p>0.73</text:p>
          </table:table-cell>
          <table:table-cell table:style-name="Default" office:value-type="float" office:value="0.725376522702104">
            <text:p>0.73</text:p>
          </table:table-cell>
          <table:table-cell table:style-name="Default" office:value-type="float" office:value="0.708787375415282">
            <text:p>0.71</text:p>
          </table:table-cell>
          <table:table-cell table:style-name="Default" office:value-type="float" office:value="0.737004429678848">
            <text:p>0.74</text:p>
          </table:table-cell>
          <table:table-cell table:style-name="Default" office:value-type="float" office:value="0.725365448504983">
            <text:p>0.73</text:p>
          </table:table-cell>
          <table:table-cell table:formula="of:=AVERAGE([.EK16:.EY16])" office:value-type="float" office:value="0.72450092284976">
            <text:p>0.725</text:p>
          </table:table-cell>
          <table:table-cell table:formula="of:=STDEV([.EK16:.EY16])" office:value-type="float" office:value="0.0126304410035977">
            <text:p>0.013</text:p>
          </table:table-cell>
          <table:table-cell table:formula="of:=[.FA16]/[.EZ16]" office:value-type="float" office:value="0.0174332987098443">
            <text:p>0.017</text:p>
          </table:table-cell>
          <table:table-cell table:style-name="Default" office:value-type="float" office:value="13.369">
            <text:p>13.37</text:p>
          </table:table-cell>
          <table:table-cell table:style-name="Default" office:value-type="float" office:value="13.058">
            <text:p>13.06</text:p>
          </table:table-cell>
          <table:table-cell table:style-name="Default" office:value-type="float" office:value="13.306">
            <text:p>13.31</text:p>
          </table:table-cell>
          <table:table-cell table:style-name="Default" office:value-type="float" office:value="13.384">
            <text:p>13.38</text:p>
          </table:table-cell>
          <table:table-cell table:style-name="Default" office:value-type="float" office:value="12.885">
            <text:p>12.89</text:p>
          </table:table-cell>
          <table:table-cell table:style-name="Default" office:value-type="float" office:value="13.042">
            <text:p>13.04</text:p>
          </table:table-cell>
          <table:table-cell table:style-name="Default" office:value-type="float" office:value="13.104">
            <text:p>13.1</text:p>
          </table:table-cell>
          <table:table-cell table:style-name="Default" office:value-type="float" office:value="13.151">
            <text:p>13.15</text:p>
          </table:table-cell>
          <table:table-cell table:style-name="Default" office:value-type="float" office:value="13.213">
            <text:p>13.21</text:p>
          </table:table-cell>
          <table:table-cell table:style-name="Default" office:value-type="float" office:value="13.323">
            <text:p>13.32</text:p>
          </table:table-cell>
          <table:table-cell table:style-name="Default" office:value-type="float" office:value="13.416">
            <text:p>13.42</text:p>
          </table:table-cell>
          <table:table-cell table:style-name="Default" office:value-type="float" office:value="13.229">
            <text:p>13.23</text:p>
          </table:table-cell>
          <table:table-cell table:style-name="Default" office:value-type="float" office:value="13.198">
            <text:p>13.2</text:p>
          </table:table-cell>
          <table:table-cell table:style-name="Default" office:value-type="float" office:value="13.26">
            <text:p>13.26</text:p>
          </table:table-cell>
          <table:table-cell table:style-name="Default" office:value-type="float" office:value="13.915">
            <text:p>13.92</text:p>
          </table:table-cell>
          <table:table-cell table:formula="of:=AVERAGE([.FC16:.FQ16])" office:value-type="float" office:value="13.2568666666667">
            <text:p>13.257</text:p>
          </table:table-cell>
          <table:table-cell table:formula="of:=STDEV([.FC16:.FQ16])" office:value-type="float" office:value="0.232799689085048">
            <text:p>0.233</text:p>
          </table:table-cell>
          <table:table-cell table:style-name="Default" office:value-type="float" office:value="0.658853820598006">
            <text:p>0.66</text:p>
          </table:table-cell>
          <table:table-cell table:style-name="Default" office:value-type="float" office:value="0.672142857142857">
            <text:p>0.67</text:p>
          </table:table-cell>
          <table:table-cell table:style-name="Default" office:value-type="float" office:value="0.665531561461794">
            <text:p>0.67</text:p>
          </table:table-cell>
          <table:table-cell table:style-name="Default" office:value-type="float" office:value="0.643898117386489">
            <text:p>0.64</text:p>
          </table:table-cell>
          <table:table-cell table:style-name="Default" office:value-type="float" office:value="0.663842746400886">
            <text:p>0.66</text:p>
          </table:table-cell>
          <table:table-cell table:formula="of:=AVERAGE([.FT16:.FX16])" office:value-type="float" office:value="0.660853820598006">
            <text:p>0.661</text:p>
          </table:table-cell>
          <table:table-cell table:formula="of:=STDEV([.FT16:.FX16])" office:value-type="float" office:value="0.0106036922172409">
            <text:p>0.011</text:p>
          </table:table-cell>
          <table:table-cell table:formula="of:=[.FZ16]/[.FY16]" office:value-type="float" office:value="0.0160454428600347">
            <text:p>0.016</text:p>
          </table:table-cell>
          <table:table-cell table:style-name="Default" office:value-type="float" office:value="58.843">
            <text:p>58.84</text:p>
          </table:table-cell>
          <table:table-cell table:style-name="Default" office:value-type="float" office:value="57.423">
            <text:p>57.42</text:p>
          </table:table-cell>
          <table:table-cell table:style-name="Default" office:value-type="float" office:value="56.082">
            <text:p>56.08</text:p>
          </table:table-cell>
          <table:table-cell table:style-name="Default" office:value-type="float" office:value="54.615">
            <text:p>54.62</text:p>
          </table:table-cell>
          <table:table-cell table:style-name="Default" office:value-type="float" office:value="54.959">
            <text:p>54.96</text:p>
          </table:table-cell>
          <table:table-cell table:formula="of:=AVERAGE([.GB16:.GF16])" office:value-type="float" office:value="56.3844">
            <text:p>56.384</text:p>
          </table:table-cell>
          <table:table-cell table:formula="of:=STDEV([.GB16:.GF16])" office:value-type="float" office:value="1.75907583690983">
            <text:p>1.759</text:p>
          </table:table-cell>
          <table:table-cell table:style-name="Default" office:value-type="float" office:value="0.740326688815061">
            <text:p>0.74</text:p>
          </table:table-cell>
          <table:table-cell table:style-name="Default" office:value-type="float" office:value="0.735376522702104">
            <text:p>0.74</text:p>
          </table:table-cell>
          <table:table-cell table:style-name="Default" office:value-type="float" office:value="0.745337763012181">
            <text:p>0.75</text:p>
          </table:table-cell>
          <table:table-cell table:style-name="Default" office:value-type="float" office:value="0.740359911406423">
            <text:p>0.74</text:p>
          </table:table-cell>
          <table:table-cell table:style-name="Default" office:value-type="float" office:value="0.720398671096345">
            <text:p>0.72</text:p>
          </table:table-cell>
          <table:table-cell table:style-name="Default" office:value-type="float" office:value="0.72874861572536">
            <text:p>0.73</text:p>
          </table:table-cell>
          <table:table-cell table:style-name="Default" office:value-type="float" office:value="0.73703765227021">
            <text:p>0.74</text:p>
          </table:table-cell>
          <table:table-cell table:style-name="Default" office:value-type="float" office:value="0.753698781838316">
            <text:p>0.75</text:p>
          </table:table-cell>
          <table:table-cell table:style-name="Default" office:value-type="float" office:value="0.738737541528239">
            <text:p>0.74</text:p>
          </table:table-cell>
          <table:table-cell table:style-name="Default" office:value-type="float" office:value="0.743676633444075">
            <text:p>0.74</text:p>
          </table:table-cell>
          <table:table-cell table:style-name="Default" office:value-type="float" office:value="0.72703765227021">
            <text:p>0.73</text:p>
          </table:table-cell>
          <table:table-cell table:style-name="Default" office:value-type="float" office:value="0.737026578073089">
            <text:p>0.74</text:p>
          </table:table-cell>
          <table:table-cell table:style-name="Default" office:value-type="float" office:value="0.728704318936877">
            <text:p>0.73</text:p>
          </table:table-cell>
          <table:table-cell table:style-name="Default" office:value-type="float" office:value="0.740332225913621">
            <text:p>0.74</text:p>
          </table:table-cell>
          <table:table-cell table:style-name="Default" office:value-type="float" office:value="0.733682170542635">
            <text:p>0.73</text:p>
          </table:table-cell>
          <table:table-cell table:formula="of:=AVERAGE([.GI16:.GW16])" office:value-type="float" office:value="0.736698781838317">
            <text:p>0.737</text:p>
          </table:table-cell>
          <table:table-cell table:formula="of:=STDEV([.GI16:.GW16])" office:value-type="float" office:value="0.00825255221965733">
            <text:p>0.008</text:p>
          </table:table-cell>
          <table:table-cell table:formula="of:=[.GY16]/[.GX16]" office:value-type="float" office:value="0.0112020712170371">
            <text:p>0.011</text:p>
          </table:table-cell>
          <table:table-cell table:style-name="Default" office:value-type="float" office:value="40.997">
            <text:p>41</text:p>
          </table:table-cell>
          <table:table-cell table:style-name="Default" office:value-type="float" office:value="50.357">
            <text:p>50.36</text:p>
          </table:table-cell>
          <table:table-cell table:style-name="Default" office:value-type="float" office:value="39.515">
            <text:p>39.52</text:p>
          </table:table-cell>
          <table:table-cell table:style-name="Default" office:value-type="float" office:value="39.171">
            <text:p>39.17</text:p>
          </table:table-cell>
          <table:table-cell table:style-name="Default" office:value-type="float" office:value="38.703">
            <text:p>38.7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38.205">
            <text:p>38.21</text:p>
          </table:table-cell>
          <table:table-cell table:style-name="Default" office:value-type="float" office:value="38.532">
            <text:p>38.53</text:p>
          </table:table-cell>
          <table:table-cell table:style-name="Default" office:value-type="float" office:value="38.516">
            <text:p>38.52</text:p>
          </table:table-cell>
          <table:table-cell table:style-name="Default" office:value-type="float" office:value="46.687">
            <text:p>46.69</text:p>
          </table:table-cell>
          <table:table-cell table:style-name="Default" office:value-type="float" office:value="48.367">
            <text:p>48.37</text:p>
          </table:table-cell>
          <table:table-cell table:style-name="Default" office:value-type="float" office:value="61.641">
            <text:p>61.64</text:p>
          </table:table-cell>
          <table:table-cell table:style-name="Default" office:value-type="float" office:value="62.052">
            <text:p>62.05</text:p>
          </table:table-cell>
          <table:table-cell table:style-name="Default" office:value-type="float" office:value="48.516">
            <text:p>48.52</text:p>
          </table:table-cell>
          <table:table-cell table:style-name="Default" office:value-type="float" office:value="39.5">
            <text:p>39.5</text:p>
          </table:table-cell>
          <table:table-cell table:formula="of:=AVERAGE([.HA16:.HO16])" office:value-type="float" office:value="44.6183333333333">
            <text:p>44.618</text:p>
          </table:table-cell>
          <table:table-cell table:formula="of:=STDEV([.HA16:.HO16])" office:value-type="float" office:value="8.20640495211486">
            <text:p>8.206</text:p>
          </table:table-cell>
          <table:table-cell table:style-name="Default" office:value-type="float" office:value="0.75531007751938">
            <text:p>0.76</text:p>
          </table:table-cell>
          <table:table-cell table:style-name="Default" office:value-type="float" office:value="0.746993355481727">
            <text:p>0.75</text:p>
          </table:table-cell>
          <table:table-cell table:number-columns-repeated="2" table:style-name="Default" office:value-type="float" office:value="0.748676633444075">
            <text:p>0.75</text:p>
          </table:table-cell>
          <table:table-cell table:style-name="Default" office:value-type="float" office:value="0.737021040974529">
            <text:p>0.74</text:p>
          </table:table-cell>
          <table:table-cell table:formula="of:=AVERAGE([.HR16:.HV16])" office:value-type="float" office:value="0.747335548172757">
            <text:p>0.747</text:p>
          </table:table-cell>
          <table:table-cell table:formula="of:=STDEV([.HR16:.HV16])" office:value-type="float" office:value="0.00658969445972524">
            <text:p>0.007</text:p>
          </table:table-cell>
          <table:table-cell table:formula="of:=[.HX16]/[.HW16]" office:value-type="float" office:value="0.00881758465235209">
            <text:p>0.009</text:p>
          </table:table-cell>
          <table:table-cell table:style-name="Default" office:value-type="float" office:value="388.378">
            <text:p>388.38</text:p>
          </table:table-cell>
          <table:table-cell table:style-name="Default" office:value-type="float" office:value="386.74">
            <text:p>386.74</text:p>
          </table:table-cell>
          <table:table-cell table:style-name="Default" office:value-type="float" office:value="393.066">
            <text:p>393.07</text:p>
          </table:table-cell>
          <table:table-cell table:style-name="Default" office:value-type="float" office:value="388.862">
            <text:p>388.86</text:p>
          </table:table-cell>
          <table:table-cell table:style-name="Default" office:value-type="float" office:value="390.157">
            <text:p>390.16</text:p>
          </table:table-cell>
          <table:table-cell table:formula="of:=AVERAGE([.HZ16:.ID16])" office:value-type="float" office:value="389.4406">
            <text:p>389.441</text:p>
          </table:table-cell>
          <table:table-cell table:formula="of:=STDEV([.HZ16:.ID16])" office:value-type="float" office:value="2.36716556243959">
            <text:p>2.367</text:p>
          </table:table-cell>
          <table:table-cell table:style-name="Default" office:value-type="float" office:value="0.682065337763012">
            <text:p>0.68</text:p>
          </table:table-cell>
          <table:table-cell table:style-name="Default" office:value-type="float" office:value="0.685393133997785">
            <text:p>0.69</text:p>
          </table:table-cell>
          <table:table-cell table:style-name="Default" office:value-type="float" office:value="0.692076411960133">
            <text:p>0.69</text:p>
          </table:table-cell>
          <table:table-cell table:style-name="Default" office:value-type="float" office:value="0.695465116279069">
            <text:p>0.7</text:p>
          </table:table-cell>
          <table:table-cell table:style-name="Default" office:value-type="float" office:value="0.693776301218161">
            <text:p>0.69</text:p>
          </table:table-cell>
          <table:table-cell table:formula="of:=AVERAGE([.IG16:.IK16])" office:value-type="float" office:value="0.689755260243632">
            <text:p>0.690</text:p>
          </table:table-cell>
          <table:table-cell table:formula="of:=STDEV([.IG16:.IK16])" office:value-type="float" office:value="0.00575156554552596">
            <text:p>0.006</text:p>
          </table:table-cell>
          <table:table-cell table:formula="of:=[.IM16]/[.IL16]" office:value-type="float" office:value="0.00833855988788606">
            <text:p>0.008</text:p>
          </table:table-cell>
          <table:table-cell table:style-name="Default" office:value-type="float" office:value="4.04">
            <text:p>4.04</text:p>
          </table:table-cell>
          <table:table-cell table:style-name="Default" office:value-type="float" office:value="3.978">
            <text:p>3.98</text:p>
          </table:table-cell>
          <table:table-cell table:style-name="Default" office:value-type="float" office:value="3.962">
            <text:p>3.96</text:p>
          </table:table-cell>
          <table:table-cell table:style-name="Default" office:value-type="float" office:value="3.931">
            <text:p>3.93</text:p>
          </table:table-cell>
          <table:table-cell table:style-name="Default" office:value-type="float" office:value="3.775">
            <text:p>3.78</text:p>
          </table:table-cell>
          <table:table-cell table:formula="of:=AVERAGE([.IO16:.IS16])" office:value-type="float" office:value="3.9372">
            <text:p>3.937</text:p>
          </table:table-cell>
          <table:table-cell table:formula="of:=STDEV([.IO16:.IS16])" office:value-type="float" office:value="0.0989883831568129">
            <text:p>0.099</text:p>
          </table:table-cell>
          <table:table-cell table:style-name="Default" office:value-type="float" office:value="0.728720930232558">
            <text:p>0.73</text:p>
          </table:table-cell>
          <table:table-cell table:style-name="Default" office:value-type="float" office:value="0.737021040974529">
            <text:p>0.74</text:p>
          </table:table-cell>
          <table:table-cell table:style-name="Default" office:value-type="float" office:value="0.752009966777408">
            <text:p>0.75</text:p>
          </table:table-cell>
          <table:table-cell table:style-name="Default" office:value-type="float" office:value="0.750343300110741">
            <text:p>0.75</text:p>
          </table:table-cell>
          <table:table-cell table:style-name="Default" office:value-type="float" office:value="0.740376522702104">
            <text:p>0.74</text:p>
          </table:table-cell>
          <table:table-cell table:formula="of:=AVERAGE([.IV16:.IZ16])" office:value-type="float" office:value="0.741694352159468">
            <text:p>0.742</text:p>
          </table:table-cell>
          <table:table-cell table:formula="of:=STDEV([.IV16:.IZ16])" office:value-type="float" office:value="0.00965792930722327">
            <text:p>0.010</text:p>
          </table:table-cell>
          <table:table-cell table:formula="of:=[.JB16]/[.JA16]" office:value-type="float" office:value="0.0130214410816314">
            <text:p>0.013</text:p>
          </table:table-cell>
          <table:table-cell table:style-name="Default" office:value-type="float" office:value="38.657">
            <text:p>38.66</text:p>
          </table:table-cell>
          <table:table-cell table:style-name="Default" office:value-type="float" office:value="38.985">
            <text:p>38.99</text:p>
          </table:table-cell>
          <table:table-cell table:style-name="Default" office:value-type="float" office:value="38.734">
            <text:p>38.73</text:p>
          </table:table-cell>
          <table:table-cell table:style-name="Default" office:value-type="float" office:value="39.094">
            <text:p>39.09</text:p>
          </table:table-cell>
          <table:table-cell table:style-name="Default" office:value-type="float" office:value="38.984">
            <text:p>38.98</text:p>
          </table:table-cell>
          <table:table-cell table:formula="of:=AVERAGE([.JD16:.JH16])" office:value-type="float" office:value="38.8908">
            <text:p>38.891</text:p>
          </table:table-cell>
          <table:table-cell table:formula="of:=STDEV([.JD16:.JH16])" office:value-type="float" office:value="0.185808234478455">
            <text:p>0.186</text:p>
          </table:table-cell>
          <table:table-cell table:style-name="Default" office:value-type="float" office:value="0.737009966777408">
            <text:p>0.74</text:p>
          </table:table-cell>
          <table:table-cell table:style-name="Default" office:value-type="float" office:value="0.728715393133997">
            <text:p>0.73</text:p>
          </table:table-cell>
          <table:table-cell table:style-name="Default" office:value-type="float" office:value="0.751987818383167">
            <text:p>0.75</text:p>
          </table:table-cell>
          <table:table-cell table:style-name="Default" office:value-type="float" office:value="0.733726467331118">
            <text:p>0.73</text:p>
          </table:table-cell>
          <table:table-cell table:style-name="Default" office:value-type="float" office:value="0.73204318936877">
            <text:p>0.73</text:p>
          </table:table-cell>
          <table:table-cell table:formula="of:=AVERAGE([.JK16:.JO16])" office:value-type="float" office:value="0.736696566998892">
            <text:p>0.737</text:p>
          </table:table-cell>
          <table:table-cell table:formula="of:=STDEV([.JK16:.JO16])" office:value-type="float" office:value="0.00905669834963302">
            <text:p>0.009</text:p>
          </table:table-cell>
          <table:table-cell table:formula="of:=[.JQ16]/[.JP16]" office:value-type="float" office:value="0.0122936616720336">
            <text:p>0.012</text:p>
          </table:table-cell>
          <table:table-cell table:style-name="Default" office:value-type="float" office:value="39.577">
            <text:p>39.58</text:p>
          </table:table-cell>
          <table:table-cell table:style-name="Default" office:value-type="float" office:value="38.906">
            <text:p>38.91</text:p>
          </table:table-cell>
          <table:table-cell table:style-name="Default" office:value-type="float" office:value="40.264">
            <text:p>40.26</text:p>
          </table:table-cell>
          <table:table-cell table:style-name="Default" office:value-type="float" office:value="40.061">
            <text:p>40.06</text:p>
          </table:table-cell>
          <table:table-cell table:style-name="Default" office:value-type="float" office:value="39.889">
            <text:p>39.89</text:p>
          </table:table-cell>
          <table:table-cell table:formula="of:=AVERAGE([.JS16:.JW16])" office:value-type="float" office:value="39.7394">
            <text:p>39.739</text:p>
          </table:table-cell>
          <table:table-cell table:formula="of:=STDEV([.JS16:.JW16])" office:value-type="float" office:value="0.529608629083781">
            <text:p>0.530</text:p>
          </table:table-cell>
          <table:table-cell office:value-type="float" office:value="0.720420819490587">
            <text:p>0.72</text:p>
          </table:table-cell>
          <table:table-cell office:value-type="float" office:value="0.738709856035437">
            <text:p>0.74</text:p>
          </table:table-cell>
          <table:table-cell office:value-type="float" office:value="0.770393133997785">
            <text:p>0.77</text:p>
          </table:table-cell>
          <table:table-cell office:value-type="float" office:value="0.722153931339977">
            <text:p>0.72</text:p>
          </table:table-cell>
          <table:table-cell office:value-type="float" office:value="0.730448504983388">
            <text:p>0.73</text:p>
          </table:table-cell>
          <table:table-cell office:value-type="float" office:value="0.75875968992248">
            <text:p>0.76</text:p>
          </table:table-cell>
          <table:table-cell office:value-type="float" office:value="0.757087486157253">
            <text:p>0.76</text:p>
          </table:table-cell>
          <table:table-cell table:formula="of:=AVERAGE([.KB16:.KF16])" office:value-type="float" office:value="0.747768549280177">
            <text:p>0.75</text:p>
          </table:table-cell>
          <table:table-cell table:formula="of:=STDEV([.KB16:.KF16])" office:value-type="float" office:value="0.0204671210569976">
            <text:p>0.02</text:p>
          </table:table-cell>
          <table:table-cell office:value-type="float" office:value="507.64">
            <text:p>507.64</text:p>
          </table:table-cell>
          <table:table-cell office:value-type="float" office:value="490.542">
            <text:p>490.54</text:p>
          </table:table-cell>
          <table:table-cell office:value-type="float" office:value="500.371">
            <text:p>500.37</text:p>
          </table:table-cell>
          <table:table-cell office:value-type="float" office:value="504.568">
            <text:p>504.57</text:p>
          </table:table-cell>
          <table:table-cell office:value-type="float" office:value="522.741">
            <text:p>522.74</text:p>
          </table:table-cell>
          <table:table-cell table:number-columns-repeated="2"/>
          <table:table-cell office:value-type="float" office:value="0.770382695507487">
            <text:p>0.77</text:p>
          </table:table-cell>
          <table:table-cell office:value-type="float" office:value="0.722129783693844">
            <text:p>0.72</text:p>
          </table:table-cell>
          <table:table-cell office:value-type="float" office:value="0.73044925124792">
            <text:p>0.73</text:p>
          </table:table-cell>
          <table:table-cell office:value-type="float" office:value="0.75873544093178">
            <text:p>0.76</text:p>
          </table:table-cell>
          <table:table-cell office:value-type="float" office:value="0.757071547420965">
            <text:p>0.76</text:p>
          </table:table-cell>
          <table:table-cell table:number-columns-repeated="2"/>
          <table:table-cell office:value-type="float" office:value="0.733682170542635">
            <text:p>0.73</text:p>
          </table:table-cell>
          <table:table-cell office:value-type="float" office:value="0.737021040974529">
            <text:p>0.74</text:p>
          </table:table-cell>
          <table:table-cell office:value-type="float" office:value="0.723709856035437">
            <text:p>0.72</text:p>
          </table:table-cell>
          <table:table-cell office:value-type="float" office:value="0.743709856035437">
            <text:p>0.74</text:p>
          </table:table-cell>
          <table:table-cell office:value-type="float" office:value="0.735387596899225">
            <text:p>0.74</text:p>
          </table:table-cell>
          <table:table-cell table:formula="of:=AVERAGE([.KW16:.LA16])" office:value-type="float" office:value="0.734702104097453">
            <text:p>0.73</text:p>
          </table:table-cell>
          <table:table-cell table:formula="of:=STDEV([.KW16:.LA16])" office:value-type="float" office:value="0.00722593844269617">
            <text:p>0.01</text:p>
          </table:table-cell>
          <table:table-cell table:formula="of:=[.LC16]/[.LB16]" office:value-type="float" office:value="0.00983519497548315">
            <text:p>0.01</text:p>
          </table:table-cell>
          <table:table-cell office:value-type="float" office:value="15368.311">
            <text:p>15368.31</text:p>
          </table:table-cell>
          <table:table-cell office:value-type="float" office:value="15296.785">
            <text:p>15296.79</text:p>
          </table:table-cell>
          <table:table-cell office:value-type="float" office:value="16229.294">
            <text:p>16229.29</text:p>
          </table:table-cell>
          <table:table-cell office:value-type="float" office:value="16299.859">
            <text:p>16299.86</text:p>
          </table:table-cell>
          <table:table-cell office:value-type="float" office:value="16808.077">
            <text:p>16808.08</text:p>
          </table:table-cell>
          <table:table-cell table:formula="of:=AVERAGE([.LE16:.LI16])" office:value-type="float" office:value="16000.4652">
            <text:p>16000.47</text:p>
          </table:table-cell>
          <table:table-cell table:formula="of:=STDEV([.LE16:.LI16])" office:value-type="float" office:value="649.811673320971">
            <text:p>649.81</text:p>
          </table:table-cell>
          <table:table-cell office:value-type="float" office:value="0.733777038269551">
            <text:p>0.73</text:p>
          </table:table-cell>
          <table:table-cell office:value-type="float" office:value="0.737104825291181">
            <text:p>0.74</text:p>
          </table:table-cell>
          <table:table-cell office:value-type="float" office:value="0.723793677204659">
            <text:p>0.72</text:p>
          </table:table-cell>
          <table:table-cell office:value-type="float" office:value="0.743760399334443">
            <text:p>0.74</text:p>
          </table:table-cell>
          <table:table-cell office:value-type="float" office:value="0.735440931780366">
            <text:p>0.74</text:p>
          </table:table-cell>
          <table:table-cell table:formula="of:=AVERAGE([.LL16:.LP16])" office:value-type="float" office:value="0.73477537437604">
            <text:p>0.73</text:p>
          </table:table-cell>
          <table:table-cell table:formula="of:=STDEV([.LL16:.LP16])" office:value-type="float" office:value="0.00721447034565023">
            <text:p>0.01</text:p>
          </table:table-cell>
          <table:table-cell office:value-type="float" office:value="0.748654485049833">
            <text:p>0.75</text:p>
          </table:table-cell>
          <table:table-cell office:value-type="float" office:value="0.761976744186046">
            <text:p>0.76</text:p>
          </table:table-cell>
          <table:table-cell office:value-type="float" office:value="0.740376522702104">
            <text:p>0.74</text:p>
          </table:table-cell>
          <table:table-cell office:value-type="float" office:value="0.73704318936877">
            <text:p>0.74</text:p>
          </table:table-cell>
          <table:table-cell office:value-type="float" office:value="0.733715393133997">
            <text:p>0.73</text:p>
          </table:table-cell>
          <table:table-cell table:formula="of:=AVERAGE([.LS16:.LW16])" office:value-type="float" office:value="0.74435326688815">
            <text:p>0.74</text:p>
          </table:table-cell>
          <table:table-cell table:number-columns-repeated="2"/>
          <table:table-cell office:value-type="float" office:value="22044.81">
            <text:p>22044.81</text:p>
          </table:table-cell>
          <table:table-cell office:value-type="float" office:value="21706.742">
            <text:p>21706.74</text:p>
          </table:table-cell>
          <table:table-cell office:value-type="float" office:value="22560.058">
            <text:p>22560.06</text:p>
          </table:table-cell>
          <table:table-cell office:value-type="float" office:value="21564.419">
            <text:p>21564.42</text:p>
          </table:table-cell>
          <table:table-cell office:value-type="float" office:value="21705.438">
            <text:p>21705.44</text:p>
          </table:table-cell>
          <table:table-cell table:number-columns-repeated="2"/>
          <table:table-cell office:value-type="float" office:value="0.748752079866889">
            <text:p>0.75</text:p>
          </table:table-cell>
          <table:table-cell office:value-type="float" office:value="0.762063227953411">
            <text:p>0.76</text:p>
          </table:table-cell>
          <table:table-cell office:value-type="float" office:value="0.740432612312812">
            <text:p>0.74</text:p>
          </table:table-cell>
          <table:table-cell office:value-type="float" office:value="0.737104825291181">
            <text:p>0.74</text:p>
          </table:table-cell>
          <table:table-cell office:value-type="float" office:value="0.733777038269551">
            <text:p>0.73</text:p>
          </table:table-cell>
          <table:table-cell table:formula="of:=AVERAGE([.MH16:.ML16])" office:value-type="float" office:value="0.744425956738769">
            <text:p>0.74</text:p>
          </table:table-cell>
          <table:table-cell/>
          <table:table-cell office:value-type="float" office:value="0.703798449612403">
            <text:p>0.7</text:p>
          </table:table-cell>
          <table:table-cell office:value-type="float" office:value="0.725437430786268">
            <text:p>0.73</text:p>
          </table:table-cell>
          <table:table-cell office:value-type="float" office:value="0.703781838316722">
            <text:p>0.7</text:p>
          </table:table-cell>
          <table:table-cell office:value-type="float" office:value="0.697104097452934">
            <text:p>0.7</text:p>
          </table:table-cell>
          <table:table-cell office:value-type="float" office:value="0.702131782945736">
            <text:p>0.7</text:p>
          </table:table-cell>
          <table:table-cell table:formula="of:=AVERAGE([.MO16:.MS16])" office:value-type="float" office:value="0.706450719822813">
            <text:p>0.71</text:p>
          </table:table-cell>
          <table:table-cell table:number-columns-repeated="2"/>
          <table:table-cell office:value-type="float" office:value="40951.821">
            <text:p>40951.82</text:p>
          </table:table-cell>
          <table:table-cell office:value-type="float" office:value="41169.774">
            <text:p>41169.77</text:p>
          </table:table-cell>
          <table:table-cell office:value-type="float" office:value="39639.014">
            <text:p>39639.01</text:p>
          </table:table-cell>
          <table:table-cell office:value-type="float" office:value="39992.888">
            <text:p>39992.89</text:p>
          </table:table-cell>
          <table:table-cell office:value-type="float" office:value="40216.482">
            <text:p>40216.48</text:p>
          </table:table-cell>
          <table:table-cell table:number-columns-repeated="2"/>
          <table:table-cell office:value-type="float" office:value="0.703826955074875">
            <text:p>0.7</text:p>
          </table:table-cell>
          <table:table-cell office:value-type="float" office:value="0.725457570715474">
            <text:p>0.73</text:p>
          </table:table-cell>
          <table:table-cell office:value-type="float" office:value="0.703826955074875">
            <text:p>0.7</text:p>
          </table:table-cell>
          <table:table-cell office:value-type="float" office:value="0.697171381031614">
            <text:p>0.7</text:p>
          </table:table-cell>
          <table:table-cell office:value-type="float" office:value="0.70216306156406">
            <text:p>0.7</text:p>
          </table:table-cell>
          <table:table-cell table:number-columns-repeated="2"/>
          <table:table-cell office:value-type="float" office:value="0.695442967884828">
            <text:p>0.7</text:p>
          </table:table-cell>
          <table:table-cell office:value-type="float" office:value="0.718698781838316">
            <text:p>0.72</text:p>
          </table:table-cell>
          <table:table-cell office:value-type="float" office:value="0.703803986710963">
            <text:p>0.7</text:p>
          </table:table-cell>
          <table:table-cell office:value-type="float" office:value="0.70047619047619">
            <text:p>0.7</text:p>
          </table:table-cell>
          <table:table-cell office:value-type="float" office:value="0.72374861572536">
            <text:p>0.72</text:p>
          </table:table-cell>
          <table:table-cell table:formula="of:=AVERAGE([.NK16:.NO16])" office:value-type="float" office:value="0.708434108527132">
            <text:p>0.71</text:p>
          </table:table-cell>
          <table:table-cell table:number-columns-repeated="2"/>
          <table:table-cell office:value-type="float" office:value="33629.714">
            <text:p>33629.71</text:p>
          </table:table-cell>
          <table:table-cell office:value-type="float" office:value="33541.15">
            <text:p>33541.15</text:p>
          </table:table-cell>
          <table:table-cell office:value-type="float" office:value="33544.729">
            <text:p>33544.73</text:p>
          </table:table-cell>
          <table:table-cell office:value-type="float" office:value="32594.101">
            <text:p>32594.1</text:p>
          </table:table-cell>
          <table:table-cell office:value-type="float" office:value="33160.707">
            <text:p>33160.71</text:p>
          </table:table-cell>
          <table:table-cell table:number-columns-repeated="2"/>
          <table:table-cell office:value-type="float" office:value="0.695507487520799">
            <text:p>0.7</text:p>
          </table:table-cell>
          <table:table-cell office:value-type="float" office:value="0.718801996672213">
            <text:p>0.72</text:p>
          </table:table-cell>
          <table:table-cell office:value-type="float" office:value="0.703826955074875">
            <text:p>0.7</text:p>
          </table:table-cell>
          <table:table-cell office:value-type="float" office:value="0.700499168053245">
            <text:p>0.7</text:p>
          </table:table-cell>
          <table:table-cell office:value-type="float" office:value="0.723793677204659">
            <text:p>0.7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VERAGE([.L2:.L16])" office:value-type="float" office:value="0.00456766229798482">
            <text:p>0.005</text:p>
          </table:table-cell>
          <table:table-cell table:number-columns-repeated="17"/>
          <table:table-cell table:formula="of:=AVERAGE([.AD2:.AD16])" office:value-type="float" office:value="0.00597588653041962">
            <text:p>0.006</text:p>
          </table:table-cell>
          <table:table-cell table:number-columns-repeated="24"/>
          <table:table-cell table:formula="of:=AVERAGE([.BC2:.BC16])" office:value-type="float" office:value="0.00777185099980772">
            <text:p>0.008</text:p>
          </table:table-cell>
          <table:table-cell table:number-columns-repeated="42"/>
          <table:table-cell table:formula="of:=AVERAGE([.CT2:.CT16])" office:value-type="float" office:value="0.0126634472945106">
            <text:p>0.013</text:p>
          </table:table-cell>
          <table:table-cell table:number-columns-repeated="59"/>
          <table:table-cell table:formula="of:=AVERAGE([.FB2:.FB16])" office:value-type="float" office:value="0.00950792111542438">
            <text:p>0.010</text:p>
          </table:table-cell>
          <table:table-cell table:number-columns-repeated="24"/>
          <table:table-cell table:formula="of:=AVERAGE([.GA2:.GA16])" office:value-type="float" office:value="0.00758168748813403">
            <text:p>0.008</text:p>
          </table:table-cell>
          <table:table-cell table:number-columns-repeated="24"/>
          <table:table-cell table:formula="of:=AVERAGE([.GZ2:.GZ16])" office:value-type="float" office:value="0.00779413177325689">
            <text:p>0.008</text:p>
          </table:table-cell>
          <table:table-cell table:number-columns-repeated="24"/>
          <table:table-cell table:formula="of:=AVERAGE([.HY2:.HY16])" office:value-type="float" office:value="0.00493322857642701">
            <text:p>0.005</text:p>
          </table:table-cell>
          <table:table-cell table:number-columns-repeated="14"/>
          <table:table-cell table:formula="of:=AVERAGE([.IN2:.IN16])" office:value-type="float" office:value="0.0153965416376017">
            <text:p>0.015</text:p>
          </table:table-cell>
          <table:table-cell table:number-columns-repeated="14"/>
          <table:table-cell table:formula="of:=AVERAGE([.JC2:.JC16])" office:value-type="float" office:value="0.00817025703300935">
            <text:p>0.008</text:p>
          </table:table-cell>
          <table:table-cell table:number-columns-repeated="14"/>
          <table:table-cell table:formula="of:=AVERAGE([.JR2:.JR16])" office:value-type="float" office:value="0.00578874596920786">
            <text:p>0.006</text:p>
          </table:table-cell>
          <table:table-cell table:number-columns-repeated="37"/>
          <table:table-cell table:formula="of:=AVERAGE([.LD2:.LD16])" office:value-type="float" office:value="0.0134119163861202">
            <text:p>0.01</text:p>
          </table:table-cell>
          <table:table-cell table:number-columns-repeated="81"/>
        </table:table-row>
        <table:table-row table:style-name="ro1" table:number-rows-repeated="1048558">
          <table:table-cell table:number-columns-repeated="397"/>
        </table:table-row>
        <table:table-row table:style-name="ro1">
          <table:table-cell table:number-columns-repeated="397"/>
        </table:table-row>
      </table:table>
      <table:table table:name="GlobalEval" table:style-name="ta1" table:print="false">
        <table:table-column table:style-name="co32" table:default-cell-style-name="Default"/>
        <table:table-column table:style-name="co12" table:default-cell-style-name="Default"/>
        <table:table-column table:style-name="co60" table:default-cell-style-name="Default"/>
        <table:table-column table:style-name="co25" table:default-cell-style-name="Default"/>
        <table:table-row table:style-name="ro1">
          <table:table-cell table:style-name="ce10" table:formula="of:=[AveAcc.F1]" office:value-type="string" office:string-value="sMeanNN">
            <text:p>sMeanNN</text:p>
          </table:table-cell>
          <table:table-cell table:style-name="ce13" table:formula="of:=[AveAcc.AK1]" office:value-type="string" office:string-value="B_RF_SVM">
            <text:p>B_RF_SVM</text:p>
          </table:table-cell>
          <table:table-cell table:style-name="ce10" table:formula="of:=[AveAcc.BH1]" office:value-type="string" office:string-value="SKNN_oddlg">
            <text:p>SKNN_oddlg</text:p>
          </table:table-cell>
          <table:table-cell table:style-name="ce10" table:formula="of:=[AveAcc.H1]" office:value-type="string" office:string-value="SSVM_10n10k_001_seps_c10">
            <text:p>SSVM_10n10k_001_seps_c10</text:p>
          </table:table-cell>
        </table:table-row>
        <table:table-row table:style-name="ro1">
          <table:table-cell table:style-name="ce11" table:formula="of:=[AveAcc.F35]" office:value-type="float" office:value="0.842486624936023">
            <text:p>0.842</text:p>
          </table:table-cell>
          <table:table-cell table:style-name="ce14" table:formula="of:=[AveAcc.AK35]" office:value-type="float" office:value="0.97286909361058">
            <text:p>0.973</text:p>
          </table:table-cell>
          <table:table-cell table:style-name="ce11" table:formula="of:=[AveAcc.BH35]" office:value-type="float" office:value="0.909594319914931">
            <text:p>0.910</text:p>
          </table:table-cell>
          <table:table-cell table:style-name="ce11" table:formula="of:=[AveAcc.H35]" office:value-type="float" office:value="0.940180922599286">
            <text:p>0.940</text:p>
          </table:table-cell>
        </table:table-row>
        <table:table-row table:style-name="ro1">
          <table:table-cell table:style-name="ce10" table:formula="of:=[AveAcc.P1]" office:value-type="string" office:string-value="SLSVMsgd100kcd100">
            <text:p>SLSVMsgd100kcd100</text:p>
          </table:table-cell>
          <table:table-cell table:style-name="ce10" table:formula="of:=[AveAcc.W1]" office:value-type="string" office:string-value="mqk2nn">
            <text:p>mqk2nn</text:p>
          </table:table-cell>
          <table:table-cell table:style-name="ce10" table:formula="of:=[AveAcc.AH1]" office:value-type="string" office:string-value="DT-z1_50">
            <text:p>DT-z1_50</text:p>
          </table:table-cell>
          <table:table-cell table:style-name="ce13" table:formula="of:=[AveAcc.AR1]" office:value-type="string" office:string-value="RF_05_300">
            <text:p>RF_05_300</text:p>
          </table:table-cell>
        </table:table-row>
        <table:table-row table:style-name="ro1">
          <table:table-cell table:style-name="ce11" table:formula="of:=[AveAcc.P35]" office:value-type="float" office:value="0.917415425727907">
            <text:p>0.917</text:p>
          </table:table-cell>
          <table:table-cell table:style-name="ce11" table:formula="of:=[AveAcc.W35]" office:value-type="float" office:value="0.927053462780691">
            <text:p>0.927</text:p>
          </table:table-cell>
          <table:table-cell table:style-name="ce11" table:formula="of:=[AveAcc.AH35]" office:value-type="float" office:value="0.870649299502442">
            <text:p>0.871</text:p>
          </table:table-cell>
          <table:table-cell table:style-name="ce14" table:formula="of:=[AveAcc.AR35]" office:value-type="float" office:value="0.964379558968904">
            <text:p>0.964</text:p>
          </table:table-cell>
        </table:table-row>
        <table:table-row table:style-name="ro1">
          <table:table-cell table:style-name="ce11" table:formula="of:=[AveAcc.G1]" office:value-type="string" office:string-value="NumericalBayesE">
            <text:p>NumericalBayesE</text:p>
          </table:table-cell>
          <table:table-cell table:number-columns-repeated="3"/>
        </table:table-row>
        <table:table-row table:style-name="ro1">
          <table:table-cell table:style-name="ce11" table:formula="of:=[AveAcc.G35]" office:value-type="float" office:value="0.81973997429643">
            <text:p>0.8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6" office:value-type="string">
            <text:p>FeatureSelection</text:p>
          </table:table-cell>
          <table:table-cell table:style-name="ce15" office:value-type="string">
            <text:p>SmartRF</text:p>
          </table:table-cell>
          <table:table-cell table:style-name="ce15" table:number-columns-repeated="2"/>
        </table:table-row>
        <table:table-row table:style-name="ro1">
          <table:table-cell table:style-name="ce19" table:formula="of:=[FS.E35]" office:value-type="float" office:value="0.43614322151523">
            <text:p>0.44</text:p>
          </table:table-cell>
          <table:table-cell table:style-name="ce20" table:formula="of:=[AveAcc.BF31]" office:value-type="float" office:value="0.947814133490968">
            <text:p>0.9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binerCompare</text:p>
          </table:table-cell>
          <table:table-cell table:number-columns-repeated="3"/>
        </table:table-row>
        <table:table-row table:style-name="ro1">
          <table:table-cell table:formula="of:=[AveAcc.AR1]" office:value-type="string" office:string-value="RF_05_300">
            <text:p>RF_05_300</text:p>
          </table:table-cell>
          <table:table-cell table:formula="of:=[AveAcc.W1]" office:value-type="string" office:string-value="mqk2nn">
            <text:p>mqk2nn</text:p>
          </table:table-cell>
          <table:table-cell/>
          <table:table-cell table:formula="of:=[AveAcc.H1]" office:value-type="string" office:string-value="SSVM_10n10k_001_seps_c10">
            <text:p>SSVM_10n10k_001_seps_c10</text:p>
          </table:table-cell>
        </table:table-row>
        <table:table-row table:style-name="ro1">
          <table:table-cell table:formula="of:=[AveAcc.AR2]" office:value-type="float" office:value="1">
            <text:p>1</text:p>
          </table:table-cell>
          <table:table-cell table:formula="of:=[AveAcc.W2]" office:value-type="float" office:value="1">
            <text:p>1</text:p>
          </table:table-cell>
          <table:table-cell/>
          <table:table-cell table:formula="of:=[AveAcc.H2]" office:value-type="float" office:value="1">
            <text:p>1</text:p>
          </table:table-cell>
        </table:table-row>
        <table:table-row table:style-name="ro1">
          <table:table-cell table:formula="of:=[AveAcc.AR3]" office:value-type="float" office:value="0.972621336995859">
            <text:p>0.97</text:p>
          </table:table-cell>
          <table:table-cell table:formula="of:=[AveAcc.W3]" office:value-type="float" office:value="0.963673769893487">
            <text:p>0.96</text:p>
          </table:table-cell>
          <table:table-cell/>
          <table:table-cell table:formula="of:=[AveAcc.H3]" office:value-type="float" office:value="0.977579835620795">
            <text:p>0.98</text:p>
          </table:table-cell>
        </table:table-row>
        <table:table-row table:style-name="ro1">
          <table:table-cell table:formula="of:=[AveAcc.AR4]" office:value-type="float" office:value="0.931827160493825">
            <text:p>0.93</text:p>
          </table:table-cell>
          <table:table-cell table:formula="of:=[AveAcc.W4]" office:value-type="float" office:value="0.963518518518515">
            <text:p>0.96</text:p>
          </table:table-cell>
          <table:table-cell/>
          <table:table-cell table:formula="of:=[AveAcc.H4]" office:value-type="float" office:value="0.944999999999997">
            <text:p>0.94</text:p>
          </table:table-cell>
        </table:table-row>
        <table:table-row table:style-name="ro1">
          <table:table-cell table:formula="of:=[AveAcc.AR5]" office:value-type="float" office:value="0.996732026143791">
            <text:p>1</text:p>
          </table:table-cell>
          <table:table-cell table:formula="of:=[AveAcc.W5]" office:value-type="float" office:value="0.989365691631845">
            <text:p>0.99</text:p>
          </table:table-cell>
          <table:table-cell/>
          <table:table-cell table:formula="of:=[AveAcc.H5]" office:value-type="float" office:value="1">
            <text:p>1</text:p>
          </table:table-cell>
        </table:table-row>
        <table:table-row table:style-name="ro1">
          <table:table-cell table:formula="of:=[AveAcc.AR6]" office:value-type="float" office:value="0.959754521963824">
            <text:p>0.96</text:p>
          </table:table-cell>
          <table:table-cell table:formula="of:=[AveAcc.W6]" office:value-type="float" office:value="0.98611111111111">
            <text:p>0.99</text:p>
          </table:table-cell>
          <table:table-cell/>
          <table:table-cell table:formula="of:=[AveAcc.H6]" office:value-type="float" office:value="0.98142764857881">
            <text:p>0.98</text:p>
          </table:table-cell>
        </table:table-row>
        <table:table-row table:style-name="ro1">
          <table:table-cell table:formula="of:=[AveAcc.AR7]" office:value-type="float" office:value="0.801488095238095">
            <text:p>0.8</text:p>
          </table:table-cell>
          <table:table-cell table:formula="of:=[AveAcc.W7]" office:value-type="float" office:value="0.717261904761905">
            <text:p>0.72</text:p>
          </table:table-cell>
          <table:table-cell/>
          <table:table-cell table:formula="of:=[AveAcc.H7]" office:value-type="float" office:value="0.628472222222222">
            <text:p>0.63</text:p>
          </table:table-cell>
        </table:table-row>
        <table:table-row table:style-name="ro1">
          <table:table-cell table:formula="of:=[AveAcc.AR8]" office:value-type="float" office:value="0.961538461538461">
            <text:p>0.96</text:p>
          </table:table-cell>
          <table:table-cell table:formula="of:=[AveAcc.W8]" office:value-type="float" office:value="0.846153846153846">
            <text:p>0.85</text:p>
          </table:table-cell>
          <table:table-cell/>
          <table:table-cell table:formula="of:=[AveAcc.H8]" office:value-type="float" office:value="0.942307692307692">
            <text:p>0.94</text:p>
          </table:table-cell>
        </table:table-row>
        <table:table-row table:style-name="ro1">
          <table:table-cell table:formula="of:=[AveAcc.AR9]" office:value-type="float" office:value="0.963378323251259">
            <text:p>0.96</text:p>
          </table:table-cell>
          <table:table-cell table:formula="of:=[AveAcc.W9]" office:value-type="float" office:value="0.867881327377802">
            <text:p>0.87</text:p>
          </table:table-cell>
          <table:table-cell/>
          <table:table-cell table:formula="of:=[AveAcc.H9]" office:value-type="float" office:value="0.978088033346433">
            <text:p>0.98</text:p>
          </table:table-cell>
        </table:table-row>
        <table:table-row table:style-name="ro1">
          <table:table-cell table:formula="of:=[AveAcc.AR10]" office:value-type="float" office:value="0.717956240068453">
            <text:p>0.72</text:p>
          </table:table-cell>
          <table:table-cell table:formula="of:=[AveAcc.W10]" office:value-type="float" office:value="0.691235790245693">
            <text:p>0.69</text:p>
          </table:table-cell>
          <table:table-cell/>
          <table:table-cell table:formula="of:=[AveAcc.H10]" office:value-type="float" office:value="0.695544554455447">
            <text:p>0.7</text:p>
          </table:table-cell>
        </table:table-row>
        <table:table-row table:style-name="ro1">
          <table:table-cell table:formula="of:=[AveAcc.AR11]" office:value-type="float" office:value="0.914484532519723">
            <text:p>0.91</text:p>
          </table:table-cell>
          <table:table-cell table:formula="of:=[AveAcc.W11]" office:value-type="float" office:value="0.88861488788175">
            <text:p>0.89</text:p>
          </table:table-cell>
          <table:table-cell/>
          <table:table-cell table:formula="of:=[AveAcc.H11]" office:value-type="float" office:value="0.901226339642762">
            <text:p>0.9</text:p>
          </table:table-cell>
        </table:table-row>
        <table:table-row table:style-name="ro1">
          <table:table-cell table:formula="of:=[AveAcc.AR12]" office:value-type="float" office:value="0.763604651162792">
            <text:p>0.76</text:p>
          </table:table-cell>
          <table:table-cell table:formula="of:=[AveAcc.W12]" office:value-type="float" office:value="0.731589147286823">
            <text:p>0.73</text:p>
          </table:table-cell>
          <table:table-cell/>
          <table:table-cell table:formula="of:=[AveAcc.H12]" office:value-type="float" office:value="0.744573643410854">
            <text:p>0.74</text:p>
          </table:table-cell>
        </table:table-row>
        <table:table-row table:style-name="ro1">
          <table:table-cell table:formula="of:=[AveAcc.AR13]" office:value-type="float" office:value="0.89196268788259">
            <text:p>0.89</text:p>
          </table:table-cell>
          <table:table-cell table:formula="of:=[AveAcc.W13]" office:value-type="float" office:value="0.822247976417796">
            <text:p>0.82</text:p>
          </table:table-cell>
          <table:table-cell/>
          <table:table-cell table:formula="of:=[AveAcc.H13]" office:value-type="float" office:value="0.88258418234479">
            <text:p>0.88</text:p>
          </table:table-cell>
        </table:table-row>
        <table:table-row table:style-name="ro1">
          <table:table-cell table:formula="of:=[AveAcc.AR14]" office:value-type="float" office:value="0.985185185185185">
            <text:p>0.99</text:p>
          </table:table-cell>
          <table:table-cell table:formula="of:=[AveAcc.W14]" office:value-type="float" office:value="0.955555555555556">
            <text:p>0.96</text:p>
          </table:table-cell>
          <table:table-cell/>
          <table:table-cell table:formula="of:=[AveAcc.H14]" office:value-type="float" office:value="0.911111111111112">
            <text:p>0.91</text:p>
          </table:table-cell>
        </table:table-row>
        <table:table-row table:style-name="ro1">
          <table:table-cell table:formula="of:=[AveAcc.AR15]" office:value-type="float" office:value="0.750837320574162">
            <text:p>0.75</text:p>
          </table:table-cell>
          <table:table-cell table:formula="of:=[AveAcc.W15]" office:value-type="float" office:value="0.841507177033491">
            <text:p>0.84</text:p>
          </table:table-cell>
          <table:table-cell/>
          <table:table-cell table:formula="of:=[AveAcc.H15]" office:value-type="float" office:value="0.842503987240828">
            <text:p>0.84</text:p>
          </table:table-cell>
        </table:table-row>
        <table:table-row table:style-name="ro1">
          <table:table-cell table:formula="of:=[AveAcc.AR16]" office:value-type="float" office:value="0.736698781838317">
            <text:p>0.74</text:p>
          </table:table-cell>
          <table:table-cell table:formula="of:=[AveAcc.W16]" office:value-type="float" office:value="0.580714285714286">
            <text:p>0.58</text:p>
          </table:table-cell>
          <table:table-cell/>
          <table:table-cell table:formula="of:=[AveAcc.H16]" office:value-type="float" office:value="0.603925802879291">
            <text:p>0.6</text:p>
          </table:table-cell>
        </table:table-row>
      </table:table>
      <table:table table:name="Cost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3" table:default-cell-style-name="Default"/>
        <table:table-column table:style-name="co42" table:default-cell-style-name="Default"/>
        <table:table-column table:style-name="co64" table:default-cell-style-name="Default"/>
        <table:table-column table:style-name="co63" table:default-cell-style-name="Default"/>
        <table:table-column table:style-name="co65" table:default-cell-style-name="Default"/>
        <table:table-column table:style-name="co9" table:default-cell-style-name="Default"/>
        <table:table-column table:style-name="co3" table:number-columns-repeated="908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Bench</text:p>
          </table:table-cell>
          <table:table-cell table:style-name="ce1" office:value-type="string">
            <text:p>RF</text:p>
          </table:table-cell>
          <table:table-cell table:style-name="ce3" office:value-type="string">
            <text:p>RFProbC</text:p>
          </table:table-cell>
          <table:table-cell table:style-name="ce1" office:value-type="string">
            <text:p>RMBDT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SVMAve15</text:p>
          </table:table-cell>
          <table:table-cell table:style-name="ce1" office:value-type="string">
            <text:p>SVM_RMB15</text:p>
          </table:table-cell>
          <table:table-cell table:number-columns-repeated="908"/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1 - MIN([.$F2:.$K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0666666666666667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">
            <text:p>0</text:p>
          </table:table-cell>
          <table:table-cell office:value-type="float" office:value="0.000333333333333333">
            <text:p>0</text:p>
          </table:table-cell>
          <table:table-cell office:value-type="float" office:value="0.000666666666666667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1 - MIN([.$F3:.$K3])" office:value-type="float" office:value="0.993092324805339">
            <text:p>0.99</text:p>
          </table:table-cell>
          <table:table-cell office:value-type="float" office:value="0.0107508342602892">
            <text:p>0.01</text:p>
          </table:table-cell>
          <table:table-cell office:value-type="float" office:value="0.00914349276974416">
            <text:p>0.01</text:p>
          </table:table-cell>
          <table:table-cell office:value-type="float" office:value="0.0147330367074527">
            <text:p>0.01</text:p>
          </table:table-cell>
          <table:table-cell office:value-type="float" office:value="0.00958286985539488">
            <text:p>0.01</text:p>
          </table:table-cell>
          <table:table-cell office:value-type="float" office:value="0.00791991101223582">
            <text:p>0.01</text:p>
          </table:table-cell>
          <table:table-cell office:value-type="float" office:value="0.0069076751946607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1 - MIN([.$F4:.$K4])" office:value-type="float" office:value="0.992442396313364">
            <text:p>0.99</text:p>
          </table:table-cell>
          <table:table-cell office:value-type="float" office:value="0.0189861751152074">
            <text:p>0.02</text:p>
          </table:table-cell>
          <table:table-cell office:value-type="float" office:value="0.00755760368663594">
            <text:p>0.01</text:p>
          </table:table-cell>
          <table:table-cell office:value-type="float" office:value="0.0195391705069124">
            <text:p>0.02</text:p>
          </table:table-cell>
          <table:table-cell office:value-type="float" office:value="0.0188018433179723">
            <text:p>0.02</text:p>
          </table:table-cell>
          <table:table-cell office:value-type="float" office:value="0.00976958525345622">
            <text:p>0.01</text:p>
          </table:table-cell>
          <table:table-cell office:value-type="float" office:value="0.0144239631336406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1 - MIN([.$F5:.$K5])" office:value-type="float" office:value="1">
            <text:p>1</text:p>
          </table:table-cell>
          <table:table-cell office:value-type="float" office:value="0.00363636363636364">
            <text:p>0</text:p>
          </table:table-cell>
          <table:table-cell office:value-type="float" office:value="0.00134545454545455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181818181818182">
            <text:p>0</text:p>
          </table:table-cell>
          <table:table-cell office:value-type="float" office:value="0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1 - MIN([.$F6:.$K6])" office:value-type="float" office:value="0.999565217391304">
            <text:p>1</text:p>
          </table:table-cell>
          <table:table-cell office:value-type="float" office:value="0.0175652173913043">
            <text:p>0.02</text:p>
          </table:table-cell>
          <table:table-cell office:value-type="float" office:value="0.00104347826086957">
            <text:p>0</text:p>
          </table:table-cell>
          <table:table-cell office:value-type="float" office:value="0.00895652173913043">
            <text:p>0.01</text:p>
          </table:table-cell>
          <table:table-cell office:value-type="float" office:value="0.00878260869565217">
            <text:p>0.01</text:p>
          </table:table-cell>
          <table:table-cell office:value-type="float" office:value="0.00104347826086957">
            <text:p>0</text:p>
          </table:table-cell>
          <table:table-cell office:value-type="float" office:value="0.000434782608695652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1 - MIN([.$F7:.$K7])" office:value-type="float" office:value="0.992">
            <text:p>0.99</text:p>
          </table:table-cell>
          <table:table-cell office:value-type="float" office:value="0.179111111111111">
            <text:p>0.18</text:p>
          </table:table-cell>
          <table:table-cell office:value-type="float" office:value="0.008">
            <text:p>0.01</text:p>
          </table:table-cell>
          <table:table-cell office:value-type="float" office:value="0.180666666666667">
            <text:p>0.18</text:p>
          </table:table-cell>
          <table:table-cell office:value-type="float" office:value="0.113777777777778">
            <text:p>0.11</text:p>
          </table:table-cell>
          <table:table-cell office:value-type="float" office:value="0.158222222222222">
            <text:p>0.16</text:p>
          </table:table-cell>
          <table:table-cell office:value-type="float" office:value="0.135111111111111">
            <text:p>0.14</text:p>
          </table:table-cell>
          <table:table-cell table:number-columns-repeated="908"/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1 - MIN([.$F8:.$K8])" office:value-type="float" office:value="0.999718309859155">
            <text:p>1</text:p>
          </table:table-cell>
          <table:table-cell office:value-type="float" office:value="0.00028169014084507">
            <text:p>0</text:p>
          </table:table-cell>
          <table:table-cell office:value-type="float" office:value="0.00338028169014084">
            <text:p>0</text:p>
          </table:table-cell>
          <table:table-cell table:number-columns-repeated="2" office:value-type="float" office:value="0.00028169014084507">
            <text:p>0</text:p>
          </table:table-cell>
          <table:table-cell office:value-type="float" office:value="0.00366197183098592">
            <text:p>0</text:p>
          </table:table-cell>
          <table:table-cell office:value-type="float" office:value="0.000704225352112676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1 - MIN([.$F9:.$K9])" office:value-type="float" office:value="0.990837696335078">
            <text:p>0.99</text:p>
          </table:table-cell>
          <table:table-cell office:value-type="float" office:value="0.0178883071553229">
            <text:p>0.02</text:p>
          </table:table-cell>
          <table:table-cell office:value-type="float" office:value="0.00916230366492146">
            <text:p>0.01</text:p>
          </table:table-cell>
          <table:table-cell office:value-type="float" office:value="0.013904263275991">
            <text:p>0.01</text:p>
          </table:table-cell>
          <table:table-cell office:value-type="float" office:value="0.0118175018698579">
            <text:p>0.01</text:p>
          </table:table-cell>
          <table:table-cell office:value-type="float" office:value="0.0118399401645475">
            <text:p>0.01</text:p>
          </table:table-cell>
          <table:table-cell office:value-type="float" office:value="0.011677885814011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1 - MIN([.$F10:.$K10])" office:value-type="float" office:value="0.996516129032258">
            <text:p>1</text:p>
          </table:table-cell>
          <table:table-cell office:value-type="float" office:value="0.0725161290322581">
            <text:p>0.07</text:p>
          </table:table-cell>
          <table:table-cell office:value-type="float" office:value="0.00348387096774194">
            <text:p>0</text:p>
          </table:table-cell>
          <table:table-cell office:value-type="float" office:value="0.0855483870967742">
            <text:p>0.09</text:p>
          </table:table-cell>
          <table:table-cell office:value-type="float" office:value="0.0727096774193549">
            <text:p>0.07</text:p>
          </table:table-cell>
          <table:table-cell office:value-type="float" office:value="0.0289677419354839">
            <text:p>0.03</text:p>
          </table:table-cell>
          <table:table-cell office:value-type="float" office:value="0.00348387096774194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1 - MIN([.$F11:.$K11])" office:value-type="float" office:value="0.99771986970684">
            <text:p>1</text:p>
          </table:table-cell>
          <table:table-cell office:value-type="float" office:value="0.0157763300760043">
            <text:p>0.02</text:p>
          </table:table-cell>
          <table:table-cell office:value-type="float" office:value="0.00342019543973941">
            <text:p>0</text:p>
          </table:table-cell>
          <table:table-cell office:value-type="float" office:value="0.0114766558089034">
            <text:p>0.01</text:p>
          </table:table-cell>
          <table:table-cell office:value-type="float" office:value="0.0234527687296417">
            <text:p>0.02</text:p>
          </table:table-cell>
          <table:table-cell office:value-type="float" office:value="0.00390879478827362">
            <text:p>0</text:p>
          </table:table-cell>
          <table:table-cell office:value-type="float" office:value="0.00228013029315961">
            <text:p>0</text:p>
          </table:table-cell>
          <table:table-cell table:number-columns-repeated="908"/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1 - MIN([.$F12:.$K12])" office:value-type="float" office:value="0.993582887700535">
            <text:p>0.99</text:p>
          </table:table-cell>
          <table:table-cell office:value-type="float" office:value="0.0185561497326203">
            <text:p>0.02</text:p>
          </table:table-cell>
          <table:table-cell office:value-type="float" office:value="0.00919786096256684">
            <text:p>0.01</text:p>
          </table:table-cell>
          <table:table-cell office:value-type="float" office:value="0.00946524064171123">
            <text:p>0.01</text:p>
          </table:table-cell>
          <table:table-cell office:value-type="float" office:value="0.0236363636363636">
            <text:p>0.02</text:p>
          </table:table-cell>
          <table:table-cell office:value-type="float" office:value="0.00641711229946524">
            <text:p>0.01</text:p>
          </table:table-cell>
          <table:table-cell office:value-type="float" office:value="0.0072192513368984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1 - MIN([.$F13:.$K13])" office:value-type="float" office:value="0.997341329335332">
            <text:p>1</text:p>
          </table:table-cell>
          <table:table-cell office:value-type="float" office:value="0.0221689155422289">
            <text:p>0.02</text:p>
          </table:table-cell>
          <table:table-cell office:value-type="float" office:value="0.00265867066466767">
            <text:p>0</text:p>
          </table:table-cell>
          <table:table-cell office:value-type="float" office:value="0.0162418790604698">
            <text:p>0.02</text:p>
          </table:table-cell>
          <table:table-cell office:value-type="float" office:value="0.023648175912044">
            <text:p>0.02</text:p>
          </table:table-cell>
          <table:table-cell office:value-type="float" office:value="0.0231534232883558">
            <text:p>0.02</text:p>
          </table:table-cell>
          <table:table-cell office:value-type="float" office:value="0.0118040979510245">
            <text:p>0.01</text:p>
          </table:table-cell>
          <table:table-cell table:number-columns-repeated="908"/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1 - MIN([.$F14:.$K14])" office:value-type="float" office:value="0.99972972972973">
            <text:p>1</text:p>
          </table:table-cell>
          <table:table-cell office:value-type="float" office:value="0.00027027027027027">
            <text:p>0</text:p>
          </table:table-cell>
          <table:table-cell office:value-type="float" office:value="0.00432432432432432">
            <text:p>0</text:p>
          </table:table-cell>
          <table:table-cell office:value-type="float" office:value="0.0272972972972973">
            <text:p>0.03</text:p>
          </table:table-cell>
          <table:table-cell table:number-columns-repeated="2" office:value-type="float" office:value="0.0813513513513514">
            <text:p>0.08</text:p>
          </table:table-cell>
          <table:table-cell office:value-type="float" office:value="0.00027027027027027">
            <text:p>0</text:p>
          </table:table-cell>
          <table:table-cell table:number-columns-repeated="908"/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1 - MIN([.$F15:.$K15])" office:value-type="float" office:value="0.996633663366337">
            <text:p>1</text:p>
          </table:table-cell>
          <table:table-cell office:value-type="float" office:value="0.11990099009901">
            <text:p>0.12</text:p>
          </table:table-cell>
          <table:table-cell office:value-type="float" office:value="0.00435643564356436">
            <text:p>0</text:p>
          </table:table-cell>
          <table:table-cell office:value-type="float" office:value="0.0816831683168317">
            <text:p>0.08</text:p>
          </table:table-cell>
          <table:table-cell office:value-type="float" office:value="0.0504950495049505">
            <text:p>0.05</text:p>
          </table:table-cell>
          <table:table-cell office:value-type="float" office:value="0.00435643564356436">
            <text:p>0</text:p>
          </table:table-cell>
          <table:table-cell office:value-type="float" office:value="0.00336633663366337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1 - MIN([.$F16:.$K16])" office:value-type="float" office:value="0.995008319467554">
            <text:p>1</text:p>
          </table:table-cell>
          <table:table-cell office:value-type="float" office:value="0.109700499168053">
            <text:p>0.11</text:p>
          </table:table-cell>
          <table:table-cell office:value-type="float" office:value="0.00499168053244592">
            <text:p>0</text:p>
          </table:table-cell>
          <table:table-cell office:value-type="float" office:value="0.0435773710482529">
            <text:p>0.04</text:p>
          </table:table-cell>
          <table:table-cell office:value-type="float" office:value="0.155440931780366">
            <text:p>0.16</text:p>
          </table:table-cell>
          <table:table-cell table:number-columns-repeated="2" office:value-type="float" office:value="0.00499168053244592">
            <text:p>0</text:p>
          </table:table-cell>
          <table:table-cell/>
          <table:table-cell table:style-name="ce1" table:number-columns-repeated="907"/>
        </table:table-row>
        <table:table-row table:style-name="ro1">
          <table:table-cell table:style-name="ce1" table:number-columns-repeated="4"/>
          <table:table-cell table:number-columns-repeated="8"/>
          <table:table-cell table:style-name="ce1" table:number-columns-repeated="907"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 table:number-columns-repeated="8"/>
          <table:table-cell table:style-name="ce1" table:number-columns-repeated="907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Curved GPA</text:p>
          </table:table-cell>
          <table:table-cell table:number-columns-repeated="4"/>
          <table:table-cell table:style-name="ce2" table:formula="of:=(1-[.F2])/[.$E2]" office:value-type="float" office:value="1">
            <text:p>1.000</text:p>
          </table:table-cell>
          <table:table-cell table:style-name="ce2" table:formula="of:=(1-[.G2])/[.$E2]" office:value-type="float" office:value="0.999333333333333">
            <text:p>0.999</text:p>
          </table:table-cell>
          <table:table-cell table:style-name="ce2" table:formula="of:=(1-[.H2])/[.$E2]" office:value-type="float" office:value="0.999666666666667">
            <text:p>1.000</text:p>
          </table:table-cell>
          <table:table-cell table:style-name="ce2" table:formula="of:=(1-[.I2])/[.$E2]" office:value-type="float" office:value="1">
            <text:p>1.000</text:p>
          </table:table-cell>
          <table:table-cell table:style-name="ce2" table:formula="of:=(1-[.J2])/[.$E2]" office:value-type="float" office:value="0.999666666666667">
            <text:p>1.000</text:p>
          </table:table-cell>
          <table:table-cell table:style-name="ce2" table:formula="of:=(1-[.K2])/[.$E2]" office:value-type="float" office:value="0.999333333333333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3])/[.$E3]" office:value-type="float" office:value="0.996130108984196">
            <text:p>0.996</text:p>
          </table:table-cell>
          <table:table-cell table:style-name="ce2" table:formula="of:=(1-[.G3])/[.$E3]" office:value-type="float" office:value="0.997748630697028">
            <text:p>0.998</text:p>
          </table:table-cell>
          <table:table-cell table:style-name="ce2" table:formula="of:=(1-[.H3])/[.$E3]" office:value-type="float" office:value="0.992120207439599">
            <text:p>0.992</text:p>
          </table:table-cell>
          <table:table-cell table:style-name="ce2" table:formula="of:=(1-[.I3])/[.$E3]" office:value-type="float" office:value="0.997306197426046">
            <text:p>0.997</text:p>
          </table:table-cell>
          <table:table-cell table:style-name="ce2" table:formula="of:=(1-[.J3])/[.$E3]" office:value-type="float" office:value="0.998980723350396">
            <text:p>0.999</text:p>
          </table:table-cell>
          <table:table-cell table:style-name="ce2" table:formula="of:=(1-[.K3])/[.$E3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4])/[.$E4]" office:value-type="float" office:value="0.988484398216939">
            <text:p>0.988</text:p>
          </table:table-cell>
          <table:table-cell table:style-name="ce2" table:formula="of:=(1-[.G4])/[.$E4]" office:value-type="float" office:value="1">
            <text:p>1.000</text:p>
          </table:table-cell>
          <table:table-cell table:style-name="ce2" table:formula="of:=(1-[.H4])/[.$E4]" office:value-type="float" office:value="0.987927191679049">
            <text:p>0.988</text:p>
          </table:table-cell>
          <table:table-cell table:style-name="ce2" table:formula="of:=(1-[.I4])/[.$E4]" office:value-type="float" office:value="0.988670133729569">
            <text:p>0.989</text:p>
          </table:table-cell>
          <table:table-cell table:style-name="ce2" table:formula="of:=(1-[.J4])/[.$E4]" office:value-type="float" office:value="0.99777117384844">
            <text:p>0.998</text:p>
          </table:table-cell>
          <table:table-cell table:style-name="ce2" table:formula="of:=(1-[.K4])/[.$E4]" office:value-type="float" office:value="0.993081352154532">
            <text:p>0.993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5])/[.$E5]" office:value-type="float" office:value="0.996363636363636">
            <text:p>0.996</text:p>
          </table:table-cell>
          <table:table-cell table:style-name="ce2" table:formula="of:=(1-[.G5])/[.$E5]" office:value-type="float" office:value="0.998654545454545">
            <text:p>0.999</text:p>
          </table:table-cell>
          <table:table-cell table:style-name="ce2" table:formula="of:=(1-[.H5])/[.$E5]" office:value-type="float" office:value="1">
            <text:p>1.000</text:p>
          </table:table-cell>
          <table:table-cell table:style-name="ce2" table:formula="of:=(1-[.I5])/[.$E5]" office:value-type="float" office:value="1">
            <text:p>1.000</text:p>
          </table:table-cell>
          <table:table-cell table:style-name="ce2" table:formula="of:=(1-[.J5])/[.$E5]" office:value-type="float" office:value="0.999818181818182">
            <text:p>1.000</text:p>
          </table:table-cell>
          <table:table-cell table:style-name="ce2" table:formula="of:=(1-[.K5])/[.$E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6])/[.$E6]" office:value-type="float" office:value="0.982862113962593">
            <text:p>0.983</text:p>
          </table:table-cell>
          <table:table-cell table:style-name="ce2" table:formula="of:=(1-[.G6])/[.$E6]" office:value-type="float" office:value="0.999391039582427">
            <text:p>0.999</text:p>
          </table:table-cell>
          <table:table-cell table:style-name="ce2" table:formula="of:=(1-[.H6])/[.$E6]" office:value-type="float" office:value="0.99147455415398">
            <text:p>0.991</text:p>
          </table:table-cell>
          <table:table-cell table:style-name="ce2" table:formula="of:=(1-[.I6])/[.$E6]" office:value-type="float" office:value="0.991648542844715">
            <text:p>0.992</text:p>
          </table:table-cell>
          <table:table-cell table:style-name="ce2" table:formula="of:=(1-[.J6])/[.$E6]" office:value-type="float" office:value="0.999391039582427">
            <text:p>0.999</text:p>
          </table:table-cell>
          <table:table-cell table:style-name="ce2" table:formula="of:=(1-[.K6])/[.$E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7])/[.$E7]" office:value-type="float" office:value="0.827508960573477">
            <text:p>0.828</text:p>
          </table:table-cell>
          <table:table-cell table:style-name="ce2" table:formula="of:=(1-[.G7])/[.$E7]" office:value-type="float" office:value="1">
            <text:p>1.000</text:p>
          </table:table-cell>
          <table:table-cell table:style-name="ce2" table:formula="of:=(1-[.H7])/[.$E7]" office:value-type="float" office:value="0.825940860215053">
            <text:p>0.826</text:p>
          </table:table-cell>
          <table:table-cell table:style-name="ce2" table:formula="of:=(1-[.I7])/[.$E7]" office:value-type="float" office:value="0.89336917562724">
            <text:p>0.893</text:p>
          </table:table-cell>
          <table:table-cell table:style-name="ce2" table:formula="of:=(1-[.J7])/[.$E7]" office:value-type="float" office:value="0.848566308243728">
            <text:p>0.849</text:p>
          </table:table-cell>
          <table:table-cell table:style-name="ce2" table:formula="of:=(1-[.K7])/[.$E7]" office:value-type="float" office:value="0.871863799283154">
            <text:p>0.872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8])/[.$E8]" office:value-type="float" office:value="1">
            <text:p>1.000</text:p>
          </table:table-cell>
          <table:table-cell table:style-name="ce2" table:formula="of:=(1-[.G8])/[.$E8]" office:value-type="float" office:value="0.996900535362074">
            <text:p>0.997</text:p>
          </table:table-cell>
          <table:table-cell table:style-name="ce2" table:formula="of:=(1-[.H8])/[.$E8]" office:value-type="float" office:value="1">
            <text:p>1.000</text:p>
          </table:table-cell>
          <table:table-cell table:style-name="ce2" table:formula="of:=(1-[.I8])/[.$E8]" office:value-type="float" office:value="1">
            <text:p>1.000</text:p>
          </table:table-cell>
          <table:table-cell table:style-name="ce2" table:formula="of:=(1-[.J8])/[.$E8]" office:value-type="float" office:value="0.996618765849535">
            <text:p>0.997</text:p>
          </table:table-cell>
          <table:table-cell table:style-name="ce2" table:formula="of:=(1-[.K8])/[.$E8]" office:value-type="float" office:value="0.999577345731192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9])/[.$E9]" office:value-type="float" office:value="0.991193306913254">
            <text:p>0.991</text:p>
          </table:table-cell>
          <table:table-cell table:style-name="ce2" table:formula="of:=(1-[.G9])/[.$E9]" office:value-type="float" office:value="1">
            <text:p>1.000</text:p>
          </table:table-cell>
          <table:table-cell table:style-name="ce2" table:formula="of:=(1-[.H9])/[.$E9]" office:value-type="float" office:value="0.99521419135686">
            <text:p>0.995</text:p>
          </table:table-cell>
          <table:table-cell table:style-name="ce2" table:formula="of:=(1-[.I9])/[.$E9]" office:value-type="float" office:value="0.997320249103604">
            <text:p>0.997</text:p>
          </table:table-cell>
          <table:table-cell table:style-name="ce2" table:formula="of:=(1-[.J9])/[.$E9]" office:value-type="float" office:value="0.997297603321381">
            <text:p>0.997</text:p>
          </table:table-cell>
          <table:table-cell table:style-name="ce2" table:formula="of:=(1-[.K9])/[.$E9]" office:value-type="float" office:value="0.997461156192992">
            <text:p>0.997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0])/[.$E10]" office:value-type="float" office:value="0.930726401657387">
            <text:p>0.931</text:p>
          </table:table-cell>
          <table:table-cell table:style-name="ce2" table:formula="of:=(1-[.G10])/[.$E10]" office:value-type="float" office:value="1">
            <text:p>1.000</text:p>
          </table:table-cell>
          <table:table-cell table:style-name="ce2" table:formula="of:=(1-[.H10])/[.$E10]" office:value-type="float" office:value="0.917648582157193">
            <text:p>0.918</text:p>
          </table:table-cell>
          <table:table-cell table:style-name="ce2" table:formula="of:=(1-[.I10])/[.$E10]" office:value-type="float" office:value="0.930532176615305">
            <text:p>0.931</text:p>
          </table:table-cell>
          <table:table-cell table:style-name="ce2" table:formula="of:=(1-[.J10])/[.$E10]" office:value-type="float" office:value="0.974427036125858">
            <text:p>0.974</text:p>
          </table:table-cell>
          <table:table-cell table:style-name="ce2" table:formula="of:=(1-[.K10])/[.$E10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1])/[.$E11]" office:value-type="float" office:value="0.986472956796169">
            <text:p>0.986</text:p>
          </table:table-cell>
          <table:table-cell table:style-name="ce2" table:formula="of:=(1-[.G11])/[.$E11]" office:value-type="float" office:value="0.998857329415606">
            <text:p>0.999</text:p>
          </table:table-cell>
          <table:table-cell table:style-name="ce2" table:formula="of:=(1-[.H11])/[.$E11]" office:value-type="float" office:value="0.990782457285885">
            <text:p>0.991</text:p>
          </table:table-cell>
          <table:table-cell table:style-name="ce2" table:formula="of:=(1-[.I11])/[.$E11]" office:value-type="float" office:value="0.978778974861247">
            <text:p>0.979</text:p>
          </table:table-cell>
          <table:table-cell table:style-name="ce2" table:formula="of:=(1-[.J11])/[.$E11]" office:value-type="float" office:value="0.998367613450865">
            <text:p>0.998</text:p>
          </table:table-cell>
          <table:table-cell table:style-name="ce2" table:formula="of:=(1-[.K11])/[.$E11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2])/[.$E12]" office:value-type="float" office:value="0.98778256189451">
            <text:p>0.988</text:p>
          </table:table-cell>
          <table:table-cell table:style-name="ce2" table:formula="of:=(1-[.G12])/[.$E12]" office:value-type="float" office:value="0.997201291711518">
            <text:p>0.997</text:p>
          </table:table-cell>
          <table:table-cell table:style-name="ce2" table:formula="of:=(1-[.H12])/[.$E12]" office:value-type="float" office:value="0.996932185145318">
            <text:p>0.997</text:p>
          </table:table-cell>
          <table:table-cell table:style-name="ce2" table:formula="of:=(1-[.I12])/[.$E12]" office:value-type="float" office:value="0.982669537136706">
            <text:p>0.983</text:p>
          </table:table-cell>
          <table:table-cell table:style-name="ce2" table:formula="of:=(1-[.J12])/[.$E12]" office:value-type="float" office:value="1">
            <text:p>1.000</text:p>
          </table:table-cell>
          <table:table-cell table:style-name="ce2" table:formula="of:=(1-[.K12])/[.$E12]" office:value-type="float" office:value="0.999192680301399">
            <text:p>0.999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3])/[.$E13]" office:value-type="float" office:value="0.980437745530345">
            <text:p>0.980</text:p>
          </table:table-cell>
          <table:table-cell table:style-name="ce2" table:formula="of:=(1-[.G13])/[.$E13]" office:value-type="float" office:value="1">
            <text:p>1.000</text:p>
          </table:table-cell>
          <table:table-cell table:style-name="ce2" table:formula="of:=(1-[.H13])/[.$E13]" office:value-type="float" office:value="0.986380582057243">
            <text:p>0.986</text:p>
          </table:table-cell>
          <table:table-cell table:style-name="ce2" table:formula="of:=(1-[.I13])/[.$E13]" office:value-type="float" office:value="0.97895454181031">
            <text:p>0.979</text:p>
          </table:table-cell>
          <table:table-cell table:style-name="ce2" table:formula="of:=(1-[.J13])/[.$E13]" office:value-type="float" office:value="0.979450613324782">
            <text:p>0.979</text:p>
          </table:table-cell>
          <table:table-cell table:style-name="ce2" table:formula="of:=(1-[.K13])/[.$E13]" office:value-type="float" office:value="0.990830193217349">
            <text:p>0.991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4])/[.$E14]" office:value-type="float" office:value="1">
            <text:p>1.000</text:p>
          </table:table-cell>
          <table:table-cell table:style-name="ce2" table:formula="of:=(1-[.G14])/[.$E14]" office:value-type="float" office:value="0.995944849959449">
            <text:p>0.996</text:p>
          </table:table-cell>
          <table:table-cell table:style-name="ce2" table:formula="of:=(1-[.H14])/[.$E14]" office:value-type="float" office:value="0.972965666396323">
            <text:p>0.973</text:p>
          </table:table-cell>
          <table:table-cell table:style-name="ce2" table:formula="of:=(1-[.I14])/[.$E14]" office:value-type="float" office:value="0.91889699918897">
            <text:p>0.919</text:p>
          </table:table-cell>
          <table:table-cell table:style-name="ce2" table:formula="of:=(1-[.J14])/[.$E14]" office:value-type="float" office:value="0.91889699918897">
            <text:p>0.919</text:p>
          </table:table-cell>
          <table:table-cell table:style-name="ce2" table:formula="of:=(1-[.K14])/[.$E14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5])/[.$E15]" office:value-type="float" office:value="0.883071726604411">
            <text:p>0.883</text:p>
          </table:table-cell>
          <table:table-cell table:style-name="ce2" table:formula="of:=(1-[.G15])/[.$E15]" office:value-type="float" office:value="0.999006556725611">
            <text:p>0.999</text:p>
          </table:table-cell>
          <table:table-cell table:style-name="ce2" table:formula="of:=(1-[.H15])/[.$E15]" office:value-type="float" office:value="0.921418636995827">
            <text:p>0.921</text:p>
          </table:table-cell>
          <table:table-cell table:style-name="ce2" table:formula="of:=(1-[.I15])/[.$E15]" office:value-type="float" office:value="0.952712100139082">
            <text:p>0.953</text:p>
          </table:table-cell>
          <table:table-cell table:style-name="ce2" table:formula="of:=(1-[.J15])/[.$E15]" office:value-type="float" office:value="0.999006556725611">
            <text:p>0.999</text:p>
          </table:table-cell>
          <table:table-cell table:style-name="ce2" table:formula="of:=(1-[.K15])/[.$E15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table:number-columns-repeated="5"/>
          <table:table-cell table:style-name="ce2" table:formula="of:=(1-[.F16])/[.$E16]" office:value-type="float" office:value="0.894765886287626">
            <text:p>0.895</text:p>
          </table:table-cell>
          <table:table-cell table:style-name="ce2" table:formula="of:=(1-[.G16])/[.$E16]" office:value-type="float" office:value="1">
            <text:p>1.000</text:p>
          </table:table-cell>
          <table:table-cell table:style-name="ce2" table:formula="of:=(1-[.H16])/[.$E16]" office:value-type="float" office:value="0.961220735785953">
            <text:p>0.961</text:p>
          </table:table-cell>
          <table:table-cell table:style-name="ce2" table:formula="of:=(1-[.I16])/[.$E16]" office:value-type="float" office:value="0.848795986622074">
            <text:p>0.849</text:p>
          </table:table-cell>
          <table:table-cell table:style-name="ce2" table:formula="of:=(1-[.J16])/[.$E16]" office:value-type="float" office:value="1">
            <text:p>1.000</text:p>
          </table:table-cell>
          <table:table-cell table:style-name="ce2" table:formula="of:=(1-[.K16])/[.$E16]" office:value-type="float" office:value="1">
            <text:p>1.000</text:p>
          </table:table-cell>
          <table:table-cell table:style-name="ce2" table:number-columns-repeated="9"/>
          <table:table-cell table:number-columns-repeated="899"/>
        </table:table-row>
        <table:table-row table:style-name="ro1">
          <table:table-cell office:value-type="string">
            <text:p>Average GPA</text:p>
          </table:table-cell>
          <table:table-cell table:number-columns-repeated="4"/>
          <table:table-cell table:style-name="ce2" table:formula="of:=AVERAGE([.F20:.F34])" office:value-type="float" office:value="0.963053320252303">
            <text:p>0.963</text:p>
          </table:table-cell>
          <table:table-cell table:style-name="ce2" table:formula="of:=AVERAGE([.G20:.G34])" office:value-type="float" office:value="0.998869207482773">
            <text:p>0.999</text:p>
          </table:table-cell>
          <table:table-cell table:style-name="ce2" table:formula="of:=AVERAGE([.H20:.H34])" office:value-type="float" office:value="0.969312834488997">
            <text:p>0.969</text:p>
          </table:table-cell>
          <table:table-cell table:style-name="ce2" table:formula="of:=AVERAGE([.I20:.I34])" office:value-type="float" office:value="0.963976974340325">
            <text:p>0.964</text:p>
          </table:table-cell>
          <table:table-cell table:style-name="ce2" table:formula="of:=AVERAGE([.J20:.J34])" office:value-type="float" office:value="0.980550618766456">
            <text:p>0.981</text:p>
          </table:table-cell>
          <table:table-cell table:style-name="ce2" table:formula="of:=AVERAGE([.K20:.K34])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  <table:table-cell table:style-name="ce18" table:formula="of:=RANK([.F35]; [.$F35:.$K35])" office:value-type="float" office:value="6">
            <text:p>6</text:p>
          </table:table-cell>
          <table:table-cell table:style-name="ce18" table:formula="of:=RANK([.G35]; [.$F35:.$K35])" office:value-type="float" office:value="1">
            <text:p>1</text:p>
          </table:table-cell>
          <table:table-cell table:style-name="ce18" table:formula="of:=RANK([.H35]; [.$F35:.$K35])" office:value-type="float" office:value="4">
            <text:p>4</text:p>
          </table:table-cell>
          <table:table-cell table:style-name="ce18" table:formula="of:=RANK([.I35]; [.$F35:.$K35])" office:value-type="float" office:value="5">
            <text:p>5</text:p>
          </table:table-cell>
          <table:table-cell table:style-name="ce18" table:formula="of:=RANK([.J35]; [.$F35:.$K35])" office:value-type="float" office:value="3">
            <text:p>3</text:p>
          </table:table-cell>
          <table:table-cell table:style-name="ce18" table:formula="of:=RANK([.K35]; [.$F35:.$K35]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Ranks</text:p>
          </table:table-cell>
          <table:table-cell table:number-columns-repeated="4"/>
          <table:table-cell table:formula="of:=RANK([.F2]; [.$F2:.$K2];1)" office:value-type="float" office:value="1">
            <text:p>1</text:p>
          </table:table-cell>
          <table:table-cell table:formula="of:=RANK([.G2]; [.$F2:.$K2];1)" office:value-type="float" office:value="5">
            <text:p>5</text:p>
          </table:table-cell>
          <table:table-cell table:formula="of:=RANK([.H2]; [.$F2:.$K2];1)" office:value-type="float" office:value="3">
            <text:p>3</text:p>
          </table:table-cell>
          <table:table-cell table:formula="of:=RANK([.I2]; [.$F2:.$K2];1)" office:value-type="float" office:value="1">
            <text:p>1</text:p>
          </table:table-cell>
          <table:table-cell table:formula="of:=RANK([.J2]; [.$F2:.$K2];1)" office:value-type="float" office:value="3">
            <text:p>3</text:p>
          </table:table-cell>
          <table:table-cell table:formula="of:=RANK([.K2]; [.$F2:.$K2];1)" office:value-type="float" office:value="5">
            <text:p>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3]; [.$F3:.$K3];1)" office:value-type="float" office:value="5">
            <text:p>5</text:p>
          </table:table-cell>
          <table:table-cell table:formula="of:=RANK([.G3]; [.$F3:.$K3];1)" office:value-type="float" office:value="3">
            <text:p>3</text:p>
          </table:table-cell>
          <table:table-cell table:formula="of:=RANK([.H3]; [.$F3:.$K3];1)" office:value-type="float" office:value="6">
            <text:p>6</text:p>
          </table:table-cell>
          <table:table-cell table:formula="of:=RANK([.I3]; [.$F3:.$K3];1)" office:value-type="float" office:value="4">
            <text:p>4</text:p>
          </table:table-cell>
          <table:table-cell table:formula="of:=RANK([.J3]; [.$F3:.$K3];1)" office:value-type="float" office:value="2">
            <text:p>2</text:p>
          </table:table-cell>
          <table:table-cell table:formula="of:=RANK([.K3]; [.$F3:.$K3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4]; [.$F4:.$K4];1)" office:value-type="float" office:value="5">
            <text:p>5</text:p>
          </table:table-cell>
          <table:table-cell table:formula="of:=RANK([.G4]; [.$F4:.$K4];1)" office:value-type="float" office:value="1">
            <text:p>1</text:p>
          </table:table-cell>
          <table:table-cell table:formula="of:=RANK([.H4]; [.$F4:.$K4];1)" office:value-type="float" office:value="6">
            <text:p>6</text:p>
          </table:table-cell>
          <table:table-cell table:formula="of:=RANK([.I4]; [.$F4:.$K4];1)" office:value-type="float" office:value="4">
            <text:p>4</text:p>
          </table:table-cell>
          <table:table-cell table:formula="of:=RANK([.J4]; [.$F4:.$K4];1)" office:value-type="float" office:value="2">
            <text:p>2</text:p>
          </table:table-cell>
          <table:table-cell table:formula="of:=RANK([.K4]; [.$F4:.$K4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]; [.$F5:.$K5];1)" office:value-type="float" office:value="6">
            <text:p>6</text:p>
          </table:table-cell>
          <table:table-cell table:formula="of:=RANK([.G5]; [.$F5:.$K5];1)" office:value-type="float" office:value="5">
            <text:p>5</text:p>
          </table:table-cell>
          <table:table-cell table:formula="of:=RANK([.H5]; [.$F5:.$K5];1)" office:value-type="float" office:value="1">
            <text:p>1</text:p>
          </table:table-cell>
          <table:table-cell table:formula="of:=RANK([.I5]; [.$F5:.$K5];1)" office:value-type="float" office:value="1">
            <text:p>1</text:p>
          </table:table-cell>
          <table:table-cell table:formula="of:=RANK([.J5]; [.$F5:.$K5];1)" office:value-type="float" office:value="4">
            <text:p>4</text:p>
          </table:table-cell>
          <table:table-cell table:formula="of:=RANK([.K5]; [.$F5:.$K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6]; [.$F6:.$K6];1)" office:value-type="float" office:value="6">
            <text:p>6</text:p>
          </table:table-cell>
          <table:table-cell table:formula="of:=RANK([.G6]; [.$F6:.$K6];1)" office:value-type="float" office:value="2">
            <text:p>2</text:p>
          </table:table-cell>
          <table:table-cell table:formula="of:=RANK([.H6]; [.$F6:.$K6];1)" office:value-type="float" office:value="5">
            <text:p>5</text:p>
          </table:table-cell>
          <table:table-cell table:formula="of:=RANK([.I6]; [.$F6:.$K6];1)" office:value-type="float" office:value="4">
            <text:p>4</text:p>
          </table:table-cell>
          <table:table-cell table:formula="of:=RANK([.J6]; [.$F6:.$K6];1)" office:value-type="float" office:value="2">
            <text:p>2</text:p>
          </table:table-cell>
          <table:table-cell table:formula="of:=RANK([.K6]; [.$F6:.$K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7]; [.$F7:.$K7];1)" office:value-type="float" office:value="5">
            <text:p>5</text:p>
          </table:table-cell>
          <table:table-cell table:formula="of:=RANK([.G7]; [.$F7:.$K7];1)" office:value-type="float" office:value="1">
            <text:p>1</text:p>
          </table:table-cell>
          <table:table-cell table:formula="of:=RANK([.H7]; [.$F7:.$K7];1)" office:value-type="float" office:value="6">
            <text:p>6</text:p>
          </table:table-cell>
          <table:table-cell table:formula="of:=RANK([.I7]; [.$F7:.$K7];1)" office:value-type="float" office:value="2">
            <text:p>2</text:p>
          </table:table-cell>
          <table:table-cell table:formula="of:=RANK([.J7]; [.$F7:.$K7];1)" office:value-type="float" office:value="4">
            <text:p>4</text:p>
          </table:table-cell>
          <table:table-cell table:formula="of:=RANK([.K7]; [.$F7:.$K7];1)" office:value-type="float" office:value="3">
            <text:p>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8]; [.$F8:.$K8];1)" office:value-type="float" office:value="1">
            <text:p>1</text:p>
          </table:table-cell>
          <table:table-cell table:formula="of:=RANK([.G8]; [.$F8:.$K8];1)" office:value-type="float" office:value="5">
            <text:p>5</text:p>
          </table:table-cell>
          <table:table-cell table:formula="of:=RANK([.H8]; [.$F8:.$K8];1)" office:value-type="float" office:value="1">
            <text:p>1</text:p>
          </table:table-cell>
          <table:table-cell table:formula="of:=RANK([.I8]; [.$F8:.$K8];1)" office:value-type="float" office:value="1">
            <text:p>1</text:p>
          </table:table-cell>
          <table:table-cell table:formula="of:=RANK([.J8]; [.$F8:.$K8];1)" office:value-type="float" office:value="6">
            <text:p>6</text:p>
          </table:table-cell>
          <table:table-cell table:formula="of:=RANK([.K8]; [.$F8:.$K8];1)" office:value-type="float" office:value="4">
            <text:p>4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9]; [.$F9:.$K9];1)" office:value-type="float" office:value="6">
            <text:p>6</text:p>
          </table:table-cell>
          <table:table-cell table:formula="of:=RANK([.G9]; [.$F9:.$K9];1)" office:value-type="float" office:value="1">
            <text:p>1</text:p>
          </table:table-cell>
          <table:table-cell table:formula="of:=RANK([.H9]; [.$F9:.$K9];1)" office:value-type="float" office:value="5">
            <text:p>5</text:p>
          </table:table-cell>
          <table:table-cell table:formula="of:=RANK([.I9]; [.$F9:.$K9];1)" office:value-type="float" office:value="3">
            <text:p>3</text:p>
          </table:table-cell>
          <table:table-cell table:formula="of:=RANK([.J9]; [.$F9:.$K9];1)" office:value-type="float" office:value="4">
            <text:p>4</text:p>
          </table:table-cell>
          <table:table-cell table:formula="of:=RANK([.K9]; [.$F9:.$K9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0]; [.$F10:.$K10];1)" office:value-type="float" office:value="4">
            <text:p>4</text:p>
          </table:table-cell>
          <table:table-cell table:formula="of:=RANK([.G10]; [.$F10:.$K10];1)" office:value-type="float" office:value="1">
            <text:p>1</text:p>
          </table:table-cell>
          <table:table-cell table:formula="of:=RANK([.H10]; [.$F10:.$K10];1)" office:value-type="float" office:value="6">
            <text:p>6</text:p>
          </table:table-cell>
          <table:table-cell table:formula="of:=RANK([.I10]; [.$F10:.$K10];1)" office:value-type="float" office:value="5">
            <text:p>5</text:p>
          </table:table-cell>
          <table:table-cell table:formula="of:=RANK([.J10]; [.$F10:.$K10];1)" office:value-type="float" office:value="3">
            <text:p>3</text:p>
          </table:table-cell>
          <table:table-cell table:formula="of:=RANK([.K10]; [.$F10:.$K10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1]; [.$F11:.$K11];1)" office:value-type="float" office:value="5">
            <text:p>5</text:p>
          </table:table-cell>
          <table:table-cell table:formula="of:=RANK([.G11]; [.$F11:.$K11];1)" office:value-type="float" office:value="2">
            <text:p>2</text:p>
          </table:table-cell>
          <table:table-cell table:formula="of:=RANK([.H11]; [.$F11:.$K11];1)" office:value-type="float" office:value="4">
            <text:p>4</text:p>
          </table:table-cell>
          <table:table-cell table:formula="of:=RANK([.I11]; [.$F11:.$K11];1)" office:value-type="float" office:value="6">
            <text:p>6</text:p>
          </table:table-cell>
          <table:table-cell table:formula="of:=RANK([.J11]; [.$F11:.$K11];1)" office:value-type="float" office:value="3">
            <text:p>3</text:p>
          </table:table-cell>
          <table:table-cell table:formula="of:=RANK([.K11]; [.$F11:.$K11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2]; [.$F12:.$K12];1)" office:value-type="float" office:value="5">
            <text:p>5</text:p>
          </table:table-cell>
          <table:table-cell table:formula="of:=RANK([.G12]; [.$F12:.$K12];1)" office:value-type="float" office:value="3">
            <text:p>3</text:p>
          </table:table-cell>
          <table:table-cell table:formula="of:=RANK([.H12]; [.$F12:.$K12];1)" office:value-type="float" office:value="4">
            <text:p>4</text:p>
          </table:table-cell>
          <table:table-cell table:formula="of:=RANK([.I12]; [.$F12:.$K12];1)" office:value-type="float" office:value="6">
            <text:p>6</text:p>
          </table:table-cell>
          <table:table-cell table:formula="of:=RANK([.J12]; [.$F12:.$K12];1)" office:value-type="float" office:value="1">
            <text:p>1</text:p>
          </table:table-cell>
          <table:table-cell table:formula="of:=RANK([.K12]; [.$F12:.$K12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3]; [.$F13:.$K13];1)" office:value-type="float" office:value="4">
            <text:p>4</text:p>
          </table:table-cell>
          <table:table-cell table:formula="of:=RANK([.G13]; [.$F13:.$K13];1)" office:value-type="float" office:value="1">
            <text:p>1</text:p>
          </table:table-cell>
          <table:table-cell table:formula="of:=RANK([.H13]; [.$F13:.$K13];1)" office:value-type="float" office:value="3">
            <text:p>3</text:p>
          </table:table-cell>
          <table:table-cell table:formula="of:=RANK([.I13]; [.$F13:.$K13];1)" office:value-type="float" office:value="6">
            <text:p>6</text:p>
          </table:table-cell>
          <table:table-cell table:formula="of:=RANK([.J13]; [.$F13:.$K13];1)" office:value-type="float" office:value="5">
            <text:p>5</text:p>
          </table:table-cell>
          <table:table-cell table:formula="of:=RANK([.K13]; [.$F13:.$K13];1)" office:value-type="float" office:value="2">
            <text:p>2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4]; [.$F14:.$K14];1)" office:value-type="float" office:value="1">
            <text:p>1</text:p>
          </table:table-cell>
          <table:table-cell table:formula="of:=RANK([.G14]; [.$F14:.$K14];1)" office:value-type="float" office:value="3">
            <text:p>3</text:p>
          </table:table-cell>
          <table:table-cell table:formula="of:=RANK([.H14]; [.$F14:.$K14];1)" office:value-type="float" office:value="4">
            <text:p>4</text:p>
          </table:table-cell>
          <table:table-cell table:formula="of:=RANK([.I14]; [.$F14:.$K14];1)" office:value-type="float" office:value="5">
            <text:p>5</text:p>
          </table:table-cell>
          <table:table-cell table:formula="of:=RANK([.J14]; [.$F14:.$K14];1)" office:value-type="float" office:value="5">
            <text:p>5</text:p>
          </table:table-cell>
          <table:table-cell table:formula="of:=RANK([.K14]; [.$F14:.$K14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5]; [.$F15:.$K15];1)" office:value-type="float" office:value="6">
            <text:p>6</text:p>
          </table:table-cell>
          <table:table-cell table:formula="of:=RANK([.G15]; [.$F15:.$K15];1)" office:value-type="float" office:value="2">
            <text:p>2</text:p>
          </table:table-cell>
          <table:table-cell table:formula="of:=RANK([.H15]; [.$F15:.$K15];1)" office:value-type="float" office:value="5">
            <text:p>5</text:p>
          </table:table-cell>
          <table:table-cell table:formula="of:=RANK([.I15]; [.$F15:.$K15];1)" office:value-type="float" office:value="4">
            <text:p>4</text:p>
          </table:table-cell>
          <table:table-cell table:formula="of:=RANK([.J15]; [.$F15:.$K15];1)" office:value-type="float" office:value="2">
            <text:p>2</text:p>
          </table:table-cell>
          <table:table-cell table:formula="of:=RANK([.K15]; [.$F15:.$K15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16]; [.$F16:.$K16];1)" office:value-type="float" office:value="5">
            <text:p>5</text:p>
          </table:table-cell>
          <table:table-cell table:formula="of:=RANK([.G16]; [.$F16:.$K16];1)" office:value-type="float" office:value="1">
            <text:p>1</text:p>
          </table:table-cell>
          <table:table-cell table:formula="of:=RANK([.H16]; [.$F16:.$K16];1)" office:value-type="float" office:value="4">
            <text:p>4</text:p>
          </table:table-cell>
          <table:table-cell table:formula="of:=RANK([.I16]; [.$F16:.$K16];1)" office:value-type="float" office:value="6">
            <text:p>6</text:p>
          </table:table-cell>
          <table:table-cell table:formula="of:=RANK([.J16]; [.$F16:.$K16];1)" office:value-type="float" office:value="1">
            <text:p>1</text:p>
          </table:table-cell>
          <table:table-cell table:formula="of:=RANK([.K16]; [.$F16:.$K16];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AVERAGE([.F38:.F52])" office:value-type="float" office:value="4.33333333333333">
            <text:p>4.33</text:p>
          </table:table-cell>
          <table:table-cell table:formula="of:=AVERAGE([.G38:.G52])" office:value-type="float" office:value="2.4">
            <text:p>2.4</text:p>
          </table:table-cell>
          <table:table-cell table:formula="of:=AVERAGE([.H38:.H52])" office:value-type="float" office:value="4.2">
            <text:p>4.2</text:p>
          </table:table-cell>
          <table:table-cell table:formula="of:=AVERAGE([.I38:.I52])" office:value-type="float" office:value="3.86666666666667">
            <text:p>3.87</text:p>
          </table:table-cell>
          <table:table-cell table:formula="of:=AVERAGE([.J38:.J52])" office:value-type="float" office:value="3.13333333333333">
            <text:p>3.13</text:p>
          </table:table-cell>
          <table:table-cell table:formula="of:=AVERAGE([.K38:.K52])" office:value-type="float" office:value="1.93333333333333">
            <text:p>1.93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formula="of:=RANK([.F53]; [.$F53:.$K53]; 1)" office:value-type="float" office:value="6">
            <text:p>6</text:p>
          </table:table-cell>
          <table:table-cell table:formula="of:=RANK([.G53]; [.$F53:.$K53]; 1)" office:value-type="float" office:value="2">
            <text:p>2</text:p>
          </table:table-cell>
          <table:table-cell table:formula="of:=RANK([.H53]; [.$F53:.$K53]; 1)" office:value-type="float" office:value="5">
            <text:p>5</text:p>
          </table:table-cell>
          <table:table-cell table:formula="of:=RANK([.I53]; [.$F53:.$K53]; 1)" office:value-type="float" office:value="4">
            <text:p>4</text:p>
          </table:table-cell>
          <table:table-cell table:formula="of:=RANK([.J53]; [.$F53:.$K53]; 1)" office:value-type="float" office:value="3">
            <text:p>3</text:p>
          </table:table-cell>
          <table:table-cell table:formula="of:=RANK([.K53]; [.$F53:.$K53]; 1)" office:value-type="float" office:value="1">
            <text:p>1</text:p>
          </table:table-cell>
          <table:table-cell table:number-columns-repeated="908"/>
        </table:table-row>
        <table:table-row table:style-name="ro1">
          <table:table-cell table:number-columns-repeated="919"/>
        </table:table-row>
        <table:table-row table:style-name="ro1">
          <table:table-cell office:value-type="string">
            <text:p>Local Evals</text:p>
          </table:table-cell>
          <table:table-cell table:number-columns-repeated="4"/>
          <table:table-cell table:style-name="ce10" table:formula="of:=[.F1]" office:value-type="string" office:string-value="RF">
            <text:p>RF</text:p>
          </table:table-cell>
          <table:table-cell table:style-name="ce13" table:formula="of:=[.G1]" office:value-type="string" office:string-value="RFProbC">
            <text:p>RFProbC</text:p>
          </table:table-cell>
          <table:table-cell table:style-name="ce10" table:formula="of:=[.H1]" office:value-type="string" office:string-value="RMBDT">
            <text:p>RMBDT</text:p>
          </table:table-cell>
          <table:table-cell table:style-name="ce10" table:formula="of:=[.I1]" office:value-type="string" office:string-value="SVM">
            <text:p>SVM</text:p>
          </table:table-cell>
          <table:table-cell table:style-name="ce10" table:formula="of:=[.J1]" office:value-type="string" office:string-value="SVMAve15">
            <text:p>SVMAve15</text:p>
          </table:table-cell>
          <table:table-cell table:style-name="ce10" table:formula="of:=[.K1]" office:value-type="string" office:string-value="SVM_RMB15">
            <text:p>SVM_RMB15</text:p>
          </table:table-cell>
          <table:table-cell table:number-columns-repeated="908"/>
        </table:table-row>
        <table:table-row table:style-name="ro1">
          <table:table-cell table:number-columns-repeated="5"/>
          <table:table-cell table:style-name="ce11" table:formula="of:=[.F35]" office:value-type="float" office:value="0.963053320252303">
            <text:p>0.963</text:p>
          </table:table-cell>
          <table:table-cell table:style-name="ce14" table:formula="of:=[.G35]" office:value-type="float" office:value="0.998869207482773">
            <text:p>0.999</text:p>
          </table:table-cell>
          <table:table-cell table:style-name="ce11" table:formula="of:=[.H35]" office:value-type="float" office:value="0.969312834488997">
            <text:p>0.969</text:p>
          </table:table-cell>
          <table:table-cell table:style-name="ce11" table:formula="of:=[.I35]" office:value-type="float" office:value="0.963976974340325">
            <text:p>0.964</text:p>
          </table:table-cell>
          <table:table-cell table:style-name="ce11" table:formula="of:=[.J35]" office:value-type="float" office:value="0.980550618766456">
            <text:p>0.981</text:p>
          </table:table-cell>
          <table:table-cell table:style-name="ce11" table:formula="of:=[.K35]" office:value-type="float" office:value="0.990089324014263">
            <text:p>0.990</text:p>
          </table:table-cell>
          <table:table-cell table:number-columns-repeated="908"/>
        </table:table-row>
        <table:table-row table:style-name="ro1">
          <table:table-cell office:value-type="string">
            <text:p>Comment Evals</text:p>
          </table:table-cell>
          <table:table-cell table:number-columns-repeated="918"/>
        </table:table-row>
        <table:table-row table:style-name="ro1" table:number-rows-repeated="2">
          <table:table-cell table:number-columns-repeated="919"/>
        </table:table-row>
        <table:table-row table:style-name="ro1">
          <table:table-cell office:value-type="string">
            <text:p>Bad Data sets: (&lt; 0.75 max)</text:p>
          </table:table-cell>
          <table:table-cell table:number-columns-repeated="918"/>
        </table:table-row>
        <table:table-row table:style-name="ro1">
          <table:table-cell office:value-type="string">
            <text:p>leaf</text:p>
          </table:table-cell>
          <table:table-cell table:number-columns-repeated="918"/>
        </table:table-row>
        <table:table-row table:style-name="ro1">
          <table:table-cell office:value-type="string">
            <text:p>/Haberman's+Survival</text:p>
          </table:table-cell>
          <table:table-cell table:number-columns-repeated="918"/>
        </table:table-row>
        <table:table-row table:style-name="ro1">
          <table:table-cell office:value-type="string">
            <text:p>/Dexter</text:p>
          </table:table-cell>
          <table:table-cell table:number-columns-repeated="918"/>
        </table:table-row>
      </table:table>
      <table:table table:name="FS" table:style-name="ta1" table:print="false"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http://archive.ics.uci.edu/ml/datasets</text:p>
          </table:table-cell>
          <table:table-cell office:value-type="string">
            <text:p>Test set size</text:p>
          </table:table-cell>
          <table:table-cell office:value-type="string">
            <text:p>nClasses</text:p>
          </table:table-cell>
          <table:table-cell office:value-type="string">
            <text:p>D</text:p>
          </table:table-cell>
          <table:table-cell office:value-type="string">
            <text:p>Ssrf</text:p>
          </table:table-cell>
        </table:table-row>
        <table:table-row table:style-name="ro1">
          <table:table-cell office:value-type="string">
            <text:p>/Iri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AveRuns.CZ2]" office:value-type="float" office:value="1">
            <text:p>1</text:p>
          </table:table-cell>
        </table:table-row>
        <table:table-row table:style-name="ro1">
          <table:table-cell office:value-type="string">
            <text:p>/Optical+Recognition+of+Handwritten+Digits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formula="of:=[AveRuns.CZ3]" office:value-type="float" office:value="48">
            <text:p>48</text:p>
          </table:table-cell>
        </table:table-row>
        <table:table-row table:style-name="ro1">
          <table:table-cell office:value-type="string">
            <text:p>/CNAE-9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856">
            <text:p>856</text:p>
          </table:table-cell>
          <table:table-cell table:formula="of:=[AveRuns.CZ4]" office:value-type="float" office:value="546.4">
            <text:p>546.4</text:p>
          </table:table-cell>
        </table:table-row>
        <table:table-row table:style-name="ro1">
          <table:table-cell office:value-type="string">
            <text:p>/banknote+authentication</text:p>
          </table:table-cell>
          <table:table-cell office:value-type="float" office:value="275">
            <text:p>275</text:p>
          </table:table-cell>
          <table:table-cell/>
          <table:table-cell office:value-type="float" office:value="4">
            <text:p>4</text:p>
          </table:table-cell>
          <table:table-cell table:formula="of:=[AveRuns.CZ5]" office:value-type="float" office:value="4">
            <text:p>4</text:p>
          </table:table-cell>
        </table:table-row>
        <table:table-row table:style-name="ro1">
          <table:table-cell office:value-type="string">
            <text:p>/Breast+Cancer+Wisconsin+(Diagnostic)</text:p>
          </table:table-cell>
          <table:table-cell office:value-type="float" office:value="115">
            <text:p>115</text:p>
          </table:table-cell>
          <table:table-cell/>
          <table:table-cell office:value-type="float" office:value="30">
            <text:p>30</text:p>
          </table:table-cell>
          <table:table-cell table:formula="of:=[AveRuns.CZ6]" office:value-type="float" office:value="2.2">
            <text:p>2.2</text:p>
          </table:table-cell>
        </table:table-row>
        <table:table-row table:style-name="ro1">
          <table:table-cell office:value-type="string">
            <text:p>/Glass+Identification</text:p>
          </table:table-cell>
          <table:table-cell office:value-type="float" office:value="45">
            <text:p>45</text:p>
          </table:table-cell>
          <table:table-cell/>
          <table:table-cell office:value-type="float" office:value="10">
            <text:p>10</text:p>
          </table:table-cell>
          <table:table-cell table:formula="of:=[AveRuns.CZ7]" office:value-type="float" office:value="1">
            <text:p>1</text:p>
          </table:table-cell>
        </table:table-row>
        <table:table-row table:style-name="ro1">
          <table:table-cell office:value-type="string">
            <text:p>/Ionosphere</text:p>
          </table:table-cell>
          <table:table-cell office:value-type="float" office:value="71">
            <text:p>71</text:p>
          </table:table-cell>
          <table:table-cell/>
          <table:table-cell office:value-type="float" office:value="34">
            <text:p>34</text:p>
          </table:table-cell>
          <table:table-cell table:formula="of:=[AveRuns.CZ8]" office:value-type="float" office:value="3.2">
            <text:p>3.2</text:p>
          </table:table-cell>
        </table:table-row>
        <table:table-row table:style-name="ro1">
          <table:table-cell office:value-type="string">
            <text:p>/Letter+Recognition</text:p>
          </table:table-cell>
          <table:table-cell office:value-type="float" office:value="4011">
            <text:p>4011</text:p>
          </table:table-cell>
          <table:table-cell/>
          <table:table-cell office:value-type="float" office:value="16">
            <text:p>16</text:p>
          </table:table-cell>
          <table:table-cell table:formula="of:=[AveRuns.CZ9]" office:value-type="float" office:value="13.2">
            <text:p>13.2</text:p>
          </table:table-cell>
        </table:table-row>
        <table:table-row table:style-name="ro1">
          <table:table-cell office:value-type="string">
            <text:p>/pima-indians-diabetes</text:p>
          </table:table-cell>
          <table:table-cell office:value-type="float" office:value="155">
            <text:p>155</text:p>
          </table:table-cell>
          <table:table-cell/>
          <table:table-cell office:value-type="float" office:value="8">
            <text:p>8</text:p>
          </table:table-cell>
          <table:table-cell table:formula="of:=[AveRuns.CZ10]" office:value-type="float" office:value="6.2">
            <text:p>6.2</text:p>
          </table:table-cell>
        </table:table-row>
        <table:table-row table:style-name="ro1">
          <table:table-cell office:value-type="string">
            <text:p>/Spambase</text:p>
          </table:table-cell>
          <table:table-cell office:value-type="float" office:value="921">
            <text:p>921</text:p>
          </table:table-cell>
          <table:table-cell/>
          <table:table-cell office:value-type="float" office:value="57">
            <text:p>57</text:p>
          </table:table-cell>
          <table:table-cell table:formula="of:=[AveRuns.CZ11]" office:value-type="float" office:value="54.6">
            <text:p>54.6</text:p>
          </table:table-cell>
        </table:table-row>
        <table:table-row table:style-name="ro1">
          <table:table-cell office:value-type="string">
            <text:p>/SPECTF+Heart</text:p>
          </table:table-cell>
          <table:table-cell office:value-type="float" office:value="187">
            <text:p>187</text:p>
          </table:table-cell>
          <table:table-cell/>
          <table:table-cell office:value-type="float" office:value="22">
            <text:p>22</text:p>
          </table:table-cell>
          <table:table-cell table:formula="of:=[AveRuns.CZ12]" office:value-type="float" office:value="1.8">
            <text:p>1.8</text:p>
          </table:table-cell>
        </table:table-row>
        <table:table-row table:style-name="ro1">
          <table:table-cell office:value-type="string">
            <text:p>/Statlog+(Landsat+Satellite)</text:p>
          </table:table-cell>
          <table:table-cell office:value-type="float" office:value="2001">
            <text:p>2001</text:p>
          </table:table-cell>
          <table:table-cell/>
          <table:table-cell office:value-type="float" office:value="36">
            <text:p>36</text:p>
          </table:table-cell>
          <table:table-cell table:formula="of:=[AveRuns.CZ13]" office:value-type="float" office:value="7.2">
            <text:p>7.2</text:p>
          </table:table-cell>
        </table:table-row>
        <table:table-row table:style-name="ro1">
          <table:table-cell office:value-type="string">
            <text:p>/Wine</text:p>
          </table:table-cell>
          <table:table-cell office:value-type="float" office:value="37">
            <text:p>37</text:p>
          </table:table-cell>
          <table:table-cell/>
          <table:table-cell office:value-type="float" office:value="12">
            <text:p>12</text:p>
          </table:table-cell>
          <table:table-cell table:formula="of:=[AveRuns.CZ14]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/Arcene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0000">
            <text:p>10000</text:p>
          </table:table-cell>
          <table:table-cell table:formula="of:=[AveRuns.CZ15]" office:value-type="float" office:value="500">
            <text:p>500</text:p>
          </table:table-cell>
        </table:table-row>
        <table:table-row table:style-name="ro1">
          <table:table-cell table:style-name="ce1" office:value-type="string">
            <text:p>/Madelon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formula="of:=[AveRuns.CZ16]" office:value-type="float" office:value="40">
            <text:p>40</text:p>
          </table:table-cell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>
            <text:p>Average Relative Stdev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urved GPA</text:p>
          </table:table-cell>
          <table:table-cell table:number-columns-repeated="3"/>
          <table:table-cell table:formula="of:=[.E2]/[.$D2]" office:value-type="float" office:value="0.25">
            <text:p>0.25</text:p>
          </table:table-cell>
        </table:table-row>
        <table:table-row table:style-name="ro1">
          <table:table-cell table:number-columns-repeated="4"/>
          <table:table-cell table:formula="of:=[.E3]/[.$D3]" office:value-type="float" office:value="0.75">
            <text:p>0.75</text:p>
          </table:table-cell>
        </table:table-row>
        <table:table-row table:style-name="ro1">
          <table:table-cell table:number-columns-repeated="4"/>
          <table:table-cell table:formula="of:=[.E4]/[.$D4]" office:value-type="float" office:value="0.638317757009346">
            <text:p>0.64</text:p>
          </table:table-cell>
        </table:table-row>
        <table:table-row table:style-name="ro1">
          <table:table-cell table:number-columns-repeated="4"/>
          <table:table-cell table:formula="of:=[.E5]/[.$D5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[.E6]/[.$D6]" office:value-type="float" office:value="0.0733333333333333">
            <text:p>0.07</text:p>
          </table:table-cell>
        </table:table-row>
        <table:table-row table:style-name="ro1">
          <table:table-cell table:number-columns-repeated="4"/>
          <table:table-cell table:formula="of:=[.E7]/[.$D7]" office:value-type="float" office:value="0.1">
            <text:p>0.1</text:p>
          </table:table-cell>
        </table:table-row>
        <table:table-row table:style-name="ro1">
          <table:table-cell table:number-columns-repeated="4"/>
          <table:table-cell table:formula="of:=[.E8]/[.$D8]" office:value-type="float" office:value="0.0941176470588235">
            <text:p>0.09</text:p>
          </table:table-cell>
        </table:table-row>
        <table:table-row table:style-name="ro1">
          <table:table-cell table:number-columns-repeated="4"/>
          <table:table-cell table:formula="of:=[.E9]/[.$D9]" office:value-type="float" office:value="0.825">
            <text:p>0.83</text:p>
          </table:table-cell>
        </table:table-row>
        <table:table-row table:style-name="ro1">
          <table:table-cell table:number-columns-repeated="4"/>
          <table:table-cell table:formula="of:=[.E10]/[.$D10]" office:value-type="float" office:value="0.775">
            <text:p>0.78</text:p>
          </table:table-cell>
        </table:table-row>
        <table:table-row table:style-name="ro1">
          <table:table-cell table:number-columns-repeated="4"/>
          <table:table-cell table:formula="of:=[.E11]/[.$D11]" office:value-type="float" office:value="0.957894736842105">
            <text:p>0.96</text:p>
          </table:table-cell>
        </table:table-row>
        <table:table-row table:style-name="ro1">
          <table:table-cell table:number-columns-repeated="4"/>
          <table:table-cell table:formula="of:=[.E12]/[.$D12]" office:value-type="float" office:value="0.0818181818181818">
            <text:p>0.08</text:p>
          </table:table-cell>
        </table:table-row>
        <table:table-row table:style-name="ro1">
          <table:table-cell table:number-columns-repeated="4"/>
          <table:table-cell table:formula="of:=[.E13]/[.$D13]" office:value-type="float" office:value="0.2">
            <text:p>0.2</text:p>
          </table:table-cell>
        </table:table-row>
        <table:table-row table:style-name="ro1">
          <table:table-cell table:number-columns-repeated="4"/>
          <table:table-cell table:formula="of:=[.E14]/[.$D14]" office:value-type="float" office:value="0.666666666666667">
            <text:p>0.67</text:p>
          </table:table-cell>
        </table:table-row>
        <table:table-row table:style-name="ro1">
          <table:table-cell table:number-columns-repeated="4"/>
          <table:table-cell table:formula="of:=[.E15]/[.$D15]" office:value-type="float" office:value="0.05">
            <text:p>0.05</text:p>
          </table:table-cell>
        </table:table-row>
        <table:table-row table:style-name="ro1">
          <table:table-cell table:number-columns-repeated="4"/>
          <table:table-cell table:formula="of:=[.E16]/[.$D16]" office:value-type="float" office:value="0.08">
            <text:p>0.08</text:p>
          </table:table-cell>
        </table:table-row>
        <table:table-row table:style-name="ro1">
          <table:table-cell office:value-type="string">
            <text:p>Average GPA</text:p>
          </table:table-cell>
          <table:table-cell table:number-columns-repeated="3"/>
          <table:table-cell table:formula="of:=AVERAGE([.E20:.E34])" office:value-type="float" office:value="0.43614322151523">
            <text:p>0.44</text:p>
          </table:table-cell>
        </table:table-row>
        <table:table-row table:style-name="ro1">
          <table:table-cell office:value-type="string">
            <text:p>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 GPA</text:p>
          </table:table-cell>
          <table:table-cell table:number-columns-repeated="4"/>
        </table:table-row>
        <table:table-row table:style-name="ro1">
          <table:table-cell office:value-type="string">
            <text:p>Overall Rank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anks</text:p>
          </table:table-cell>
          <table:table-cell table:number-columns-repeated="3"/>
          <table:table-cell table:formula="of:=RANK([.E2]; [.$E2:.$E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3]; [.$E3:.$E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4]; [.$E4:.$E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]; [.$E5:.$E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6]; [.$E6:.$E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7]; [.$E7:.$E7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8]; [.$E8:.$E8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9]; [.$E9:.$E9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0]; [.$E10:.$E10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1]; [.$E11:.$E11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2]; [.$E12:.$E12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3]; [.$E13:.$E13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4]; [.$E14:.$E14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5]; [.$E15:.$E15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16]; [.$E16:.$E16]; 1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AVERAGE([.E41:.E55])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RANK([.E56]; [.$E56:.$E56]; 1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3/02/2020</text:date>, <text:time>21:1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0DT12H41M44S</meta:editing-duration>
    <meta:editing-cycles>1231</meta:editing-cycles>
    <meta:generator>OpenOffice/4.1.2$Win32 OpenOffice.org_project/412m3$Build-9782</meta:generator>
    <dc:date>2020-03-02T21:17:13.05</dc:date>
    <meta:document-statistic meta:table-count="7" meta:cell-count="10390" meta:object-count="0"/>
    <meta:user-defined meta:name="Info 1"/>
    <meta:user-defined meta:name="Info 2"/>
    <meta:user-defined meta:name="Info 3"/>
    <meta:user-defined meta:name="Info 4"/>
  </office:meta>
</office:document-meta>
</file>